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19.93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8" style:family="table-cell" style:parent-style-name="Default">
      <style:map style:condition="cell-content()=&quot;Y&quot;" style:apply-style-name="Good" style:base-cell-address="'full DB'.B71"/>
      <style:map style:condition="cell-content()=&quot;N&quot;" style:apply-style-name="Bad" style:base-cell-address="'full DB'.B71"/>
      <style:map style:condition="cell-content()=0" style:apply-style-name="Bad" style:base-cell-address="'full DB'.B71"/>
    </style:style>
    <style:style style:name="ce10" style:family="table-cell" style:parent-style-name="Default">
      <style:map style:condition="cell-content()=&quot;Y&quot;" style:apply-style-name="Good" style:base-cell-address="'full DB'.B143"/>
      <style:map style:condition="cell-content()=&quot;N&quot;" style:apply-style-name="Bad" style:base-cell-address="'full DB'.B143"/>
      <style:map style:condition="cell-content()=0" style:apply-style-name="Bad" style:base-cell-address="'full DB'.B143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186"/>
      <style:map style:condition="cell-content()=&quot;N&quot;" style:apply-style-name="Bad" style:base-cell-address="'full DB'.B186"/>
      <style:map style:condition="cell-content()=0" style:apply-style-name="Bad" style:base-cell-address="'full DB'.B186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277"/>
      <style:map style:condition="cell-content()=&quot;N&quot;" style:apply-style-name="Bad" style:base-cell-address="'full DB'.B277"/>
      <style:map style:condition="cell-content()=0" style:apply-style-name="Bad" style:base-cell-address="'full DB'.B277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343"/>
      <style:map style:condition="cell-content()=&quot;N&quot;" style:apply-style-name="Bad" style:base-cell-address="'full DB'.B343"/>
      <style:map style:condition="cell-content()=0" style:apply-style-name="Bad" style:base-cell-address="'full DB'.B343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411"/>
      <style:map style:condition="cell-content()=&quot;N&quot;" style:apply-style-name="Bad" style:base-cell-address="'full DB'.B411"/>
      <style:map style:condition="cell-content()=0" style:apply-style-name="Bad" style:base-cell-address="'full DB'.B411"/>
    </style:style>
    <style:style style:name="ce19" style:family="table-cell" style:parent-style-name="Default"/>
    <style:style style:name="ce1309" style:family="table-cell" style:parent-style-name="Default">
      <style:map style:condition="cell-content()=&quot;Y&quot;" style:apply-style-name="Good" style:base-cell-address="'full DB'.B504"/>
      <style:map style:condition="cell-content()=&quot;N&quot;" style:apply-style-name="Bad" style:base-cell-address="'full DB'.B504"/>
      <style:map style:condition="cell-content()=0" style:apply-style-name="Bad" style:base-cell-address="'full DB'.B504"/>
    </style:style>
    <style:style style:name="ce22" style:family="table-cell" style:parent-style-name="Default">
      <style:map style:condition="cell-content()=&quot;Y&quot;" style:apply-style-name="Good" style:base-cell-address="'full DB'.B594"/>
      <style:map style:condition="cell-content()=&quot;N&quot;" style:apply-style-name="Bad" style:base-cell-address="'full DB'.B594"/>
      <style:map style:condition="cell-content()=0" style:apply-style-name="Bad" style:base-cell-address="'full DB'.B594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691"/>
      <style:map style:condition="cell-content()=&quot;N&quot;" style:apply-style-name="Bad" style:base-cell-address="'full DB'.B691"/>
      <style:map style:condition="cell-content()=0" style:apply-style-name="Bad" style:base-cell-address="'full DB'.B691"/>
    </style:style>
    <style:style style:name="ce26" style:family="table-cell" style:parent-style-name="Default">
      <style:map style:condition="cell-content()=&quot;Y&quot;" style:apply-style-name="Good" style:base-cell-address="'full DB'.B779"/>
      <style:map style:condition="cell-content()=&quot;N&quot;" style:apply-style-name="Bad" style:base-cell-address="'full DB'.B779"/>
      <style:map style:condition="cell-content()=0" style:apply-style-name="Bad" style:base-cell-address="'full DB'.B779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1316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B880"/>
      <style:map style:condition="cell-content()=&quot;N&quot;" style:apply-style-name="Bad" style:base-cell-address="'full DB'.B880"/>
      <style:map style:condition="cell-content()=0" style:apply-style-name="Bad" style:base-cell-address="'full DB'.B880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986"/>
      <style:map style:condition="cell-content()=&quot;N&quot;" style:apply-style-name="Bad" style:base-cell-address="'full DB'.B986"/>
      <style:map style:condition="cell-content()=0" style:apply-style-name="Bad" style:base-cell-address="'full DB'.B986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092"/>
      <style:map style:condition="cell-content()=&quot;N&quot;" style:apply-style-name="Bad" style:base-cell-address="'full DB'.B1092"/>
      <style:map style:condition="cell-content()=0" style:apply-style-name="Bad" style:base-cell-address="'full DB'.B1092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200"/>
      <style:map style:condition="cell-content()=&quot;N&quot;" style:apply-style-name="Bad" style:base-cell-address="'full DB'.B1200"/>
      <style:map style:condition="cell-content()=0" style:apply-style-name="Bad" style:base-cell-address="'full DB'.B1200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308"/>
      <style:map style:condition="cell-content()=&quot;N&quot;" style:apply-style-name="Bad" style:base-cell-address="'full DB'.B1308"/>
      <style:map style:condition="cell-content()=0" style:apply-style-name="Bad" style:base-cell-address="'full DB'.B1308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1" style:family="table-cell" style:parent-style-name="Default">
      <style:map style:condition="cell-content()=&quot;Y&quot;" style:apply-style-name="Good" style:base-cell-address="'full DB'.C71"/>
      <style:map style:condition="cell-content()=&quot;N&quot;" style:apply-style-name="Bad" style:base-cell-address="'full DB'.C71"/>
      <style:map style:condition="cell-content()=0" style:apply-style-name="Bad" style:base-cell-address="'full DB'.C71"/>
    </style:style>
    <style:style style:name="ce42" style:family="table-cell" style:parent-style-name="Default">
      <style:map style:condition="cell-content()=&quot;Y&quot;" style:apply-style-name="Good" style:base-cell-address="'full DB'.C72"/>
      <style:map style:condition="cell-content()=&quot;N&quot;" style:apply-style-name="Bad" style:base-cell-address="'full DB'.C72"/>
      <style:map style:condition="cell-content()=0" style:apply-style-name="Bad" style:base-cell-address="'full DB'.C72"/>
    </style:style>
    <style:style style:name="ce45" style:family="table-cell" style:parent-style-name="Default">
      <style:map style:condition="cell-content()=&quot;Y&quot;" style:apply-style-name="Good" style:base-cell-address="'full DB'.C143"/>
      <style:map style:condition="cell-content()=&quot;N&quot;" style:apply-style-name="Bad" style:base-cell-address="'full DB'.C143"/>
      <style:map style:condition="cell-content()=0" style:apply-style-name="Bad" style:base-cell-address="'full DB'.C143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186"/>
      <style:map style:condition="cell-content()=&quot;N&quot;" style:apply-style-name="Bad" style:base-cell-address="'full DB'.C186"/>
      <style:map style:condition="cell-content()=0" style:apply-style-name="Bad" style:base-cell-address="'full DB'.C186"/>
    </style:style>
    <style:style style:name="ce48" style:family="table-cell" style:parent-style-name="Default">
      <style:map style:condition="cell-content()=&quot;Y&quot;" style:apply-style-name="Good" style:base-cell-address="'full DB'.C187"/>
      <style:map style:condition="cell-content()=&quot;N&quot;" style:apply-style-name="Bad" style:base-cell-address="'full DB'.C187"/>
      <style:map style:condition="cell-content()=0" style:apply-style-name="Bad" style:base-cell-address="'full DB'.C187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277"/>
      <style:map style:condition="cell-content()=&quot;N&quot;" style:apply-style-name="Bad" style:base-cell-address="'full DB'.C277"/>
      <style:map style:condition="cell-content()=0" style:apply-style-name="Bad" style:base-cell-address="'full DB'.C277"/>
    </style:style>
    <style:style style:name="ce51" style:family="table-cell" style:parent-style-name="Default">
      <style:map style:condition="cell-content()=&quot;Y&quot;" style:apply-style-name="Good" style:base-cell-address="'full DB'.C278"/>
      <style:map style:condition="cell-content()=&quot;N&quot;" style:apply-style-name="Bad" style:base-cell-address="'full DB'.C278"/>
      <style:map style:condition="cell-content()=0" style:apply-style-name="Bad" style:base-cell-address="'full DB'.C278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343"/>
      <style:map style:condition="cell-content()=&quot;N&quot;" style:apply-style-name="Bad" style:base-cell-address="'full DB'.C343"/>
      <style:map style:condition="cell-content()=0" style:apply-style-name="Bad" style:base-cell-address="'full DB'.C343"/>
    </style:style>
    <style:style style:name="ce54" style:family="table-cell" style:parent-style-name="Default">
      <style:map style:condition="cell-content()=&quot;Y&quot;" style:apply-style-name="Good" style:base-cell-address="'full DB'.C344"/>
      <style:map style:condition="cell-content()=&quot;N&quot;" style:apply-style-name="Bad" style:base-cell-address="'full DB'.C344"/>
      <style:map style:condition="cell-content()=0" style:apply-style-name="Bad" style:base-cell-address="'full DB'.C344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411"/>
      <style:map style:condition="cell-content()=&quot;N&quot;" style:apply-style-name="Bad" style:base-cell-address="'full DB'.C411"/>
      <style:map style:condition="cell-content()=0" style:apply-style-name="Bad" style:base-cell-address="'full DB'.C411"/>
    </style:style>
    <style:style style:name="ce57" style:family="table-cell" style:parent-style-name="Default">
      <style:map style:condition="cell-content()=&quot;Y&quot;" style:apply-style-name="Good" style:base-cell-address="'full DB'.C412"/>
      <style:map style:condition="cell-content()=&quot;N&quot;" style:apply-style-name="Bad" style:base-cell-address="'full DB'.C412"/>
      <style:map style:condition="cell-content()=0" style:apply-style-name="Bad" style:base-cell-address="'full DB'.C412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504"/>
      <style:map style:condition="cell-content()=&quot;N&quot;" style:apply-style-name="Bad" style:base-cell-address="'full DB'.C504"/>
      <style:map style:condition="cell-content()=0" style:apply-style-name="Bad" style:base-cell-address="'full DB'.C504"/>
    </style:style>
    <style:style style:name="ce1346" style:family="table-cell" style:parent-style-name="Default">
      <style:map style:condition="cell-content()=&quot;Y&quot;" style:apply-style-name="Good" style:base-cell-address="'full DB'.C505"/>
      <style:map style:condition="cell-content()=&quot;N&quot;" style:apply-style-name="Bad" style:base-cell-address="'full DB'.C505"/>
      <style:map style:condition="cell-content()=0" style:apply-style-name="Bad" style:base-cell-address="'full DB'.C505"/>
    </style:style>
    <style:style style:name="ce62" style:family="table-cell" style:parent-style-name="Default">
      <style:map style:condition="cell-content()=&quot;Y&quot;" style:apply-style-name="Good" style:base-cell-address="'full DB'.C594"/>
      <style:map style:condition="cell-content()=&quot;N&quot;" style:apply-style-name="Bad" style:base-cell-address="'full DB'.C594"/>
      <style:map style:condition="cell-content()=0" style:apply-style-name="Bad" style:base-cell-address="'full DB'.C594"/>
    </style:style>
    <style:style style:name="ce63" style:family="table-cell" style:parent-style-name="Default">
      <style:map style:condition="cell-content()=&quot;Y&quot;" style:apply-style-name="Good" style:base-cell-address="'full DB'.C595"/>
      <style:map style:condition="cell-content()=&quot;N&quot;" style:apply-style-name="Bad" style:base-cell-address="'full DB'.C595"/>
      <style:map style:condition="cell-content()=0" style:apply-style-name="Bad" style:base-cell-address="'full DB'.C595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691"/>
      <style:map style:condition="cell-content()=&quot;N&quot;" style:apply-style-name="Bad" style:base-cell-address="'full DB'.C691"/>
      <style:map style:condition="cell-content()=0" style:apply-style-name="Bad" style:base-cell-address="'full DB'.C691"/>
    </style:style>
    <style:style style:name="ce66" style:family="table-cell" style:parent-style-name="Default">
      <style:map style:condition="cell-content()=&quot;Y&quot;" style:apply-style-name="Good" style:base-cell-address="'full DB'.C692"/>
      <style:map style:condition="cell-content()=&quot;N&quot;" style:apply-style-name="Bad" style:base-cell-address="'full DB'.C692"/>
      <style:map style:condition="cell-content()=0" style:apply-style-name="Bad" style:base-cell-address="'full DB'.C692"/>
    </style:style>
    <style:style style:name="ce68" style:family="table-cell" style:parent-style-name="Default">
      <style:map style:condition="cell-content()=&quot;Y&quot;" style:apply-style-name="Good" style:base-cell-address="'full DB'.C779"/>
      <style:map style:condition="cell-content()=&quot;N&quot;" style:apply-style-name="Bad" style:base-cell-address="'full DB'.C779"/>
      <style:map style:condition="cell-content()=0" style:apply-style-name="Bad" style:base-cell-address="'full DB'.C779"/>
    </style:style>
    <style:style style:name="ce69" style:family="table-cell" style:parent-style-name="Default">
      <style:map style:condition="cell-content()=&quot;Y&quot;" style:apply-style-name="Good" style:base-cell-address="'full DB'.C780"/>
      <style:map style:condition="cell-content()=&quot;N&quot;" style:apply-style-name="Bad" style:base-cell-address="'full DB'.C780"/>
      <style:map style:condition="cell-content()=0" style:apply-style-name="Bad" style:base-cell-address="'full DB'.C780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880"/>
      <style:map style:condition="cell-content()=&quot;N&quot;" style:apply-style-name="Bad" style:base-cell-address="'full DB'.C880"/>
      <style:map style:condition="cell-content()=0" style:apply-style-name="Bad" style:base-cell-address="'full DB'.C880"/>
    </style:style>
    <style:style style:name="ce72" style:family="table-cell" style:parent-style-name="Default"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1357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C881"/>
      <style:map style:condition="cell-content()=&quot;N&quot;" style:apply-style-name="Bad" style:base-cell-address="'full DB'.C881"/>
      <style:map style:condition="cell-content()=0" style:apply-style-name="Bad" style:base-cell-address="'full DB'.C881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986"/>
      <style:map style:condition="cell-content()=&quot;N&quot;" style:apply-style-name="Bad" style:base-cell-address="'full DB'.C986"/>
      <style:map style:condition="cell-content()=0" style:apply-style-name="Bad" style:base-cell-address="'full DB'.C986"/>
    </style:style>
    <style:style style:name="ce75" style:family="table-cell" style:parent-style-name="Default">
      <style:map style:condition="cell-content()=&quot;Y&quot;" style:apply-style-name="Good" style:base-cell-address="'full DB'.C987"/>
      <style:map style:condition="cell-content()=&quot;N&quot;" style:apply-style-name="Bad" style:base-cell-address="'full DB'.C987"/>
      <style:map style:condition="cell-content()=0" style:apply-style-name="Bad" style:base-cell-address="'full DB'.C987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092"/>
      <style:map style:condition="cell-content()=&quot;N&quot;" style:apply-style-name="Bad" style:base-cell-address="'full DB'.C1092"/>
      <style:map style:condition="cell-content()=0" style:apply-style-name="Bad" style:base-cell-address="'full DB'.C1092"/>
    </style:style>
    <style:style style:name="ce78" style:family="table-cell" style:parent-style-name="Default">
      <style:map style:condition="cell-content()=&quot;Y&quot;" style:apply-style-name="Good" style:base-cell-address="'full DB'.C1093"/>
      <style:map style:condition="cell-content()=&quot;N&quot;" style:apply-style-name="Bad" style:base-cell-address="'full DB'.C1093"/>
      <style:map style:condition="cell-content()=0" style:apply-style-name="Bad" style:base-cell-address="'full DB'.C1093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200"/>
      <style:map style:condition="cell-content()=&quot;N&quot;" style:apply-style-name="Bad" style:base-cell-address="'full DB'.C1200"/>
      <style:map style:condition="cell-content()=0" style:apply-style-name="Bad" style:base-cell-address="'full DB'.C1200"/>
    </style:style>
    <style:style style:name="ce81" style:family="table-cell" style:parent-style-name="Default">
      <style:map style:condition="cell-content()=&quot;Y&quot;" style:apply-style-name="Good" style:base-cell-address="'full DB'.C1201"/>
      <style:map style:condition="cell-content()=&quot;N&quot;" style:apply-style-name="Bad" style:base-cell-address="'full DB'.C1201"/>
      <style:map style:condition="cell-content()=0" style:apply-style-name="Bad" style:base-cell-address="'full DB'.C1201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308"/>
      <style:map style:condition="cell-content()=&quot;N&quot;" style:apply-style-name="Bad" style:base-cell-address="'full DB'.C1308"/>
      <style:map style:condition="cell-content()=0" style:apply-style-name="Bad" style:base-cell-address="'full DB'.C1308"/>
    </style:style>
    <style:style style:name="ce84" style:family="table-cell" style:parent-style-name="Default">
      <style:map style:condition="cell-content()=&quot;Y&quot;" style:apply-style-name="Good" style:base-cell-address="'full DB'.C1309"/>
      <style:map style:condition="cell-content()=&quot;N&quot;" style:apply-style-name="Bad" style:base-cell-address="'full DB'.C1309"/>
      <style:map style:condition="cell-content()=0" style:apply-style-name="Bad" style:base-cell-address="'full DB'.C1309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71"/>
      <style:map style:condition="cell-content()=&quot;N&quot;" style:apply-style-name="Bad" style:base-cell-address="'full DB'.D71"/>
      <style:map style:condition="cell-content()=0" style:apply-style-name="Bad" style:base-cell-address="'full DB'.D71"/>
    </style:style>
    <style:style style:name="ce88" style:family="table-cell" style:parent-style-name="Default">
      <style:map style:condition="cell-content()=&quot;Y&quot;" style:apply-style-name="Good" style:base-cell-address="'full DB'.D143"/>
      <style:map style:condition="cell-content()=&quot;N&quot;" style:apply-style-name="Bad" style:base-cell-address="'full DB'.D143"/>
      <style:map style:condition="cell-content()=0" style:apply-style-name="Bad" style:base-cell-address="'full DB'.D143"/>
    </style:style>
    <style:style style:name="ce89" style:family="table-cell" style:parent-style-name="Default">
      <style:map style:condition="cell-content()=&quot;Y&quot;" style:apply-style-name="Good" style:base-cell-address="'full DB'.D186"/>
      <style:map style:condition="cell-content()=&quot;N&quot;" style:apply-style-name="Bad" style:base-cell-address="'full DB'.D186"/>
      <style:map style:condition="cell-content()=0" style:apply-style-name="Bad" style:base-cell-address="'full DB'.D186"/>
    </style:style>
    <style:style style:name="ce90" style:family="table-cell" style:parent-style-name="Default">
      <style:map style:condition="cell-content()=&quot;Y&quot;" style:apply-style-name="Good" style:base-cell-address="'full DB'.D277"/>
      <style:map style:condition="cell-content()=&quot;N&quot;" style:apply-style-name="Bad" style:base-cell-address="'full DB'.D277"/>
      <style:map style:condition="cell-content()=0" style:apply-style-name="Bad" style:base-cell-address="'full DB'.D277"/>
    </style:style>
    <style:style style:name="ce91" style:family="table-cell" style:parent-style-name="Default">
      <style:map style:condition="cell-content()=&quot;Y&quot;" style:apply-style-name="Good" style:base-cell-address="'full DB'.D343"/>
      <style:map style:condition="cell-content()=&quot;N&quot;" style:apply-style-name="Bad" style:base-cell-address="'full DB'.D343"/>
      <style:map style:condition="cell-content()=0" style:apply-style-name="Bad" style:base-cell-address="'full DB'.D343"/>
    </style:style>
    <style:style style:name="ce92" style:family="table-cell" style:parent-style-name="Default">
      <style:map style:condition="cell-content()=&quot;Y&quot;" style:apply-style-name="Good" style:base-cell-address="'full DB'.D411"/>
      <style:map style:condition="cell-content()=&quot;N&quot;" style:apply-style-name="Bad" style:base-cell-address="'full DB'.D411"/>
      <style:map style:condition="cell-content()=0" style:apply-style-name="Bad" style:base-cell-address="'full DB'.D411"/>
    </style:style>
    <style:style style:name="ce1378" style:family="table-cell" style:parent-style-name="Default">
      <style:map style:condition="cell-content()=&quot;Y&quot;" style:apply-style-name="Good" style:base-cell-address="'full DB'.D504"/>
      <style:map style:condition="cell-content()=&quot;N&quot;" style:apply-style-name="Bad" style:base-cell-address="'full DB'.D504"/>
      <style:map style:condition="cell-content()=0" style:apply-style-name="Bad" style:base-cell-address="'full DB'.D504"/>
    </style:style>
    <style:style style:name="ce94" style:family="table-cell" style:parent-style-name="Default">
      <style:map style:condition="cell-content()=&quot;Y&quot;" style:apply-style-name="Good" style:base-cell-address="'full DB'.D594"/>
      <style:map style:condition="cell-content()=&quot;N&quot;" style:apply-style-name="Bad" style:base-cell-address="'full DB'.D594"/>
      <style:map style:condition="cell-content()=0" style:apply-style-name="Bad" style:base-cell-address="'full DB'.D594"/>
    </style:style>
    <style:style style:name="ce95" style:family="table-cell" style:parent-style-name="Default">
      <style:map style:condition="cell-content()=&quot;Y&quot;" style:apply-style-name="Good" style:base-cell-address="'full DB'.D691"/>
      <style:map style:condition="cell-content()=&quot;N&quot;" style:apply-style-name="Bad" style:base-cell-address="'full DB'.D691"/>
      <style:map style:condition="cell-content()=0" style:apply-style-name="Bad" style:base-cell-address="'full DB'.D691"/>
    </style:style>
    <style:style style:name="ce96" style:family="table-cell" style:parent-style-name="Default">
      <style:map style:condition="cell-content()=&quot;Y&quot;" style:apply-style-name="Good" style:base-cell-address="'full DB'.D779"/>
      <style:map style:condition="cell-content()=&quot;N&quot;" style:apply-style-name="Bad" style:base-cell-address="'full DB'.D779"/>
      <style:map style:condition="cell-content()=0" style:apply-style-name="Bad" style:base-cell-address="'full DB'.D779"/>
    </style:style>
    <style:style style:name="ce1383" style:family="table-cell" style:parent-style-name="Default">
      <style:map style:condition="cell-content()=&quot;Y&quot;" style:apply-style-name="Good" style:base-cell-address="'full DB'.D880"/>
      <style:map style:condition="cell-content()=&quot;N&quot;" style:apply-style-name="Bad" style:base-cell-address="'full DB'.D880"/>
      <style:map style:condition="cell-content()=0" style:apply-style-name="Bad" style:base-cell-address="'full DB'.D880"/>
    </style:style>
    <style:style style:name="ce308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D886"/>
      <style:map style:condition="cell-content()=&quot;N&quot;" style:apply-style-name="Bad" style:base-cell-address="'full DB'.D886"/>
      <style:map style:condition="cell-content()=0" style:apply-style-name="Bad" style:base-cell-address="'full DB'.D886"/>
    </style:style>
    <style:style style:name="ce309" style:family="table-cell" style:parent-style-name="Default">
      <style:map style:condition="cell-content()=&quot;Y&quot;" style:apply-style-name="Good" style:base-cell-address="'full DB'.D886"/>
      <style:map style:condition="cell-content()=&quot;N&quot;" style:apply-style-name="Bad" style:base-cell-address="'full DB'.D886"/>
      <style:map style:condition="cell-content()=0" style:apply-style-name="Bad" style:base-cell-address="'full DB'.D886"/>
    </style:style>
    <style:style style:name="ce316" style:family="table-cell" style:parent-style-name="Default">
      <style:map style:condition="cell-content()=&quot;Y&quot;" style:apply-style-name="Good" style:base-cell-address="'full DB'.D986"/>
      <style:map style:condition="cell-content()=&quot;N&quot;" style:apply-style-name="Bad" style:base-cell-address="'full DB'.D986"/>
      <style:map style:condition="cell-content()=0" style:apply-style-name="Bad" style:base-cell-address="'full DB'.D986"/>
    </style:style>
    <style:style style:name="ce98" style:family="table-cell" style:parent-style-name="Default">
      <style:map style:condition="cell-content()=&quot;Y&quot;" style:apply-style-name="Good" style:base-cell-address="'full DB'.D1037"/>
      <style:map style:condition="cell-content()=&quot;N&quot;" style:apply-style-name="Bad" style:base-cell-address="'full DB'.D1037"/>
      <style:map style:condition="cell-content()=0" style:apply-style-name="Bad" style:base-cell-address="'full DB'.D1037"/>
    </style:style>
    <style:style style:name="ce99" style:family="table-cell" style:parent-style-name="Default">
      <style:map style:condition="cell-content()=&quot;Y&quot;" style:apply-style-name="Good" style:base-cell-address="'full DB'.D1092"/>
      <style:map style:condition="cell-content()=&quot;N&quot;" style:apply-style-name="Bad" style:base-cell-address="'full DB'.D1092"/>
      <style:map style:condition="cell-content()=0" style:apply-style-name="Bad" style:base-cell-address="'full DB'.D1092"/>
    </style:style>
    <style:style style:name="ce100" style:family="table-cell" style:parent-style-name="Default">
      <style:map style:condition="cell-content()=&quot;Y&quot;" style:apply-style-name="Good" style:base-cell-address="'full DB'.D1200"/>
      <style:map style:condition="cell-content()=&quot;N&quot;" style:apply-style-name="Bad" style:base-cell-address="'full DB'.D1200"/>
      <style:map style:condition="cell-content()=0" style:apply-style-name="Bad" style:base-cell-address="'full DB'.D1200"/>
    </style:style>
    <style:style style:name="ce101" style:family="table-cell" style:parent-style-name="Default">
      <style:map style:condition="cell-content()=&quot;Y&quot;" style:apply-style-name="Good" style:base-cell-address="'full DB'.D1308"/>
      <style:map style:condition="cell-content()=&quot;N&quot;" style:apply-style-name="Bad" style:base-cell-address="'full DB'.D1308"/>
      <style:map style:condition="cell-content()=0" style:apply-style-name="Bad" style:base-cell-address="'full DB'.D1308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1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4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5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8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9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30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31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32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33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34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5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54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59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60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62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63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64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65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66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6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7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72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73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76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77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78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79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80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81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82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83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84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85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86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88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89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90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91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93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94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95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96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97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98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99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200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201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202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203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204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207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210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211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212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213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214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215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216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217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218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219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224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225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226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227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228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229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230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231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232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233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234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235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236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237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238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239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240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241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242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43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44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45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46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47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48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49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50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52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53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54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60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61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62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63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64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65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66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67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68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69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70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71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72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73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74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75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76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77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96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97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98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99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300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301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302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305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310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311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312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313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314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315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322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326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327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328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329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333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334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347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348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349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350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351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352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353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355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363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366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367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368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369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370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373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374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375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376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377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37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38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382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383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384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385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386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387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390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391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392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393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394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395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398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423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425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426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427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428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429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430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431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432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433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434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436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440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441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442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443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444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445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446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447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448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449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450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451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452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453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454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455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456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457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459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460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461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462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463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464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465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466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467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468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469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470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471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472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473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474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475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476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477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478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479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480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481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482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483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485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486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487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488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489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490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491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493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494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495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496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497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498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499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500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501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502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503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504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505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507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508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509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511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513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514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515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516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517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518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519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520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522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530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531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532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533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534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535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536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537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538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539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541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542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543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544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545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546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548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549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550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551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556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557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558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562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563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564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565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566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567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568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569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570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571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572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573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574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575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576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577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579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580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581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582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583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584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585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586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587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589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590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591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594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595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601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602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603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604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607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608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609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614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615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616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617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618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619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637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639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640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641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642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643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644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645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646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647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648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649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651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652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654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655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657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658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659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660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662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663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664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665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666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667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668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669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670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673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674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675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676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677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680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681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682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684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689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690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691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692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693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694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695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698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705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706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707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708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709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710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711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712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713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714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715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716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727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730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731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732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733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734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739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740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743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744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746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747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748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749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750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751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752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753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754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755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756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757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758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759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760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761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762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763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764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765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766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767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768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769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770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771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772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773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774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775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776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777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778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779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780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781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782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784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785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790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791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792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793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794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795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796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797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798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799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804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805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806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807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808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809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810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811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812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813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814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815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818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819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820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822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823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824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825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826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827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828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829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830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831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832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834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835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836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837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838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839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840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841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842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843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844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845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846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847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848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849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850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855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856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857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858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859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860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861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862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863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864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865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866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867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868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869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870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871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872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873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874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875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876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877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878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879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880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1912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882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883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884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885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886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887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888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889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890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892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893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896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897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898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899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902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903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904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906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907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908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909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910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916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917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918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920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921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922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923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924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926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927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928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929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930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931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932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933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934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935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936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937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938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939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940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941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942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943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944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945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947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948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952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953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954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955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956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957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958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959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960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961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962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963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964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966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967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968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969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970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971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975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976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977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978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979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980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981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982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983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984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985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986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987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988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989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990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991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992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993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994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995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999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1000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1001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1002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1003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1004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1005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1006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1007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1008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1009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1010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1011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1012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1013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1014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1015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1016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1017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1018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1019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1020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1021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1022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1023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1024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1025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1026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1027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1028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1029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1030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1033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1034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1035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1036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1037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1038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1039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1040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1042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1044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1045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1046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1047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1048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1049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1050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1051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1052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1053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1054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1055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1056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1057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1058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1059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1060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1061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1062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1063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1064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1065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1066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1067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1068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1069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1071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1072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1073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1074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1075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1076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1077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1078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1079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1080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1081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1082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1083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1085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1088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1089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1090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1092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1093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1094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1096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1097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1098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1100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1101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1102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1103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1104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1105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1106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1107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1108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1109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1110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1111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1112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1113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1114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1116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1117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1118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1119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1120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1121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1122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1123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1124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1125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1126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1127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1128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1129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1130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1131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1132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1133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1135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1136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1137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1143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1144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1146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1147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1150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1151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1152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1153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1154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1155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1156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1157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1158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1159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1160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1161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1162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1163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1164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1165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1167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1168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1171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1172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1173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1174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1175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1176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1177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1178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1179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1180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1182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1183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1184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1185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1186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1187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1188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1189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1190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1191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1192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1193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1194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1195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1196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1197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1198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1199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1200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1201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1202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1205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1206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1207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1208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1209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1210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1211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1212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1213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1214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1215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1216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1217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1218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1219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1220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1221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1222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1223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1224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1225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1226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1227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1228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1229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1230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1231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1232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1233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1235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1236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1237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1238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1239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1240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1241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1242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1243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1244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1245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1246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1247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1248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1249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1250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1251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1252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1253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1254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1255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1256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1257" style:family="table-cell" style:parent-style-name="Default">
      <style:map style:condition="cell-content()=&quot;Y&quot;" style:apply-style-name="Good" style:base-cell-address="'full DB'.E852"/>
      <style:map style:condition="cell-content()=&quot;N&quot;" style:apply-style-name="Bad" style:base-cell-address="'full DB'.E852"/>
      <style:map style:condition="cell-content()=0" style:apply-style-name="Bad" style:base-cell-address="'full DB'.E852"/>
    </style:style>
    <style:style style:name="ce1258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1259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1262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1263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1264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1265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1266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1267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1268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1269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1270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1271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1273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1274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1275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1276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1277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1278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1279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1282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1283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1284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1285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1286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1287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1288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1289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1290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1293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1294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1295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1296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1950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1951" style:family="table-cell" style:parent-style-name="Default"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1952" style:family="table-cell" style:parent-style-name="Default">
      <style:map style:condition="cell-content()=&quot;Y&quot;" style:apply-style-name="Good" style:base-cell-address="'full DB'.E986"/>
      <style:map style:condition="cell-content()=&quot;N&quot;" style:apply-style-name="Bad" style:base-cell-address="'full DB'.E986"/>
      <style:map style:condition="cell-content()=0" style:apply-style-name="Bad" style:base-cell-address="'full DB'.E986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1957" style:family="table-cell" style:parent-style-name="Default">
      <style:table-cell-properties fo:border="none"/>
    </style:style>
    <style:style style:name="ce1958" style:family="table-cell" style:parent-style-name="Default">
      <style:map style:condition="cell-content()=&quot;Y&quot;" style:apply-style-name="Good" style:base-cell-address="deleted.B2"/>
      <style:map style:condition="cell-content()=&quot;N&quot;" style:apply-style-name="Bad" style:base-cell-address="deleted.B2"/>
      <style:map style:condition="cell-content()=0" style:apply-style-name="Bad" style:base-cell-address="deleted.B2"/>
    </style:style>
    <style:style style:name="ce1959" style:family="table-cell" style:parent-style-name="Default">
      <style:map style:condition="cell-content()=&quot;Y&quot;" style:apply-style-name="Good" style:base-cell-address="deleted.B3"/>
      <style:map style:condition="cell-content()=&quot;N&quot;" style:apply-style-name="Bad" style:base-cell-address="deleted.B3"/>
      <style:map style:condition="cell-content()=0" style:apply-style-name="Bad" style:base-cell-address="deleted.B3"/>
    </style:style>
    <style:style style:name="ce2277" style:family="table-cell" style:parent-style-name="Default">
      <style:map style:condition="cell-content()=&quot;Y&quot;" style:apply-style-name="Good" style:base-cell-address="deleted.B5"/>
      <style:map style:condition="cell-content()=&quot;N&quot;" style:apply-style-name="Bad" style:base-cell-address="deleted.B5"/>
      <style:map style:condition="cell-content()=0" style:apply-style-name="Bad" style:base-cell-address="deleted.B5"/>
    </style:style>
    <style:style style:name="ce2278" style:family="table-cell" style:parent-style-name="Default">
      <style:map style:condition="cell-content()=&quot;Y&quot;" style:apply-style-name="Good" style:base-cell-address="deleted.B7"/>
      <style:map style:condition="cell-content()=&quot;N&quot;" style:apply-style-name="Bad" style:base-cell-address="deleted.B7"/>
      <style:map style:condition="cell-content()=0" style:apply-style-name="Bad" style:base-cell-address="deleted.B7"/>
    </style:style>
    <style:style style:name="ce1962" style:family="table-cell" style:parent-style-name="Default">
      <style:map style:condition="cell-content()=&quot;Y&quot;" style:apply-style-name="Good" style:base-cell-address="deleted.B25"/>
      <style:map style:condition="cell-content()=&quot;N&quot;" style:apply-style-name="Bad" style:base-cell-address="deleted.B25"/>
      <style:map style:condition="cell-content()=0" style:apply-style-name="Bad" style:base-cell-address="deleted.B25"/>
    </style:style>
    <style:style style:name="ce2280" style:family="table-cell" style:parent-style-name="Default">
      <style:map style:condition="cell-content()=&quot;Y&quot;" style:apply-style-name="Good" style:base-cell-address="deleted.B29"/>
      <style:map style:condition="cell-content()=&quot;N&quot;" style:apply-style-name="Bad" style:base-cell-address="deleted.B29"/>
      <style:map style:condition="cell-content()=0" style:apply-style-name="Bad" style:base-cell-address="deleted.B29"/>
    </style:style>
    <style:style style:name="ce1964" style:family="table-cell" style:parent-style-name="Default">
      <style:map style:condition="cell-content()=&quot;Y&quot;" style:apply-style-name="Good" style:base-cell-address="deleted.B30"/>
      <style:map style:condition="cell-content()=&quot;N&quot;" style:apply-style-name="Bad" style:base-cell-address="deleted.B30"/>
      <style:map style:condition="cell-content()=0" style:apply-style-name="Bad" style:base-cell-address="deleted.B30"/>
    </style:style>
    <style:style style:name="ce1965" style:family="table-cell" style:parent-style-name="Default">
      <style:map style:condition="cell-content()=&quot;Y&quot;" style:apply-style-name="Good" style:base-cell-address="deleted.B32"/>
      <style:map style:condition="cell-content()=&quot;N&quot;" style:apply-style-name="Bad" style:base-cell-address="deleted.B32"/>
      <style:map style:condition="cell-content()=0" style:apply-style-name="Bad" style:base-cell-address="deleted.B32"/>
    </style:style>
    <style:style style:name="ce1966" style:family="table-cell" style:parent-style-name="Default">
      <style:map style:condition="cell-content()=&quot;Y&quot;" style:apply-style-name="Good" style:base-cell-address="deleted.B33"/>
      <style:map style:condition="cell-content()=&quot;N&quot;" style:apply-style-name="Bad" style:base-cell-address="deleted.B33"/>
      <style:map style:condition="cell-content()=0" style:apply-style-name="Bad" style:base-cell-address="deleted.B33"/>
    </style:style>
    <style:style style:name="ce1967" style:family="table-cell" style:parent-style-name="Default">
      <style:map style:condition="cell-content()=&quot;Y&quot;" style:apply-style-name="Good" style:base-cell-address="deleted.B35"/>
      <style:map style:condition="cell-content()=&quot;N&quot;" style:apply-style-name="Bad" style:base-cell-address="deleted.B35"/>
      <style:map style:condition="cell-content()=0" style:apply-style-name="Bad" style:base-cell-address="deleted.B35"/>
    </style:style>
    <style:style style:name="ce2285" style:family="table-cell" style:parent-style-name="Default">
      <style:map style:condition="cell-content()=&quot;Y&quot;" style:apply-style-name="Good" style:base-cell-address="deleted.B36"/>
      <style:map style:condition="cell-content()=&quot;N&quot;" style:apply-style-name="Bad" style:base-cell-address="deleted.B36"/>
      <style:map style:condition="cell-content()=0" style:apply-style-name="Bad" style:base-cell-address="deleted.B36"/>
    </style:style>
    <style:style style:name="ce2286" style:family="table-cell" style:parent-style-name="Default">
      <style:map style:condition="cell-content()=&quot;Y&quot;" style:apply-style-name="Good" style:base-cell-address="deleted.B37"/>
      <style:map style:condition="cell-content()=&quot;N&quot;" style:apply-style-name="Bad" style:base-cell-address="deleted.B37"/>
      <style:map style:condition="cell-content()=0" style:apply-style-name="Bad" style:base-cell-address="deleted.B37"/>
    </style:style>
    <style:style style:name="ce1970" style:family="table-cell" style:parent-style-name="Default">
      <style:map style:condition="cell-content()=&quot;Y&quot;" style:apply-style-name="Good" style:base-cell-address="deleted.B39"/>
      <style:map style:condition="cell-content()=&quot;N&quot;" style:apply-style-name="Bad" style:base-cell-address="deleted.B39"/>
      <style:map style:condition="cell-content()=0" style:apply-style-name="Bad" style:base-cell-address="deleted.B39"/>
    </style:style>
    <style:style style:name="ce1971" style:family="table-cell" style:parent-style-name="Default"/>
    <style:style style:name="ce2289" style:family="table-cell" style:parent-style-name="Default">
      <style:map style:condition="cell-content()=&quot;Y&quot;" style:apply-style-name="Good" style:base-cell-address="deleted.B41"/>
      <style:map style:condition="cell-content()=&quot;N&quot;" style:apply-style-name="Bad" style:base-cell-address="deleted.B41"/>
      <style:map style:condition="cell-content()=0" style:apply-style-name="Bad" style:base-cell-address="deleted.B41"/>
    </style:style>
    <style:style style:name="ce1973" style:family="table-cell" style:parent-style-name="Default">
      <style:map style:condition="cell-content()=&quot;Y&quot;" style:apply-style-name="Good" style:base-cell-address="deleted.B45"/>
      <style:map style:condition="cell-content()=&quot;N&quot;" style:apply-style-name="Bad" style:base-cell-address="deleted.B45"/>
      <style:map style:condition="cell-content()=0" style:apply-style-name="Bad" style:base-cell-address="deleted.B45"/>
    </style:style>
    <style:style style:name="ce1974" style:family="table-cell" style:parent-style-name="Default">
      <style:map style:condition="cell-content()=&quot;Y&quot;" style:apply-style-name="Good" style:base-cell-address="deleted.B46"/>
      <style:map style:condition="cell-content()=&quot;N&quot;" style:apply-style-name="Bad" style:base-cell-address="deleted.B46"/>
      <style:map style:condition="cell-content()=0" style:apply-style-name="Bad" style:base-cell-address="deleted.B46"/>
    </style:style>
    <style:style style:name="ce1975" style:family="table-cell" style:parent-style-name="Default">
      <style:map style:condition="cell-content()=&quot;Y&quot;" style:apply-style-name="Good" style:base-cell-address="deleted.B51"/>
      <style:map style:condition="cell-content()=&quot;N&quot;" style:apply-style-name="Bad" style:base-cell-address="deleted.B51"/>
      <style:map style:condition="cell-content()=0" style:apply-style-name="Bad" style:base-cell-address="deleted.B51"/>
    </style:style>
    <style:style style:name="ce1976" style:family="table-cell" style:parent-style-name="Default">
      <style:map style:condition="cell-content()=&quot;Y&quot;" style:apply-style-name="Good" style:base-cell-address="deleted.B69"/>
      <style:map style:condition="cell-content()=&quot;N&quot;" style:apply-style-name="Bad" style:base-cell-address="deleted.B69"/>
      <style:map style:condition="cell-content()=0" style:apply-style-name="Bad" style:base-cell-address="deleted.B69"/>
    </style:style>
    <style:style style:name="ce1977" style:family="table-cell" style:parent-style-name="Default">
      <style:map style:condition="cell-content()=&quot;Y&quot;" style:apply-style-name="Good" style:base-cell-address="deleted.B71"/>
      <style:map style:condition="cell-content()=&quot;N&quot;" style:apply-style-name="Bad" style:base-cell-address="deleted.B71"/>
      <style:map style:condition="cell-content()=0" style:apply-style-name="Bad" style:base-cell-address="deleted.B71"/>
    </style:style>
    <style:style style:name="ce1978" style:family="table-cell" style:parent-style-name="Default">
      <style:map style:condition="cell-content()=&quot;Y&quot;" style:apply-style-name="Good" style:base-cell-address="deleted.B75"/>
      <style:map style:condition="cell-content()=&quot;N&quot;" style:apply-style-name="Bad" style:base-cell-address="deleted.B75"/>
      <style:map style:condition="cell-content()=0" style:apply-style-name="Bad" style:base-cell-address="deleted.B75"/>
    </style:style>
    <style:style style:name="ce2296" style:family="table-cell" style:parent-style-name="Default"/>
    <style:style style:name="ce1980" style:family="table-cell" style:parent-style-name="Default">
      <style:map style:condition="cell-content()=&quot;Y&quot;" style:apply-style-name="Good" style:base-cell-address="deleted.B77"/>
      <style:map style:condition="cell-content()=&quot;N&quot;" style:apply-style-name="Bad" style:base-cell-address="deleted.B77"/>
      <style:map style:condition="cell-content()=0" style:apply-style-name="Bad" style:base-cell-address="deleted.B77"/>
    </style:style>
    <style:style style:name="ce1981" style:family="table-cell" style:parent-style-name="Default">
      <style:map style:condition="cell-content()=&quot;Y&quot;" style:apply-style-name="Good" style:base-cell-address="deleted.B81"/>
      <style:map style:condition="cell-content()=&quot;N&quot;" style:apply-style-name="Bad" style:base-cell-address="deleted.B81"/>
      <style:map style:condition="cell-content()=0" style:apply-style-name="Bad" style:base-cell-address="deleted.B81"/>
    </style:style>
    <style:style style:name="ce1982" style:family="table-cell" style:parent-style-name="Default">
      <style:map style:condition="cell-content()=&quot;Y&quot;" style:apply-style-name="Good" style:base-cell-address="deleted.B84"/>
      <style:map style:condition="cell-content()=&quot;N&quot;" style:apply-style-name="Bad" style:base-cell-address="deleted.B84"/>
      <style:map style:condition="cell-content()=0" style:apply-style-name="Bad" style:base-cell-address="deleted.B84"/>
    </style:style>
    <style:style style:name="ce1983" style:family="table-cell" style:parent-style-name="Default">
      <style:map style:condition="cell-content()=&quot;Y&quot;" style:apply-style-name="Good" style:base-cell-address="deleted.B87"/>
      <style:map style:condition="cell-content()=&quot;N&quot;" style:apply-style-name="Bad" style:base-cell-address="deleted.B87"/>
      <style:map style:condition="cell-content()=0" style:apply-style-name="Bad" style:base-cell-address="deleted.B87"/>
    </style:style>
    <style:style style:name="ce1984" style:family="table-cell" style:parent-style-name="Default">
      <style:map style:condition="cell-content()=&quot;Y&quot;" style:apply-style-name="Good" style:base-cell-address="deleted.B99"/>
      <style:map style:condition="cell-content()=&quot;N&quot;" style:apply-style-name="Bad" style:base-cell-address="deleted.B99"/>
      <style:map style:condition="cell-content()=0" style:apply-style-name="Bad" style:base-cell-address="deleted.B99"/>
    </style:style>
    <style:style style:name="ce1985" style:family="table-cell" style:parent-style-name="Default">
      <style:map style:condition="cell-content()=&quot;Y&quot;" style:apply-style-name="Good" style:base-cell-address="deleted.B100"/>
      <style:map style:condition="cell-content()=&quot;N&quot;" style:apply-style-name="Bad" style:base-cell-address="deleted.B100"/>
      <style:map style:condition="cell-content()=0" style:apply-style-name="Bad" style:base-cell-address="deleted.B100"/>
    </style:style>
    <style:style style:name="ce1986" style:family="table-cell" style:parent-style-name="Default">
      <style:map style:condition="cell-content()=&quot;Y&quot;" style:apply-style-name="Good" style:base-cell-address="deleted.B107"/>
      <style:map style:condition="cell-content()=&quot;N&quot;" style:apply-style-name="Bad" style:base-cell-address="deleted.B107"/>
      <style:map style:condition="cell-content()=0" style:apply-style-name="Bad" style:base-cell-address="deleted.B107"/>
    </style:style>
    <style:style style:name="ce1987" style:family="table-cell" style:parent-style-name="Default">
      <style:map style:condition="cell-content()=&quot;Y&quot;" style:apply-style-name="Good" style:base-cell-address="deleted.B109"/>
      <style:map style:condition="cell-content()=&quot;N&quot;" style:apply-style-name="Bad" style:base-cell-address="deleted.B109"/>
      <style:map style:condition="cell-content()=0" style:apply-style-name="Bad" style:base-cell-address="deleted.B109"/>
    </style:style>
    <style:style style:name="ce1988" style:family="table-cell" style:parent-style-name="Default">
      <style:map style:condition="cell-content()=&quot;Y&quot;" style:apply-style-name="Good" style:base-cell-address="deleted.B111"/>
      <style:map style:condition="cell-content()=&quot;N&quot;" style:apply-style-name="Bad" style:base-cell-address="deleted.B111"/>
      <style:map style:condition="cell-content()=0" style:apply-style-name="Bad" style:base-cell-address="deleted.B111"/>
    </style:style>
    <style:style style:name="ce1989" style:family="table-cell" style:parent-style-name="Default">
      <style:map style:condition="cell-content()=&quot;Y&quot;" style:apply-style-name="Good" style:base-cell-address="deleted.B112"/>
      <style:map style:condition="cell-content()=&quot;N&quot;" style:apply-style-name="Bad" style:base-cell-address="deleted.B112"/>
      <style:map style:condition="cell-content()=0" style:apply-style-name="Bad" style:base-cell-address="deleted.B112"/>
    </style:style>
    <style:style style:name="ce1990" style:family="table-cell" style:parent-style-name="Default">
      <style:map style:condition="cell-content()=&quot;Y&quot;" style:apply-style-name="Good" style:base-cell-address="deleted.B114"/>
      <style:map style:condition="cell-content()=&quot;N&quot;" style:apply-style-name="Bad" style:base-cell-address="deleted.B114"/>
      <style:map style:condition="cell-content()=0" style:apply-style-name="Bad" style:base-cell-address="deleted.B114"/>
    </style:style>
    <style:style style:name="ce1991" style:family="table-cell" style:parent-style-name="Default">
      <style:map style:condition="cell-content()=&quot;Y&quot;" style:apply-style-name="Good" style:base-cell-address="deleted.B116"/>
      <style:map style:condition="cell-content()=&quot;N&quot;" style:apply-style-name="Bad" style:base-cell-address="deleted.B116"/>
      <style:map style:condition="cell-content()=0" style:apply-style-name="Bad" style:base-cell-address="deleted.B116"/>
    </style:style>
    <style:style style:name="ce1992" style:family="table-cell" style:parent-style-name="Default">
      <style:map style:condition="cell-content()=&quot;Y&quot;" style:apply-style-name="Good" style:base-cell-address="deleted.B140"/>
      <style:map style:condition="cell-content()=&quot;N&quot;" style:apply-style-name="Bad" style:base-cell-address="deleted.B140"/>
      <style:map style:condition="cell-content()=0" style:apply-style-name="Bad" style:base-cell-address="deleted.B140"/>
    </style:style>
    <style:style style:name="ce1993" style:family="table-cell" style:parent-style-name="Default">
      <style:map style:condition="cell-content()=&quot;Y&quot;" style:apply-style-name="Good" style:base-cell-address="deleted.B141"/>
      <style:map style:condition="cell-content()=&quot;N&quot;" style:apply-style-name="Bad" style:base-cell-address="deleted.B141"/>
      <style:map style:condition="cell-content()=0" style:apply-style-name="Bad" style:base-cell-address="deleted.B141"/>
    </style:style>
    <style:style style:name="ce1994" style:family="table-cell" style:parent-style-name="Default">
      <style:map style:condition="cell-content()=&quot;Y&quot;" style:apply-style-name="Good" style:base-cell-address="deleted.B142"/>
      <style:map style:condition="cell-content()=&quot;N&quot;" style:apply-style-name="Bad" style:base-cell-address="deleted.B142"/>
      <style:map style:condition="cell-content()=0" style:apply-style-name="Bad" style:base-cell-address="deleted.B142"/>
    </style:style>
    <style:style style:name="ce1995" style:family="table-cell" style:parent-style-name="Default">
      <style:map style:condition="cell-content()=&quot;Y&quot;" style:apply-style-name="Good" style:base-cell-address="deleted.B145"/>
      <style:map style:condition="cell-content()=&quot;N&quot;" style:apply-style-name="Bad" style:base-cell-address="deleted.B145"/>
      <style:map style:condition="cell-content()=0" style:apply-style-name="Bad" style:base-cell-address="deleted.B145"/>
    </style:style>
    <style:style style:name="ce1996" style:family="table-cell" style:parent-style-name="Default">
      <style:map style:condition="cell-content()=&quot;Y&quot;" style:apply-style-name="Good" style:base-cell-address="deleted.B146"/>
      <style:map style:condition="cell-content()=&quot;N&quot;" style:apply-style-name="Bad" style:base-cell-address="deleted.B146"/>
      <style:map style:condition="cell-content()=0" style:apply-style-name="Bad" style:base-cell-address="deleted.B146"/>
    </style:style>
    <style:style style:name="ce1997" style:family="table-cell" style:parent-style-name="Default">
      <style:map style:condition="cell-content()=&quot;Y&quot;" style:apply-style-name="Good" style:base-cell-address="deleted.B147"/>
      <style:map style:condition="cell-content()=&quot;N&quot;" style:apply-style-name="Bad" style:base-cell-address="deleted.B147"/>
      <style:map style:condition="cell-content()=0" style:apply-style-name="Bad" style:base-cell-address="deleted.B147"/>
    </style:style>
    <style:style style:name="ce1998" style:family="table-cell" style:parent-style-name="Default">
      <style:map style:condition="cell-content()=&quot;Y&quot;" style:apply-style-name="Good" style:base-cell-address="deleted.B148"/>
      <style:map style:condition="cell-content()=&quot;N&quot;" style:apply-style-name="Bad" style:base-cell-address="deleted.B148"/>
      <style:map style:condition="cell-content()=0" style:apply-style-name="Bad" style:base-cell-address="deleted.B148"/>
    </style:style>
    <style:style style:name="ce1999" style:family="table-cell" style:parent-style-name="Default">
      <style:map style:condition="cell-content()=&quot;Y&quot;" style:apply-style-name="Good" style:base-cell-address="deleted.B149"/>
      <style:map style:condition="cell-content()=&quot;N&quot;" style:apply-style-name="Bad" style:base-cell-address="deleted.B149"/>
      <style:map style:condition="cell-content()=0" style:apply-style-name="Bad" style:base-cell-address="deleted.B149"/>
    </style:style>
    <style:style style:name="ce2000" style:family="table-cell" style:parent-style-name="Default">
      <style:map style:condition="cell-content()=&quot;Y&quot;" style:apply-style-name="Good" style:base-cell-address="deleted.B150"/>
      <style:map style:condition="cell-content()=&quot;N&quot;" style:apply-style-name="Bad" style:base-cell-address="deleted.B150"/>
      <style:map style:condition="cell-content()=0" style:apply-style-name="Bad" style:base-cell-address="deleted.B150"/>
    </style:style>
    <style:style style:name="ce2001" style:family="table-cell" style:parent-style-name="Default">
      <style:map style:condition="cell-content()=&quot;Y&quot;" style:apply-style-name="Good" style:base-cell-address="deleted.B151"/>
      <style:map style:condition="cell-content()=&quot;N&quot;" style:apply-style-name="Bad" style:base-cell-address="deleted.B151"/>
      <style:map style:condition="cell-content()=0" style:apply-style-name="Bad" style:base-cell-address="deleted.B151"/>
    </style:style>
    <style:style style:name="ce2002" style:family="table-cell" style:parent-style-name="Default">
      <style:map style:condition="cell-content()=&quot;Y&quot;" style:apply-style-name="Good" style:base-cell-address="deleted.B158"/>
      <style:map style:condition="cell-content()=&quot;N&quot;" style:apply-style-name="Bad" style:base-cell-address="deleted.B158"/>
      <style:map style:condition="cell-content()=0" style:apply-style-name="Bad" style:base-cell-address="deleted.B158"/>
    </style:style>
    <style:style style:name="ce2003" style:family="table-cell" style:parent-style-name="Default">
      <style:map style:condition="cell-content()=&quot;Y&quot;" style:apply-style-name="Good" style:base-cell-address="deleted.B159"/>
      <style:map style:condition="cell-content()=&quot;N&quot;" style:apply-style-name="Bad" style:base-cell-address="deleted.B159"/>
      <style:map style:condition="cell-content()=0" style:apply-style-name="Bad" style:base-cell-address="deleted.B159"/>
    </style:style>
    <style:style style:name="ce2004" style:family="table-cell" style:parent-style-name="Default">
      <style:map style:condition="cell-content()=&quot;Y&quot;" style:apply-style-name="Good" style:base-cell-address="deleted.B160"/>
      <style:map style:condition="cell-content()=&quot;N&quot;" style:apply-style-name="Bad" style:base-cell-address="deleted.B160"/>
      <style:map style:condition="cell-content()=0" style:apply-style-name="Bad" style:base-cell-address="deleted.B160"/>
    </style:style>
    <style:style style:name="ce2005" style:family="table-cell" style:parent-style-name="Default">
      <style:map style:condition="cell-content()=&quot;Y&quot;" style:apply-style-name="Good" style:base-cell-address="deleted.B164"/>
      <style:map style:condition="cell-content()=&quot;N&quot;" style:apply-style-name="Bad" style:base-cell-address="deleted.B164"/>
      <style:map style:condition="cell-content()=0" style:apply-style-name="Bad" style:base-cell-address="deleted.B164"/>
    </style:style>
    <style:style style:name="ce2006" style:family="table-cell" style:parent-style-name="Default">
      <style:map style:condition="cell-content()=&quot;Y&quot;" style:apply-style-name="Good" style:base-cell-address="deleted.B167"/>
      <style:map style:condition="cell-content()=&quot;N&quot;" style:apply-style-name="Bad" style:base-cell-address="deleted.B167"/>
      <style:map style:condition="cell-content()=0" style:apply-style-name="Bad" style:base-cell-address="deleted.B167"/>
    </style:style>
    <style:style style:name="ce2007" style:family="table-cell" style:parent-style-name="Default">
      <style:map style:condition="cell-content()=&quot;Y&quot;" style:apply-style-name="Good" style:base-cell-address="deleted.B168"/>
      <style:map style:condition="cell-content()=&quot;N&quot;" style:apply-style-name="Bad" style:base-cell-address="deleted.B168"/>
      <style:map style:condition="cell-content()=0" style:apply-style-name="Bad" style:base-cell-address="deleted.B168"/>
    </style:style>
    <style:style style:name="ce2008" style:family="table-cell" style:parent-style-name="Default">
      <style:map style:condition="cell-content()=&quot;Y&quot;" style:apply-style-name="Good" style:base-cell-address="deleted.B169"/>
      <style:map style:condition="cell-content()=&quot;N&quot;" style:apply-style-name="Bad" style:base-cell-address="deleted.B169"/>
      <style:map style:condition="cell-content()=0" style:apply-style-name="Bad" style:base-cell-address="deleted.B169"/>
    </style:style>
    <style:style style:name="ce2009" style:family="table-cell" style:parent-style-name="Default">
      <style:map style:condition="cell-content()=&quot;Y&quot;" style:apply-style-name="Good" style:base-cell-address="deleted.B171"/>
      <style:map style:condition="cell-content()=&quot;N&quot;" style:apply-style-name="Bad" style:base-cell-address="deleted.B171"/>
      <style:map style:condition="cell-content()=0" style:apply-style-name="Bad" style:base-cell-address="deleted.B171"/>
    </style:style>
    <style:style style:name="ce2010" style:family="table-cell" style:parent-style-name="Default">
      <style:map style:condition="cell-content()=&quot;Y&quot;" style:apply-style-name="Good" style:base-cell-address="deleted.B176"/>
      <style:map style:condition="cell-content()=&quot;N&quot;" style:apply-style-name="Bad" style:base-cell-address="deleted.B176"/>
      <style:map style:condition="cell-content()=0" style:apply-style-name="Bad" style:base-cell-address="deleted.B176"/>
    </style:style>
    <style:style style:name="ce2011" style:family="table-cell" style:parent-style-name="Default">
      <style:map style:condition="cell-content()=&quot;Y&quot;" style:apply-style-name="Good" style:base-cell-address="deleted.B178"/>
      <style:map style:condition="cell-content()=&quot;N&quot;" style:apply-style-name="Bad" style:base-cell-address="deleted.B178"/>
      <style:map style:condition="cell-content()=0" style:apply-style-name="Bad" style:base-cell-address="deleted.B178"/>
    </style:style>
    <style:style style:name="ce2012" style:family="table-cell" style:parent-style-name="Default">
      <style:map style:condition="cell-content()=&quot;Y&quot;" style:apply-style-name="Good" style:base-cell-address="deleted.B182"/>
      <style:map style:condition="cell-content()=&quot;N&quot;" style:apply-style-name="Bad" style:base-cell-address="deleted.B182"/>
      <style:map style:condition="cell-content()=0" style:apply-style-name="Bad" style:base-cell-address="deleted.B182"/>
    </style:style>
    <style:style style:name="ce2013" style:family="table-cell" style:parent-style-name="Default">
      <style:map style:condition="cell-content()=&quot;Y&quot;" style:apply-style-name="Good" style:base-cell-address="deleted.B199"/>
      <style:map style:condition="cell-content()=&quot;N&quot;" style:apply-style-name="Bad" style:base-cell-address="deleted.B199"/>
      <style:map style:condition="cell-content()=0" style:apply-style-name="Bad" style:base-cell-address="deleted.B199"/>
    </style:style>
    <style:style style:name="ce2014" style:family="table-cell" style:parent-style-name="Default">
      <style:map style:condition="cell-content()=&quot;Y&quot;" style:apply-style-name="Good" style:base-cell-address="deleted.B200"/>
      <style:map style:condition="cell-content()=&quot;N&quot;" style:apply-style-name="Bad" style:base-cell-address="deleted.B200"/>
      <style:map style:condition="cell-content()=0" style:apply-style-name="Bad" style:base-cell-address="deleted.B200"/>
    </style:style>
    <style:style style:name="ce2015" style:family="table-cell" style:parent-style-name="Default">
      <style:map style:condition="cell-content()=&quot;Y&quot;" style:apply-style-name="Good" style:base-cell-address="deleted.B201"/>
      <style:map style:condition="cell-content()=&quot;N&quot;" style:apply-style-name="Bad" style:base-cell-address="deleted.B201"/>
      <style:map style:condition="cell-content()=0" style:apply-style-name="Bad" style:base-cell-address="deleted.B201"/>
    </style:style>
    <style:style style:name="ce2016" style:family="table-cell" style:parent-style-name="Default">
      <style:map style:condition="cell-content()=&quot;Y&quot;" style:apply-style-name="Good" style:base-cell-address="deleted.B202"/>
      <style:map style:condition="cell-content()=&quot;N&quot;" style:apply-style-name="Bad" style:base-cell-address="deleted.B202"/>
      <style:map style:condition="cell-content()=0" style:apply-style-name="Bad" style:base-cell-address="deleted.B202"/>
    </style:style>
    <style:style style:name="ce2017" style:family="table-cell" style:parent-style-name="Default">
      <style:map style:condition="cell-content()=&quot;Y&quot;" style:apply-style-name="Good" style:base-cell-address="deleted.B203"/>
      <style:map style:condition="cell-content()=&quot;N&quot;" style:apply-style-name="Bad" style:base-cell-address="deleted.B203"/>
      <style:map style:condition="cell-content()=0" style:apply-style-name="Bad" style:base-cell-address="deleted.B203"/>
    </style:style>
    <style:style style:name="ce2018" style:family="table-cell" style:parent-style-name="Default">
      <style:map style:condition="cell-content()=&quot;Y&quot;" style:apply-style-name="Good" style:base-cell-address="deleted.B204"/>
      <style:map style:condition="cell-content()=&quot;N&quot;" style:apply-style-name="Bad" style:base-cell-address="deleted.B204"/>
      <style:map style:condition="cell-content()=0" style:apply-style-name="Bad" style:base-cell-address="deleted.B204"/>
    </style:style>
    <style:style style:name="ce2019" style:family="table-cell" style:parent-style-name="Default">
      <style:map style:condition="cell-content()=&quot;Y&quot;" style:apply-style-name="Good" style:base-cell-address="deleted.B206"/>
      <style:map style:condition="cell-content()=&quot;N&quot;" style:apply-style-name="Bad" style:base-cell-address="deleted.B206"/>
      <style:map style:condition="cell-content()=0" style:apply-style-name="Bad" style:base-cell-address="deleted.B206"/>
    </style:style>
    <style:style style:name="ce2020" style:family="table-cell" style:parent-style-name="Default">
      <style:map style:condition="cell-content()=&quot;Y&quot;" style:apply-style-name="Good" style:base-cell-address="deleted.B208"/>
      <style:map style:condition="cell-content()=&quot;N&quot;" style:apply-style-name="Bad" style:base-cell-address="deleted.B208"/>
      <style:map style:condition="cell-content()=0" style:apply-style-name="Bad" style:base-cell-address="deleted.B208"/>
    </style:style>
    <style:style style:name="ce2021" style:family="table-cell" style:parent-style-name="Default">
      <style:map style:condition="cell-content()=&quot;Y&quot;" style:apply-style-name="Good" style:base-cell-address="deleted.B209"/>
      <style:map style:condition="cell-content()=&quot;N&quot;" style:apply-style-name="Bad" style:base-cell-address="deleted.B209"/>
      <style:map style:condition="cell-content()=0" style:apply-style-name="Bad" style:base-cell-address="deleted.B209"/>
    </style:style>
    <style:style style:name="ce2022" style:family="table-cell" style:parent-style-name="Default">
      <style:map style:condition="cell-content()=&quot;Y&quot;" style:apply-style-name="Good" style:base-cell-address="deleted.B213"/>
      <style:map style:condition="cell-content()=&quot;N&quot;" style:apply-style-name="Bad" style:base-cell-address="deleted.B213"/>
      <style:map style:condition="cell-content()=0" style:apply-style-name="Bad" style:base-cell-address="deleted.B213"/>
    </style:style>
    <style:style style:name="ce2023" style:family="table-cell" style:parent-style-name="Default">
      <style:map style:condition="cell-content()=&quot;Y&quot;" style:apply-style-name="Good" style:base-cell-address="deleted.B223"/>
      <style:map style:condition="cell-content()=&quot;N&quot;" style:apply-style-name="Bad" style:base-cell-address="deleted.B223"/>
      <style:map style:condition="cell-content()=0" style:apply-style-name="Bad" style:base-cell-address="deleted.B223"/>
    </style:style>
    <style:style style:name="ce2024" style:family="table-cell" style:parent-style-name="Default">
      <style:map style:condition="cell-content()=&quot;Y&quot;" style:apply-style-name="Good" style:base-cell-address="deleted.B225"/>
      <style:map style:condition="cell-content()=&quot;N&quot;" style:apply-style-name="Bad" style:base-cell-address="deleted.B225"/>
      <style:map style:condition="cell-content()=0" style:apply-style-name="Bad" style:base-cell-address="deleted.B225"/>
    </style:style>
    <style:style style:name="ce2025" style:family="table-cell" style:parent-style-name="Default">
      <style:map style:condition="cell-content()=&quot;Y&quot;" style:apply-style-name="Good" style:base-cell-address="deleted.B229"/>
      <style:map style:condition="cell-content()=&quot;N&quot;" style:apply-style-name="Bad" style:base-cell-address="deleted.B229"/>
      <style:map style:condition="cell-content()=0" style:apply-style-name="Bad" style:base-cell-address="deleted.B229"/>
    </style:style>
    <style:style style:name="ce2026" style:family="table-cell" style:parent-style-name="Default">
      <style:map style:condition="cell-content()=&quot;Y&quot;" style:apply-style-name="Good" style:base-cell-address="deleted.B231"/>
      <style:map style:condition="cell-content()=&quot;N&quot;" style:apply-style-name="Bad" style:base-cell-address="deleted.B231"/>
      <style:map style:condition="cell-content()=0" style:apply-style-name="Bad" style:base-cell-address="deleted.B231"/>
    </style:style>
    <style:style style:name="ce2027" style:family="table-cell" style:parent-style-name="Default">
      <style:map style:condition="cell-content()=&quot;Y&quot;" style:apply-style-name="Good" style:base-cell-address="deleted.B232"/>
      <style:map style:condition="cell-content()=&quot;N&quot;" style:apply-style-name="Bad" style:base-cell-address="deleted.B232"/>
      <style:map style:condition="cell-content()=0" style:apply-style-name="Bad" style:base-cell-address="deleted.B232"/>
    </style:style>
    <style:style style:name="ce2028" style:family="table-cell" style:parent-style-name="Default">
      <style:map style:condition="cell-content()=&quot;Y&quot;" style:apply-style-name="Good" style:base-cell-address="deleted.B233"/>
      <style:map style:condition="cell-content()=&quot;N&quot;" style:apply-style-name="Bad" style:base-cell-address="deleted.B233"/>
      <style:map style:condition="cell-content()=0" style:apply-style-name="Bad" style:base-cell-address="deleted.B233"/>
    </style:style>
    <style:style style:name="ce2029" style:family="table-cell" style:parent-style-name="Default">
      <style:map style:condition="cell-content()=&quot;Y&quot;" style:apply-style-name="Good" style:base-cell-address="deleted.B237"/>
      <style:map style:condition="cell-content()=&quot;N&quot;" style:apply-style-name="Bad" style:base-cell-address="deleted.B237"/>
      <style:map style:condition="cell-content()=0" style:apply-style-name="Bad" style:base-cell-address="deleted.B237"/>
    </style:style>
    <style:style style:name="ce2030" style:family="table-cell" style:parent-style-name="Default">
      <style:map style:condition="cell-content()=&quot;Y&quot;" style:apply-style-name="Good" style:base-cell-address="deleted.B241"/>
      <style:map style:condition="cell-content()=&quot;N&quot;" style:apply-style-name="Bad" style:base-cell-address="deleted.B241"/>
      <style:map style:condition="cell-content()=0" style:apply-style-name="Bad" style:base-cell-address="deleted.B241"/>
    </style:style>
    <style:style style:name="ce2031" style:family="table-cell" style:parent-style-name="Default">
      <style:map style:condition="cell-content()=&quot;Y&quot;" style:apply-style-name="Good" style:base-cell-address="deleted.B243"/>
      <style:map style:condition="cell-content()=&quot;N&quot;" style:apply-style-name="Bad" style:base-cell-address="deleted.B243"/>
      <style:map style:condition="cell-content()=0" style:apply-style-name="Bad" style:base-cell-address="deleted.B243"/>
    </style:style>
    <style:style style:name="ce2032" style:family="table-cell" style:parent-style-name="Default">
      <style:map style:condition="cell-content()=&quot;Y&quot;" style:apply-style-name="Good" style:base-cell-address="deleted.B244"/>
      <style:map style:condition="cell-content()=&quot;N&quot;" style:apply-style-name="Bad" style:base-cell-address="deleted.B244"/>
      <style:map style:condition="cell-content()=0" style:apply-style-name="Bad" style:base-cell-address="deleted.B244"/>
    </style:style>
    <style:style style:name="ce2033" style:family="table-cell" style:parent-style-name="Default">
      <style:map style:condition="cell-content()=&quot;Y&quot;" style:apply-style-name="Good" style:base-cell-address="deleted.B245"/>
      <style:map style:condition="cell-content()=&quot;N&quot;" style:apply-style-name="Bad" style:base-cell-address="deleted.B245"/>
      <style:map style:condition="cell-content()=0" style:apply-style-name="Bad" style:base-cell-address="deleted.B245"/>
    </style:style>
    <style:style style:name="ce2034" style:family="table-cell" style:parent-style-name="Default">
      <style:map style:condition="cell-content()=&quot;Y&quot;" style:apply-style-name="Good" style:base-cell-address="deleted.B249"/>
      <style:map style:condition="cell-content()=&quot;N&quot;" style:apply-style-name="Bad" style:base-cell-address="deleted.B249"/>
      <style:map style:condition="cell-content()=0" style:apply-style-name="Bad" style:base-cell-address="deleted.B249"/>
    </style:style>
    <style:style style:name="ce2035" style:family="table-cell" style:parent-style-name="Default">
      <style:map style:condition="cell-content()=&quot;Y&quot;" style:apply-style-name="Good" style:base-cell-address="deleted.B250"/>
      <style:map style:condition="cell-content()=&quot;N&quot;" style:apply-style-name="Bad" style:base-cell-address="deleted.B250"/>
      <style:map style:condition="cell-content()=0" style:apply-style-name="Bad" style:base-cell-address="deleted.B250"/>
    </style:style>
    <style:style style:name="ce2036" style:family="table-cell" style:parent-style-name="Default">
      <style:map style:condition="cell-content()=&quot;Y&quot;" style:apply-style-name="Good" style:base-cell-address="deleted.B252"/>
      <style:map style:condition="cell-content()=&quot;N&quot;" style:apply-style-name="Bad" style:base-cell-address="deleted.B252"/>
      <style:map style:condition="cell-content()=0" style:apply-style-name="Bad" style:base-cell-address="deleted.B252"/>
    </style:style>
    <style:style style:name="ce2037" style:family="table-cell" style:parent-style-name="Default">
      <style:map style:condition="cell-content()=&quot;Y&quot;" style:apply-style-name="Good" style:base-cell-address="deleted.B254"/>
      <style:map style:condition="cell-content()=&quot;N&quot;" style:apply-style-name="Bad" style:base-cell-address="deleted.B254"/>
      <style:map style:condition="cell-content()=0" style:apply-style-name="Bad" style:base-cell-address="deleted.B254"/>
    </style:style>
    <style:style style:name="ce2038" style:family="table-cell" style:parent-style-name="Default">
      <style:map style:condition="cell-content()=&quot;Y&quot;" style:apply-style-name="Good" style:base-cell-address="deleted.B255"/>
      <style:map style:condition="cell-content()=&quot;N&quot;" style:apply-style-name="Bad" style:base-cell-address="deleted.B255"/>
      <style:map style:condition="cell-content()=0" style:apply-style-name="Bad" style:base-cell-address="deleted.B255"/>
    </style:style>
    <style:style style:name="ce2039" style:family="table-cell" style:parent-style-name="Default">
      <style:map style:condition="cell-content()=&quot;Y&quot;" style:apply-style-name="Good" style:base-cell-address="deleted.B260"/>
      <style:map style:condition="cell-content()=&quot;N&quot;" style:apply-style-name="Bad" style:base-cell-address="deleted.B260"/>
      <style:map style:condition="cell-content()=0" style:apply-style-name="Bad" style:base-cell-address="deleted.B260"/>
    </style:style>
    <style:style style:name="ce2040" style:family="table-cell" style:parent-style-name="Default">
      <style:map style:condition="cell-content()=&quot;Y&quot;" style:apply-style-name="Good" style:base-cell-address="deleted.B261"/>
      <style:map style:condition="cell-content()=&quot;N&quot;" style:apply-style-name="Bad" style:base-cell-address="deleted.B261"/>
      <style:map style:condition="cell-content()=0" style:apply-style-name="Bad" style:base-cell-address="deleted.B261"/>
    </style:style>
    <style:style style:name="ce2041" style:family="table-cell" style:parent-style-name="Default">
      <style:map style:condition="cell-content()=&quot;Y&quot;" style:apply-style-name="Good" style:base-cell-address="deleted.B262"/>
      <style:map style:condition="cell-content()=&quot;N&quot;" style:apply-style-name="Bad" style:base-cell-address="deleted.B262"/>
      <style:map style:condition="cell-content()=0" style:apply-style-name="Bad" style:base-cell-address="deleted.B262"/>
    </style:style>
    <style:style style:name="ce2042" style:family="table-cell" style:parent-style-name="Default">
      <style:map style:condition="cell-content()=&quot;Y&quot;" style:apply-style-name="Good" style:base-cell-address="deleted.B263"/>
      <style:map style:condition="cell-content()=&quot;N&quot;" style:apply-style-name="Bad" style:base-cell-address="deleted.B263"/>
      <style:map style:condition="cell-content()=0" style:apply-style-name="Bad" style:base-cell-address="deleted.B263"/>
    </style:style>
    <style:style style:name="ce2360" style:family="table-cell" style:parent-style-name="Default"/>
    <style:style style:name="ce2044" style:family="table-cell" style:parent-style-name="Default">
      <style:map style:condition="cell-content()=&quot;Y&quot;" style:apply-style-name="Good" style:base-cell-address="deleted.B267"/>
      <style:map style:condition="cell-content()=&quot;N&quot;" style:apply-style-name="Bad" style:base-cell-address="deleted.B267"/>
      <style:map style:condition="cell-content()=0" style:apply-style-name="Bad" style:base-cell-address="deleted.B267"/>
    </style:style>
    <style:style style:name="ce2045" style:family="table-cell" style:parent-style-name="Default">
      <style:map style:condition="cell-content()=&quot;Y&quot;" style:apply-style-name="Good" style:base-cell-address="deleted.B270"/>
      <style:map style:condition="cell-content()=&quot;N&quot;" style:apply-style-name="Bad" style:base-cell-address="deleted.B270"/>
      <style:map style:condition="cell-content()=0" style:apply-style-name="Bad" style:base-cell-address="deleted.B270"/>
    </style:style>
    <style:style style:name="ce2046" style:family="table-cell" style:parent-style-name="Default">
      <style:map style:condition="cell-content()=&quot;Y&quot;" style:apply-style-name="Good" style:base-cell-address="deleted.B273"/>
      <style:map style:condition="cell-content()=&quot;N&quot;" style:apply-style-name="Bad" style:base-cell-address="deleted.B273"/>
      <style:map style:condition="cell-content()=0" style:apply-style-name="Bad" style:base-cell-address="deleted.B273"/>
    </style:style>
    <style:style style:name="ce2047" style:family="table-cell" style:parent-style-name="Default">
      <style:map style:condition="cell-content()=&quot;Y&quot;" style:apply-style-name="Good" style:base-cell-address="deleted.B275"/>
      <style:map style:condition="cell-content()=&quot;N&quot;" style:apply-style-name="Bad" style:base-cell-address="deleted.B275"/>
      <style:map style:condition="cell-content()=0" style:apply-style-name="Bad" style:base-cell-address="deleted.B275"/>
    </style:style>
    <style:style style:name="ce2048" style:family="table-cell" style:parent-style-name="Default">
      <style:map style:condition="cell-content()=&quot;Y&quot;" style:apply-style-name="Good" style:base-cell-address="deleted.B276"/>
      <style:map style:condition="cell-content()=&quot;N&quot;" style:apply-style-name="Bad" style:base-cell-address="deleted.B276"/>
      <style:map style:condition="cell-content()=0" style:apply-style-name="Bad" style:base-cell-address="deleted.B276"/>
    </style:style>
    <style:style style:name="ce2049" style:family="table-cell" style:parent-style-name="Default">
      <style:map style:condition="cell-content()=&quot;Y&quot;" style:apply-style-name="Good" style:base-cell-address="deleted.B277"/>
      <style:map style:condition="cell-content()=&quot;N&quot;" style:apply-style-name="Bad" style:base-cell-address="deleted.B277"/>
      <style:map style:condition="cell-content()=0" style:apply-style-name="Bad" style:base-cell-address="deleted.B277"/>
    </style:style>
    <style:style style:name="ce2050" style:family="table-cell" style:parent-style-name="Default">
      <style:map style:condition="cell-content()=&quot;Y&quot;" style:apply-style-name="Good" style:base-cell-address="deleted.B278"/>
      <style:map style:condition="cell-content()=&quot;N&quot;" style:apply-style-name="Bad" style:base-cell-address="deleted.B278"/>
      <style:map style:condition="cell-content()=0" style:apply-style-name="Bad" style:base-cell-address="deleted.B278"/>
    </style:style>
    <style:style style:name="ce2051" style:family="table-cell" style:parent-style-name="Default">
      <style:map style:condition="cell-content()=&quot;Y&quot;" style:apply-style-name="Good" style:base-cell-address="deleted.B279"/>
      <style:map style:condition="cell-content()=&quot;N&quot;" style:apply-style-name="Bad" style:base-cell-address="deleted.B279"/>
      <style:map style:condition="cell-content()=0" style:apply-style-name="Bad" style:base-cell-address="deleted.B279"/>
    </style:style>
    <style:style style:name="ce2052" style:family="table-cell" style:parent-style-name="Default">
      <style:map style:condition="cell-content()=&quot;Y&quot;" style:apply-style-name="Good" style:base-cell-address="deleted.B280"/>
      <style:map style:condition="cell-content()=&quot;N&quot;" style:apply-style-name="Bad" style:base-cell-address="deleted.B280"/>
      <style:map style:condition="cell-content()=0" style:apply-style-name="Bad" style:base-cell-address="deleted.B280"/>
    </style:style>
    <style:style style:name="ce2053" style:family="table-cell" style:parent-style-name="Default">
      <style:map style:condition="cell-content()=&quot;Y&quot;" style:apply-style-name="Good" style:base-cell-address="deleted.B281"/>
      <style:map style:condition="cell-content()=&quot;N&quot;" style:apply-style-name="Bad" style:base-cell-address="deleted.B281"/>
      <style:map style:condition="cell-content()=0" style:apply-style-name="Bad" style:base-cell-address="deleted.B281"/>
    </style:style>
    <style:style style:name="ce2054" style:family="table-cell" style:parent-style-name="Default">
      <style:map style:condition="cell-content()=&quot;Y&quot;" style:apply-style-name="Good" style:base-cell-address="deleted.B282"/>
      <style:map style:condition="cell-content()=&quot;N&quot;" style:apply-style-name="Bad" style:base-cell-address="deleted.B282"/>
      <style:map style:condition="cell-content()=0" style:apply-style-name="Bad" style:base-cell-address="deleted.B282"/>
    </style:style>
    <style:style style:name="ce2055" style:family="table-cell" style:parent-style-name="Default">
      <style:map style:condition="cell-content()=&quot;Y&quot;" style:apply-style-name="Good" style:base-cell-address="deleted.B283"/>
      <style:map style:condition="cell-content()=&quot;N&quot;" style:apply-style-name="Bad" style:base-cell-address="deleted.B283"/>
      <style:map style:condition="cell-content()=0" style:apply-style-name="Bad" style:base-cell-address="deleted.B283"/>
    </style:style>
    <style:style style:name="ce2056" style:family="table-cell" style:parent-style-name="Default">
      <style:map style:condition="cell-content()=&quot;Y&quot;" style:apply-style-name="Good" style:base-cell-address="deleted.B284"/>
      <style:map style:condition="cell-content()=&quot;N&quot;" style:apply-style-name="Bad" style:base-cell-address="deleted.B284"/>
      <style:map style:condition="cell-content()=0" style:apply-style-name="Bad" style:base-cell-address="deleted.B284"/>
    </style:style>
    <style:style style:name="ce2057" style:family="table-cell" style:parent-style-name="Default">
      <style:map style:condition="cell-content()=&quot;Y&quot;" style:apply-style-name="Good" style:base-cell-address="deleted.B289"/>
      <style:map style:condition="cell-content()=&quot;N&quot;" style:apply-style-name="Bad" style:base-cell-address="deleted.B289"/>
      <style:map style:condition="cell-content()=0" style:apply-style-name="Bad" style:base-cell-address="deleted.B289"/>
    </style:style>
    <style:style style:name="ce2058" style:family="table-cell" style:parent-style-name="Default">
      <style:map style:condition="cell-content()=&quot;Y&quot;" style:apply-style-name="Good" style:base-cell-address="deleted.B290"/>
      <style:map style:condition="cell-content()=&quot;N&quot;" style:apply-style-name="Bad" style:base-cell-address="deleted.B290"/>
      <style:map style:condition="cell-content()=0" style:apply-style-name="Bad" style:base-cell-address="deleted.B290"/>
    </style:style>
    <style:style style:name="ce2059" style:family="table-cell" style:parent-style-name="Default">
      <style:map style:condition="cell-content()=&quot;Y&quot;" style:apply-style-name="Good" style:base-cell-address="deleted.B292"/>
      <style:map style:condition="cell-content()=&quot;N&quot;" style:apply-style-name="Bad" style:base-cell-address="deleted.B292"/>
      <style:map style:condition="cell-content()=0" style:apply-style-name="Bad" style:base-cell-address="deleted.B292"/>
    </style:style>
    <style:style style:name="ce2060" style:family="table-cell" style:parent-style-name="Default">
      <style:map style:condition="cell-content()=&quot;Y&quot;" style:apply-style-name="Good" style:base-cell-address="deleted.B294"/>
      <style:map style:condition="cell-content()=&quot;N&quot;" style:apply-style-name="Bad" style:base-cell-address="deleted.B294"/>
      <style:map style:condition="cell-content()=0" style:apply-style-name="Bad" style:base-cell-address="deleted.B294"/>
    </style:style>
    <style:style style:name="ce2061" style:family="table-cell" style:parent-style-name="Default">
      <style:map style:condition="cell-content()=&quot;Y&quot;" style:apply-style-name="Good" style:base-cell-address="deleted.B296"/>
      <style:map style:condition="cell-content()=&quot;N&quot;" style:apply-style-name="Bad" style:base-cell-address="deleted.B296"/>
      <style:map style:condition="cell-content()=0" style:apply-style-name="Bad" style:base-cell-address="deleted.B296"/>
    </style:style>
    <style:style style:name="ce2062" style:family="table-cell" style:parent-style-name="Default">
      <style:map style:condition="cell-content()=&quot;Y&quot;" style:apply-style-name="Good" style:base-cell-address="deleted.B297"/>
      <style:map style:condition="cell-content()=&quot;N&quot;" style:apply-style-name="Bad" style:base-cell-address="deleted.B297"/>
      <style:map style:condition="cell-content()=0" style:apply-style-name="Bad" style:base-cell-address="deleted.B297"/>
    </style:style>
    <style:style style:name="ce2063" style:family="table-cell" style:parent-style-name="Default">
      <style:map style:condition="cell-content()=&quot;Y&quot;" style:apply-style-name="Good" style:base-cell-address="deleted.B299"/>
      <style:map style:condition="cell-content()=&quot;N&quot;" style:apply-style-name="Bad" style:base-cell-address="deleted.B299"/>
      <style:map style:condition="cell-content()=0" style:apply-style-name="Bad" style:base-cell-address="deleted.B299"/>
    </style:style>
    <style:style style:name="ce2064" style:family="table-cell" style:parent-style-name="Default">
      <style:map style:condition="cell-content()=&quot;Y&quot;" style:apply-style-name="Good" style:base-cell-address="deleted.B300"/>
      <style:map style:condition="cell-content()=&quot;N&quot;" style:apply-style-name="Bad" style:base-cell-address="deleted.B300"/>
      <style:map style:condition="cell-content()=0" style:apply-style-name="Bad" style:base-cell-address="deleted.B300"/>
    </style:style>
    <style:style style:name="ce2065" style:family="table-cell" style:parent-style-name="Default">
      <style:map style:condition="cell-content()=&quot;Y&quot;" style:apply-style-name="Good" style:base-cell-address="deleted.B302"/>
      <style:map style:condition="cell-content()=&quot;N&quot;" style:apply-style-name="Bad" style:base-cell-address="deleted.B302"/>
      <style:map style:condition="cell-content()=0" style:apply-style-name="Bad" style:base-cell-address="deleted.B302"/>
    </style:style>
    <style:style style:name="ce2066" style:family="table-cell" style:parent-style-name="Default">
      <style:map style:condition="cell-content()=&quot;Y&quot;" style:apply-style-name="Good" style:base-cell-address="deleted.B304"/>
      <style:map style:condition="cell-content()=&quot;N&quot;" style:apply-style-name="Bad" style:base-cell-address="deleted.B304"/>
      <style:map style:condition="cell-content()=0" style:apply-style-name="Bad" style:base-cell-address="deleted.B304"/>
    </style:style>
    <style:style style:name="ce2384" style:family="table-cell" style:parent-style-name="Default"/>
    <style:style style:name="ce2068" style:family="table-cell" style:parent-style-name="Default">
      <style:map style:condition="cell-content()=&quot;Y&quot;" style:apply-style-name="Good" style:base-cell-address="deleted.B306"/>
      <style:map style:condition="cell-content()=&quot;N&quot;" style:apply-style-name="Bad" style:base-cell-address="deleted.B306"/>
      <style:map style:condition="cell-content()=0" style:apply-style-name="Bad" style:base-cell-address="deleted.B306"/>
    </style:style>
    <style:style style:name="ce2069" style:family="table-cell" style:parent-style-name="Default">
      <style:map style:condition="cell-content()=&quot;Y&quot;" style:apply-style-name="Good" style:base-cell-address="deleted.B307"/>
      <style:map style:condition="cell-content()=&quot;N&quot;" style:apply-style-name="Bad" style:base-cell-address="deleted.B307"/>
      <style:map style:condition="cell-content()=0" style:apply-style-name="Bad" style:base-cell-address="deleted.B307"/>
    </style:style>
    <style:style style:name="ce2070" style:family="table-cell" style:parent-style-name="Default">
      <style:map style:condition="cell-content()=&quot;Y&quot;" style:apply-style-name="Good" style:base-cell-address="deleted.B308"/>
      <style:map style:condition="cell-content()=&quot;N&quot;" style:apply-style-name="Bad" style:base-cell-address="deleted.B308"/>
      <style:map style:condition="cell-content()=0" style:apply-style-name="Bad" style:base-cell-address="deleted.B308"/>
    </style:style>
    <style:style style:name="ce2071" style:family="table-cell" style:parent-style-name="Default">
      <style:map style:condition="cell-content()=&quot;Y&quot;" style:apply-style-name="Good" style:base-cell-address="deleted.B314"/>
      <style:map style:condition="cell-content()=&quot;N&quot;" style:apply-style-name="Bad" style:base-cell-address="deleted.B314"/>
      <style:map style:condition="cell-content()=0" style:apply-style-name="Bad" style:base-cell-address="deleted.B314"/>
    </style:style>
    <style:style style:name="ce2072" style:family="table-cell" style:parent-style-name="Default">
      <style:map style:condition="cell-content()=&quot;Y&quot;" style:apply-style-name="Good" style:base-cell-address="deleted.B315"/>
      <style:map style:condition="cell-content()=&quot;N&quot;" style:apply-style-name="Bad" style:base-cell-address="deleted.B315"/>
      <style:map style:condition="cell-content()=0" style:apply-style-name="Bad" style:base-cell-address="deleted.B315"/>
    </style:style>
    <style:style style:name="ce2073" style:family="table-cell" style:parent-style-name="Default">
      <style:map style:condition="cell-content()=&quot;Y&quot;" style:apply-style-name="Good" style:base-cell-address="deleted.B316"/>
      <style:map style:condition="cell-content()=&quot;N&quot;" style:apply-style-name="Bad" style:base-cell-address="deleted.B316"/>
      <style:map style:condition="cell-content()=0" style:apply-style-name="Bad" style:base-cell-address="deleted.B316"/>
    </style:style>
    <style:style style:name="ce2074" style:family="table-cell" style:parent-style-name="Default">
      <style:map style:condition="cell-content()=&quot;Y&quot;" style:apply-style-name="Good" style:base-cell-address="deleted.B317"/>
      <style:map style:condition="cell-content()=&quot;N&quot;" style:apply-style-name="Bad" style:base-cell-address="deleted.B317"/>
      <style:map style:condition="cell-content()=0" style:apply-style-name="Bad" style:base-cell-address="deleted.B317"/>
    </style:style>
    <style:style style:name="ce2075" style:family="table-cell" style:parent-style-name="Default">
      <style:table-cell-properties fo:border="none"/>
      <style:map style:condition="cell-content()=&quot;Y&quot;" style:apply-style-name="Good" style:base-cell-address="deleted.B318"/>
      <style:map style:condition="cell-content()=&quot;N&quot;" style:apply-style-name="Bad" style:base-cell-address="deleted.B318"/>
      <style:map style:condition="cell-content()=0" style:apply-style-name="Bad" style:base-cell-address="deleted.B318"/>
    </style:style>
    <style:style style:name="ce2076" style:family="table-cell" style:parent-style-name="Default">
      <style:map style:condition="cell-content()=&quot;Y&quot;" style:apply-style-name="Good" style:base-cell-address="deleted.C2"/>
      <style:map style:condition="cell-content()=&quot;N&quot;" style:apply-style-name="Bad" style:base-cell-address="deleted.C2"/>
      <style:map style:condition="cell-content()=0" style:apply-style-name="Bad" style:base-cell-address="deleted.C2"/>
    </style:style>
    <style:style style:name="ce2077" style:family="table-cell" style:parent-style-name="Default">
      <style:map style:condition="cell-content()=&quot;Y&quot;" style:apply-style-name="Good" style:base-cell-address="deleted.C3"/>
      <style:map style:condition="cell-content()=&quot;N&quot;" style:apply-style-name="Bad" style:base-cell-address="deleted.C3"/>
      <style:map style:condition="cell-content()=0" style:apply-style-name="Bad" style:base-cell-address="deleted.C3"/>
    </style:style>
    <style:style style:name="ce2078" style:family="table-cell" style:parent-style-name="Default">
      <style:map style:condition="cell-content()=&quot;Y&quot;" style:apply-style-name="Good" style:base-cell-address="deleted.C5"/>
      <style:map style:condition="cell-content()=&quot;N&quot;" style:apply-style-name="Bad" style:base-cell-address="deleted.C5"/>
      <style:map style:condition="cell-content()=0" style:apply-style-name="Bad" style:base-cell-address="deleted.C5"/>
    </style:style>
    <style:style style:name="ce2079" style:family="table-cell" style:parent-style-name="Default">
      <style:map style:condition="cell-content()=&quot;Y&quot;" style:apply-style-name="Good" style:base-cell-address="deleted.C7"/>
      <style:map style:condition="cell-content()=&quot;N&quot;" style:apply-style-name="Bad" style:base-cell-address="deleted.C7"/>
      <style:map style:condition="cell-content()=0" style:apply-style-name="Bad" style:base-cell-address="deleted.C7"/>
    </style:style>
    <style:style style:name="ce2080" style:family="table-cell" style:parent-style-name="Default">
      <style:map style:condition="cell-content()=&quot;Y&quot;" style:apply-style-name="Good" style:base-cell-address="deleted.C25"/>
      <style:map style:condition="cell-content()=&quot;N&quot;" style:apply-style-name="Bad" style:base-cell-address="deleted.C25"/>
      <style:map style:condition="cell-content()=0" style:apply-style-name="Bad" style:base-cell-address="deleted.C25"/>
    </style:style>
    <style:style style:name="ce2081" style:family="table-cell" style:parent-style-name="Default">
      <style:map style:condition="cell-content()=&quot;Y&quot;" style:apply-style-name="Good" style:base-cell-address="deleted.C29"/>
      <style:map style:condition="cell-content()=&quot;N&quot;" style:apply-style-name="Bad" style:base-cell-address="deleted.C29"/>
      <style:map style:condition="cell-content()=0" style:apply-style-name="Bad" style:base-cell-address="deleted.C29"/>
    </style:style>
    <style:style style:name="ce2082" style:family="table-cell" style:parent-style-name="Default">
      <style:map style:condition="cell-content()=&quot;Y&quot;" style:apply-style-name="Good" style:base-cell-address="deleted.C30"/>
      <style:map style:condition="cell-content()=&quot;N&quot;" style:apply-style-name="Bad" style:base-cell-address="deleted.C30"/>
      <style:map style:condition="cell-content()=0" style:apply-style-name="Bad" style:base-cell-address="deleted.C30"/>
    </style:style>
    <style:style style:name="ce2397" style:family="table-cell" style:parent-style-name="Default">
      <style:map style:condition="cell-content()=&quot;Y&quot;" style:apply-style-name="Good" style:base-cell-address="deleted.C32"/>
      <style:map style:condition="cell-content()=&quot;N&quot;" style:apply-style-name="Bad" style:base-cell-address="deleted.C32"/>
      <style:map style:condition="cell-content()=0" style:apply-style-name="Bad" style:base-cell-address="deleted.C32"/>
    </style:style>
    <style:style style:name="ce2084" style:family="table-cell" style:parent-style-name="Default">
      <style:map style:condition="cell-content()=&quot;Y&quot;" style:apply-style-name="Good" style:base-cell-address="deleted.C33"/>
      <style:map style:condition="cell-content()=&quot;N&quot;" style:apply-style-name="Bad" style:base-cell-address="deleted.C33"/>
      <style:map style:condition="cell-content()=0" style:apply-style-name="Bad" style:base-cell-address="deleted.C33"/>
    </style:style>
    <style:style style:name="ce2085" style:family="table-cell" style:parent-style-name="Default">
      <style:map style:condition="cell-content()=&quot;Y&quot;" style:apply-style-name="Good" style:base-cell-address="deleted.C35"/>
      <style:map style:condition="cell-content()=&quot;N&quot;" style:apply-style-name="Bad" style:base-cell-address="deleted.C35"/>
      <style:map style:condition="cell-content()=0" style:apply-style-name="Bad" style:base-cell-address="deleted.C35"/>
    </style:style>
    <style:style style:name="ce2086" style:family="table-cell" style:parent-style-name="Default">
      <style:map style:condition="cell-content()=&quot;Y&quot;" style:apply-style-name="Good" style:base-cell-address="deleted.C36"/>
      <style:map style:condition="cell-content()=&quot;N&quot;" style:apply-style-name="Bad" style:base-cell-address="deleted.C36"/>
      <style:map style:condition="cell-content()=0" style:apply-style-name="Bad" style:base-cell-address="deleted.C36"/>
    </style:style>
    <style:style style:name="ce2087" style:family="table-cell" style:parent-style-name="Default">
      <style:map style:condition="cell-content()=&quot;Y&quot;" style:apply-style-name="Good" style:base-cell-address="deleted.C37"/>
      <style:map style:condition="cell-content()=&quot;N&quot;" style:apply-style-name="Bad" style:base-cell-address="deleted.C37"/>
      <style:map style:condition="cell-content()=0" style:apply-style-name="Bad" style:base-cell-address="deleted.C37"/>
    </style:style>
    <style:style style:name="ce2088" style:family="table-cell" style:parent-style-name="Default">
      <style:map style:condition="cell-content()=&quot;Y&quot;" style:apply-style-name="Good" style:base-cell-address="deleted.C39"/>
      <style:map style:condition="cell-content()=&quot;N&quot;" style:apply-style-name="Bad" style:base-cell-address="deleted.C39"/>
      <style:map style:condition="cell-content()=0" style:apply-style-name="Bad" style:base-cell-address="deleted.C39"/>
    </style:style>
    <style:style style:name="ce2403" style:family="table-cell" style:parent-style-name="Default"/>
    <style:style style:name="ce2090" style:family="table-cell" style:parent-style-name="Default">
      <style:map style:condition="cell-content()=&quot;Y&quot;" style:apply-style-name="Good" style:base-cell-address="deleted.C41"/>
      <style:map style:condition="cell-content()=&quot;N&quot;" style:apply-style-name="Bad" style:base-cell-address="deleted.C41"/>
      <style:map style:condition="cell-content()=0" style:apply-style-name="Bad" style:base-cell-address="deleted.C41"/>
    </style:style>
    <style:style style:name="ce2091" style:family="table-cell" style:parent-style-name="Default">
      <style:map style:condition="cell-content()=&quot;Y&quot;" style:apply-style-name="Good" style:base-cell-address="deleted.C45"/>
      <style:map style:condition="cell-content()=&quot;N&quot;" style:apply-style-name="Bad" style:base-cell-address="deleted.C45"/>
      <style:map style:condition="cell-content()=0" style:apply-style-name="Bad" style:base-cell-address="deleted.C45"/>
    </style:style>
    <style:style style:name="ce2092" style:family="table-cell" style:parent-style-name="Default">
      <style:map style:condition="cell-content()=&quot;Y&quot;" style:apply-style-name="Good" style:base-cell-address="deleted.C46"/>
      <style:map style:condition="cell-content()=&quot;N&quot;" style:apply-style-name="Bad" style:base-cell-address="deleted.C46"/>
      <style:map style:condition="cell-content()=0" style:apply-style-name="Bad" style:base-cell-address="deleted.C46"/>
    </style:style>
    <style:style style:name="ce2093" style:family="table-cell" style:parent-style-name="Default">
      <style:map style:condition="cell-content()=&quot;Y&quot;" style:apply-style-name="Good" style:base-cell-address="deleted.C51"/>
      <style:map style:condition="cell-content()=&quot;N&quot;" style:apply-style-name="Bad" style:base-cell-address="deleted.C51"/>
      <style:map style:condition="cell-content()=0" style:apply-style-name="Bad" style:base-cell-address="deleted.C51"/>
    </style:style>
    <style:style style:name="ce2094" style:family="table-cell" style:parent-style-name="Default">
      <style:map style:condition="cell-content()=&quot;Y&quot;" style:apply-style-name="Good" style:base-cell-address="deleted.C69"/>
      <style:map style:condition="cell-content()=&quot;N&quot;" style:apply-style-name="Bad" style:base-cell-address="deleted.C69"/>
      <style:map style:condition="cell-content()=0" style:apply-style-name="Bad" style:base-cell-address="deleted.C69"/>
    </style:style>
    <style:style style:name="ce2095" style:family="table-cell" style:parent-style-name="Default">
      <style:map style:condition="cell-content()=&quot;Y&quot;" style:apply-style-name="Good" style:base-cell-address="deleted.C71"/>
      <style:map style:condition="cell-content()=&quot;N&quot;" style:apply-style-name="Bad" style:base-cell-address="deleted.C71"/>
      <style:map style:condition="cell-content()=0" style:apply-style-name="Bad" style:base-cell-address="deleted.C71"/>
    </style:style>
    <style:style style:name="ce2096" style:family="table-cell" style:parent-style-name="Default">
      <style:map style:condition="cell-content()=&quot;Y&quot;" style:apply-style-name="Good" style:base-cell-address="deleted.C75"/>
      <style:map style:condition="cell-content()=&quot;N&quot;" style:apply-style-name="Bad" style:base-cell-address="deleted.C75"/>
      <style:map style:condition="cell-content()=0" style:apply-style-name="Bad" style:base-cell-address="deleted.C75"/>
    </style:style>
    <style:style style:name="ce2411" style:family="table-cell" style:parent-style-name="Default"/>
    <style:style style:name="ce2098" style:family="table-cell" style:parent-style-name="Default">
      <style:map style:condition="cell-content()=&quot;Y&quot;" style:apply-style-name="Good" style:base-cell-address="deleted.C77"/>
      <style:map style:condition="cell-content()=&quot;N&quot;" style:apply-style-name="Bad" style:base-cell-address="deleted.C77"/>
      <style:map style:condition="cell-content()=0" style:apply-style-name="Bad" style:base-cell-address="deleted.C77"/>
    </style:style>
    <style:style style:name="ce2099" style:family="table-cell" style:parent-style-name="Default">
      <style:map style:condition="cell-content()=&quot;Y&quot;" style:apply-style-name="Good" style:base-cell-address="deleted.C78"/>
      <style:map style:condition="cell-content()=&quot;N&quot;" style:apply-style-name="Bad" style:base-cell-address="deleted.C78"/>
      <style:map style:condition="cell-content()=0" style:apply-style-name="Bad" style:base-cell-address="deleted.C78"/>
    </style:style>
    <style:style style:name="ce2100" style:family="table-cell" style:parent-style-name="Default">
      <style:map style:condition="cell-content()=&quot;Y&quot;" style:apply-style-name="Good" style:base-cell-address="deleted.C81"/>
      <style:map style:condition="cell-content()=&quot;N&quot;" style:apply-style-name="Bad" style:base-cell-address="deleted.C81"/>
      <style:map style:condition="cell-content()=0" style:apply-style-name="Bad" style:base-cell-address="deleted.C81"/>
    </style:style>
    <style:style style:name="ce2101" style:family="table-cell" style:parent-style-name="Default">
      <style:map style:condition="cell-content()=&quot;Y&quot;" style:apply-style-name="Good" style:base-cell-address="deleted.C84"/>
      <style:map style:condition="cell-content()=&quot;N&quot;" style:apply-style-name="Bad" style:base-cell-address="deleted.C84"/>
      <style:map style:condition="cell-content()=0" style:apply-style-name="Bad" style:base-cell-address="deleted.C84"/>
    </style:style>
    <style:style style:name="ce2102" style:family="table-cell" style:parent-style-name="Default">
      <style:map style:condition="cell-content()=&quot;Y&quot;" style:apply-style-name="Good" style:base-cell-address="deleted.C87"/>
      <style:map style:condition="cell-content()=&quot;N&quot;" style:apply-style-name="Bad" style:base-cell-address="deleted.C87"/>
      <style:map style:condition="cell-content()=0" style:apply-style-name="Bad" style:base-cell-address="deleted.C87"/>
    </style:style>
    <style:style style:name="ce2103" style:family="table-cell" style:parent-style-name="Default">
      <style:map style:condition="cell-content()=&quot;Y&quot;" style:apply-style-name="Good" style:base-cell-address="deleted.C99"/>
      <style:map style:condition="cell-content()=&quot;N&quot;" style:apply-style-name="Bad" style:base-cell-address="deleted.C99"/>
      <style:map style:condition="cell-content()=0" style:apply-style-name="Bad" style:base-cell-address="deleted.C99"/>
    </style:style>
    <style:style style:name="ce2104" style:family="table-cell" style:parent-style-name="Default">
      <style:map style:condition="cell-content()=&quot;Y&quot;" style:apply-style-name="Good" style:base-cell-address="deleted.C100"/>
      <style:map style:condition="cell-content()=&quot;N&quot;" style:apply-style-name="Bad" style:base-cell-address="deleted.C100"/>
      <style:map style:condition="cell-content()=0" style:apply-style-name="Bad" style:base-cell-address="deleted.C100"/>
    </style:style>
    <style:style style:name="ce2105" style:family="table-cell" style:parent-style-name="Default">
      <style:map style:condition="cell-content()=&quot;Y&quot;" style:apply-style-name="Good" style:base-cell-address="deleted.C107"/>
      <style:map style:condition="cell-content()=&quot;N&quot;" style:apply-style-name="Bad" style:base-cell-address="deleted.C107"/>
      <style:map style:condition="cell-content()=0" style:apply-style-name="Bad" style:base-cell-address="deleted.C107"/>
    </style:style>
    <style:style style:name="ce2106" style:family="table-cell" style:parent-style-name="Default">
      <style:map style:condition="cell-content()=&quot;Y&quot;" style:apply-style-name="Good" style:base-cell-address="deleted.C109"/>
      <style:map style:condition="cell-content()=&quot;N&quot;" style:apply-style-name="Bad" style:base-cell-address="deleted.C109"/>
      <style:map style:condition="cell-content()=0" style:apply-style-name="Bad" style:base-cell-address="deleted.C109"/>
    </style:style>
    <style:style style:name="ce2107" style:family="table-cell" style:parent-style-name="Default">
      <style:map style:condition="cell-content()=&quot;Y&quot;" style:apply-style-name="Good" style:base-cell-address="deleted.C111"/>
      <style:map style:condition="cell-content()=&quot;N&quot;" style:apply-style-name="Bad" style:base-cell-address="deleted.C111"/>
      <style:map style:condition="cell-content()=0" style:apply-style-name="Bad" style:base-cell-address="deleted.C111"/>
    </style:style>
    <style:style style:name="ce2108" style:family="table-cell" style:parent-style-name="Default">
      <style:map style:condition="cell-content()=&quot;Y&quot;" style:apply-style-name="Good" style:base-cell-address="deleted.C112"/>
      <style:map style:condition="cell-content()=&quot;N&quot;" style:apply-style-name="Bad" style:base-cell-address="deleted.C112"/>
      <style:map style:condition="cell-content()=0" style:apply-style-name="Bad" style:base-cell-address="deleted.C112"/>
    </style:style>
    <style:style style:name="ce2109" style:family="table-cell" style:parent-style-name="Default">
      <style:map style:condition="cell-content()=&quot;Y&quot;" style:apply-style-name="Good" style:base-cell-address="deleted.C114"/>
      <style:map style:condition="cell-content()=&quot;N&quot;" style:apply-style-name="Bad" style:base-cell-address="deleted.C114"/>
      <style:map style:condition="cell-content()=0" style:apply-style-name="Bad" style:base-cell-address="deleted.C114"/>
    </style:style>
    <style:style style:name="ce2110" style:family="table-cell" style:parent-style-name="Default">
      <style:map style:condition="cell-content()=&quot;Y&quot;" style:apply-style-name="Good" style:base-cell-address="deleted.C116"/>
      <style:map style:condition="cell-content()=&quot;N&quot;" style:apply-style-name="Bad" style:base-cell-address="deleted.C116"/>
      <style:map style:condition="cell-content()=0" style:apply-style-name="Bad" style:base-cell-address="deleted.C116"/>
    </style:style>
    <style:style style:name="ce2111" style:family="table-cell" style:parent-style-name="Default">
      <style:map style:condition="cell-content()=&quot;Y&quot;" style:apply-style-name="Good" style:base-cell-address="deleted.C140"/>
      <style:map style:condition="cell-content()=&quot;N&quot;" style:apply-style-name="Bad" style:base-cell-address="deleted.C140"/>
      <style:map style:condition="cell-content()=0" style:apply-style-name="Bad" style:base-cell-address="deleted.C140"/>
    </style:style>
    <style:style style:name="ce2112" style:family="table-cell" style:parent-style-name="Default">
      <style:map style:condition="cell-content()=&quot;Y&quot;" style:apply-style-name="Good" style:base-cell-address="deleted.C141"/>
      <style:map style:condition="cell-content()=&quot;N&quot;" style:apply-style-name="Bad" style:base-cell-address="deleted.C141"/>
      <style:map style:condition="cell-content()=0" style:apply-style-name="Bad" style:base-cell-address="deleted.C141"/>
    </style:style>
    <style:style style:name="ce2113" style:family="table-cell" style:parent-style-name="Default">
      <style:map style:condition="cell-content()=&quot;Y&quot;" style:apply-style-name="Good" style:base-cell-address="deleted.C142"/>
      <style:map style:condition="cell-content()=&quot;N&quot;" style:apply-style-name="Bad" style:base-cell-address="deleted.C142"/>
      <style:map style:condition="cell-content()=0" style:apply-style-name="Bad" style:base-cell-address="deleted.C142"/>
    </style:style>
    <style:style style:name="ce2114" style:family="table-cell" style:parent-style-name="Default">
      <style:map style:condition="cell-content()=&quot;Y&quot;" style:apply-style-name="Good" style:base-cell-address="deleted.C145"/>
      <style:map style:condition="cell-content()=&quot;N&quot;" style:apply-style-name="Bad" style:base-cell-address="deleted.C145"/>
      <style:map style:condition="cell-content()=0" style:apply-style-name="Bad" style:base-cell-address="deleted.C145"/>
    </style:style>
    <style:style style:name="ce2115" style:family="table-cell" style:parent-style-name="Default">
      <style:map style:condition="cell-content()=&quot;Y&quot;" style:apply-style-name="Good" style:base-cell-address="deleted.C146"/>
      <style:map style:condition="cell-content()=&quot;N&quot;" style:apply-style-name="Bad" style:base-cell-address="deleted.C146"/>
      <style:map style:condition="cell-content()=0" style:apply-style-name="Bad" style:base-cell-address="deleted.C146"/>
    </style:style>
    <style:style style:name="ce2116" style:family="table-cell" style:parent-style-name="Default">
      <style:map style:condition="cell-content()=&quot;Y&quot;" style:apply-style-name="Good" style:base-cell-address="deleted.C147"/>
      <style:map style:condition="cell-content()=&quot;N&quot;" style:apply-style-name="Bad" style:base-cell-address="deleted.C147"/>
      <style:map style:condition="cell-content()=0" style:apply-style-name="Bad" style:base-cell-address="deleted.C147"/>
    </style:style>
    <style:style style:name="ce2117" style:family="table-cell" style:parent-style-name="Default">
      <style:map style:condition="cell-content()=&quot;Y&quot;" style:apply-style-name="Good" style:base-cell-address="deleted.C148"/>
      <style:map style:condition="cell-content()=&quot;N&quot;" style:apply-style-name="Bad" style:base-cell-address="deleted.C148"/>
      <style:map style:condition="cell-content()=0" style:apply-style-name="Bad" style:base-cell-address="deleted.C148"/>
    </style:style>
    <style:style style:name="ce2118" style:family="table-cell" style:parent-style-name="Default">
      <style:map style:condition="cell-content()=&quot;Y&quot;" style:apply-style-name="Good" style:base-cell-address="deleted.C149"/>
      <style:map style:condition="cell-content()=&quot;N&quot;" style:apply-style-name="Bad" style:base-cell-address="deleted.C149"/>
      <style:map style:condition="cell-content()=0" style:apply-style-name="Bad" style:base-cell-address="deleted.C149"/>
    </style:style>
    <style:style style:name="ce2119" style:family="table-cell" style:parent-style-name="Default">
      <style:map style:condition="cell-content()=&quot;Y&quot;" style:apply-style-name="Good" style:base-cell-address="deleted.C150"/>
      <style:map style:condition="cell-content()=&quot;N&quot;" style:apply-style-name="Bad" style:base-cell-address="deleted.C150"/>
      <style:map style:condition="cell-content()=0" style:apply-style-name="Bad" style:base-cell-address="deleted.C150"/>
    </style:style>
    <style:style style:name="ce2120" style:family="table-cell" style:parent-style-name="Default">
      <style:map style:condition="cell-content()=&quot;Y&quot;" style:apply-style-name="Good" style:base-cell-address="deleted.C151"/>
      <style:map style:condition="cell-content()=&quot;N&quot;" style:apply-style-name="Bad" style:base-cell-address="deleted.C151"/>
      <style:map style:condition="cell-content()=0" style:apply-style-name="Bad" style:base-cell-address="deleted.C151"/>
    </style:style>
    <style:style style:name="ce2121" style:family="table-cell" style:parent-style-name="Default">
      <style:map style:condition="cell-content()=&quot;Y&quot;" style:apply-style-name="Good" style:base-cell-address="deleted.C158"/>
      <style:map style:condition="cell-content()=&quot;N&quot;" style:apply-style-name="Bad" style:base-cell-address="deleted.C158"/>
      <style:map style:condition="cell-content()=0" style:apply-style-name="Bad" style:base-cell-address="deleted.C158"/>
    </style:style>
    <style:style style:name="ce2122" style:family="table-cell" style:parent-style-name="Default">
      <style:map style:condition="cell-content()=&quot;Y&quot;" style:apply-style-name="Good" style:base-cell-address="deleted.C159"/>
      <style:map style:condition="cell-content()=&quot;N&quot;" style:apply-style-name="Bad" style:base-cell-address="deleted.C159"/>
      <style:map style:condition="cell-content()=0" style:apply-style-name="Bad" style:base-cell-address="deleted.C159"/>
    </style:style>
    <style:style style:name="ce2123" style:family="table-cell" style:parent-style-name="Default">
      <style:map style:condition="cell-content()=&quot;Y&quot;" style:apply-style-name="Good" style:base-cell-address="deleted.C160"/>
      <style:map style:condition="cell-content()=&quot;N&quot;" style:apply-style-name="Bad" style:base-cell-address="deleted.C160"/>
      <style:map style:condition="cell-content()=0" style:apply-style-name="Bad" style:base-cell-address="deleted.C160"/>
    </style:style>
    <style:style style:name="ce2124" style:family="table-cell" style:parent-style-name="Default">
      <style:map style:condition="cell-content()=&quot;Y&quot;" style:apply-style-name="Good" style:base-cell-address="deleted.C164"/>
      <style:map style:condition="cell-content()=&quot;N&quot;" style:apply-style-name="Bad" style:base-cell-address="deleted.C164"/>
      <style:map style:condition="cell-content()=0" style:apply-style-name="Bad" style:base-cell-address="deleted.C164"/>
    </style:style>
    <style:style style:name="ce2125" style:family="table-cell" style:parent-style-name="Default">
      <style:map style:condition="cell-content()=&quot;Y&quot;" style:apply-style-name="Good" style:base-cell-address="deleted.C167"/>
      <style:map style:condition="cell-content()=&quot;N&quot;" style:apply-style-name="Bad" style:base-cell-address="deleted.C167"/>
      <style:map style:condition="cell-content()=0" style:apply-style-name="Bad" style:base-cell-address="deleted.C167"/>
    </style:style>
    <style:style style:name="ce2126" style:family="table-cell" style:parent-style-name="Default">
      <style:map style:condition="cell-content()=&quot;Y&quot;" style:apply-style-name="Good" style:base-cell-address="deleted.C168"/>
      <style:map style:condition="cell-content()=&quot;N&quot;" style:apply-style-name="Bad" style:base-cell-address="deleted.C168"/>
      <style:map style:condition="cell-content()=0" style:apply-style-name="Bad" style:base-cell-address="deleted.C168"/>
    </style:style>
    <style:style style:name="ce2127" style:family="table-cell" style:parent-style-name="Default">
      <style:map style:condition="cell-content()=&quot;Y&quot;" style:apply-style-name="Good" style:base-cell-address="deleted.C169"/>
      <style:map style:condition="cell-content()=&quot;N&quot;" style:apply-style-name="Bad" style:base-cell-address="deleted.C169"/>
      <style:map style:condition="cell-content()=0" style:apply-style-name="Bad" style:base-cell-address="deleted.C169"/>
    </style:style>
    <style:style style:name="ce2128" style:family="table-cell" style:parent-style-name="Default">
      <style:map style:condition="cell-content()=&quot;Y&quot;" style:apply-style-name="Good" style:base-cell-address="deleted.C171"/>
      <style:map style:condition="cell-content()=&quot;N&quot;" style:apply-style-name="Bad" style:base-cell-address="deleted.C171"/>
      <style:map style:condition="cell-content()=0" style:apply-style-name="Bad" style:base-cell-address="deleted.C171"/>
    </style:style>
    <style:style style:name="ce2129" style:family="table-cell" style:parent-style-name="Default">
      <style:map style:condition="cell-content()=&quot;Y&quot;" style:apply-style-name="Good" style:base-cell-address="deleted.C176"/>
      <style:map style:condition="cell-content()=&quot;N&quot;" style:apply-style-name="Bad" style:base-cell-address="deleted.C176"/>
      <style:map style:condition="cell-content()=0" style:apply-style-name="Bad" style:base-cell-address="deleted.C176"/>
    </style:style>
    <style:style style:name="ce2130" style:family="table-cell" style:parent-style-name="Default">
      <style:map style:condition="cell-content()=&quot;Y&quot;" style:apply-style-name="Good" style:base-cell-address="deleted.C178"/>
      <style:map style:condition="cell-content()=&quot;N&quot;" style:apply-style-name="Bad" style:base-cell-address="deleted.C178"/>
      <style:map style:condition="cell-content()=0" style:apply-style-name="Bad" style:base-cell-address="deleted.C178"/>
    </style:style>
    <style:style style:name="ce2131" style:family="table-cell" style:parent-style-name="Default">
      <style:map style:condition="cell-content()=&quot;Y&quot;" style:apply-style-name="Good" style:base-cell-address="deleted.C182"/>
      <style:map style:condition="cell-content()=&quot;N&quot;" style:apply-style-name="Bad" style:base-cell-address="deleted.C182"/>
      <style:map style:condition="cell-content()=0" style:apply-style-name="Bad" style:base-cell-address="deleted.C182"/>
    </style:style>
    <style:style style:name="ce2132" style:family="table-cell" style:parent-style-name="Default">
      <style:map style:condition="cell-content()=&quot;Y&quot;" style:apply-style-name="Good" style:base-cell-address="deleted.C199"/>
      <style:map style:condition="cell-content()=&quot;N&quot;" style:apply-style-name="Bad" style:base-cell-address="deleted.C199"/>
      <style:map style:condition="cell-content()=0" style:apply-style-name="Bad" style:base-cell-address="deleted.C199"/>
    </style:style>
    <style:style style:name="ce2133" style:family="table-cell" style:parent-style-name="Default">
      <style:map style:condition="cell-content()=&quot;Y&quot;" style:apply-style-name="Good" style:base-cell-address="deleted.C200"/>
      <style:map style:condition="cell-content()=&quot;N&quot;" style:apply-style-name="Bad" style:base-cell-address="deleted.C200"/>
      <style:map style:condition="cell-content()=0" style:apply-style-name="Bad" style:base-cell-address="deleted.C200"/>
    </style:style>
    <style:style style:name="ce2134" style:family="table-cell" style:parent-style-name="Default">
      <style:map style:condition="cell-content()=&quot;Y&quot;" style:apply-style-name="Good" style:base-cell-address="deleted.C201"/>
      <style:map style:condition="cell-content()=&quot;N&quot;" style:apply-style-name="Bad" style:base-cell-address="deleted.C201"/>
      <style:map style:condition="cell-content()=0" style:apply-style-name="Bad" style:base-cell-address="deleted.C201"/>
    </style:style>
    <style:style style:name="ce2135" style:family="table-cell" style:parent-style-name="Default">
      <style:map style:condition="cell-content()=&quot;Y&quot;" style:apply-style-name="Good" style:base-cell-address="deleted.C202"/>
      <style:map style:condition="cell-content()=&quot;N&quot;" style:apply-style-name="Bad" style:base-cell-address="deleted.C202"/>
      <style:map style:condition="cell-content()=0" style:apply-style-name="Bad" style:base-cell-address="deleted.C202"/>
    </style:style>
    <style:style style:name="ce2136" style:family="table-cell" style:parent-style-name="Default">
      <style:map style:condition="cell-content()=&quot;Y&quot;" style:apply-style-name="Good" style:base-cell-address="deleted.C203"/>
      <style:map style:condition="cell-content()=&quot;N&quot;" style:apply-style-name="Bad" style:base-cell-address="deleted.C203"/>
      <style:map style:condition="cell-content()=0" style:apply-style-name="Bad" style:base-cell-address="deleted.C203"/>
    </style:style>
    <style:style style:name="ce2137" style:family="table-cell" style:parent-style-name="Default">
      <style:map style:condition="cell-content()=&quot;Y&quot;" style:apply-style-name="Good" style:base-cell-address="deleted.C204"/>
      <style:map style:condition="cell-content()=&quot;N&quot;" style:apply-style-name="Bad" style:base-cell-address="deleted.C204"/>
      <style:map style:condition="cell-content()=0" style:apply-style-name="Bad" style:base-cell-address="deleted.C204"/>
    </style:style>
    <style:style style:name="ce2138" style:family="table-cell" style:parent-style-name="Default">
      <style:map style:condition="cell-content()=&quot;Y&quot;" style:apply-style-name="Good" style:base-cell-address="deleted.C206"/>
      <style:map style:condition="cell-content()=&quot;N&quot;" style:apply-style-name="Bad" style:base-cell-address="deleted.C206"/>
      <style:map style:condition="cell-content()=0" style:apply-style-name="Bad" style:base-cell-address="deleted.C206"/>
    </style:style>
    <style:style style:name="ce2139" style:family="table-cell" style:parent-style-name="Default">
      <style:map style:condition="cell-content()=&quot;Y&quot;" style:apply-style-name="Good" style:base-cell-address="deleted.C208"/>
      <style:map style:condition="cell-content()=&quot;N&quot;" style:apply-style-name="Bad" style:base-cell-address="deleted.C208"/>
      <style:map style:condition="cell-content()=0" style:apply-style-name="Bad" style:base-cell-address="deleted.C208"/>
    </style:style>
    <style:style style:name="ce2140" style:family="table-cell" style:parent-style-name="Default">
      <style:map style:condition="cell-content()=&quot;Y&quot;" style:apply-style-name="Good" style:base-cell-address="deleted.C209"/>
      <style:map style:condition="cell-content()=&quot;N&quot;" style:apply-style-name="Bad" style:base-cell-address="deleted.C209"/>
      <style:map style:condition="cell-content()=0" style:apply-style-name="Bad" style:base-cell-address="deleted.C209"/>
    </style:style>
    <style:style style:name="ce2141" style:family="table-cell" style:parent-style-name="Default">
      <style:map style:condition="cell-content()=&quot;Y&quot;" style:apply-style-name="Good" style:base-cell-address="deleted.C213"/>
      <style:map style:condition="cell-content()=&quot;N&quot;" style:apply-style-name="Bad" style:base-cell-address="deleted.C213"/>
      <style:map style:condition="cell-content()=0" style:apply-style-name="Bad" style:base-cell-address="deleted.C213"/>
    </style:style>
    <style:style style:name="ce2142" style:family="table-cell" style:parent-style-name="Default">
      <style:map style:condition="cell-content()=&quot;Y&quot;" style:apply-style-name="Good" style:base-cell-address="deleted.C223"/>
      <style:map style:condition="cell-content()=&quot;N&quot;" style:apply-style-name="Bad" style:base-cell-address="deleted.C223"/>
      <style:map style:condition="cell-content()=0" style:apply-style-name="Bad" style:base-cell-address="deleted.C223"/>
    </style:style>
    <style:style style:name="ce2143" style:family="table-cell" style:parent-style-name="Default">
      <style:map style:condition="cell-content()=&quot;Y&quot;" style:apply-style-name="Good" style:base-cell-address="deleted.C225"/>
      <style:map style:condition="cell-content()=&quot;N&quot;" style:apply-style-name="Bad" style:base-cell-address="deleted.C225"/>
      <style:map style:condition="cell-content()=0" style:apply-style-name="Bad" style:base-cell-address="deleted.C225"/>
    </style:style>
    <style:style style:name="ce2144" style:family="table-cell" style:parent-style-name="Default">
      <style:map style:condition="cell-content()=&quot;Y&quot;" style:apply-style-name="Good" style:base-cell-address="deleted.C229"/>
      <style:map style:condition="cell-content()=&quot;N&quot;" style:apply-style-name="Bad" style:base-cell-address="deleted.C229"/>
      <style:map style:condition="cell-content()=0" style:apply-style-name="Bad" style:base-cell-address="deleted.C229"/>
    </style:style>
    <style:style style:name="ce2145" style:family="table-cell" style:parent-style-name="Default">
      <style:map style:condition="cell-content()=&quot;Y&quot;" style:apply-style-name="Good" style:base-cell-address="deleted.C231"/>
      <style:map style:condition="cell-content()=&quot;N&quot;" style:apply-style-name="Bad" style:base-cell-address="deleted.C231"/>
      <style:map style:condition="cell-content()=0" style:apply-style-name="Bad" style:base-cell-address="deleted.C231"/>
    </style:style>
    <style:style style:name="ce2146" style:family="table-cell" style:parent-style-name="Default">
      <style:map style:condition="cell-content()=&quot;Y&quot;" style:apply-style-name="Good" style:base-cell-address="deleted.C232"/>
      <style:map style:condition="cell-content()=&quot;N&quot;" style:apply-style-name="Bad" style:base-cell-address="deleted.C232"/>
      <style:map style:condition="cell-content()=0" style:apply-style-name="Bad" style:base-cell-address="deleted.C232"/>
    </style:style>
    <style:style style:name="ce2147" style:family="table-cell" style:parent-style-name="Default">
      <style:map style:condition="cell-content()=&quot;Y&quot;" style:apply-style-name="Good" style:base-cell-address="deleted.C233"/>
      <style:map style:condition="cell-content()=&quot;N&quot;" style:apply-style-name="Bad" style:base-cell-address="deleted.C233"/>
      <style:map style:condition="cell-content()=0" style:apply-style-name="Bad" style:base-cell-address="deleted.C233"/>
    </style:style>
    <style:style style:name="ce2148" style:family="table-cell" style:parent-style-name="Default">
      <style:map style:condition="cell-content()=&quot;Y&quot;" style:apply-style-name="Good" style:base-cell-address="deleted.C237"/>
      <style:map style:condition="cell-content()=&quot;N&quot;" style:apply-style-name="Bad" style:base-cell-address="deleted.C237"/>
      <style:map style:condition="cell-content()=0" style:apply-style-name="Bad" style:base-cell-address="deleted.C237"/>
    </style:style>
    <style:style style:name="ce2149" style:family="table-cell" style:parent-style-name="Default">
      <style:map style:condition="cell-content()=&quot;Y&quot;" style:apply-style-name="Good" style:base-cell-address="deleted.C241"/>
      <style:map style:condition="cell-content()=&quot;N&quot;" style:apply-style-name="Bad" style:base-cell-address="deleted.C241"/>
      <style:map style:condition="cell-content()=0" style:apply-style-name="Bad" style:base-cell-address="deleted.C241"/>
    </style:style>
    <style:style style:name="ce2150" style:family="table-cell" style:parent-style-name="Default">
      <style:map style:condition="cell-content()=&quot;Y&quot;" style:apply-style-name="Good" style:base-cell-address="deleted.C243"/>
      <style:map style:condition="cell-content()=&quot;N&quot;" style:apply-style-name="Bad" style:base-cell-address="deleted.C243"/>
      <style:map style:condition="cell-content()=0" style:apply-style-name="Bad" style:base-cell-address="deleted.C243"/>
    </style:style>
    <style:style style:name="ce2151" style:family="table-cell" style:parent-style-name="Default">
      <style:map style:condition="cell-content()=&quot;Y&quot;" style:apply-style-name="Good" style:base-cell-address="deleted.C244"/>
      <style:map style:condition="cell-content()=&quot;N&quot;" style:apply-style-name="Bad" style:base-cell-address="deleted.C244"/>
      <style:map style:condition="cell-content()=0" style:apply-style-name="Bad" style:base-cell-address="deleted.C244"/>
    </style:style>
    <style:style style:name="ce2152" style:family="table-cell" style:parent-style-name="Default">
      <style:map style:condition="cell-content()=&quot;Y&quot;" style:apply-style-name="Good" style:base-cell-address="deleted.C245"/>
      <style:map style:condition="cell-content()=&quot;N&quot;" style:apply-style-name="Bad" style:base-cell-address="deleted.C245"/>
      <style:map style:condition="cell-content()=0" style:apply-style-name="Bad" style:base-cell-address="deleted.C245"/>
    </style:style>
    <style:style style:name="ce2153" style:family="table-cell" style:parent-style-name="Default">
      <style:map style:condition="cell-content()=&quot;Y&quot;" style:apply-style-name="Good" style:base-cell-address="deleted.C249"/>
      <style:map style:condition="cell-content()=&quot;N&quot;" style:apply-style-name="Bad" style:base-cell-address="deleted.C249"/>
      <style:map style:condition="cell-content()=0" style:apply-style-name="Bad" style:base-cell-address="deleted.C249"/>
    </style:style>
    <style:style style:name="ce2154" style:family="table-cell" style:parent-style-name="Default">
      <style:map style:condition="cell-content()=&quot;Y&quot;" style:apply-style-name="Good" style:base-cell-address="deleted.C250"/>
      <style:map style:condition="cell-content()=&quot;N&quot;" style:apply-style-name="Bad" style:base-cell-address="deleted.C250"/>
      <style:map style:condition="cell-content()=0" style:apply-style-name="Bad" style:base-cell-address="deleted.C250"/>
    </style:style>
    <style:style style:name="ce2155" style:family="table-cell" style:parent-style-name="Default">
      <style:map style:condition="cell-content()=&quot;Y&quot;" style:apply-style-name="Good" style:base-cell-address="deleted.C252"/>
      <style:map style:condition="cell-content()=&quot;N&quot;" style:apply-style-name="Bad" style:base-cell-address="deleted.C252"/>
      <style:map style:condition="cell-content()=0" style:apply-style-name="Bad" style:base-cell-address="deleted.C252"/>
    </style:style>
    <style:style style:name="ce2156" style:family="table-cell" style:parent-style-name="Default">
      <style:map style:condition="cell-content()=&quot;Y&quot;" style:apply-style-name="Good" style:base-cell-address="deleted.C254"/>
      <style:map style:condition="cell-content()=&quot;N&quot;" style:apply-style-name="Bad" style:base-cell-address="deleted.C254"/>
      <style:map style:condition="cell-content()=0" style:apply-style-name="Bad" style:base-cell-address="deleted.C254"/>
    </style:style>
    <style:style style:name="ce2157" style:family="table-cell" style:parent-style-name="Default">
      <style:map style:condition="cell-content()=&quot;Y&quot;" style:apply-style-name="Good" style:base-cell-address="deleted.C255"/>
      <style:map style:condition="cell-content()=&quot;N&quot;" style:apply-style-name="Bad" style:base-cell-address="deleted.C255"/>
      <style:map style:condition="cell-content()=0" style:apply-style-name="Bad" style:base-cell-address="deleted.C255"/>
    </style:style>
    <style:style style:name="ce2158" style:family="table-cell" style:parent-style-name="Default">
      <style:map style:condition="cell-content()=&quot;Y&quot;" style:apply-style-name="Good" style:base-cell-address="deleted.C260"/>
      <style:map style:condition="cell-content()=&quot;N&quot;" style:apply-style-name="Bad" style:base-cell-address="deleted.C260"/>
      <style:map style:condition="cell-content()=0" style:apply-style-name="Bad" style:base-cell-address="deleted.C260"/>
    </style:style>
    <style:style style:name="ce2159" style:family="table-cell" style:parent-style-name="Default">
      <style:map style:condition="cell-content()=&quot;Y&quot;" style:apply-style-name="Good" style:base-cell-address="deleted.C261"/>
      <style:map style:condition="cell-content()=&quot;N&quot;" style:apply-style-name="Bad" style:base-cell-address="deleted.C261"/>
      <style:map style:condition="cell-content()=0" style:apply-style-name="Bad" style:base-cell-address="deleted.C261"/>
    </style:style>
    <style:style style:name="ce2160" style:family="table-cell" style:parent-style-name="Default">
      <style:map style:condition="cell-content()=&quot;Y&quot;" style:apply-style-name="Good" style:base-cell-address="deleted.C262"/>
      <style:map style:condition="cell-content()=&quot;N&quot;" style:apply-style-name="Bad" style:base-cell-address="deleted.C262"/>
      <style:map style:condition="cell-content()=0" style:apply-style-name="Bad" style:base-cell-address="deleted.C262"/>
    </style:style>
    <style:style style:name="ce2161" style:family="table-cell" style:parent-style-name="Default">
      <style:map style:condition="cell-content()=&quot;Y&quot;" style:apply-style-name="Good" style:base-cell-address="deleted.C263"/>
      <style:map style:condition="cell-content()=&quot;N&quot;" style:apply-style-name="Bad" style:base-cell-address="deleted.C263"/>
      <style:map style:condition="cell-content()=0" style:apply-style-name="Bad" style:base-cell-address="deleted.C263"/>
    </style:style>
    <style:style style:name="ce2476" style:family="table-cell" style:parent-style-name="Default"/>
    <style:style style:name="ce2163" style:family="table-cell" style:parent-style-name="Default">
      <style:map style:condition="cell-content()=&quot;Y&quot;" style:apply-style-name="Good" style:base-cell-address="deleted.C267"/>
      <style:map style:condition="cell-content()=&quot;N&quot;" style:apply-style-name="Bad" style:base-cell-address="deleted.C267"/>
      <style:map style:condition="cell-content()=0" style:apply-style-name="Bad" style:base-cell-address="deleted.C267"/>
    </style:style>
    <style:style style:name="ce2164" style:family="table-cell" style:parent-style-name="Default">
      <style:map style:condition="cell-content()=&quot;Y&quot;" style:apply-style-name="Good" style:base-cell-address="deleted.C270"/>
      <style:map style:condition="cell-content()=&quot;N&quot;" style:apply-style-name="Bad" style:base-cell-address="deleted.C270"/>
      <style:map style:condition="cell-content()=0" style:apply-style-name="Bad" style:base-cell-address="deleted.C270"/>
    </style:style>
    <style:style style:name="ce2165" style:family="table-cell" style:parent-style-name="Default">
      <style:map style:condition="cell-content()=&quot;Y&quot;" style:apply-style-name="Good" style:base-cell-address="deleted.C273"/>
      <style:map style:condition="cell-content()=&quot;N&quot;" style:apply-style-name="Bad" style:base-cell-address="deleted.C273"/>
      <style:map style:condition="cell-content()=0" style:apply-style-name="Bad" style:base-cell-address="deleted.C273"/>
    </style:style>
    <style:style style:name="ce2166" style:family="table-cell" style:parent-style-name="Default">
      <style:map style:condition="cell-content()=&quot;Y&quot;" style:apply-style-name="Good" style:base-cell-address="deleted.C275"/>
      <style:map style:condition="cell-content()=&quot;N&quot;" style:apply-style-name="Bad" style:base-cell-address="deleted.C275"/>
      <style:map style:condition="cell-content()=0" style:apply-style-name="Bad" style:base-cell-address="deleted.C275"/>
    </style:style>
    <style:style style:name="ce2167" style:family="table-cell" style:parent-style-name="Default">
      <style:map style:condition="cell-content()=&quot;Y&quot;" style:apply-style-name="Good" style:base-cell-address="deleted.C276"/>
      <style:map style:condition="cell-content()=&quot;N&quot;" style:apply-style-name="Bad" style:base-cell-address="deleted.C276"/>
      <style:map style:condition="cell-content()=0" style:apply-style-name="Bad" style:base-cell-address="deleted.C276"/>
    </style:style>
    <style:style style:name="ce2168" style:family="table-cell" style:parent-style-name="Default">
      <style:map style:condition="cell-content()=&quot;Y&quot;" style:apply-style-name="Good" style:base-cell-address="deleted.C277"/>
      <style:map style:condition="cell-content()=&quot;N&quot;" style:apply-style-name="Bad" style:base-cell-address="deleted.C277"/>
      <style:map style:condition="cell-content()=0" style:apply-style-name="Bad" style:base-cell-address="deleted.C277"/>
    </style:style>
    <style:style style:name="ce2169" style:family="table-cell" style:parent-style-name="Default">
      <style:map style:condition="cell-content()=&quot;Y&quot;" style:apply-style-name="Good" style:base-cell-address="deleted.C278"/>
      <style:map style:condition="cell-content()=&quot;N&quot;" style:apply-style-name="Bad" style:base-cell-address="deleted.C278"/>
      <style:map style:condition="cell-content()=0" style:apply-style-name="Bad" style:base-cell-address="deleted.C278"/>
    </style:style>
    <style:style style:name="ce2170" style:family="table-cell" style:parent-style-name="Default">
      <style:map style:condition="cell-content()=&quot;Y&quot;" style:apply-style-name="Good" style:base-cell-address="deleted.C279"/>
      <style:map style:condition="cell-content()=&quot;N&quot;" style:apply-style-name="Bad" style:base-cell-address="deleted.C279"/>
      <style:map style:condition="cell-content()=0" style:apply-style-name="Bad" style:base-cell-address="deleted.C279"/>
    </style:style>
    <style:style style:name="ce2171" style:family="table-cell" style:parent-style-name="Default">
      <style:map style:condition="cell-content()=&quot;Y&quot;" style:apply-style-name="Good" style:base-cell-address="deleted.C280"/>
      <style:map style:condition="cell-content()=&quot;N&quot;" style:apply-style-name="Bad" style:base-cell-address="deleted.C280"/>
      <style:map style:condition="cell-content()=0" style:apply-style-name="Bad" style:base-cell-address="deleted.C280"/>
    </style:style>
    <style:style style:name="ce2172" style:family="table-cell" style:parent-style-name="Default">
      <style:map style:condition="cell-content()=&quot;Y&quot;" style:apply-style-name="Good" style:base-cell-address="deleted.C281"/>
      <style:map style:condition="cell-content()=&quot;N&quot;" style:apply-style-name="Bad" style:base-cell-address="deleted.C281"/>
      <style:map style:condition="cell-content()=0" style:apply-style-name="Bad" style:base-cell-address="deleted.C281"/>
    </style:style>
    <style:style style:name="ce2173" style:family="table-cell" style:parent-style-name="Default">
      <style:map style:condition="cell-content()=&quot;Y&quot;" style:apply-style-name="Good" style:base-cell-address="deleted.C282"/>
      <style:map style:condition="cell-content()=&quot;N&quot;" style:apply-style-name="Bad" style:base-cell-address="deleted.C282"/>
      <style:map style:condition="cell-content()=0" style:apply-style-name="Bad" style:base-cell-address="deleted.C282"/>
    </style:style>
    <style:style style:name="ce2174" style:family="table-cell" style:parent-style-name="Default">
      <style:map style:condition="cell-content()=&quot;Y&quot;" style:apply-style-name="Good" style:base-cell-address="deleted.C283"/>
      <style:map style:condition="cell-content()=&quot;N&quot;" style:apply-style-name="Bad" style:base-cell-address="deleted.C283"/>
      <style:map style:condition="cell-content()=0" style:apply-style-name="Bad" style:base-cell-address="deleted.C283"/>
    </style:style>
    <style:style style:name="ce2175" style:family="table-cell" style:parent-style-name="Default">
      <style:map style:condition="cell-content()=&quot;Y&quot;" style:apply-style-name="Good" style:base-cell-address="deleted.C284"/>
      <style:map style:condition="cell-content()=&quot;N&quot;" style:apply-style-name="Bad" style:base-cell-address="deleted.C284"/>
      <style:map style:condition="cell-content()=0" style:apply-style-name="Bad" style:base-cell-address="deleted.C284"/>
    </style:style>
    <style:style style:name="ce2176" style:family="table-cell" style:parent-style-name="Default">
      <style:map style:condition="cell-content()=&quot;Y&quot;" style:apply-style-name="Good" style:base-cell-address="deleted.C289"/>
      <style:map style:condition="cell-content()=&quot;N&quot;" style:apply-style-name="Bad" style:base-cell-address="deleted.C289"/>
      <style:map style:condition="cell-content()=0" style:apply-style-name="Bad" style:base-cell-address="deleted.C289"/>
    </style:style>
    <style:style style:name="ce2177" style:family="table-cell" style:parent-style-name="Default">
      <style:map style:condition="cell-content()=&quot;Y&quot;" style:apply-style-name="Good" style:base-cell-address="deleted.C290"/>
      <style:map style:condition="cell-content()=&quot;N&quot;" style:apply-style-name="Bad" style:base-cell-address="deleted.C290"/>
      <style:map style:condition="cell-content()=0" style:apply-style-name="Bad" style:base-cell-address="deleted.C290"/>
    </style:style>
    <style:style style:name="ce2178" style:family="table-cell" style:parent-style-name="Default">
      <style:map style:condition="cell-content()=&quot;Y&quot;" style:apply-style-name="Good" style:base-cell-address="deleted.C292"/>
      <style:map style:condition="cell-content()=&quot;N&quot;" style:apply-style-name="Bad" style:base-cell-address="deleted.C292"/>
      <style:map style:condition="cell-content()=0" style:apply-style-name="Bad" style:base-cell-address="deleted.C292"/>
    </style:style>
    <style:style style:name="ce2179" style:family="table-cell" style:parent-style-name="Default">
      <style:map style:condition="cell-content()=&quot;Y&quot;" style:apply-style-name="Good" style:base-cell-address="deleted.C294"/>
      <style:map style:condition="cell-content()=&quot;N&quot;" style:apply-style-name="Bad" style:base-cell-address="deleted.C294"/>
      <style:map style:condition="cell-content()=0" style:apply-style-name="Bad" style:base-cell-address="deleted.C294"/>
    </style:style>
    <style:style style:name="ce2180" style:family="table-cell" style:parent-style-name="Default">
      <style:map style:condition="cell-content()=&quot;Y&quot;" style:apply-style-name="Good" style:base-cell-address="deleted.C296"/>
      <style:map style:condition="cell-content()=&quot;N&quot;" style:apply-style-name="Bad" style:base-cell-address="deleted.C296"/>
      <style:map style:condition="cell-content()=0" style:apply-style-name="Bad" style:base-cell-address="deleted.C296"/>
    </style:style>
    <style:style style:name="ce2181" style:family="table-cell" style:parent-style-name="Default">
      <style:map style:condition="cell-content()=&quot;Y&quot;" style:apply-style-name="Good" style:base-cell-address="deleted.C297"/>
      <style:map style:condition="cell-content()=&quot;N&quot;" style:apply-style-name="Bad" style:base-cell-address="deleted.C297"/>
      <style:map style:condition="cell-content()=0" style:apply-style-name="Bad" style:base-cell-address="deleted.C297"/>
    </style:style>
    <style:style style:name="ce2182" style:family="table-cell" style:parent-style-name="Default">
      <style:map style:condition="cell-content()=&quot;Y&quot;" style:apply-style-name="Good" style:base-cell-address="deleted.C299"/>
      <style:map style:condition="cell-content()=&quot;N&quot;" style:apply-style-name="Bad" style:base-cell-address="deleted.C299"/>
      <style:map style:condition="cell-content()=0" style:apply-style-name="Bad" style:base-cell-address="deleted.C299"/>
    </style:style>
    <style:style style:name="ce2183" style:family="table-cell" style:parent-style-name="Default">
      <style:map style:condition="cell-content()=&quot;Y&quot;" style:apply-style-name="Good" style:base-cell-address="deleted.C300"/>
      <style:map style:condition="cell-content()=&quot;N&quot;" style:apply-style-name="Bad" style:base-cell-address="deleted.C300"/>
      <style:map style:condition="cell-content()=0" style:apply-style-name="Bad" style:base-cell-address="deleted.C300"/>
    </style:style>
    <style:style style:name="ce2184" style:family="table-cell" style:parent-style-name="Default">
      <style:map style:condition="cell-content()=&quot;Y&quot;" style:apply-style-name="Good" style:base-cell-address="deleted.C302"/>
      <style:map style:condition="cell-content()=&quot;N&quot;" style:apply-style-name="Bad" style:base-cell-address="deleted.C302"/>
      <style:map style:condition="cell-content()=0" style:apply-style-name="Bad" style:base-cell-address="deleted.C302"/>
    </style:style>
    <style:style style:name="ce2185" style:family="table-cell" style:parent-style-name="Default">
      <style:map style:condition="cell-content()=&quot;Y&quot;" style:apply-style-name="Good" style:base-cell-address="deleted.C304"/>
      <style:map style:condition="cell-content()=&quot;N&quot;" style:apply-style-name="Bad" style:base-cell-address="deleted.C304"/>
      <style:map style:condition="cell-content()=0" style:apply-style-name="Bad" style:base-cell-address="deleted.C304"/>
    </style:style>
    <style:style style:name="ce2500" style:family="table-cell" style:parent-style-name="Default"/>
    <style:style style:name="ce2187" style:family="table-cell" style:parent-style-name="Default">
      <style:map style:condition="cell-content()=&quot;Y&quot;" style:apply-style-name="Good" style:base-cell-address="deleted.C306"/>
      <style:map style:condition="cell-content()=&quot;N&quot;" style:apply-style-name="Bad" style:base-cell-address="deleted.C306"/>
      <style:map style:condition="cell-content()=0" style:apply-style-name="Bad" style:base-cell-address="deleted.C306"/>
    </style:style>
    <style:style style:name="ce2188" style:family="table-cell" style:parent-style-name="Default">
      <style:map style:condition="cell-content()=&quot;Y&quot;" style:apply-style-name="Good" style:base-cell-address="deleted.C307"/>
      <style:map style:condition="cell-content()=&quot;N&quot;" style:apply-style-name="Bad" style:base-cell-address="deleted.C307"/>
      <style:map style:condition="cell-content()=0" style:apply-style-name="Bad" style:base-cell-address="deleted.C307"/>
    </style:style>
    <style:style style:name="ce2189" style:family="table-cell" style:parent-style-name="Default">
      <style:map style:condition="cell-content()=&quot;Y&quot;" style:apply-style-name="Good" style:base-cell-address="deleted.C308"/>
      <style:map style:condition="cell-content()=&quot;N&quot;" style:apply-style-name="Bad" style:base-cell-address="deleted.C308"/>
      <style:map style:condition="cell-content()=0" style:apply-style-name="Bad" style:base-cell-address="deleted.C308"/>
    </style:style>
    <style:style style:name="ce2190" style:family="table-cell" style:parent-style-name="Default">
      <style:map style:condition="cell-content()=&quot;Y&quot;" style:apply-style-name="Good" style:base-cell-address="deleted.C314"/>
      <style:map style:condition="cell-content()=&quot;N&quot;" style:apply-style-name="Bad" style:base-cell-address="deleted.C314"/>
      <style:map style:condition="cell-content()=0" style:apply-style-name="Bad" style:base-cell-address="deleted.C314"/>
    </style:style>
    <style:style style:name="ce2191" style:family="table-cell" style:parent-style-name="Default">
      <style:map style:condition="cell-content()=&quot;Y&quot;" style:apply-style-name="Good" style:base-cell-address="deleted.C315"/>
      <style:map style:condition="cell-content()=&quot;N&quot;" style:apply-style-name="Bad" style:base-cell-address="deleted.C315"/>
      <style:map style:condition="cell-content()=0" style:apply-style-name="Bad" style:base-cell-address="deleted.C315"/>
    </style:style>
    <style:style style:name="ce2192" style:family="table-cell" style:parent-style-name="Default">
      <style:map style:condition="cell-content()=&quot;Y&quot;" style:apply-style-name="Good" style:base-cell-address="deleted.C316"/>
      <style:map style:condition="cell-content()=&quot;N&quot;" style:apply-style-name="Bad" style:base-cell-address="deleted.C316"/>
      <style:map style:condition="cell-content()=0" style:apply-style-name="Bad" style:base-cell-address="deleted.C316"/>
    </style:style>
    <style:style style:name="ce2193" style:family="table-cell" style:parent-style-name="Default">
      <style:map style:condition="cell-content()=&quot;Y&quot;" style:apply-style-name="Good" style:base-cell-address="deleted.C317"/>
      <style:map style:condition="cell-content()=&quot;N&quot;" style:apply-style-name="Bad" style:base-cell-address="deleted.C317"/>
      <style:map style:condition="cell-content()=0" style:apply-style-name="Bad" style:base-cell-address="deleted.C317"/>
    </style:style>
    <style:style style:name="ce2194" style:family="table-cell" style:parent-style-name="Default">
      <style:table-cell-properties fo:border="none"/>
      <style:map style:condition="cell-content()=&quot;Y&quot;" style:apply-style-name="Good" style:base-cell-address="deleted.C318"/>
      <style:map style:condition="cell-content()=&quot;N&quot;" style:apply-style-name="Bad" style:base-cell-address="deleted.C318"/>
      <style:map style:condition="cell-content()=0" style:apply-style-name="Bad" style:base-cell-address="deleted.C318"/>
    </style:style>
    <style:style style:name="ce2195" style:family="table-cell" style:parent-style-name="Default">
      <style:map style:condition="cell-content()=&quot;Y&quot;" style:apply-style-name="Good" style:base-cell-address="deleted.D2"/>
      <style:map style:condition="cell-content()=&quot;N&quot;" style:apply-style-name="Bad" style:base-cell-address="deleted.D2"/>
      <style:map style:condition="cell-content()=0" style:apply-style-name="Bad" style:base-cell-address="deleted.D2"/>
    </style:style>
    <style:style style:name="ce2196" style:family="table-cell" style:parent-style-name="Default">
      <style:map style:condition="cell-content()=&quot;Y&quot;" style:apply-style-name="Good" style:base-cell-address="deleted.D3"/>
      <style:map style:condition="cell-content()=&quot;N&quot;" style:apply-style-name="Bad" style:base-cell-address="deleted.D3"/>
      <style:map style:condition="cell-content()=0" style:apply-style-name="Bad" style:base-cell-address="deleted.D3"/>
    </style:style>
    <style:style style:name="ce2508" style:family="table-cell" style:parent-style-name="Default">
      <style:map style:condition="cell-content()=&quot;Y&quot;" style:apply-style-name="Good" style:base-cell-address="deleted.D5"/>
      <style:map style:condition="cell-content()=&quot;N&quot;" style:apply-style-name="Bad" style:base-cell-address="deleted.D5"/>
      <style:map style:condition="cell-content()=0" style:apply-style-name="Bad" style:base-cell-address="deleted.D5"/>
    </style:style>
    <style:style style:name="ce2509" style:family="table-cell" style:parent-style-name="Default">
      <style:map style:condition="cell-content()=&quot;Y&quot;" style:apply-style-name="Good" style:base-cell-address="deleted.D7"/>
      <style:map style:condition="cell-content()=&quot;N&quot;" style:apply-style-name="Bad" style:base-cell-address="deleted.D7"/>
      <style:map style:condition="cell-content()=0" style:apply-style-name="Bad" style:base-cell-address="deleted.D7"/>
    </style:style>
    <style:style style:name="ce2199" style:family="table-cell" style:parent-style-name="Default">
      <style:map style:condition="cell-content()=&quot;Y&quot;" style:apply-style-name="Good" style:base-cell-address="deleted.D25"/>
      <style:map style:condition="cell-content()=&quot;N&quot;" style:apply-style-name="Bad" style:base-cell-address="deleted.D25"/>
      <style:map style:condition="cell-content()=0" style:apply-style-name="Bad" style:base-cell-address="deleted.D25"/>
    </style:style>
    <style:style style:name="ce2511" style:family="table-cell" style:parent-style-name="Default">
      <style:map style:condition="cell-content()=&quot;Y&quot;" style:apply-style-name="Good" style:base-cell-address="deleted.D29"/>
      <style:map style:condition="cell-content()=&quot;N&quot;" style:apply-style-name="Bad" style:base-cell-address="deleted.D29"/>
      <style:map style:condition="cell-content()=0" style:apply-style-name="Bad" style:base-cell-address="deleted.D29"/>
    </style:style>
    <style:style style:name="ce2201" style:family="table-cell" style:parent-style-name="Default">
      <style:map style:condition="cell-content()=&quot;Y&quot;" style:apply-style-name="Good" style:base-cell-address="deleted.D30"/>
      <style:map style:condition="cell-content()=&quot;N&quot;" style:apply-style-name="Bad" style:base-cell-address="deleted.D30"/>
      <style:map style:condition="cell-content()=0" style:apply-style-name="Bad" style:base-cell-address="deleted.D30"/>
    </style:style>
    <style:style style:name="ce2202" style:family="table-cell" style:parent-style-name="Default">
      <style:map style:condition="cell-content()=&quot;Y&quot;" style:apply-style-name="Good" style:base-cell-address="deleted.D32"/>
      <style:map style:condition="cell-content()=&quot;N&quot;" style:apply-style-name="Bad" style:base-cell-address="deleted.D32"/>
      <style:map style:condition="cell-content()=0" style:apply-style-name="Bad" style:base-cell-address="deleted.D32"/>
    </style:style>
    <style:style style:name="ce2203" style:family="table-cell" style:parent-style-name="Default">
      <style:map style:condition="cell-content()=&quot;Y&quot;" style:apply-style-name="Good" style:base-cell-address="deleted.D33"/>
      <style:map style:condition="cell-content()=&quot;N&quot;" style:apply-style-name="Bad" style:base-cell-address="deleted.D33"/>
      <style:map style:condition="cell-content()=0" style:apply-style-name="Bad" style:base-cell-address="deleted.D33"/>
    </style:style>
    <style:style style:name="ce2515" style:family="table-cell" style:parent-style-name="Default">
      <style:map style:condition="cell-content()=&quot;Y&quot;" style:apply-style-name="Good" style:base-cell-address="deleted.D35"/>
      <style:map style:condition="cell-content()=&quot;N&quot;" style:apply-style-name="Bad" style:base-cell-address="deleted.D35"/>
      <style:map style:condition="cell-content()=0" style:apply-style-name="Bad" style:base-cell-address="deleted.D35"/>
    </style:style>
    <style:style style:name="ce2516" style:family="table-cell" style:parent-style-name="Default">
      <style:map style:condition="cell-content()=&quot;Y&quot;" style:apply-style-name="Good" style:base-cell-address="deleted.D36"/>
      <style:map style:condition="cell-content()=&quot;N&quot;" style:apply-style-name="Bad" style:base-cell-address="deleted.D36"/>
      <style:map style:condition="cell-content()=0" style:apply-style-name="Bad" style:base-cell-address="deleted.D36"/>
    </style:style>
    <style:style style:name="ce2206" style:family="table-cell" style:parent-style-name="Default">
      <style:map style:condition="cell-content()=&quot;Y&quot;" style:apply-style-name="Good" style:base-cell-address="deleted.D37"/>
      <style:map style:condition="cell-content()=&quot;N&quot;" style:apply-style-name="Bad" style:base-cell-address="deleted.D37"/>
      <style:map style:condition="cell-content()=0" style:apply-style-name="Bad" style:base-cell-address="deleted.D37"/>
    </style:style>
    <style:style style:name="ce2207" style:family="table-cell" style:parent-style-name="Default">
      <style:map style:condition="cell-content()=&quot;Y&quot;" style:apply-style-name="Good" style:base-cell-address="deleted.D39"/>
      <style:map style:condition="cell-content()=&quot;N&quot;" style:apply-style-name="Bad" style:base-cell-address="deleted.D39"/>
      <style:map style:condition="cell-content()=0" style:apply-style-name="Bad" style:base-cell-address="deleted.D39"/>
    </style:style>
    <style:style style:name="ce2208" style:family="table-cell" style:parent-style-name="Default">
      <style:map style:condition="cell-content()=&quot;Y&quot;" style:apply-style-name="Good" style:base-cell-address="deleted.D41"/>
      <style:map style:condition="cell-content()=&quot;N&quot;" style:apply-style-name="Bad" style:base-cell-address="deleted.D41"/>
      <style:map style:condition="cell-content()=0" style:apply-style-name="Bad" style:base-cell-address="deleted.D41"/>
    </style:style>
    <style:style style:name="ce2209" style:family="table-cell" style:parent-style-name="Default">
      <style:map style:condition="cell-content()=&quot;Y&quot;" style:apply-style-name="Good" style:base-cell-address="deleted.D45"/>
      <style:map style:condition="cell-content()=&quot;N&quot;" style:apply-style-name="Bad" style:base-cell-address="deleted.D45"/>
      <style:map style:condition="cell-content()=0" style:apply-style-name="Bad" style:base-cell-address="deleted.D45"/>
    </style:style>
    <style:style style:name="ce2210" style:family="table-cell" style:parent-style-name="Default">
      <style:map style:condition="cell-content()=&quot;Y&quot;" style:apply-style-name="Good" style:base-cell-address="deleted.D46"/>
      <style:map style:condition="cell-content()=&quot;N&quot;" style:apply-style-name="Bad" style:base-cell-address="deleted.D46"/>
      <style:map style:condition="cell-content()=0" style:apply-style-name="Bad" style:base-cell-address="deleted.D46"/>
    </style:style>
    <style:style style:name="ce2211" style:family="table-cell" style:parent-style-name="Default">
      <style:map style:condition="cell-content()=&quot;Y&quot;" style:apply-style-name="Good" style:base-cell-address="deleted.D51"/>
      <style:map style:condition="cell-content()=&quot;N&quot;" style:apply-style-name="Bad" style:base-cell-address="deleted.D51"/>
      <style:map style:condition="cell-content()=0" style:apply-style-name="Bad" style:base-cell-address="deleted.D51"/>
    </style:style>
    <style:style style:name="ce2212" style:family="table-cell" style:parent-style-name="Default">
      <style:map style:condition="cell-content()=&quot;Y&quot;" style:apply-style-name="Good" style:base-cell-address="deleted.D69"/>
      <style:map style:condition="cell-content()=&quot;N&quot;" style:apply-style-name="Bad" style:base-cell-address="deleted.D69"/>
      <style:map style:condition="cell-content()=0" style:apply-style-name="Bad" style:base-cell-address="deleted.D69"/>
    </style:style>
    <style:style style:name="ce2213" style:family="table-cell" style:parent-style-name="Default">
      <style:map style:condition="cell-content()=&quot;Y&quot;" style:apply-style-name="Good" style:base-cell-address="deleted.D71"/>
      <style:map style:condition="cell-content()=&quot;N&quot;" style:apply-style-name="Bad" style:base-cell-address="deleted.D71"/>
      <style:map style:condition="cell-content()=0" style:apply-style-name="Bad" style:base-cell-address="deleted.D71"/>
    </style:style>
    <style:style style:name="ce2214" style:family="table-cell" style:parent-style-name="Default">
      <style:map style:condition="cell-content()=&quot;Y&quot;" style:apply-style-name="Good" style:base-cell-address="deleted.D75"/>
      <style:map style:condition="cell-content()=&quot;N&quot;" style:apply-style-name="Bad" style:base-cell-address="deleted.D75"/>
      <style:map style:condition="cell-content()=0" style:apply-style-name="Bad" style:base-cell-address="deleted.D75"/>
    </style:style>
    <style:style style:name="ce2215" style:family="table-cell" style:parent-style-name="Default">
      <style:map style:condition="cell-content()=&quot;Y&quot;" style:apply-style-name="Good" style:base-cell-address="deleted.D77"/>
      <style:map style:condition="cell-content()=&quot;N&quot;" style:apply-style-name="Bad" style:base-cell-address="deleted.D77"/>
      <style:map style:condition="cell-content()=0" style:apply-style-name="Bad" style:base-cell-address="deleted.D77"/>
    </style:style>
    <style:style style:name="ce2216" style:family="table-cell" style:parent-style-name="Default">
      <style:map style:condition="cell-content()=&quot;Y&quot;" style:apply-style-name="Good" style:base-cell-address="deleted.D81"/>
      <style:map style:condition="cell-content()=&quot;N&quot;" style:apply-style-name="Bad" style:base-cell-address="deleted.D81"/>
      <style:map style:condition="cell-content()=0" style:apply-style-name="Bad" style:base-cell-address="deleted.D81"/>
    </style:style>
    <style:style style:name="ce2217" style:family="table-cell" style:parent-style-name="Default">
      <style:map style:condition="cell-content()=&quot;Y&quot;" style:apply-style-name="Good" style:base-cell-address="deleted.D84"/>
      <style:map style:condition="cell-content()=&quot;N&quot;" style:apply-style-name="Bad" style:base-cell-address="deleted.D84"/>
      <style:map style:condition="cell-content()=0" style:apply-style-name="Bad" style:base-cell-address="deleted.D84"/>
    </style:style>
    <style:style style:name="ce2218" style:family="table-cell" style:parent-style-name="Default">
      <style:map style:condition="cell-content()=&quot;Y&quot;" style:apply-style-name="Good" style:base-cell-address="deleted.D87"/>
      <style:map style:condition="cell-content()=&quot;N&quot;" style:apply-style-name="Bad" style:base-cell-address="deleted.D87"/>
      <style:map style:condition="cell-content()=0" style:apply-style-name="Bad" style:base-cell-address="deleted.D87"/>
    </style:style>
    <style:style style:name="ce2219" style:family="table-cell" style:parent-style-name="Default">
      <style:map style:condition="cell-content()=&quot;Y&quot;" style:apply-style-name="Good" style:base-cell-address="deleted.D99"/>
      <style:map style:condition="cell-content()=&quot;N&quot;" style:apply-style-name="Bad" style:base-cell-address="deleted.D99"/>
      <style:map style:condition="cell-content()=0" style:apply-style-name="Bad" style:base-cell-address="deleted.D99"/>
    </style:style>
    <style:style style:name="ce2220" style:family="table-cell" style:parent-style-name="Default">
      <style:map style:condition="cell-content()=&quot;Y&quot;" style:apply-style-name="Good" style:base-cell-address="deleted.D100"/>
      <style:map style:condition="cell-content()=&quot;N&quot;" style:apply-style-name="Bad" style:base-cell-address="deleted.D100"/>
      <style:map style:condition="cell-content()=0" style:apply-style-name="Bad" style:base-cell-address="deleted.D100"/>
    </style:style>
    <style:style style:name="ce2221" style:family="table-cell" style:parent-style-name="Default">
      <style:map style:condition="cell-content()=&quot;Y&quot;" style:apply-style-name="Good" style:base-cell-address="deleted.D107"/>
      <style:map style:condition="cell-content()=&quot;N&quot;" style:apply-style-name="Bad" style:base-cell-address="deleted.D107"/>
      <style:map style:condition="cell-content()=0" style:apply-style-name="Bad" style:base-cell-address="deleted.D107"/>
    </style:style>
    <style:style style:name="ce2222" style:family="table-cell" style:parent-style-name="Default">
      <style:map style:condition="cell-content()=&quot;Y&quot;" style:apply-style-name="Good" style:base-cell-address="deleted.D109"/>
      <style:map style:condition="cell-content()=&quot;N&quot;" style:apply-style-name="Bad" style:base-cell-address="deleted.D109"/>
      <style:map style:condition="cell-content()=0" style:apply-style-name="Bad" style:base-cell-address="deleted.D109"/>
    </style:style>
    <style:style style:name="ce2223" style:family="table-cell" style:parent-style-name="Default">
      <style:map style:condition="cell-content()=&quot;Y&quot;" style:apply-style-name="Good" style:base-cell-address="deleted.D111"/>
      <style:map style:condition="cell-content()=&quot;N&quot;" style:apply-style-name="Bad" style:base-cell-address="deleted.D111"/>
      <style:map style:condition="cell-content()=0" style:apply-style-name="Bad" style:base-cell-address="deleted.D111"/>
    </style:style>
    <style:style style:name="ce2224" style:family="table-cell" style:parent-style-name="Default">
      <style:map style:condition="cell-content()=&quot;Y&quot;" style:apply-style-name="Good" style:base-cell-address="deleted.D112"/>
      <style:map style:condition="cell-content()=&quot;N&quot;" style:apply-style-name="Bad" style:base-cell-address="deleted.D112"/>
      <style:map style:condition="cell-content()=0" style:apply-style-name="Bad" style:base-cell-address="deleted.D112"/>
    </style:style>
    <style:style style:name="ce2225" style:family="table-cell" style:parent-style-name="Default">
      <style:map style:condition="cell-content()=&quot;Y&quot;" style:apply-style-name="Good" style:base-cell-address="deleted.D114"/>
      <style:map style:condition="cell-content()=&quot;N&quot;" style:apply-style-name="Bad" style:base-cell-address="deleted.D114"/>
      <style:map style:condition="cell-content()=0" style:apply-style-name="Bad" style:base-cell-address="deleted.D114"/>
    </style:style>
    <style:style style:name="ce2226" style:family="table-cell" style:parent-style-name="Default">
      <style:map style:condition="cell-content()=&quot;Y&quot;" style:apply-style-name="Good" style:base-cell-address="deleted.D116"/>
      <style:map style:condition="cell-content()=&quot;N&quot;" style:apply-style-name="Bad" style:base-cell-address="deleted.D116"/>
      <style:map style:condition="cell-content()=0" style:apply-style-name="Bad" style:base-cell-address="deleted.D116"/>
    </style:style>
    <style:style style:name="ce2227" style:family="table-cell" style:parent-style-name="Default">
      <style:map style:condition="cell-content()=&quot;Y&quot;" style:apply-style-name="Good" style:base-cell-address="deleted.D140"/>
      <style:map style:condition="cell-content()=&quot;N&quot;" style:apply-style-name="Bad" style:base-cell-address="deleted.D140"/>
      <style:map style:condition="cell-content()=0" style:apply-style-name="Bad" style:base-cell-address="deleted.D140"/>
    </style:style>
    <style:style style:name="ce2228" style:family="table-cell" style:parent-style-name="Default">
      <style:map style:condition="cell-content()=&quot;Y&quot;" style:apply-style-name="Good" style:base-cell-address="deleted.D141"/>
      <style:map style:condition="cell-content()=&quot;N&quot;" style:apply-style-name="Bad" style:base-cell-address="deleted.D141"/>
      <style:map style:condition="cell-content()=0" style:apply-style-name="Bad" style:base-cell-address="deleted.D141"/>
    </style:style>
    <style:style style:name="ce2229" style:family="table-cell" style:parent-style-name="Default">
      <style:map style:condition="cell-content()=&quot;Y&quot;" style:apply-style-name="Good" style:base-cell-address="deleted.D142"/>
      <style:map style:condition="cell-content()=&quot;N&quot;" style:apply-style-name="Bad" style:base-cell-address="deleted.D142"/>
      <style:map style:condition="cell-content()=0" style:apply-style-name="Bad" style:base-cell-address="deleted.D142"/>
    </style:style>
    <style:style style:name="ce2230" style:family="table-cell" style:parent-style-name="Default">
      <style:map style:condition="cell-content()=&quot;Y&quot;" style:apply-style-name="Good" style:base-cell-address="deleted.D145"/>
      <style:map style:condition="cell-content()=&quot;N&quot;" style:apply-style-name="Bad" style:base-cell-address="deleted.D145"/>
      <style:map style:condition="cell-content()=0" style:apply-style-name="Bad" style:base-cell-address="deleted.D145"/>
    </style:style>
    <style:style style:name="ce2231" style:family="table-cell" style:parent-style-name="Default">
      <style:map style:condition="cell-content()=&quot;Y&quot;" style:apply-style-name="Good" style:base-cell-address="deleted.D146"/>
      <style:map style:condition="cell-content()=&quot;N&quot;" style:apply-style-name="Bad" style:base-cell-address="deleted.D146"/>
      <style:map style:condition="cell-content()=0" style:apply-style-name="Bad" style:base-cell-address="deleted.D146"/>
    </style:style>
    <style:style style:name="ce2232" style:family="table-cell" style:parent-style-name="Default">
      <style:map style:condition="cell-content()=&quot;Y&quot;" style:apply-style-name="Good" style:base-cell-address="deleted.D147"/>
      <style:map style:condition="cell-content()=&quot;N&quot;" style:apply-style-name="Bad" style:base-cell-address="deleted.D147"/>
      <style:map style:condition="cell-content()=0" style:apply-style-name="Bad" style:base-cell-address="deleted.D147"/>
    </style:style>
    <style:style style:name="ce2233" style:family="table-cell" style:parent-style-name="Default">
      <style:map style:condition="cell-content()=&quot;Y&quot;" style:apply-style-name="Good" style:base-cell-address="deleted.D148"/>
      <style:map style:condition="cell-content()=&quot;N&quot;" style:apply-style-name="Bad" style:base-cell-address="deleted.D148"/>
      <style:map style:condition="cell-content()=0" style:apply-style-name="Bad" style:base-cell-address="deleted.D148"/>
    </style:style>
    <style:style style:name="ce2234" style:family="table-cell" style:parent-style-name="Default">
      <style:map style:condition="cell-content()=&quot;Y&quot;" style:apply-style-name="Good" style:base-cell-address="deleted.D149"/>
      <style:map style:condition="cell-content()=&quot;N&quot;" style:apply-style-name="Bad" style:base-cell-address="deleted.D149"/>
      <style:map style:condition="cell-content()=0" style:apply-style-name="Bad" style:base-cell-address="deleted.D149"/>
    </style:style>
    <style:style style:name="ce2235" style:family="table-cell" style:parent-style-name="Default">
      <style:map style:condition="cell-content()=&quot;Y&quot;" style:apply-style-name="Good" style:base-cell-address="deleted.D150"/>
      <style:map style:condition="cell-content()=&quot;N&quot;" style:apply-style-name="Bad" style:base-cell-address="deleted.D150"/>
      <style:map style:condition="cell-content()=0" style:apply-style-name="Bad" style:base-cell-address="deleted.D150"/>
    </style:style>
    <style:style style:name="ce2236" style:family="table-cell" style:parent-style-name="Default">
      <style:map style:condition="cell-content()=&quot;Y&quot;" style:apply-style-name="Good" style:base-cell-address="deleted.D151"/>
      <style:map style:condition="cell-content()=&quot;N&quot;" style:apply-style-name="Bad" style:base-cell-address="deleted.D151"/>
      <style:map style:condition="cell-content()=0" style:apply-style-name="Bad" style:base-cell-address="deleted.D151"/>
    </style:style>
    <style:style style:name="ce2237" style:family="table-cell" style:parent-style-name="Default">
      <style:map style:condition="cell-content()=&quot;Y&quot;" style:apply-style-name="Good" style:base-cell-address="deleted.D158"/>
      <style:map style:condition="cell-content()=&quot;N&quot;" style:apply-style-name="Bad" style:base-cell-address="deleted.D158"/>
      <style:map style:condition="cell-content()=0" style:apply-style-name="Bad" style:base-cell-address="deleted.D158"/>
    </style:style>
    <style:style style:name="ce2238" style:family="table-cell" style:parent-style-name="Default">
      <style:map style:condition="cell-content()=&quot;Y&quot;" style:apply-style-name="Good" style:base-cell-address="deleted.D159"/>
      <style:map style:condition="cell-content()=&quot;N&quot;" style:apply-style-name="Bad" style:base-cell-address="deleted.D159"/>
      <style:map style:condition="cell-content()=0" style:apply-style-name="Bad" style:base-cell-address="deleted.D159"/>
    </style:style>
    <style:style style:name="ce2239" style:family="table-cell" style:parent-style-name="Default">
      <style:map style:condition="cell-content()=&quot;Y&quot;" style:apply-style-name="Good" style:base-cell-address="deleted.D160"/>
      <style:map style:condition="cell-content()=&quot;N&quot;" style:apply-style-name="Bad" style:base-cell-address="deleted.D160"/>
      <style:map style:condition="cell-content()=0" style:apply-style-name="Bad" style:base-cell-address="deleted.D160"/>
    </style:style>
    <style:style style:name="ce2240" style:family="table-cell" style:parent-style-name="Default">
      <style:map style:condition="cell-content()=&quot;Y&quot;" style:apply-style-name="Good" style:base-cell-address="deleted.D164"/>
      <style:map style:condition="cell-content()=&quot;N&quot;" style:apply-style-name="Bad" style:base-cell-address="deleted.D164"/>
      <style:map style:condition="cell-content()=0" style:apply-style-name="Bad" style:base-cell-address="deleted.D164"/>
    </style:style>
    <style:style style:name="ce2241" style:family="table-cell" style:parent-style-name="Default">
      <style:map style:condition="cell-content()=&quot;Y&quot;" style:apply-style-name="Good" style:base-cell-address="deleted.D167"/>
      <style:map style:condition="cell-content()=&quot;N&quot;" style:apply-style-name="Bad" style:base-cell-address="deleted.D167"/>
      <style:map style:condition="cell-content()=0" style:apply-style-name="Bad" style:base-cell-address="deleted.D167"/>
    </style:style>
    <style:style style:name="ce2242" style:family="table-cell" style:parent-style-name="Default">
      <style:map style:condition="cell-content()=&quot;Y&quot;" style:apply-style-name="Good" style:base-cell-address="deleted.D168"/>
      <style:map style:condition="cell-content()=&quot;N&quot;" style:apply-style-name="Bad" style:base-cell-address="deleted.D168"/>
      <style:map style:condition="cell-content()=0" style:apply-style-name="Bad" style:base-cell-address="deleted.D168"/>
    </style:style>
    <style:style style:name="ce2243" style:family="table-cell" style:parent-style-name="Default">
      <style:map style:condition="cell-content()=&quot;Y&quot;" style:apply-style-name="Good" style:base-cell-address="deleted.D169"/>
      <style:map style:condition="cell-content()=&quot;N&quot;" style:apply-style-name="Bad" style:base-cell-address="deleted.D169"/>
      <style:map style:condition="cell-content()=0" style:apply-style-name="Bad" style:base-cell-address="deleted.D169"/>
    </style:style>
    <style:style style:name="ce2244" style:family="table-cell" style:parent-style-name="Default">
      <style:map style:condition="cell-content()=&quot;Y&quot;" style:apply-style-name="Good" style:base-cell-address="deleted.D171"/>
      <style:map style:condition="cell-content()=&quot;N&quot;" style:apply-style-name="Bad" style:base-cell-address="deleted.D171"/>
      <style:map style:condition="cell-content()=0" style:apply-style-name="Bad" style:base-cell-address="deleted.D171"/>
    </style:style>
    <style:style style:name="ce2245" style:family="table-cell" style:parent-style-name="Default">
      <style:map style:condition="cell-content()=&quot;Y&quot;" style:apply-style-name="Good" style:base-cell-address="deleted.D176"/>
      <style:map style:condition="cell-content()=&quot;N&quot;" style:apply-style-name="Bad" style:base-cell-address="deleted.D176"/>
      <style:map style:condition="cell-content()=0" style:apply-style-name="Bad" style:base-cell-address="deleted.D176"/>
    </style:style>
    <style:style style:name="ce2246" style:family="table-cell" style:parent-style-name="Default">
      <style:map style:condition="cell-content()=&quot;Y&quot;" style:apply-style-name="Good" style:base-cell-address="deleted.D178"/>
      <style:map style:condition="cell-content()=&quot;N&quot;" style:apply-style-name="Bad" style:base-cell-address="deleted.D178"/>
      <style:map style:condition="cell-content()=0" style:apply-style-name="Bad" style:base-cell-address="deleted.D178"/>
    </style:style>
    <style:style style:name="ce2247" style:family="table-cell" style:parent-style-name="Default">
      <style:map style:condition="cell-content()=&quot;Y&quot;" style:apply-style-name="Good" style:base-cell-address="deleted.D182"/>
      <style:map style:condition="cell-content()=&quot;N&quot;" style:apply-style-name="Bad" style:base-cell-address="deleted.D182"/>
      <style:map style:condition="cell-content()=0" style:apply-style-name="Bad" style:base-cell-address="deleted.D182"/>
    </style:style>
    <style:style style:name="ce2248" style:family="table-cell" style:parent-style-name="Default">
      <style:map style:condition="cell-content()=&quot;Y&quot;" style:apply-style-name="Good" style:base-cell-address="deleted.D199"/>
      <style:map style:condition="cell-content()=&quot;N&quot;" style:apply-style-name="Bad" style:base-cell-address="deleted.D199"/>
      <style:map style:condition="cell-content()=0" style:apply-style-name="Bad" style:base-cell-address="deleted.D199"/>
    </style:style>
    <style:style style:name="ce2249" style:family="table-cell" style:parent-style-name="Default">
      <style:map style:condition="cell-content()=&quot;Y&quot;" style:apply-style-name="Good" style:base-cell-address="deleted.D200"/>
      <style:map style:condition="cell-content()=&quot;N&quot;" style:apply-style-name="Bad" style:base-cell-address="deleted.D200"/>
      <style:map style:condition="cell-content()=0" style:apply-style-name="Bad" style:base-cell-address="deleted.D200"/>
    </style:style>
    <style:style style:name="ce2250" style:family="table-cell" style:parent-style-name="Default">
      <style:map style:condition="cell-content()=&quot;Y&quot;" style:apply-style-name="Good" style:base-cell-address="deleted.D201"/>
      <style:map style:condition="cell-content()=&quot;N&quot;" style:apply-style-name="Bad" style:base-cell-address="deleted.D201"/>
      <style:map style:condition="cell-content()=0" style:apply-style-name="Bad" style:base-cell-address="deleted.D201"/>
    </style:style>
    <style:style style:name="ce2251" style:family="table-cell" style:parent-style-name="Default">
      <style:map style:condition="cell-content()=&quot;Y&quot;" style:apply-style-name="Good" style:base-cell-address="deleted.D202"/>
      <style:map style:condition="cell-content()=&quot;N&quot;" style:apply-style-name="Bad" style:base-cell-address="deleted.D202"/>
      <style:map style:condition="cell-content()=0" style:apply-style-name="Bad" style:base-cell-address="deleted.D202"/>
    </style:style>
    <style:style style:name="ce2252" style:family="table-cell" style:parent-style-name="Default">
      <style:map style:condition="cell-content()=&quot;Y&quot;" style:apply-style-name="Good" style:base-cell-address="deleted.D203"/>
      <style:map style:condition="cell-content()=&quot;N&quot;" style:apply-style-name="Bad" style:base-cell-address="deleted.D203"/>
      <style:map style:condition="cell-content()=0" style:apply-style-name="Bad" style:base-cell-address="deleted.D203"/>
    </style:style>
    <style:style style:name="ce2253" style:family="table-cell" style:parent-style-name="Default">
      <style:map style:condition="cell-content()=&quot;Y&quot;" style:apply-style-name="Good" style:base-cell-address="deleted.D204"/>
      <style:map style:condition="cell-content()=&quot;N&quot;" style:apply-style-name="Bad" style:base-cell-address="deleted.D204"/>
      <style:map style:condition="cell-content()=0" style:apply-style-name="Bad" style:base-cell-address="deleted.D204"/>
    </style:style>
    <style:style style:name="ce2254" style:family="table-cell" style:parent-style-name="Default">
      <style:map style:condition="cell-content()=&quot;Y&quot;" style:apply-style-name="Good" style:base-cell-address="deleted.D206"/>
      <style:map style:condition="cell-content()=&quot;N&quot;" style:apply-style-name="Bad" style:base-cell-address="deleted.D206"/>
      <style:map style:condition="cell-content()=0" style:apply-style-name="Bad" style:base-cell-address="deleted.D206"/>
    </style:style>
    <style:style style:name="ce2255" style:family="table-cell" style:parent-style-name="Default">
      <style:map style:condition="cell-content()=&quot;Y&quot;" style:apply-style-name="Good" style:base-cell-address="deleted.D208"/>
      <style:map style:condition="cell-content()=&quot;N&quot;" style:apply-style-name="Bad" style:base-cell-address="deleted.D208"/>
      <style:map style:condition="cell-content()=0" style:apply-style-name="Bad" style:base-cell-address="deleted.D208"/>
    </style:style>
    <style:style style:name="ce2256" style:family="table-cell" style:parent-style-name="Default">
      <style:map style:condition="cell-content()=&quot;Y&quot;" style:apply-style-name="Good" style:base-cell-address="deleted.D209"/>
      <style:map style:condition="cell-content()=&quot;N&quot;" style:apply-style-name="Bad" style:base-cell-address="deleted.D209"/>
      <style:map style:condition="cell-content()=0" style:apply-style-name="Bad" style:base-cell-address="deleted.D209"/>
    </style:style>
    <style:style style:name="ce2257" style:family="table-cell" style:parent-style-name="Default">
      <style:map style:condition="cell-content()=&quot;Y&quot;" style:apply-style-name="Good" style:base-cell-address="deleted.D213"/>
      <style:map style:condition="cell-content()=&quot;N&quot;" style:apply-style-name="Bad" style:base-cell-address="deleted.D213"/>
      <style:map style:condition="cell-content()=0" style:apply-style-name="Bad" style:base-cell-address="deleted.D213"/>
    </style:style>
    <style:style style:name="ce2258" style:family="table-cell" style:parent-style-name="Default">
      <style:map style:condition="cell-content()=&quot;Y&quot;" style:apply-style-name="Good" style:base-cell-address="deleted.D223"/>
      <style:map style:condition="cell-content()=&quot;N&quot;" style:apply-style-name="Bad" style:base-cell-address="deleted.D223"/>
      <style:map style:condition="cell-content()=0" style:apply-style-name="Bad" style:base-cell-address="deleted.D223"/>
    </style:style>
    <style:style style:name="ce2259" style:family="table-cell" style:parent-style-name="Default">
      <style:map style:condition="cell-content()=&quot;Y&quot;" style:apply-style-name="Good" style:base-cell-address="deleted.D225"/>
      <style:map style:condition="cell-content()=&quot;N&quot;" style:apply-style-name="Bad" style:base-cell-address="deleted.D225"/>
      <style:map style:condition="cell-content()=0" style:apply-style-name="Bad" style:base-cell-address="deleted.D225"/>
    </style:style>
    <style:style style:name="ce2260" style:family="table-cell" style:parent-style-name="Default">
      <style:map style:condition="cell-content()=&quot;Y&quot;" style:apply-style-name="Good" style:base-cell-address="deleted.D229"/>
      <style:map style:condition="cell-content()=&quot;N&quot;" style:apply-style-name="Bad" style:base-cell-address="deleted.D229"/>
      <style:map style:condition="cell-content()=0" style:apply-style-name="Bad" style:base-cell-address="deleted.D229"/>
    </style:style>
    <style:style style:name="ce2261" style:family="table-cell" style:parent-style-name="Default">
      <style:map style:condition="cell-content()=&quot;Y&quot;" style:apply-style-name="Good" style:base-cell-address="deleted.D231"/>
      <style:map style:condition="cell-content()=&quot;N&quot;" style:apply-style-name="Bad" style:base-cell-address="deleted.D231"/>
      <style:map style:condition="cell-content()=0" style:apply-style-name="Bad" style:base-cell-address="deleted.D231"/>
    </style:style>
    <style:style style:name="ce2262" style:family="table-cell" style:parent-style-name="Default">
      <style:map style:condition="cell-content()=&quot;Y&quot;" style:apply-style-name="Good" style:base-cell-address="deleted.D232"/>
      <style:map style:condition="cell-content()=&quot;N&quot;" style:apply-style-name="Bad" style:base-cell-address="deleted.D232"/>
      <style:map style:condition="cell-content()=0" style:apply-style-name="Bad" style:base-cell-address="deleted.D232"/>
    </style:style>
    <style:style style:name="ce2263" style:family="table-cell" style:parent-style-name="Default">
      <style:map style:condition="cell-content()=&quot;Y&quot;" style:apply-style-name="Good" style:base-cell-address="deleted.D233"/>
      <style:map style:condition="cell-content()=&quot;N&quot;" style:apply-style-name="Bad" style:base-cell-address="deleted.D233"/>
      <style:map style:condition="cell-content()=0" style:apply-style-name="Bad" style:base-cell-address="deleted.D233"/>
    </style:style>
    <style:style style:name="ce2264" style:family="table-cell" style:parent-style-name="Default">
      <style:map style:condition="cell-content()=&quot;Y&quot;" style:apply-style-name="Good" style:base-cell-address="deleted.D237"/>
      <style:map style:condition="cell-content()=&quot;N&quot;" style:apply-style-name="Bad" style:base-cell-address="deleted.D237"/>
      <style:map style:condition="cell-content()=0" style:apply-style-name="Bad" style:base-cell-address="deleted.D237"/>
    </style:style>
    <style:style style:name="ce2265" style:family="table-cell" style:parent-style-name="Default">
      <style:map style:condition="cell-content()=&quot;Y&quot;" style:apply-style-name="Good" style:base-cell-address="deleted.D241"/>
      <style:map style:condition="cell-content()=&quot;N&quot;" style:apply-style-name="Bad" style:base-cell-address="deleted.D241"/>
      <style:map style:condition="cell-content()=0" style:apply-style-name="Bad" style:base-cell-address="deleted.D241"/>
    </style:style>
    <style:style style:name="ce2266" style:family="table-cell" style:parent-style-name="Default">
      <style:map style:condition="cell-content()=&quot;Y&quot;" style:apply-style-name="Good" style:base-cell-address="deleted.D243"/>
      <style:map style:condition="cell-content()=&quot;N&quot;" style:apply-style-name="Bad" style:base-cell-address="deleted.D243"/>
      <style:map style:condition="cell-content()=0" style:apply-style-name="Bad" style:base-cell-address="deleted.D243"/>
    </style:style>
    <style:style style:name="ce2267" style:family="table-cell" style:parent-style-name="Default">
      <style:map style:condition="cell-content()=&quot;Y&quot;" style:apply-style-name="Good" style:base-cell-address="deleted.D244"/>
      <style:map style:condition="cell-content()=&quot;N&quot;" style:apply-style-name="Bad" style:base-cell-address="deleted.D244"/>
      <style:map style:condition="cell-content()=0" style:apply-style-name="Bad" style:base-cell-address="deleted.D244"/>
    </style:style>
    <style:style style:name="ce2268" style:family="table-cell" style:parent-style-name="Default">
      <style:map style:condition="cell-content()=&quot;Y&quot;" style:apply-style-name="Good" style:base-cell-address="deleted.D245"/>
      <style:map style:condition="cell-content()=&quot;N&quot;" style:apply-style-name="Bad" style:base-cell-address="deleted.D245"/>
      <style:map style:condition="cell-content()=0" style:apply-style-name="Bad" style:base-cell-address="deleted.D245"/>
    </style:style>
    <style:style style:name="ce2269" style:family="table-cell" style:parent-style-name="Default">
      <style:map style:condition="cell-content()=&quot;Y&quot;" style:apply-style-name="Good" style:base-cell-address="deleted.D249"/>
      <style:map style:condition="cell-content()=&quot;N&quot;" style:apply-style-name="Bad" style:base-cell-address="deleted.D249"/>
      <style:map style:condition="cell-content()=0" style:apply-style-name="Bad" style:base-cell-address="deleted.D249"/>
    </style:style>
    <style:style style:name="ce2270" style:family="table-cell" style:parent-style-name="Default">
      <style:map style:condition="cell-content()=&quot;Y&quot;" style:apply-style-name="Good" style:base-cell-address="deleted.D250"/>
      <style:map style:condition="cell-content()=&quot;N&quot;" style:apply-style-name="Bad" style:base-cell-address="deleted.D250"/>
      <style:map style:condition="cell-content()=0" style:apply-style-name="Bad" style:base-cell-address="deleted.D250"/>
    </style:style>
    <style:style style:name="ce2271" style:family="table-cell" style:parent-style-name="Default">
      <style:map style:condition="cell-content()=&quot;Y&quot;" style:apply-style-name="Good" style:base-cell-address="deleted.D252"/>
      <style:map style:condition="cell-content()=&quot;N&quot;" style:apply-style-name="Bad" style:base-cell-address="deleted.D252"/>
      <style:map style:condition="cell-content()=0" style:apply-style-name="Bad" style:base-cell-address="deleted.D252"/>
    </style:style>
    <style:style style:name="ce2272" style:family="table-cell" style:parent-style-name="Default">
      <style:map style:condition="cell-content()=&quot;Y&quot;" style:apply-style-name="Good" style:base-cell-address="deleted.D254"/>
      <style:map style:condition="cell-content()=&quot;N&quot;" style:apply-style-name="Bad" style:base-cell-address="deleted.D254"/>
      <style:map style:condition="cell-content()=0" style:apply-style-name="Bad" style:base-cell-address="deleted.D254"/>
    </style:style>
    <style:style style:name="ce2273" style:family="table-cell" style:parent-style-name="Default">
      <style:map style:condition="cell-content()=&quot;Y&quot;" style:apply-style-name="Good" style:base-cell-address="deleted.D255"/>
      <style:map style:condition="cell-content()=&quot;N&quot;" style:apply-style-name="Bad" style:base-cell-address="deleted.D255"/>
      <style:map style:condition="cell-content()=0" style:apply-style-name="Bad" style:base-cell-address="deleted.D255"/>
    </style:style>
    <style:style style:name="ce2274" style:family="table-cell" style:parent-style-name="Default">
      <style:map style:condition="cell-content()=&quot;Y&quot;" style:apply-style-name="Good" style:base-cell-address="deleted.D260"/>
      <style:map style:condition="cell-content()=&quot;N&quot;" style:apply-style-name="Bad" style:base-cell-address="deleted.D260"/>
      <style:map style:condition="cell-content()=0" style:apply-style-name="Bad" style:base-cell-address="deleted.D260"/>
    </style:style>
    <style:style style:name="ce2275" style:family="table-cell" style:parent-style-name="Default">
      <style:map style:condition="cell-content()=&quot;Y&quot;" style:apply-style-name="Good" style:base-cell-address="deleted.D261"/>
      <style:map style:condition="cell-content()=&quot;N&quot;" style:apply-style-name="Bad" style:base-cell-address="deleted.D261"/>
      <style:map style:condition="cell-content()=0" style:apply-style-name="Bad" style:base-cell-address="deleted.D261"/>
    </style:style>
    <style:style style:name="ce2276" style:family="table-cell" style:parent-style-name="Default">
      <style:map style:condition="cell-content()=&quot;Y&quot;" style:apply-style-name="Good" style:base-cell-address="deleted.D262"/>
      <style:map style:condition="cell-content()=&quot;N&quot;" style:apply-style-name="Bad" style:base-cell-address="deleted.D262"/>
      <style:map style:condition="cell-content()=0" style:apply-style-name="Bad" style:base-cell-address="deleted.D262"/>
    </style:style>
    <style:style style:name="ce2279" style:family="table-cell" style:parent-style-name="Default">
      <style:map style:condition="cell-content()=&quot;Y&quot;" style:apply-style-name="Good" style:base-cell-address="deleted.D263"/>
      <style:map style:condition="cell-content()=&quot;N&quot;" style:apply-style-name="Bad" style:base-cell-address="deleted.D263"/>
      <style:map style:condition="cell-content()=0" style:apply-style-name="Bad" style:base-cell-address="deleted.D263"/>
    </style:style>
    <style:style style:name="ce2281" style:family="table-cell" style:parent-style-name="Default">
      <style:map style:condition="cell-content()=&quot;Y&quot;" style:apply-style-name="Good" style:base-cell-address="deleted.D266"/>
      <style:map style:condition="cell-content()=&quot;N&quot;" style:apply-style-name="Bad" style:base-cell-address="deleted.D266"/>
      <style:map style:condition="cell-content()=0" style:apply-style-name="Bad" style:base-cell-address="deleted.D266"/>
    </style:style>
    <style:style style:name="ce2282" style:family="table-cell" style:parent-style-name="Default">
      <style:map style:condition="cell-content()=&quot;Y&quot;" style:apply-style-name="Good" style:base-cell-address="deleted.D267"/>
      <style:map style:condition="cell-content()=&quot;N&quot;" style:apply-style-name="Bad" style:base-cell-address="deleted.D267"/>
      <style:map style:condition="cell-content()=0" style:apply-style-name="Bad" style:base-cell-address="deleted.D267"/>
    </style:style>
    <style:style style:name="ce2283" style:family="table-cell" style:parent-style-name="Default">
      <style:map style:condition="cell-content()=&quot;Y&quot;" style:apply-style-name="Good" style:base-cell-address="deleted.D270"/>
      <style:map style:condition="cell-content()=&quot;N&quot;" style:apply-style-name="Bad" style:base-cell-address="deleted.D270"/>
      <style:map style:condition="cell-content()=0" style:apply-style-name="Bad" style:base-cell-address="deleted.D270"/>
    </style:style>
    <style:style style:name="ce2284" style:family="table-cell" style:parent-style-name="Default">
      <style:map style:condition="cell-content()=&quot;Y&quot;" style:apply-style-name="Good" style:base-cell-address="deleted.D273"/>
      <style:map style:condition="cell-content()=&quot;N&quot;" style:apply-style-name="Bad" style:base-cell-address="deleted.D273"/>
      <style:map style:condition="cell-content()=0" style:apply-style-name="Bad" style:base-cell-address="deleted.D273"/>
    </style:style>
    <style:style style:name="ce2287" style:family="table-cell" style:parent-style-name="Default">
      <style:map style:condition="cell-content()=&quot;Y&quot;" style:apply-style-name="Good" style:base-cell-address="deleted.D275"/>
      <style:map style:condition="cell-content()=&quot;N&quot;" style:apply-style-name="Bad" style:base-cell-address="deleted.D275"/>
      <style:map style:condition="cell-content()=0" style:apply-style-name="Bad" style:base-cell-address="deleted.D275"/>
    </style:style>
    <style:style style:name="ce2288" style:family="table-cell" style:parent-style-name="Default">
      <style:map style:condition="cell-content()=&quot;Y&quot;" style:apply-style-name="Good" style:base-cell-address="deleted.D276"/>
      <style:map style:condition="cell-content()=&quot;N&quot;" style:apply-style-name="Bad" style:base-cell-address="deleted.D276"/>
      <style:map style:condition="cell-content()=0" style:apply-style-name="Bad" style:base-cell-address="deleted.D276"/>
    </style:style>
    <style:style style:name="ce2290" style:family="table-cell" style:parent-style-name="Default">
      <style:map style:condition="cell-content()=&quot;Y&quot;" style:apply-style-name="Good" style:base-cell-address="deleted.D277"/>
      <style:map style:condition="cell-content()=&quot;N&quot;" style:apply-style-name="Bad" style:base-cell-address="deleted.D277"/>
      <style:map style:condition="cell-content()=0" style:apply-style-name="Bad" style:base-cell-address="deleted.D277"/>
    </style:style>
    <style:style style:name="ce2291" style:family="table-cell" style:parent-style-name="Default">
      <style:map style:condition="cell-content()=&quot;Y&quot;" style:apply-style-name="Good" style:base-cell-address="deleted.D278"/>
      <style:map style:condition="cell-content()=&quot;N&quot;" style:apply-style-name="Bad" style:base-cell-address="deleted.D278"/>
      <style:map style:condition="cell-content()=0" style:apply-style-name="Bad" style:base-cell-address="deleted.D278"/>
    </style:style>
    <style:style style:name="ce2292" style:family="table-cell" style:parent-style-name="Default">
      <style:map style:condition="cell-content()=&quot;Y&quot;" style:apply-style-name="Good" style:base-cell-address="deleted.D279"/>
      <style:map style:condition="cell-content()=&quot;N&quot;" style:apply-style-name="Bad" style:base-cell-address="deleted.D279"/>
      <style:map style:condition="cell-content()=0" style:apply-style-name="Bad" style:base-cell-address="deleted.D279"/>
    </style:style>
    <style:style style:name="ce2293" style:family="table-cell" style:parent-style-name="Default">
      <style:map style:condition="cell-content()=&quot;Y&quot;" style:apply-style-name="Good" style:base-cell-address="deleted.D280"/>
      <style:map style:condition="cell-content()=&quot;N&quot;" style:apply-style-name="Bad" style:base-cell-address="deleted.D280"/>
      <style:map style:condition="cell-content()=0" style:apply-style-name="Bad" style:base-cell-address="deleted.D280"/>
    </style:style>
    <style:style style:name="ce2294" style:family="table-cell" style:parent-style-name="Default">
      <style:map style:condition="cell-content()=&quot;Y&quot;" style:apply-style-name="Good" style:base-cell-address="deleted.D281"/>
      <style:map style:condition="cell-content()=&quot;N&quot;" style:apply-style-name="Bad" style:base-cell-address="deleted.D281"/>
      <style:map style:condition="cell-content()=0" style:apply-style-name="Bad" style:base-cell-address="deleted.D281"/>
    </style:style>
    <style:style style:name="ce2295" style:family="table-cell" style:parent-style-name="Default">
      <style:map style:condition="cell-content()=&quot;Y&quot;" style:apply-style-name="Good" style:base-cell-address="deleted.D282"/>
      <style:map style:condition="cell-content()=&quot;N&quot;" style:apply-style-name="Bad" style:base-cell-address="deleted.D282"/>
      <style:map style:condition="cell-content()=0" style:apply-style-name="Bad" style:base-cell-address="deleted.D282"/>
    </style:style>
    <style:style style:name="ce2297" style:family="table-cell" style:parent-style-name="Default">
      <style:map style:condition="cell-content()=&quot;Y&quot;" style:apply-style-name="Good" style:base-cell-address="deleted.D283"/>
      <style:map style:condition="cell-content()=&quot;N&quot;" style:apply-style-name="Bad" style:base-cell-address="deleted.D283"/>
      <style:map style:condition="cell-content()=0" style:apply-style-name="Bad" style:base-cell-address="deleted.D283"/>
    </style:style>
    <style:style style:name="ce2298" style:family="table-cell" style:parent-style-name="Default">
      <style:map style:condition="cell-content()=&quot;Y&quot;" style:apply-style-name="Good" style:base-cell-address="deleted.D284"/>
      <style:map style:condition="cell-content()=&quot;N&quot;" style:apply-style-name="Bad" style:base-cell-address="deleted.D284"/>
      <style:map style:condition="cell-content()=0" style:apply-style-name="Bad" style:base-cell-address="deleted.D284"/>
    </style:style>
    <style:style style:name="ce2299" style:family="table-cell" style:parent-style-name="Default">
      <style:map style:condition="cell-content()=&quot;Y&quot;" style:apply-style-name="Good" style:base-cell-address="deleted.D289"/>
      <style:map style:condition="cell-content()=&quot;N&quot;" style:apply-style-name="Bad" style:base-cell-address="deleted.D289"/>
      <style:map style:condition="cell-content()=0" style:apply-style-name="Bad" style:base-cell-address="deleted.D289"/>
    </style:style>
    <style:style style:name="ce2300" style:family="table-cell" style:parent-style-name="Default">
      <style:map style:condition="cell-content()=&quot;Y&quot;" style:apply-style-name="Good" style:base-cell-address="deleted.D290"/>
      <style:map style:condition="cell-content()=&quot;N&quot;" style:apply-style-name="Bad" style:base-cell-address="deleted.D290"/>
      <style:map style:condition="cell-content()=0" style:apply-style-name="Bad" style:base-cell-address="deleted.D290"/>
    </style:style>
    <style:style style:name="ce2301" style:family="table-cell" style:parent-style-name="Default">
      <style:map style:condition="cell-content()=&quot;Y&quot;" style:apply-style-name="Good" style:base-cell-address="deleted.D292"/>
      <style:map style:condition="cell-content()=&quot;N&quot;" style:apply-style-name="Bad" style:base-cell-address="deleted.D292"/>
      <style:map style:condition="cell-content()=0" style:apply-style-name="Bad" style:base-cell-address="deleted.D292"/>
    </style:style>
    <style:style style:name="ce2302" style:family="table-cell" style:parent-style-name="Default">
      <style:map style:condition="cell-content()=&quot;Y&quot;" style:apply-style-name="Good" style:base-cell-address="deleted.D294"/>
      <style:map style:condition="cell-content()=&quot;N&quot;" style:apply-style-name="Bad" style:base-cell-address="deleted.D294"/>
      <style:map style:condition="cell-content()=0" style:apply-style-name="Bad" style:base-cell-address="deleted.D294"/>
    </style:style>
    <style:style style:name="ce2303" style:family="table-cell" style:parent-style-name="Default">
      <style:map style:condition="cell-content()=&quot;Y&quot;" style:apply-style-name="Good" style:base-cell-address="deleted.D296"/>
      <style:map style:condition="cell-content()=&quot;N&quot;" style:apply-style-name="Bad" style:base-cell-address="deleted.D296"/>
      <style:map style:condition="cell-content()=0" style:apply-style-name="Bad" style:base-cell-address="deleted.D296"/>
    </style:style>
    <style:style style:name="ce2304" style:family="table-cell" style:parent-style-name="Default">
      <style:map style:condition="cell-content()=&quot;Y&quot;" style:apply-style-name="Good" style:base-cell-address="deleted.D297"/>
      <style:map style:condition="cell-content()=&quot;N&quot;" style:apply-style-name="Bad" style:base-cell-address="deleted.D297"/>
      <style:map style:condition="cell-content()=0" style:apply-style-name="Bad" style:base-cell-address="deleted.D297"/>
    </style:style>
    <style:style style:name="ce2305" style:family="table-cell" style:parent-style-name="Default">
      <style:map style:condition="cell-content()=&quot;Y&quot;" style:apply-style-name="Good" style:base-cell-address="deleted.D299"/>
      <style:map style:condition="cell-content()=&quot;N&quot;" style:apply-style-name="Bad" style:base-cell-address="deleted.D299"/>
      <style:map style:condition="cell-content()=0" style:apply-style-name="Bad" style:base-cell-address="deleted.D299"/>
    </style:style>
    <style:style style:name="ce2306" style:family="table-cell" style:parent-style-name="Default">
      <style:map style:condition="cell-content()=&quot;Y&quot;" style:apply-style-name="Good" style:base-cell-address="deleted.D300"/>
      <style:map style:condition="cell-content()=&quot;N&quot;" style:apply-style-name="Bad" style:base-cell-address="deleted.D300"/>
      <style:map style:condition="cell-content()=0" style:apply-style-name="Bad" style:base-cell-address="deleted.D300"/>
    </style:style>
    <style:style style:name="ce2307" style:family="table-cell" style:parent-style-name="Default">
      <style:map style:condition="cell-content()=&quot;Y&quot;" style:apply-style-name="Good" style:base-cell-address="deleted.D302"/>
      <style:map style:condition="cell-content()=&quot;N&quot;" style:apply-style-name="Bad" style:base-cell-address="deleted.D302"/>
      <style:map style:condition="cell-content()=0" style:apply-style-name="Bad" style:base-cell-address="deleted.D302"/>
    </style:style>
    <style:style style:name="ce2308" style:family="table-cell" style:parent-style-name="Default">
      <style:map style:condition="cell-content()=&quot;Y&quot;" style:apply-style-name="Good" style:base-cell-address="deleted.D304"/>
      <style:map style:condition="cell-content()=&quot;N&quot;" style:apply-style-name="Bad" style:base-cell-address="deleted.D304"/>
      <style:map style:condition="cell-content()=0" style:apply-style-name="Bad" style:base-cell-address="deleted.D304"/>
    </style:style>
    <style:style style:name="ce2309" style:family="table-cell" style:parent-style-name="Default">
      <style:map style:condition="cell-content()=&quot;Y&quot;" style:apply-style-name="Good" style:base-cell-address="deleted.D305"/>
      <style:map style:condition="cell-content()=&quot;N&quot;" style:apply-style-name="Bad" style:base-cell-address="deleted.D305"/>
      <style:map style:condition="cell-content()=0" style:apply-style-name="Bad" style:base-cell-address="deleted.D305"/>
    </style:style>
    <style:style style:name="ce2310" style:family="table-cell" style:parent-style-name="Default">
      <style:map style:condition="cell-content()=&quot;Y&quot;" style:apply-style-name="Good" style:base-cell-address="deleted.D306"/>
      <style:map style:condition="cell-content()=&quot;N&quot;" style:apply-style-name="Bad" style:base-cell-address="deleted.D306"/>
      <style:map style:condition="cell-content()=0" style:apply-style-name="Bad" style:base-cell-address="deleted.D306"/>
    </style:style>
    <style:style style:name="ce2311" style:family="table-cell" style:parent-style-name="Default">
      <style:map style:condition="cell-content()=&quot;Y&quot;" style:apply-style-name="Good" style:base-cell-address="deleted.D307"/>
      <style:map style:condition="cell-content()=&quot;N&quot;" style:apply-style-name="Bad" style:base-cell-address="deleted.D307"/>
      <style:map style:condition="cell-content()=0" style:apply-style-name="Bad" style:base-cell-address="deleted.D307"/>
    </style:style>
    <style:style style:name="ce2312" style:family="table-cell" style:parent-style-name="Default">
      <style:map style:condition="cell-content()=&quot;Y&quot;" style:apply-style-name="Good" style:base-cell-address="deleted.D308"/>
      <style:map style:condition="cell-content()=&quot;N&quot;" style:apply-style-name="Bad" style:base-cell-address="deleted.D308"/>
      <style:map style:condition="cell-content()=0" style:apply-style-name="Bad" style:base-cell-address="deleted.D308"/>
    </style:style>
    <style:style style:name="ce2313" style:family="table-cell" style:parent-style-name="Default">
      <style:map style:condition="cell-content()=&quot;Y&quot;" style:apply-style-name="Good" style:base-cell-address="deleted.D314"/>
      <style:map style:condition="cell-content()=&quot;N&quot;" style:apply-style-name="Bad" style:base-cell-address="deleted.D314"/>
      <style:map style:condition="cell-content()=0" style:apply-style-name="Bad" style:base-cell-address="deleted.D314"/>
    </style:style>
    <style:style style:name="ce2314" style:family="table-cell" style:parent-style-name="Default">
      <style:map style:condition="cell-content()=&quot;Y&quot;" style:apply-style-name="Good" style:base-cell-address="deleted.D315"/>
      <style:map style:condition="cell-content()=&quot;N&quot;" style:apply-style-name="Bad" style:base-cell-address="deleted.D315"/>
      <style:map style:condition="cell-content()=0" style:apply-style-name="Bad" style:base-cell-address="deleted.D315"/>
    </style:style>
    <style:style style:name="ce2315" style:family="table-cell" style:parent-style-name="Default">
      <style:map style:condition="cell-content()=&quot;Y&quot;" style:apply-style-name="Good" style:base-cell-address="deleted.D316"/>
      <style:map style:condition="cell-content()=&quot;N&quot;" style:apply-style-name="Bad" style:base-cell-address="deleted.D316"/>
      <style:map style:condition="cell-content()=0" style:apply-style-name="Bad" style:base-cell-address="deleted.D316"/>
    </style:style>
    <style:style style:name="ce2316" style:family="table-cell" style:parent-style-name="Default">
      <style:map style:condition="cell-content()=&quot;Y&quot;" style:apply-style-name="Good" style:base-cell-address="deleted.D317"/>
      <style:map style:condition="cell-content()=&quot;N&quot;" style:apply-style-name="Bad" style:base-cell-address="deleted.D317"/>
      <style:map style:condition="cell-content()=0" style:apply-style-name="Bad" style:base-cell-address="deleted.D317"/>
    </style:style>
    <style:style style:name="ce2317" style:family="table-cell" style:parent-style-name="Default">
      <style:table-cell-properties fo:border="none"/>
      <style:map style:condition="cell-content()=&quot;Y&quot;" style:apply-style-name="Good" style:base-cell-address="deleted.D318"/>
      <style:map style:condition="cell-content()=&quot;N&quot;" style:apply-style-name="Bad" style:base-cell-address="deleted.D318"/>
      <style:map style:condition="cell-content()=0" style:apply-style-name="Bad" style:base-cell-address="deleted.D318"/>
    </style:style>
    <style:style style:name="ce2318" style:family="table-cell" style:parent-style-name="Default">
      <style:map style:condition="cell-content()=&quot;Y&quot;" style:apply-style-name="Good" style:base-cell-address="deleted.E2"/>
      <style:map style:condition="cell-content()=&quot;N&quot;" style:apply-style-name="Bad" style:base-cell-address="deleted.E2"/>
      <style:map style:condition="cell-content()=0" style:apply-style-name="Bad" style:base-cell-address="deleted.E2"/>
    </style:style>
    <style:style style:name="ce2319" style:family="table-cell" style:parent-style-name="Default">
      <style:map style:condition="cell-content()=&quot;Y&quot;" style:apply-style-name="Good" style:base-cell-address="deleted.E3"/>
      <style:map style:condition="cell-content()=&quot;N&quot;" style:apply-style-name="Bad" style:base-cell-address="deleted.E3"/>
      <style:map style:condition="cell-content()=0" style:apply-style-name="Bad" style:base-cell-address="deleted.E3"/>
    </style:style>
    <style:style style:name="ce2320" style:family="table-cell" style:parent-style-name="Default">
      <style:map style:condition="cell-content()=&quot;Y&quot;" style:apply-style-name="Good" style:base-cell-address="deleted.E4"/>
      <style:map style:condition="cell-content()=&quot;N&quot;" style:apply-style-name="Bad" style:base-cell-address="deleted.E4"/>
      <style:map style:condition="cell-content()=0" style:apply-style-name="Bad" style:base-cell-address="deleted.E4"/>
    </style:style>
    <style:style style:name="ce2321" style:family="table-cell" style:parent-style-name="Default">
      <style:map style:condition="cell-content()=&quot;Y&quot;" style:apply-style-name="Good" style:base-cell-address="deleted.E5"/>
      <style:map style:condition="cell-content()=&quot;N&quot;" style:apply-style-name="Bad" style:base-cell-address="deleted.E5"/>
      <style:map style:condition="cell-content()=0" style:apply-style-name="Bad" style:base-cell-address="deleted.E5"/>
    </style:style>
    <style:style style:name="ce2322" style:family="table-cell" style:parent-style-name="Default">
      <style:map style:condition="cell-content()=&quot;Y&quot;" style:apply-style-name="Good" style:base-cell-address="deleted.E6"/>
      <style:map style:condition="cell-content()=&quot;N&quot;" style:apply-style-name="Bad" style:base-cell-address="deleted.E6"/>
      <style:map style:condition="cell-content()=0" style:apply-style-name="Bad" style:base-cell-address="deleted.E6"/>
    </style:style>
    <style:style style:name="ce2323" style:family="table-cell" style:parent-style-name="Default">
      <style:map style:condition="cell-content()=&quot;Y&quot;" style:apply-style-name="Good" style:base-cell-address="deleted.E7"/>
      <style:map style:condition="cell-content()=&quot;N&quot;" style:apply-style-name="Bad" style:base-cell-address="deleted.E7"/>
      <style:map style:condition="cell-content()=0" style:apply-style-name="Bad" style:base-cell-address="deleted.E7"/>
    </style:style>
    <style:style style:name="ce2324" style:family="table-cell" style:parent-style-name="Default">
      <style:map style:condition="cell-content()=&quot;Y&quot;" style:apply-style-name="Good" style:base-cell-address="deleted.E8"/>
      <style:map style:condition="cell-content()=&quot;N&quot;" style:apply-style-name="Bad" style:base-cell-address="deleted.E8"/>
      <style:map style:condition="cell-content()=0" style:apply-style-name="Bad" style:base-cell-address="deleted.E8"/>
    </style:style>
    <style:style style:name="ce2325" style:family="table-cell" style:parent-style-name="Default">
      <style:map style:condition="cell-content()=&quot;Y&quot;" style:apply-style-name="Good" style:base-cell-address="deleted.E9"/>
      <style:map style:condition="cell-content()=&quot;N&quot;" style:apply-style-name="Bad" style:base-cell-address="deleted.E9"/>
      <style:map style:condition="cell-content()=0" style:apply-style-name="Bad" style:base-cell-address="deleted.E9"/>
    </style:style>
    <style:style style:name="ce2627" style:family="table-cell" style:parent-style-name="Default">
      <style:map style:condition="cell-content()=&quot;Y&quot;" style:apply-style-name="Good" style:base-cell-address="deleted.E10"/>
      <style:map style:condition="cell-content()=&quot;N&quot;" style:apply-style-name="Bad" style:base-cell-address="deleted.E10"/>
      <style:map style:condition="cell-content()=0" style:apply-style-name="Bad" style:base-cell-address="deleted.E10"/>
    </style:style>
    <style:style style:name="ce2327" style:family="table-cell" style:parent-style-name="Default">
      <style:map style:condition="cell-content()=&quot;Y&quot;" style:apply-style-name="Good" style:base-cell-address="deleted.E11"/>
      <style:map style:condition="cell-content()=&quot;N&quot;" style:apply-style-name="Bad" style:base-cell-address="deleted.E11"/>
      <style:map style:condition="cell-content()=0" style:apply-style-name="Bad" style:base-cell-address="deleted.E11"/>
    </style:style>
    <style:style style:name="ce2629" style:family="table-cell" style:parent-style-name="Default">
      <style:map style:condition="cell-content()=&quot;Y&quot;" style:apply-style-name="Good" style:base-cell-address="deleted.E12"/>
      <style:map style:condition="cell-content()=&quot;N&quot;" style:apply-style-name="Bad" style:base-cell-address="deleted.E12"/>
      <style:map style:condition="cell-content()=0" style:apply-style-name="Bad" style:base-cell-address="deleted.E12"/>
    </style:style>
    <style:style style:name="ce2329" style:family="table-cell" style:parent-style-name="Default">
      <style:map style:condition="cell-content()=&quot;Y&quot;" style:apply-style-name="Good" style:base-cell-address="deleted.E13"/>
      <style:map style:condition="cell-content()=&quot;N&quot;" style:apply-style-name="Bad" style:base-cell-address="deleted.E13"/>
      <style:map style:condition="cell-content()=0" style:apply-style-name="Bad" style:base-cell-address="deleted.E13"/>
    </style:style>
    <style:style style:name="ce2330" style:family="table-cell" style:parent-style-name="Default">
      <style:map style:condition="cell-content()=&quot;Y&quot;" style:apply-style-name="Good" style:base-cell-address="deleted.E14"/>
      <style:map style:condition="cell-content()=&quot;N&quot;" style:apply-style-name="Bad" style:base-cell-address="deleted.E14"/>
      <style:map style:condition="cell-content()=0" style:apply-style-name="Bad" style:base-cell-address="deleted.E14"/>
    </style:style>
    <style:style style:name="ce2331" style:family="table-cell" style:parent-style-name="Default">
      <style:map style:condition="cell-content()=&quot;Y&quot;" style:apply-style-name="Good" style:base-cell-address="deleted.E15"/>
      <style:map style:condition="cell-content()=&quot;N&quot;" style:apply-style-name="Bad" style:base-cell-address="deleted.E15"/>
      <style:map style:condition="cell-content()=0" style:apply-style-name="Bad" style:base-cell-address="deleted.E15"/>
    </style:style>
    <style:style style:name="ce2633" style:family="table-cell" style:parent-style-name="Default">
      <style:map style:condition="cell-content()=&quot;Y&quot;" style:apply-style-name="Good" style:base-cell-address="deleted.E16"/>
      <style:map style:condition="cell-content()=&quot;N&quot;" style:apply-style-name="Bad" style:base-cell-address="deleted.E16"/>
      <style:map style:condition="cell-content()=0" style:apply-style-name="Bad" style:base-cell-address="deleted.E16"/>
    </style:style>
    <style:style style:name="ce2333" style:family="table-cell" style:parent-style-name="Default">
      <style:map style:condition="cell-content()=&quot;Y&quot;" style:apply-style-name="Good" style:base-cell-address="deleted.E17"/>
      <style:map style:condition="cell-content()=&quot;N&quot;" style:apply-style-name="Bad" style:base-cell-address="deleted.E17"/>
      <style:map style:condition="cell-content()=0" style:apply-style-name="Bad" style:base-cell-address="deleted.E17"/>
    </style:style>
    <style:style style:name="ce2635" style:family="table-cell" style:parent-style-name="Default">
      <style:map style:condition="cell-content()=&quot;Y&quot;" style:apply-style-name="Good" style:base-cell-address="deleted.E18"/>
      <style:map style:condition="cell-content()=&quot;N&quot;" style:apply-style-name="Bad" style:base-cell-address="deleted.E18"/>
      <style:map style:condition="cell-content()=0" style:apply-style-name="Bad" style:base-cell-address="deleted.E18"/>
    </style:style>
    <style:style style:name="ce2335" style:family="table-cell" style:parent-style-name="Default">
      <style:map style:condition="cell-content()=&quot;Y&quot;" style:apply-style-name="Good" style:base-cell-address="deleted.E19"/>
      <style:map style:condition="cell-content()=&quot;N&quot;" style:apply-style-name="Bad" style:base-cell-address="deleted.E19"/>
      <style:map style:condition="cell-content()=0" style:apply-style-name="Bad" style:base-cell-address="deleted.E19"/>
    </style:style>
    <style:style style:name="ce2336" style:family="table-cell" style:parent-style-name="Default">
      <style:map style:condition="cell-content()=&quot;Y&quot;" style:apply-style-name="Good" style:base-cell-address="deleted.E20"/>
      <style:map style:condition="cell-content()=&quot;N&quot;" style:apply-style-name="Bad" style:base-cell-address="deleted.E20"/>
      <style:map style:condition="cell-content()=0" style:apply-style-name="Bad" style:base-cell-address="deleted.E20"/>
    </style:style>
    <style:style style:name="ce2337" style:family="table-cell" style:parent-style-name="Default">
      <style:map style:condition="cell-content()=&quot;Y&quot;" style:apply-style-name="Good" style:base-cell-address="deleted.E21"/>
      <style:map style:condition="cell-content()=&quot;N&quot;" style:apply-style-name="Bad" style:base-cell-address="deleted.E21"/>
      <style:map style:condition="cell-content()=0" style:apply-style-name="Bad" style:base-cell-address="deleted.E21"/>
    </style:style>
    <style:style style:name="ce2639" style:family="table-cell" style:parent-style-name="Default">
      <style:map style:condition="cell-content()=&quot;Y&quot;" style:apply-style-name="Good" style:base-cell-address="deleted.E22"/>
      <style:map style:condition="cell-content()=&quot;N&quot;" style:apply-style-name="Bad" style:base-cell-address="deleted.E22"/>
      <style:map style:condition="cell-content()=0" style:apply-style-name="Bad" style:base-cell-address="deleted.E22"/>
    </style:style>
    <style:style style:name="ce2339" style:family="table-cell" style:parent-style-name="Default">
      <style:map style:condition="cell-content()=&quot;Y&quot;" style:apply-style-name="Good" style:base-cell-address="deleted.E23"/>
      <style:map style:condition="cell-content()=&quot;N&quot;" style:apply-style-name="Bad" style:base-cell-address="deleted.E23"/>
      <style:map style:condition="cell-content()=0" style:apply-style-name="Bad" style:base-cell-address="deleted.E23"/>
    </style:style>
    <style:style style:name="ce2641" style:family="table-cell" style:parent-style-name="Default">
      <style:map style:condition="cell-content()=&quot;Y&quot;" style:apply-style-name="Good" style:base-cell-address="deleted.E24"/>
      <style:map style:condition="cell-content()=&quot;N&quot;" style:apply-style-name="Bad" style:base-cell-address="deleted.E24"/>
      <style:map style:condition="cell-content()=0" style:apply-style-name="Bad" style:base-cell-address="deleted.E24"/>
    </style:style>
    <style:style style:name="ce2341" style:family="table-cell" style:parent-style-name="Default">
      <style:map style:condition="cell-content()=&quot;Y&quot;" style:apply-style-name="Good" style:base-cell-address="deleted.E25"/>
      <style:map style:condition="cell-content()=&quot;N&quot;" style:apply-style-name="Bad" style:base-cell-address="deleted.E25"/>
      <style:map style:condition="cell-content()=0" style:apply-style-name="Bad" style:base-cell-address="deleted.E25"/>
    </style:style>
    <style:style style:name="ce2342" style:family="table-cell" style:parent-style-name="Default">
      <style:map style:condition="cell-content()=&quot;Y&quot;" style:apply-style-name="Good" style:base-cell-address="deleted.E26"/>
      <style:map style:condition="cell-content()=&quot;N&quot;" style:apply-style-name="Bad" style:base-cell-address="deleted.E26"/>
      <style:map style:condition="cell-content()=0" style:apply-style-name="Bad" style:base-cell-address="deleted.E26"/>
    </style:style>
    <style:style style:name="ce2343" style:family="table-cell" style:parent-style-name="Default">
      <style:map style:condition="cell-content()=&quot;Y&quot;" style:apply-style-name="Good" style:base-cell-address="deleted.E27"/>
      <style:map style:condition="cell-content()=&quot;N&quot;" style:apply-style-name="Bad" style:base-cell-address="deleted.E27"/>
      <style:map style:condition="cell-content()=0" style:apply-style-name="Bad" style:base-cell-address="deleted.E27"/>
    </style:style>
    <style:style style:name="ce2344" style:family="table-cell" style:parent-style-name="Default">
      <style:map style:condition="cell-content()=&quot;Y&quot;" style:apply-style-name="Good" style:base-cell-address="deleted.E28"/>
      <style:map style:condition="cell-content()=&quot;N&quot;" style:apply-style-name="Bad" style:base-cell-address="deleted.E28"/>
      <style:map style:condition="cell-content()=0" style:apply-style-name="Bad" style:base-cell-address="deleted.E28"/>
    </style:style>
    <style:style style:name="ce2345" style:family="table-cell" style:parent-style-name="Default">
      <style:map style:condition="cell-content()=&quot;Y&quot;" style:apply-style-name="Good" style:base-cell-address="deleted.E29"/>
      <style:map style:condition="cell-content()=&quot;N&quot;" style:apply-style-name="Bad" style:base-cell-address="deleted.E29"/>
      <style:map style:condition="cell-content()=0" style:apply-style-name="Bad" style:base-cell-address="deleted.E29"/>
    </style:style>
    <style:style style:name="ce2346" style:family="table-cell" style:parent-style-name="Default">
      <style:map style:condition="cell-content()=&quot;Y&quot;" style:apply-style-name="Good" style:base-cell-address="deleted.E30"/>
      <style:map style:condition="cell-content()=&quot;N&quot;" style:apply-style-name="Bad" style:base-cell-address="deleted.E30"/>
      <style:map style:condition="cell-content()=0" style:apply-style-name="Bad" style:base-cell-address="deleted.E30"/>
    </style:style>
    <style:style style:name="ce2347" style:family="table-cell" style:parent-style-name="Default">
      <style:map style:condition="cell-content()=&quot;Y&quot;" style:apply-style-name="Good" style:base-cell-address="deleted.E31"/>
      <style:map style:condition="cell-content()=&quot;N&quot;" style:apply-style-name="Bad" style:base-cell-address="deleted.E31"/>
      <style:map style:condition="cell-content()=0" style:apply-style-name="Bad" style:base-cell-address="deleted.E31"/>
    </style:style>
    <style:style style:name="ce2649" style:family="table-cell" style:parent-style-name="Default">
      <style:map style:condition="cell-content()=&quot;Y&quot;" style:apply-style-name="Good" style:base-cell-address="deleted.E32"/>
      <style:map style:condition="cell-content()=&quot;N&quot;" style:apply-style-name="Bad" style:base-cell-address="deleted.E32"/>
      <style:map style:condition="cell-content()=0" style:apply-style-name="Bad" style:base-cell-address="deleted.E32"/>
    </style:style>
    <style:style style:name="ce2650" style:family="table-cell" style:parent-style-name="Default">
      <style:map style:condition="cell-content()=&quot;Y&quot;" style:apply-style-name="Good" style:base-cell-address="deleted.E33"/>
      <style:map style:condition="cell-content()=&quot;N&quot;" style:apply-style-name="Bad" style:base-cell-address="deleted.E33"/>
      <style:map style:condition="cell-content()=0" style:apply-style-name="Bad" style:base-cell-address="deleted.E33"/>
    </style:style>
    <style:style style:name="ce2350" style:family="table-cell" style:parent-style-name="Default">
      <style:map style:condition="cell-content()=&quot;Y&quot;" style:apply-style-name="Good" style:base-cell-address="deleted.E34"/>
      <style:map style:condition="cell-content()=&quot;N&quot;" style:apply-style-name="Bad" style:base-cell-address="deleted.E34"/>
      <style:map style:condition="cell-content()=0" style:apply-style-name="Bad" style:base-cell-address="deleted.E34"/>
    </style:style>
    <style:style style:name="ce2351" style:family="table-cell" style:parent-style-name="Default">
      <style:map style:condition="cell-content()=&quot;Y&quot;" style:apply-style-name="Good" style:base-cell-address="deleted.E35"/>
      <style:map style:condition="cell-content()=&quot;N&quot;" style:apply-style-name="Bad" style:base-cell-address="deleted.E35"/>
      <style:map style:condition="cell-content()=0" style:apply-style-name="Bad" style:base-cell-address="deleted.E35"/>
    </style:style>
    <style:style style:name="ce2352" style:family="table-cell" style:parent-style-name="Default">
      <style:map style:condition="cell-content()=&quot;Y&quot;" style:apply-style-name="Good" style:base-cell-address="deleted.E36"/>
      <style:map style:condition="cell-content()=&quot;N&quot;" style:apply-style-name="Bad" style:base-cell-address="deleted.E36"/>
      <style:map style:condition="cell-content()=0" style:apply-style-name="Bad" style:base-cell-address="deleted.E36"/>
    </style:style>
    <style:style style:name="ce2353" style:family="table-cell" style:parent-style-name="Default">
      <style:map style:condition="cell-content()=&quot;Y&quot;" style:apply-style-name="Good" style:base-cell-address="deleted.E37"/>
      <style:map style:condition="cell-content()=&quot;N&quot;" style:apply-style-name="Bad" style:base-cell-address="deleted.E37"/>
      <style:map style:condition="cell-content()=0" style:apply-style-name="Bad" style:base-cell-address="deleted.E37"/>
    </style:style>
    <style:style style:name="ce2655" style:family="table-cell" style:parent-style-name="Default">
      <style:map style:condition="cell-content()=&quot;Y&quot;" style:apply-style-name="Good" style:base-cell-address="deleted.E38"/>
      <style:map style:condition="cell-content()=&quot;N&quot;" style:apply-style-name="Bad" style:base-cell-address="deleted.E38"/>
      <style:map style:condition="cell-content()=0" style:apply-style-name="Bad" style:base-cell-address="deleted.E38"/>
    </style:style>
    <style:style style:name="ce2656" style:family="table-cell" style:parent-style-name="Default">
      <style:map style:condition="cell-content()=&quot;Y&quot;" style:apply-style-name="Good" style:base-cell-address="deleted.E39"/>
      <style:map style:condition="cell-content()=&quot;N&quot;" style:apply-style-name="Bad" style:base-cell-address="deleted.E39"/>
      <style:map style:condition="cell-content()=0" style:apply-style-name="Bad" style:base-cell-address="deleted.E39"/>
    </style:style>
    <style:style style:name="ce2356" style:family="table-cell" style:parent-style-name="Default">
      <style:map style:condition="cell-content()=&quot;Y&quot;" style:apply-style-name="Good" style:base-cell-address="deleted.E40"/>
      <style:map style:condition="cell-content()=&quot;N&quot;" style:apply-style-name="Bad" style:base-cell-address="deleted.E40"/>
      <style:map style:condition="cell-content()=0" style:apply-style-name="Bad" style:base-cell-address="deleted.E40"/>
    </style:style>
    <style:style style:name="ce2357" style:family="table-cell" style:parent-style-name="Default">
      <style:map style:condition="cell-content()=&quot;Y&quot;" style:apply-style-name="Good" style:base-cell-address="deleted.E41"/>
      <style:map style:condition="cell-content()=&quot;N&quot;" style:apply-style-name="Bad" style:base-cell-address="deleted.E41"/>
      <style:map style:condition="cell-content()=0" style:apply-style-name="Bad" style:base-cell-address="deleted.E41"/>
    </style:style>
    <style:style style:name="ce2659" style:family="table-cell" style:parent-style-name="Default">
      <style:map style:condition="cell-content()=&quot;Y&quot;" style:apply-style-name="Good" style:base-cell-address="deleted.E42"/>
      <style:map style:condition="cell-content()=&quot;N&quot;" style:apply-style-name="Bad" style:base-cell-address="deleted.E42"/>
      <style:map style:condition="cell-content()=0" style:apply-style-name="Bad" style:base-cell-address="deleted.E42"/>
    </style:style>
    <style:style style:name="ce2359" style:family="table-cell" style:parent-style-name="Default">
      <style:map style:condition="cell-content()=&quot;Y&quot;" style:apply-style-name="Good" style:base-cell-address="deleted.E43"/>
      <style:map style:condition="cell-content()=&quot;N&quot;" style:apply-style-name="Bad" style:base-cell-address="deleted.E43"/>
      <style:map style:condition="cell-content()=0" style:apply-style-name="Bad" style:base-cell-address="deleted.E43"/>
    </style:style>
    <style:style style:name="ce2361" style:family="table-cell" style:parent-style-name="Default">
      <style:map style:condition="cell-content()=&quot;Y&quot;" style:apply-style-name="Good" style:base-cell-address="deleted.E44"/>
      <style:map style:condition="cell-content()=&quot;N&quot;" style:apply-style-name="Bad" style:base-cell-address="deleted.E44"/>
      <style:map style:condition="cell-content()=0" style:apply-style-name="Bad" style:base-cell-address="deleted.E44"/>
    </style:style>
    <style:style style:name="ce2362" style:family="table-cell" style:parent-style-name="Default">
      <style:map style:condition="cell-content()=&quot;Y&quot;" style:apply-style-name="Good" style:base-cell-address="deleted.E45"/>
      <style:map style:condition="cell-content()=&quot;N&quot;" style:apply-style-name="Bad" style:base-cell-address="deleted.E45"/>
      <style:map style:condition="cell-content()=0" style:apply-style-name="Bad" style:base-cell-address="deleted.E45"/>
    </style:style>
    <style:style style:name="ce2363" style:family="table-cell" style:parent-style-name="Default">
      <style:map style:condition="cell-content()=&quot;Y&quot;" style:apply-style-name="Good" style:base-cell-address="deleted.E46"/>
      <style:map style:condition="cell-content()=&quot;N&quot;" style:apply-style-name="Bad" style:base-cell-address="deleted.E46"/>
      <style:map style:condition="cell-content()=0" style:apply-style-name="Bad" style:base-cell-address="deleted.E46"/>
    </style:style>
    <style:style style:name="ce2364" style:family="table-cell" style:parent-style-name="Default">
      <style:map style:condition="cell-content()=&quot;Y&quot;" style:apply-style-name="Good" style:base-cell-address="deleted.E47"/>
      <style:map style:condition="cell-content()=&quot;N&quot;" style:apply-style-name="Bad" style:base-cell-address="deleted.E47"/>
      <style:map style:condition="cell-content()=0" style:apply-style-name="Bad" style:base-cell-address="deleted.E47"/>
    </style:style>
    <style:style style:name="ce2365" style:family="table-cell" style:parent-style-name="Default">
      <style:map style:condition="cell-content()=&quot;Y&quot;" style:apply-style-name="Good" style:base-cell-address="deleted.E48"/>
      <style:map style:condition="cell-content()=&quot;N&quot;" style:apply-style-name="Bad" style:base-cell-address="deleted.E48"/>
      <style:map style:condition="cell-content()=0" style:apply-style-name="Bad" style:base-cell-address="deleted.E48"/>
    </style:style>
    <style:style style:name="ce2366" style:family="table-cell" style:parent-style-name="Default">
      <style:map style:condition="cell-content()=&quot;Y&quot;" style:apply-style-name="Good" style:base-cell-address="deleted.E49"/>
      <style:map style:condition="cell-content()=&quot;N&quot;" style:apply-style-name="Bad" style:base-cell-address="deleted.E49"/>
      <style:map style:condition="cell-content()=0" style:apply-style-name="Bad" style:base-cell-address="deleted.E49"/>
    </style:style>
    <style:style style:name="ce2367" style:family="table-cell" style:parent-style-name="Default">
      <style:map style:condition="cell-content()=&quot;Y&quot;" style:apply-style-name="Good" style:base-cell-address="deleted.E50"/>
      <style:map style:condition="cell-content()=&quot;N&quot;" style:apply-style-name="Bad" style:base-cell-address="deleted.E50"/>
      <style:map style:condition="cell-content()=0" style:apply-style-name="Bad" style:base-cell-address="deleted.E50"/>
    </style:style>
    <style:style style:name="ce2368" style:family="table-cell" style:parent-style-name="Default">
      <style:map style:condition="cell-content()=&quot;Y&quot;" style:apply-style-name="Good" style:base-cell-address="deleted.E51"/>
      <style:map style:condition="cell-content()=&quot;N&quot;" style:apply-style-name="Bad" style:base-cell-address="deleted.E51"/>
      <style:map style:condition="cell-content()=0" style:apply-style-name="Bad" style:base-cell-address="deleted.E51"/>
    </style:style>
    <style:style style:name="ce2369" style:family="table-cell" style:parent-style-name="Default">
      <style:map style:condition="cell-content()=&quot;Y&quot;" style:apply-style-name="Good" style:base-cell-address="deleted.E52"/>
      <style:map style:condition="cell-content()=&quot;N&quot;" style:apply-style-name="Bad" style:base-cell-address="deleted.E52"/>
      <style:map style:condition="cell-content()=0" style:apply-style-name="Bad" style:base-cell-address="deleted.E52"/>
    </style:style>
    <style:style style:name="ce2370" style:family="table-cell" style:parent-style-name="Default">
      <style:map style:condition="cell-content()=&quot;Y&quot;" style:apply-style-name="Good" style:base-cell-address="deleted.E53"/>
      <style:map style:condition="cell-content()=&quot;N&quot;" style:apply-style-name="Bad" style:base-cell-address="deleted.E53"/>
      <style:map style:condition="cell-content()=0" style:apply-style-name="Bad" style:base-cell-address="deleted.E53"/>
    </style:style>
    <style:style style:name="ce2371" style:family="table-cell" style:parent-style-name="Default">
      <style:map style:condition="cell-content()=&quot;Y&quot;" style:apply-style-name="Good" style:base-cell-address="deleted.E54"/>
      <style:map style:condition="cell-content()=&quot;N&quot;" style:apply-style-name="Bad" style:base-cell-address="deleted.E54"/>
      <style:map style:condition="cell-content()=0" style:apply-style-name="Bad" style:base-cell-address="deleted.E54"/>
    </style:style>
    <style:style style:name="ce2372" style:family="table-cell" style:parent-style-name="Default">
      <style:map style:condition="cell-content()=&quot;Y&quot;" style:apply-style-name="Good" style:base-cell-address="deleted.E55"/>
      <style:map style:condition="cell-content()=&quot;N&quot;" style:apply-style-name="Bad" style:base-cell-address="deleted.E55"/>
      <style:map style:condition="cell-content()=0" style:apply-style-name="Bad" style:base-cell-address="deleted.E55"/>
    </style:style>
    <style:style style:name="ce2373" style:family="table-cell" style:parent-style-name="Default">
      <style:map style:condition="cell-content()=&quot;Y&quot;" style:apply-style-name="Good" style:base-cell-address="deleted.E56"/>
      <style:map style:condition="cell-content()=&quot;N&quot;" style:apply-style-name="Bad" style:base-cell-address="deleted.E56"/>
      <style:map style:condition="cell-content()=0" style:apply-style-name="Bad" style:base-cell-address="deleted.E56"/>
    </style:style>
    <style:style style:name="ce2374" style:family="table-cell" style:parent-style-name="Default">
      <style:map style:condition="cell-content()=&quot;Y&quot;" style:apply-style-name="Good" style:base-cell-address="deleted.E57"/>
      <style:map style:condition="cell-content()=&quot;N&quot;" style:apply-style-name="Bad" style:base-cell-address="deleted.E57"/>
      <style:map style:condition="cell-content()=0" style:apply-style-name="Bad" style:base-cell-address="deleted.E57"/>
    </style:style>
    <style:style style:name="ce2375" style:family="table-cell" style:parent-style-name="Default">
      <style:map style:condition="cell-content()=&quot;Y&quot;" style:apply-style-name="Good" style:base-cell-address="deleted.E58"/>
      <style:map style:condition="cell-content()=&quot;N&quot;" style:apply-style-name="Bad" style:base-cell-address="deleted.E58"/>
      <style:map style:condition="cell-content()=0" style:apply-style-name="Bad" style:base-cell-address="deleted.E58"/>
    </style:style>
    <style:style style:name="ce2376" style:family="table-cell" style:parent-style-name="Default">
      <style:map style:condition="cell-content()=&quot;Y&quot;" style:apply-style-name="Good" style:base-cell-address="deleted.E59"/>
      <style:map style:condition="cell-content()=&quot;N&quot;" style:apply-style-name="Bad" style:base-cell-address="deleted.E59"/>
      <style:map style:condition="cell-content()=0" style:apply-style-name="Bad" style:base-cell-address="deleted.E59"/>
    </style:style>
    <style:style style:name="ce2377" style:family="table-cell" style:parent-style-name="Default">
      <style:map style:condition="cell-content()=&quot;Y&quot;" style:apply-style-name="Good" style:base-cell-address="deleted.E60"/>
      <style:map style:condition="cell-content()=&quot;N&quot;" style:apply-style-name="Bad" style:base-cell-address="deleted.E60"/>
      <style:map style:condition="cell-content()=0" style:apply-style-name="Bad" style:base-cell-address="deleted.E60"/>
    </style:style>
    <style:style style:name="ce2378" style:family="table-cell" style:parent-style-name="Default">
      <style:map style:condition="cell-content()=&quot;Y&quot;" style:apply-style-name="Good" style:base-cell-address="deleted.E61"/>
      <style:map style:condition="cell-content()=&quot;N&quot;" style:apply-style-name="Bad" style:base-cell-address="deleted.E61"/>
      <style:map style:condition="cell-content()=0" style:apply-style-name="Bad" style:base-cell-address="deleted.E61"/>
    </style:style>
    <style:style style:name="ce2379" style:family="table-cell" style:parent-style-name="Default">
      <style:map style:condition="cell-content()=&quot;Y&quot;" style:apply-style-name="Good" style:base-cell-address="deleted.E62"/>
      <style:map style:condition="cell-content()=&quot;N&quot;" style:apply-style-name="Bad" style:base-cell-address="deleted.E62"/>
      <style:map style:condition="cell-content()=0" style:apply-style-name="Bad" style:base-cell-address="deleted.E62"/>
    </style:style>
    <style:style style:name="ce2380" style:family="table-cell" style:parent-style-name="Default">
      <style:map style:condition="cell-content()=&quot;Y&quot;" style:apply-style-name="Good" style:base-cell-address="deleted.E63"/>
      <style:map style:condition="cell-content()=&quot;N&quot;" style:apply-style-name="Bad" style:base-cell-address="deleted.E63"/>
      <style:map style:condition="cell-content()=0" style:apply-style-name="Bad" style:base-cell-address="deleted.E63"/>
    </style:style>
    <style:style style:name="ce2381" style:family="table-cell" style:parent-style-name="Default">
      <style:map style:condition="cell-content()=&quot;Y&quot;" style:apply-style-name="Good" style:base-cell-address="deleted.E64"/>
      <style:map style:condition="cell-content()=&quot;N&quot;" style:apply-style-name="Bad" style:base-cell-address="deleted.E64"/>
      <style:map style:condition="cell-content()=0" style:apply-style-name="Bad" style:base-cell-address="deleted.E64"/>
    </style:style>
    <style:style style:name="ce2382" style:family="table-cell" style:parent-style-name="Default">
      <style:map style:condition="cell-content()=&quot;Y&quot;" style:apply-style-name="Good" style:base-cell-address="deleted.E65"/>
      <style:map style:condition="cell-content()=&quot;N&quot;" style:apply-style-name="Bad" style:base-cell-address="deleted.E65"/>
      <style:map style:condition="cell-content()=0" style:apply-style-name="Bad" style:base-cell-address="deleted.E65"/>
    </style:style>
    <style:style style:name="ce2383" style:family="table-cell" style:parent-style-name="Default">
      <style:map style:condition="cell-content()=&quot;Y&quot;" style:apply-style-name="Good" style:base-cell-address="deleted.E66"/>
      <style:map style:condition="cell-content()=&quot;N&quot;" style:apply-style-name="Bad" style:base-cell-address="deleted.E66"/>
      <style:map style:condition="cell-content()=0" style:apply-style-name="Bad" style:base-cell-address="deleted.E66"/>
    </style:style>
    <style:style style:name="ce2385" style:family="table-cell" style:parent-style-name="Default">
      <style:map style:condition="cell-content()=&quot;Y&quot;" style:apply-style-name="Good" style:base-cell-address="deleted.E67"/>
      <style:map style:condition="cell-content()=&quot;N&quot;" style:apply-style-name="Bad" style:base-cell-address="deleted.E67"/>
      <style:map style:condition="cell-content()=0" style:apply-style-name="Bad" style:base-cell-address="deleted.E67"/>
    </style:style>
    <style:style style:name="ce2386" style:family="table-cell" style:parent-style-name="Default">
      <style:map style:condition="cell-content()=&quot;Y&quot;" style:apply-style-name="Good" style:base-cell-address="deleted.E68"/>
      <style:map style:condition="cell-content()=&quot;N&quot;" style:apply-style-name="Bad" style:base-cell-address="deleted.E68"/>
      <style:map style:condition="cell-content()=0" style:apply-style-name="Bad" style:base-cell-address="deleted.E68"/>
    </style:style>
    <style:style style:name="ce2387" style:family="table-cell" style:parent-style-name="Default">
      <style:map style:condition="cell-content()=&quot;Y&quot;" style:apply-style-name="Good" style:base-cell-address="deleted.E69"/>
      <style:map style:condition="cell-content()=&quot;N&quot;" style:apply-style-name="Bad" style:base-cell-address="deleted.E69"/>
      <style:map style:condition="cell-content()=0" style:apply-style-name="Bad" style:base-cell-address="deleted.E69"/>
    </style:style>
    <style:style style:name="ce2388" style:family="table-cell" style:parent-style-name="Default">
      <style:map style:condition="cell-content()=&quot;Y&quot;" style:apply-style-name="Good" style:base-cell-address="deleted.E70"/>
      <style:map style:condition="cell-content()=&quot;N&quot;" style:apply-style-name="Bad" style:base-cell-address="deleted.E70"/>
      <style:map style:condition="cell-content()=0" style:apply-style-name="Bad" style:base-cell-address="deleted.E70"/>
    </style:style>
    <style:style style:name="ce2389" style:family="table-cell" style:parent-style-name="Default">
      <style:map style:condition="cell-content()=&quot;Y&quot;" style:apply-style-name="Good" style:base-cell-address="deleted.E71"/>
      <style:map style:condition="cell-content()=&quot;N&quot;" style:apply-style-name="Bad" style:base-cell-address="deleted.E71"/>
      <style:map style:condition="cell-content()=0" style:apply-style-name="Bad" style:base-cell-address="deleted.E71"/>
    </style:style>
    <style:style style:name="ce2390" style:family="table-cell" style:parent-style-name="Default">
      <style:map style:condition="cell-content()=&quot;Y&quot;" style:apply-style-name="Good" style:base-cell-address="deleted.E72"/>
      <style:map style:condition="cell-content()=&quot;N&quot;" style:apply-style-name="Bad" style:base-cell-address="deleted.E72"/>
      <style:map style:condition="cell-content()=0" style:apply-style-name="Bad" style:base-cell-address="deleted.E72"/>
    </style:style>
    <style:style style:name="ce2391" style:family="table-cell" style:parent-style-name="Default">
      <style:map style:condition="cell-content()=&quot;Y&quot;" style:apply-style-name="Good" style:base-cell-address="deleted.E73"/>
      <style:map style:condition="cell-content()=&quot;N&quot;" style:apply-style-name="Bad" style:base-cell-address="deleted.E73"/>
      <style:map style:condition="cell-content()=0" style:apply-style-name="Bad" style:base-cell-address="deleted.E73"/>
    </style:style>
    <style:style style:name="ce2392" style:family="table-cell" style:parent-style-name="Default">
      <style:map style:condition="cell-content()=&quot;Y&quot;" style:apply-style-name="Good" style:base-cell-address="deleted.E74"/>
      <style:map style:condition="cell-content()=&quot;N&quot;" style:apply-style-name="Bad" style:base-cell-address="deleted.E74"/>
      <style:map style:condition="cell-content()=0" style:apply-style-name="Bad" style:base-cell-address="deleted.E74"/>
    </style:style>
    <style:style style:name="ce2393" style:family="table-cell" style:parent-style-name="Default">
      <style:map style:condition="cell-content()=&quot;Y&quot;" style:apply-style-name="Good" style:base-cell-address="deleted.E75"/>
      <style:map style:condition="cell-content()=&quot;N&quot;" style:apply-style-name="Bad" style:base-cell-address="deleted.E75"/>
      <style:map style:condition="cell-content()=0" style:apply-style-name="Bad" style:base-cell-address="deleted.E75"/>
    </style:style>
    <style:style style:name="ce2394" style:family="table-cell" style:parent-style-name="Default">
      <style:map style:condition="cell-content()=&quot;Y&quot;" style:apply-style-name="Good" style:base-cell-address="deleted.E76"/>
      <style:map style:condition="cell-content()=&quot;N&quot;" style:apply-style-name="Bad" style:base-cell-address="deleted.E76"/>
      <style:map style:condition="cell-content()=0" style:apply-style-name="Bad" style:base-cell-address="deleted.E76"/>
    </style:style>
    <style:style style:name="ce2395" style:family="table-cell" style:parent-style-name="Default">
      <style:map style:condition="cell-content()=&quot;Y&quot;" style:apply-style-name="Good" style:base-cell-address="deleted.E77"/>
      <style:map style:condition="cell-content()=&quot;N&quot;" style:apply-style-name="Bad" style:base-cell-address="deleted.E77"/>
      <style:map style:condition="cell-content()=0" style:apply-style-name="Bad" style:base-cell-address="deleted.E77"/>
    </style:style>
    <style:style style:name="ce2396" style:family="table-cell" style:parent-style-name="Default">
      <style:map style:condition="cell-content()=&quot;Y&quot;" style:apply-style-name="Good" style:base-cell-address="deleted.E78"/>
      <style:map style:condition="cell-content()=&quot;N&quot;" style:apply-style-name="Bad" style:base-cell-address="deleted.E78"/>
      <style:map style:condition="cell-content()=0" style:apply-style-name="Bad" style:base-cell-address="deleted.E78"/>
    </style:style>
    <style:style style:name="ce2398" style:family="table-cell" style:parent-style-name="Default">
      <style:map style:condition="cell-content()=&quot;Y&quot;" style:apply-style-name="Good" style:base-cell-address="deleted.E79"/>
      <style:map style:condition="cell-content()=&quot;N&quot;" style:apply-style-name="Bad" style:base-cell-address="deleted.E79"/>
      <style:map style:condition="cell-content()=0" style:apply-style-name="Bad" style:base-cell-address="deleted.E79"/>
    </style:style>
    <style:style style:name="ce2399" style:family="table-cell" style:parent-style-name="Default">
      <style:map style:condition="cell-content()=&quot;Y&quot;" style:apply-style-name="Good" style:base-cell-address="deleted.E80"/>
      <style:map style:condition="cell-content()=&quot;N&quot;" style:apply-style-name="Bad" style:base-cell-address="deleted.E80"/>
      <style:map style:condition="cell-content()=0" style:apply-style-name="Bad" style:base-cell-address="deleted.E80"/>
    </style:style>
    <style:style style:name="ce2400" style:family="table-cell" style:parent-style-name="Default">
      <style:map style:condition="cell-content()=&quot;Y&quot;" style:apply-style-name="Good" style:base-cell-address="deleted.E81"/>
      <style:map style:condition="cell-content()=&quot;N&quot;" style:apply-style-name="Bad" style:base-cell-address="deleted.E81"/>
      <style:map style:condition="cell-content()=0" style:apply-style-name="Bad" style:base-cell-address="deleted.E81"/>
    </style:style>
    <style:style style:name="ce2401" style:family="table-cell" style:parent-style-name="Default">
      <style:map style:condition="cell-content()=&quot;Y&quot;" style:apply-style-name="Good" style:base-cell-address="deleted.E82"/>
      <style:map style:condition="cell-content()=&quot;N&quot;" style:apply-style-name="Bad" style:base-cell-address="deleted.E82"/>
      <style:map style:condition="cell-content()=0" style:apply-style-name="Bad" style:base-cell-address="deleted.E82"/>
    </style:style>
    <style:style style:name="ce2402" style:family="table-cell" style:parent-style-name="Default">
      <style:map style:condition="cell-content()=&quot;Y&quot;" style:apply-style-name="Good" style:base-cell-address="deleted.E83"/>
      <style:map style:condition="cell-content()=&quot;N&quot;" style:apply-style-name="Bad" style:base-cell-address="deleted.E83"/>
      <style:map style:condition="cell-content()=0" style:apply-style-name="Bad" style:base-cell-address="deleted.E83"/>
    </style:style>
    <style:style style:name="ce2404" style:family="table-cell" style:parent-style-name="Default">
      <style:map style:condition="cell-content()=&quot;Y&quot;" style:apply-style-name="Good" style:base-cell-address="deleted.E84"/>
      <style:map style:condition="cell-content()=&quot;N&quot;" style:apply-style-name="Bad" style:base-cell-address="deleted.E84"/>
      <style:map style:condition="cell-content()=0" style:apply-style-name="Bad" style:base-cell-address="deleted.E84"/>
    </style:style>
    <style:style style:name="ce2405" style:family="table-cell" style:parent-style-name="Default">
      <style:map style:condition="cell-content()=&quot;Y&quot;" style:apply-style-name="Good" style:base-cell-address="deleted.E85"/>
      <style:map style:condition="cell-content()=&quot;N&quot;" style:apply-style-name="Bad" style:base-cell-address="deleted.E85"/>
      <style:map style:condition="cell-content()=0" style:apply-style-name="Bad" style:base-cell-address="deleted.E85"/>
    </style:style>
    <style:style style:name="ce2406" style:family="table-cell" style:parent-style-name="Default">
      <style:map style:condition="cell-content()=&quot;Y&quot;" style:apply-style-name="Good" style:base-cell-address="deleted.E86"/>
      <style:map style:condition="cell-content()=&quot;N&quot;" style:apply-style-name="Bad" style:base-cell-address="deleted.E86"/>
      <style:map style:condition="cell-content()=0" style:apply-style-name="Bad" style:base-cell-address="deleted.E86"/>
    </style:style>
    <style:style style:name="ce2407" style:family="table-cell" style:parent-style-name="Default">
      <style:map style:condition="cell-content()=&quot;Y&quot;" style:apply-style-name="Good" style:base-cell-address="deleted.E87"/>
      <style:map style:condition="cell-content()=&quot;N&quot;" style:apply-style-name="Bad" style:base-cell-address="deleted.E87"/>
      <style:map style:condition="cell-content()=0" style:apply-style-name="Bad" style:base-cell-address="deleted.E87"/>
    </style:style>
    <style:style style:name="ce2408" style:family="table-cell" style:parent-style-name="Default">
      <style:map style:condition="cell-content()=&quot;Y&quot;" style:apply-style-name="Good" style:base-cell-address="deleted.E88"/>
      <style:map style:condition="cell-content()=&quot;N&quot;" style:apply-style-name="Bad" style:base-cell-address="deleted.E88"/>
      <style:map style:condition="cell-content()=0" style:apply-style-name="Bad" style:base-cell-address="deleted.E88"/>
    </style:style>
    <style:style style:name="ce2409" style:family="table-cell" style:parent-style-name="Default">
      <style:map style:condition="cell-content()=&quot;Y&quot;" style:apply-style-name="Good" style:base-cell-address="deleted.E89"/>
      <style:map style:condition="cell-content()=&quot;N&quot;" style:apply-style-name="Bad" style:base-cell-address="deleted.E89"/>
      <style:map style:condition="cell-content()=0" style:apply-style-name="Bad" style:base-cell-address="deleted.E89"/>
    </style:style>
    <style:style style:name="ce2410" style:family="table-cell" style:parent-style-name="Default">
      <style:map style:condition="cell-content()=&quot;Y&quot;" style:apply-style-name="Good" style:base-cell-address="deleted.E90"/>
      <style:map style:condition="cell-content()=&quot;N&quot;" style:apply-style-name="Bad" style:base-cell-address="deleted.E90"/>
      <style:map style:condition="cell-content()=0" style:apply-style-name="Bad" style:base-cell-address="deleted.E90"/>
    </style:style>
    <style:style style:name="ce2412" style:family="table-cell" style:parent-style-name="Default">
      <style:map style:condition="cell-content()=&quot;Y&quot;" style:apply-style-name="Good" style:base-cell-address="deleted.E91"/>
      <style:map style:condition="cell-content()=&quot;N&quot;" style:apply-style-name="Bad" style:base-cell-address="deleted.E91"/>
      <style:map style:condition="cell-content()=0" style:apply-style-name="Bad" style:base-cell-address="deleted.E91"/>
    </style:style>
    <style:style style:name="ce2413" style:family="table-cell" style:parent-style-name="Default">
      <style:map style:condition="cell-content()=&quot;Y&quot;" style:apply-style-name="Good" style:base-cell-address="deleted.E92"/>
      <style:map style:condition="cell-content()=&quot;N&quot;" style:apply-style-name="Bad" style:base-cell-address="deleted.E92"/>
      <style:map style:condition="cell-content()=0" style:apply-style-name="Bad" style:base-cell-address="deleted.E92"/>
    </style:style>
    <style:style style:name="ce2414" style:family="table-cell" style:parent-style-name="Default">
      <style:map style:condition="cell-content()=&quot;Y&quot;" style:apply-style-name="Good" style:base-cell-address="deleted.E93"/>
      <style:map style:condition="cell-content()=&quot;N&quot;" style:apply-style-name="Bad" style:base-cell-address="deleted.E93"/>
      <style:map style:condition="cell-content()=0" style:apply-style-name="Bad" style:base-cell-address="deleted.E93"/>
    </style:style>
    <style:style style:name="ce2415" style:family="table-cell" style:parent-style-name="Default">
      <style:map style:condition="cell-content()=&quot;Y&quot;" style:apply-style-name="Good" style:base-cell-address="deleted.E94"/>
      <style:map style:condition="cell-content()=&quot;N&quot;" style:apply-style-name="Bad" style:base-cell-address="deleted.E94"/>
      <style:map style:condition="cell-content()=0" style:apply-style-name="Bad" style:base-cell-address="deleted.E94"/>
    </style:style>
    <style:style style:name="ce2416" style:family="table-cell" style:parent-style-name="Default">
      <style:map style:condition="cell-content()=&quot;Y&quot;" style:apply-style-name="Good" style:base-cell-address="deleted.E95"/>
      <style:map style:condition="cell-content()=&quot;N&quot;" style:apply-style-name="Bad" style:base-cell-address="deleted.E95"/>
      <style:map style:condition="cell-content()=0" style:apply-style-name="Bad" style:base-cell-address="deleted.E95"/>
    </style:style>
    <style:style style:name="ce2417" style:family="table-cell" style:parent-style-name="Default">
      <style:map style:condition="cell-content()=&quot;Y&quot;" style:apply-style-name="Good" style:base-cell-address="deleted.E96"/>
      <style:map style:condition="cell-content()=&quot;N&quot;" style:apply-style-name="Bad" style:base-cell-address="deleted.E96"/>
      <style:map style:condition="cell-content()=0" style:apply-style-name="Bad" style:base-cell-address="deleted.E96"/>
    </style:style>
    <style:style style:name="ce2418" style:family="table-cell" style:parent-style-name="Default">
      <style:map style:condition="cell-content()=&quot;Y&quot;" style:apply-style-name="Good" style:base-cell-address="deleted.E97"/>
      <style:map style:condition="cell-content()=&quot;N&quot;" style:apply-style-name="Bad" style:base-cell-address="deleted.E97"/>
      <style:map style:condition="cell-content()=0" style:apply-style-name="Bad" style:base-cell-address="deleted.E97"/>
    </style:style>
    <style:style style:name="ce2419" style:family="table-cell" style:parent-style-name="Default">
      <style:map style:condition="cell-content()=&quot;Y&quot;" style:apply-style-name="Good" style:base-cell-address="deleted.E98"/>
      <style:map style:condition="cell-content()=&quot;N&quot;" style:apply-style-name="Bad" style:base-cell-address="deleted.E98"/>
      <style:map style:condition="cell-content()=0" style:apply-style-name="Bad" style:base-cell-address="deleted.E98"/>
    </style:style>
    <style:style style:name="ce2420" style:family="table-cell" style:parent-style-name="Default">
      <style:map style:condition="cell-content()=&quot;Y&quot;" style:apply-style-name="Good" style:base-cell-address="deleted.E99"/>
      <style:map style:condition="cell-content()=&quot;N&quot;" style:apply-style-name="Bad" style:base-cell-address="deleted.E99"/>
      <style:map style:condition="cell-content()=0" style:apply-style-name="Bad" style:base-cell-address="deleted.E99"/>
    </style:style>
    <style:style style:name="ce2421" style:family="table-cell" style:parent-style-name="Default">
      <style:map style:condition="cell-content()=&quot;Y&quot;" style:apply-style-name="Good" style:base-cell-address="deleted.E100"/>
      <style:map style:condition="cell-content()=&quot;N&quot;" style:apply-style-name="Bad" style:base-cell-address="deleted.E100"/>
      <style:map style:condition="cell-content()=0" style:apply-style-name="Bad" style:base-cell-address="deleted.E100"/>
    </style:style>
    <style:style style:name="ce2422" style:family="table-cell" style:parent-style-name="Default">
      <style:map style:condition="cell-content()=&quot;Y&quot;" style:apply-style-name="Good" style:base-cell-address="deleted.E101"/>
      <style:map style:condition="cell-content()=&quot;N&quot;" style:apply-style-name="Bad" style:base-cell-address="deleted.E101"/>
      <style:map style:condition="cell-content()=0" style:apply-style-name="Bad" style:base-cell-address="deleted.E101"/>
    </style:style>
    <style:style style:name="ce2423" style:family="table-cell" style:parent-style-name="Default">
      <style:map style:condition="cell-content()=&quot;Y&quot;" style:apply-style-name="Good" style:base-cell-address="deleted.E102"/>
      <style:map style:condition="cell-content()=&quot;N&quot;" style:apply-style-name="Bad" style:base-cell-address="deleted.E102"/>
      <style:map style:condition="cell-content()=0" style:apply-style-name="Bad" style:base-cell-address="deleted.E102"/>
    </style:style>
    <style:style style:name="ce2424" style:family="table-cell" style:parent-style-name="Default">
      <style:map style:condition="cell-content()=&quot;Y&quot;" style:apply-style-name="Good" style:base-cell-address="deleted.E103"/>
      <style:map style:condition="cell-content()=&quot;N&quot;" style:apply-style-name="Bad" style:base-cell-address="deleted.E103"/>
      <style:map style:condition="cell-content()=0" style:apply-style-name="Bad" style:base-cell-address="deleted.E103"/>
    </style:style>
    <style:style style:name="ce2425" style:family="table-cell" style:parent-style-name="Default">
      <style:map style:condition="cell-content()=&quot;Y&quot;" style:apply-style-name="Good" style:base-cell-address="deleted.E104"/>
      <style:map style:condition="cell-content()=&quot;N&quot;" style:apply-style-name="Bad" style:base-cell-address="deleted.E104"/>
      <style:map style:condition="cell-content()=0" style:apply-style-name="Bad" style:base-cell-address="deleted.E104"/>
    </style:style>
    <style:style style:name="ce2426" style:family="table-cell" style:parent-style-name="Default">
      <style:map style:condition="cell-content()=&quot;Y&quot;" style:apply-style-name="Good" style:base-cell-address="deleted.E105"/>
      <style:map style:condition="cell-content()=&quot;N&quot;" style:apply-style-name="Bad" style:base-cell-address="deleted.E105"/>
      <style:map style:condition="cell-content()=0" style:apply-style-name="Bad" style:base-cell-address="deleted.E105"/>
    </style:style>
    <style:style style:name="ce2427" style:family="table-cell" style:parent-style-name="Default">
      <style:map style:condition="cell-content()=&quot;Y&quot;" style:apply-style-name="Good" style:base-cell-address="deleted.E106"/>
      <style:map style:condition="cell-content()=&quot;N&quot;" style:apply-style-name="Bad" style:base-cell-address="deleted.E106"/>
      <style:map style:condition="cell-content()=0" style:apply-style-name="Bad" style:base-cell-address="deleted.E106"/>
    </style:style>
    <style:style style:name="ce2428" style:family="table-cell" style:parent-style-name="Default">
      <style:map style:condition="cell-content()=&quot;Y&quot;" style:apply-style-name="Good" style:base-cell-address="deleted.E107"/>
      <style:map style:condition="cell-content()=&quot;N&quot;" style:apply-style-name="Bad" style:base-cell-address="deleted.E107"/>
      <style:map style:condition="cell-content()=0" style:apply-style-name="Bad" style:base-cell-address="deleted.E107"/>
    </style:style>
    <style:style style:name="ce2429" style:family="table-cell" style:parent-style-name="Default">
      <style:map style:condition="cell-content()=&quot;Y&quot;" style:apply-style-name="Good" style:base-cell-address="deleted.E108"/>
      <style:map style:condition="cell-content()=&quot;N&quot;" style:apply-style-name="Bad" style:base-cell-address="deleted.E108"/>
      <style:map style:condition="cell-content()=0" style:apply-style-name="Bad" style:base-cell-address="deleted.E108"/>
    </style:style>
    <style:style style:name="ce2430" style:family="table-cell" style:parent-style-name="Default">
      <style:map style:condition="cell-content()=&quot;Y&quot;" style:apply-style-name="Good" style:base-cell-address="deleted.E109"/>
      <style:map style:condition="cell-content()=&quot;N&quot;" style:apply-style-name="Bad" style:base-cell-address="deleted.E109"/>
      <style:map style:condition="cell-content()=0" style:apply-style-name="Bad" style:base-cell-address="deleted.E109"/>
    </style:style>
    <style:style style:name="ce2431" style:family="table-cell" style:parent-style-name="Default">
      <style:map style:condition="cell-content()=&quot;Y&quot;" style:apply-style-name="Good" style:base-cell-address="deleted.E110"/>
      <style:map style:condition="cell-content()=&quot;N&quot;" style:apply-style-name="Bad" style:base-cell-address="deleted.E110"/>
      <style:map style:condition="cell-content()=0" style:apply-style-name="Bad" style:base-cell-address="deleted.E110"/>
    </style:style>
    <style:style style:name="ce2432" style:family="table-cell" style:parent-style-name="Default">
      <style:map style:condition="cell-content()=&quot;Y&quot;" style:apply-style-name="Good" style:base-cell-address="deleted.E111"/>
      <style:map style:condition="cell-content()=&quot;N&quot;" style:apply-style-name="Bad" style:base-cell-address="deleted.E111"/>
      <style:map style:condition="cell-content()=0" style:apply-style-name="Bad" style:base-cell-address="deleted.E111"/>
    </style:style>
    <style:style style:name="ce2433" style:family="table-cell" style:parent-style-name="Default">
      <style:map style:condition="cell-content()=&quot;Y&quot;" style:apply-style-name="Good" style:base-cell-address="deleted.E112"/>
      <style:map style:condition="cell-content()=&quot;N&quot;" style:apply-style-name="Bad" style:base-cell-address="deleted.E112"/>
      <style:map style:condition="cell-content()=0" style:apply-style-name="Bad" style:base-cell-address="deleted.E112"/>
    </style:style>
    <style:style style:name="ce2434" style:family="table-cell" style:parent-style-name="Default">
      <style:map style:condition="cell-content()=&quot;Y&quot;" style:apply-style-name="Good" style:base-cell-address="deleted.E113"/>
      <style:map style:condition="cell-content()=&quot;N&quot;" style:apply-style-name="Bad" style:base-cell-address="deleted.E113"/>
      <style:map style:condition="cell-content()=0" style:apply-style-name="Bad" style:base-cell-address="deleted.E113"/>
    </style:style>
    <style:style style:name="ce2435" style:family="table-cell" style:parent-style-name="Default">
      <style:map style:condition="cell-content()=&quot;Y&quot;" style:apply-style-name="Good" style:base-cell-address="deleted.E114"/>
      <style:map style:condition="cell-content()=&quot;N&quot;" style:apply-style-name="Bad" style:base-cell-address="deleted.E114"/>
      <style:map style:condition="cell-content()=0" style:apply-style-name="Bad" style:base-cell-address="deleted.E114"/>
    </style:style>
    <style:style style:name="ce2436" style:family="table-cell" style:parent-style-name="Default">
      <style:map style:condition="cell-content()=&quot;Y&quot;" style:apply-style-name="Good" style:base-cell-address="deleted.E115"/>
      <style:map style:condition="cell-content()=&quot;N&quot;" style:apply-style-name="Bad" style:base-cell-address="deleted.E115"/>
      <style:map style:condition="cell-content()=0" style:apply-style-name="Bad" style:base-cell-address="deleted.E115"/>
    </style:style>
    <style:style style:name="ce2437" style:family="table-cell" style:parent-style-name="Default">
      <style:map style:condition="cell-content()=&quot;Y&quot;" style:apply-style-name="Good" style:base-cell-address="deleted.E116"/>
      <style:map style:condition="cell-content()=&quot;N&quot;" style:apply-style-name="Bad" style:base-cell-address="deleted.E116"/>
      <style:map style:condition="cell-content()=0" style:apply-style-name="Bad" style:base-cell-address="deleted.E116"/>
    </style:style>
    <style:style style:name="ce2438" style:family="table-cell" style:parent-style-name="Default">
      <style:map style:condition="cell-content()=&quot;Y&quot;" style:apply-style-name="Good" style:base-cell-address="deleted.E117"/>
      <style:map style:condition="cell-content()=&quot;N&quot;" style:apply-style-name="Bad" style:base-cell-address="deleted.E117"/>
      <style:map style:condition="cell-content()=0" style:apply-style-name="Bad" style:base-cell-address="deleted.E117"/>
    </style:style>
    <style:style style:name="ce2439" style:family="table-cell" style:parent-style-name="Default">
      <style:map style:condition="cell-content()=&quot;Y&quot;" style:apply-style-name="Good" style:base-cell-address="deleted.E118"/>
      <style:map style:condition="cell-content()=&quot;N&quot;" style:apply-style-name="Bad" style:base-cell-address="deleted.E118"/>
      <style:map style:condition="cell-content()=0" style:apply-style-name="Bad" style:base-cell-address="deleted.E118"/>
    </style:style>
    <style:style style:name="ce2440" style:family="table-cell" style:parent-style-name="Default">
      <style:map style:condition="cell-content()=&quot;Y&quot;" style:apply-style-name="Good" style:base-cell-address="deleted.E119"/>
      <style:map style:condition="cell-content()=&quot;N&quot;" style:apply-style-name="Bad" style:base-cell-address="deleted.E119"/>
      <style:map style:condition="cell-content()=0" style:apply-style-name="Bad" style:base-cell-address="deleted.E119"/>
    </style:style>
    <style:style style:name="ce2441" style:family="table-cell" style:parent-style-name="Default">
      <style:map style:condition="cell-content()=&quot;Y&quot;" style:apply-style-name="Good" style:base-cell-address="deleted.E120"/>
      <style:map style:condition="cell-content()=&quot;N&quot;" style:apply-style-name="Bad" style:base-cell-address="deleted.E120"/>
      <style:map style:condition="cell-content()=0" style:apply-style-name="Bad" style:base-cell-address="deleted.E120"/>
    </style:style>
    <style:style style:name="ce2442" style:family="table-cell" style:parent-style-name="Default">
      <style:map style:condition="cell-content()=&quot;Y&quot;" style:apply-style-name="Good" style:base-cell-address="deleted.E121"/>
      <style:map style:condition="cell-content()=&quot;N&quot;" style:apply-style-name="Bad" style:base-cell-address="deleted.E121"/>
      <style:map style:condition="cell-content()=0" style:apply-style-name="Bad" style:base-cell-address="deleted.E121"/>
    </style:style>
    <style:style style:name="ce2443" style:family="table-cell" style:parent-style-name="Default">
      <style:map style:condition="cell-content()=&quot;Y&quot;" style:apply-style-name="Good" style:base-cell-address="deleted.E122"/>
      <style:map style:condition="cell-content()=&quot;N&quot;" style:apply-style-name="Bad" style:base-cell-address="deleted.E122"/>
      <style:map style:condition="cell-content()=0" style:apply-style-name="Bad" style:base-cell-address="deleted.E122"/>
    </style:style>
    <style:style style:name="ce2444" style:family="table-cell" style:parent-style-name="Default">
      <style:map style:condition="cell-content()=&quot;Y&quot;" style:apply-style-name="Good" style:base-cell-address="deleted.E123"/>
      <style:map style:condition="cell-content()=&quot;N&quot;" style:apply-style-name="Bad" style:base-cell-address="deleted.E123"/>
      <style:map style:condition="cell-content()=0" style:apply-style-name="Bad" style:base-cell-address="deleted.E123"/>
    </style:style>
    <style:style style:name="ce2445" style:family="table-cell" style:parent-style-name="Default">
      <style:map style:condition="cell-content()=&quot;Y&quot;" style:apply-style-name="Good" style:base-cell-address="deleted.E124"/>
      <style:map style:condition="cell-content()=&quot;N&quot;" style:apply-style-name="Bad" style:base-cell-address="deleted.E124"/>
      <style:map style:condition="cell-content()=0" style:apply-style-name="Bad" style:base-cell-address="deleted.E124"/>
    </style:style>
    <style:style style:name="ce2446" style:family="table-cell" style:parent-style-name="Default">
      <style:map style:condition="cell-content()=&quot;Y&quot;" style:apply-style-name="Good" style:base-cell-address="deleted.E125"/>
      <style:map style:condition="cell-content()=&quot;N&quot;" style:apply-style-name="Bad" style:base-cell-address="deleted.E125"/>
      <style:map style:condition="cell-content()=0" style:apply-style-name="Bad" style:base-cell-address="deleted.E125"/>
    </style:style>
    <style:style style:name="ce2447" style:family="table-cell" style:parent-style-name="Default">
      <style:map style:condition="cell-content()=&quot;Y&quot;" style:apply-style-name="Good" style:base-cell-address="deleted.E126"/>
      <style:map style:condition="cell-content()=&quot;N&quot;" style:apply-style-name="Bad" style:base-cell-address="deleted.E126"/>
      <style:map style:condition="cell-content()=0" style:apply-style-name="Bad" style:base-cell-address="deleted.E126"/>
    </style:style>
    <style:style style:name="ce2448" style:family="table-cell" style:parent-style-name="Default">
      <style:map style:condition="cell-content()=&quot;Y&quot;" style:apply-style-name="Good" style:base-cell-address="deleted.E127"/>
      <style:map style:condition="cell-content()=&quot;N&quot;" style:apply-style-name="Bad" style:base-cell-address="deleted.E127"/>
      <style:map style:condition="cell-content()=0" style:apply-style-name="Bad" style:base-cell-address="deleted.E127"/>
    </style:style>
    <style:style style:name="ce2449" style:family="table-cell" style:parent-style-name="Default">
      <style:map style:condition="cell-content()=&quot;Y&quot;" style:apply-style-name="Good" style:base-cell-address="deleted.E128"/>
      <style:map style:condition="cell-content()=&quot;N&quot;" style:apply-style-name="Bad" style:base-cell-address="deleted.E128"/>
      <style:map style:condition="cell-content()=0" style:apply-style-name="Bad" style:base-cell-address="deleted.E128"/>
    </style:style>
    <style:style style:name="ce2450" style:family="table-cell" style:parent-style-name="Default">
      <style:map style:condition="cell-content()=&quot;Y&quot;" style:apply-style-name="Good" style:base-cell-address="deleted.E129"/>
      <style:map style:condition="cell-content()=&quot;N&quot;" style:apply-style-name="Bad" style:base-cell-address="deleted.E129"/>
      <style:map style:condition="cell-content()=0" style:apply-style-name="Bad" style:base-cell-address="deleted.E129"/>
    </style:style>
    <style:style style:name="ce2451" style:family="table-cell" style:parent-style-name="Default">
      <style:map style:condition="cell-content()=&quot;Y&quot;" style:apply-style-name="Good" style:base-cell-address="deleted.E130"/>
      <style:map style:condition="cell-content()=&quot;N&quot;" style:apply-style-name="Bad" style:base-cell-address="deleted.E130"/>
      <style:map style:condition="cell-content()=0" style:apply-style-name="Bad" style:base-cell-address="deleted.E130"/>
    </style:style>
    <style:style style:name="ce2452" style:family="table-cell" style:parent-style-name="Default">
      <style:map style:condition="cell-content()=&quot;Y&quot;" style:apply-style-name="Good" style:base-cell-address="deleted.E131"/>
      <style:map style:condition="cell-content()=&quot;N&quot;" style:apply-style-name="Bad" style:base-cell-address="deleted.E131"/>
      <style:map style:condition="cell-content()=0" style:apply-style-name="Bad" style:base-cell-address="deleted.E131"/>
    </style:style>
    <style:style style:name="ce2453" style:family="table-cell" style:parent-style-name="Default">
      <style:map style:condition="cell-content()=&quot;Y&quot;" style:apply-style-name="Good" style:base-cell-address="deleted.E132"/>
      <style:map style:condition="cell-content()=&quot;N&quot;" style:apply-style-name="Bad" style:base-cell-address="deleted.E132"/>
      <style:map style:condition="cell-content()=0" style:apply-style-name="Bad" style:base-cell-address="deleted.E132"/>
    </style:style>
    <style:style style:name="ce2454" style:family="table-cell" style:parent-style-name="Default">
      <style:map style:condition="cell-content()=&quot;Y&quot;" style:apply-style-name="Good" style:base-cell-address="deleted.E133"/>
      <style:map style:condition="cell-content()=&quot;N&quot;" style:apply-style-name="Bad" style:base-cell-address="deleted.E133"/>
      <style:map style:condition="cell-content()=0" style:apply-style-name="Bad" style:base-cell-address="deleted.E133"/>
    </style:style>
    <style:style style:name="ce2455" style:family="table-cell" style:parent-style-name="Default">
      <style:map style:condition="cell-content()=&quot;Y&quot;" style:apply-style-name="Good" style:base-cell-address="deleted.E134"/>
      <style:map style:condition="cell-content()=&quot;N&quot;" style:apply-style-name="Bad" style:base-cell-address="deleted.E134"/>
      <style:map style:condition="cell-content()=0" style:apply-style-name="Bad" style:base-cell-address="deleted.E134"/>
    </style:style>
    <style:style style:name="ce2456" style:family="table-cell" style:parent-style-name="Default">
      <style:map style:condition="cell-content()=&quot;Y&quot;" style:apply-style-name="Good" style:base-cell-address="deleted.E135"/>
      <style:map style:condition="cell-content()=&quot;N&quot;" style:apply-style-name="Bad" style:base-cell-address="deleted.E135"/>
      <style:map style:condition="cell-content()=0" style:apply-style-name="Bad" style:base-cell-address="deleted.E135"/>
    </style:style>
    <style:style style:name="ce2457" style:family="table-cell" style:parent-style-name="Default">
      <style:map style:condition="cell-content()=&quot;Y&quot;" style:apply-style-name="Good" style:base-cell-address="deleted.E136"/>
      <style:map style:condition="cell-content()=&quot;N&quot;" style:apply-style-name="Bad" style:base-cell-address="deleted.E136"/>
      <style:map style:condition="cell-content()=0" style:apply-style-name="Bad" style:base-cell-address="deleted.E136"/>
    </style:style>
    <style:style style:name="ce2458" style:family="table-cell" style:parent-style-name="Default">
      <style:map style:condition="cell-content()=&quot;Y&quot;" style:apply-style-name="Good" style:base-cell-address="deleted.E137"/>
      <style:map style:condition="cell-content()=&quot;N&quot;" style:apply-style-name="Bad" style:base-cell-address="deleted.E137"/>
      <style:map style:condition="cell-content()=0" style:apply-style-name="Bad" style:base-cell-address="deleted.E137"/>
    </style:style>
    <style:style style:name="ce2459" style:family="table-cell" style:parent-style-name="Default">
      <style:map style:condition="cell-content()=&quot;Y&quot;" style:apply-style-name="Good" style:base-cell-address="deleted.E138"/>
      <style:map style:condition="cell-content()=&quot;N&quot;" style:apply-style-name="Bad" style:base-cell-address="deleted.E138"/>
      <style:map style:condition="cell-content()=0" style:apply-style-name="Bad" style:base-cell-address="deleted.E138"/>
    </style:style>
    <style:style style:name="ce2460" style:family="table-cell" style:parent-style-name="Default">
      <style:map style:condition="cell-content()=&quot;Y&quot;" style:apply-style-name="Good" style:base-cell-address="deleted.E139"/>
      <style:map style:condition="cell-content()=&quot;N&quot;" style:apply-style-name="Bad" style:base-cell-address="deleted.E139"/>
      <style:map style:condition="cell-content()=0" style:apply-style-name="Bad" style:base-cell-address="deleted.E139"/>
    </style:style>
    <style:style style:name="ce2461" style:family="table-cell" style:parent-style-name="Default">
      <style:map style:condition="cell-content()=&quot;Y&quot;" style:apply-style-name="Good" style:base-cell-address="deleted.E140"/>
      <style:map style:condition="cell-content()=&quot;N&quot;" style:apply-style-name="Bad" style:base-cell-address="deleted.E140"/>
      <style:map style:condition="cell-content()=0" style:apply-style-name="Bad" style:base-cell-address="deleted.E140"/>
    </style:style>
    <style:style style:name="ce2462" style:family="table-cell" style:parent-style-name="Default">
      <style:map style:condition="cell-content()=&quot;Y&quot;" style:apply-style-name="Good" style:base-cell-address="deleted.E141"/>
      <style:map style:condition="cell-content()=&quot;N&quot;" style:apply-style-name="Bad" style:base-cell-address="deleted.E141"/>
      <style:map style:condition="cell-content()=0" style:apply-style-name="Bad" style:base-cell-address="deleted.E141"/>
    </style:style>
    <style:style style:name="ce2463" style:family="table-cell" style:parent-style-name="Default">
      <style:map style:condition="cell-content()=&quot;Y&quot;" style:apply-style-name="Good" style:base-cell-address="deleted.E142"/>
      <style:map style:condition="cell-content()=&quot;N&quot;" style:apply-style-name="Bad" style:base-cell-address="deleted.E142"/>
      <style:map style:condition="cell-content()=0" style:apply-style-name="Bad" style:base-cell-address="deleted.E142"/>
    </style:style>
    <style:style style:name="ce2464" style:family="table-cell" style:parent-style-name="Default">
      <style:map style:condition="cell-content()=&quot;Y&quot;" style:apply-style-name="Good" style:base-cell-address="deleted.E143"/>
      <style:map style:condition="cell-content()=&quot;N&quot;" style:apply-style-name="Bad" style:base-cell-address="deleted.E143"/>
      <style:map style:condition="cell-content()=0" style:apply-style-name="Bad" style:base-cell-address="deleted.E143"/>
    </style:style>
    <style:style style:name="ce2465" style:family="table-cell" style:parent-style-name="Default">
      <style:map style:condition="cell-content()=&quot;Y&quot;" style:apply-style-name="Good" style:base-cell-address="deleted.E144"/>
      <style:map style:condition="cell-content()=&quot;N&quot;" style:apply-style-name="Bad" style:base-cell-address="deleted.E144"/>
      <style:map style:condition="cell-content()=0" style:apply-style-name="Bad" style:base-cell-address="deleted.E144"/>
    </style:style>
    <style:style style:name="ce2466" style:family="table-cell" style:parent-style-name="Default">
      <style:map style:condition="cell-content()=&quot;Y&quot;" style:apply-style-name="Good" style:base-cell-address="deleted.E145"/>
      <style:map style:condition="cell-content()=&quot;N&quot;" style:apply-style-name="Bad" style:base-cell-address="deleted.E145"/>
      <style:map style:condition="cell-content()=0" style:apply-style-name="Bad" style:base-cell-address="deleted.E145"/>
    </style:style>
    <style:style style:name="ce2467" style:family="table-cell" style:parent-style-name="Default">
      <style:map style:condition="cell-content()=&quot;Y&quot;" style:apply-style-name="Good" style:base-cell-address="deleted.E146"/>
      <style:map style:condition="cell-content()=&quot;N&quot;" style:apply-style-name="Bad" style:base-cell-address="deleted.E146"/>
      <style:map style:condition="cell-content()=0" style:apply-style-name="Bad" style:base-cell-address="deleted.E146"/>
    </style:style>
    <style:style style:name="ce2468" style:family="table-cell" style:parent-style-name="Default">
      <style:map style:condition="cell-content()=&quot;Y&quot;" style:apply-style-name="Good" style:base-cell-address="deleted.E147"/>
      <style:map style:condition="cell-content()=&quot;N&quot;" style:apply-style-name="Bad" style:base-cell-address="deleted.E147"/>
      <style:map style:condition="cell-content()=0" style:apply-style-name="Bad" style:base-cell-address="deleted.E147"/>
    </style:style>
    <style:style style:name="ce2469" style:family="table-cell" style:parent-style-name="Default">
      <style:map style:condition="cell-content()=&quot;Y&quot;" style:apply-style-name="Good" style:base-cell-address="deleted.E148"/>
      <style:map style:condition="cell-content()=&quot;N&quot;" style:apply-style-name="Bad" style:base-cell-address="deleted.E148"/>
      <style:map style:condition="cell-content()=0" style:apply-style-name="Bad" style:base-cell-address="deleted.E148"/>
    </style:style>
    <style:style style:name="ce2470" style:family="table-cell" style:parent-style-name="Default">
      <style:map style:condition="cell-content()=&quot;Y&quot;" style:apply-style-name="Good" style:base-cell-address="deleted.E149"/>
      <style:map style:condition="cell-content()=&quot;N&quot;" style:apply-style-name="Bad" style:base-cell-address="deleted.E149"/>
      <style:map style:condition="cell-content()=0" style:apply-style-name="Bad" style:base-cell-address="deleted.E149"/>
    </style:style>
    <style:style style:name="ce2471" style:family="table-cell" style:parent-style-name="Default">
      <style:map style:condition="cell-content()=&quot;Y&quot;" style:apply-style-name="Good" style:base-cell-address="deleted.E150"/>
      <style:map style:condition="cell-content()=&quot;N&quot;" style:apply-style-name="Bad" style:base-cell-address="deleted.E150"/>
      <style:map style:condition="cell-content()=0" style:apply-style-name="Bad" style:base-cell-address="deleted.E150"/>
    </style:style>
    <style:style style:name="ce2472" style:family="table-cell" style:parent-style-name="Default">
      <style:map style:condition="cell-content()=&quot;Y&quot;" style:apply-style-name="Good" style:base-cell-address="deleted.E151"/>
      <style:map style:condition="cell-content()=&quot;N&quot;" style:apply-style-name="Bad" style:base-cell-address="deleted.E151"/>
      <style:map style:condition="cell-content()=0" style:apply-style-name="Bad" style:base-cell-address="deleted.E151"/>
    </style:style>
    <style:style style:name="ce2473" style:family="table-cell" style:parent-style-name="Default">
      <style:map style:condition="cell-content()=&quot;Y&quot;" style:apply-style-name="Good" style:base-cell-address="deleted.E152"/>
      <style:map style:condition="cell-content()=&quot;N&quot;" style:apply-style-name="Bad" style:base-cell-address="deleted.E152"/>
      <style:map style:condition="cell-content()=0" style:apply-style-name="Bad" style:base-cell-address="deleted.E152"/>
    </style:style>
    <style:style style:name="ce2474" style:family="table-cell" style:parent-style-name="Default">
      <style:map style:condition="cell-content()=&quot;Y&quot;" style:apply-style-name="Good" style:base-cell-address="deleted.E153"/>
      <style:map style:condition="cell-content()=&quot;N&quot;" style:apply-style-name="Bad" style:base-cell-address="deleted.E153"/>
      <style:map style:condition="cell-content()=0" style:apply-style-name="Bad" style:base-cell-address="deleted.E153"/>
    </style:style>
    <style:style style:name="ce2475" style:family="table-cell" style:parent-style-name="Default">
      <style:map style:condition="cell-content()=&quot;Y&quot;" style:apply-style-name="Good" style:base-cell-address="deleted.E154"/>
      <style:map style:condition="cell-content()=&quot;N&quot;" style:apply-style-name="Bad" style:base-cell-address="deleted.E154"/>
      <style:map style:condition="cell-content()=0" style:apply-style-name="Bad" style:base-cell-address="deleted.E154"/>
    </style:style>
    <style:style style:name="ce2477" style:family="table-cell" style:parent-style-name="Default">
      <style:map style:condition="cell-content()=&quot;Y&quot;" style:apply-style-name="Good" style:base-cell-address="deleted.E155"/>
      <style:map style:condition="cell-content()=&quot;N&quot;" style:apply-style-name="Bad" style:base-cell-address="deleted.E155"/>
      <style:map style:condition="cell-content()=0" style:apply-style-name="Bad" style:base-cell-address="deleted.E155"/>
    </style:style>
    <style:style style:name="ce2478" style:family="table-cell" style:parent-style-name="Default">
      <style:map style:condition="cell-content()=&quot;Y&quot;" style:apply-style-name="Good" style:base-cell-address="deleted.E156"/>
      <style:map style:condition="cell-content()=&quot;N&quot;" style:apply-style-name="Bad" style:base-cell-address="deleted.E156"/>
      <style:map style:condition="cell-content()=0" style:apply-style-name="Bad" style:base-cell-address="deleted.E156"/>
    </style:style>
    <style:style style:name="ce2479" style:family="table-cell" style:parent-style-name="Default">
      <style:map style:condition="cell-content()=&quot;Y&quot;" style:apply-style-name="Good" style:base-cell-address="deleted.E157"/>
      <style:map style:condition="cell-content()=&quot;N&quot;" style:apply-style-name="Bad" style:base-cell-address="deleted.E157"/>
      <style:map style:condition="cell-content()=0" style:apply-style-name="Bad" style:base-cell-address="deleted.E157"/>
    </style:style>
    <style:style style:name="ce2480" style:family="table-cell" style:parent-style-name="Default">
      <style:map style:condition="cell-content()=&quot;Y&quot;" style:apply-style-name="Good" style:base-cell-address="deleted.E158"/>
      <style:map style:condition="cell-content()=&quot;N&quot;" style:apply-style-name="Bad" style:base-cell-address="deleted.E158"/>
      <style:map style:condition="cell-content()=0" style:apply-style-name="Bad" style:base-cell-address="deleted.E158"/>
    </style:style>
    <style:style style:name="ce2481" style:family="table-cell" style:parent-style-name="Default">
      <style:map style:condition="cell-content()=&quot;Y&quot;" style:apply-style-name="Good" style:base-cell-address="deleted.E159"/>
      <style:map style:condition="cell-content()=&quot;N&quot;" style:apply-style-name="Bad" style:base-cell-address="deleted.E159"/>
      <style:map style:condition="cell-content()=0" style:apply-style-name="Bad" style:base-cell-address="deleted.E159"/>
    </style:style>
    <style:style style:name="ce2482" style:family="table-cell" style:parent-style-name="Default">
      <style:map style:condition="cell-content()=&quot;Y&quot;" style:apply-style-name="Good" style:base-cell-address="deleted.E160"/>
      <style:map style:condition="cell-content()=&quot;N&quot;" style:apply-style-name="Bad" style:base-cell-address="deleted.E160"/>
      <style:map style:condition="cell-content()=0" style:apply-style-name="Bad" style:base-cell-address="deleted.E160"/>
    </style:style>
    <style:style style:name="ce2483" style:family="table-cell" style:parent-style-name="Default">
      <style:map style:condition="cell-content()=&quot;Y&quot;" style:apply-style-name="Good" style:base-cell-address="deleted.E161"/>
      <style:map style:condition="cell-content()=&quot;N&quot;" style:apply-style-name="Bad" style:base-cell-address="deleted.E161"/>
      <style:map style:condition="cell-content()=0" style:apply-style-name="Bad" style:base-cell-address="deleted.E161"/>
    </style:style>
    <style:style style:name="ce2484" style:family="table-cell" style:parent-style-name="Default">
      <style:map style:condition="cell-content()=&quot;Y&quot;" style:apply-style-name="Good" style:base-cell-address="deleted.E162"/>
      <style:map style:condition="cell-content()=&quot;N&quot;" style:apply-style-name="Bad" style:base-cell-address="deleted.E162"/>
      <style:map style:condition="cell-content()=0" style:apply-style-name="Bad" style:base-cell-address="deleted.E162"/>
    </style:style>
    <style:style style:name="ce2485" style:family="table-cell" style:parent-style-name="Default">
      <style:map style:condition="cell-content()=&quot;Y&quot;" style:apply-style-name="Good" style:base-cell-address="deleted.E163"/>
      <style:map style:condition="cell-content()=&quot;N&quot;" style:apply-style-name="Bad" style:base-cell-address="deleted.E163"/>
      <style:map style:condition="cell-content()=0" style:apply-style-name="Bad" style:base-cell-address="deleted.E163"/>
    </style:style>
    <style:style style:name="ce2486" style:family="table-cell" style:parent-style-name="Default">
      <style:map style:condition="cell-content()=&quot;Y&quot;" style:apply-style-name="Good" style:base-cell-address="deleted.E164"/>
      <style:map style:condition="cell-content()=&quot;N&quot;" style:apply-style-name="Bad" style:base-cell-address="deleted.E164"/>
      <style:map style:condition="cell-content()=0" style:apply-style-name="Bad" style:base-cell-address="deleted.E164"/>
    </style:style>
    <style:style style:name="ce2487" style:family="table-cell" style:parent-style-name="Default">
      <style:map style:condition="cell-content()=&quot;Y&quot;" style:apply-style-name="Good" style:base-cell-address="deleted.E165"/>
      <style:map style:condition="cell-content()=&quot;N&quot;" style:apply-style-name="Bad" style:base-cell-address="deleted.E165"/>
      <style:map style:condition="cell-content()=0" style:apply-style-name="Bad" style:base-cell-address="deleted.E165"/>
    </style:style>
    <style:style style:name="ce2488" style:family="table-cell" style:parent-style-name="Default">
      <style:map style:condition="cell-content()=&quot;Y&quot;" style:apply-style-name="Good" style:base-cell-address="deleted.E166"/>
      <style:map style:condition="cell-content()=&quot;N&quot;" style:apply-style-name="Bad" style:base-cell-address="deleted.E166"/>
      <style:map style:condition="cell-content()=0" style:apply-style-name="Bad" style:base-cell-address="deleted.E166"/>
    </style:style>
    <style:style style:name="ce2489" style:family="table-cell" style:parent-style-name="Default">
      <style:map style:condition="cell-content()=&quot;Y&quot;" style:apply-style-name="Good" style:base-cell-address="deleted.E167"/>
      <style:map style:condition="cell-content()=&quot;N&quot;" style:apply-style-name="Bad" style:base-cell-address="deleted.E167"/>
      <style:map style:condition="cell-content()=0" style:apply-style-name="Bad" style:base-cell-address="deleted.E167"/>
    </style:style>
    <style:style style:name="ce2490" style:family="table-cell" style:parent-style-name="Default">
      <style:map style:condition="cell-content()=&quot;Y&quot;" style:apply-style-name="Good" style:base-cell-address="deleted.E168"/>
      <style:map style:condition="cell-content()=&quot;N&quot;" style:apply-style-name="Bad" style:base-cell-address="deleted.E168"/>
      <style:map style:condition="cell-content()=0" style:apply-style-name="Bad" style:base-cell-address="deleted.E168"/>
    </style:style>
    <style:style style:name="ce2491" style:family="table-cell" style:parent-style-name="Default">
      <style:map style:condition="cell-content()=&quot;Y&quot;" style:apply-style-name="Good" style:base-cell-address="deleted.E169"/>
      <style:map style:condition="cell-content()=&quot;N&quot;" style:apply-style-name="Bad" style:base-cell-address="deleted.E169"/>
      <style:map style:condition="cell-content()=0" style:apply-style-name="Bad" style:base-cell-address="deleted.E169"/>
    </style:style>
    <style:style style:name="ce2492" style:family="table-cell" style:parent-style-name="Default">
      <style:map style:condition="cell-content()=&quot;Y&quot;" style:apply-style-name="Good" style:base-cell-address="deleted.E170"/>
      <style:map style:condition="cell-content()=&quot;N&quot;" style:apply-style-name="Bad" style:base-cell-address="deleted.E170"/>
      <style:map style:condition="cell-content()=0" style:apply-style-name="Bad" style:base-cell-address="deleted.E170"/>
    </style:style>
    <style:style style:name="ce2493" style:family="table-cell" style:parent-style-name="Default">
      <style:map style:condition="cell-content()=&quot;Y&quot;" style:apply-style-name="Good" style:base-cell-address="deleted.E171"/>
      <style:map style:condition="cell-content()=&quot;N&quot;" style:apply-style-name="Bad" style:base-cell-address="deleted.E171"/>
      <style:map style:condition="cell-content()=0" style:apply-style-name="Bad" style:base-cell-address="deleted.E171"/>
    </style:style>
    <style:style style:name="ce2494" style:family="table-cell" style:parent-style-name="Default">
      <style:map style:condition="cell-content()=&quot;Y&quot;" style:apply-style-name="Good" style:base-cell-address="deleted.E172"/>
      <style:map style:condition="cell-content()=&quot;N&quot;" style:apply-style-name="Bad" style:base-cell-address="deleted.E172"/>
      <style:map style:condition="cell-content()=0" style:apply-style-name="Bad" style:base-cell-address="deleted.E172"/>
    </style:style>
    <style:style style:name="ce2495" style:family="table-cell" style:parent-style-name="Default">
      <style:map style:condition="cell-content()=&quot;Y&quot;" style:apply-style-name="Good" style:base-cell-address="deleted.E173"/>
      <style:map style:condition="cell-content()=&quot;N&quot;" style:apply-style-name="Bad" style:base-cell-address="deleted.E173"/>
      <style:map style:condition="cell-content()=0" style:apply-style-name="Bad" style:base-cell-address="deleted.E173"/>
    </style:style>
    <style:style style:name="ce2496" style:family="table-cell" style:parent-style-name="Default">
      <style:map style:condition="cell-content()=&quot;Y&quot;" style:apply-style-name="Good" style:base-cell-address="deleted.E174"/>
      <style:map style:condition="cell-content()=&quot;N&quot;" style:apply-style-name="Bad" style:base-cell-address="deleted.E174"/>
      <style:map style:condition="cell-content()=0" style:apply-style-name="Bad" style:base-cell-address="deleted.E174"/>
    </style:style>
    <style:style style:name="ce2497" style:family="table-cell" style:parent-style-name="Default">
      <style:map style:condition="cell-content()=&quot;Y&quot;" style:apply-style-name="Good" style:base-cell-address="deleted.E175"/>
      <style:map style:condition="cell-content()=&quot;N&quot;" style:apply-style-name="Bad" style:base-cell-address="deleted.E175"/>
      <style:map style:condition="cell-content()=0" style:apply-style-name="Bad" style:base-cell-address="deleted.E175"/>
    </style:style>
    <style:style style:name="ce2498" style:family="table-cell" style:parent-style-name="Default">
      <style:map style:condition="cell-content()=&quot;Y&quot;" style:apply-style-name="Good" style:base-cell-address="deleted.E176"/>
      <style:map style:condition="cell-content()=&quot;N&quot;" style:apply-style-name="Bad" style:base-cell-address="deleted.E176"/>
      <style:map style:condition="cell-content()=0" style:apply-style-name="Bad" style:base-cell-address="deleted.E176"/>
    </style:style>
    <style:style style:name="ce2499" style:family="table-cell" style:parent-style-name="Default">
      <style:map style:condition="cell-content()=&quot;Y&quot;" style:apply-style-name="Good" style:base-cell-address="deleted.E177"/>
      <style:map style:condition="cell-content()=&quot;N&quot;" style:apply-style-name="Bad" style:base-cell-address="deleted.E177"/>
      <style:map style:condition="cell-content()=0" style:apply-style-name="Bad" style:base-cell-address="deleted.E177"/>
    </style:style>
    <style:style style:name="ce2501" style:family="table-cell" style:parent-style-name="Default">
      <style:map style:condition="cell-content()=&quot;Y&quot;" style:apply-style-name="Good" style:base-cell-address="deleted.E178"/>
      <style:map style:condition="cell-content()=&quot;N&quot;" style:apply-style-name="Bad" style:base-cell-address="deleted.E178"/>
      <style:map style:condition="cell-content()=0" style:apply-style-name="Bad" style:base-cell-address="deleted.E178"/>
    </style:style>
    <style:style style:name="ce2502" style:family="table-cell" style:parent-style-name="Default">
      <style:map style:condition="cell-content()=&quot;Y&quot;" style:apply-style-name="Good" style:base-cell-address="deleted.E179"/>
      <style:map style:condition="cell-content()=&quot;N&quot;" style:apply-style-name="Bad" style:base-cell-address="deleted.E179"/>
      <style:map style:condition="cell-content()=0" style:apply-style-name="Bad" style:base-cell-address="deleted.E179"/>
    </style:style>
    <style:style style:name="ce2503" style:family="table-cell" style:parent-style-name="Default">
      <style:map style:condition="cell-content()=&quot;Y&quot;" style:apply-style-name="Good" style:base-cell-address="deleted.E180"/>
      <style:map style:condition="cell-content()=&quot;N&quot;" style:apply-style-name="Bad" style:base-cell-address="deleted.E180"/>
      <style:map style:condition="cell-content()=0" style:apply-style-name="Bad" style:base-cell-address="deleted.E180"/>
    </style:style>
    <style:style style:name="ce2504" style:family="table-cell" style:parent-style-name="Default">
      <style:map style:condition="cell-content()=&quot;Y&quot;" style:apply-style-name="Good" style:base-cell-address="deleted.E181"/>
      <style:map style:condition="cell-content()=&quot;N&quot;" style:apply-style-name="Bad" style:base-cell-address="deleted.E181"/>
      <style:map style:condition="cell-content()=0" style:apply-style-name="Bad" style:base-cell-address="deleted.E181"/>
    </style:style>
    <style:style style:name="ce2505" style:family="table-cell" style:parent-style-name="Default">
      <style:map style:condition="cell-content()=&quot;Y&quot;" style:apply-style-name="Good" style:base-cell-address="deleted.E182"/>
      <style:map style:condition="cell-content()=&quot;N&quot;" style:apply-style-name="Bad" style:base-cell-address="deleted.E182"/>
      <style:map style:condition="cell-content()=0" style:apply-style-name="Bad" style:base-cell-address="deleted.E182"/>
    </style:style>
    <style:style style:name="ce2506" style:family="table-cell" style:parent-style-name="Default">
      <style:map style:condition="cell-content()=&quot;Y&quot;" style:apply-style-name="Good" style:base-cell-address="deleted.E183"/>
      <style:map style:condition="cell-content()=&quot;N&quot;" style:apply-style-name="Bad" style:base-cell-address="deleted.E183"/>
      <style:map style:condition="cell-content()=0" style:apply-style-name="Bad" style:base-cell-address="deleted.E183"/>
    </style:style>
    <style:style style:name="ce2507" style:family="table-cell" style:parent-style-name="Default">
      <style:map style:condition="cell-content()=&quot;Y&quot;" style:apply-style-name="Good" style:base-cell-address="deleted.E184"/>
      <style:map style:condition="cell-content()=&quot;N&quot;" style:apply-style-name="Bad" style:base-cell-address="deleted.E184"/>
      <style:map style:condition="cell-content()=0" style:apply-style-name="Bad" style:base-cell-address="deleted.E184"/>
    </style:style>
    <style:style style:name="ce2510" style:family="table-cell" style:parent-style-name="Default">
      <style:map style:condition="cell-content()=&quot;Y&quot;" style:apply-style-name="Good" style:base-cell-address="deleted.E185"/>
      <style:map style:condition="cell-content()=&quot;N&quot;" style:apply-style-name="Bad" style:base-cell-address="deleted.E185"/>
      <style:map style:condition="cell-content()=0" style:apply-style-name="Bad" style:base-cell-address="deleted.E185"/>
    </style:style>
    <style:style style:name="ce2512" style:family="table-cell" style:parent-style-name="Default">
      <style:map style:condition="cell-content()=&quot;Y&quot;" style:apply-style-name="Good" style:base-cell-address="deleted.E186"/>
      <style:map style:condition="cell-content()=&quot;N&quot;" style:apply-style-name="Bad" style:base-cell-address="deleted.E186"/>
      <style:map style:condition="cell-content()=0" style:apply-style-name="Bad" style:base-cell-address="deleted.E186"/>
    </style:style>
    <style:style style:name="ce2513" style:family="table-cell" style:parent-style-name="Default">
      <style:map style:condition="cell-content()=&quot;Y&quot;" style:apply-style-name="Good" style:base-cell-address="deleted.E187"/>
      <style:map style:condition="cell-content()=&quot;N&quot;" style:apply-style-name="Bad" style:base-cell-address="deleted.E187"/>
      <style:map style:condition="cell-content()=0" style:apply-style-name="Bad" style:base-cell-address="deleted.E187"/>
    </style:style>
    <style:style style:name="ce2514" style:family="table-cell" style:parent-style-name="Default">
      <style:map style:condition="cell-content()=&quot;Y&quot;" style:apply-style-name="Good" style:base-cell-address="deleted.E188"/>
      <style:map style:condition="cell-content()=&quot;N&quot;" style:apply-style-name="Bad" style:base-cell-address="deleted.E188"/>
      <style:map style:condition="cell-content()=0" style:apply-style-name="Bad" style:base-cell-address="deleted.E188"/>
    </style:style>
    <style:style style:name="ce2517" style:family="table-cell" style:parent-style-name="Default">
      <style:map style:condition="cell-content()=&quot;Y&quot;" style:apply-style-name="Good" style:base-cell-address="deleted.E189"/>
      <style:map style:condition="cell-content()=&quot;N&quot;" style:apply-style-name="Bad" style:base-cell-address="deleted.E189"/>
      <style:map style:condition="cell-content()=0" style:apply-style-name="Bad" style:base-cell-address="deleted.E189"/>
    </style:style>
    <style:style style:name="ce2518" style:family="table-cell" style:parent-style-name="Default">
      <style:map style:condition="cell-content()=&quot;Y&quot;" style:apply-style-name="Good" style:base-cell-address="deleted.E190"/>
      <style:map style:condition="cell-content()=&quot;N&quot;" style:apply-style-name="Bad" style:base-cell-address="deleted.E190"/>
      <style:map style:condition="cell-content()=0" style:apply-style-name="Bad" style:base-cell-address="deleted.E190"/>
    </style:style>
    <style:style style:name="ce2519" style:family="table-cell" style:parent-style-name="Default">
      <style:map style:condition="cell-content()=&quot;Y&quot;" style:apply-style-name="Good" style:base-cell-address="deleted.E191"/>
      <style:map style:condition="cell-content()=&quot;N&quot;" style:apply-style-name="Bad" style:base-cell-address="deleted.E191"/>
      <style:map style:condition="cell-content()=0" style:apply-style-name="Bad" style:base-cell-address="deleted.E191"/>
    </style:style>
    <style:style style:name="ce2520" style:family="table-cell" style:parent-style-name="Default">
      <style:map style:condition="cell-content()=&quot;Y&quot;" style:apply-style-name="Good" style:base-cell-address="deleted.E192"/>
      <style:map style:condition="cell-content()=&quot;N&quot;" style:apply-style-name="Bad" style:base-cell-address="deleted.E192"/>
      <style:map style:condition="cell-content()=0" style:apply-style-name="Bad" style:base-cell-address="deleted.E192"/>
    </style:style>
    <style:style style:name="ce2521" style:family="table-cell" style:parent-style-name="Default">
      <style:map style:condition="cell-content()=&quot;Y&quot;" style:apply-style-name="Good" style:base-cell-address="deleted.E193"/>
      <style:map style:condition="cell-content()=&quot;N&quot;" style:apply-style-name="Bad" style:base-cell-address="deleted.E193"/>
      <style:map style:condition="cell-content()=0" style:apply-style-name="Bad" style:base-cell-address="deleted.E193"/>
    </style:style>
    <style:style style:name="ce2522" style:family="table-cell" style:parent-style-name="Default">
      <style:map style:condition="cell-content()=&quot;Y&quot;" style:apply-style-name="Good" style:base-cell-address="deleted.E194"/>
      <style:map style:condition="cell-content()=&quot;N&quot;" style:apply-style-name="Bad" style:base-cell-address="deleted.E194"/>
      <style:map style:condition="cell-content()=0" style:apply-style-name="Bad" style:base-cell-address="deleted.E194"/>
    </style:style>
    <style:style style:name="ce2523" style:family="table-cell" style:parent-style-name="Default">
      <style:map style:condition="cell-content()=&quot;Y&quot;" style:apply-style-name="Good" style:base-cell-address="deleted.E195"/>
      <style:map style:condition="cell-content()=&quot;N&quot;" style:apply-style-name="Bad" style:base-cell-address="deleted.E195"/>
      <style:map style:condition="cell-content()=0" style:apply-style-name="Bad" style:base-cell-address="deleted.E195"/>
    </style:style>
    <style:style style:name="ce2524" style:family="table-cell" style:parent-style-name="Default">
      <style:map style:condition="cell-content()=&quot;Y&quot;" style:apply-style-name="Good" style:base-cell-address="deleted.E196"/>
      <style:map style:condition="cell-content()=&quot;N&quot;" style:apply-style-name="Bad" style:base-cell-address="deleted.E196"/>
      <style:map style:condition="cell-content()=0" style:apply-style-name="Bad" style:base-cell-address="deleted.E196"/>
    </style:style>
    <style:style style:name="ce2525" style:family="table-cell" style:parent-style-name="Default">
      <style:map style:condition="cell-content()=&quot;Y&quot;" style:apply-style-name="Good" style:base-cell-address="deleted.E197"/>
      <style:map style:condition="cell-content()=&quot;N&quot;" style:apply-style-name="Bad" style:base-cell-address="deleted.E197"/>
      <style:map style:condition="cell-content()=0" style:apply-style-name="Bad" style:base-cell-address="deleted.E197"/>
    </style:style>
    <style:style style:name="ce2526" style:family="table-cell" style:parent-style-name="Default">
      <style:map style:condition="cell-content()=&quot;Y&quot;" style:apply-style-name="Good" style:base-cell-address="deleted.E198"/>
      <style:map style:condition="cell-content()=&quot;N&quot;" style:apply-style-name="Bad" style:base-cell-address="deleted.E198"/>
      <style:map style:condition="cell-content()=0" style:apply-style-name="Bad" style:base-cell-address="deleted.E198"/>
    </style:style>
    <style:style style:name="ce2527" style:family="table-cell" style:parent-style-name="Default">
      <style:map style:condition="cell-content()=&quot;Y&quot;" style:apply-style-name="Good" style:base-cell-address="deleted.E199"/>
      <style:map style:condition="cell-content()=&quot;N&quot;" style:apply-style-name="Bad" style:base-cell-address="deleted.E199"/>
      <style:map style:condition="cell-content()=0" style:apply-style-name="Bad" style:base-cell-address="deleted.E199"/>
    </style:style>
    <style:style style:name="ce2528" style:family="table-cell" style:parent-style-name="Default">
      <style:map style:condition="cell-content()=&quot;Y&quot;" style:apply-style-name="Good" style:base-cell-address="deleted.E200"/>
      <style:map style:condition="cell-content()=&quot;N&quot;" style:apply-style-name="Bad" style:base-cell-address="deleted.E200"/>
      <style:map style:condition="cell-content()=0" style:apply-style-name="Bad" style:base-cell-address="deleted.E200"/>
    </style:style>
    <style:style style:name="ce2529" style:family="table-cell" style:parent-style-name="Default">
      <style:map style:condition="cell-content()=&quot;Y&quot;" style:apply-style-name="Good" style:base-cell-address="deleted.E201"/>
      <style:map style:condition="cell-content()=&quot;N&quot;" style:apply-style-name="Bad" style:base-cell-address="deleted.E201"/>
      <style:map style:condition="cell-content()=0" style:apply-style-name="Bad" style:base-cell-address="deleted.E201"/>
    </style:style>
    <style:style style:name="ce2530" style:family="table-cell" style:parent-style-name="Default">
      <style:map style:condition="cell-content()=&quot;Y&quot;" style:apply-style-name="Good" style:base-cell-address="deleted.E202"/>
      <style:map style:condition="cell-content()=&quot;N&quot;" style:apply-style-name="Bad" style:base-cell-address="deleted.E202"/>
      <style:map style:condition="cell-content()=0" style:apply-style-name="Bad" style:base-cell-address="deleted.E202"/>
    </style:style>
    <style:style style:name="ce2531" style:family="table-cell" style:parent-style-name="Default">
      <style:map style:condition="cell-content()=&quot;Y&quot;" style:apply-style-name="Good" style:base-cell-address="deleted.E203"/>
      <style:map style:condition="cell-content()=&quot;N&quot;" style:apply-style-name="Bad" style:base-cell-address="deleted.E203"/>
      <style:map style:condition="cell-content()=0" style:apply-style-name="Bad" style:base-cell-address="deleted.E203"/>
    </style:style>
    <style:style style:name="ce2532" style:family="table-cell" style:parent-style-name="Default">
      <style:map style:condition="cell-content()=&quot;Y&quot;" style:apply-style-name="Good" style:base-cell-address="deleted.E204"/>
      <style:map style:condition="cell-content()=&quot;N&quot;" style:apply-style-name="Bad" style:base-cell-address="deleted.E204"/>
      <style:map style:condition="cell-content()=0" style:apply-style-name="Bad" style:base-cell-address="deleted.E204"/>
    </style:style>
    <style:style style:name="ce2533" style:family="table-cell" style:parent-style-name="Default">
      <style:map style:condition="cell-content()=&quot;Y&quot;" style:apply-style-name="Good" style:base-cell-address="deleted.E205"/>
      <style:map style:condition="cell-content()=&quot;N&quot;" style:apply-style-name="Bad" style:base-cell-address="deleted.E205"/>
      <style:map style:condition="cell-content()=0" style:apply-style-name="Bad" style:base-cell-address="deleted.E205"/>
    </style:style>
    <style:style style:name="ce2534" style:family="table-cell" style:parent-style-name="Default">
      <style:map style:condition="cell-content()=&quot;Y&quot;" style:apply-style-name="Good" style:base-cell-address="deleted.E206"/>
      <style:map style:condition="cell-content()=&quot;N&quot;" style:apply-style-name="Bad" style:base-cell-address="deleted.E206"/>
      <style:map style:condition="cell-content()=0" style:apply-style-name="Bad" style:base-cell-address="deleted.E206"/>
    </style:style>
    <style:style style:name="ce2535" style:family="table-cell" style:parent-style-name="Default">
      <style:map style:condition="cell-content()=&quot;Y&quot;" style:apply-style-name="Good" style:base-cell-address="deleted.E207"/>
      <style:map style:condition="cell-content()=&quot;N&quot;" style:apply-style-name="Bad" style:base-cell-address="deleted.E207"/>
      <style:map style:condition="cell-content()=0" style:apply-style-name="Bad" style:base-cell-address="deleted.E207"/>
    </style:style>
    <style:style style:name="ce2536" style:family="table-cell" style:parent-style-name="Default">
      <style:map style:condition="cell-content()=&quot;Y&quot;" style:apply-style-name="Good" style:base-cell-address="deleted.E208"/>
      <style:map style:condition="cell-content()=&quot;N&quot;" style:apply-style-name="Bad" style:base-cell-address="deleted.E208"/>
      <style:map style:condition="cell-content()=0" style:apply-style-name="Bad" style:base-cell-address="deleted.E208"/>
    </style:style>
    <style:style style:name="ce2537" style:family="table-cell" style:parent-style-name="Default">
      <style:map style:condition="cell-content()=&quot;Y&quot;" style:apply-style-name="Good" style:base-cell-address="deleted.E209"/>
      <style:map style:condition="cell-content()=&quot;N&quot;" style:apply-style-name="Bad" style:base-cell-address="deleted.E209"/>
      <style:map style:condition="cell-content()=0" style:apply-style-name="Bad" style:base-cell-address="deleted.E209"/>
    </style:style>
    <style:style style:name="ce2538" style:family="table-cell" style:parent-style-name="Default">
      <style:map style:condition="cell-content()=&quot;Y&quot;" style:apply-style-name="Good" style:base-cell-address="deleted.E210"/>
      <style:map style:condition="cell-content()=&quot;N&quot;" style:apply-style-name="Bad" style:base-cell-address="deleted.E210"/>
      <style:map style:condition="cell-content()=0" style:apply-style-name="Bad" style:base-cell-address="deleted.E210"/>
    </style:style>
    <style:style style:name="ce2539" style:family="table-cell" style:parent-style-name="Default">
      <style:map style:condition="cell-content()=&quot;Y&quot;" style:apply-style-name="Good" style:base-cell-address="deleted.E211"/>
      <style:map style:condition="cell-content()=&quot;N&quot;" style:apply-style-name="Bad" style:base-cell-address="deleted.E211"/>
      <style:map style:condition="cell-content()=0" style:apply-style-name="Bad" style:base-cell-address="deleted.E211"/>
    </style:style>
    <style:style style:name="ce2540" style:family="table-cell" style:parent-style-name="Default">
      <style:map style:condition="cell-content()=&quot;Y&quot;" style:apply-style-name="Good" style:base-cell-address="deleted.E212"/>
      <style:map style:condition="cell-content()=&quot;N&quot;" style:apply-style-name="Bad" style:base-cell-address="deleted.E212"/>
      <style:map style:condition="cell-content()=0" style:apply-style-name="Bad" style:base-cell-address="deleted.E212"/>
    </style:style>
    <style:style style:name="ce2541" style:family="table-cell" style:parent-style-name="Default">
      <style:map style:condition="cell-content()=&quot;Y&quot;" style:apply-style-name="Good" style:base-cell-address="deleted.E213"/>
      <style:map style:condition="cell-content()=&quot;N&quot;" style:apply-style-name="Bad" style:base-cell-address="deleted.E213"/>
      <style:map style:condition="cell-content()=0" style:apply-style-name="Bad" style:base-cell-address="deleted.E213"/>
    </style:style>
    <style:style style:name="ce2542" style:family="table-cell" style:parent-style-name="Default">
      <style:map style:condition="cell-content()=&quot;Y&quot;" style:apply-style-name="Good" style:base-cell-address="deleted.E214"/>
      <style:map style:condition="cell-content()=&quot;N&quot;" style:apply-style-name="Bad" style:base-cell-address="deleted.E214"/>
      <style:map style:condition="cell-content()=0" style:apply-style-name="Bad" style:base-cell-address="deleted.E214"/>
    </style:style>
    <style:style style:name="ce2543" style:family="table-cell" style:parent-style-name="Default">
      <style:map style:condition="cell-content()=&quot;Y&quot;" style:apply-style-name="Good" style:base-cell-address="deleted.E215"/>
      <style:map style:condition="cell-content()=&quot;N&quot;" style:apply-style-name="Bad" style:base-cell-address="deleted.E215"/>
      <style:map style:condition="cell-content()=0" style:apply-style-name="Bad" style:base-cell-address="deleted.E215"/>
    </style:style>
    <style:style style:name="ce2544" style:family="table-cell" style:parent-style-name="Default">
      <style:map style:condition="cell-content()=&quot;Y&quot;" style:apply-style-name="Good" style:base-cell-address="deleted.E216"/>
      <style:map style:condition="cell-content()=&quot;N&quot;" style:apply-style-name="Bad" style:base-cell-address="deleted.E216"/>
      <style:map style:condition="cell-content()=0" style:apply-style-name="Bad" style:base-cell-address="deleted.E216"/>
    </style:style>
    <style:style style:name="ce2545" style:family="table-cell" style:parent-style-name="Default">
      <style:map style:condition="cell-content()=&quot;Y&quot;" style:apply-style-name="Good" style:base-cell-address="deleted.E217"/>
      <style:map style:condition="cell-content()=&quot;N&quot;" style:apply-style-name="Bad" style:base-cell-address="deleted.E217"/>
      <style:map style:condition="cell-content()=0" style:apply-style-name="Bad" style:base-cell-address="deleted.E217"/>
    </style:style>
    <style:style style:name="ce2546" style:family="table-cell" style:parent-style-name="Default">
      <style:map style:condition="cell-content()=&quot;Y&quot;" style:apply-style-name="Good" style:base-cell-address="deleted.E218"/>
      <style:map style:condition="cell-content()=&quot;N&quot;" style:apply-style-name="Bad" style:base-cell-address="deleted.E218"/>
      <style:map style:condition="cell-content()=0" style:apply-style-name="Bad" style:base-cell-address="deleted.E218"/>
    </style:style>
    <style:style style:name="ce2547" style:family="table-cell" style:parent-style-name="Default">
      <style:map style:condition="cell-content()=&quot;Y&quot;" style:apply-style-name="Good" style:base-cell-address="deleted.E219"/>
      <style:map style:condition="cell-content()=&quot;N&quot;" style:apply-style-name="Bad" style:base-cell-address="deleted.E219"/>
      <style:map style:condition="cell-content()=0" style:apply-style-name="Bad" style:base-cell-address="deleted.E219"/>
    </style:style>
    <style:style style:name="ce2548" style:family="table-cell" style:parent-style-name="Default">
      <style:map style:condition="cell-content()=&quot;Y&quot;" style:apply-style-name="Good" style:base-cell-address="deleted.E220"/>
      <style:map style:condition="cell-content()=&quot;N&quot;" style:apply-style-name="Bad" style:base-cell-address="deleted.E220"/>
      <style:map style:condition="cell-content()=0" style:apply-style-name="Bad" style:base-cell-address="deleted.E220"/>
    </style:style>
    <style:style style:name="ce2549" style:family="table-cell" style:parent-style-name="Default">
      <style:map style:condition="cell-content()=&quot;Y&quot;" style:apply-style-name="Good" style:base-cell-address="deleted.E221"/>
      <style:map style:condition="cell-content()=&quot;N&quot;" style:apply-style-name="Bad" style:base-cell-address="deleted.E221"/>
      <style:map style:condition="cell-content()=0" style:apply-style-name="Bad" style:base-cell-address="deleted.E221"/>
    </style:style>
    <style:style style:name="ce2550" style:family="table-cell" style:parent-style-name="Default">
      <style:map style:condition="cell-content()=&quot;Y&quot;" style:apply-style-name="Good" style:base-cell-address="deleted.E222"/>
      <style:map style:condition="cell-content()=&quot;N&quot;" style:apply-style-name="Bad" style:base-cell-address="deleted.E222"/>
      <style:map style:condition="cell-content()=0" style:apply-style-name="Bad" style:base-cell-address="deleted.E222"/>
    </style:style>
    <style:style style:name="ce2551" style:family="table-cell" style:parent-style-name="Default">
      <style:map style:condition="cell-content()=&quot;Y&quot;" style:apply-style-name="Good" style:base-cell-address="deleted.E223"/>
      <style:map style:condition="cell-content()=&quot;N&quot;" style:apply-style-name="Bad" style:base-cell-address="deleted.E223"/>
      <style:map style:condition="cell-content()=0" style:apply-style-name="Bad" style:base-cell-address="deleted.E223"/>
    </style:style>
    <style:style style:name="ce2552" style:family="table-cell" style:parent-style-name="Default">
      <style:map style:condition="cell-content()=&quot;Y&quot;" style:apply-style-name="Good" style:base-cell-address="deleted.E224"/>
      <style:map style:condition="cell-content()=&quot;N&quot;" style:apply-style-name="Bad" style:base-cell-address="deleted.E224"/>
      <style:map style:condition="cell-content()=0" style:apply-style-name="Bad" style:base-cell-address="deleted.E224"/>
    </style:style>
    <style:style style:name="ce2553" style:family="table-cell" style:parent-style-name="Default">
      <style:map style:condition="cell-content()=&quot;Y&quot;" style:apply-style-name="Good" style:base-cell-address="deleted.E225"/>
      <style:map style:condition="cell-content()=&quot;N&quot;" style:apply-style-name="Bad" style:base-cell-address="deleted.E225"/>
      <style:map style:condition="cell-content()=0" style:apply-style-name="Bad" style:base-cell-address="deleted.E225"/>
    </style:style>
    <style:style style:name="ce2554" style:family="table-cell" style:parent-style-name="Default">
      <style:map style:condition="cell-content()=&quot;Y&quot;" style:apply-style-name="Good" style:base-cell-address="deleted.E226"/>
      <style:map style:condition="cell-content()=&quot;N&quot;" style:apply-style-name="Bad" style:base-cell-address="deleted.E226"/>
      <style:map style:condition="cell-content()=0" style:apply-style-name="Bad" style:base-cell-address="deleted.E226"/>
    </style:style>
    <style:style style:name="ce2555" style:family="table-cell" style:parent-style-name="Default">
      <style:map style:condition="cell-content()=&quot;Y&quot;" style:apply-style-name="Good" style:base-cell-address="deleted.E227"/>
      <style:map style:condition="cell-content()=&quot;N&quot;" style:apply-style-name="Bad" style:base-cell-address="deleted.E227"/>
      <style:map style:condition="cell-content()=0" style:apply-style-name="Bad" style:base-cell-address="deleted.E227"/>
    </style:style>
    <style:style style:name="ce2556" style:family="table-cell" style:parent-style-name="Default">
      <style:map style:condition="cell-content()=&quot;Y&quot;" style:apply-style-name="Good" style:base-cell-address="deleted.E228"/>
      <style:map style:condition="cell-content()=&quot;N&quot;" style:apply-style-name="Bad" style:base-cell-address="deleted.E228"/>
      <style:map style:condition="cell-content()=0" style:apply-style-name="Bad" style:base-cell-address="deleted.E228"/>
    </style:style>
    <style:style style:name="ce2557" style:family="table-cell" style:parent-style-name="Default">
      <style:map style:condition="cell-content()=&quot;Y&quot;" style:apply-style-name="Good" style:base-cell-address="deleted.E229"/>
      <style:map style:condition="cell-content()=&quot;N&quot;" style:apply-style-name="Bad" style:base-cell-address="deleted.E229"/>
      <style:map style:condition="cell-content()=0" style:apply-style-name="Bad" style:base-cell-address="deleted.E229"/>
    </style:style>
    <style:style style:name="ce2558" style:family="table-cell" style:parent-style-name="Default">
      <style:map style:condition="cell-content()=&quot;Y&quot;" style:apply-style-name="Good" style:base-cell-address="deleted.E230"/>
      <style:map style:condition="cell-content()=&quot;N&quot;" style:apply-style-name="Bad" style:base-cell-address="deleted.E230"/>
      <style:map style:condition="cell-content()=0" style:apply-style-name="Bad" style:base-cell-address="deleted.E230"/>
    </style:style>
    <style:style style:name="ce2559" style:family="table-cell" style:parent-style-name="Default">
      <style:map style:condition="cell-content()=&quot;Y&quot;" style:apply-style-name="Good" style:base-cell-address="deleted.E231"/>
      <style:map style:condition="cell-content()=&quot;N&quot;" style:apply-style-name="Bad" style:base-cell-address="deleted.E231"/>
      <style:map style:condition="cell-content()=0" style:apply-style-name="Bad" style:base-cell-address="deleted.E231"/>
    </style:style>
    <style:style style:name="ce2560" style:family="table-cell" style:parent-style-name="Default">
      <style:map style:condition="cell-content()=&quot;Y&quot;" style:apply-style-name="Good" style:base-cell-address="deleted.E232"/>
      <style:map style:condition="cell-content()=&quot;N&quot;" style:apply-style-name="Bad" style:base-cell-address="deleted.E232"/>
      <style:map style:condition="cell-content()=0" style:apply-style-name="Bad" style:base-cell-address="deleted.E232"/>
    </style:style>
    <style:style style:name="ce2561" style:family="table-cell" style:parent-style-name="Default">
      <style:map style:condition="cell-content()=&quot;Y&quot;" style:apply-style-name="Good" style:base-cell-address="deleted.E233"/>
      <style:map style:condition="cell-content()=&quot;N&quot;" style:apply-style-name="Bad" style:base-cell-address="deleted.E233"/>
      <style:map style:condition="cell-content()=0" style:apply-style-name="Bad" style:base-cell-address="deleted.E233"/>
    </style:style>
    <style:style style:name="ce2562" style:family="table-cell" style:parent-style-name="Default">
      <style:map style:condition="cell-content()=&quot;Y&quot;" style:apply-style-name="Good" style:base-cell-address="deleted.E234"/>
      <style:map style:condition="cell-content()=&quot;N&quot;" style:apply-style-name="Bad" style:base-cell-address="deleted.E234"/>
      <style:map style:condition="cell-content()=0" style:apply-style-name="Bad" style:base-cell-address="deleted.E234"/>
    </style:style>
    <style:style style:name="ce2563" style:family="table-cell" style:parent-style-name="Default">
      <style:map style:condition="cell-content()=&quot;Y&quot;" style:apply-style-name="Good" style:base-cell-address="deleted.E235"/>
      <style:map style:condition="cell-content()=&quot;N&quot;" style:apply-style-name="Bad" style:base-cell-address="deleted.E235"/>
      <style:map style:condition="cell-content()=0" style:apply-style-name="Bad" style:base-cell-address="deleted.E235"/>
    </style:style>
    <style:style style:name="ce2564" style:family="table-cell" style:parent-style-name="Default">
      <style:map style:condition="cell-content()=&quot;Y&quot;" style:apply-style-name="Good" style:base-cell-address="deleted.E236"/>
      <style:map style:condition="cell-content()=&quot;N&quot;" style:apply-style-name="Bad" style:base-cell-address="deleted.E236"/>
      <style:map style:condition="cell-content()=0" style:apply-style-name="Bad" style:base-cell-address="deleted.E236"/>
    </style:style>
    <style:style style:name="ce2565" style:family="table-cell" style:parent-style-name="Default">
      <style:map style:condition="cell-content()=&quot;Y&quot;" style:apply-style-name="Good" style:base-cell-address="deleted.E237"/>
      <style:map style:condition="cell-content()=&quot;N&quot;" style:apply-style-name="Bad" style:base-cell-address="deleted.E237"/>
      <style:map style:condition="cell-content()=0" style:apply-style-name="Bad" style:base-cell-address="deleted.E237"/>
    </style:style>
    <style:style style:name="ce2566" style:family="table-cell" style:parent-style-name="Default">
      <style:map style:condition="cell-content()=&quot;Y&quot;" style:apply-style-name="Good" style:base-cell-address="deleted.E238"/>
      <style:map style:condition="cell-content()=&quot;N&quot;" style:apply-style-name="Bad" style:base-cell-address="deleted.E238"/>
      <style:map style:condition="cell-content()=0" style:apply-style-name="Bad" style:base-cell-address="deleted.E238"/>
    </style:style>
    <style:style style:name="ce2567" style:family="table-cell" style:parent-style-name="Default">
      <style:map style:condition="cell-content()=&quot;Y&quot;" style:apply-style-name="Good" style:base-cell-address="deleted.E239"/>
      <style:map style:condition="cell-content()=&quot;N&quot;" style:apply-style-name="Bad" style:base-cell-address="deleted.E239"/>
      <style:map style:condition="cell-content()=0" style:apply-style-name="Bad" style:base-cell-address="deleted.E239"/>
    </style:style>
    <style:style style:name="ce2568" style:family="table-cell" style:parent-style-name="Default">
      <style:map style:condition="cell-content()=&quot;Y&quot;" style:apply-style-name="Good" style:base-cell-address="deleted.E240"/>
      <style:map style:condition="cell-content()=&quot;N&quot;" style:apply-style-name="Bad" style:base-cell-address="deleted.E240"/>
      <style:map style:condition="cell-content()=0" style:apply-style-name="Bad" style:base-cell-address="deleted.E240"/>
    </style:style>
    <style:style style:name="ce2569" style:family="table-cell" style:parent-style-name="Default">
      <style:map style:condition="cell-content()=&quot;Y&quot;" style:apply-style-name="Good" style:base-cell-address="deleted.E241"/>
      <style:map style:condition="cell-content()=&quot;N&quot;" style:apply-style-name="Bad" style:base-cell-address="deleted.E241"/>
      <style:map style:condition="cell-content()=0" style:apply-style-name="Bad" style:base-cell-address="deleted.E241"/>
    </style:style>
    <style:style style:name="ce2570" style:family="table-cell" style:parent-style-name="Default">
      <style:map style:condition="cell-content()=&quot;Y&quot;" style:apply-style-name="Good" style:base-cell-address="deleted.E242"/>
      <style:map style:condition="cell-content()=&quot;N&quot;" style:apply-style-name="Bad" style:base-cell-address="deleted.E242"/>
      <style:map style:condition="cell-content()=0" style:apply-style-name="Bad" style:base-cell-address="deleted.E242"/>
    </style:style>
    <style:style style:name="ce2571" style:family="table-cell" style:parent-style-name="Default">
      <style:map style:condition="cell-content()=&quot;Y&quot;" style:apply-style-name="Good" style:base-cell-address="deleted.E243"/>
      <style:map style:condition="cell-content()=&quot;N&quot;" style:apply-style-name="Bad" style:base-cell-address="deleted.E243"/>
      <style:map style:condition="cell-content()=0" style:apply-style-name="Bad" style:base-cell-address="deleted.E243"/>
    </style:style>
    <style:style style:name="ce2572" style:family="table-cell" style:parent-style-name="Default">
      <style:map style:condition="cell-content()=&quot;Y&quot;" style:apply-style-name="Good" style:base-cell-address="deleted.E244"/>
      <style:map style:condition="cell-content()=&quot;N&quot;" style:apply-style-name="Bad" style:base-cell-address="deleted.E244"/>
      <style:map style:condition="cell-content()=0" style:apply-style-name="Bad" style:base-cell-address="deleted.E244"/>
    </style:style>
    <style:style style:name="ce2573" style:family="table-cell" style:parent-style-name="Default">
      <style:map style:condition="cell-content()=&quot;Y&quot;" style:apply-style-name="Good" style:base-cell-address="deleted.E245"/>
      <style:map style:condition="cell-content()=&quot;N&quot;" style:apply-style-name="Bad" style:base-cell-address="deleted.E245"/>
      <style:map style:condition="cell-content()=0" style:apply-style-name="Bad" style:base-cell-address="deleted.E245"/>
    </style:style>
    <style:style style:name="ce2574" style:family="table-cell" style:parent-style-name="Default">
      <style:map style:condition="cell-content()=&quot;Y&quot;" style:apply-style-name="Good" style:base-cell-address="deleted.E246"/>
      <style:map style:condition="cell-content()=&quot;N&quot;" style:apply-style-name="Bad" style:base-cell-address="deleted.E246"/>
      <style:map style:condition="cell-content()=0" style:apply-style-name="Bad" style:base-cell-address="deleted.E246"/>
    </style:style>
    <style:style style:name="ce2575" style:family="table-cell" style:parent-style-name="Default">
      <style:map style:condition="cell-content()=&quot;Y&quot;" style:apply-style-name="Good" style:base-cell-address="deleted.E247"/>
      <style:map style:condition="cell-content()=&quot;N&quot;" style:apply-style-name="Bad" style:base-cell-address="deleted.E247"/>
      <style:map style:condition="cell-content()=0" style:apply-style-name="Bad" style:base-cell-address="deleted.E247"/>
    </style:style>
    <style:style style:name="ce2576" style:family="table-cell" style:parent-style-name="Default">
      <style:map style:condition="cell-content()=&quot;Y&quot;" style:apply-style-name="Good" style:base-cell-address="deleted.E248"/>
      <style:map style:condition="cell-content()=&quot;N&quot;" style:apply-style-name="Bad" style:base-cell-address="deleted.E248"/>
      <style:map style:condition="cell-content()=0" style:apply-style-name="Bad" style:base-cell-address="deleted.E248"/>
    </style:style>
    <style:style style:name="ce2577" style:family="table-cell" style:parent-style-name="Default">
      <style:map style:condition="cell-content()=&quot;Y&quot;" style:apply-style-name="Good" style:base-cell-address="deleted.E249"/>
      <style:map style:condition="cell-content()=&quot;N&quot;" style:apply-style-name="Bad" style:base-cell-address="deleted.E249"/>
      <style:map style:condition="cell-content()=0" style:apply-style-name="Bad" style:base-cell-address="deleted.E249"/>
    </style:style>
    <style:style style:name="ce2578" style:family="table-cell" style:parent-style-name="Default">
      <style:map style:condition="cell-content()=&quot;Y&quot;" style:apply-style-name="Good" style:base-cell-address="deleted.E250"/>
      <style:map style:condition="cell-content()=&quot;N&quot;" style:apply-style-name="Bad" style:base-cell-address="deleted.E250"/>
      <style:map style:condition="cell-content()=0" style:apply-style-name="Bad" style:base-cell-address="deleted.E250"/>
    </style:style>
    <style:style style:name="ce2579" style:family="table-cell" style:parent-style-name="Default">
      <style:map style:condition="cell-content()=&quot;Y&quot;" style:apply-style-name="Good" style:base-cell-address="deleted.E251"/>
      <style:map style:condition="cell-content()=&quot;N&quot;" style:apply-style-name="Bad" style:base-cell-address="deleted.E251"/>
      <style:map style:condition="cell-content()=0" style:apply-style-name="Bad" style:base-cell-address="deleted.E251"/>
    </style:style>
    <style:style style:name="ce2580" style:family="table-cell" style:parent-style-name="Default">
      <style:map style:condition="cell-content()=&quot;Y&quot;" style:apply-style-name="Good" style:base-cell-address="deleted.E252"/>
      <style:map style:condition="cell-content()=&quot;N&quot;" style:apply-style-name="Bad" style:base-cell-address="deleted.E252"/>
      <style:map style:condition="cell-content()=0" style:apply-style-name="Bad" style:base-cell-address="deleted.E252"/>
    </style:style>
    <style:style style:name="ce2581" style:family="table-cell" style:parent-style-name="Default">
      <style:map style:condition="cell-content()=&quot;Y&quot;" style:apply-style-name="Good" style:base-cell-address="deleted.E253"/>
      <style:map style:condition="cell-content()=&quot;N&quot;" style:apply-style-name="Bad" style:base-cell-address="deleted.E253"/>
      <style:map style:condition="cell-content()=0" style:apply-style-name="Bad" style:base-cell-address="deleted.E253"/>
    </style:style>
    <style:style style:name="ce2582" style:family="table-cell" style:parent-style-name="Default">
      <style:map style:condition="cell-content()=&quot;Y&quot;" style:apply-style-name="Good" style:base-cell-address="deleted.E254"/>
      <style:map style:condition="cell-content()=&quot;N&quot;" style:apply-style-name="Bad" style:base-cell-address="deleted.E254"/>
      <style:map style:condition="cell-content()=0" style:apply-style-name="Bad" style:base-cell-address="deleted.E254"/>
    </style:style>
    <style:style style:name="ce2583" style:family="table-cell" style:parent-style-name="Default">
      <style:map style:condition="cell-content()=&quot;Y&quot;" style:apply-style-name="Good" style:base-cell-address="deleted.E255"/>
      <style:map style:condition="cell-content()=&quot;N&quot;" style:apply-style-name="Bad" style:base-cell-address="deleted.E255"/>
      <style:map style:condition="cell-content()=0" style:apply-style-name="Bad" style:base-cell-address="deleted.E255"/>
    </style:style>
    <style:style style:name="ce2584" style:family="table-cell" style:parent-style-name="Default">
      <style:map style:condition="cell-content()=&quot;Y&quot;" style:apply-style-name="Good" style:base-cell-address="deleted.E256"/>
      <style:map style:condition="cell-content()=&quot;N&quot;" style:apply-style-name="Bad" style:base-cell-address="deleted.E256"/>
      <style:map style:condition="cell-content()=0" style:apply-style-name="Bad" style:base-cell-address="deleted.E256"/>
    </style:style>
    <style:style style:name="ce2585" style:family="table-cell" style:parent-style-name="Default">
      <style:map style:condition="cell-content()=&quot;Y&quot;" style:apply-style-name="Good" style:base-cell-address="deleted.E257"/>
      <style:map style:condition="cell-content()=&quot;N&quot;" style:apply-style-name="Bad" style:base-cell-address="deleted.E257"/>
      <style:map style:condition="cell-content()=0" style:apply-style-name="Bad" style:base-cell-address="deleted.E257"/>
    </style:style>
    <style:style style:name="ce2586" style:family="table-cell" style:parent-style-name="Default">
      <style:map style:condition="cell-content()=&quot;Y&quot;" style:apply-style-name="Good" style:base-cell-address="deleted.E258"/>
      <style:map style:condition="cell-content()=&quot;N&quot;" style:apply-style-name="Bad" style:base-cell-address="deleted.E258"/>
      <style:map style:condition="cell-content()=0" style:apply-style-name="Bad" style:base-cell-address="deleted.E258"/>
    </style:style>
    <style:style style:name="ce2587" style:family="table-cell" style:parent-style-name="Default">
      <style:map style:condition="cell-content()=&quot;Y&quot;" style:apply-style-name="Good" style:base-cell-address="deleted.E259"/>
      <style:map style:condition="cell-content()=&quot;N&quot;" style:apply-style-name="Bad" style:base-cell-address="deleted.E259"/>
      <style:map style:condition="cell-content()=0" style:apply-style-name="Bad" style:base-cell-address="deleted.E259"/>
    </style:style>
    <style:style style:name="ce2588" style:family="table-cell" style:parent-style-name="Default">
      <style:map style:condition="cell-content()=&quot;Y&quot;" style:apply-style-name="Good" style:base-cell-address="deleted.E260"/>
      <style:map style:condition="cell-content()=&quot;N&quot;" style:apply-style-name="Bad" style:base-cell-address="deleted.E260"/>
      <style:map style:condition="cell-content()=0" style:apply-style-name="Bad" style:base-cell-address="deleted.E260"/>
    </style:style>
    <style:style style:name="ce2589" style:family="table-cell" style:parent-style-name="Default">
      <style:map style:condition="cell-content()=&quot;Y&quot;" style:apply-style-name="Good" style:base-cell-address="deleted.E261"/>
      <style:map style:condition="cell-content()=&quot;N&quot;" style:apply-style-name="Bad" style:base-cell-address="deleted.E261"/>
      <style:map style:condition="cell-content()=0" style:apply-style-name="Bad" style:base-cell-address="deleted.E261"/>
    </style:style>
    <style:style style:name="ce2590" style:family="table-cell" style:parent-style-name="Default">
      <style:map style:condition="cell-content()=&quot;Y&quot;" style:apply-style-name="Good" style:base-cell-address="deleted.E262"/>
      <style:map style:condition="cell-content()=&quot;N&quot;" style:apply-style-name="Bad" style:base-cell-address="deleted.E262"/>
      <style:map style:condition="cell-content()=0" style:apply-style-name="Bad" style:base-cell-address="deleted.E262"/>
    </style:style>
    <style:style style:name="ce2591" style:family="table-cell" style:parent-style-name="Default">
      <style:map style:condition="cell-content()=&quot;Y&quot;" style:apply-style-name="Good" style:base-cell-address="deleted.E263"/>
      <style:map style:condition="cell-content()=&quot;N&quot;" style:apply-style-name="Bad" style:base-cell-address="deleted.E263"/>
      <style:map style:condition="cell-content()=0" style:apply-style-name="Bad" style:base-cell-address="deleted.E263"/>
    </style:style>
    <style:style style:name="ce2592" style:family="table-cell" style:parent-style-name="Default">
      <style:map style:condition="cell-content()=&quot;Y&quot;" style:apply-style-name="Good" style:base-cell-address="deleted.E264"/>
      <style:map style:condition="cell-content()=&quot;N&quot;" style:apply-style-name="Bad" style:base-cell-address="deleted.E264"/>
      <style:map style:condition="cell-content()=0" style:apply-style-name="Bad" style:base-cell-address="deleted.E264"/>
    </style:style>
    <style:style style:name="ce2593" style:family="table-cell" style:parent-style-name="Default">
      <style:map style:condition="cell-content()=&quot;Y&quot;" style:apply-style-name="Good" style:base-cell-address="deleted.E265"/>
      <style:map style:condition="cell-content()=&quot;N&quot;" style:apply-style-name="Bad" style:base-cell-address="deleted.E265"/>
      <style:map style:condition="cell-content()=0" style:apply-style-name="Bad" style:base-cell-address="deleted.E265"/>
    </style:style>
    <style:style style:name="ce2594" style:family="table-cell" style:parent-style-name="Default">
      <style:map style:condition="cell-content()=&quot;Y&quot;" style:apply-style-name="Good" style:base-cell-address="deleted.E266"/>
      <style:map style:condition="cell-content()=&quot;N&quot;" style:apply-style-name="Bad" style:base-cell-address="deleted.E266"/>
      <style:map style:condition="cell-content()=0" style:apply-style-name="Bad" style:base-cell-address="deleted.E266"/>
    </style:style>
    <style:style style:name="ce2595" style:family="table-cell" style:parent-style-name="Default">
      <style:map style:condition="cell-content()=&quot;Y&quot;" style:apply-style-name="Good" style:base-cell-address="deleted.E267"/>
      <style:map style:condition="cell-content()=&quot;N&quot;" style:apply-style-name="Bad" style:base-cell-address="deleted.E267"/>
      <style:map style:condition="cell-content()=0" style:apply-style-name="Bad" style:base-cell-address="deleted.E267"/>
    </style:style>
    <style:style style:name="ce2596" style:family="table-cell" style:parent-style-name="Default">
      <style:map style:condition="cell-content()=&quot;Y&quot;" style:apply-style-name="Good" style:base-cell-address="deleted.E268"/>
      <style:map style:condition="cell-content()=&quot;N&quot;" style:apply-style-name="Bad" style:base-cell-address="deleted.E268"/>
      <style:map style:condition="cell-content()=0" style:apply-style-name="Bad" style:base-cell-address="deleted.E268"/>
    </style:style>
    <style:style style:name="ce2597" style:family="table-cell" style:parent-style-name="Default">
      <style:map style:condition="cell-content()=&quot;Y&quot;" style:apply-style-name="Good" style:base-cell-address="deleted.E269"/>
      <style:map style:condition="cell-content()=&quot;N&quot;" style:apply-style-name="Bad" style:base-cell-address="deleted.E269"/>
      <style:map style:condition="cell-content()=0" style:apply-style-name="Bad" style:base-cell-address="deleted.E269"/>
    </style:style>
    <style:style style:name="ce2598" style:family="table-cell" style:parent-style-name="Default">
      <style:map style:condition="cell-content()=&quot;Y&quot;" style:apply-style-name="Good" style:base-cell-address="deleted.E270"/>
      <style:map style:condition="cell-content()=&quot;N&quot;" style:apply-style-name="Bad" style:base-cell-address="deleted.E270"/>
      <style:map style:condition="cell-content()=0" style:apply-style-name="Bad" style:base-cell-address="deleted.E270"/>
    </style:style>
    <style:style style:name="ce2599" style:family="table-cell" style:parent-style-name="Default">
      <style:map style:condition="cell-content()=&quot;Y&quot;" style:apply-style-name="Good" style:base-cell-address="deleted.E271"/>
      <style:map style:condition="cell-content()=&quot;N&quot;" style:apply-style-name="Bad" style:base-cell-address="deleted.E271"/>
      <style:map style:condition="cell-content()=0" style:apply-style-name="Bad" style:base-cell-address="deleted.E271"/>
    </style:style>
    <style:style style:name="ce2600" style:family="table-cell" style:parent-style-name="Default">
      <style:map style:condition="cell-content()=&quot;Y&quot;" style:apply-style-name="Good" style:base-cell-address="deleted.E272"/>
      <style:map style:condition="cell-content()=&quot;N&quot;" style:apply-style-name="Bad" style:base-cell-address="deleted.E272"/>
      <style:map style:condition="cell-content()=0" style:apply-style-name="Bad" style:base-cell-address="deleted.E272"/>
    </style:style>
    <style:style style:name="ce2601" style:family="table-cell" style:parent-style-name="Default">
      <style:map style:condition="cell-content()=&quot;Y&quot;" style:apply-style-name="Good" style:base-cell-address="deleted.E273"/>
      <style:map style:condition="cell-content()=&quot;N&quot;" style:apply-style-name="Bad" style:base-cell-address="deleted.E273"/>
      <style:map style:condition="cell-content()=0" style:apply-style-name="Bad" style:base-cell-address="deleted.E273"/>
    </style:style>
    <style:style style:name="ce2602" style:family="table-cell" style:parent-style-name="Default">
      <style:map style:condition="cell-content()=&quot;Y&quot;" style:apply-style-name="Good" style:base-cell-address="deleted.E274"/>
      <style:map style:condition="cell-content()=&quot;N&quot;" style:apply-style-name="Bad" style:base-cell-address="deleted.E274"/>
      <style:map style:condition="cell-content()=0" style:apply-style-name="Bad" style:base-cell-address="deleted.E274"/>
    </style:style>
    <style:style style:name="ce2603" style:family="table-cell" style:parent-style-name="Default">
      <style:map style:condition="cell-content()=&quot;Y&quot;" style:apply-style-name="Good" style:base-cell-address="deleted.E275"/>
      <style:map style:condition="cell-content()=&quot;N&quot;" style:apply-style-name="Bad" style:base-cell-address="deleted.E275"/>
      <style:map style:condition="cell-content()=0" style:apply-style-name="Bad" style:base-cell-address="deleted.E275"/>
    </style:style>
    <style:style style:name="ce2604" style:family="table-cell" style:parent-style-name="Default">
      <style:map style:condition="cell-content()=&quot;Y&quot;" style:apply-style-name="Good" style:base-cell-address="deleted.E276"/>
      <style:map style:condition="cell-content()=&quot;N&quot;" style:apply-style-name="Bad" style:base-cell-address="deleted.E276"/>
      <style:map style:condition="cell-content()=0" style:apply-style-name="Bad" style:base-cell-address="deleted.E276"/>
    </style:style>
    <style:style style:name="ce2605" style:family="table-cell" style:parent-style-name="Default">
      <style:map style:condition="cell-content()=&quot;Y&quot;" style:apply-style-name="Good" style:base-cell-address="deleted.E277"/>
      <style:map style:condition="cell-content()=&quot;N&quot;" style:apply-style-name="Bad" style:base-cell-address="deleted.E277"/>
      <style:map style:condition="cell-content()=0" style:apply-style-name="Bad" style:base-cell-address="deleted.E277"/>
    </style:style>
    <style:style style:name="ce2606" style:family="table-cell" style:parent-style-name="Default">
      <style:map style:condition="cell-content()=&quot;Y&quot;" style:apply-style-name="Good" style:base-cell-address="deleted.E278"/>
      <style:map style:condition="cell-content()=&quot;N&quot;" style:apply-style-name="Bad" style:base-cell-address="deleted.E278"/>
      <style:map style:condition="cell-content()=0" style:apply-style-name="Bad" style:base-cell-address="deleted.E278"/>
    </style:style>
    <style:style style:name="ce2607" style:family="table-cell" style:parent-style-name="Default">
      <style:map style:condition="cell-content()=&quot;Y&quot;" style:apply-style-name="Good" style:base-cell-address="deleted.E279"/>
      <style:map style:condition="cell-content()=&quot;N&quot;" style:apply-style-name="Bad" style:base-cell-address="deleted.E279"/>
      <style:map style:condition="cell-content()=0" style:apply-style-name="Bad" style:base-cell-address="deleted.E279"/>
    </style:style>
    <style:style style:name="ce2608" style:family="table-cell" style:parent-style-name="Default">
      <style:map style:condition="cell-content()=&quot;Y&quot;" style:apply-style-name="Good" style:base-cell-address="deleted.E280"/>
      <style:map style:condition="cell-content()=&quot;N&quot;" style:apply-style-name="Bad" style:base-cell-address="deleted.E280"/>
      <style:map style:condition="cell-content()=0" style:apply-style-name="Bad" style:base-cell-address="deleted.E280"/>
    </style:style>
    <style:style style:name="ce2609" style:family="table-cell" style:parent-style-name="Default">
      <style:map style:condition="cell-content()=&quot;Y&quot;" style:apply-style-name="Good" style:base-cell-address="deleted.E281"/>
      <style:map style:condition="cell-content()=&quot;N&quot;" style:apply-style-name="Bad" style:base-cell-address="deleted.E281"/>
      <style:map style:condition="cell-content()=0" style:apply-style-name="Bad" style:base-cell-address="deleted.E281"/>
    </style:style>
    <style:style style:name="ce2610" style:family="table-cell" style:parent-style-name="Default">
      <style:map style:condition="cell-content()=&quot;Y&quot;" style:apply-style-name="Good" style:base-cell-address="deleted.E282"/>
      <style:map style:condition="cell-content()=&quot;N&quot;" style:apply-style-name="Bad" style:base-cell-address="deleted.E282"/>
      <style:map style:condition="cell-content()=0" style:apply-style-name="Bad" style:base-cell-address="deleted.E282"/>
    </style:style>
    <style:style style:name="ce2611" style:family="table-cell" style:parent-style-name="Default">
      <style:map style:condition="cell-content()=&quot;Y&quot;" style:apply-style-name="Good" style:base-cell-address="deleted.E283"/>
      <style:map style:condition="cell-content()=&quot;N&quot;" style:apply-style-name="Bad" style:base-cell-address="deleted.E283"/>
      <style:map style:condition="cell-content()=0" style:apply-style-name="Bad" style:base-cell-address="deleted.E283"/>
    </style:style>
    <style:style style:name="ce2612" style:family="table-cell" style:parent-style-name="Default">
      <style:map style:condition="cell-content()=&quot;Y&quot;" style:apply-style-name="Good" style:base-cell-address="deleted.E284"/>
      <style:map style:condition="cell-content()=&quot;N&quot;" style:apply-style-name="Bad" style:base-cell-address="deleted.E284"/>
      <style:map style:condition="cell-content()=0" style:apply-style-name="Bad" style:base-cell-address="deleted.E284"/>
    </style:style>
    <style:style style:name="ce2613" style:family="table-cell" style:parent-style-name="Default">
      <style:map style:condition="cell-content()=&quot;Y&quot;" style:apply-style-name="Good" style:base-cell-address="deleted.E285"/>
      <style:map style:condition="cell-content()=&quot;N&quot;" style:apply-style-name="Bad" style:base-cell-address="deleted.E285"/>
      <style:map style:condition="cell-content()=0" style:apply-style-name="Bad" style:base-cell-address="deleted.E285"/>
    </style:style>
    <style:style style:name="ce2614" style:family="table-cell" style:parent-style-name="Default">
      <style:map style:condition="cell-content()=&quot;Y&quot;" style:apply-style-name="Good" style:base-cell-address="deleted.E286"/>
      <style:map style:condition="cell-content()=&quot;N&quot;" style:apply-style-name="Bad" style:base-cell-address="deleted.E286"/>
      <style:map style:condition="cell-content()=0" style:apply-style-name="Bad" style:base-cell-address="deleted.E286"/>
    </style:style>
    <style:style style:name="ce2615" style:family="table-cell" style:parent-style-name="Default">
      <style:map style:condition="cell-content()=&quot;Y&quot;" style:apply-style-name="Good" style:base-cell-address="deleted.E287"/>
      <style:map style:condition="cell-content()=&quot;N&quot;" style:apply-style-name="Bad" style:base-cell-address="deleted.E287"/>
      <style:map style:condition="cell-content()=0" style:apply-style-name="Bad" style:base-cell-address="deleted.E287"/>
    </style:style>
    <style:style style:name="ce2616" style:family="table-cell" style:parent-style-name="Default">
      <style:map style:condition="cell-content()=&quot;Y&quot;" style:apply-style-name="Good" style:base-cell-address="deleted.E288"/>
      <style:map style:condition="cell-content()=&quot;N&quot;" style:apply-style-name="Bad" style:base-cell-address="deleted.E288"/>
      <style:map style:condition="cell-content()=0" style:apply-style-name="Bad" style:base-cell-address="deleted.E288"/>
    </style:style>
    <style:style style:name="ce2617" style:family="table-cell" style:parent-style-name="Default">
      <style:map style:condition="cell-content()=&quot;Y&quot;" style:apply-style-name="Good" style:base-cell-address="deleted.E289"/>
      <style:map style:condition="cell-content()=&quot;N&quot;" style:apply-style-name="Bad" style:base-cell-address="deleted.E289"/>
      <style:map style:condition="cell-content()=0" style:apply-style-name="Bad" style:base-cell-address="deleted.E289"/>
    </style:style>
    <style:style style:name="ce2618" style:family="table-cell" style:parent-style-name="Default">
      <style:map style:condition="cell-content()=&quot;Y&quot;" style:apply-style-name="Good" style:base-cell-address="deleted.E290"/>
      <style:map style:condition="cell-content()=&quot;N&quot;" style:apply-style-name="Bad" style:base-cell-address="deleted.E290"/>
      <style:map style:condition="cell-content()=0" style:apply-style-name="Bad" style:base-cell-address="deleted.E290"/>
    </style:style>
    <style:style style:name="ce2619" style:family="table-cell" style:parent-style-name="Default">
      <style:map style:condition="cell-content()=&quot;Y&quot;" style:apply-style-name="Good" style:base-cell-address="deleted.E291"/>
      <style:map style:condition="cell-content()=&quot;N&quot;" style:apply-style-name="Bad" style:base-cell-address="deleted.E291"/>
      <style:map style:condition="cell-content()=0" style:apply-style-name="Bad" style:base-cell-address="deleted.E291"/>
    </style:style>
    <style:style style:name="ce2620" style:family="table-cell" style:parent-style-name="Default">
      <style:map style:condition="cell-content()=&quot;Y&quot;" style:apply-style-name="Good" style:base-cell-address="deleted.E292"/>
      <style:map style:condition="cell-content()=&quot;N&quot;" style:apply-style-name="Bad" style:base-cell-address="deleted.E292"/>
      <style:map style:condition="cell-content()=0" style:apply-style-name="Bad" style:base-cell-address="deleted.E292"/>
    </style:style>
    <style:style style:name="ce2621" style:family="table-cell" style:parent-style-name="Default">
      <style:map style:condition="cell-content()=&quot;Y&quot;" style:apply-style-name="Good" style:base-cell-address="deleted.E293"/>
      <style:map style:condition="cell-content()=&quot;N&quot;" style:apply-style-name="Bad" style:base-cell-address="deleted.E293"/>
      <style:map style:condition="cell-content()=0" style:apply-style-name="Bad" style:base-cell-address="deleted.E293"/>
    </style:style>
    <style:style style:name="ce2622" style:family="table-cell" style:parent-style-name="Default">
      <style:map style:condition="cell-content()=&quot;Y&quot;" style:apply-style-name="Good" style:base-cell-address="deleted.E294"/>
      <style:map style:condition="cell-content()=&quot;N&quot;" style:apply-style-name="Bad" style:base-cell-address="deleted.E294"/>
      <style:map style:condition="cell-content()=0" style:apply-style-name="Bad" style:base-cell-address="deleted.E294"/>
    </style:style>
    <style:style style:name="ce2623" style:family="table-cell" style:parent-style-name="Default">
      <style:map style:condition="cell-content()=&quot;Y&quot;" style:apply-style-name="Good" style:base-cell-address="deleted.E295"/>
      <style:map style:condition="cell-content()=&quot;N&quot;" style:apply-style-name="Bad" style:base-cell-address="deleted.E295"/>
      <style:map style:condition="cell-content()=0" style:apply-style-name="Bad" style:base-cell-address="deleted.E295"/>
    </style:style>
    <style:style style:name="ce2624" style:family="table-cell" style:parent-style-name="Default">
      <style:map style:condition="cell-content()=&quot;Y&quot;" style:apply-style-name="Good" style:base-cell-address="deleted.E296"/>
      <style:map style:condition="cell-content()=&quot;N&quot;" style:apply-style-name="Bad" style:base-cell-address="deleted.E296"/>
      <style:map style:condition="cell-content()=0" style:apply-style-name="Bad" style:base-cell-address="deleted.E296"/>
    </style:style>
    <style:style style:name="ce2625" style:family="table-cell" style:parent-style-name="Default">
      <style:map style:condition="cell-content()=&quot;Y&quot;" style:apply-style-name="Good" style:base-cell-address="deleted.E297"/>
      <style:map style:condition="cell-content()=&quot;N&quot;" style:apply-style-name="Bad" style:base-cell-address="deleted.E297"/>
      <style:map style:condition="cell-content()=0" style:apply-style-name="Bad" style:base-cell-address="deleted.E297"/>
    </style:style>
    <style:style style:name="ce2626" style:family="table-cell" style:parent-style-name="Default">
      <style:map style:condition="cell-content()=&quot;Y&quot;" style:apply-style-name="Good" style:base-cell-address="deleted.E298"/>
      <style:map style:condition="cell-content()=&quot;N&quot;" style:apply-style-name="Bad" style:base-cell-address="deleted.E298"/>
      <style:map style:condition="cell-content()=0" style:apply-style-name="Bad" style:base-cell-address="deleted.E298"/>
    </style:style>
    <style:style style:name="ce2628" style:family="table-cell" style:parent-style-name="Default">
      <style:map style:condition="cell-content()=&quot;Y&quot;" style:apply-style-name="Good" style:base-cell-address="deleted.E299"/>
      <style:map style:condition="cell-content()=&quot;N&quot;" style:apply-style-name="Bad" style:base-cell-address="deleted.E299"/>
      <style:map style:condition="cell-content()=0" style:apply-style-name="Bad" style:base-cell-address="deleted.E299"/>
    </style:style>
    <style:style style:name="ce2630" style:family="table-cell" style:parent-style-name="Default">
      <style:map style:condition="cell-content()=&quot;Y&quot;" style:apply-style-name="Good" style:base-cell-address="deleted.E300"/>
      <style:map style:condition="cell-content()=&quot;N&quot;" style:apply-style-name="Bad" style:base-cell-address="deleted.E300"/>
      <style:map style:condition="cell-content()=0" style:apply-style-name="Bad" style:base-cell-address="deleted.E300"/>
    </style:style>
    <style:style style:name="ce2631" style:family="table-cell" style:parent-style-name="Default">
      <style:map style:condition="cell-content()=&quot;Y&quot;" style:apply-style-name="Good" style:base-cell-address="deleted.E301"/>
      <style:map style:condition="cell-content()=&quot;N&quot;" style:apply-style-name="Bad" style:base-cell-address="deleted.E301"/>
      <style:map style:condition="cell-content()=0" style:apply-style-name="Bad" style:base-cell-address="deleted.E301"/>
    </style:style>
    <style:style style:name="ce2632" style:family="table-cell" style:parent-style-name="Default">
      <style:map style:condition="cell-content()=&quot;Y&quot;" style:apply-style-name="Good" style:base-cell-address="deleted.E302"/>
      <style:map style:condition="cell-content()=&quot;N&quot;" style:apply-style-name="Bad" style:base-cell-address="deleted.E302"/>
      <style:map style:condition="cell-content()=0" style:apply-style-name="Bad" style:base-cell-address="deleted.E302"/>
    </style:style>
    <style:style style:name="ce2634" style:family="table-cell" style:parent-style-name="Default">
      <style:map style:condition="cell-content()=&quot;Y&quot;" style:apply-style-name="Good" style:base-cell-address="deleted.E303"/>
      <style:map style:condition="cell-content()=&quot;N&quot;" style:apply-style-name="Bad" style:base-cell-address="deleted.E303"/>
      <style:map style:condition="cell-content()=0" style:apply-style-name="Bad" style:base-cell-address="deleted.E303"/>
    </style:style>
    <style:style style:name="ce2636" style:family="table-cell" style:parent-style-name="Default">
      <style:map style:condition="cell-content()=&quot;Y&quot;" style:apply-style-name="Good" style:base-cell-address="deleted.E304"/>
      <style:map style:condition="cell-content()=&quot;N&quot;" style:apply-style-name="Bad" style:base-cell-address="deleted.E304"/>
      <style:map style:condition="cell-content()=0" style:apply-style-name="Bad" style:base-cell-address="deleted.E304"/>
    </style:style>
    <style:style style:name="ce2637" style:family="table-cell" style:parent-style-name="Default">
      <style:map style:condition="cell-content()=&quot;Y&quot;" style:apply-style-name="Good" style:base-cell-address="deleted.E305"/>
      <style:map style:condition="cell-content()=&quot;N&quot;" style:apply-style-name="Bad" style:base-cell-address="deleted.E305"/>
      <style:map style:condition="cell-content()=0" style:apply-style-name="Bad" style:base-cell-address="deleted.E305"/>
    </style:style>
    <style:style style:name="ce2638" style:family="table-cell" style:parent-style-name="Default">
      <style:map style:condition="cell-content()=&quot;Y&quot;" style:apply-style-name="Good" style:base-cell-address="deleted.E306"/>
      <style:map style:condition="cell-content()=&quot;N&quot;" style:apply-style-name="Bad" style:base-cell-address="deleted.E306"/>
      <style:map style:condition="cell-content()=0" style:apply-style-name="Bad" style:base-cell-address="deleted.E306"/>
    </style:style>
    <style:style style:name="ce2640" style:family="table-cell" style:parent-style-name="Default">
      <style:map style:condition="cell-content()=&quot;Y&quot;" style:apply-style-name="Good" style:base-cell-address="deleted.E307"/>
      <style:map style:condition="cell-content()=&quot;N&quot;" style:apply-style-name="Bad" style:base-cell-address="deleted.E307"/>
      <style:map style:condition="cell-content()=0" style:apply-style-name="Bad" style:base-cell-address="deleted.E307"/>
    </style:style>
    <style:style style:name="ce2642" style:family="table-cell" style:parent-style-name="Default">
      <style:map style:condition="cell-content()=&quot;Y&quot;" style:apply-style-name="Good" style:base-cell-address="deleted.E308"/>
      <style:map style:condition="cell-content()=&quot;N&quot;" style:apply-style-name="Bad" style:base-cell-address="deleted.E308"/>
      <style:map style:condition="cell-content()=0" style:apply-style-name="Bad" style:base-cell-address="deleted.E308"/>
    </style:style>
    <style:style style:name="ce2643" style:family="table-cell" style:parent-style-name="Default">
      <style:map style:condition="cell-content()=&quot;Y&quot;" style:apply-style-name="Good" style:base-cell-address="deleted.E309"/>
      <style:map style:condition="cell-content()=&quot;N&quot;" style:apply-style-name="Bad" style:base-cell-address="deleted.E309"/>
      <style:map style:condition="cell-content()=0" style:apply-style-name="Bad" style:base-cell-address="deleted.E309"/>
    </style:style>
    <style:style style:name="ce2644" style:family="table-cell" style:parent-style-name="Default">
      <style:map style:condition="cell-content()=&quot;Y&quot;" style:apply-style-name="Good" style:base-cell-address="deleted.E310"/>
      <style:map style:condition="cell-content()=&quot;N&quot;" style:apply-style-name="Bad" style:base-cell-address="deleted.E310"/>
      <style:map style:condition="cell-content()=0" style:apply-style-name="Bad" style:base-cell-address="deleted.E310"/>
    </style:style>
    <style:style style:name="ce2645" style:family="table-cell" style:parent-style-name="Default">
      <style:map style:condition="cell-content()=&quot;Y&quot;" style:apply-style-name="Good" style:base-cell-address="deleted.E311"/>
      <style:map style:condition="cell-content()=&quot;N&quot;" style:apply-style-name="Bad" style:base-cell-address="deleted.E311"/>
      <style:map style:condition="cell-content()=0" style:apply-style-name="Bad" style:base-cell-address="deleted.E311"/>
    </style:style>
    <style:style style:name="ce2646" style:family="table-cell" style:parent-style-name="Default">
      <style:map style:condition="cell-content()=&quot;Y&quot;" style:apply-style-name="Good" style:base-cell-address="deleted.E312"/>
      <style:map style:condition="cell-content()=&quot;N&quot;" style:apply-style-name="Bad" style:base-cell-address="deleted.E312"/>
      <style:map style:condition="cell-content()=0" style:apply-style-name="Bad" style:base-cell-address="deleted.E312"/>
    </style:style>
    <style:style style:name="ce2647" style:family="table-cell" style:parent-style-name="Default">
      <style:map style:condition="cell-content()=&quot;Y&quot;" style:apply-style-name="Good" style:base-cell-address="deleted.E313"/>
      <style:map style:condition="cell-content()=&quot;N&quot;" style:apply-style-name="Bad" style:base-cell-address="deleted.E313"/>
      <style:map style:condition="cell-content()=0" style:apply-style-name="Bad" style:base-cell-address="deleted.E313"/>
    </style:style>
    <style:style style:name="ce2648" style:family="table-cell" style:parent-style-name="Default">
      <style:map style:condition="cell-content()=&quot;Y&quot;" style:apply-style-name="Good" style:base-cell-address="deleted.E314"/>
      <style:map style:condition="cell-content()=&quot;N&quot;" style:apply-style-name="Bad" style:base-cell-address="deleted.E314"/>
      <style:map style:condition="cell-content()=0" style:apply-style-name="Bad" style:base-cell-address="deleted.E314"/>
    </style:style>
    <style:style style:name="ce2651" style:family="table-cell" style:parent-style-name="Default">
      <style:map style:condition="cell-content()=&quot;Y&quot;" style:apply-style-name="Good" style:base-cell-address="deleted.E315"/>
      <style:map style:condition="cell-content()=&quot;N&quot;" style:apply-style-name="Bad" style:base-cell-address="deleted.E315"/>
      <style:map style:condition="cell-content()=0" style:apply-style-name="Bad" style:base-cell-address="deleted.E315"/>
    </style:style>
    <style:style style:name="ce2652" style:family="table-cell" style:parent-style-name="Default">
      <style:map style:condition="cell-content()=&quot;Y&quot;" style:apply-style-name="Good" style:base-cell-address="deleted.E316"/>
      <style:map style:condition="cell-content()=&quot;N&quot;" style:apply-style-name="Bad" style:base-cell-address="deleted.E316"/>
      <style:map style:condition="cell-content()=0" style:apply-style-name="Bad" style:base-cell-address="deleted.E316"/>
    </style:style>
    <style:style style:name="ce2653" style:family="table-cell" style:parent-style-name="Default">
      <style:map style:condition="cell-content()=&quot;Y&quot;" style:apply-style-name="Good" style:base-cell-address="deleted.E317"/>
      <style:map style:condition="cell-content()=&quot;N&quot;" style:apply-style-name="Bad" style:base-cell-address="deleted.E317"/>
      <style:map style:condition="cell-content()=0" style:apply-style-name="Bad" style:base-cell-address="deleted.E317"/>
    </style:style>
    <style:style style:name="ce2654" style:family="table-cell" style:parent-style-name="Default">
      <style:table-cell-properties fo:border="none"/>
      <style:map style:condition="cell-content()=&quot;Y&quot;" style:apply-style-name="Good" style:base-cell-address="deleted.E318"/>
      <style:map style:condition="cell-content()=&quot;N&quot;" style:apply-style-name="Bad" style:base-cell-address="deleted.E318"/>
      <style:map style:condition="cell-content()=0" style:apply-style-name="Bad" style:base-cell-address="deleted.E318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  <table:table-cell/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I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BHOE</text:p>
          </table:table-cell>
          <table:table-cell table:style-name="ce1309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KREO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A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ZZEK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AM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IU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YO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AO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MUH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AO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E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NIW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TREC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XGUK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BUI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191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KOL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ZLAY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O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PU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BQAN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DFA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QEV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FWU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KBU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ESSEP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HUJ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DJAR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E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IXPIW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IH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ON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GKU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OC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PQUI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DU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TFAI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OVJOB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IB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FYOH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LNOB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BZI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AY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EC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I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GXOM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EB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IF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OL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PUR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QAY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IH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ON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SJUT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E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MIX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ON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A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EE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WII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XOQ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IM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FYOS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DUF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HTEF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KYIR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EQ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IU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OA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LZUG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AP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BET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QXES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RYEV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ZUN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ZUP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XDOO</text:p>
          </table:table-cell>
          <table:table-cell table:style-name="ce1309" office:value-type="string" calcext:value-type="string">
            <text:p>n</text:p>
          </table:table-cell>
          <table:table-cell table:style-name="ce1346" office:value-type="string" calcext:value-type="string">
            <text:p>n</text:p>
          </table:table-cell>
          <table:table-cell table:style-name="ce1378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YMAL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KHIF</text:p>
          </table:table-cell>
          <table:table-cell table:style-name="ce1309" office:value-type="string" calcext:value-type="string">
            <text:p>y</text:p>
          </table:table-cell>
          <table:table-cell table:style-name="ce1346" office:value-type="string" calcext:value-type="string">
            <text:p>y</text:p>
          </table:table-cell>
          <table:table-cell table:style-name="ce1378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M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1383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1383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4"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  <table:table-cell/>
        </table:table-row>
        <table:table-row table:style-name="ro1">
          <table:table-cell table:style-name="ce4" office:value-type="string" calcext:value-type="string">
            <text:p>AHOYEB</text:p>
          </table:table-cell>
          <table:table-cell table:style-name="ce1316" office:value-type="string" calcext:value-type="string">
            <text:p>n</text:p>
          </table:table-cell>
          <table:table-cell table:style-name="ce1357" office:value-type="string" calcext:value-type="string">
            <text:p>y</text:p>
          </table:table-cell>
          <table:table-cell table:style-name="ce308" office:value-type="string" calcext:value-type="string">
            <text:p>n</text:p>
          </table:table-cell>
          <table:table-cell table:style-name="ce1950" office:value-type="string" calcext:value-type="string">
            <text:p>y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  <table:table-cell/>
        </table:table-row>
        <table:table-row table:style-name="ro1">
          <table:table-cell office:value-type="string" calcext:value-type="string">
            <text:p>AHOYI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  <table:table-cell/>
        </table:table-row>
        <table:table-row table:style-name="ro1">
          <table:table-cell office:value-type="string" calcext:value-type="string">
            <text:p>AJOHU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  <table:table-cell/>
        </table:table-row>
        <table:table-row table:style-name="ro1">
          <table:table-cell office:value-type="string" calcext:value-type="string">
            <text:p>AJOJA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  <table:table-cell/>
        </table:table-row>
        <table:table-row table:style-name="ro1">
          <table:table-cell office:value-type="string" calcext:value-type="string">
            <text:p>BANXU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  <table:table-cell/>
        </table:table-row>
        <table:table-row table:style-name="ro1">
          <table:table-cell office:value-type="string" calcext:value-type="string">
            <text:p>BATVU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  <table:table-cell/>
        </table:table-row>
        <table:table-row table:style-name="ro1">
          <table:table-cell office:value-type="string" calcext:value-type="string">
            <text:p>BATWA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WIE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CDEXD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MXO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E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BPI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EC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HXI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E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IT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SZO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AO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TBES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YFOK04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2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VSEQ03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CQE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IA01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KR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ME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EXTI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QCU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TPUP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2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XAMH03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CAU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YD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KR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LI10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YDXP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XMUK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TIQ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JID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YBOI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O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MU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AS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CNE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YVI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EMEU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A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BQEK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ZPAD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BLI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E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IQ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O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QTUC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FE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QNOV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GD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VTOQ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SNON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E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PQI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MCIB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GEK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XETA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AW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PNEA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HBUE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TKO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HBA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MHEW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DFEQ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JMI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PKI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LUE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PMA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ZZUB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TU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HDI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AW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HKEA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VNA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BUY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A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WCE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NRI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HIZ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IL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TOR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AF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EJ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I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OT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JIVUZ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KUFOP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AVOU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style-name="ce19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OBUU01</text:p>
          </table:table-cell>
          <table:table-cell table:style-name="ce28" office:value-type="string" calcext:value-type="string">
            <text:p>y</text:p>
          </table:table-cell>
          <table:table-cell table:style-name="ce72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IY</text:p>
          </table:table-cell>
          <table:table-cell table:style-name="ce29" office:value-type="string" calcext:value-type="string">
            <text:p>n</text:p>
          </table:table-cell>
          <table:table-cell table:style-name="ce73" office:value-type="string" calcext:value-type="string">
            <text:p>y</text:p>
          </table:table-cell>
          <table:table-cell table:style-name="ce309" office:value-type="string" calcext:value-type="string">
            <text:p>n</text:p>
          </table:table-cell>
          <table:table-cell table:style-name="ce19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JGOE</text:p>
          </table:table-cell>
          <table:table-cell table:style-name="ce30" office:value-type="string" calcext:value-type="string">
            <text:p>n</text:p>
          </table:table-cell>
          <table:table-cell table:style-name="ce74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VSIC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IU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KPOA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PTEZ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EXDA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POB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ES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IW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QOC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ACRAP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EA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IE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OK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VUQ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AX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EB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IF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OL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WUR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ORXAY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NZES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LUJ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OR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PKUX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RYEY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OI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QVUO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AO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BJES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1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HOF02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HREZ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AB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JEPEF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IKAP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YUWAN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XNUM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XKIT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SOU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ERSIW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HUL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TJAT</text:p>
          </table:table-cell>
          <table:table-cell table:style-name="ce30" office:value-type="string" calcext:value-type="string">
            <text:p>y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ERGAD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II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IYSOO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KHOD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EVQEW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IGZIY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LQAY</text:p>
          </table:table-cell>
          <table:table-cell table:style-name="ce30" office:value-type="string" calcext:value-type="string">
            <text:p>n</text:p>
          </table:table-cell>
          <table:table-cell table:style-name="ce75" office:value-type="string" calcext:value-type="string">
            <text:p>y</text:p>
          </table:table-cell>
          <table:table-cell table:style-name="ce316" office:value-type="string" calcext:value-type="string">
            <text:p>n</text:p>
          </table:table-cell>
          <table:table-cell table:style-name="ce1952" office:value-type="string" calcext:value-type="string">
            <text:p>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54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5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5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5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5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5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5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5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5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5"/>
        </table:table-row>
        <table:table-row table:style-name="ro1" table:number-rows-repeated="104716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full DB'.D2:'full DB'.D70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3:'full DB'.C70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2:'full DB'.B70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71:'full DB'.D142">
            <calcext:condition calcext:apply-style-name="Good" calcext:value="=&quot;Y&quot;" calcext:base-cell-address="'full DB'.D71"/>
            <calcext:condition calcext:apply-style-name="Bad" calcext:value="=&quot;N&quot;" calcext:base-cell-address="'full DB'.D71"/>
            <calcext:condition calcext:apply-style-name="Bad" calcext:value="=0" calcext:base-cell-address="'full DB'.D71"/>
          </calcext:conditional-format>
          <calcext:conditional-format calcext:target-range-address="'full DB'.C72:'full DB'.C142">
            <calcext:condition calcext:apply-style-name="Good" calcext:value="=&quot;Y&quot;" calcext:base-cell-address="'full DB'.C72"/>
            <calcext:condition calcext:apply-style-name="Bad" calcext:value="=&quot;N&quot;" calcext:base-cell-address="'full DB'.C72"/>
            <calcext:condition calcext:apply-style-name="Bad" calcext:value="=0" calcext:base-cell-address="'full DB'.C72"/>
          </calcext:conditional-format>
          <calcext:conditional-format calcext:target-range-address="'full DB'.B71:'full DB'.B142">
            <calcext:condition calcext:apply-style-name="Good" calcext:value="=&quot;Y&quot;" calcext:base-cell-address="'full DB'.B71"/>
            <calcext:condition calcext:apply-style-name="Bad" calcext:value="=&quot;N&quot;" calcext:base-cell-address="'full DB'.B71"/>
            <calcext:condition calcext:apply-style-name="Bad" calcext:value="=0" calcext:base-cell-address="'full DB'.B71"/>
          </calcext:conditional-format>
          <calcext:conditional-format calcext:target-range-address="'full DB'.C71:'full DB'.C71">
            <calcext:condition calcext:apply-style-name="Good" calcext:value="=&quot;Y&quot;" calcext:base-cell-address="'full DB'.C71"/>
            <calcext:condition calcext:apply-style-name="Bad" calcext:value="=&quot;N&quot;" calcext:base-cell-address="'full DB'.C71"/>
            <calcext:condition calcext:apply-style-name="Bad" calcext:value="=0" calcext:base-cell-address="'full DB'.C71"/>
          </calcext:conditional-format>
          <calcext:conditional-format calcext:target-range-address="'full DB'.D143:'full DB'.D185">
            <calcext:condition calcext:apply-style-name="Good" calcext:value="=&quot;Y&quot;" calcext:base-cell-address="'full DB'.D143"/>
            <calcext:condition calcext:apply-style-name="Bad" calcext:value="=&quot;N&quot;" calcext:base-cell-address="'full DB'.D143"/>
            <calcext:condition calcext:apply-style-name="Bad" calcext:value="=0" calcext:base-cell-address="'full DB'.D143"/>
          </calcext:conditional-format>
          <calcext:conditional-format calcext:target-range-address="'full DB'.C185:'full DB'.C185">
            <calcext:condition calcext:apply-style-name="Good" calcext:value="begins-with(&quot;Y&quot;)" calcext:base-cell-address="'full DB'.C185"/>
          </calcext:conditional-format>
          <calcext:conditional-format calcext:target-range-address="'full DB'.C143:'full DB'.C185">
            <calcext:condition calcext:apply-style-name="Good" calcext:value="=&quot;Y&quot;" calcext:base-cell-address="'full DB'.C143"/>
            <calcext:condition calcext:apply-style-name="Bad" calcext:value="=&quot;N&quot;" calcext:base-cell-address="'full DB'.C143"/>
            <calcext:condition calcext:apply-style-name="Bad" calcext:value="=0" calcext:base-cell-address="'full DB'.C143"/>
          </calcext:conditional-format>
          <calcext:conditional-format calcext:target-range-address="'full DB'.B185:'full DB'.B185">
            <calcext:condition calcext:apply-style-name="Good" calcext:value="begins-with(&quot;Y&quot;)" calcext:base-cell-address="'full DB'.B185"/>
          </calcext:conditional-format>
          <calcext:conditional-format calcext:target-range-address="'full DB'.B143:'full DB'.B185">
            <calcext:condition calcext:apply-style-name="Good" calcext:value="=&quot;Y&quot;" calcext:base-cell-address="'full DB'.B143"/>
            <calcext:condition calcext:apply-style-name="Bad" calcext:value="=&quot;N&quot;" calcext:base-cell-address="'full DB'.B143"/>
            <calcext:condition calcext:apply-style-name="Bad" calcext:value="=0" calcext:base-cell-address="'full DB'.B143"/>
          </calcext:conditional-format>
          <calcext:conditional-format calcext:target-range-address="'full DB'.D264:'full DB'.D276 'full DB'.D186:'full DB'.D262">
            <calcext:condition calcext:apply-style-name="Good" calcext:value="=&quot;Y&quot;" calcext:base-cell-address="'full DB'.D186"/>
            <calcext:condition calcext:apply-style-name="Bad" calcext:value="=&quot;N&quot;" calcext:base-cell-address="'full DB'.D186"/>
            <calcext:condition calcext:apply-style-name="Bad" calcext:value="=0" calcext:base-cell-address="'full DB'.D186"/>
          </calcext:conditional-format>
          <calcext:conditional-format calcext:target-range-address="'full DB'.C276:'full DB'.C276">
            <calcext:condition calcext:apply-style-name="Good" calcext:value="begins-with(&quot;Y&quot;)" calcext:base-cell-address="'full DB'.C276"/>
          </calcext:conditional-format>
          <calcext:conditional-format calcext:target-range-address="'full DB'.C264:'full DB'.C276 'full DB'.C187:'full DB'.C262">
            <calcext:condition calcext:apply-style-name="Good" calcext:value="=&quot;Y&quot;" calcext:base-cell-address="'full DB'.C187"/>
            <calcext:condition calcext:apply-style-name="Bad" calcext:value="=&quot;N&quot;" calcext:base-cell-address="'full DB'.C187"/>
            <calcext:condition calcext:apply-style-name="Bad" calcext:value="=0" calcext:base-cell-address="'full DB'.C187"/>
          </calcext:conditional-format>
          <calcext:conditional-format calcext:target-range-address="'full DB'.B276:'full DB'.B276">
            <calcext:condition calcext:apply-style-name="Good" calcext:value="begins-with(&quot;Y&quot;)" calcext:base-cell-address="'full DB'.B276"/>
          </calcext:conditional-format>
          <calcext:conditional-format calcext:target-range-address="'full DB'.B264:'full DB'.B276 'full DB'.B186:'full DB'.B262">
            <calcext:condition calcext:apply-style-name="Good" calcext:value="=&quot;Y&quot;" calcext:base-cell-address="'full DB'.B186"/>
            <calcext:condition calcext:apply-style-name="Bad" calcext:value="=&quot;N&quot;" calcext:base-cell-address="'full DB'.B186"/>
            <calcext:condition calcext:apply-style-name="Bad" calcext:value="=0" calcext:base-cell-address="'full DB'.B186"/>
          </calcext:conditional-format>
          <calcext:conditional-format calcext:target-range-address="'full DB'.C186:'full DB'.C186">
            <calcext:condition calcext:apply-style-name="Good" calcext:value="=&quot;Y&quot;" calcext:base-cell-address="'full DB'.C186"/>
            <calcext:condition calcext:apply-style-name="Bad" calcext:value="=&quot;N&quot;" calcext:base-cell-address="'full DB'.C186"/>
            <calcext:condition calcext:apply-style-name="Bad" calcext:value="=0" calcext:base-cell-address="'full DB'.C186"/>
          </calcext:conditional-format>
          <calcext:conditional-format calcext:target-range-address="'full DB'.D277:'full DB'.D342">
            <calcext:condition calcext:apply-style-name="Good" calcext:value="=&quot;Y&quot;" calcext:base-cell-address="'full DB'.D277"/>
            <calcext:condition calcext:apply-style-name="Bad" calcext:value="=&quot;N&quot;" calcext:base-cell-address="'full DB'.D277"/>
            <calcext:condition calcext:apply-style-name="Bad" calcext:value="=0" calcext:base-cell-address="'full DB'.D277"/>
          </calcext:conditional-format>
          <calcext:conditional-format calcext:target-range-address="'full DB'.C342:'full DB'.C342">
            <calcext:condition calcext:apply-style-name="Good" calcext:value="begins-with(&quot;Y&quot;)" calcext:base-cell-address="'full DB'.C342"/>
          </calcext:conditional-format>
          <calcext:conditional-format calcext:target-range-address="'full DB'.C278:'full DB'.C342">
            <calcext:condition calcext:apply-style-name="Good" calcext:value="=&quot;Y&quot;" calcext:base-cell-address="'full DB'.C278"/>
            <calcext:condition calcext:apply-style-name="Bad" calcext:value="=&quot;N&quot;" calcext:base-cell-address="'full DB'.C278"/>
            <calcext:condition calcext:apply-style-name="Bad" calcext:value="=0" calcext:base-cell-address="'full DB'.C278"/>
          </calcext:conditional-format>
          <calcext:conditional-format calcext:target-range-address="'full DB'.B342:'full DB'.B342">
            <calcext:condition calcext:apply-style-name="Good" calcext:value="begins-with(&quot;Y&quot;)" calcext:base-cell-address="'full DB'.B342"/>
          </calcext:conditional-format>
          <calcext:conditional-format calcext:target-range-address="'full DB'.B277:'full DB'.B342">
            <calcext:condition calcext:apply-style-name="Good" calcext:value="=&quot;Y&quot;" calcext:base-cell-address="'full DB'.B277"/>
            <calcext:condition calcext:apply-style-name="Bad" calcext:value="=&quot;N&quot;" calcext:base-cell-address="'full DB'.B277"/>
            <calcext:condition calcext:apply-style-name="Bad" calcext:value="=0" calcext:base-cell-address="'full DB'.B277"/>
          </calcext:conditional-format>
          <calcext:conditional-format calcext:target-range-address="'full DB'.C277:'full DB'.C277">
            <calcext:condition calcext:apply-style-name="Good" calcext:value="=&quot;Y&quot;" calcext:base-cell-address="'full DB'.C277"/>
            <calcext:condition calcext:apply-style-name="Bad" calcext:value="=&quot;N&quot;" calcext:base-cell-address="'full DB'.C277"/>
            <calcext:condition calcext:apply-style-name="Bad" calcext:value="=0" calcext:base-cell-address="'full DB'.C277"/>
          </calcext:conditional-format>
          <calcext:conditional-format calcext:target-range-address="'full DB'.D343:'full DB'.D410">
            <calcext:condition calcext:apply-style-name="Good" calcext:value="=&quot;Y&quot;" calcext:base-cell-address="'full DB'.D343"/>
            <calcext:condition calcext:apply-style-name="Bad" calcext:value="=&quot;N&quot;" calcext:base-cell-address="'full DB'.D343"/>
            <calcext:condition calcext:apply-style-name="Bad" calcext:value="=0" calcext:base-cell-address="'full DB'.D343"/>
          </calcext:conditional-format>
          <calcext:conditional-format calcext:target-range-address="'full DB'.C410:'full DB'.C410">
            <calcext:condition calcext:apply-style-name="Good" calcext:value="begins-with(&quot;Y&quot;)" calcext:base-cell-address="'full DB'.C410"/>
          </calcext:conditional-format>
          <calcext:conditional-format calcext:target-range-address="'full DB'.C344:'full DB'.C410">
            <calcext:condition calcext:apply-style-name="Good" calcext:value="=&quot;Y&quot;" calcext:base-cell-address="'full DB'.C344"/>
            <calcext:condition calcext:apply-style-name="Bad" calcext:value="=&quot;N&quot;" calcext:base-cell-address="'full DB'.C344"/>
            <calcext:condition calcext:apply-style-name="Bad" calcext:value="=0" calcext:base-cell-address="'full DB'.C344"/>
          </calcext:conditional-format>
          <calcext:conditional-format calcext:target-range-address="'full DB'.B410:'full DB'.B410">
            <calcext:condition calcext:apply-style-name="Good" calcext:value="begins-with(&quot;Y&quot;)" calcext:base-cell-address="'full DB'.B410"/>
          </calcext:conditional-format>
          <calcext:conditional-format calcext:target-range-address="'full DB'.B343:'full DB'.B410">
            <calcext:condition calcext:apply-style-name="Good" calcext:value="=&quot;Y&quot;" calcext:base-cell-address="'full DB'.B343"/>
            <calcext:condition calcext:apply-style-name="Bad" calcext:value="=&quot;N&quot;" calcext:base-cell-address="'full DB'.B343"/>
            <calcext:condition calcext:apply-style-name="Bad" calcext:value="=0" calcext:base-cell-address="'full DB'.B343"/>
          </calcext:conditional-format>
          <calcext:conditional-format calcext:target-range-address="'full DB'.C343:'full DB'.C343">
            <calcext:condition calcext:apply-style-name="Good" calcext:value="=&quot;Y&quot;" calcext:base-cell-address="'full DB'.C343"/>
            <calcext:condition calcext:apply-style-name="Bad" calcext:value="=&quot;N&quot;" calcext:base-cell-address="'full DB'.C343"/>
            <calcext:condition calcext:apply-style-name="Bad" calcext:value="=0" calcext:base-cell-address="'full DB'.C343"/>
          </calcext:conditional-format>
          <calcext:conditional-format calcext:target-range-address="'full DB'.D411:'full DB'.D503">
            <calcext:condition calcext:apply-style-name="Good" calcext:value="=&quot;Y&quot;" calcext:base-cell-address="'full DB'.D411"/>
            <calcext:condition calcext:apply-style-name="Bad" calcext:value="=&quot;N&quot;" calcext:base-cell-address="'full DB'.D411"/>
            <calcext:condition calcext:apply-style-name="Bad" calcext:value="=0" calcext:base-cell-address="'full DB'.D411"/>
          </calcext:conditional-format>
          <calcext:conditional-format calcext:target-range-address="'full DB'.C503:'full DB'.C503">
            <calcext:condition calcext:apply-style-name="Good" calcext:value="begins-with(&quot;Y&quot;)" calcext:base-cell-address="'full DB'.C503"/>
          </calcext:conditional-format>
          <calcext:conditional-format calcext:target-range-address="'full DB'.C412:'full DB'.C503">
            <calcext:condition calcext:apply-style-name="Good" calcext:value="=&quot;Y&quot;" calcext:base-cell-address="'full DB'.C412"/>
            <calcext:condition calcext:apply-style-name="Bad" calcext:value="=&quot;N&quot;" calcext:base-cell-address="'full DB'.C412"/>
            <calcext:condition calcext:apply-style-name="Bad" calcext:value="=0" calcext:base-cell-address="'full DB'.C412"/>
          </calcext:conditional-format>
          <calcext:conditional-format calcext:target-range-address="'full DB'.B503:'full DB'.B503">
            <calcext:condition calcext:apply-style-name="Good" calcext:value="begins-with(&quot;Y&quot;)" calcext:base-cell-address="'full DB'.B503"/>
          </calcext:conditional-format>
          <calcext:conditional-format calcext:target-range-address="'full DB'.B411:'full DB'.B503">
            <calcext:condition calcext:apply-style-name="Good" calcext:value="=&quot;Y&quot;" calcext:base-cell-address="'full DB'.B411"/>
            <calcext:condition calcext:apply-style-name="Bad" calcext:value="=&quot;N&quot;" calcext:base-cell-address="'full DB'.B411"/>
            <calcext:condition calcext:apply-style-name="Bad" calcext:value="=0" calcext:base-cell-address="'full DB'.B411"/>
          </calcext:conditional-format>
          <calcext:conditional-format calcext:target-range-address="'full DB'.C411:'full DB'.C411">
            <calcext:condition calcext:apply-style-name="Good" calcext:value="=&quot;Y&quot;" calcext:base-cell-address="'full DB'.C411"/>
            <calcext:condition calcext:apply-style-name="Bad" calcext:value="=&quot;N&quot;" calcext:base-cell-address="'full DB'.C411"/>
            <calcext:condition calcext:apply-style-name="Bad" calcext:value="=0" calcext:base-cell-address="'full DB'.C411"/>
          </calcext:conditional-format>
          <calcext:conditional-format calcext:target-range-address="'full DB'.D504:'full DB'.D593">
            <calcext:condition calcext:apply-style-name="Good" calcext:value="=&quot;Y&quot;" calcext:base-cell-address="'full DB'.D504"/>
            <calcext:condition calcext:apply-style-name="Bad" calcext:value="=&quot;N&quot;" calcext:base-cell-address="'full DB'.D504"/>
            <calcext:condition calcext:apply-style-name="Bad" calcext:value="=0" calcext:base-cell-address="'full DB'.D504"/>
          </calcext:conditional-format>
          <calcext:conditional-format calcext:target-range-address="'full DB'.C505:'full DB'.C593">
            <calcext:condition calcext:apply-style-name="Good" calcext:value="=&quot;Y&quot;" calcext:base-cell-address="'full DB'.C505"/>
            <calcext:condition calcext:apply-style-name="Bad" calcext:value="=&quot;N&quot;" calcext:base-cell-address="'full DB'.C505"/>
            <calcext:condition calcext:apply-style-name="Bad" calcext:value="=0" calcext:base-cell-address="'full DB'.C505"/>
          </calcext:conditional-format>
          <calcext:conditional-format calcext:target-range-address="'full DB'.B504:'full DB'.B593">
            <calcext:condition calcext:apply-style-name="Good" calcext:value="=&quot;Y&quot;" calcext:base-cell-address="'full DB'.B504"/>
            <calcext:condition calcext:apply-style-name="Bad" calcext:value="=&quot;N&quot;" calcext:base-cell-address="'full DB'.B504"/>
            <calcext:condition calcext:apply-style-name="Bad" calcext:value="=0" calcext:base-cell-address="'full DB'.B504"/>
          </calcext:conditional-format>
          <calcext:conditional-format calcext:target-range-address="'full DB'.C504:'full DB'.C504">
            <calcext:condition calcext:apply-style-name="Good" calcext:value="=&quot;Y&quot;" calcext:base-cell-address="'full DB'.C504"/>
            <calcext:condition calcext:apply-style-name="Bad" calcext:value="=&quot;N&quot;" calcext:base-cell-address="'full DB'.C504"/>
            <calcext:condition calcext:apply-style-name="Bad" calcext:value="=0" calcext:base-cell-address="'full DB'.C504"/>
          </calcext:conditional-format>
          <calcext:conditional-format calcext:target-range-address="'full DB'.D594:'full DB'.D690">
            <calcext:condition calcext:apply-style-name="Good" calcext:value="=&quot;Y&quot;" calcext:base-cell-address="'full DB'.D594"/>
            <calcext:condition calcext:apply-style-name="Bad" calcext:value="=&quot;N&quot;" calcext:base-cell-address="'full DB'.D594"/>
            <calcext:condition calcext:apply-style-name="Bad" calcext:value="=0" calcext:base-cell-address="'full DB'.D594"/>
          </calcext:conditional-format>
          <calcext:conditional-format calcext:target-range-address="'full DB'.C690:'full DB'.C690">
            <calcext:condition calcext:apply-style-name="Good" calcext:value="begins-with(&quot;Y&quot;)" calcext:base-cell-address="'full DB'.C690"/>
          </calcext:conditional-format>
          <calcext:conditional-format calcext:target-range-address="'full DB'.C595:'full DB'.C690">
            <calcext:condition calcext:apply-style-name="Good" calcext:value="=&quot;Y&quot;" calcext:base-cell-address="'full DB'.C595"/>
            <calcext:condition calcext:apply-style-name="Bad" calcext:value="=&quot;N&quot;" calcext:base-cell-address="'full DB'.C595"/>
            <calcext:condition calcext:apply-style-name="Bad" calcext:value="=0" calcext:base-cell-address="'full DB'.C595"/>
          </calcext:conditional-format>
          <calcext:conditional-format calcext:target-range-address="'full DB'.B690:'full DB'.B690">
            <calcext:condition calcext:apply-style-name="Good" calcext:value="begins-with(&quot;Y&quot;)" calcext:base-cell-address="'full DB'.B690"/>
          </calcext:conditional-format>
          <calcext:conditional-format calcext:target-range-address="'full DB'.B594:'full DB'.B690">
            <calcext:condition calcext:apply-style-name="Good" calcext:value="=&quot;Y&quot;" calcext:base-cell-address="'full DB'.B594"/>
            <calcext:condition calcext:apply-style-name="Bad" calcext:value="=&quot;N&quot;" calcext:base-cell-address="'full DB'.B594"/>
            <calcext:condition calcext:apply-style-name="Bad" calcext:value="=0" calcext:base-cell-address="'full DB'.B594"/>
          </calcext:conditional-format>
          <calcext:conditional-format calcext:target-range-address="'full DB'.C594:'full DB'.C594">
            <calcext:condition calcext:apply-style-name="Good" calcext:value="=&quot;Y&quot;" calcext:base-cell-address="'full DB'.C594"/>
            <calcext:condition calcext:apply-style-name="Bad" calcext:value="=&quot;N&quot;" calcext:base-cell-address="'full DB'.C594"/>
            <calcext:condition calcext:apply-style-name="Bad" calcext:value="=0" calcext:base-cell-address="'full DB'.C594"/>
          </calcext:conditional-format>
          <calcext:conditional-format calcext:target-range-address="'full DB'.D691:'full DB'.D778">
            <calcext:condition calcext:apply-style-name="Good" calcext:value="=&quot;Y&quot;" calcext:base-cell-address="'full DB'.D691"/>
            <calcext:condition calcext:apply-style-name="Bad" calcext:value="=&quot;N&quot;" calcext:base-cell-address="'full DB'.D691"/>
            <calcext:condition calcext:apply-style-name="Bad" calcext:value="=0" calcext:base-cell-address="'full DB'.D691"/>
          </calcext:conditional-format>
          <calcext:conditional-format calcext:target-range-address="'full DB'.C692:'full DB'.C778">
            <calcext:condition calcext:apply-style-name="Good" calcext:value="=&quot;Y&quot;" calcext:base-cell-address="'full DB'.C692"/>
            <calcext:condition calcext:apply-style-name="Bad" calcext:value="=&quot;N&quot;" calcext:base-cell-address="'full DB'.C692"/>
            <calcext:condition calcext:apply-style-name="Bad" calcext:value="=0" calcext:base-cell-address="'full DB'.C692"/>
          </calcext:conditional-format>
          <calcext:conditional-format calcext:target-range-address="'full DB'.B691:'full DB'.B778">
            <calcext:condition calcext:apply-style-name="Good" calcext:value="=&quot;Y&quot;" calcext:base-cell-address="'full DB'.B691"/>
            <calcext:condition calcext:apply-style-name="Bad" calcext:value="=&quot;N&quot;" calcext:base-cell-address="'full DB'.B691"/>
            <calcext:condition calcext:apply-style-name="Bad" calcext:value="=0" calcext:base-cell-address="'full DB'.B691"/>
          </calcext:conditional-format>
          <calcext:conditional-format calcext:target-range-address="'full DB'.C691:'full DB'.C691">
            <calcext:condition calcext:apply-style-name="Good" calcext:value="=&quot;Y&quot;" calcext:base-cell-address="'full DB'.C691"/>
            <calcext:condition calcext:apply-style-name="Bad" calcext:value="=&quot;N&quot;" calcext:base-cell-address="'full DB'.C691"/>
            <calcext:condition calcext:apply-style-name="Bad" calcext:value="=0" calcext:base-cell-address="'full DB'.C691"/>
          </calcext:conditional-format>
          <calcext:conditional-format calcext:target-range-address="'full DB'.D779:'full DB'.D879">
            <calcext:condition calcext:apply-style-name="Good" calcext:value="=&quot;Y&quot;" calcext:base-cell-address="'full DB'.D779"/>
            <calcext:condition calcext:apply-style-name="Bad" calcext:value="=&quot;N&quot;" calcext:base-cell-address="'full DB'.D779"/>
            <calcext:condition calcext:apply-style-name="Bad" calcext:value="=0" calcext:base-cell-address="'full DB'.D779"/>
          </calcext:conditional-format>
          <calcext:conditional-format calcext:target-range-address="'full DB'.C879:'full DB'.C879">
            <calcext:condition calcext:apply-style-name="Good" calcext:value="begins-with(&quot;Y&quot;)" calcext:base-cell-address="'full DB'.C879"/>
          </calcext:conditional-format>
          <calcext:conditional-format calcext:target-range-address="'full DB'.C780:'full DB'.C879">
            <calcext:condition calcext:apply-style-name="Good" calcext:value="=&quot;Y&quot;" calcext:base-cell-address="'full DB'.C780"/>
            <calcext:condition calcext:apply-style-name="Bad" calcext:value="=&quot;N&quot;" calcext:base-cell-address="'full DB'.C780"/>
            <calcext:condition calcext:apply-style-name="Bad" calcext:value="=0" calcext:base-cell-address="'full DB'.C780"/>
          </calcext:conditional-format>
          <calcext:conditional-format calcext:target-range-address="'full DB'.B879:'full DB'.B879">
            <calcext:condition calcext:apply-style-name="Good" calcext:value="begins-with(&quot;Y&quot;)" calcext:base-cell-address="'full DB'.B879"/>
          </calcext:conditional-format>
          <calcext:conditional-format calcext:target-range-address="'full DB'.B779:'full DB'.B879">
            <calcext:condition calcext:apply-style-name="Good" calcext:value="=&quot;Y&quot;" calcext:base-cell-address="'full DB'.B779"/>
            <calcext:condition calcext:apply-style-name="Bad" calcext:value="=&quot;N&quot;" calcext:base-cell-address="'full DB'.B779"/>
            <calcext:condition calcext:apply-style-name="Bad" calcext:value="=0" calcext:base-cell-address="'full DB'.B779"/>
          </calcext:conditional-format>
          <calcext:conditional-format calcext:target-range-address="'full DB'.C779:'full DB'.C779">
            <calcext:condition calcext:apply-style-name="Good" calcext:value="=&quot;Y&quot;" calcext:base-cell-address="'full DB'.C779"/>
            <calcext:condition calcext:apply-style-name="Bad" calcext:value="=&quot;N&quot;" calcext:base-cell-address="'full DB'.C779"/>
            <calcext:condition calcext:apply-style-name="Bad" calcext:value="=0" calcext:base-cell-address="'full DB'.C779"/>
          </calcext:conditional-format>
          <calcext:conditional-format calcext:target-range-address="'full DB'.D880:'full DB'.D884">
            <calcext:condition calcext:apply-style-name="Good" calcext:value="=&quot;Y&quot;" calcext:base-cell-address="'full DB'.D880"/>
            <calcext:condition calcext:apply-style-name="Bad" calcext:value="=&quot;N&quot;" calcext:base-cell-address="'full DB'.D880"/>
            <calcext:condition calcext:apply-style-name="Bad" calcext:value="=0" calcext:base-cell-address="'full DB'.D880"/>
          </calcext:conditional-format>
          <calcext:conditional-format calcext:target-range-address="'full DB'.C985:'full DB'.C985">
            <calcext:condition calcext:apply-style-name="Good" calcext:value="begins-with(&quot;Y&quot;)" calcext:base-cell-address="'full DB'.C985"/>
          </calcext:conditional-format>
          <calcext:conditional-format calcext:target-range-address="'full DB'.C886:'full DB'.C985 'full DB'.C881:'full DB'.C884">
            <calcext:condition calcext:apply-style-name="Good" calcext:value="=&quot;Y&quot;" calcext:base-cell-address="'full DB'.C881"/>
            <calcext:condition calcext:apply-style-name="Bad" calcext:value="=&quot;N&quot;" calcext:base-cell-address="'full DB'.C881"/>
            <calcext:condition calcext:apply-style-name="Bad" calcext:value="=0" calcext:base-cell-address="'full DB'.C881"/>
          </calcext:conditional-format>
          <calcext:conditional-format calcext:target-range-address="'full DB'.B985:'full DB'.B985">
            <calcext:condition calcext:apply-style-name="Good" calcext:value="begins-with(&quot;Y&quot;)" calcext:base-cell-address="'full DB'.B985"/>
          </calcext:conditional-format>
          <calcext:conditional-format calcext:target-range-address="'full DB'.B886:'full DB'.B985 'full DB'.B880:'full DB'.B884">
            <calcext:condition calcext:apply-style-name="Good" calcext:value="=&quot;Y&quot;" calcext:base-cell-address="'full DB'.B880"/>
            <calcext:condition calcext:apply-style-name="Bad" calcext:value="=&quot;N&quot;" calcext:base-cell-address="'full DB'.B880"/>
            <calcext:condition calcext:apply-style-name="Bad" calcext:value="=0" calcext:base-cell-address="'full DB'.B880"/>
          </calcext:conditional-format>
          <calcext:conditional-format calcext:target-range-address="'full DB'.C880:'full DB'.C880">
            <calcext:condition calcext:apply-style-name="Good" calcext:value="=&quot;Y&quot;" calcext:base-cell-address="'full DB'.C880"/>
            <calcext:condition calcext:apply-style-name="Bad" calcext:value="=&quot;N&quot;" calcext:base-cell-address="'full DB'.C880"/>
            <calcext:condition calcext:apply-style-name="Bad" calcext:value="=0" calcext:base-cell-address="'full DB'.C880"/>
          </calcext:conditional-format>
          <calcext:conditional-format calcext:target-range-address="'full DB'.D1037:'full DB'.E1091">
            <calcext:condition calcext:apply-style-name="Good" calcext:value="=&quot;Y&quot;" calcext:base-cell-address="'full DB'.D1037"/>
            <calcext:condition calcext:apply-style-name="Bad" calcext:value="=&quot;N&quot;" calcext:base-cell-address="'full DB'.D1037"/>
            <calcext:condition calcext:apply-style-name="Bad" calcext:value="=0" calcext:base-cell-address="'full DB'.D1037"/>
          </calcext:conditional-format>
          <calcext:conditional-format calcext:target-range-address="'full DB'.C1091:'full DB'.C1091">
            <calcext:condition calcext:apply-style-name="Good" calcext:value="begins-with(&quot;Y&quot;)" calcext:base-cell-address="'full DB'.C1091"/>
          </calcext:conditional-format>
          <calcext:conditional-format calcext:target-range-address="'full DB'.C987:'full DB'.C1091">
            <calcext:condition calcext:apply-style-name="Good" calcext:value="=&quot;Y&quot;" calcext:base-cell-address="'full DB'.C987"/>
            <calcext:condition calcext:apply-style-name="Bad" calcext:value="=&quot;N&quot;" calcext:base-cell-address="'full DB'.C987"/>
            <calcext:condition calcext:apply-style-name="Bad" calcext:value="=0" calcext:base-cell-address="'full DB'.C987"/>
          </calcext:conditional-format>
          <calcext:conditional-format calcext:target-range-address="'full DB'.B1091:'full DB'.B1091">
            <calcext:condition calcext:apply-style-name="Good" calcext:value="begins-with(&quot;Y&quot;)" calcext:base-cell-address="'full DB'.B1091"/>
          </calcext:conditional-format>
          <calcext:conditional-format calcext:target-range-address="'full DB'.B986:'full DB'.B1091">
            <calcext:condition calcext:apply-style-name="Good" calcext:value="=&quot;Y&quot;" calcext:base-cell-address="'full DB'.B986"/>
            <calcext:condition calcext:apply-style-name="Bad" calcext:value="=&quot;N&quot;" calcext:base-cell-address="'full DB'.B986"/>
            <calcext:condition calcext:apply-style-name="Bad" calcext:value="=0" calcext:base-cell-address="'full DB'.B986"/>
          </calcext:conditional-format>
          <calcext:conditional-format calcext:target-range-address="'full DB'.C986:'full DB'.C986">
            <calcext:condition calcext:apply-style-name="Good" calcext:value="=&quot;Y&quot;" calcext:base-cell-address="'full DB'.C986"/>
            <calcext:condition calcext:apply-style-name="Bad" calcext:value="=&quot;N&quot;" calcext:base-cell-address="'full DB'.C986"/>
            <calcext:condition calcext:apply-style-name="Bad" calcext:value="=0" calcext:base-cell-address="'full DB'.C986"/>
          </calcext:conditional-format>
          <calcext:conditional-format calcext:target-range-address="'full DB'.D1092:'full DB'.E1199">
            <calcext:condition calcext:apply-style-name="Good" calcext:value="=&quot;Y&quot;" calcext:base-cell-address="'full DB'.D1092"/>
            <calcext:condition calcext:apply-style-name="Bad" calcext:value="=&quot;N&quot;" calcext:base-cell-address="'full DB'.D1092"/>
            <calcext:condition calcext:apply-style-name="Bad" calcext:value="=0" calcext:base-cell-address="'full DB'.D1092"/>
          </calcext:conditional-format>
          <calcext:conditional-format calcext:target-range-address="'full DB'.C1199:'full DB'.C1199">
            <calcext:condition calcext:apply-style-name="Good" calcext:value="begins-with(&quot;Y&quot;)" calcext:base-cell-address="'full DB'.C1199"/>
          </calcext:conditional-format>
          <calcext:conditional-format calcext:target-range-address="'full DB'.C1093:'full DB'.C1199">
            <calcext:condition calcext:apply-style-name="Good" calcext:value="=&quot;Y&quot;" calcext:base-cell-address="'full DB'.C1093"/>
            <calcext:condition calcext:apply-style-name="Bad" calcext:value="=&quot;N&quot;" calcext:base-cell-address="'full DB'.C1093"/>
            <calcext:condition calcext:apply-style-name="Bad" calcext:value="=0" calcext:base-cell-address="'full DB'.C1093"/>
          </calcext:conditional-format>
          <calcext:conditional-format calcext:target-range-address="'full DB'.B1199:'full DB'.B1199">
            <calcext:condition calcext:apply-style-name="Good" calcext:value="begins-with(&quot;Y&quot;)" calcext:base-cell-address="'full DB'.B1199"/>
          </calcext:conditional-format>
          <calcext:conditional-format calcext:target-range-address="'full DB'.B1092:'full DB'.B1199">
            <calcext:condition calcext:apply-style-name="Good" calcext:value="=&quot;Y&quot;" calcext:base-cell-address="'full DB'.B1092"/>
            <calcext:condition calcext:apply-style-name="Bad" calcext:value="=&quot;N&quot;" calcext:base-cell-address="'full DB'.B1092"/>
            <calcext:condition calcext:apply-style-name="Bad" calcext:value="=0" calcext:base-cell-address="'full DB'.B1092"/>
          </calcext:conditional-format>
          <calcext:conditional-format calcext:target-range-address="'full DB'.C1092:'full DB'.C1092">
            <calcext:condition calcext:apply-style-name="Good" calcext:value="=&quot;Y&quot;" calcext:base-cell-address="'full DB'.C1092"/>
            <calcext:condition calcext:apply-style-name="Bad" calcext:value="=&quot;N&quot;" calcext:base-cell-address="'full DB'.C1092"/>
            <calcext:condition calcext:apply-style-name="Bad" calcext:value="=0" calcext:base-cell-address="'full DB'.C1092"/>
          </calcext:conditional-format>
          <calcext:conditional-format calcext:target-range-address="'full DB'.D1200:'full DB'.E1307">
            <calcext:condition calcext:apply-style-name="Good" calcext:value="=&quot;Y&quot;" calcext:base-cell-address="'full DB'.D1200"/>
            <calcext:condition calcext:apply-style-name="Bad" calcext:value="=&quot;N&quot;" calcext:base-cell-address="'full DB'.D1200"/>
            <calcext:condition calcext:apply-style-name="Bad" calcext:value="=0" calcext:base-cell-address="'full DB'.D1200"/>
          </calcext:conditional-format>
          <calcext:conditional-format calcext:target-range-address="'full DB'.C1307:'full DB'.C1307">
            <calcext:condition calcext:apply-style-name="Good" calcext:value="begins-with(&quot;Y&quot;)" calcext:base-cell-address="'full DB'.C1307"/>
          </calcext:conditional-format>
          <calcext:conditional-format calcext:target-range-address="'full DB'.C1201:'full DB'.C1307">
            <calcext:condition calcext:apply-style-name="Good" calcext:value="=&quot;Y&quot;" calcext:base-cell-address="'full DB'.C1201"/>
            <calcext:condition calcext:apply-style-name="Bad" calcext:value="=&quot;N&quot;" calcext:base-cell-address="'full DB'.C1201"/>
            <calcext:condition calcext:apply-style-name="Bad" calcext:value="=0" calcext:base-cell-address="'full DB'.C1201"/>
          </calcext:conditional-format>
          <calcext:conditional-format calcext:target-range-address="'full DB'.B1307:'full DB'.B1307">
            <calcext:condition calcext:apply-style-name="Good" calcext:value="begins-with(&quot;Y&quot;)" calcext:base-cell-address="'full DB'.B1307"/>
          </calcext:conditional-format>
          <calcext:conditional-format calcext:target-range-address="'full DB'.B1200:'full DB'.B1307">
            <calcext:condition calcext:apply-style-name="Good" calcext:value="=&quot;Y&quot;" calcext:base-cell-address="'full DB'.B1200"/>
            <calcext:condition calcext:apply-style-name="Bad" calcext:value="=&quot;N&quot;" calcext:base-cell-address="'full DB'.B1200"/>
            <calcext:condition calcext:apply-style-name="Bad" calcext:value="=0" calcext:base-cell-address="'full DB'.B1200"/>
          </calcext:conditional-format>
          <calcext:conditional-format calcext:target-range-address="'full DB'.C1200:'full DB'.C1200">
            <calcext:condition calcext:apply-style-name="Good" calcext:value="=&quot;Y&quot;" calcext:base-cell-address="'full DB'.C1200"/>
            <calcext:condition calcext:apply-style-name="Bad" calcext:value="=&quot;N&quot;" calcext:base-cell-address="'full DB'.C1200"/>
            <calcext:condition calcext:apply-style-name="Bad" calcext:value="=0" calcext:base-cell-address="'full DB'.C1200"/>
          </calcext:conditional-format>
          <calcext:conditional-format calcext:target-range-address="'full DB'.D1308:'full DB'.E1415">
            <calcext:condition calcext:apply-style-name="Good" calcext:value="=&quot;Y&quot;" calcext:base-cell-address="'full DB'.D1308"/>
            <calcext:condition calcext:apply-style-name="Bad" calcext:value="=&quot;N&quot;" calcext:base-cell-address="'full DB'.D1308"/>
            <calcext:condition calcext:apply-style-name="Bad" calcext:value="=0" calcext:base-cell-address="'full DB'.D1308"/>
          </calcext:conditional-format>
          <calcext:conditional-format calcext:target-range-address="'full DB'.C1415:'full DB'.C1415">
            <calcext:condition calcext:apply-style-name="Good" calcext:value="begins-with(&quot;Y&quot;)" calcext:base-cell-address="'full DB'.C1415"/>
          </calcext:conditional-format>
          <calcext:conditional-format calcext:target-range-address="'full DB'.C1309:'full DB'.C1415">
            <calcext:condition calcext:apply-style-name="Good" calcext:value="=&quot;Y&quot;" calcext:base-cell-address="'full DB'.C1309"/>
            <calcext:condition calcext:apply-style-name="Bad" calcext:value="=&quot;N&quot;" calcext:base-cell-address="'full DB'.C1309"/>
            <calcext:condition calcext:apply-style-name="Bad" calcext:value="=0" calcext:base-cell-address="'full DB'.C1309"/>
          </calcext:conditional-format>
          <calcext:conditional-format calcext:target-range-address="'full DB'.B1415:'full DB'.B1415">
            <calcext:condition calcext:apply-style-name="Good" calcext:value="begins-with(&quot;Y&quot;)" calcext:base-cell-address="'full DB'.B1415"/>
          </calcext:conditional-format>
          <calcext:conditional-format calcext:target-range-address="'full DB'.B1308:'full DB'.B1415">
            <calcext:condition calcext:apply-style-name="Good" calcext:value="=&quot;Y&quot;" calcext:base-cell-address="'full DB'.B1308"/>
            <calcext:condition calcext:apply-style-name="Bad" calcext:value="=&quot;N&quot;" calcext:base-cell-address="'full DB'.B1308"/>
            <calcext:condition calcext:apply-style-name="Bad" calcext:value="=0" calcext:base-cell-address="'full DB'.B1308"/>
          </calcext:conditional-format>
          <calcext:conditional-format calcext:target-range-address="'full DB'.C1308:'full DB'.C1308">
            <calcext:condition calcext:apply-style-name="Good" calcext:value="=&quot;Y&quot;" calcext:base-cell-address="'full DB'.C1308"/>
            <calcext:condition calcext:apply-style-name="Bad" calcext:value="=&quot;N&quot;" calcext:base-cell-address="'full DB'.C1308"/>
            <calcext:condition calcext:apply-style-name="Bad" calcext:value="=0" calcext:base-cell-address="'full DB'.C1308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5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50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1:'full DB'.E851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2:'full DB'.E852">
            <calcext:condition calcext:apply-style-name="Good" calcext:value="=&quot;Y&quot;" calcext:base-cell-address="'full DB'.E852"/>
            <calcext:condition calcext:apply-style-name="Bad" calcext:value="=&quot;N&quot;" calcext:base-cell-address="'full DB'.E852"/>
            <calcext:condition calcext:apply-style-name="Bad" calcext:value="=0" calcext:base-cell-address="'full DB'.E852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  <calcext:conditional-format calcext:target-range-address="'full DB'.D886:'full DB'.D985">
            <calcext:condition calcext:apply-style-name="Good" calcext:value="=&quot;Y&quot;" calcext:base-cell-address="'full DB'.D886"/>
            <calcext:condition calcext:apply-style-name="Bad" calcext:value="=&quot;N&quot;" calcext:base-cell-address="'full DB'.D886"/>
            <calcext:condition calcext:apply-style-name="Bad" calcext:value="=0" calcext:base-cell-address="'full DB'.D886"/>
          </calcext:conditional-format>
          <calcext:conditional-format calcext:target-range-address="'full DB'.D986:'full DB'.D1036">
            <calcext:condition calcext:apply-style-name="Good" calcext:value="=&quot;Y&quot;" calcext:base-cell-address="'full DB'.D986"/>
            <calcext:condition calcext:apply-style-name="Bad" calcext:value="=&quot;N&quot;" calcext:base-cell-address="'full DB'.D986"/>
            <calcext:condition calcext:apply-style-name="Bad" calcext:value="=0" calcext:base-cell-address="'full DB'.D986"/>
          </calcext:conditional-format>
          <calcext:conditional-format calcext:target-range-address="'full DB'.E886:'full DB'.E985">
            <calcext:condition calcext:apply-style-name="Good" calcext:value="=&quot;Y&quot;" calcext:base-cell-address="'full DB'.E886"/>
            <calcext:condition calcext:apply-style-name="Bad" calcext:value="=&quot;N&quot;" calcext:base-cell-address="'full DB'.E886"/>
            <calcext:condition calcext:apply-style-name="Bad" calcext:value="=0" calcext:base-cell-address="'full DB'.E886"/>
          </calcext:conditional-format>
          <calcext:conditional-format calcext:target-range-address="'full DB'.E986:'full DB'.E1036">
            <calcext:condition calcext:apply-style-name="Good" calcext:value="=&quot;Y&quot;" calcext:base-cell-address="'full DB'.E986"/>
            <calcext:condition calcext:apply-style-name="Bad" calcext:value="=&quot;N&quot;" calcext:base-cell-address="'full DB'.E986"/>
            <calcext:condition calcext:apply-style-name="Bad" calcext:value="=0" calcext:base-cell-address="'full DB'.E986"/>
          </calcext:conditional-format>
        </calcext:conditional-formats>
      </table:table>
      <table:table table:name="deleted" table:style-name="ta1">
        <table:table-column table:style-name="co10" table:default-cell-style-name="Default"/>
        <table:table-column table:style-name="co11" table:default-cell-style-name="ce1991"/>
        <table:table-column table:style-name="co12" table:default-cell-style-name="ce2110"/>
        <table:table-column table:style-name="co13" table:default-cell-style-name="ce2226"/>
        <table:table-column table:style-name="co14" table:default-cell-style-name="ce1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COKAG</text:p>
          </table:table-cell>
          <table:table-cell table:style-name="ce1958" office:value-type="string" calcext:value-type="string">
            <text:p>y</text:p>
          </table:table-cell>
          <table:table-cell table:style-name="ce2076" office:value-type="string" calcext:value-type="string">
            <text:p>y</text:p>
          </table:table-cell>
          <table:table-cell table:style-name="ce2195" office:value-type="string" calcext:value-type="string">
            <text:p>n</text:p>
          </table:table-cell>
          <table:table-cell table:style-name="ce23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PIL</text:p>
          </table:table-cell>
          <table:table-cell table:style-name="ce1959" office:value-type="string" calcext:value-type="string">
            <text:p>n</text:p>
          </table:table-cell>
          <table:table-cell table:style-name="ce2077" office:value-type="string" calcext:value-type="string">
            <text:p>n</text:p>
          </table:table-cell>
          <table:table-cell table:style-name="ce2196" office:value-type="string" calcext:value-type="string">
            <text:p>n</text:p>
          </table:table-cell>
          <table:table-cell table:style-name="ce231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ETIR</text:p>
          </table:table-cell>
          <table:table-cell table:style-name="ce1959" office:value-type="string" calcext:value-type="string">
            <text:p>y</text:p>
          </table:table-cell>
          <table:table-cell table:style-name="ce2077" office:value-type="string" calcext:value-type="string">
            <text:p>y</text:p>
          </table:table-cell>
          <table:table-cell table:style-name="ce2196" office:value-type="string" calcext:value-type="string">
            <text:p>n</text:p>
          </table:table-cell>
          <table:table-cell table:style-name="ce23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EBEZ</text:p>
          </table:table-cell>
          <table:table-cell table:style-name="ce2277" office:value-type="string" calcext:value-type="string">
            <text:p>n</text:p>
          </table:table-cell>
          <table:table-cell table:style-name="ce2078" office:value-type="string" calcext:value-type="string">
            <text:p>n</text:p>
          </table:table-cell>
          <table:table-cell table:style-name="ce2508" office:value-type="string" calcext:value-type="string">
            <text:p>n</text:p>
          </table:table-cell>
          <table:table-cell table:style-name="ce23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KIFAB</text:p>
          </table:table-cell>
          <table:table-cell table:style-name="ce2277" office:value-type="string" calcext:value-type="string">
            <text:p>n</text:p>
          </table:table-cell>
          <table:table-cell table:style-name="ce2078" office:value-type="string" calcext:value-type="string">
            <text:p>y</text:p>
          </table:table-cell>
          <table:table-cell table:style-name="ce2508" office:value-type="string" calcext:value-type="string">
            <text:p>n</text:p>
          </table:table-cell>
          <table:table-cell table:style-name="ce23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EVUP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AI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EM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IQ</text:p>
          </table:table-cell>
          <table:table-cell table:style-name="ce2278" office:value-type="string" calcext:value-type="string">
            <text:p>y</text:p>
          </table:table-cell>
          <table:table-cell table:style-name="ce2079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WOW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3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AJ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EN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SOXOX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VAWOJ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LUH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AO</text:p>
          </table:table-cell>
          <table:table-cell table:style-name="ce2278" office:value-type="string" calcext:value-type="string">
            <text:p>y</text:p>
          </table:table-cell>
          <table:table-cell table:style-name="ce2079" office:value-type="string" calcext:value-type="string">
            <text:p>y</text:p>
          </table:table-cell>
          <table:table-cell table:style-name="ce2509" office:value-type="string" calcext:value-type="string">
            <text:p>y</text:p>
          </table:table-cell>
          <table:table-cell table:style-name="ce23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ES</text:p>
          </table:table-cell>
          <table:table-cell table:style-name="ce2278" office:value-type="string" calcext:value-type="string">
            <text:p>y</text:p>
          </table:table-cell>
          <table:table-cell table:style-name="ce2079" office:value-type="string" calcext:value-type="string">
            <text:p>y</text:p>
          </table:table-cell>
          <table:table-cell table:style-name="ce2509" office:value-type="string" calcext:value-type="string">
            <text:p>n</text:p>
          </table:table-cell>
          <table:table-cell table:style-name="ce26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WAMIW</text:p>
          </table:table-cell>
          <table:table-cell table:style-name="ce2278" office:value-type="string" calcext:value-type="string">
            <text:p>y</text:p>
          </table:table-cell>
          <table:table-cell table:style-name="ce2079" office:value-type="string" calcext:value-type="string">
            <text:p>y</text:p>
          </table:table-cell>
          <table:table-cell table:style-name="ce2509" office:value-type="string" calcext:value-type="string">
            <text:p>y</text:p>
          </table:table-cell>
          <table:table-cell table:style-name="ce23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OQEK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YUBED01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3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MEH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33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ZOPOV</text:p>
          </table:table-cell>
          <table:table-cell table:style-name="ce2278" office:value-type="string" calcext:value-type="string">
            <text:p>n</text:p>
          </table:table-cell>
          <table:table-cell table:style-name="ce2079" office:value-type="string" calcext:value-type="string">
            <text:p>n</text:p>
          </table:table-cell>
          <table:table-cell table:style-name="ce2509" office:value-type="string" calcext:value-type="string">
            <text:p>n</text:p>
          </table:table-cell>
          <table:table-cell table:style-name="ce26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GCAQ</text:p>
          </table:table-cell>
          <table:table-cell table:style-name="ce1962" office:value-type="string" calcext:value-type="string">
            <text:p>n</text:p>
          </table:table-cell>
          <table:table-cell table:style-name="ce2080" office:value-type="string" calcext:value-type="string">
            <text:p>n</text:p>
          </table:table-cell>
          <table:table-cell table:style-name="ce2199" office:value-type="string" calcext:value-type="string">
            <text:p>n</text:p>
          </table:table-cell>
          <table:table-cell table:style-name="ce23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AX</text:p>
          </table:table-cell>
          <table:table-cell table:style-name="ce1962" office:value-type="string" calcext:value-type="string">
            <text:p>n</text:p>
          </table:table-cell>
          <table:table-cell table:style-name="ce2080" office:value-type="string" calcext:value-type="string">
            <text:p>y</text:p>
          </table:table-cell>
          <table:table-cell table:style-name="ce2199" office:value-type="string" calcext:value-type="string">
            <text:p>n</text:p>
          </table:table-cell>
          <table:table-cell table:style-name="ce23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HIG</text:p>
          </table:table-cell>
          <table:table-cell table:style-name="ce1962" office:value-type="string" calcext:value-type="string">
            <text:p>n</text:p>
          </table:table-cell>
          <table:table-cell table:style-name="ce2080" office:value-type="string" calcext:value-type="string">
            <text:p>n</text:p>
          </table:table-cell>
          <table:table-cell table:style-name="ce2199" office:value-type="string" calcext:value-type="string">
            <text:p>n</text:p>
          </table:table-cell>
          <table:table-cell table:style-name="ce23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LLEF</text:p>
          </table:table-cell>
          <table:table-cell table:style-name="ce1962" office:value-type="string" calcext:value-type="string">
            <text:p>n</text:p>
          </table:table-cell>
          <table:table-cell table:style-name="ce2080" office:value-type="string" calcext:value-type="string">
            <text:p>y</text:p>
          </table:table-cell>
          <table:table-cell table:style-name="ce2199" office:value-type="string" calcext:value-type="string">
            <text:p>n</text:p>
          </table:table-cell>
          <table:table-cell table:style-name="ce23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ZAX</text:p>
          </table:table-cell>
          <table:table-cell table:style-name="ce2280" office:value-type="string" calcext:value-type="string">
            <text:p>n</text:p>
          </table:table-cell>
          <table:table-cell table:style-name="ce2081" office:value-type="string" calcext:value-type="string">
            <text:p>n</text:p>
          </table:table-cell>
          <table:table-cell table:style-name="ce2511" office:value-type="string" calcext:value-type="string">
            <text:p>n</text:p>
          </table:table-cell>
          <table:table-cell table:style-name="ce23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GWUG</text:p>
          </table:table-cell>
          <table:table-cell table:style-name="ce1964" office:value-type="string" calcext:value-type="string">
            <text:p>n</text:p>
          </table:table-cell>
          <table:table-cell table:style-name="ce2082" office:value-type="string" calcext:value-type="string">
            <text:p>y</text:p>
          </table:table-cell>
          <table:table-cell table:style-name="ce2201" office:value-type="string" calcext:value-type="string">
            <text:p>n</text:p>
          </table:table-cell>
          <table:table-cell table:style-name="ce23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HFIE</text:p>
          </table:table-cell>
          <table:table-cell table:style-name="ce1964" office:value-type="string" calcext:value-type="string">
            <text:p>n</text:p>
          </table:table-cell>
          <table:table-cell table:style-name="ce2082" office:value-type="string" calcext:value-type="string">
            <text:p>y</text:p>
          </table:table-cell>
          <table:table-cell table:style-name="ce2201" office:value-type="string" calcext:value-type="string">
            <text:p>n</text:p>
          </table:table-cell>
          <table:table-cell table:style-name="ce23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EWKOE</text:p>
          </table:table-cell>
          <table:table-cell table:style-name="ce1965" office:value-type="string" calcext:value-type="string">
            <text:p>n</text:p>
          </table:table-cell>
          <table:table-cell table:style-name="ce2397" office:value-type="string" calcext:value-type="string">
            <text:p>n</text:p>
          </table:table-cell>
          <table:table-cell table:style-name="ce2202" office:value-type="string" calcext:value-type="string">
            <text:p>n</text:p>
          </table:table-cell>
          <table:table-cell table:style-name="ce26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</text:p>
          </table:table-cell>
          <table:table-cell table:style-name="ce1966" office:value-type="string" calcext:value-type="string">
            <text:p>n</text:p>
          </table:table-cell>
          <table:table-cell table:style-name="ce2084" office:value-type="string" calcext:value-type="string">
            <text:p>y</text:p>
          </table:table-cell>
          <table:table-cell table:style-name="ce2203" office:value-type="string" calcext:value-type="string">
            <text:p>y</text:p>
          </table:table-cell>
          <table:table-cell table:style-name="ce26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ICCUL10</text:p>
          </table:table-cell>
          <table:table-cell table:style-name="ce1966" office:value-type="string" calcext:value-type="string">
            <text:p>n</text:p>
          </table:table-cell>
          <table:table-cell table:style-name="ce2084" office:value-type="string" calcext:value-type="string">
            <text:p>y</text:p>
          </table:table-cell>
          <table:table-cell table:style-name="ce2203" office:value-type="string" calcext:value-type="string">
            <text:p>y</text:p>
          </table:table-cell>
          <table:table-cell table:style-name="ce23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YPER</text:p>
          </table:table-cell>
          <table:table-cell table:style-name="ce1967" office:value-type="string" calcext:value-type="string">
            <text:p>n</text:p>
          </table:table-cell>
          <table:table-cell table:style-name="ce2085" office:value-type="string" calcext:value-type="string">
            <text:p>n</text:p>
          </table:table-cell>
          <table:table-cell table:style-name="ce2515" office:value-type="string" calcext:value-type="string">
            <text:p>n</text:p>
          </table:table-cell>
          <table:table-cell table:style-name="ce23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DFEV</text:p>
          </table:table-cell>
          <table:table-cell table:style-name="ce2285" office:value-type="string" calcext:value-type="string">
            <text:p>n</text:p>
          </table:table-cell>
          <table:table-cell table:style-name="ce2086" office:value-type="string" calcext:value-type="string">
            <text:p>y</text:p>
          </table:table-cell>
          <table:table-cell table:style-name="ce2516" office:value-type="string" calcext:value-type="string">
            <text:p>y</text:p>
          </table:table-cell>
          <table:table-cell table:style-name="ce23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KSEP</text:p>
          </table:table-cell>
          <table:table-cell table:style-name="ce2286" office:value-type="string" calcext:value-type="string">
            <text:p>n</text:p>
          </table:table-cell>
          <table:table-cell table:style-name="ce2087" office:value-type="string" calcext:value-type="string">
            <text:p>y</text:p>
          </table:table-cell>
          <table:table-cell table:style-name="ce2206" office:value-type="string" calcext:value-type="string">
            <text:p>y</text:p>
          </table:table-cell>
          <table:table-cell table:style-name="ce23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LJUX</text:p>
          </table:table-cell>
          <table:table-cell table:style-name="ce2286" office:value-type="string" calcext:value-type="string">
            <text:p>n</text:p>
          </table:table-cell>
          <table:table-cell table:style-name="ce2087" office:value-type="string" calcext:value-type="string">
            <text:p>n</text:p>
          </table:table-cell>
          <table:table-cell table:style-name="ce2206" office:value-type="string" calcext:value-type="string">
            <text:p>n</text:p>
          </table:table-cell>
          <table:table-cell table:style-name="ce26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NYAT</text:p>
          </table:table-cell>
          <table:table-cell table:style-name="ce1970" office:value-type="string" calcext:value-type="string">
            <text:p>n</text:p>
          </table:table-cell>
          <table:table-cell table:style-name="ce2088" office:value-type="string" calcext:value-type="string">
            <text:p>y</text:p>
          </table:table-cell>
          <table:table-cell table:style-name="ce2207" office:value-type="string" calcext:value-type="string">
            <text:p>n</text:p>
          </table:table-cell>
          <table:table-cell table:style-name="ce2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REV</text:p>
          </table:table-cell>
          <table:table-cell table:style-name="ce1971" office:value-type="string" calcext:value-type="string">
            <text:p>n</text:p>
          </table:table-cell>
          <table:table-cell table:style-name="ce2403" office:value-type="string" calcext:value-type="string">
            <text:p>n</text:p>
          </table:table-cell>
          <table:table-cell table:style-name="ce2207" office:value-type="string" calcext:value-type="string">
            <text:p>n</text:p>
          </table:table-cell>
          <table:table-cell table:style-name="ce23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VHIV</text:p>
          </table:table-cell>
          <table:table-cell table:style-name="ce2289" office:value-type="string" calcext:value-type="string">
            <text:p>n</text:p>
          </table:table-cell>
          <table:table-cell table:style-name="ce2090" office:value-type="string" calcext:value-type="string">
            <text:p>y</text:p>
          </table:table-cell>
          <table:table-cell table:style-name="ce2208" office:value-type="string" calcext:value-type="string">
            <text:p>y</text:p>
          </table:table-cell>
          <table:table-cell table:style-name="ce23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QUR</text:p>
          </table:table-cell>
          <table:table-cell table:style-name="ce2289" office:value-type="string" calcext:value-type="string">
            <text:p>n</text:p>
          </table:table-cell>
          <table:table-cell table:style-name="ce2090" office:value-type="string" calcext:value-type="string">
            <text:p>n</text:p>
          </table:table-cell>
          <table:table-cell table:style-name="ce2208" office:value-type="string" calcext:value-type="string">
            <text:p>n</text:p>
          </table:table-cell>
          <table:table-cell table:style-name="ce26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ROM</text:p>
          </table:table-cell>
          <table:table-cell table:style-name="ce2289" office:value-type="string" calcext:value-type="string">
            <text:p>n</text:p>
          </table:table-cell>
          <table:table-cell table:style-name="ce2090" office:value-type="string" calcext:value-type="string">
            <text:p>n</text:p>
          </table:table-cell>
          <table:table-cell table:style-name="ce2208" office:value-type="string" calcext:value-type="string">
            <text:p>n</text:p>
          </table:table-cell>
          <table:table-cell table:style-name="ce23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EXTAA</text:p>
          </table:table-cell>
          <table:table-cell table:style-name="ce2289" office:value-type="string" calcext:value-type="string">
            <text:p>n</text:p>
          </table:table-cell>
          <table:table-cell table:style-name="ce2090" office:value-type="string" calcext:value-type="string">
            <text:p>n</text:p>
          </table:table-cell>
          <table:table-cell table:style-name="ce2208" office:value-type="string" calcext:value-type="string">
            <text:p>n</text:p>
          </table:table-cell>
          <table:table-cell table:style-name="ce23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MREP</text:p>
          </table:table-cell>
          <table:table-cell table:style-name="ce1973" office:value-type="string" calcext:value-type="string">
            <text:p>n</text:p>
          </table:table-cell>
          <table:table-cell table:style-name="ce2091" office:value-type="string" calcext:value-type="string">
            <text:p>n</text:p>
          </table:table-cell>
          <table:table-cell table:style-name="ce2209" office:value-type="string" calcext:value-type="string">
            <text:p>n</text:p>
          </table:table-cell>
          <table:table-cell table:style-name="ce23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</text:p>
          </table:table-cell>
          <table:table-cell table:style-name="ce1974" office:value-type="string" calcext:value-type="string">
            <text:p>n</text:p>
          </table:table-cell>
          <table:table-cell table:style-name="ce2092" office:value-type="string" calcext:value-type="string">
            <text:p>n</text:p>
          </table:table-cell>
          <table:table-cell table:style-name="ce2210" office:value-type="string" calcext:value-type="string">
            <text:p>n</text:p>
          </table:table-cell>
          <table:table-cell table:style-name="ce236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II01</text:p>
          </table:table-cell>
          <table:table-cell table:style-name="ce1974" office:value-type="string" calcext:value-type="string">
            <text:p>n</text:p>
          </table:table-cell>
          <table:table-cell table:style-name="ce2092" office:value-type="string" calcext:value-type="string">
            <text:p>y</text:p>
          </table:table-cell>
          <table:table-cell table:style-name="ce2210" office:value-type="string" calcext:value-type="string">
            <text:p>y</text:p>
          </table:table-cell>
          <table:table-cell table:style-name="ce236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QDOO</text:p>
          </table:table-cell>
          <table:table-cell table:style-name="ce1974" office:value-type="string" calcext:value-type="string">
            <text:p>n</text:p>
          </table:table-cell>
          <table:table-cell table:style-name="ce2092" office:value-type="string" calcext:value-type="string">
            <text:p>y</text:p>
          </table:table-cell>
          <table:table-cell table:style-name="ce2210" office:value-type="string" calcext:value-type="string">
            <text:p>y</text:p>
          </table:table-cell>
          <table:table-cell table:style-name="ce23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MUG</text:p>
          </table:table-cell>
          <table:table-cell table:style-name="ce1974" office:value-type="string" calcext:value-type="string">
            <text:p>n</text:p>
          </table:table-cell>
          <table:table-cell table:style-name="ce2092" office:value-type="string" calcext:value-type="string">
            <text:p>y</text:p>
          </table:table-cell>
          <table:table-cell table:style-name="ce2210" office:value-type="string" calcext:value-type="string">
            <text:p>n</text:p>
          </table:table-cell>
          <table:table-cell table:style-name="ce23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SNER</text:p>
          </table:table-cell>
          <table:table-cell table:style-name="ce1974" office:value-type="string" calcext:value-type="string">
            <text:p>n</text:p>
          </table:table-cell>
          <table:table-cell table:style-name="ce2092" office:value-type="string" calcext:value-type="string">
            <text:p>y</text:p>
          </table:table-cell>
          <table:table-cell table:style-name="ce2210" office:value-type="string" calcext:value-type="string">
            <text:p>y</text:p>
          </table:table-cell>
          <table:table-cell table:style-name="ce23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OB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n</text:p>
          </table:table-cell>
          <table:table-cell table:style-name="ce2211" office:value-type="string" calcext:value-type="string">
            <text:p>n</text:p>
          </table:table-cell>
          <table:table-cell table:style-name="ce236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QUH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n</text:p>
          </table:table-cell>
          <table:table-cell table:style-name="ce2211" office:value-type="string" calcext:value-type="string">
            <text:p>n</text:p>
          </table:table-cell>
          <table:table-cell table:style-name="ce236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AO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n</text:p>
          </table:table-cell>
          <table:table-cell table:style-name="ce23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ES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n</text:p>
          </table:table-cell>
          <table:table-cell table:style-name="ce2211" office:value-type="string" calcext:value-type="string">
            <text:p>n</text:p>
          </table:table-cell>
          <table:table-cell table:style-name="ce23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HRIW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OG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n</text:p>
          </table:table-cell>
          <table:table-cell table:style-name="ce2211" office:value-type="string" calcext:value-type="string">
            <text:p>n</text:p>
          </table:table-cell>
          <table:table-cell table:style-name="ce23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JSUM</text:p>
          </table:table-cell>
          <table:table-cell table:style-name="ce1975" office:value-type="string" calcext:value-type="string">
            <text:p>y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n</text:p>
          </table:table-cell>
          <table:table-cell table:style-name="ce237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LGOW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n</text:p>
          </table:table-cell>
          <table:table-cell table:style-name="ce23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PYAC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n</text:p>
          </table:table-cell>
          <table:table-cell table:style-name="ce2211" office:value-type="string" calcext:value-type="string">
            <text:p>n</text:p>
          </table:table-cell>
          <table:table-cell table:style-name="ce237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OT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SUZ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AG</text:p>
          </table:table-cell>
          <table:table-cell table:style-name="ce1975" office:value-type="string" calcext:value-type="string">
            <text:p>y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EK</text:p>
          </table:table-cell>
          <table:table-cell table:style-name="ce1975" office:value-type="string" calcext:value-type="string">
            <text:p>y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OU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TUA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VOT01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n</text:p>
          </table:table-cell>
          <table:table-cell table:style-name="ce2211" office:value-type="string" calcext:value-type="string">
            <text:p>n</text:p>
          </table:table-cell>
          <table:table-cell table:style-name="ce238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VZUG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WBAP</text:p>
          </table:table-cell>
          <table:table-cell table:style-name="ce1975" office:value-type="string" calcext:value-type="string">
            <text:p>n</text:p>
          </table:table-cell>
          <table:table-cell table:style-name="ce2093" office:value-type="string" calcext:value-type="string">
            <text:p>y</text:p>
          </table:table-cell>
          <table:table-cell table:style-name="ce2211" office:value-type="string" calcext:value-type="string">
            <text:p>y</text:p>
          </table:table-cell>
          <table:table-cell table:style-name="ce23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KUG</text:p>
          </table:table-cell>
          <table:table-cell table:style-name="ce1976" office:value-type="string" calcext:value-type="string">
            <text:p>n</text:p>
          </table:table-cell>
          <table:table-cell table:style-name="ce2094" office:value-type="string" calcext:value-type="string">
            <text:p>y</text:p>
          </table:table-cell>
          <table:table-cell table:style-name="ce2212" office:value-type="string" calcext:value-type="string">
            <text:p>n</text:p>
          </table:table-cell>
          <table:table-cell table:style-name="ce23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FLER</text:p>
          </table:table-cell>
          <table:table-cell table:style-name="ce1976" office:value-type="string" calcext:value-type="string">
            <text:p>y</text:p>
          </table:table-cell>
          <table:table-cell table:style-name="ce2094" office:value-type="string" calcext:value-type="string">
            <text:p>y</text:p>
          </table:table-cell>
          <table:table-cell table:style-name="ce2212" office:value-type="string" calcext:value-type="string">
            <text:p>n</text:p>
          </table:table-cell>
          <table:table-cell table:style-name="ce23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OI</text:p>
          </table:table-cell>
          <table:table-cell table:style-name="ce1977" office:value-type="string" calcext:value-type="string">
            <text:p>n</text:p>
          </table:table-cell>
          <table:table-cell table:style-name="ce2095" office:value-type="string" calcext:value-type="string">
            <text:p>n</text:p>
          </table:table-cell>
          <table:table-cell table:style-name="ce2213" office:value-type="string" calcext:value-type="string">
            <text:p>n</text:p>
          </table:table-cell>
          <table:table-cell table:style-name="ce23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RUO</text:p>
          </table:table-cell>
          <table:table-cell table:style-name="ce1977" office:value-type="string" calcext:value-type="string">
            <text:p>n</text:p>
          </table:table-cell>
          <table:table-cell table:style-name="ce2095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3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AV</text:p>
          </table:table-cell>
          <table:table-cell table:style-name="ce1977" office:value-type="string" calcext:value-type="string">
            <text:p>n</text:p>
          </table:table-cell>
          <table:table-cell table:style-name="ce2095" office:value-type="string" calcext:value-type="string">
            <text:p>y</text:p>
          </table:table-cell>
          <table:table-cell table:style-name="ce2213" office:value-type="string" calcext:value-type="string">
            <text:p>n</text:p>
          </table:table-cell>
          <table:table-cell table:style-name="ce23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HSEZ</text:p>
          </table:table-cell>
          <table:table-cell table:style-name="ce1977" office:value-type="string" calcext:value-type="string">
            <text:p>n</text:p>
          </table:table-cell>
          <table:table-cell table:style-name="ce2095" office:value-type="string" calcext:value-type="string">
            <text:p>y</text:p>
          </table:table-cell>
          <table:table-cell table:style-name="ce2213" office:value-type="string" calcext:value-type="string">
            <text:p>y</text:p>
          </table:table-cell>
          <table:table-cell table:style-name="ce23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CUI</text:p>
          </table:table-cell>
          <table:table-cell table:style-name="ce1978" office:value-type="string" calcext:value-type="string">
            <text:p>n</text:p>
          </table:table-cell>
          <table:table-cell table:style-name="ce2096" office:value-type="string" calcext:value-type="string">
            <text:p>n</text:p>
          </table:table-cell>
          <table:table-cell table:style-name="ce2214" office:value-type="string" calcext:value-type="string">
            <text:p>n</text:p>
          </table:table-cell>
          <table:table-cell table:style-name="ce239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RPEG</text:p>
          </table:table-cell>
          <table:table-cell table:style-name="ce2296" office:value-type="string" calcext:value-type="string">
            <text:p>n</text:p>
          </table:table-cell>
          <table:table-cell table:style-name="ce2411" office:value-type="string" calcext:value-type="string">
            <text:p>y</text:p>
          </table:table-cell>
          <table:table-cell table:style-name="ce2214" office:value-type="string" calcext:value-type="string">
            <text:p>y</text:p>
          </table:table-cell>
          <table:table-cell table:style-name="ce23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IY</text:p>
          </table:table-cell>
          <table:table-cell table:style-name="ce1980" office:value-type="string" calcext:value-type="string">
            <text:p>n</text:p>
          </table:table-cell>
          <table:table-cell table:style-name="ce2098" office:value-type="string" calcext:value-type="string">
            <text:p>n</text:p>
          </table:table-cell>
          <table:table-cell table:style-name="ce2215" office:value-type="string" calcext:value-type="string">
            <text:p>n</text:p>
          </table:table-cell>
          <table:table-cell table:style-name="ce239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LUK</text:p>
          </table:table-cell>
          <table:table-cell table:style-name="ce1980" office:value-type="string" calcext:value-type="string">
            <text:p>y</text:p>
          </table:table-cell>
          <table:table-cell table:style-name="ce2099" office:value-type="string" calcext:value-type="string">
            <text:p>y</text:p>
          </table:table-cell>
          <table:table-cell table:style-name="ce2215" office:value-type="string" calcext:value-type="string">
            <text:p>y</text:p>
          </table:table-cell>
          <table:table-cell table:style-name="ce239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CMAR</text:p>
          </table:table-cell>
          <table:table-cell table:style-name="ce1980" office:value-type="string" calcext:value-type="string">
            <text:p>n</text:p>
          </table:table-cell>
          <table:table-cell table:style-name="ce2099" office:value-type="string" calcext:value-type="string">
            <text:p>n</text:p>
          </table:table-cell>
          <table:table-cell table:style-name="ce2215" office:value-type="string" calcext:value-type="string">
            <text:p>n</text:p>
          </table:table-cell>
          <table:table-cell table:style-name="ce23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DHEP</text:p>
          </table:table-cell>
          <table:table-cell table:style-name="ce1980" office:value-type="string" calcext:value-type="string">
            <text:p>n</text:p>
          </table:table-cell>
          <table:table-cell table:style-name="ce2099" office:value-type="string" calcext:value-type="string">
            <text:p>n</text:p>
          </table:table-cell>
          <table:table-cell table:style-name="ce2215" office:value-type="string" calcext:value-type="string">
            <text:p>n</text:p>
          </table:table-cell>
          <table:table-cell table:style-name="ce239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</text:p>
          </table:table-cell>
          <table:table-cell table:style-name="ce1981" office:value-type="string" calcext:value-type="string">
            <text:p>n</text:p>
          </table:table-cell>
          <table:table-cell table:style-name="ce2100" office:value-type="string" calcext:value-type="string">
            <text:p>y</text:p>
          </table:table-cell>
          <table:table-cell table:style-name="ce2216" office:value-type="string" calcext:value-type="string">
            <text:p>y</text:p>
          </table:table-cell>
          <table:table-cell table:style-name="ce24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QMEJ01</text:p>
          </table:table-cell>
          <table:table-cell table:style-name="ce1981" office:value-type="string" calcext:value-type="string">
            <text:p>n</text:p>
          </table:table-cell>
          <table:table-cell table:style-name="ce2100" office:value-type="string" calcext:value-type="string">
            <text:p>y</text:p>
          </table:table-cell>
          <table:table-cell table:style-name="ce2216" office:value-type="string" calcext:value-type="string">
            <text:p>y</text:p>
          </table:table-cell>
          <table:table-cell table:style-name="ce24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UTBUP</text:p>
          </table:table-cell>
          <table:table-cell table:style-name="ce1981" office:value-type="string" calcext:value-type="string">
            <text:p>n</text:p>
          </table:table-cell>
          <table:table-cell table:style-name="ce2100" office:value-type="string" calcext:value-type="string">
            <text:p>y</text:p>
          </table:table-cell>
          <table:table-cell table:style-name="ce2216" office:value-type="string" calcext:value-type="string">
            <text:p>n</text:p>
          </table:table-cell>
          <table:table-cell table:style-name="ce24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ELIK</text:p>
          </table:table-cell>
          <table:table-cell table:style-name="ce1982" office:value-type="string" calcext:value-type="string">
            <text:p>n</text:p>
          </table:table-cell>
          <table:table-cell table:style-name="ce2101" office:value-type="string" calcext:value-type="string">
            <text:p>y</text:p>
          </table:table-cell>
          <table:table-cell table:style-name="ce2217" office:value-type="string" calcext:value-type="string">
            <text:p>y</text:p>
          </table:table-cell>
          <table:table-cell table:style-name="ce24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AN</text:p>
          </table:table-cell>
          <table:table-cell table:style-name="ce1982" office:value-type="string" calcext:value-type="string">
            <text:p>n</text:p>
          </table:table-cell>
          <table:table-cell table:style-name="ce2101" office:value-type="string" calcext:value-type="string">
            <text:p>y</text:p>
          </table:table-cell>
          <table:table-cell table:style-name="ce2217" office:value-type="string" calcext:value-type="string">
            <text:p>y</text:p>
          </table:table-cell>
          <table:table-cell table:style-name="ce24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MER</text:p>
          </table:table-cell>
          <table:table-cell table:style-name="ce1982" office:value-type="string" calcext:value-type="string">
            <text:p>n</text:p>
          </table:table-cell>
          <table:table-cell table:style-name="ce2101" office:value-type="string" calcext:value-type="string">
            <text:p>y</text:p>
          </table:table-cell>
          <table:table-cell table:style-name="ce2217" office:value-type="string" calcext:value-type="string">
            <text:p>n</text:p>
          </table:table-cell>
          <table:table-cell table:style-name="ce24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</text:p>
          </table:table-cell>
          <table:table-cell table:style-name="ce1983" office:value-type="string" calcext:value-type="string">
            <text:p>n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0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IF01</text:p>
          </table:table-cell>
          <table:table-cell table:style-name="ce1983" office:value-type="string" calcext:value-type="string">
            <text:p>n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y</text:p>
          </table:table-cell>
          <table:table-cell table:style-name="ce240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OXOL</text:p>
          </table:table-cell>
          <table:table-cell table:style-name="ce1983" office:value-type="string" calcext:value-type="string">
            <text:p>n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0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AO</text:p>
          </table:table-cell>
          <table:table-cell table:style-name="ce1983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y</text:p>
          </table:table-cell>
          <table:table-cell table:style-name="ce24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GES</text:p>
          </table:table-cell>
          <table:table-cell table:style-name="ce1983" office:value-type="string" calcext:value-type="string">
            <text:p>n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y</text:p>
          </table:table-cell>
          <table:table-cell table:style-name="ce24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DUJAR</text:p>
          </table:table-cell>
          <table:table-cell table:style-name="ce1983" office:value-type="string" calcext:value-type="string">
            <text:p>n</text:p>
          </table:table-cell>
          <table:table-cell table:style-name="ce2102" office:value-type="string" calcext:value-type="string">
            <text:p>n</text:p>
          </table:table-cell>
          <table:table-cell table:style-name="ce2218" office:value-type="string" calcext:value-type="string">
            <text:p>y</text:p>
          </table:table-cell>
          <table:table-cell table:style-name="ce24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</text:p>
          </table:table-cell>
          <table:table-cell table:style-name="ce1983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1</text:p>
          </table:table-cell>
          <table:table-cell table:style-name="ce1983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2</text:p>
          </table:table-cell>
          <table:table-cell table:style-name="ce1983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3</text:p>
          </table:table-cell>
          <table:table-cell table:style-name="ce1983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4</text:p>
          </table:table-cell>
          <table:table-cell table:style-name="ce1983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FACAS05</text:p>
          </table:table-cell>
          <table:table-cell table:style-name="ce1983" office:value-type="string" calcext:value-type="string">
            <text:p>y</text:p>
          </table:table-cell>
          <table:table-cell table:style-name="ce2102" office:value-type="string" calcext:value-type="string">
            <text:p>y</text:p>
          </table:table-cell>
          <table:table-cell table:style-name="ce2218" office:value-type="string" calcext:value-type="string">
            <text:p>n</text:p>
          </table:table-cell>
          <table:table-cell table:style-name="ce24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AMUZ</text:p>
          </table:table-cell>
          <table:table-cell table:style-name="ce1984" office:value-type="string" calcext:value-type="string">
            <text:p>n</text:p>
          </table:table-cell>
          <table:table-cell table:style-name="ce2103" office:value-type="string" calcext:value-type="string">
            <text:p>y</text:p>
          </table:table-cell>
          <table:table-cell table:style-name="ce2219" office:value-type="string" calcext:value-type="string">
            <text:p>n</text:p>
          </table:table-cell>
          <table:table-cell table:style-name="ce24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UPOR</text:p>
          </table:table-cell>
          <table:table-cell table:style-name="ce1985" office:value-type="string" calcext:value-type="string">
            <text:p>n</text:p>
          </table:table-cell>
          <table:table-cell table:style-name="ce2104" office:value-type="string" calcext:value-type="string">
            <text:p>y</text:p>
          </table:table-cell>
          <table:table-cell table:style-name="ce2220" office:value-type="string" calcext:value-type="string">
            <text:p>n</text:p>
          </table:table-cell>
          <table:table-cell table:style-name="ce24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</text:p>
          </table:table-cell>
          <table:table-cell table:style-name="ce1985" office:value-type="string" calcext:value-type="string">
            <text:p>n</text:p>
          </table:table-cell>
          <table:table-cell table:style-name="ce2104" office:value-type="string" calcext:value-type="string">
            <text:p>n</text:p>
          </table:table-cell>
          <table:table-cell table:style-name="ce2220" office:value-type="string" calcext:value-type="string">
            <text:p>n</text:p>
          </table:table-cell>
          <table:table-cell table:style-name="ce24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OI01</text:p>
          </table:table-cell>
          <table:table-cell table:style-name="ce1985" office:value-type="string" calcext:value-type="string">
            <text:p>n</text:p>
          </table:table-cell>
          <table:table-cell table:style-name="ce2104" office:value-type="string" calcext:value-type="string">
            <text:p>n</text:p>
          </table:table-cell>
          <table:table-cell table:style-name="ce2220" office:value-type="string" calcext:value-type="string">
            <text:p>n</text:p>
          </table:table-cell>
          <table:table-cell table:style-name="ce24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AZUO</text:p>
          </table:table-cell>
          <table:table-cell table:style-name="ce1985" office:value-type="string" calcext:value-type="string">
            <text:p>n</text:p>
          </table:table-cell>
          <table:table-cell table:style-name="ce2104" office:value-type="string" calcext:value-type="string">
            <text:p>n</text:p>
          </table:table-cell>
          <table:table-cell table:style-name="ce2220" office:value-type="string" calcext:value-type="string">
            <text:p>n</text:p>
          </table:table-cell>
          <table:table-cell table:style-name="ce24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AA</text:p>
          </table:table-cell>
          <table:table-cell table:style-name="ce1985" office:value-type="string" calcext:value-type="string">
            <text:p>n</text:p>
          </table:table-cell>
          <table:table-cell table:style-name="ce2104" office:value-type="string" calcext:value-type="string">
            <text:p>y</text:p>
          </table:table-cell>
          <table:table-cell table:style-name="ce2220" office:value-type="string" calcext:value-type="string">
            <text:p>n</text:p>
          </table:table-cell>
          <table:table-cell table:style-name="ce24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EE</text:p>
          </table:table-cell>
          <table:table-cell table:style-name="ce1985" office:value-type="string" calcext:value-type="string">
            <text:p>n</text:p>
          </table:table-cell>
          <table:table-cell table:style-name="ce2104" office:value-type="string" calcext:value-type="string">
            <text:p>y</text:p>
          </table:table-cell>
          <table:table-cell table:style-name="ce2220" office:value-type="string" calcext:value-type="string">
            <text:p>n</text:p>
          </table:table-cell>
          <table:table-cell table:style-name="ce24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NEBII</text:p>
          </table:table-cell>
          <table:table-cell table:style-name="ce1985" office:value-type="string" calcext:value-type="string">
            <text:p>n</text:p>
          </table:table-cell>
          <table:table-cell table:style-name="ce2104" office:value-type="string" calcext:value-type="string">
            <text:p>n</text:p>
          </table:table-cell>
          <table:table-cell table:style-name="ce2220" office:value-type="string" calcext:value-type="string">
            <text:p>n</text:p>
          </table:table-cell>
          <table:table-cell table:style-name="ce24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SUS</text:p>
          </table:table-cell>
          <table:table-cell table:style-name="ce1986" office:value-type="string" calcext:value-type="string">
            <text:p>n</text:p>
          </table:table-cell>
          <table:table-cell table:style-name="ce2105" office:value-type="string" calcext:value-type="string">
            <text:p>n</text:p>
          </table:table-cell>
          <table:table-cell table:style-name="ce2221" office:value-type="string" calcext:value-type="string">
            <text:p>n</text:p>
          </table:table-cell>
          <table:table-cell table:style-name="ce24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PITAZ</text:p>
          </table:table-cell>
          <table:table-cell table:style-name="ce1986" office:value-type="string" calcext:value-type="string">
            <text:p>n</text:p>
          </table:table-cell>
          <table:table-cell table:style-name="ce2105" office:value-type="string" calcext:value-type="string">
            <text:p>n</text:p>
          </table:table-cell>
          <table:table-cell table:style-name="ce2221" office:value-type="string" calcext:value-type="string">
            <text:p>n</text:p>
          </table:table-cell>
          <table:table-cell table:style-name="ce24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QUHEF</text:p>
          </table:table-cell>
          <table:table-cell table:style-name="ce1987" office:value-type="string" calcext:value-type="string">
            <text:p>n</text:p>
          </table:table-cell>
          <table:table-cell table:style-name="ce2106" office:value-type="string" calcext:value-type="string">
            <text:p>y</text:p>
          </table:table-cell>
          <table:table-cell table:style-name="ce2222" office:value-type="string" calcext:value-type="string">
            <text:p>y</text:p>
          </table:table-cell>
          <table:table-cell table:style-name="ce24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IBEO</text:p>
          </table:table-cell>
          <table:table-cell table:style-name="ce1987" office:value-type="string" calcext:value-type="string">
            <text:p>y</text:p>
          </table:table-cell>
          <table:table-cell table:style-name="ce2106" office:value-type="string" calcext:value-type="string">
            <text:p>y</text:p>
          </table:table-cell>
          <table:table-cell table:style-name="ce2222" office:value-type="string" calcext:value-type="string">
            <text:p>y</text:p>
          </table:table-cell>
          <table:table-cell table:style-name="ce24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OWIS</text:p>
          </table:table-cell>
          <table:table-cell table:style-name="ce1988" office:value-type="string" calcext:value-type="string">
            <text:p>n</text:p>
          </table:table-cell>
          <table:table-cell table:style-name="ce2107" office:value-type="string" calcext:value-type="string">
            <text:p>y</text:p>
          </table:table-cell>
          <table:table-cell table:style-name="ce2223" office:value-type="string" calcext:value-type="string">
            <text:p>y</text:p>
          </table:table-cell>
          <table:table-cell table:style-name="ce24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YOKIN</text:p>
          </table:table-cell>
          <table:table-cell table:style-name="ce1989" office:value-type="string" calcext:value-type="string">
            <text:p>y</text:p>
          </table:table-cell>
          <table:table-cell table:style-name="ce2108" office:value-type="string" calcext:value-type="string">
            <text:p>y</text:p>
          </table:table-cell>
          <table:table-cell table:style-name="ce2224" office:value-type="string" calcext:value-type="string">
            <text:p>n</text:p>
          </table:table-cell>
          <table:table-cell table:style-name="ce243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AVUW</text:p>
          </table:table-cell>
          <table:table-cell table:style-name="ce1989" office:value-type="string" calcext:value-type="string">
            <text:p>n</text:p>
          </table:table-cell>
          <table:table-cell table:style-name="ce2108" office:value-type="string" calcext:value-type="string">
            <text:p>n</text:p>
          </table:table-cell>
          <table:table-cell table:style-name="ce2224" office:value-type="string" calcext:value-type="string">
            <text:p>n</text:p>
          </table:table-cell>
          <table:table-cell table:style-name="ce24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NZUS</text:p>
          </table:table-cell>
          <table:table-cell table:style-name="ce1990" office:value-type="string" calcext:value-type="string">
            <text:p>n</text:p>
          </table:table-cell>
          <table:table-cell table:style-name="ce2109" office:value-type="string" calcext:value-type="string">
            <text:p>n</text:p>
          </table:table-cell>
          <table:table-cell table:style-name="ce2225" office:value-type="string" calcext:value-type="string">
            <text:p>n</text:p>
          </table:table-cell>
          <table:table-cell table:style-name="ce24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PHUC</text:p>
          </table:table-cell>
          <table:table-cell table:style-name="ce1990" office:value-type="string" calcext:value-type="string">
            <text:p>n</text:p>
          </table:table-cell>
          <table:table-cell table:style-name="ce2109" office:value-type="string" calcext:value-type="string">
            <text:p>n</text:p>
          </table:table-cell>
          <table:table-cell table:style-name="ce2225" office:value-type="string" calcext:value-type="string">
            <text:p>n</text:p>
          </table:table-cell>
          <table:table-cell table:style-name="ce24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JA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WUX</text:p>
          </table:table-cell>
          <table:table-cell table:number-columns-repeated="3" office:value-type="string" calcext:value-type="string">
            <text:p>n</text:p>
          </table:table-cell>
          <table:table-cell table:style-name="ce24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AH</text:p>
          </table:table-cell>
          <table:table-cell table:number-columns-repeated="3" office:value-type="string" calcext:value-type="string">
            <text:p>n</text:p>
          </table:table-cell>
          <table:table-cell table:style-name="ce244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EL</text:p>
          </table:table-cell>
          <table:table-cell table:number-columns-repeated="3" office:value-type="string" calcext:value-type="string">
            <text:p>n</text:p>
          </table:table-cell>
          <table:table-cell table:style-name="ce24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IP</text:p>
          </table:table-cell>
          <table:table-cell table:number-columns-repeated="3" office:value-type="string" calcext:value-type="string">
            <text:p>n</text:p>
          </table:table-cell>
          <table:table-cell table:style-name="ce24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YZUB</text:p>
          </table:table-cell>
          <table:table-cell table:number-columns-repeated="3" office:value-type="string" calcext:value-type="string">
            <text:p>n</text:p>
          </table:table-cell>
          <table:table-cell table:style-name="ce24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AK</text:p>
          </table:table-cell>
          <table:table-cell table:number-columns-repeated="3" office:value-type="string" calcext:value-type="string">
            <text:p>n</text:p>
          </table:table-cell>
          <table:table-cell table:style-name="ce24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EO</text:p>
          </table:table-cell>
          <table:table-cell table:number-columns-repeated="3" office:value-type="string" calcext:value-type="string">
            <text:p>n</text:p>
          </table:table-cell>
          <table:table-cell table:style-name="ce24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AZBIS</text:p>
          </table:table-cell>
          <table:table-cell table:number-columns-repeated="3" office:value-type="string" calcext:value-type="string">
            <text:p>n</text:p>
          </table:table-cell>
          <table:table-cell table:style-name="ce244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HXOF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MSI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PZOP</text:p>
          </table:table-cell>
          <table:table-cell table:number-columns-repeated="3" office:value-type="string" calcext:value-type="string">
            <text:p>n</text:p>
          </table:table-cell>
          <table:table-cell table:style-name="ce24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OI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4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QUO</text:p>
          </table:table-cell>
          <table:table-cell table:number-columns-repeated="3" office:value-type="string" calcext:value-type="string">
            <text:p>n</text:p>
          </table:table-cell>
          <table:table-cell table:style-name="ce24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AV</text:p>
          </table:table-cell>
          <table:table-cell table:number-columns-repeated="3" office:value-type="string" calcext:value-type="string">
            <text:p>n</text:p>
          </table:table-cell>
          <table:table-cell table:style-name="ce24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Y</text:p>
          </table:table-cell>
          <table:table-cell table:number-columns-repeated="3" office:value-type="string" calcext:value-type="string">
            <text:p>n</text:p>
          </table:table-cell>
          <table:table-cell table:style-name="ce245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C</text:p>
          </table:table-cell>
          <table:table-cell table:number-columns-repeated="3" office:value-type="string" calcext:value-type="string">
            <text:p>n</text:p>
          </table:table-cell>
          <table:table-cell table:style-name="ce245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ID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4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Q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4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YYUE</text:p>
          </table:table-cell>
          <table:table-cell table:style-name="ce1992" office:value-type="string" calcext:value-type="string">
            <text:p>n</text:p>
          </table:table-cell>
          <table:table-cell table:style-name="ce2111" office:value-type="string" calcext:value-type="string">
            <text:p>n</text:p>
          </table:table-cell>
          <table:table-cell table:style-name="ce2227" office:value-type="string" calcext:value-type="string">
            <text:p>n</text:p>
          </table:table-cell>
          <table:table-cell table:style-name="ce24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NYEN</text:p>
          </table:table-cell>
          <table:table-cell table:style-name="ce1993" office:value-type="string" calcext:value-type="string">
            <text:p>n</text:p>
          </table:table-cell>
          <table:table-cell table:style-name="ce2112" office:value-type="string" calcext:value-type="string">
            <text:p>y</text:p>
          </table:table-cell>
          <table:table-cell table:style-name="ce2228" office:value-type="string" calcext:value-type="string">
            <text:p>n</text:p>
          </table:table-cell>
          <table:table-cell table:style-name="ce24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CUM</text:p>
          </table:table-cell>
          <table:table-cell table:style-name="ce1994" office:value-type="string" calcext:value-type="string">
            <text:p>n</text:p>
          </table:table-cell>
          <table:table-cell table:style-name="ce2113" office:value-type="string" calcext:value-type="string">
            <text:p>y</text:p>
          </table:table-cell>
          <table:table-cell table:style-name="ce2229" office:value-type="string" calcext:value-type="string">
            <text:p>y</text:p>
          </table:table-cell>
          <table:table-cell table:style-name="ce24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AT</text:p>
          </table:table-cell>
          <table:table-cell table:style-name="ce1994" office:value-type="string" calcext:value-type="string">
            <text:p>n</text:p>
          </table:table-cell>
          <table:table-cell table:style-name="ce2113" office:value-type="string" calcext:value-type="string">
            <text:p>y</text:p>
          </table:table-cell>
          <table:table-cell table:style-name="ce2229" office:value-type="string" calcext:value-type="string">
            <text:p>y</text:p>
          </table:table-cell>
          <table:table-cell table:style-name="ce24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ORDEX</text:p>
          </table:table-cell>
          <table:table-cell table:style-name="ce1994" office:value-type="string" calcext:value-type="string">
            <text:p>n</text:p>
          </table:table-cell>
          <table:table-cell table:style-name="ce2113" office:value-type="string" calcext:value-type="string">
            <text:p>y</text:p>
          </table:table-cell>
          <table:table-cell table:style-name="ce2229" office:value-type="string" calcext:value-type="string">
            <text:p>n</text:p>
          </table:table-cell>
          <table:table-cell table:style-name="ce24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RKAM</text:p>
          </table:table-cell>
          <table:table-cell table:style-name="ce1995" office:value-type="string" calcext:value-type="string">
            <text:p>n</text:p>
          </table:table-cell>
          <table:table-cell table:style-name="ce2114" office:value-type="string" calcext:value-type="string">
            <text:p>y</text:p>
          </table:table-cell>
          <table:table-cell table:style-name="ce2230" office:value-type="string" calcext:value-type="string">
            <text:p>y</text:p>
          </table:table-cell>
          <table:table-cell table:style-name="ce24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UJRAE</text:p>
          </table:table-cell>
          <table:table-cell table:style-name="ce1996" office:value-type="string" calcext:value-type="string">
            <text:p>n</text:p>
          </table:table-cell>
          <table:table-cell table:style-name="ce2115" office:value-type="string" calcext:value-type="string">
            <text:p>y</text:p>
          </table:table-cell>
          <table:table-cell table:style-name="ce2231" office:value-type="string" calcext:value-type="string">
            <text:p>n</text:p>
          </table:table-cell>
          <table:table-cell table:style-name="ce24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AMLAK</text:p>
          </table:table-cell>
          <table:table-cell table:style-name="ce1997" office:value-type="string" calcext:value-type="string">
            <text:p>n</text:p>
          </table:table-cell>
          <table:table-cell table:style-name="ce2116" office:value-type="string" calcext:value-type="string">
            <text:p>y</text:p>
          </table:table-cell>
          <table:table-cell table:style-name="ce2232" office:value-type="string" calcext:value-type="string">
            <text:p>n</text:p>
          </table:table-cell>
          <table:table-cell table:style-name="ce24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IYMUY</text:p>
          </table:table-cell>
          <table:table-cell table:style-name="ce1998" office:value-type="string" calcext:value-type="string">
            <text:p>n</text:p>
          </table:table-cell>
          <table:table-cell table:style-name="ce2117" office:value-type="string" calcext:value-type="string">
            <text:p>n</text:p>
          </table:table-cell>
          <table:table-cell table:style-name="ce2233" office:value-type="string" calcext:value-type="string">
            <text:p>n</text:p>
          </table:table-cell>
          <table:table-cell table:style-name="ce246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UZCAI</text:p>
          </table:table-cell>
          <table:table-cell table:style-name="ce1999" office:value-type="string" calcext:value-type="string">
            <text:p>n</text:p>
          </table:table-cell>
          <table:table-cell table:style-name="ce2118" office:value-type="string" calcext:value-type="string">
            <text:p>n</text:p>
          </table:table-cell>
          <table:table-cell table:style-name="ce2234" office:value-type="string" calcext:value-type="string">
            <text:p>n</text:p>
          </table:table-cell>
          <table:table-cell table:style-name="ce24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EPEQ</text:p>
          </table:table-cell>
          <table:table-cell table:style-name="ce2000" office:value-type="string" calcext:value-type="string">
            <text:p>n</text:p>
          </table:table-cell>
          <table:table-cell table:style-name="ce2119" office:value-type="string" calcext:value-type="string">
            <text:p>n</text:p>
          </table:table-cell>
          <table:table-cell table:style-name="ce2235" office:value-type="string" calcext:value-type="string">
            <text:p>n</text:p>
          </table:table-cell>
          <table:table-cell table:style-name="ce24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OO</text:p>
          </table:table-cell>
          <table:table-cell table:style-name="ce2001" office:value-type="string" calcext:value-type="string">
            <text:p>n</text:p>
          </table:table-cell>
          <table:table-cell table:style-name="ce2120" office:value-type="string" calcext:value-type="string">
            <text:p>n</text:p>
          </table:table-cell>
          <table:table-cell table:style-name="ce2236" office:value-type="string" calcext:value-type="string">
            <text:p>n</text:p>
          </table:table-cell>
          <table:table-cell table:style-name="ce24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SUU</text:p>
          </table:table-cell>
          <table:table-cell table:style-name="ce2001" office:value-type="string" calcext:value-type="string">
            <text:p>y</text:p>
          </table:table-cell>
          <table:table-cell table:style-name="ce2120" office:value-type="string" calcext:value-type="string">
            <text:p>y</text:p>
          </table:table-cell>
          <table:table-cell table:style-name="ce2236" office:value-type="string" calcext:value-type="string">
            <text:p>y</text:p>
          </table:table-cell>
          <table:table-cell table:style-name="ce24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TUT</text:p>
          </table:table-cell>
          <table:table-cell table:style-name="ce2001" office:value-type="string" calcext:value-type="string">
            <text:p>n</text:p>
          </table:table-cell>
          <table:table-cell table:style-name="ce2120" office:value-type="string" calcext:value-type="string">
            <text:p>y</text:p>
          </table:table-cell>
          <table:table-cell table:style-name="ce2236" office:value-type="string" calcext:value-type="string">
            <text:p>n</text:p>
          </table:table-cell>
          <table:table-cell table:style-name="ce24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AB</text:p>
          </table:table-cell>
          <table:table-cell table:style-name="ce2001" office:value-type="string" calcext:value-type="string">
            <text:p>n</text:p>
          </table:table-cell>
          <table:table-cell table:style-name="ce2120" office:value-type="string" calcext:value-type="string">
            <text:p>y</text:p>
          </table:table-cell>
          <table:table-cell table:style-name="ce2236" office:value-type="string" calcext:value-type="string">
            <text:p>n</text:p>
          </table:table-cell>
          <table:table-cell table:style-name="ce24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FOVEF</text:p>
          </table:table-cell>
          <table:table-cell table:style-name="ce2001" office:value-type="string" calcext:value-type="string">
            <text:p>n</text:p>
          </table:table-cell>
          <table:table-cell table:style-name="ce2120" office:value-type="string" calcext:value-type="string">
            <text:p>y</text:p>
          </table:table-cell>
          <table:table-cell table:style-name="ce2236" office:value-type="string" calcext:value-type="string">
            <text:p>n</text:p>
          </table:table-cell>
          <table:table-cell table:style-name="ce247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</text:p>
          </table:table-cell>
          <table:table-cell table:style-name="ce2001" office:value-type="string" calcext:value-type="string">
            <text:p>n</text:p>
          </table:table-cell>
          <table:table-cell table:style-name="ce2120" office:value-type="string" calcext:value-type="string">
            <text:p>y</text:p>
          </table:table-cell>
          <table:table-cell table:style-name="ce2236" office:value-type="string" calcext:value-type="string">
            <text:p>y</text:p>
          </table:table-cell>
          <table:table-cell table:style-name="ce24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GUQIK01</text:p>
          </table:table-cell>
          <table:table-cell table:style-name="ce2001" office:value-type="string" calcext:value-type="string">
            <text:p>n</text:p>
          </table:table-cell>
          <table:table-cell table:style-name="ce2120" office:value-type="string" calcext:value-type="string">
            <text:p>y</text:p>
          </table:table-cell>
          <table:table-cell table:style-name="ce2236"/>
          <table:table-cell table:style-name="ce247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SUNIV</text:p>
          </table:table-cell>
          <table:table-cell table:style-name="ce2002" office:value-type="string" calcext:value-type="string">
            <text:p>n</text:p>
          </table:table-cell>
          <table:table-cell table:style-name="ce2121" office:value-type="string" calcext:value-type="string">
            <text:p>n</text:p>
          </table:table-cell>
          <table:table-cell table:style-name="ce2237" office:value-type="string" calcext:value-type="string">
            <text:p>n</text:p>
          </table:table-cell>
          <table:table-cell table:style-name="ce24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IZOKUF</text:p>
          </table:table-cell>
          <table:table-cell table:style-name="ce2003" office:value-type="string" calcext:value-type="string">
            <text:p>n</text:p>
          </table:table-cell>
          <table:table-cell table:style-name="ce2122" office:value-type="string" calcext:value-type="string">
            <text:p>y</text:p>
          </table:table-cell>
          <table:table-cell table:style-name="ce2238" office:value-type="string" calcext:value-type="string">
            <text:p>n</text:p>
          </table:table-cell>
          <table:table-cell table:style-name="ce24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CFIG</text:p>
          </table:table-cell>
          <table:table-cell table:style-name="ce2004" office:value-type="string" calcext:value-type="string">
            <text:p>n</text:p>
          </table:table-cell>
          <table:table-cell table:style-name="ce2123" office:value-type="string" calcext:value-type="string">
            <text:p>n</text:p>
          </table:table-cell>
          <table:table-cell table:style-name="ce2239" office:value-type="string" calcext:value-type="string">
            <text:p>n</text:p>
          </table:table-cell>
          <table:table-cell table:style-name="ce24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IJ</text:p>
          </table:table-cell>
          <table:table-cell table:style-name="ce2004" office:value-type="string" calcext:value-type="string">
            <text:p>n</text:p>
          </table:table-cell>
          <table:table-cell table:style-name="ce2123" office:value-type="string" calcext:value-type="string">
            <text:p>n</text:p>
          </table:table-cell>
          <table:table-cell table:style-name="ce2239" office:value-type="string" calcext:value-type="string">
            <text:p>n</text:p>
          </table:table-cell>
          <table:table-cell table:style-name="ce24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MUV</text:p>
          </table:table-cell>
          <table:table-cell table:style-name="ce2004" office:value-type="string" calcext:value-type="string">
            <text:p>n</text:p>
          </table:table-cell>
          <table:table-cell table:style-name="ce2123" office:value-type="string" calcext:value-type="string">
            <text:p>n</text:p>
          </table:table-cell>
          <table:table-cell table:style-name="ce2239" office:value-type="string" calcext:value-type="string">
            <text:p>n</text:p>
          </table:table-cell>
          <table:table-cell table:style-name="ce24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EVNAC</text:p>
          </table:table-cell>
          <table:table-cell table:style-name="ce2004" office:value-type="string" calcext:value-type="string">
            <text:p>n</text:p>
          </table:table-cell>
          <table:table-cell table:style-name="ce2123" office:value-type="string" calcext:value-type="string">
            <text:p>n</text:p>
          </table:table-cell>
          <table:table-cell table:style-name="ce2239" office:value-type="string" calcext:value-type="string">
            <text:p>n</text:p>
          </table:table-cell>
          <table:table-cell table:style-name="ce24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AL</text:p>
          </table:table-cell>
          <table:table-cell table:style-name="ce2005" office:value-type="string" calcext:value-type="string">
            <text:p>n</text:p>
          </table:table-cell>
          <table:table-cell table:style-name="ce2124" office:value-type="string" calcext:value-type="string">
            <text:p>y</text:p>
          </table:table-cell>
          <table:table-cell table:style-name="ce2240" office:value-type="string" calcext:value-type="string">
            <text:p>y</text:p>
          </table:table-cell>
          <table:table-cell table:style-name="ce24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EP</text:p>
          </table:table-cell>
          <table:table-cell table:style-name="ce2005" office:value-type="string" calcext:value-type="string">
            <text:p>n</text:p>
          </table:table-cell>
          <table:table-cell table:style-name="ce2124" office:value-type="string" calcext:value-type="string">
            <text:p>n</text:p>
          </table:table-cell>
          <table:table-cell table:style-name="ce2240" office:value-type="string" calcext:value-type="string">
            <text:p>n</text:p>
          </table:table-cell>
          <table:table-cell table:style-name="ce24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IJHIT</text:p>
          </table:table-cell>
          <table:table-cell table:style-name="ce2005" office:value-type="string" calcext:value-type="string">
            <text:p>n</text:p>
          </table:table-cell>
          <table:table-cell table:style-name="ce2124" office:value-type="string" calcext:value-type="string">
            <text:p>n</text:p>
          </table:table-cell>
          <table:table-cell table:style-name="ce2240" office:value-type="string" calcext:value-type="string">
            <text:p>n</text:p>
          </table:table-cell>
          <table:table-cell table:style-name="ce24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EWHIG</text:p>
          </table:table-cell>
          <table:table-cell table:style-name="ce2006" office:value-type="string" calcext:value-type="string">
            <text:p>n</text:p>
          </table:table-cell>
          <table:table-cell table:style-name="ce2125" office:value-type="string" calcext:value-type="string">
            <text:p>n</text:p>
          </table:table-cell>
          <table:table-cell table:style-name="ce2241" office:value-type="string" calcext:value-type="string">
            <text:p>n</text:p>
          </table:table-cell>
          <table:table-cell table:style-name="ce24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JSUE</text:p>
          </table:table-cell>
          <table:table-cell table:style-name="ce2007" office:value-type="string" calcext:value-type="string">
            <text:p>n</text:p>
          </table:table-cell>
          <table:table-cell table:style-name="ce2126" office:value-type="string" calcext:value-type="string">
            <text:p>y</text:p>
          </table:table-cell>
          <table:table-cell table:style-name="ce2242" office:value-type="string" calcext:value-type="string">
            <text:p>y</text:p>
          </table:table-cell>
          <table:table-cell table:style-name="ce24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II</text:p>
          </table:table-cell>
          <table:table-cell table:style-name="ce2008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3" office:value-type="string" calcext:value-type="string">
            <text:p>n</text:p>
          </table:table-cell>
          <table:table-cell table:style-name="ce24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KUXTUU</text:p>
          </table:table-cell>
          <table:table-cell table:style-name="ce2008" office:value-type="string" calcext:value-type="string">
            <text:p>n</text:p>
          </table:table-cell>
          <table:table-cell table:style-name="ce2127" office:value-type="string" calcext:value-type="string">
            <text:p>n</text:p>
          </table:table-cell>
          <table:table-cell table:style-name="ce2243" office:value-type="string" calcext:value-type="string">
            <text:p>n</text:p>
          </table:table-cell>
          <table:table-cell table:style-name="ce24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DSUE</text:p>
          </table:table-cell>
          <table:table-cell table:style-name="ce2009" office:value-type="string" calcext:value-type="string">
            <text:p>n</text:p>
          </table:table-cell>
          <table:table-cell table:style-name="ce2128" office:value-type="string" calcext:value-type="string">
            <text:p>n</text:p>
          </table:table-cell>
          <table:table-cell table:style-name="ce2244" office:value-type="string" calcext:value-type="string">
            <text:p>n</text:p>
          </table:table-cell>
          <table:table-cell table:style-name="ce249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WUR</text:p>
          </table:table-cell>
          <table:table-cell table:style-name="ce2009" office:value-type="string" calcext:value-type="string">
            <text:p>y</text:p>
          </table:table-cell>
          <table:table-cell table:style-name="ce2128" office:value-type="string" calcext:value-type="string">
            <text:p>y</text:p>
          </table:table-cell>
          <table:table-cell table:style-name="ce2244" office:value-type="string" calcext:value-type="string">
            <text:p>n</text:p>
          </table:table-cell>
          <table:table-cell table:style-name="ce24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AY</text:p>
          </table:table-cell>
          <table:table-cell table:style-name="ce2009" office:value-type="string" calcext:value-type="string">
            <text:p>y</text:p>
          </table:table-cell>
          <table:table-cell table:style-name="ce2128" office:value-type="string" calcext:value-type="string">
            <text:p>y</text:p>
          </table:table-cell>
          <table:table-cell table:style-name="ce2244" office:value-type="string" calcext:value-type="string">
            <text:p>n</text:p>
          </table:table-cell>
          <table:table-cell table:style-name="ce24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JXIG</text:p>
          </table:table-cell>
          <table:table-cell table:style-name="ce2009" office:value-type="string" calcext:value-type="string">
            <text:p>n</text:p>
          </table:table-cell>
          <table:table-cell table:style-name="ce2128" office:value-type="string" calcext:value-type="string">
            <text:p>y</text:p>
          </table:table-cell>
          <table:table-cell table:style-name="ce2244" office:value-type="string" calcext:value-type="string">
            <text:p>y</text:p>
          </table:table-cell>
          <table:table-cell table:style-name="ce24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MNIX</text:p>
          </table:table-cell>
          <table:table-cell table:style-name="ce2009" office:value-type="string" calcext:value-type="string">
            <text:p>n</text:p>
          </table:table-cell>
          <table:table-cell table:style-name="ce2128" office:value-type="string" calcext:value-type="string">
            <text:p>y</text:p>
          </table:table-cell>
          <table:table-cell table:style-name="ce2244" office:value-type="string" calcext:value-type="string">
            <text:p>y</text:p>
          </table:table-cell>
          <table:table-cell table:style-name="ce24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VUF</text:p>
          </table:table-cell>
          <table:table-cell table:style-name="ce2010" office:value-type="string" calcext:value-type="string">
            <text:p>n</text:p>
          </table:table-cell>
          <table:table-cell table:style-name="ce2129" office:value-type="string" calcext:value-type="string">
            <text:p>y</text:p>
          </table:table-cell>
          <table:table-cell table:style-name="ce2245" office:value-type="string" calcext:value-type="string">
            <text:p>y</text:p>
          </table:table-cell>
          <table:table-cell table:style-name="ce24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YWAM</text:p>
          </table:table-cell>
          <table:table-cell table:style-name="ce2010" office:value-type="string" calcext:value-type="string">
            <text:p>n</text:p>
          </table:table-cell>
          <table:table-cell table:style-name="ce2129" office:value-type="string" calcext:value-type="string">
            <text:p>y</text:p>
          </table:table-cell>
          <table:table-cell table:style-name="ce2245" office:value-type="string" calcext:value-type="string">
            <text:p>y</text:p>
          </table:table-cell>
          <table:table-cell table:style-name="ce24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EZ</text:p>
          </table:table-cell>
          <table:table-cell table:style-name="ce2011" office:value-type="string" calcext:value-type="string">
            <text:p>n</text:p>
          </table:table-cell>
          <table:table-cell table:style-name="ce2130" office:value-type="string" calcext:value-type="string">
            <text:p>y</text:p>
          </table:table-cell>
          <table:table-cell table:style-name="ce2246" office:value-type="string" calcext:value-type="string">
            <text:p>y</text:p>
          </table:table-cell>
          <table:table-cell table:style-name="ce25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ID</text:p>
          </table:table-cell>
          <table:table-cell table:style-name="ce2011" office:value-type="string" calcext:value-type="string">
            <text:p>n</text:p>
          </table:table-cell>
          <table:table-cell table:style-name="ce2130" office:value-type="string" calcext:value-type="string">
            <text:p>y</text:p>
          </table:table-cell>
          <table:table-cell table:style-name="ce2246" office:value-type="string" calcext:value-type="string">
            <text:p>y</text:p>
          </table:table-cell>
          <table:table-cell table:style-name="ce25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YOJ</text:p>
          </table:table-cell>
          <table:table-cell table:style-name="ce2011" office:value-type="string" calcext:value-type="string">
            <text:p>n</text:p>
          </table:table-cell>
          <table:table-cell table:style-name="ce2130" office:value-type="string" calcext:value-type="string">
            <text:p>n</text:p>
          </table:table-cell>
          <table:table-cell table:style-name="ce2246" office:value-type="string" calcext:value-type="string">
            <text:p>n</text:p>
          </table:table-cell>
          <table:table-cell table:style-name="ce25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BZAW</text:p>
          </table:table-cell>
          <table:table-cell table:style-name="ce2011" office:value-type="string" calcext:value-type="string">
            <text:p>n</text:p>
          </table:table-cell>
          <table:table-cell table:style-name="ce2130" office:value-type="string" calcext:value-type="string">
            <text:p>y</text:p>
          </table:table-cell>
          <table:table-cell table:style-name="ce2246" office:value-type="string" calcext:value-type="string">
            <text:p>n</text:p>
          </table:table-cell>
          <table:table-cell table:style-name="ce25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AF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EJ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style-name="ce2247" office:value-type="string" calcext:value-type="string">
            <text:p>n</text:p>
          </table:table-cell>
          <table:table-cell table:style-name="ce25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IN</text:p>
          </table:table-cell>
          <table:table-cell table:style-name="ce2012" office:value-type="string" calcext:value-type="string">
            <text:p>y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OT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WUZ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AG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NXEK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style-name="ce2247" office:value-type="string" calcext:value-type="string">
            <text:p>y</text:p>
          </table:table-cell>
          <table:table-cell table:style-name="ce25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QXIP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AB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EF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style-name="ce2247" office:value-type="string" calcext:value-type="string">
            <text:p>n</text:p>
          </table:table-cell>
          <table:table-cell table:style-name="ce25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IJ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style-name="ce2247" office:value-type="string" calcext:value-type="string">
            <text:p>n</text:p>
          </table:table-cell>
          <table:table-cell table:style-name="ce25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LOP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style-name="ce2247" office:value-type="string" calcext:value-type="string">
            <text:p>n</text:p>
          </table:table-cell>
          <table:table-cell table:style-name="ce25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WMIK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n</text:p>
          </table:table-cell>
          <table:table-cell table:style-name="ce25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SUE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n</text:p>
          </table:table-cell>
          <table:table-cell table:style-name="ce25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AL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style-name="ce2247" office:value-type="string" calcext:value-type="string">
            <text:p>n</text:p>
          </table:table-cell>
          <table:table-cell table:style-name="ce25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EP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n</text:p>
          </table:table-cell>
          <table:table-cell table:style-name="ce2247" office:value-type="string" calcext:value-type="string">
            <text:p>n</text:p>
          </table:table-cell>
          <table:table-cell table:style-name="ce25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XTIT</text:p>
          </table:table-cell>
          <table:table-cell table:style-name="ce2012" office:value-type="string" calcext:value-type="string">
            <text:p>n</text:p>
          </table:table-cell>
          <table:table-cell table:style-name="ce2131" office:value-type="string" calcext:value-type="string">
            <text:p>y</text:p>
          </table:table-cell>
          <table:table-cell table:style-name="ce2247" office:value-type="string" calcext:value-type="string">
            <text:p>y</text:p>
          </table:table-cell>
          <table:table-cell table:style-name="ce25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DTIC</text:p>
          </table:table-cell>
          <table:table-cell table:style-name="ce2013" office:value-type="string" calcext:value-type="string">
            <text:p>n</text:p>
          </table:table-cell>
          <table:table-cell table:style-name="ce2132" office:value-type="string" calcext:value-type="string">
            <text:p>y</text:p>
          </table:table-cell>
          <table:table-cell table:style-name="ce2248" office:value-type="string" calcext:value-type="string">
            <text:p>n</text:p>
          </table:table-cell>
          <table:table-cell table:style-name="ce25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BFIS</text:p>
          </table:table-cell>
          <table:table-cell table:style-name="ce2014" office:value-type="string" calcext:value-type="string">
            <text:p>n</text:p>
          </table:table-cell>
          <table:table-cell table:style-name="ce2133" office:value-type="string" calcext:value-type="string">
            <text:p>n</text:p>
          </table:table-cell>
          <table:table-cell table:style-name="ce2249" office:value-type="string" calcext:value-type="string">
            <text:p>n</text:p>
          </table:table-cell>
          <table:table-cell table:style-name="ce25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NMAD</text:p>
          </table:table-cell>
          <table:table-cell table:style-name="ce2015" office:value-type="string" calcext:value-type="string">
            <text:p>n</text:p>
          </table:table-cell>
          <table:table-cell table:style-name="ce2134" office:value-type="string" calcext:value-type="string">
            <text:p>n</text:p>
          </table:table-cell>
          <table:table-cell table:style-name="ce2250" office:value-type="string" calcext:value-type="string">
            <text:p>n</text:p>
          </table:table-cell>
          <table:table-cell table:style-name="ce252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WPOE</text:p>
          </table:table-cell>
          <table:table-cell table:style-name="ce2016" office:value-type="string" calcext:value-type="string">
            <text:p>n</text:p>
          </table:table-cell>
          <table:table-cell table:style-name="ce2135" office:value-type="string" calcext:value-type="string">
            <text:p>y</text:p>
          </table:table-cell>
          <table:table-cell table:style-name="ce2251" office:value-type="string" calcext:value-type="string">
            <text:p>n</text:p>
          </table:table-cell>
          <table:table-cell table:style-name="ce25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UJJEF</text:p>
          </table:table-cell>
          <table:table-cell table:style-name="ce2017" office:value-type="string" calcext:value-type="string">
            <text:p>n</text:p>
          </table:table-cell>
          <table:table-cell table:style-name="ce2136" office:value-type="string" calcext:value-type="string">
            <text:p>n</text:p>
          </table:table-cell>
          <table:table-cell table:style-name="ce2252" office:value-type="string" calcext:value-type="string">
            <text:p>n</text:p>
          </table:table-cell>
          <table:table-cell table:style-name="ce253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MOE</text:p>
          </table:table-cell>
          <table:table-cell table:style-name="ce2018" office:value-type="string" calcext:value-type="string">
            <text:p>n</text:p>
          </table:table-cell>
          <table:table-cell table:style-name="ce2137" office:value-type="string" calcext:value-type="string">
            <text:p>y</text:p>
          </table:table-cell>
          <table:table-cell table:style-name="ce2253" office:value-type="string" calcext:value-type="string">
            <text:p>y</text:p>
          </table:table-cell>
          <table:table-cell table:style-name="ce25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MNAR</text:p>
          </table:table-cell>
          <table:table-cell table:style-name="ce2018" office:value-type="string" calcext:value-type="string">
            <text:p>y</text:p>
          </table:table-cell>
          <table:table-cell table:style-name="ce2137" office:value-type="string" calcext:value-type="string">
            <text:p>y</text:p>
          </table:table-cell>
          <table:table-cell table:style-name="ce2253" office:value-type="string" calcext:value-type="string">
            <text:p>y</text:p>
          </table:table-cell>
          <table:table-cell table:style-name="ce25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NJEV</text:p>
          </table:table-cell>
          <table:table-cell table:style-name="ce2019" office:value-type="string" calcext:value-type="string">
            <text:p>n</text:p>
          </table:table-cell>
          <table:table-cell table:style-name="ce2138" office:value-type="string" calcext:value-type="string">
            <text:p>y</text:p>
          </table:table-cell>
          <table:table-cell table:style-name="ce2254" office:value-type="string" calcext:value-type="string">
            <text:p>n</text:p>
          </table:table-cell>
          <table:table-cell table:style-name="ce25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QGAQ</text:p>
          </table:table-cell>
          <table:table-cell table:style-name="ce2019" office:value-type="string" calcext:value-type="string">
            <text:p>n</text:p>
          </table:table-cell>
          <table:table-cell table:style-name="ce2138" office:value-type="string" calcext:value-type="string">
            <text:p>n</text:p>
          </table:table-cell>
          <table:table-cell table:style-name="ce2254" office:value-type="string" calcext:value-type="string">
            <text:p>n</text:p>
          </table:table-cell>
          <table:table-cell table:style-name="ce25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TSOW</text:p>
          </table:table-cell>
          <table:table-cell table:style-name="ce2020" office:value-type="string" calcext:value-type="string">
            <text:p>n</text:p>
          </table:table-cell>
          <table:table-cell table:style-name="ce2139" office:value-type="string" calcext:value-type="string">
            <text:p>y</text:p>
          </table:table-cell>
          <table:table-cell table:style-name="ce2255" office:value-type="string" calcext:value-type="string">
            <text:p>n</text:p>
          </table:table-cell>
          <table:table-cell table:style-name="ce25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WMIM</text:p>
          </table:table-cell>
          <table:table-cell table:style-name="ce2021" office:value-type="string" calcext:value-type="string">
            <text:p>n</text:p>
          </table:table-cell>
          <table:table-cell table:style-name="ce2140" office:value-type="string" calcext:value-type="string">
            <text:p>n</text:p>
          </table:table-cell>
          <table:table-cell table:style-name="ce2256" office:value-type="string" calcext:value-type="string">
            <text:p>n</text:p>
          </table:table-cell>
          <table:table-cell table:style-name="ce25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OO</text:p>
          </table:table-cell>
          <table:table-cell table:style-name="ce2021" office:value-type="string" calcext:value-type="string">
            <text:p>n</text:p>
          </table:table-cell>
          <table:table-cell table:style-name="ce2140" office:value-type="string" calcext:value-type="string">
            <text:p>n</text:p>
          </table:table-cell>
          <table:table-cell table:style-name="ce2256" office:value-type="string" calcext:value-type="string">
            <text:p>n</text:p>
          </table:table-cell>
          <table:table-cell table:style-name="ce25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JUU</text:p>
          </table:table-cell>
          <table:table-cell table:style-name="ce2021" office:value-type="string" calcext:value-type="string">
            <text:p>n</text:p>
          </table:table-cell>
          <table:table-cell table:style-name="ce2140" office:value-type="string" calcext:value-type="string">
            <text:p>y</text:p>
          </table:table-cell>
          <table:table-cell table:style-name="ce2256" office:value-type="string" calcext:value-type="string">
            <text:p>n</text:p>
          </table:table-cell>
          <table:table-cell table:style-name="ce25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XKAB</text:p>
          </table:table-cell>
          <table:table-cell table:style-name="ce2021" office:value-type="string" calcext:value-type="string">
            <text:p>n</text:p>
          </table:table-cell>
          <table:table-cell table:style-name="ce2140" office:value-type="string" calcext:value-type="string">
            <text:p>y</text:p>
          </table:table-cell>
          <table:table-cell table:style-name="ce2256" office:value-type="string" calcext:value-type="string">
            <text:p>n</text:p>
          </table:table-cell>
          <table:table-cell table:style-name="ce25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IL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y</text:p>
          </table:table-cell>
          <table:table-cell table:style-name="ce25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OR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y</text:p>
          </table:table-cell>
          <table:table-cell table:style-name="ce25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VUX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y</text:p>
          </table:table-cell>
          <table:table-cell table:style-name="ce25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AE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y</text:p>
          </table:table-cell>
          <table:table-cell table:style-name="ce25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EI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y</text:p>
          </table:table-cell>
          <table:table-cell table:style-name="ce25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IM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y</text:p>
          </table:table-cell>
          <table:table-cell table:style-name="ce25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XWOS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y</text:p>
          </table:table-cell>
          <table:table-cell table:style-name="ce25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FQUI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n</text:p>
          </table:table-cell>
          <table:table-cell table:style-name="ce2257" office:value-type="string" calcext:value-type="string">
            <text:p>n</text:p>
          </table:table-cell>
          <table:table-cell table:style-name="ce254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HTIZ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y</text:p>
          </table:table-cell>
          <table:table-cell table:style-name="ce2257" office:value-type="string" calcext:value-type="string">
            <text:p>n</text:p>
          </table:table-cell>
          <table:table-cell table:style-name="ce25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MPIC</text:p>
          </table:table-cell>
          <table:table-cell table:style-name="ce2022" office:value-type="string" calcext:value-type="string">
            <text:p>n</text:p>
          </table:table-cell>
          <table:table-cell table:style-name="ce2141" office:value-type="string" calcext:value-type="string">
            <text:p>n</text:p>
          </table:table-cell>
          <table:table-cell table:style-name="ce2257" office:value-type="string" calcext:value-type="string">
            <text:p>n</text:p>
          </table:table-cell>
          <table:table-cell table:style-name="ce25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TQEG</text:p>
          </table:table-cell>
          <table:table-cell table:style-name="ce2023" office:value-type="string" calcext:value-type="string">
            <text:p>n</text:p>
          </table:table-cell>
          <table:table-cell table:style-name="ce2142" office:value-type="string" calcext:value-type="string">
            <text:p>y</text:p>
          </table:table-cell>
          <table:table-cell table:style-name="ce2258" office:value-type="string" calcext:value-type="string">
            <text:p>y</text:p>
          </table:table-cell>
          <table:table-cell table:style-name="ce25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AVMED</text:p>
          </table:table-cell>
          <table:table-cell table:style-name="ce2023" office:value-type="string" calcext:value-type="string">
            <text:p>n</text:p>
          </table:table-cell>
          <table:table-cell table:style-name="ce2142" office:value-type="string" calcext:value-type="string">
            <text:p>y</text:p>
          </table:table-cell>
          <table:table-cell table:style-name="ce2258" office:value-type="string" calcext:value-type="string">
            <text:p>n</text:p>
          </table:table-cell>
          <table:table-cell table:style-name="ce25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MTUU</text:p>
          </table:table-cell>
          <table:table-cell table:style-name="ce2024" office:value-type="string" calcext:value-type="string">
            <text:p>n</text:p>
          </table:table-cell>
          <table:table-cell table:style-name="ce2143" office:value-type="string" calcext:value-type="string">
            <text:p>n</text:p>
          </table:table-cell>
          <table:table-cell table:style-name="ce2259" office:value-type="string" calcext:value-type="string">
            <text:p>n</text:p>
          </table:table-cell>
          <table:table-cell table:style-name="ce25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OZ</text:p>
          </table:table-cell>
          <table:table-cell table:style-name="ce2024" office:value-type="string" calcext:value-type="string">
            <text:p>n</text:p>
          </table:table-cell>
          <table:table-cell table:style-name="ce2143" office:value-type="string" calcext:value-type="string">
            <text:p>n</text:p>
          </table:table-cell>
          <table:table-cell table:style-name="ce2259" office:value-type="string" calcext:value-type="string">
            <text:p>n</text:p>
          </table:table-cell>
          <table:table-cell table:style-name="ce25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NDUF</text:p>
          </table:table-cell>
          <table:table-cell table:style-name="ce2024" office:value-type="string" calcext:value-type="string">
            <text:p>n</text:p>
          </table:table-cell>
          <table:table-cell table:style-name="ce2143" office:value-type="string" calcext:value-type="string">
            <text:p>n</text:p>
          </table:table-cell>
          <table:table-cell table:style-name="ce2259" office:value-type="string" calcext:value-type="string">
            <text:p>n</text:p>
          </table:table-cell>
          <table:table-cell table:style-name="ce25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RNUV</text:p>
          </table:table-cell>
          <table:table-cell table:style-name="ce2024" office:value-type="string" calcext:value-type="string">
            <text:p>n</text:p>
          </table:table-cell>
          <table:table-cell table:style-name="ce2143" office:value-type="string" calcext:value-type="string">
            <text:p>y</text:p>
          </table:table-cell>
          <table:table-cell table:style-name="ce2259" office:value-type="string" calcext:value-type="string">
            <text:p>y</text:p>
          </table:table-cell>
          <table:table-cell table:style-name="ce25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</text:p>
          </table:table-cell>
          <table:table-cell table:style-name="ce2025" office:value-type="string" calcext:value-type="string">
            <text:p>n</text:p>
          </table:table-cell>
          <table:table-cell table:style-name="ce2144" office:value-type="string" calcext:value-type="string">
            <text:p>n</text:p>
          </table:table-cell>
          <table:table-cell table:style-name="ce2260" office:value-type="string" calcext:value-type="string">
            <text:p>n</text:p>
          </table:table-cell>
          <table:table-cell table:style-name="ce25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ETKOM01</text:p>
          </table:table-cell>
          <table:table-cell table:style-name="ce2025" office:value-type="string" calcext:value-type="string">
            <text:p>n</text:p>
          </table:table-cell>
          <table:table-cell table:style-name="ce2144" office:value-type="string" calcext:value-type="string">
            <text:p>n</text:p>
          </table:table-cell>
          <table:table-cell table:style-name="ce2260" office:value-type="string" calcext:value-type="string">
            <text:p>n</text:p>
          </table:table-cell>
          <table:table-cell table:style-name="ce25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ICXOP</text:p>
          </table:table-cell>
          <table:table-cell table:style-name="ce2026" office:value-type="string" calcext:value-type="string">
            <text:p>n</text:p>
          </table:table-cell>
          <table:table-cell table:style-name="ce2145" office:value-type="string" calcext:value-type="string">
            <text:p>n</text:p>
          </table:table-cell>
          <table:table-cell table:style-name="ce2261" office:value-type="string" calcext:value-type="string">
            <text:p>n</text:p>
          </table:table-cell>
          <table:table-cell table:style-name="ce255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HEXII</text:p>
          </table:table-cell>
          <table:table-cell table:style-name="ce2027" office:value-type="string" calcext:value-type="string">
            <text:p>n</text:p>
          </table:table-cell>
          <table:table-cell table:style-name="ce2146" office:value-type="string" calcext:value-type="string">
            <text:p>n</text:p>
          </table:table-cell>
          <table:table-cell table:style-name="ce2262" office:value-type="string" calcext:value-type="string">
            <text:p>n</text:p>
          </table:table-cell>
          <table:table-cell table:style-name="ce25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CUT</text:p>
          </table:table-cell>
          <table:table-cell table:style-name="ce2028" office:value-type="string" calcext:value-type="string">
            <text:p>y</text:p>
          </table:table-cell>
          <table:table-cell table:style-name="ce2147" office:value-type="string" calcext:value-type="string">
            <text:p>y</text:p>
          </table:table-cell>
          <table:table-cell table:style-name="ce2263" office:value-type="string" calcext:value-type="string">
            <text:p>n</text:p>
          </table:table-cell>
          <table:table-cell table:style-name="ce25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KUDAA</text:p>
          </table:table-cell>
          <table:table-cell table:style-name="ce2028" office:value-type="string" calcext:value-type="string">
            <text:p>n</text:p>
          </table:table-cell>
          <table:table-cell table:style-name="ce2147" office:value-type="string" calcext:value-type="string">
            <text:p>n</text:p>
          </table:table-cell>
          <table:table-cell table:style-name="ce2263" office:value-type="string" calcext:value-type="string">
            <text:p>n</text:p>
          </table:table-cell>
          <table:table-cell table:style-name="ce25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GUH</text:p>
          </table:table-cell>
          <table:table-cell table:style-name="ce2028" office:value-type="string" calcext:value-type="string">
            <text:p>n</text:p>
          </table:table-cell>
          <table:table-cell table:style-name="ce2147" office:value-type="string" calcext:value-type="string">
            <text:p>y</text:p>
          </table:table-cell>
          <table:table-cell table:style-name="ce2263" office:value-type="string" calcext:value-type="string">
            <text:p>n</text:p>
          </table:table-cell>
          <table:table-cell table:style-name="ce256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LEHES</text:p>
          </table:table-cell>
          <table:table-cell table:style-name="ce2028" office:value-type="string" calcext:value-type="string">
            <text:p>n</text:p>
          </table:table-cell>
          <table:table-cell table:style-name="ce2147" office:value-type="string" calcext:value-type="string">
            <text:p>y</text:p>
          </table:table-cell>
          <table:table-cell table:style-name="ce2263" office:value-type="string" calcext:value-type="string">
            <text:p>y</text:p>
          </table:table-cell>
          <table:table-cell table:style-name="ce25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EN</text:p>
          </table:table-cell>
          <table:table-cell table:style-name="ce2029" office:value-type="string" calcext:value-type="string">
            <text:p>n</text:p>
          </table:table-cell>
          <table:table-cell table:style-name="ce2148" office:value-type="string" calcext:value-type="string">
            <text:p>n</text:p>
          </table:table-cell>
          <table:table-cell table:style-name="ce2264" office:value-type="string" calcext:value-type="string">
            <text:p>n</text:p>
          </table:table-cell>
          <table:table-cell table:style-name="ce25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LOX</text:p>
          </table:table-cell>
          <table:table-cell table:style-name="ce2029" office:value-type="string" calcext:value-type="string">
            <text:p>n</text:p>
          </table:table-cell>
          <table:table-cell table:style-name="ce2148" office:value-type="string" calcext:value-type="string">
            <text:p>y</text:p>
          </table:table-cell>
          <table:table-cell table:style-name="ce2264" office:value-type="string" calcext:value-type="string">
            <text:p>y</text:p>
          </table:table-cell>
          <table:table-cell table:style-name="ce256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AK</text:p>
          </table:table-cell>
          <table:table-cell table:style-name="ce2029" office:value-type="string" calcext:value-type="string">
            <text:p>n</text:p>
          </table:table-cell>
          <table:table-cell table:style-name="ce2148" office:value-type="string" calcext:value-type="string">
            <text:p>y</text:p>
          </table:table-cell>
          <table:table-cell table:style-name="ce2264" office:value-type="string" calcext:value-type="string">
            <text:p>n</text:p>
          </table:table-cell>
          <table:table-cell table:style-name="ce25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WIMIS</text:p>
          </table:table-cell>
          <table:table-cell table:style-name="ce2029" office:value-type="string" calcext:value-type="string">
            <text:p>n</text:p>
          </table:table-cell>
          <table:table-cell table:style-name="ce2148" office:value-type="string" calcext:value-type="string">
            <text:p>y</text:p>
          </table:table-cell>
          <table:table-cell table:style-name="ce2264" office:value-type="string" calcext:value-type="string">
            <text:p>y</text:p>
          </table:table-cell>
          <table:table-cell table:style-name="ce25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</text:p>
          </table:table-cell>
          <table:table-cell table:style-name="ce2030" office:value-type="string" calcext:value-type="string">
            <text:p>n</text:p>
          </table:table-cell>
          <table:table-cell table:style-name="ce2149" office:value-type="string" calcext:value-type="string">
            <text:p>y</text:p>
          </table:table-cell>
          <table:table-cell table:style-name="ce2265" office:value-type="string" calcext:value-type="string">
            <text:p>n</text:p>
          </table:table-cell>
          <table:table-cell table:style-name="ce25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FXOL01</text:p>
          </table:table-cell>
          <table:table-cell table:style-name="ce2030" office:value-type="string" calcext:value-type="string">
            <text:p>n</text:p>
          </table:table-cell>
          <table:table-cell table:style-name="ce2149" office:value-type="string" calcext:value-type="string">
            <text:p>y</text:p>
          </table:table-cell>
          <table:table-cell table:style-name="ce2265"/>
          <table:table-cell table:style-name="ce25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APNID</text:p>
          </table:table-cell>
          <table:table-cell table:style-name="ce2031" office:value-type="string" calcext:value-type="string">
            <text:p>n</text:p>
          </table:table-cell>
          <table:table-cell table:style-name="ce2150" office:value-type="string" calcext:value-type="string">
            <text:p>y</text:p>
          </table:table-cell>
          <table:table-cell table:style-name="ce2266" office:value-type="string" calcext:value-type="string">
            <text:p>y</text:p>
          </table:table-cell>
          <table:table-cell table:style-name="ce257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ZBII</text:p>
          </table:table-cell>
          <table:table-cell table:style-name="ce2032" office:value-type="string" calcext:value-type="string">
            <text:p>n</text:p>
          </table:table-cell>
          <table:table-cell table:style-name="ce2151" office:value-type="string" calcext:value-type="string">
            <text:p>y</text:p>
          </table:table-cell>
          <table:table-cell table:style-name="ce2267" office:value-type="string" calcext:value-type="string">
            <text:p>n</text:p>
          </table:table-cell>
          <table:table-cell table:style-name="ce25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</text:p>
          </table:table-cell>
          <table:table-cell table:style-name="ce2033" office:value-type="string" calcext:value-type="string">
            <text:p>n</text:p>
          </table:table-cell>
          <table:table-cell table:style-name="ce2152" office:value-type="string" calcext:value-type="string">
            <text:p>n</text:p>
          </table:table-cell>
          <table:table-cell table:style-name="ce2268" office:value-type="string" calcext:value-type="string">
            <text:p>n</text:p>
          </table:table-cell>
          <table:table-cell table:style-name="ce257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AZ01</text:p>
          </table:table-cell>
          <table:table-cell table:style-name="ce2033" office:value-type="string" calcext:value-type="string">
            <text:p>n</text:p>
          </table:table-cell>
          <table:table-cell table:style-name="ce2152" office:value-type="string" calcext:value-type="string">
            <text:p>y</text:p>
          </table:table-cell>
          <table:table-cell table:style-name="ce2268" office:value-type="string" calcext:value-type="string">
            <text:p>y</text:p>
          </table:table-cell>
          <table:table-cell table:style-name="ce257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JON</text:p>
          </table:table-cell>
          <table:table-cell table:style-name="ce2033" office:value-type="string" calcext:value-type="string">
            <text:p>y</text:p>
          </table:table-cell>
          <table:table-cell table:style-name="ce2152" office:value-type="string" calcext:value-type="string">
            <text:p>y</text:p>
          </table:table-cell>
          <table:table-cell table:style-name="ce2268" office:value-type="string" calcext:value-type="string">
            <text:p>n</text:p>
          </table:table-cell>
          <table:table-cell table:style-name="ce257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NKAA</text:p>
          </table:table-cell>
          <table:table-cell table:style-name="ce2033" office:value-type="string" calcext:value-type="string">
            <text:p>n</text:p>
          </table:table-cell>
          <table:table-cell table:style-name="ce2152" office:value-type="string" calcext:value-type="string">
            <text:p>n</text:p>
          </table:table-cell>
          <table:table-cell table:style-name="ce2268" office:value-type="string" calcext:value-type="string">
            <text:p>n</text:p>
          </table:table-cell>
          <table:table-cell table:style-name="ce257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APHUK</text:p>
          </table:table-cell>
          <table:table-cell table:style-name="ce2034" office:value-type="string" calcext:value-type="string">
            <text:p>n</text:p>
          </table:table-cell>
          <table:table-cell table:style-name="ce2153" office:value-type="string" calcext:value-type="string">
            <text:p>n</text:p>
          </table:table-cell>
          <table:table-cell table:style-name="ce2269" office:value-type="string" calcext:value-type="string">
            <text:p>n</text:p>
          </table:table-cell>
          <table:table-cell table:style-name="ce257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BMOD</text:p>
          </table:table-cell>
          <table:table-cell table:style-name="ce2035" office:value-type="string" calcext:value-type="string">
            <text:p>n</text:p>
          </table:table-cell>
          <table:table-cell table:style-name="ce2154" office:value-type="string" calcext:value-type="string">
            <text:p>n</text:p>
          </table:table-cell>
          <table:table-cell table:style-name="ce2270" office:value-type="string" calcext:value-type="string">
            <text:p>n</text:p>
          </table:table-cell>
          <table:table-cell table:style-name="ce25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IDHET</text:p>
          </table:table-cell>
          <table:table-cell table:style-name="ce2035" office:value-type="string" calcext:value-type="string">
            <text:p>n</text:p>
          </table:table-cell>
          <table:table-cell table:style-name="ce2154" office:value-type="string" calcext:value-type="string">
            <text:p>n</text:p>
          </table:table-cell>
          <table:table-cell table:style-name="ce2270" office:value-type="string" calcext:value-type="string">
            <text:p>n</text:p>
          </table:table-cell>
          <table:table-cell table:style-name="ce25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FUP</text:p>
          </table:table-cell>
          <table:table-cell table:style-name="ce2036" office:value-type="string" calcext:value-type="string">
            <text:p>n</text:p>
          </table:table-cell>
          <table:table-cell table:style-name="ce2155" office:value-type="string" calcext:value-type="string">
            <text:p>n</text:p>
          </table:table-cell>
          <table:table-cell table:style-name="ce2271" office:value-type="string" calcext:value-type="string">
            <text:p>n</text:p>
          </table:table-cell>
          <table:table-cell table:style-name="ce25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GGEA</text:p>
          </table:table-cell>
          <table:table-cell table:style-name="ce2036" office:value-type="string" calcext:value-type="string">
            <text:p>n</text:p>
          </table:table-cell>
          <table:table-cell table:style-name="ce2155" office:value-type="string" calcext:value-type="string">
            <text:p>n</text:p>
          </table:table-cell>
          <table:table-cell table:style-name="ce2271" office:value-type="string" calcext:value-type="string">
            <text:p>n</text:p>
          </table:table-cell>
          <table:table-cell table:style-name="ce25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OHFEZ</text:p>
          </table:table-cell>
          <table:table-cell table:style-name="ce2037" office:value-type="string" calcext:value-type="string">
            <text:p>n</text:p>
          </table:table-cell>
          <table:table-cell table:style-name="ce2156" office:value-type="string" calcext:value-type="string">
            <text:p>y</text:p>
          </table:table-cell>
          <table:table-cell table:style-name="ce2272" office:value-type="string" calcext:value-type="string">
            <text:p>y</text:p>
          </table:table-cell>
          <table:table-cell table:style-name="ce25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CZUL</text:p>
          </table:table-cell>
          <table:table-cell table:style-name="ce2038" office:value-type="string" calcext:value-type="string">
            <text:p>n</text:p>
          </table:table-cell>
          <table:table-cell table:style-name="ce2157" office:value-type="string" calcext:value-type="string">
            <text:p>n</text:p>
          </table:table-cell>
          <table:table-cell table:style-name="ce2273" office:value-type="string" calcext:value-type="string">
            <text:p>n</text:p>
          </table:table-cell>
          <table:table-cell table:style-name="ce25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IT</text:p>
          </table:table-cell>
          <table:table-cell table:style-name="ce2038" office:value-type="string" calcext:value-type="string">
            <text:p>n</text:p>
          </table:table-cell>
          <table:table-cell table:style-name="ce2157" office:value-type="string" calcext:value-type="string">
            <text:p>y</text:p>
          </table:table-cell>
          <table:table-cell table:style-name="ce2273" office:value-type="string" calcext:value-type="string">
            <text:p>n</text:p>
          </table:table-cell>
          <table:table-cell table:style-name="ce25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OZ</text:p>
          </table:table-cell>
          <table:table-cell table:style-name="ce2038" office:value-type="string" calcext:value-type="string">
            <text:p>n</text:p>
          </table:table-cell>
          <table:table-cell table:style-name="ce2157" office:value-type="string" calcext:value-type="string">
            <text:p>y</text:p>
          </table:table-cell>
          <table:table-cell table:style-name="ce2273" office:value-type="string" calcext:value-type="string">
            <text:p>n</text:p>
          </table:table-cell>
          <table:table-cell table:style-name="ce25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TUF</text:p>
          </table:table-cell>
          <table:table-cell table:style-name="ce2038" office:value-type="string" calcext:value-type="string">
            <text:p>n</text:p>
          </table:table-cell>
          <table:table-cell table:style-name="ce2157" office:value-type="string" calcext:value-type="string">
            <text:p>y</text:p>
          </table:table-cell>
          <table:table-cell table:style-name="ce2273" office:value-type="string" calcext:value-type="string">
            <text:p>y</text:p>
          </table:table-cell>
          <table:table-cell table:style-name="ce25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DVAN</text:p>
          </table:table-cell>
          <table:table-cell table:style-name="ce2038" office:value-type="string" calcext:value-type="string">
            <text:p>n</text:p>
          </table:table-cell>
          <table:table-cell table:style-name="ce2157" office:value-type="string" calcext:value-type="string">
            <text:p>y</text:p>
          </table:table-cell>
          <table:table-cell table:style-name="ce2273" office:value-type="string" calcext:value-type="string">
            <text:p>n</text:p>
          </table:table-cell>
          <table:table-cell table:style-name="ce25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NZOQ</text:p>
          </table:table-cell>
          <table:table-cell table:style-name="ce2039" office:value-type="string" calcext:value-type="string">
            <text:p>n</text:p>
          </table:table-cell>
          <table:table-cell table:style-name="ce2158" office:value-type="string" calcext:value-type="string">
            <text:p>n</text:p>
          </table:table-cell>
          <table:table-cell table:style-name="ce2274" office:value-type="string" calcext:value-type="string">
            <text:p>n</text:p>
          </table:table-cell>
          <table:table-cell table:style-name="ce25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LQAW</text:p>
          </table:table-cell>
          <table:table-cell table:style-name="ce2040" office:value-type="string" calcext:value-type="string">
            <text:p>n</text:p>
          </table:table-cell>
          <table:table-cell table:style-name="ce2159" office:value-type="string" calcext:value-type="string">
            <text:p>n</text:p>
          </table:table-cell>
          <table:table-cell table:style-name="ce2275" office:value-type="string" calcext:value-type="string">
            <text:p>n</text:p>
          </table:table-cell>
          <table:table-cell table:style-name="ce25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HCIT</text:p>
          </table:table-cell>
          <table:table-cell table:style-name="ce2041" office:value-type="string" calcext:value-type="string">
            <text:p>n</text:p>
          </table:table-cell>
          <table:table-cell table:style-name="ce2160" office:value-type="string" calcext:value-type="string">
            <text:p>y</text:p>
          </table:table-cell>
          <table:table-cell table:style-name="ce2276" office:value-type="string" calcext:value-type="string">
            <text:p>n</text:p>
          </table:table-cell>
          <table:table-cell table:style-name="ce2590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IF</text:p>
          </table:table-cell>
          <table:table-cell table:style-name="ce2042" office:value-type="string" calcext:value-type="string">
            <text:p>y</text:p>
          </table:table-cell>
          <table:table-cell table:style-name="ce2161" office:value-type="string" calcext:value-type="string">
            <text:p>y</text:p>
          </table:table-cell>
          <table:table-cell table:style-name="ce2279" office:value-type="string" calcext:value-type="string">
            <text:p>y</text:p>
          </table:table-cell>
          <table:table-cell table:style-name="ce25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LOL</text:p>
          </table:table-cell>
          <table:table-cell table:style-name="ce2042" office:value-type="string" calcext:value-type="string">
            <text:p>y</text:p>
          </table:table-cell>
          <table:table-cell table:style-name="ce2161" office:value-type="string" calcext:value-type="string">
            <text:p>y</text:p>
          </table:table-cell>
          <table:table-cell table:style-name="ce2279" office:value-type="string" calcext:value-type="string">
            <text:p>y</text:p>
          </table:table-cell>
          <table:table-cell table:style-name="ce25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ELMAY</text:p>
          </table:table-cell>
          <table:table-cell table:style-name="ce2042" office:value-type="string" calcext:value-type="string">
            <text:p>n</text:p>
          </table:table-cell>
          <table:table-cell table:style-name="ce2161" office:value-type="string" calcext:value-type="string">
            <text:p>y</text:p>
          </table:table-cell>
          <table:table-cell table:style-name="ce2279" office:value-type="string" calcext:value-type="string">
            <text:p>n</text:p>
          </table:table-cell>
          <table:table-cell table:style-name="ce259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KHOL</text:p>
          </table:table-cell>
          <table:table-cell table:style-name="ce2360" office:value-type="string" calcext:value-type="string">
            <text:p>y</text:p>
          </table:table-cell>
          <table:table-cell table:style-name="ce2476" office:value-type="string" calcext:value-type="string">
            <text:p>y</text:p>
          </table:table-cell>
          <table:table-cell table:style-name="ce2281" office:value-type="string" calcext:value-type="string">
            <text:p>n</text:p>
          </table:table-cell>
          <table:table-cell table:style-name="ce25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OQ</text:p>
          </table:table-cell>
          <table:table-cell table:style-name="ce2044" office:value-type="string" calcext:value-type="string">
            <text:p>n</text:p>
          </table:table-cell>
          <table:table-cell table:style-name="ce2163" office:value-type="string" calcext:value-type="string">
            <text:p>y</text:p>
          </table:table-cell>
          <table:table-cell table:style-name="ce2282" office:value-type="string" calcext:value-type="string">
            <text:p>n</text:p>
          </table:table-cell>
          <table:table-cell table:style-name="ce25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YBUW</text:p>
          </table:table-cell>
          <table:table-cell table:style-name="ce2044" office:value-type="string" calcext:value-type="string">
            <text:p>n</text:p>
          </table:table-cell>
          <table:table-cell table:style-name="ce2163" office:value-type="string" calcext:value-type="string">
            <text:p>y</text:p>
          </table:table-cell>
          <table:table-cell table:style-name="ce2282" office:value-type="string" calcext:value-type="string">
            <text:p>n</text:p>
          </table:table-cell>
          <table:table-cell table:style-name="ce25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QEY</text:p>
          </table:table-cell>
          <table:table-cell table:style-name="ce2044" office:value-type="string" calcext:value-type="string">
            <text:p>y</text:p>
          </table:table-cell>
          <table:table-cell table:style-name="ce2163" office:value-type="string" calcext:value-type="string">
            <text:p>y</text:p>
          </table:table-cell>
          <table:table-cell table:style-name="ce2282" office:value-type="string" calcext:value-type="string">
            <text:p>y</text:p>
          </table:table-cell>
          <table:table-cell table:style-name="ce25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AZFIK</text:p>
          </table:table-cell>
          <table:table-cell table:style-name="ce2045" office:value-type="string" calcext:value-type="string">
            <text:p>n</text:p>
          </table:table-cell>
          <table:table-cell table:style-name="ce2164" office:value-type="string" calcext:value-type="string">
            <text:p>n</text:p>
          </table:table-cell>
          <table:table-cell table:style-name="ce2283" office:value-type="string" calcext:value-type="string">
            <text:p>n</text:p>
          </table:table-cell>
          <table:table-cell table:style-name="ce25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DJOD</text:p>
          </table:table-cell>
          <table:table-cell table:style-name="ce2045" office:value-type="string" calcext:value-type="string">
            <text:p>y</text:p>
          </table:table-cell>
          <table:table-cell table:style-name="ce2164" office:value-type="string" calcext:value-type="string">
            <text:p>y</text:p>
          </table:table-cell>
          <table:table-cell table:style-name="ce2283" office:value-type="string" calcext:value-type="string">
            <text:p>n</text:p>
          </table:table-cell>
          <table:table-cell table:style-name="ce25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EFXUY</text:p>
          </table:table-cell>
          <table:table-cell table:style-name="ce2045" office:value-type="string" calcext:value-type="string">
            <text:p>n</text:p>
          </table:table-cell>
          <table:table-cell table:style-name="ce2164" office:value-type="string" calcext:value-type="string">
            <text:p>n</text:p>
          </table:table-cell>
          <table:table-cell table:style-name="ce2283" office:value-type="string" calcext:value-type="string">
            <text:p>n</text:p>
          </table:table-cell>
          <table:table-cell table:style-name="ce260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</text:p>
          </table:table-cell>
          <table:table-cell table:style-name="ce2046" office:value-type="string" calcext:value-type="string">
            <text:p>n</text:p>
          </table:table-cell>
          <table:table-cell table:style-name="ce2165" office:value-type="string" calcext:value-type="string">
            <text:p>y</text:p>
          </table:table-cell>
          <table:table-cell table:style-name="ce2284" office:value-type="string" calcext:value-type="string">
            <text:p>n</text:p>
          </table:table-cell>
          <table:table-cell table:style-name="ce26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ULLUG10</text:p>
          </table:table-cell>
          <table:table-cell table:style-name="ce2046" office:value-type="string" calcext:value-type="string">
            <text:p>n</text:p>
          </table:table-cell>
          <table:table-cell table:style-name="ce2165" office:value-type="string" calcext:value-type="string">
            <text:p>y</text:p>
          </table:table-cell>
          <table:table-cell table:style-name="ce2284" office:value-type="string" calcext:value-type="string">
            <text:p>y</text:p>
          </table:table-cell>
          <table:table-cell table:style-name="ce26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MFIY</text:p>
          </table:table-cell>
          <table:table-cell table:style-name="ce2047" office:value-type="string" calcext:value-type="string">
            <text:p>n</text:p>
          </table:table-cell>
          <table:table-cell table:style-name="ce2166" office:value-type="string" calcext:value-type="string">
            <text:p>y</text:p>
          </table:table-cell>
          <table:table-cell table:style-name="ce2287" office:value-type="string" calcext:value-type="string">
            <text:p>n</text:p>
          </table:table-cell>
          <table:table-cell table:style-name="ce26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ARNIK</text:p>
          </table:table-cell>
          <table:table-cell table:style-name="ce2048" office:value-type="string" calcext:value-type="string">
            <text:p>n</text:p>
          </table:table-cell>
          <table:table-cell table:style-name="ce2167" office:value-type="string" calcext:value-type="string">
            <text:p>y</text:p>
          </table:table-cell>
          <table:table-cell table:style-name="ce2288" office:value-type="string" calcext:value-type="string">
            <text:p>n</text:p>
          </table:table-cell>
          <table:table-cell table:style-name="ce26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IMCOJ</text:p>
          </table:table-cell>
          <table:table-cell table:style-name="ce2049" office:value-type="string" calcext:value-type="string">
            <text:p>n</text:p>
          </table:table-cell>
          <table:table-cell table:style-name="ce2168" office:value-type="string" calcext:value-type="string">
            <text:p>n</text:p>
          </table:table-cell>
          <table:table-cell table:style-name="ce2290" office:value-type="string" calcext:value-type="string">
            <text:p>n</text:p>
          </table:table-cell>
          <table:table-cell table:style-name="ce260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SCOV</text:p>
          </table:table-cell>
          <table:table-cell table:style-name="ce2050" office:value-type="string" calcext:value-type="string">
            <text:p>n</text:p>
          </table:table-cell>
          <table:table-cell table:style-name="ce2169" office:value-type="string" calcext:value-type="string">
            <text:p>n</text:p>
          </table:table-cell>
          <table:table-cell table:style-name="ce2291" office:value-type="string" calcext:value-type="string">
            <text:p>n</text:p>
          </table:table-cell>
          <table:table-cell table:style-name="ce26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UGJEL</text:p>
          </table:table-cell>
          <table:table-cell table:style-name="ce2051" office:value-type="string" calcext:value-type="string">
            <text:p>n</text:p>
          </table:table-cell>
          <table:table-cell table:style-name="ce2170" office:value-type="string" calcext:value-type="string">
            <text:p>n</text:p>
          </table:table-cell>
          <table:table-cell table:style-name="ce2292" office:value-type="string" calcext:value-type="string">
            <text:p>n</text:p>
          </table:table-cell>
          <table:table-cell table:style-name="ce26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AN01</text:p>
          </table:table-cell>
          <table:table-cell table:style-name="ce2052" office:value-type="string" calcext:value-type="string">
            <text:p>n</text:p>
          </table:table-cell>
          <table:table-cell table:style-name="ce2171" office:value-type="string" calcext:value-type="string">
            <text:p>n</text:p>
          </table:table-cell>
          <table:table-cell table:style-name="ce2293" office:value-type="string" calcext:value-type="string">
            <text:p>n</text:p>
          </table:table-cell>
          <table:table-cell table:style-name="ce260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DOXUH</text:p>
          </table:table-cell>
          <table:table-cell table:style-name="ce2053" office:value-type="string" calcext:value-type="string">
            <text:p>n</text:p>
          </table:table-cell>
          <table:table-cell table:style-name="ce2172" office:value-type="string" calcext:value-type="string">
            <text:p>n</text:p>
          </table:table-cell>
          <table:table-cell table:style-name="ce2294" office:value-type="string" calcext:value-type="string">
            <text:p>n</text:p>
          </table:table-cell>
          <table:table-cell table:style-name="ce26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PICOM</text:p>
          </table:table-cell>
          <table:table-cell table:style-name="ce2054" office:value-type="string" calcext:value-type="string">
            <text:p>n</text:p>
          </table:table-cell>
          <table:table-cell table:style-name="ce2173" office:value-type="string" calcext:value-type="string">
            <text:p>y</text:p>
          </table:table-cell>
          <table:table-cell table:style-name="ce2295" office:value-type="string" calcext:value-type="string">
            <text:p>y</text:p>
          </table:table-cell>
          <table:table-cell table:style-name="ce26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UWOGAP</text:p>
          </table:table-cell>
          <table:table-cell table:style-name="ce2055" office:value-type="string" calcext:value-type="string">
            <text:p>n</text:p>
          </table:table-cell>
          <table:table-cell table:style-name="ce2174" office:value-type="string" calcext:value-type="string">
            <text:p>n</text:p>
          </table:table-cell>
          <table:table-cell table:style-name="ce2297" office:value-type="string" calcext:value-type="string">
            <text:p>n</text:p>
          </table:table-cell>
          <table:table-cell table:style-name="ce26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SEL</text:p>
          </table:table-cell>
          <table:table-cell table:style-name="ce2056" office:value-type="string" calcext:value-type="string">
            <text:p>y</text:p>
          </table:table-cell>
          <table:table-cell table:style-name="ce2175" office:value-type="string" calcext:value-type="string">
            <text:p>y</text:p>
          </table:table-cell>
          <table:table-cell table:style-name="ce2298" office:value-type="string" calcext:value-type="string">
            <text:p>y</text:p>
          </table:table-cell>
          <table:table-cell table:style-name="ce26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NVEO</text:p>
          </table:table-cell>
          <table:table-cell table:style-name="ce2056" office:value-type="string" calcext:value-type="string">
            <text:p>n</text:p>
          </table:table-cell>
          <table:table-cell table:style-name="ce2175" office:value-type="string" calcext:value-type="string">
            <text:p>y</text:p>
          </table:table-cell>
          <table:table-cell table:style-name="ce2298" office:value-type="string" calcext:value-type="string">
            <text:p>y</text:p>
          </table:table-cell>
          <table:table-cell table:style-name="ce26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JUA</text:p>
          </table:table-cell>
          <table:table-cell table:style-name="ce2056" office:value-type="string" calcext:value-type="string">
            <text:p>n</text:p>
          </table:table-cell>
          <table:table-cell table:style-name="ce2175" office:value-type="string" calcext:value-type="string">
            <text:p>y</text:p>
          </table:table-cell>
          <table:table-cell table:style-name="ce2298" office:value-type="string" calcext:value-type="string">
            <text:p>n</text:p>
          </table:table-cell>
          <table:table-cell table:style-name="ce26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AH</text:p>
          </table:table-cell>
          <table:table-cell table:style-name="ce2056" office:value-type="string" calcext:value-type="string">
            <text:p>n</text:p>
          </table:table-cell>
          <table:table-cell table:style-name="ce2175" office:value-type="string" calcext:value-type="string">
            <text:p>n</text:p>
          </table:table-cell>
          <table:table-cell table:style-name="ce2298" office:value-type="string" calcext:value-type="string">
            <text:p>n</text:p>
          </table:table-cell>
          <table:table-cell table:style-name="ce261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AWKEL</text:p>
          </table:table-cell>
          <table:table-cell table:style-name="ce2056" office:value-type="string" calcext:value-type="string">
            <text:p>n</text:p>
          </table:table-cell>
          <table:table-cell table:style-name="ce2175" office:value-type="string" calcext:value-type="string">
            <text:p>n</text:p>
          </table:table-cell>
          <table:table-cell table:style-name="ce2298" office:value-type="string" calcext:value-type="string">
            <text:p>n</text:p>
          </table:table-cell>
          <table:table-cell table:style-name="ce26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EFZOW</text:p>
          </table:table-cell>
          <table:table-cell table:style-name="ce2057" office:value-type="string" calcext:value-type="string">
            <text:p>n</text:p>
          </table:table-cell>
          <table:table-cell table:style-name="ce2176" office:value-type="string" calcext:value-type="string">
            <text:p>y</text:p>
          </table:table-cell>
          <table:table-cell table:style-name="ce2299" office:value-type="string" calcext:value-type="string">
            <text:p>n</text:p>
          </table:table-cell>
          <table:table-cell table:style-name="ce26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TEP</text:p>
          </table:table-cell>
          <table:table-cell table:style-name="ce2058" office:value-type="string" calcext:value-type="string">
            <text:p>n</text:p>
          </table:table-cell>
          <table:table-cell table:style-name="ce2177" office:value-type="string" calcext:value-type="string">
            <text:p>n</text:p>
          </table:table-cell>
          <table:table-cell table:style-name="ce2300" office:value-type="string" calcext:value-type="string">
            <text:p>n</text:p>
          </table:table-cell>
          <table:table-cell table:style-name="ce261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IKVOB</text:p>
          </table:table-cell>
          <table:table-cell table:style-name="ce2058" office:value-type="string" calcext:value-type="string">
            <text:p>n</text:p>
          </table:table-cell>
          <table:table-cell table:style-name="ce2177" office:value-type="string" calcext:value-type="string">
            <text:p>n</text:p>
          </table:table-cell>
          <table:table-cell table:style-name="ce2300" office:value-type="string" calcext:value-type="string">
            <text:p>y</text:p>
          </table:table-cell>
          <table:table-cell table:style-name="ce26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QER</text:p>
          </table:table-cell>
          <table:table-cell table:style-name="ce2059" office:value-type="string" calcext:value-type="string">
            <text:p>n</text:p>
          </table:table-cell>
          <table:table-cell table:style-name="ce2178" office:value-type="string" calcext:value-type="string">
            <text:p>y</text:p>
          </table:table-cell>
          <table:table-cell table:style-name="ce2301" office:value-type="string" calcext:value-type="string">
            <text:p>y</text:p>
          </table:table-cell>
          <table:table-cell table:style-name="ce26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UCTUI</text:p>
          </table:table-cell>
          <table:table-cell table:style-name="ce2059" office:value-type="string" calcext:value-type="string">
            <text:p>n</text:p>
          </table:table-cell>
          <table:table-cell table:style-name="ce2178" office:value-type="string" calcext:value-type="string">
            <text:p>y</text:p>
          </table:table-cell>
          <table:table-cell table:style-name="ce2301" office:value-type="string" calcext:value-type="string">
            <text:p>y</text:p>
          </table:table-cell>
          <table:table-cell table:style-name="ce2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CBEQ</text:p>
          </table:table-cell>
          <table:table-cell table:style-name="ce2060" office:value-type="string" calcext:value-type="string">
            <text:p>n</text:p>
          </table:table-cell>
          <table:table-cell table:style-name="ce2179" office:value-type="string" calcext:value-type="string">
            <text:p>n</text:p>
          </table:table-cell>
          <table:table-cell table:style-name="ce2302" office:value-type="string" calcext:value-type="string">
            <text:p>n</text:p>
          </table:table-cell>
          <table:table-cell table:style-name="ce26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IJPOV</text:p>
          </table:table-cell>
          <table:table-cell table:style-name="ce2060" office:value-type="string" calcext:value-type="string">
            <text:p>n</text:p>
          </table:table-cell>
          <table:table-cell table:style-name="ce2179" office:value-type="string" calcext:value-type="string">
            <text:p>n</text:p>
          </table:table-cell>
          <table:table-cell table:style-name="ce2302" office:value-type="string" calcext:value-type="string">
            <text:p>n</text:p>
          </table:table-cell>
          <table:table-cell table:style-name="ce26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XUXTOB</text:p>
          </table:table-cell>
          <table:table-cell table:style-name="ce2061" office:value-type="string" calcext:value-type="string">
            <text:p>y</text:p>
          </table:table-cell>
          <table:table-cell table:style-name="ce2180" office:value-type="string" calcext:value-type="string">
            <text:p>y</text:p>
          </table:table-cell>
          <table:table-cell table:style-name="ce2303" office:value-type="string" calcext:value-type="string">
            <text:p>n</text:p>
          </table:table-cell>
          <table:table-cell table:style-name="ce26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OE</text:p>
          </table:table-cell>
          <table:table-cell table:style-name="ce2062" office:value-type="string" calcext:value-type="string">
            <text:p>n</text:p>
          </table:table-cell>
          <table:table-cell table:style-name="ce2181" office:value-type="string" calcext:value-type="string">
            <text:p>y</text:p>
          </table:table-cell>
          <table:table-cell table:style-name="ce2304" office:value-type="string" calcext:value-type="string">
            <text:p>y</text:p>
          </table:table-cell>
          <table:table-cell table:style-name="ce26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IKTUK</text:p>
          </table:table-cell>
          <table:table-cell table:style-name="ce2062" office:value-type="string" calcext:value-type="string">
            <text:p>n</text:p>
          </table:table-cell>
          <table:table-cell table:style-name="ce2181" office:value-type="string" calcext:value-type="string">
            <text:p>y</text:p>
          </table:table-cell>
          <table:table-cell table:style-name="ce2304" office:value-type="string" calcext:value-type="string">
            <text:p>y</text:p>
          </table:table-cell>
          <table:table-cell table:style-name="ce26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UVGIF01</text:p>
          </table:table-cell>
          <table:table-cell table:style-name="ce2063" office:value-type="string" calcext:value-type="string">
            <text:p>n</text:p>
          </table:table-cell>
          <table:table-cell table:style-name="ce2182" office:value-type="string" calcext:value-type="string">
            <text:p>y</text:p>
          </table:table-cell>
          <table:table-cell table:style-name="ce2305" office:value-type="string" calcext:value-type="string">
            <text:p>y</text:p>
          </table:table-cell>
          <table:table-cell table:style-name="ce26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IZ</text:p>
          </table:table-cell>
          <table:table-cell table:style-name="ce2064" office:value-type="string" calcext:value-type="string">
            <text:p>n</text:p>
          </table:table-cell>
          <table:table-cell table:style-name="ce2183" office:value-type="string" calcext:value-type="string">
            <text:p>n</text:p>
          </table:table-cell>
          <table:table-cell table:style-name="ce2306" office:value-type="string" calcext:value-type="string">
            <text:p>n</text:p>
          </table:table-cell>
          <table:table-cell table:style-name="ce26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ERQOF</text:p>
          </table:table-cell>
          <table:table-cell table:style-name="ce2064" office:value-type="string" calcext:value-type="string">
            <text:p>n</text:p>
          </table:table-cell>
          <table:table-cell table:style-name="ce2183" office:value-type="string" calcext:value-type="string">
            <text:p>n</text:p>
          </table:table-cell>
          <table:table-cell table:style-name="ce2306" office:value-type="string" calcext:value-type="string">
            <text:p>n</text:p>
          </table:table-cell>
          <table:table-cell table:style-name="ce26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XUH</text:p>
          </table:table-cell>
          <table:table-cell table:style-name="ce2065" office:value-type="string" calcext:value-type="string">
            <text:p>n</text:p>
          </table:table-cell>
          <table:table-cell table:style-name="ce2184" office:value-type="string" calcext:value-type="string">
            <text:p>n</text:p>
          </table:table-cell>
          <table:table-cell table:style-name="ce2307" office:value-type="string" calcext:value-type="string">
            <text:p>n</text:p>
          </table:table-cell>
          <table:table-cell table:style-name="ce263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ZURYAO</text:p>
          </table:table-cell>
          <table:table-cell table:style-name="ce2065" office:value-type="string" calcext:value-type="string">
            <text:p>n</text:p>
          </table:table-cell>
          <table:table-cell table:style-name="ce2184" office:value-type="string" calcext:value-type="string">
            <text:p>n</text:p>
          </table:table-cell>
          <table:table-cell table:style-name="ce2307" office:value-type="string" calcext:value-type="string">
            <text:p>n</text:p>
          </table:table-cell>
          <table:table-cell table:style-name="ce26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VOTJOF</text:p>
          </table:table-cell>
          <table:table-cell table:style-name="ce2066" office:value-type="string" calcext:value-type="string">
            <text:p>y</text:p>
          </table:table-cell>
          <table:table-cell table:style-name="ce2185" office:value-type="string" calcext:value-type="string">
            <text:p>y</text:p>
          </table:table-cell>
          <table:table-cell table:style-name="ce2308" office:value-type="string" calcext:value-type="string">
            <text:p>y</text:p>
          </table:table-cell>
          <table:table-cell table:style-name="ce263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QHOW</text:p>
          </table:table-cell>
          <table:table-cell table:style-name="ce2384" office:value-type="string" calcext:value-type="string">
            <text:p>n</text:p>
          </table:table-cell>
          <table:table-cell table:style-name="ce2500" office:value-type="string" calcext:value-type="string">
            <text:p>y</text:p>
          </table:table-cell>
          <table:table-cell table:style-name="ce2309" office:value-type="string" calcext:value-type="string">
            <text:p>n</text:p>
          </table:table-cell>
          <table:table-cell table:style-name="ce263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WAV</text:p>
          </table:table-cell>
          <table:table-cell table:style-name="ce2068" office:value-type="string" calcext:value-type="string">
            <text:p>n</text:p>
          </table:table-cell>
          <table:table-cell table:style-name="ce2187" office:value-type="string" calcext:value-type="string">
            <text:p>y</text:p>
          </table:table-cell>
          <table:table-cell table:style-name="ce2310" office:value-type="string" calcext:value-type="string">
            <text:p>n</text:p>
          </table:table-cell>
          <table:table-cell table:style-name="ce2638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</text:p>
          </table:table-cell>
          <table:table-cell table:style-name="ce2069" office:value-type="string" calcext:value-type="string">
            <text:p>n</text:p>
          </table:table-cell>
          <table:table-cell table:style-name="ce2188" office:value-type="string" calcext:value-type="string">
            <text:p>y</text:p>
          </table:table-cell>
          <table:table-cell table:style-name="ce2311" office:value-type="string" calcext:value-type="string">
            <text:p>y</text:p>
          </table:table-cell>
          <table:table-cell table:style-name="ce264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2070" office:value-type="string" calcext:value-type="string">
            <text:p>n</text:p>
          </table:table-cell>
          <table:table-cell table:style-name="ce2189" office:value-type="string" calcext:value-type="string">
            <text:p>y</text:p>
          </table:table-cell>
          <table:table-cell table:style-name="ce2312" office:value-type="string" calcext:value-type="string">
            <text:p>y</text:p>
          </table:table-cell>
          <table:table-cell table:style-name="ce264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2070" office:value-type="string" calcext:value-type="string">
            <text:p>n</text:p>
          </table:table-cell>
          <table:table-cell table:style-name="ce2189" office:value-type="string" calcext:value-type="string">
            <text:p>y</text:p>
          </table:table-cell>
          <table:table-cell table:style-name="ce2312" office:value-type="string" calcext:value-type="string">
            <text:p>y</text:p>
          </table:table-cell>
          <table:table-cell table:style-name="ce264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2070" office:value-type="string" calcext:value-type="string">
            <text:p>n</text:p>
          </table:table-cell>
          <table:table-cell table:style-name="ce2189" office:value-type="string" calcext:value-type="string">
            <text:p>y</text:p>
          </table:table-cell>
          <table:table-cell table:style-name="ce2312" office:value-type="string" calcext:value-type="string">
            <text:p>y</text:p>
          </table:table-cell>
          <table:table-cell table:style-name="ce264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2070" office:value-type="string" calcext:value-type="string">
            <text:p>n</text:p>
          </table:table-cell>
          <table:table-cell table:style-name="ce2189" office:value-type="string" calcext:value-type="string">
            <text:p>y</text:p>
          </table:table-cell>
          <table:table-cell table:style-name="ce2312" office:value-type="string" calcext:value-type="string">
            <text:p>y</text:p>
          </table:table-cell>
          <table:table-cell table:style-name="ce264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YUR</text:p>
          </table:table-cell>
          <table:table-cell table:style-name="ce2070" office:value-type="string" calcext:value-type="string">
            <text:p>n</text:p>
          </table:table-cell>
          <table:table-cell table:style-name="ce2189" office:value-type="string" calcext:value-type="string">
            <text:p>y</text:p>
          </table:table-cell>
          <table:table-cell table:style-name="ce2312" office:value-type="string" calcext:value-type="string">
            <text:p>y</text:p>
          </table:table-cell>
          <table:table-cell table:style-name="ce264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MOTZEC</text:p>
          </table:table-cell>
          <table:table-cell table:style-name="ce2070" office:value-type="string" calcext:value-type="string">
            <text:p>n</text:p>
          </table:table-cell>
          <table:table-cell table:style-name="ce2189" office:value-type="string" calcext:value-type="string">
            <text:p>y</text:p>
          </table:table-cell>
          <table:table-cell table:style-name="ce2312" office:value-type="string" calcext:value-type="string">
            <text:p>y</text:p>
          </table:table-cell>
          <table:table-cell table:style-name="ce264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table:style-name="ce1298"/>
        </table:table-row>
        <table:table-row table:style-name="ro1">
          <table:table-cell office:value-type="string" calcext:value-type="string">
            <text:p>EVIFUM</text:p>
          </table:table-cell>
          <table:table-cell table:style-name="ce2071" office:value-type="string" calcext:value-type="string">
            <text:p>n</text:p>
          </table:table-cell>
          <table:table-cell table:style-name="ce2190" office:value-type="string" calcext:value-type="string">
            <text:p>y</text:p>
          </table:table-cell>
          <table:table-cell table:style-name="ce2313" office:value-type="string" calcext:value-type="string">
            <text:p>n</text:p>
          </table:table-cell>
          <table:table-cell table:style-name="ce26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BIGAD</text:p>
          </table:table-cell>
          <table:table-cell table:style-name="ce2072" office:value-type="string" calcext:value-type="string">
            <text:p>y</text:p>
          </table:table-cell>
          <table:table-cell table:style-name="ce2191" office:value-type="string" calcext:value-type="string">
            <text:p>y</text:p>
          </table:table-cell>
          <table:table-cell table:style-name="ce2314" office:value-type="string" calcext:value-type="string">
            <text:p>n</text:p>
          </table:table-cell>
          <table:table-cell table:style-name="ce265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GIC</text:p>
          </table:table-cell>
          <table:table-cell table:style-name="ce2073" office:value-type="string" calcext:value-type="string">
            <text:p>n</text:p>
          </table:table-cell>
          <table:table-cell table:style-name="ce2192" office:value-type="string" calcext:value-type="string">
            <text:p>y</text:p>
          </table:table-cell>
          <table:table-cell table:style-name="ce2315" office:value-type="string" calcext:value-type="string">
            <text:p>n</text:p>
          </table:table-cell>
          <table:table-cell table:style-name="ce265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BGUO</text:p>
          </table:table-cell>
          <table:table-cell table:style-name="ce2074" office:value-type="string" calcext:value-type="string">
            <text:p>n</text:p>
          </table:table-cell>
          <table:table-cell table:style-name="ce2193" office:value-type="string" calcext:value-type="string">
            <text:p>n</text:p>
          </table:table-cell>
          <table:table-cell table:style-name="ce2316" office:value-type="string" calcext:value-type="string">
            <text:p>n</text:p>
          </table:table-cell>
          <table:table-cell table:style-name="ce265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957" office:value-type="string" calcext:value-type="string">
            <text:p>ACDMNP</text:p>
          </table:table-cell>
          <table:table-cell table:style-name="ce2075" office:value-type="string" calcext:value-type="string">
            <text:p>n</text:p>
          </table:table-cell>
          <table:table-cell table:style-name="ce2194" office:value-type="string" calcext:value-type="string">
            <text:p>y</text:p>
          </table:table-cell>
          <table:table-cell table:style-name="ce2317" office:value-type="string" calcext:value-type="string">
            <text:p>n</text:p>
          </table:table-cell>
          <table:table-cell table:style-name="ce2654" office:value-type="string" calcext:value-type="string">
            <text:p>y</text:p>
          </table:table-cell>
          <table:table-cell table:style-name="ce1957" office:value-type="string" calcext:value-type="string">
            <text:p>deleted due to buggy handling by pywindow</text:p>
          </table:table-cell>
          <table:table-cell table:style-name="ce1957"/>
          <table:table-cell table:style-name="ce1957" office:value-type="float" office:value="4" calcext:value-type="float">
            <text:p>4</text:p>
          </table:table-cell>
        </table:table-row>
        <calcext:conditional-formats>
          <calcext:conditional-format calcext:target-range-address="deleted.D2:deleted.D2">
            <calcext:condition calcext:apply-style-name="Good" calcext:value="=&quot;Y&quot;" calcext:base-cell-address="deleted.D2"/>
            <calcext:condition calcext:apply-style-name="Bad" calcext:value="=&quot;N&quot;" calcext:base-cell-address="deleted.D2"/>
            <calcext:condition calcext:apply-style-name="Bad" calcext:value="=0" calcext:base-cell-address="deleted.D2"/>
          </calcext:conditional-format>
          <calcext:conditional-format calcext:target-range-address="deleted.C2:deleted.C2">
            <calcext:condition calcext:apply-style-name="Good" calcext:value="=&quot;Y&quot;" calcext:base-cell-address="deleted.C2"/>
            <calcext:condition calcext:apply-style-name="Bad" calcext:value="=&quot;N&quot;" calcext:base-cell-address="deleted.C2"/>
            <calcext:condition calcext:apply-style-name="Bad" calcext:value="=0" calcext:base-cell-address="deleted.C2"/>
          </calcext:conditional-format>
          <calcext:conditional-format calcext:target-range-address="deleted.B2:deleted.B2">
            <calcext:condition calcext:apply-style-name="Good" calcext:value="=&quot;Y&quot;" calcext:base-cell-address="deleted.B2"/>
            <calcext:condition calcext:apply-style-name="Bad" calcext:value="=&quot;N&quot;" calcext:base-cell-address="deleted.B2"/>
            <calcext:condition calcext:apply-style-name="Bad" calcext:value="=0" calcext:base-cell-address="deleted.B2"/>
          </calcext:conditional-format>
          <calcext:conditional-format calcext:target-range-address="deleted.E2:deleted.E2">
            <calcext:condition calcext:apply-style-name="Good" calcext:value="=&quot;Y&quot;" calcext:base-cell-address="deleted.E2"/>
            <calcext:condition calcext:apply-style-name="Bad" calcext:value="=&quot;N&quot;" calcext:base-cell-address="deleted.E2"/>
            <calcext:condition calcext:apply-style-name="Bad" calcext:value="=0" calcext:base-cell-address="deleted.E2"/>
          </calcext:conditional-format>
          <calcext:conditional-format calcext:target-range-address="deleted.D3:deleted.D4">
            <calcext:condition calcext:apply-style-name="Good" calcext:value="=&quot;Y&quot;" calcext:base-cell-address="deleted.D3"/>
            <calcext:condition calcext:apply-style-name="Bad" calcext:value="=&quot;N&quot;" calcext:base-cell-address="deleted.D3"/>
            <calcext:condition calcext:apply-style-name="Bad" calcext:value="=0" calcext:base-cell-address="deleted.D3"/>
          </calcext:conditional-format>
          <calcext:conditional-format calcext:target-range-address="deleted.C3:deleted.C4">
            <calcext:condition calcext:apply-style-name="Good" calcext:value="=&quot;Y&quot;" calcext:base-cell-address="deleted.C3"/>
            <calcext:condition calcext:apply-style-name="Bad" calcext:value="=&quot;N&quot;" calcext:base-cell-address="deleted.C3"/>
            <calcext:condition calcext:apply-style-name="Bad" calcext:value="=0" calcext:base-cell-address="deleted.C3"/>
          </calcext:conditional-format>
          <calcext:conditional-format calcext:target-range-address="deleted.B3:deleted.B4">
            <calcext:condition calcext:apply-style-name="Good" calcext:value="=&quot;Y&quot;" calcext:base-cell-address="deleted.B3"/>
            <calcext:condition calcext:apply-style-name="Bad" calcext:value="=&quot;N&quot;" calcext:base-cell-address="deleted.B3"/>
            <calcext:condition calcext:apply-style-name="Bad" calcext:value="=0" calcext:base-cell-address="deleted.B3"/>
          </calcext:conditional-format>
          <calcext:conditional-format calcext:target-range-address="deleted.E3:deleted.E3">
            <calcext:condition calcext:apply-style-name="Good" calcext:value="=&quot;Y&quot;" calcext:base-cell-address="deleted.E3"/>
            <calcext:condition calcext:apply-style-name="Bad" calcext:value="=&quot;N&quot;" calcext:base-cell-address="deleted.E3"/>
            <calcext:condition calcext:apply-style-name="Bad" calcext:value="=0" calcext:base-cell-address="deleted.E3"/>
          </calcext:conditional-format>
          <calcext:conditional-format calcext:target-range-address="deleted.E4:deleted.E4">
            <calcext:condition calcext:apply-style-name="Good" calcext:value="=&quot;Y&quot;" calcext:base-cell-address="deleted.E4"/>
            <calcext:condition calcext:apply-style-name="Bad" calcext:value="=&quot;N&quot;" calcext:base-cell-address="deleted.E4"/>
            <calcext:condition calcext:apply-style-name="Bad" calcext:value="=0" calcext:base-cell-address="deleted.E4"/>
          </calcext:conditional-format>
          <calcext:conditional-format calcext:target-range-address="deleted.D5:deleted.D6">
            <calcext:condition calcext:apply-style-name="Good" calcext:value="=&quot;Y&quot;" calcext:base-cell-address="deleted.D5"/>
            <calcext:condition calcext:apply-style-name="Bad" calcext:value="=&quot;N&quot;" calcext:base-cell-address="deleted.D5"/>
            <calcext:condition calcext:apply-style-name="Bad" calcext:value="=0" calcext:base-cell-address="deleted.D5"/>
          </calcext:conditional-format>
          <calcext:conditional-format calcext:target-range-address="deleted.C5:deleted.C6">
            <calcext:condition calcext:apply-style-name="Good" calcext:value="=&quot;Y&quot;" calcext:base-cell-address="deleted.C5"/>
            <calcext:condition calcext:apply-style-name="Bad" calcext:value="=&quot;N&quot;" calcext:base-cell-address="deleted.C5"/>
            <calcext:condition calcext:apply-style-name="Bad" calcext:value="=0" calcext:base-cell-address="deleted.C5"/>
          </calcext:conditional-format>
          <calcext:conditional-format calcext:target-range-address="deleted.B5:deleted.B6">
            <calcext:condition calcext:apply-style-name="Good" calcext:value="=&quot;Y&quot;" calcext:base-cell-address="deleted.B5"/>
            <calcext:condition calcext:apply-style-name="Bad" calcext:value="=&quot;N&quot;" calcext:base-cell-address="deleted.B5"/>
            <calcext:condition calcext:apply-style-name="Bad" calcext:value="=0" calcext:base-cell-address="deleted.B5"/>
          </calcext:conditional-format>
          <calcext:conditional-format calcext:target-range-address="deleted.E5:deleted.E5">
            <calcext:condition calcext:apply-style-name="Good" calcext:value="=&quot;Y&quot;" calcext:base-cell-address="deleted.E5"/>
            <calcext:condition calcext:apply-style-name="Bad" calcext:value="=&quot;N&quot;" calcext:base-cell-address="deleted.E5"/>
            <calcext:condition calcext:apply-style-name="Bad" calcext:value="=0" calcext:base-cell-address="deleted.E5"/>
          </calcext:conditional-format>
          <calcext:conditional-format calcext:target-range-address="deleted.E6:deleted.E6">
            <calcext:condition calcext:apply-style-name="Good" calcext:value="=&quot;Y&quot;" calcext:base-cell-address="deleted.E6"/>
            <calcext:condition calcext:apply-style-name="Bad" calcext:value="=&quot;N&quot;" calcext:base-cell-address="deleted.E6"/>
            <calcext:condition calcext:apply-style-name="Bad" calcext:value="=0" calcext:base-cell-address="deleted.E6"/>
          </calcext:conditional-format>
          <calcext:conditional-format calcext:target-range-address="deleted.D7:deleted.D24">
            <calcext:condition calcext:apply-style-name="Good" calcext:value="=&quot;Y&quot;" calcext:base-cell-address="deleted.D7"/>
            <calcext:condition calcext:apply-style-name="Bad" calcext:value="=&quot;N&quot;" calcext:base-cell-address="deleted.D7"/>
            <calcext:condition calcext:apply-style-name="Bad" calcext:value="=0" calcext:base-cell-address="deleted.D7"/>
          </calcext:conditional-format>
          <calcext:conditional-format calcext:target-range-address="deleted.C7:deleted.C24">
            <calcext:condition calcext:apply-style-name="Good" calcext:value="=&quot;Y&quot;" calcext:base-cell-address="deleted.C7"/>
            <calcext:condition calcext:apply-style-name="Bad" calcext:value="=&quot;N&quot;" calcext:base-cell-address="deleted.C7"/>
            <calcext:condition calcext:apply-style-name="Bad" calcext:value="=0" calcext:base-cell-address="deleted.C7"/>
          </calcext:conditional-format>
          <calcext:conditional-format calcext:target-range-address="deleted.B7:deleted.B24">
            <calcext:condition calcext:apply-style-name="Good" calcext:value="=&quot;Y&quot;" calcext:base-cell-address="deleted.B7"/>
            <calcext:condition calcext:apply-style-name="Bad" calcext:value="=&quot;N&quot;" calcext:base-cell-address="deleted.B7"/>
            <calcext:condition calcext:apply-style-name="Bad" calcext:value="=0" calcext:base-cell-address="deleted.B7"/>
          </calcext:conditional-format>
          <calcext:conditional-format calcext:target-range-address="deleted.E7:deleted.E7">
            <calcext:condition calcext:apply-style-name="Good" calcext:value="=&quot;Y&quot;" calcext:base-cell-address="deleted.E7"/>
            <calcext:condition calcext:apply-style-name="Bad" calcext:value="=&quot;N&quot;" calcext:base-cell-address="deleted.E7"/>
            <calcext:condition calcext:apply-style-name="Bad" calcext:value="=0" calcext:base-cell-address="deleted.E7"/>
          </calcext:conditional-format>
          <calcext:conditional-format calcext:target-range-address="deleted.E8:deleted.E8">
            <calcext:condition calcext:apply-style-name="Good" calcext:value="=&quot;Y&quot;" calcext:base-cell-address="deleted.E8"/>
            <calcext:condition calcext:apply-style-name="Bad" calcext:value="=&quot;N&quot;" calcext:base-cell-address="deleted.E8"/>
            <calcext:condition calcext:apply-style-name="Bad" calcext:value="=0" calcext:base-cell-address="deleted.E8"/>
          </calcext:conditional-format>
          <calcext:conditional-format calcext:target-range-address="deleted.E9:deleted.E9">
            <calcext:condition calcext:apply-style-name="Good" calcext:value="=&quot;Y&quot;" calcext:base-cell-address="deleted.E9"/>
            <calcext:condition calcext:apply-style-name="Bad" calcext:value="=&quot;N&quot;" calcext:base-cell-address="deleted.E9"/>
            <calcext:condition calcext:apply-style-name="Bad" calcext:value="=0" calcext:base-cell-address="deleted.E9"/>
          </calcext:conditional-format>
          <calcext:conditional-format calcext:target-range-address="deleted.E10:deleted.E10">
            <calcext:condition calcext:apply-style-name="Good" calcext:value="=&quot;Y&quot;" calcext:base-cell-address="deleted.E10"/>
            <calcext:condition calcext:apply-style-name="Bad" calcext:value="=&quot;N&quot;" calcext:base-cell-address="deleted.E10"/>
            <calcext:condition calcext:apply-style-name="Bad" calcext:value="=0" calcext:base-cell-address="deleted.E10"/>
          </calcext:conditional-format>
          <calcext:conditional-format calcext:target-range-address="deleted.E11:deleted.E11">
            <calcext:condition calcext:apply-style-name="Good" calcext:value="=&quot;Y&quot;" calcext:base-cell-address="deleted.E11"/>
            <calcext:condition calcext:apply-style-name="Bad" calcext:value="=&quot;N&quot;" calcext:base-cell-address="deleted.E11"/>
            <calcext:condition calcext:apply-style-name="Bad" calcext:value="=0" calcext:base-cell-address="deleted.E11"/>
          </calcext:conditional-format>
          <calcext:conditional-format calcext:target-range-address="deleted.E12:deleted.E12">
            <calcext:condition calcext:apply-style-name="Good" calcext:value="=&quot;Y&quot;" calcext:base-cell-address="deleted.E12"/>
            <calcext:condition calcext:apply-style-name="Bad" calcext:value="=&quot;N&quot;" calcext:base-cell-address="deleted.E12"/>
            <calcext:condition calcext:apply-style-name="Bad" calcext:value="=0" calcext:base-cell-address="deleted.E12"/>
          </calcext:conditional-format>
          <calcext:conditional-format calcext:target-range-address="deleted.E13:deleted.E13">
            <calcext:condition calcext:apply-style-name="Good" calcext:value="=&quot;Y&quot;" calcext:base-cell-address="deleted.E13"/>
            <calcext:condition calcext:apply-style-name="Bad" calcext:value="=&quot;N&quot;" calcext:base-cell-address="deleted.E13"/>
            <calcext:condition calcext:apply-style-name="Bad" calcext:value="=0" calcext:base-cell-address="deleted.E13"/>
          </calcext:conditional-format>
          <calcext:conditional-format calcext:target-range-address="deleted.E14:deleted.E14">
            <calcext:condition calcext:apply-style-name="Good" calcext:value="=&quot;Y&quot;" calcext:base-cell-address="deleted.E14"/>
            <calcext:condition calcext:apply-style-name="Bad" calcext:value="=&quot;N&quot;" calcext:base-cell-address="deleted.E14"/>
            <calcext:condition calcext:apply-style-name="Bad" calcext:value="=0" calcext:base-cell-address="deleted.E14"/>
          </calcext:conditional-format>
          <calcext:conditional-format calcext:target-range-address="deleted.E15:deleted.E15">
            <calcext:condition calcext:apply-style-name="Good" calcext:value="=&quot;Y&quot;" calcext:base-cell-address="deleted.E15"/>
            <calcext:condition calcext:apply-style-name="Bad" calcext:value="=&quot;N&quot;" calcext:base-cell-address="deleted.E15"/>
            <calcext:condition calcext:apply-style-name="Bad" calcext:value="=0" calcext:base-cell-address="deleted.E15"/>
          </calcext:conditional-format>
          <calcext:conditional-format calcext:target-range-address="deleted.E16:deleted.E16">
            <calcext:condition calcext:apply-style-name="Good" calcext:value="=&quot;Y&quot;" calcext:base-cell-address="deleted.E16"/>
            <calcext:condition calcext:apply-style-name="Bad" calcext:value="=&quot;N&quot;" calcext:base-cell-address="deleted.E16"/>
            <calcext:condition calcext:apply-style-name="Bad" calcext:value="=0" calcext:base-cell-address="deleted.E16"/>
          </calcext:conditional-format>
          <calcext:conditional-format calcext:target-range-address="deleted.E17:deleted.E17">
            <calcext:condition calcext:apply-style-name="Good" calcext:value="=&quot;Y&quot;" calcext:base-cell-address="deleted.E17"/>
            <calcext:condition calcext:apply-style-name="Bad" calcext:value="=&quot;N&quot;" calcext:base-cell-address="deleted.E17"/>
            <calcext:condition calcext:apply-style-name="Bad" calcext:value="=0" calcext:base-cell-address="deleted.E17"/>
          </calcext:conditional-format>
          <calcext:conditional-format calcext:target-range-address="deleted.E18:deleted.E18">
            <calcext:condition calcext:apply-style-name="Good" calcext:value="=&quot;Y&quot;" calcext:base-cell-address="deleted.E18"/>
            <calcext:condition calcext:apply-style-name="Bad" calcext:value="=&quot;N&quot;" calcext:base-cell-address="deleted.E18"/>
            <calcext:condition calcext:apply-style-name="Bad" calcext:value="=0" calcext:base-cell-address="deleted.E18"/>
          </calcext:conditional-format>
          <calcext:conditional-format calcext:target-range-address="deleted.E19:deleted.E19">
            <calcext:condition calcext:apply-style-name="Good" calcext:value="=&quot;Y&quot;" calcext:base-cell-address="deleted.E19"/>
            <calcext:condition calcext:apply-style-name="Bad" calcext:value="=&quot;N&quot;" calcext:base-cell-address="deleted.E19"/>
            <calcext:condition calcext:apply-style-name="Bad" calcext:value="=0" calcext:base-cell-address="deleted.E19"/>
          </calcext:conditional-format>
          <calcext:conditional-format calcext:target-range-address="deleted.E20:deleted.E20">
            <calcext:condition calcext:apply-style-name="Good" calcext:value="=&quot;Y&quot;" calcext:base-cell-address="deleted.E20"/>
            <calcext:condition calcext:apply-style-name="Bad" calcext:value="=&quot;N&quot;" calcext:base-cell-address="deleted.E20"/>
            <calcext:condition calcext:apply-style-name="Bad" calcext:value="=0" calcext:base-cell-address="deleted.E20"/>
          </calcext:conditional-format>
          <calcext:conditional-format calcext:target-range-address="deleted.E21:deleted.E21">
            <calcext:condition calcext:apply-style-name="Good" calcext:value="=&quot;Y&quot;" calcext:base-cell-address="deleted.E21"/>
            <calcext:condition calcext:apply-style-name="Bad" calcext:value="=&quot;N&quot;" calcext:base-cell-address="deleted.E21"/>
            <calcext:condition calcext:apply-style-name="Bad" calcext:value="=0" calcext:base-cell-address="deleted.E21"/>
          </calcext:conditional-format>
          <calcext:conditional-format calcext:target-range-address="deleted.E22:deleted.E22">
            <calcext:condition calcext:apply-style-name="Good" calcext:value="=&quot;Y&quot;" calcext:base-cell-address="deleted.E22"/>
            <calcext:condition calcext:apply-style-name="Bad" calcext:value="=&quot;N&quot;" calcext:base-cell-address="deleted.E22"/>
            <calcext:condition calcext:apply-style-name="Bad" calcext:value="=0" calcext:base-cell-address="deleted.E22"/>
          </calcext:conditional-format>
          <calcext:conditional-format calcext:target-range-address="deleted.E23:deleted.E23">
            <calcext:condition calcext:apply-style-name="Good" calcext:value="=&quot;Y&quot;" calcext:base-cell-address="deleted.E23"/>
            <calcext:condition calcext:apply-style-name="Bad" calcext:value="=&quot;N&quot;" calcext:base-cell-address="deleted.E23"/>
            <calcext:condition calcext:apply-style-name="Bad" calcext:value="=0" calcext:base-cell-address="deleted.E23"/>
          </calcext:conditional-format>
          <calcext:conditional-format calcext:target-range-address="deleted.E24:deleted.E24">
            <calcext:condition calcext:apply-style-name="Good" calcext:value="=&quot;Y&quot;" calcext:base-cell-address="deleted.E24"/>
            <calcext:condition calcext:apply-style-name="Bad" calcext:value="=&quot;N&quot;" calcext:base-cell-address="deleted.E24"/>
            <calcext:condition calcext:apply-style-name="Bad" calcext:value="=0" calcext:base-cell-address="deleted.E24"/>
          </calcext:conditional-format>
          <calcext:conditional-format calcext:target-range-address="deleted.D25:deleted.D28">
            <calcext:condition calcext:apply-style-name="Good" calcext:value="=&quot;Y&quot;" calcext:base-cell-address="deleted.D25"/>
            <calcext:condition calcext:apply-style-name="Bad" calcext:value="=&quot;N&quot;" calcext:base-cell-address="deleted.D25"/>
            <calcext:condition calcext:apply-style-name="Bad" calcext:value="=0" calcext:base-cell-address="deleted.D25"/>
          </calcext:conditional-format>
          <calcext:conditional-format calcext:target-range-address="deleted.C25:deleted.C28">
            <calcext:condition calcext:apply-style-name="Good" calcext:value="=&quot;Y&quot;" calcext:base-cell-address="deleted.C25"/>
            <calcext:condition calcext:apply-style-name="Bad" calcext:value="=&quot;N&quot;" calcext:base-cell-address="deleted.C25"/>
            <calcext:condition calcext:apply-style-name="Bad" calcext:value="=0" calcext:base-cell-address="deleted.C25"/>
          </calcext:conditional-format>
          <calcext:conditional-format calcext:target-range-address="deleted.B25:deleted.B28">
            <calcext:condition calcext:apply-style-name="Good" calcext:value="=&quot;Y&quot;" calcext:base-cell-address="deleted.B25"/>
            <calcext:condition calcext:apply-style-name="Bad" calcext:value="=&quot;N&quot;" calcext:base-cell-address="deleted.B25"/>
            <calcext:condition calcext:apply-style-name="Bad" calcext:value="=0" calcext:base-cell-address="deleted.B25"/>
          </calcext:conditional-format>
          <calcext:conditional-format calcext:target-range-address="deleted.E25:deleted.E25">
            <calcext:condition calcext:apply-style-name="Good" calcext:value="=&quot;Y&quot;" calcext:base-cell-address="deleted.E25"/>
            <calcext:condition calcext:apply-style-name="Bad" calcext:value="=&quot;N&quot;" calcext:base-cell-address="deleted.E25"/>
            <calcext:condition calcext:apply-style-name="Bad" calcext:value="=0" calcext:base-cell-address="deleted.E25"/>
          </calcext:conditional-format>
          <calcext:conditional-format calcext:target-range-address="deleted.E26:deleted.E26">
            <calcext:condition calcext:apply-style-name="Good" calcext:value="=&quot;Y&quot;" calcext:base-cell-address="deleted.E26"/>
            <calcext:condition calcext:apply-style-name="Bad" calcext:value="=&quot;N&quot;" calcext:base-cell-address="deleted.E26"/>
            <calcext:condition calcext:apply-style-name="Bad" calcext:value="=0" calcext:base-cell-address="deleted.E26"/>
          </calcext:conditional-format>
          <calcext:conditional-format calcext:target-range-address="deleted.E27:deleted.E27">
            <calcext:condition calcext:apply-style-name="Good" calcext:value="=&quot;Y&quot;" calcext:base-cell-address="deleted.E27"/>
            <calcext:condition calcext:apply-style-name="Bad" calcext:value="=&quot;N&quot;" calcext:base-cell-address="deleted.E27"/>
            <calcext:condition calcext:apply-style-name="Bad" calcext:value="=0" calcext:base-cell-address="deleted.E27"/>
          </calcext:conditional-format>
          <calcext:conditional-format calcext:target-range-address="deleted.E28:deleted.E28">
            <calcext:condition calcext:apply-style-name="Good" calcext:value="=&quot;Y&quot;" calcext:base-cell-address="deleted.E28"/>
            <calcext:condition calcext:apply-style-name="Bad" calcext:value="=&quot;N&quot;" calcext:base-cell-address="deleted.E28"/>
            <calcext:condition calcext:apply-style-name="Bad" calcext:value="=0" calcext:base-cell-address="deleted.E28"/>
          </calcext:conditional-format>
          <calcext:conditional-format calcext:target-range-address="deleted.B29:deleted.B29">
            <calcext:condition calcext:apply-style-name="Good" calcext:value="=&quot;Y&quot;" calcext:base-cell-address="deleted.B29"/>
            <calcext:condition calcext:apply-style-name="Bad" calcext:value="=&quot;N&quot;" calcext:base-cell-address="deleted.B29"/>
            <calcext:condition calcext:apply-style-name="Bad" calcext:value="=0" calcext:base-cell-address="deleted.B29"/>
          </calcext:conditional-format>
          <calcext:conditional-format calcext:target-range-address="deleted.C29:deleted.C29">
            <calcext:condition calcext:apply-style-name="Good" calcext:value="=&quot;Y&quot;" calcext:base-cell-address="deleted.C29"/>
            <calcext:condition calcext:apply-style-name="Bad" calcext:value="=&quot;N&quot;" calcext:base-cell-address="deleted.C29"/>
            <calcext:condition calcext:apply-style-name="Bad" calcext:value="=0" calcext:base-cell-address="deleted.C29"/>
          </calcext:conditional-format>
          <calcext:conditional-format calcext:target-range-address="deleted.D29:deleted.D29">
            <calcext:condition calcext:apply-style-name="Good" calcext:value="=&quot;Y&quot;" calcext:base-cell-address="deleted.D29"/>
            <calcext:condition calcext:apply-style-name="Bad" calcext:value="=&quot;N&quot;" calcext:base-cell-address="deleted.D29"/>
            <calcext:condition calcext:apply-style-name="Bad" calcext:value="=0" calcext:base-cell-address="deleted.D29"/>
          </calcext:conditional-format>
          <calcext:conditional-format calcext:target-range-address="deleted.E29:deleted.E29">
            <calcext:condition calcext:apply-style-name="Good" calcext:value="=&quot;Y&quot;" calcext:base-cell-address="deleted.E29"/>
            <calcext:condition calcext:apply-style-name="Bad" calcext:value="=&quot;N&quot;" calcext:base-cell-address="deleted.E29"/>
            <calcext:condition calcext:apply-style-name="Bad" calcext:value="=0" calcext:base-cell-address="deleted.E29"/>
          </calcext:conditional-format>
          <calcext:conditional-format calcext:target-range-address="deleted.D30:deleted.D31">
            <calcext:condition calcext:apply-style-name="Good" calcext:value="=&quot;Y&quot;" calcext:base-cell-address="deleted.D30"/>
            <calcext:condition calcext:apply-style-name="Bad" calcext:value="=&quot;N&quot;" calcext:base-cell-address="deleted.D30"/>
            <calcext:condition calcext:apply-style-name="Bad" calcext:value="=0" calcext:base-cell-address="deleted.D30"/>
          </calcext:conditional-format>
          <calcext:conditional-format calcext:target-range-address="deleted.C30:deleted.C31">
            <calcext:condition calcext:apply-style-name="Good" calcext:value="=&quot;Y&quot;" calcext:base-cell-address="deleted.C30"/>
            <calcext:condition calcext:apply-style-name="Bad" calcext:value="=&quot;N&quot;" calcext:base-cell-address="deleted.C30"/>
            <calcext:condition calcext:apply-style-name="Bad" calcext:value="=0" calcext:base-cell-address="deleted.C30"/>
          </calcext:conditional-format>
          <calcext:conditional-format calcext:target-range-address="deleted.B30:deleted.B31">
            <calcext:condition calcext:apply-style-name="Good" calcext:value="=&quot;Y&quot;" calcext:base-cell-address="deleted.B30"/>
            <calcext:condition calcext:apply-style-name="Bad" calcext:value="=&quot;N&quot;" calcext:base-cell-address="deleted.B30"/>
            <calcext:condition calcext:apply-style-name="Bad" calcext:value="=0" calcext:base-cell-address="deleted.B30"/>
          </calcext:conditional-format>
          <calcext:conditional-format calcext:target-range-address="deleted.E30:deleted.E30">
            <calcext:condition calcext:apply-style-name="Good" calcext:value="=&quot;Y&quot;" calcext:base-cell-address="deleted.E30"/>
            <calcext:condition calcext:apply-style-name="Bad" calcext:value="=&quot;N&quot;" calcext:base-cell-address="deleted.E30"/>
            <calcext:condition calcext:apply-style-name="Bad" calcext:value="=0" calcext:base-cell-address="deleted.E30"/>
          </calcext:conditional-format>
          <calcext:conditional-format calcext:target-range-address="deleted.E31:deleted.E31">
            <calcext:condition calcext:apply-style-name="Good" calcext:value="=&quot;Y&quot;" calcext:base-cell-address="deleted.E31"/>
            <calcext:condition calcext:apply-style-name="Bad" calcext:value="=&quot;N&quot;" calcext:base-cell-address="deleted.E31"/>
            <calcext:condition calcext:apply-style-name="Bad" calcext:value="=0" calcext:base-cell-address="deleted.E31"/>
          </calcext:conditional-format>
          <calcext:conditional-format calcext:target-range-address="deleted.D32:deleted.D32">
            <calcext:condition calcext:apply-style-name="Good" calcext:value="=&quot;Y&quot;" calcext:base-cell-address="deleted.D32"/>
            <calcext:condition calcext:apply-style-name="Bad" calcext:value="=&quot;N&quot;" calcext:base-cell-address="deleted.D32"/>
            <calcext:condition calcext:apply-style-name="Bad" calcext:value="=0" calcext:base-cell-address="deleted.D32"/>
          </calcext:conditional-format>
          <calcext:conditional-format calcext:target-range-address="deleted.C32:deleted.C32">
            <calcext:condition calcext:apply-style-name="Good" calcext:value="=&quot;Y&quot;" calcext:base-cell-address="deleted.C32"/>
            <calcext:condition calcext:apply-style-name="Bad" calcext:value="=&quot;N&quot;" calcext:base-cell-address="deleted.C32"/>
            <calcext:condition calcext:apply-style-name="Bad" calcext:value="=0" calcext:base-cell-address="deleted.C32"/>
          </calcext:conditional-format>
          <calcext:conditional-format calcext:target-range-address="deleted.B32:deleted.B32">
            <calcext:condition calcext:apply-style-name="Good" calcext:value="=&quot;Y&quot;" calcext:base-cell-address="deleted.B32"/>
            <calcext:condition calcext:apply-style-name="Bad" calcext:value="=&quot;N&quot;" calcext:base-cell-address="deleted.B32"/>
            <calcext:condition calcext:apply-style-name="Bad" calcext:value="=0" calcext:base-cell-address="deleted.B32"/>
          </calcext:conditional-format>
          <calcext:conditional-format calcext:target-range-address="deleted.E32:deleted.E32">
            <calcext:condition calcext:apply-style-name="Good" calcext:value="=&quot;Y&quot;" calcext:base-cell-address="deleted.E32"/>
            <calcext:condition calcext:apply-style-name="Bad" calcext:value="=&quot;N&quot;" calcext:base-cell-address="deleted.E32"/>
            <calcext:condition calcext:apply-style-name="Bad" calcext:value="=0" calcext:base-cell-address="deleted.E32"/>
          </calcext:conditional-format>
          <calcext:conditional-format calcext:target-range-address="deleted.D33:deleted.D34">
            <calcext:condition calcext:apply-style-name="Good" calcext:value="=&quot;Y&quot;" calcext:base-cell-address="deleted.D33"/>
            <calcext:condition calcext:apply-style-name="Bad" calcext:value="=&quot;N&quot;" calcext:base-cell-address="deleted.D33"/>
            <calcext:condition calcext:apply-style-name="Bad" calcext:value="=0" calcext:base-cell-address="deleted.D33"/>
          </calcext:conditional-format>
          <calcext:conditional-format calcext:target-range-address="deleted.C33:deleted.C34">
            <calcext:condition calcext:apply-style-name="Good" calcext:value="=&quot;Y&quot;" calcext:base-cell-address="deleted.C33"/>
            <calcext:condition calcext:apply-style-name="Bad" calcext:value="=&quot;N&quot;" calcext:base-cell-address="deleted.C33"/>
            <calcext:condition calcext:apply-style-name="Bad" calcext:value="=0" calcext:base-cell-address="deleted.C33"/>
          </calcext:conditional-format>
          <calcext:conditional-format calcext:target-range-address="deleted.B33:deleted.B34">
            <calcext:condition calcext:apply-style-name="Good" calcext:value="=&quot;Y&quot;" calcext:base-cell-address="deleted.B33"/>
            <calcext:condition calcext:apply-style-name="Bad" calcext:value="=&quot;N&quot;" calcext:base-cell-address="deleted.B33"/>
            <calcext:condition calcext:apply-style-name="Bad" calcext:value="=0" calcext:base-cell-address="deleted.B33"/>
          </calcext:conditional-format>
          <calcext:conditional-format calcext:target-range-address="deleted.E33:deleted.E33">
            <calcext:condition calcext:apply-style-name="Good" calcext:value="=&quot;Y&quot;" calcext:base-cell-address="deleted.E33"/>
            <calcext:condition calcext:apply-style-name="Bad" calcext:value="=&quot;N&quot;" calcext:base-cell-address="deleted.E33"/>
            <calcext:condition calcext:apply-style-name="Bad" calcext:value="=0" calcext:base-cell-address="deleted.E33"/>
          </calcext:conditional-format>
          <calcext:conditional-format calcext:target-range-address="deleted.E34:deleted.E34">
            <calcext:condition calcext:apply-style-name="Good" calcext:value="=&quot;Y&quot;" calcext:base-cell-address="deleted.E34"/>
            <calcext:condition calcext:apply-style-name="Bad" calcext:value="=&quot;N&quot;" calcext:base-cell-address="deleted.E34"/>
            <calcext:condition calcext:apply-style-name="Bad" calcext:value="=0" calcext:base-cell-address="deleted.E34"/>
          </calcext:conditional-format>
          <calcext:conditional-format calcext:target-range-address="deleted.D35:deleted.D35">
            <calcext:condition calcext:apply-style-name="Good" calcext:value="=&quot;Y&quot;" calcext:base-cell-address="deleted.D35"/>
            <calcext:condition calcext:apply-style-name="Bad" calcext:value="=&quot;N&quot;" calcext:base-cell-address="deleted.D35"/>
            <calcext:condition calcext:apply-style-name="Bad" calcext:value="=0" calcext:base-cell-address="deleted.D35"/>
          </calcext:conditional-format>
          <calcext:conditional-format calcext:target-range-address="deleted.C35:deleted.C35">
            <calcext:condition calcext:apply-style-name="Good" calcext:value="=&quot;Y&quot;" calcext:base-cell-address="deleted.C35"/>
            <calcext:condition calcext:apply-style-name="Bad" calcext:value="=&quot;N&quot;" calcext:base-cell-address="deleted.C35"/>
            <calcext:condition calcext:apply-style-name="Bad" calcext:value="=0" calcext:base-cell-address="deleted.C35"/>
          </calcext:conditional-format>
          <calcext:conditional-format calcext:target-range-address="deleted.B35:deleted.B35">
            <calcext:condition calcext:apply-style-name="Good" calcext:value="=&quot;Y&quot;" calcext:base-cell-address="deleted.B35"/>
            <calcext:condition calcext:apply-style-name="Bad" calcext:value="=&quot;N&quot;" calcext:base-cell-address="deleted.B35"/>
            <calcext:condition calcext:apply-style-name="Bad" calcext:value="=0" calcext:base-cell-address="deleted.B35"/>
          </calcext:conditional-format>
          <calcext:conditional-format calcext:target-range-address="deleted.E35:deleted.E35">
            <calcext:condition calcext:apply-style-name="Good" calcext:value="=&quot;Y&quot;" calcext:base-cell-address="deleted.E35"/>
            <calcext:condition calcext:apply-style-name="Bad" calcext:value="=&quot;N&quot;" calcext:base-cell-address="deleted.E35"/>
            <calcext:condition calcext:apply-style-name="Bad" calcext:value="=0" calcext:base-cell-address="deleted.E35"/>
          </calcext:conditional-format>
          <calcext:conditional-format calcext:target-range-address="deleted.D36:deleted.D36">
            <calcext:condition calcext:apply-style-name="Good" calcext:value="=&quot;Y&quot;" calcext:base-cell-address="deleted.D36"/>
            <calcext:condition calcext:apply-style-name="Bad" calcext:value="=&quot;N&quot;" calcext:base-cell-address="deleted.D36"/>
            <calcext:condition calcext:apply-style-name="Bad" calcext:value="=0" calcext:base-cell-address="deleted.D36"/>
          </calcext:conditional-format>
          <calcext:conditional-format calcext:target-range-address="deleted.C36:deleted.C36">
            <calcext:condition calcext:apply-style-name="Good" calcext:value="=&quot;Y&quot;" calcext:base-cell-address="deleted.C36"/>
            <calcext:condition calcext:apply-style-name="Bad" calcext:value="=&quot;N&quot;" calcext:base-cell-address="deleted.C36"/>
            <calcext:condition calcext:apply-style-name="Bad" calcext:value="=0" calcext:base-cell-address="deleted.C36"/>
          </calcext:conditional-format>
          <calcext:conditional-format calcext:target-range-address="deleted.B36:deleted.B36">
            <calcext:condition calcext:apply-style-name="Good" calcext:value="=&quot;Y&quot;" calcext:base-cell-address="deleted.B36"/>
            <calcext:condition calcext:apply-style-name="Bad" calcext:value="=&quot;N&quot;" calcext:base-cell-address="deleted.B36"/>
            <calcext:condition calcext:apply-style-name="Bad" calcext:value="=0" calcext:base-cell-address="deleted.B36"/>
          </calcext:conditional-format>
          <calcext:conditional-format calcext:target-range-address="deleted.E36:deleted.E36">
            <calcext:condition calcext:apply-style-name="Good" calcext:value="=&quot;Y&quot;" calcext:base-cell-address="deleted.E36"/>
            <calcext:condition calcext:apply-style-name="Bad" calcext:value="=&quot;N&quot;" calcext:base-cell-address="deleted.E36"/>
            <calcext:condition calcext:apply-style-name="Bad" calcext:value="=0" calcext:base-cell-address="deleted.E36"/>
          </calcext:conditional-format>
          <calcext:conditional-format calcext:target-range-address="deleted.D37:deleted.D38">
            <calcext:condition calcext:apply-style-name="Good" calcext:value="=&quot;Y&quot;" calcext:base-cell-address="deleted.D37"/>
            <calcext:condition calcext:apply-style-name="Bad" calcext:value="=&quot;N&quot;" calcext:base-cell-address="deleted.D37"/>
            <calcext:condition calcext:apply-style-name="Bad" calcext:value="=0" calcext:base-cell-address="deleted.D37"/>
          </calcext:conditional-format>
          <calcext:conditional-format calcext:target-range-address="deleted.C37:deleted.C38">
            <calcext:condition calcext:apply-style-name="Good" calcext:value="=&quot;Y&quot;" calcext:base-cell-address="deleted.C37"/>
            <calcext:condition calcext:apply-style-name="Bad" calcext:value="=&quot;N&quot;" calcext:base-cell-address="deleted.C37"/>
            <calcext:condition calcext:apply-style-name="Bad" calcext:value="=0" calcext:base-cell-address="deleted.C37"/>
          </calcext:conditional-format>
          <calcext:conditional-format calcext:target-range-address="deleted.B37:deleted.B38">
            <calcext:condition calcext:apply-style-name="Good" calcext:value="=&quot;Y&quot;" calcext:base-cell-address="deleted.B37"/>
            <calcext:condition calcext:apply-style-name="Bad" calcext:value="=&quot;N&quot;" calcext:base-cell-address="deleted.B37"/>
            <calcext:condition calcext:apply-style-name="Bad" calcext:value="=0" calcext:base-cell-address="deleted.B37"/>
          </calcext:conditional-format>
          <calcext:conditional-format calcext:target-range-address="deleted.E37:deleted.E37">
            <calcext:condition calcext:apply-style-name="Good" calcext:value="=&quot;Y&quot;" calcext:base-cell-address="deleted.E37"/>
            <calcext:condition calcext:apply-style-name="Bad" calcext:value="=&quot;N&quot;" calcext:base-cell-address="deleted.E37"/>
            <calcext:condition calcext:apply-style-name="Bad" calcext:value="=0" calcext:base-cell-address="deleted.E37"/>
          </calcext:conditional-format>
          <calcext:conditional-format calcext:target-range-address="deleted.E38:deleted.E38">
            <calcext:condition calcext:apply-style-name="Good" calcext:value="=&quot;Y&quot;" calcext:base-cell-address="deleted.E38"/>
            <calcext:condition calcext:apply-style-name="Bad" calcext:value="=&quot;N&quot;" calcext:base-cell-address="deleted.E38"/>
            <calcext:condition calcext:apply-style-name="Bad" calcext:value="=0" calcext:base-cell-address="deleted.E38"/>
          </calcext:conditional-format>
          <calcext:conditional-format calcext:target-range-address="deleted.D39:deleted.D40">
            <calcext:condition calcext:apply-style-name="Good" calcext:value="=&quot;Y&quot;" calcext:base-cell-address="deleted.D39"/>
            <calcext:condition calcext:apply-style-name="Bad" calcext:value="=&quot;N&quot;" calcext:base-cell-address="deleted.D39"/>
            <calcext:condition calcext:apply-style-name="Bad" calcext:value="=0" calcext:base-cell-address="deleted.D39"/>
          </calcext:conditional-format>
          <calcext:conditional-format calcext:target-range-address="deleted.C40:deleted.C40">
            <calcext:condition calcext:apply-style-name="Good" calcext:value="begins-with(&quot;Y&quot;)" calcext:base-cell-address="deleted.C40"/>
          </calcext:conditional-format>
          <calcext:conditional-format calcext:target-range-address="deleted.C39:deleted.C40">
            <calcext:condition calcext:apply-style-name="Good" calcext:value="=&quot;Y&quot;" calcext:base-cell-address="deleted.C39"/>
            <calcext:condition calcext:apply-style-name="Bad" calcext:value="=&quot;N&quot;" calcext:base-cell-address="deleted.C39"/>
            <calcext:condition calcext:apply-style-name="Bad" calcext:value="=0" calcext:base-cell-address="deleted.C39"/>
          </calcext:conditional-format>
          <calcext:conditional-format calcext:target-range-address="deleted.B40:deleted.B40">
            <calcext:condition calcext:apply-style-name="Good" calcext:value="begins-with(&quot;Y&quot;)" calcext:base-cell-address="deleted.B40"/>
          </calcext:conditional-format>
          <calcext:conditional-format calcext:target-range-address="deleted.B39:deleted.B40">
            <calcext:condition calcext:apply-style-name="Good" calcext:value="=&quot;Y&quot;" calcext:base-cell-address="deleted.B39"/>
            <calcext:condition calcext:apply-style-name="Bad" calcext:value="=&quot;N&quot;" calcext:base-cell-address="deleted.B39"/>
            <calcext:condition calcext:apply-style-name="Bad" calcext:value="=0" calcext:base-cell-address="deleted.B39"/>
          </calcext:conditional-format>
          <calcext:conditional-format calcext:target-range-address="deleted.E39:deleted.E39">
            <calcext:condition calcext:apply-style-name="Good" calcext:value="=&quot;Y&quot;" calcext:base-cell-address="deleted.E39"/>
            <calcext:condition calcext:apply-style-name="Bad" calcext:value="=&quot;N&quot;" calcext:base-cell-address="deleted.E39"/>
            <calcext:condition calcext:apply-style-name="Bad" calcext:value="=0" calcext:base-cell-address="deleted.E39"/>
          </calcext:conditional-format>
          <calcext:conditional-format calcext:target-range-address="deleted.E40:deleted.E40">
            <calcext:condition calcext:apply-style-name="Good" calcext:value="=&quot;Y&quot;" calcext:base-cell-address="deleted.E40"/>
            <calcext:condition calcext:apply-style-name="Bad" calcext:value="=&quot;N&quot;" calcext:base-cell-address="deleted.E40"/>
            <calcext:condition calcext:apply-style-name="Bad" calcext:value="=0" calcext:base-cell-address="deleted.E40"/>
          </calcext:conditional-format>
          <calcext:conditional-format calcext:target-range-address="deleted.D41:deleted.D44">
            <calcext:condition calcext:apply-style-name="Good" calcext:value="=&quot;Y&quot;" calcext:base-cell-address="deleted.D41"/>
            <calcext:condition calcext:apply-style-name="Bad" calcext:value="=&quot;N&quot;" calcext:base-cell-address="deleted.D41"/>
            <calcext:condition calcext:apply-style-name="Bad" calcext:value="=0" calcext:base-cell-address="deleted.D41"/>
          </calcext:conditional-format>
          <calcext:conditional-format calcext:target-range-address="deleted.C41:deleted.C44">
            <calcext:condition calcext:apply-style-name="Good" calcext:value="=&quot;Y&quot;" calcext:base-cell-address="deleted.C41"/>
            <calcext:condition calcext:apply-style-name="Bad" calcext:value="=&quot;N&quot;" calcext:base-cell-address="deleted.C41"/>
            <calcext:condition calcext:apply-style-name="Bad" calcext:value="=0" calcext:base-cell-address="deleted.C41"/>
          </calcext:conditional-format>
          <calcext:conditional-format calcext:target-range-address="deleted.B41:deleted.B44">
            <calcext:condition calcext:apply-style-name="Good" calcext:value="=&quot;Y&quot;" calcext:base-cell-address="deleted.B41"/>
            <calcext:condition calcext:apply-style-name="Bad" calcext:value="=&quot;N&quot;" calcext:base-cell-address="deleted.B41"/>
            <calcext:condition calcext:apply-style-name="Bad" calcext:value="=0" calcext:base-cell-address="deleted.B41"/>
          </calcext:conditional-format>
          <calcext:conditional-format calcext:target-range-address="deleted.E41:deleted.E41">
            <calcext:condition calcext:apply-style-name="Good" calcext:value="=&quot;Y&quot;" calcext:base-cell-address="deleted.E41"/>
            <calcext:condition calcext:apply-style-name="Bad" calcext:value="=&quot;N&quot;" calcext:base-cell-address="deleted.E41"/>
            <calcext:condition calcext:apply-style-name="Bad" calcext:value="=0" calcext:base-cell-address="deleted.E41"/>
          </calcext:conditional-format>
          <calcext:conditional-format calcext:target-range-address="deleted.E42:deleted.E42">
            <calcext:condition calcext:apply-style-name="Good" calcext:value="=&quot;Y&quot;" calcext:base-cell-address="deleted.E42"/>
            <calcext:condition calcext:apply-style-name="Bad" calcext:value="=&quot;N&quot;" calcext:base-cell-address="deleted.E42"/>
            <calcext:condition calcext:apply-style-name="Bad" calcext:value="=0" calcext:base-cell-address="deleted.E42"/>
          </calcext:conditional-format>
          <calcext:conditional-format calcext:target-range-address="deleted.E43:deleted.E43">
            <calcext:condition calcext:apply-style-name="Good" calcext:value="=&quot;Y&quot;" calcext:base-cell-address="deleted.E43"/>
            <calcext:condition calcext:apply-style-name="Bad" calcext:value="=&quot;N&quot;" calcext:base-cell-address="deleted.E43"/>
            <calcext:condition calcext:apply-style-name="Bad" calcext:value="=0" calcext:base-cell-address="deleted.E43"/>
          </calcext:conditional-format>
          <calcext:conditional-format calcext:target-range-address="deleted.E44:deleted.E44">
            <calcext:condition calcext:apply-style-name="Good" calcext:value="=&quot;Y&quot;" calcext:base-cell-address="deleted.E44"/>
            <calcext:condition calcext:apply-style-name="Bad" calcext:value="=&quot;N&quot;" calcext:base-cell-address="deleted.E44"/>
            <calcext:condition calcext:apply-style-name="Bad" calcext:value="=0" calcext:base-cell-address="deleted.E44"/>
          </calcext:conditional-format>
          <calcext:conditional-format calcext:target-range-address="deleted.D45:deleted.D45">
            <calcext:condition calcext:apply-style-name="Good" calcext:value="=&quot;Y&quot;" calcext:base-cell-address="deleted.D45"/>
            <calcext:condition calcext:apply-style-name="Bad" calcext:value="=&quot;N&quot;" calcext:base-cell-address="deleted.D45"/>
            <calcext:condition calcext:apply-style-name="Bad" calcext:value="=0" calcext:base-cell-address="deleted.D45"/>
          </calcext:conditional-format>
          <calcext:conditional-format calcext:target-range-address="deleted.C45:deleted.C45">
            <calcext:condition calcext:apply-style-name="Good" calcext:value="=&quot;Y&quot;" calcext:base-cell-address="deleted.C45"/>
            <calcext:condition calcext:apply-style-name="Bad" calcext:value="=&quot;N&quot;" calcext:base-cell-address="deleted.C45"/>
            <calcext:condition calcext:apply-style-name="Bad" calcext:value="=0" calcext:base-cell-address="deleted.C45"/>
          </calcext:conditional-format>
          <calcext:conditional-format calcext:target-range-address="deleted.B45:deleted.B45">
            <calcext:condition calcext:apply-style-name="Good" calcext:value="=&quot;Y&quot;" calcext:base-cell-address="deleted.B45"/>
            <calcext:condition calcext:apply-style-name="Bad" calcext:value="=&quot;N&quot;" calcext:base-cell-address="deleted.B45"/>
            <calcext:condition calcext:apply-style-name="Bad" calcext:value="=0" calcext:base-cell-address="deleted.B45"/>
          </calcext:conditional-format>
          <calcext:conditional-format calcext:target-range-address="deleted.E45:deleted.E45">
            <calcext:condition calcext:apply-style-name="Good" calcext:value="=&quot;Y&quot;" calcext:base-cell-address="deleted.E45"/>
            <calcext:condition calcext:apply-style-name="Bad" calcext:value="=&quot;N&quot;" calcext:base-cell-address="deleted.E45"/>
            <calcext:condition calcext:apply-style-name="Bad" calcext:value="=0" calcext:base-cell-address="deleted.E45"/>
          </calcext:conditional-format>
          <calcext:conditional-format calcext:target-range-address="deleted.D46:deleted.D50">
            <calcext:condition calcext:apply-style-name="Good" calcext:value="=&quot;Y&quot;" calcext:base-cell-address="deleted.D46"/>
            <calcext:condition calcext:apply-style-name="Bad" calcext:value="=&quot;N&quot;" calcext:base-cell-address="deleted.D46"/>
            <calcext:condition calcext:apply-style-name="Bad" calcext:value="=0" calcext:base-cell-address="deleted.D46"/>
          </calcext:conditional-format>
          <calcext:conditional-format calcext:target-range-address="deleted.C46:deleted.C50">
            <calcext:condition calcext:apply-style-name="Good" calcext:value="=&quot;Y&quot;" calcext:base-cell-address="deleted.C46"/>
            <calcext:condition calcext:apply-style-name="Bad" calcext:value="=&quot;N&quot;" calcext:base-cell-address="deleted.C46"/>
            <calcext:condition calcext:apply-style-name="Bad" calcext:value="=0" calcext:base-cell-address="deleted.C46"/>
          </calcext:conditional-format>
          <calcext:conditional-format calcext:target-range-address="deleted.B46:deleted.B50">
            <calcext:condition calcext:apply-style-name="Good" calcext:value="=&quot;Y&quot;" calcext:base-cell-address="deleted.B46"/>
            <calcext:condition calcext:apply-style-name="Bad" calcext:value="=&quot;N&quot;" calcext:base-cell-address="deleted.B46"/>
            <calcext:condition calcext:apply-style-name="Bad" calcext:value="=0" calcext:base-cell-address="deleted.B46"/>
          </calcext:conditional-format>
          <calcext:conditional-format calcext:target-range-address="deleted.E46:deleted.E46">
            <calcext:condition calcext:apply-style-name="Good" calcext:value="=&quot;Y&quot;" calcext:base-cell-address="deleted.E46"/>
            <calcext:condition calcext:apply-style-name="Bad" calcext:value="=&quot;N&quot;" calcext:base-cell-address="deleted.E46"/>
            <calcext:condition calcext:apply-style-name="Bad" calcext:value="=0" calcext:base-cell-address="deleted.E46"/>
          </calcext:conditional-format>
          <calcext:conditional-format calcext:target-range-address="deleted.E47:deleted.E47">
            <calcext:condition calcext:apply-style-name="Good" calcext:value="=&quot;Y&quot;" calcext:base-cell-address="deleted.E47"/>
            <calcext:condition calcext:apply-style-name="Bad" calcext:value="=&quot;N&quot;" calcext:base-cell-address="deleted.E47"/>
            <calcext:condition calcext:apply-style-name="Bad" calcext:value="=0" calcext:base-cell-address="deleted.E47"/>
          </calcext:conditional-format>
          <calcext:conditional-format calcext:target-range-address="deleted.E48:deleted.E48">
            <calcext:condition calcext:apply-style-name="Good" calcext:value="=&quot;Y&quot;" calcext:base-cell-address="deleted.E48"/>
            <calcext:condition calcext:apply-style-name="Bad" calcext:value="=&quot;N&quot;" calcext:base-cell-address="deleted.E48"/>
            <calcext:condition calcext:apply-style-name="Bad" calcext:value="=0" calcext:base-cell-address="deleted.E48"/>
          </calcext:conditional-format>
          <calcext:conditional-format calcext:target-range-address="deleted.E49:deleted.E49">
            <calcext:condition calcext:apply-style-name="Good" calcext:value="=&quot;Y&quot;" calcext:base-cell-address="deleted.E49"/>
            <calcext:condition calcext:apply-style-name="Bad" calcext:value="=&quot;N&quot;" calcext:base-cell-address="deleted.E49"/>
            <calcext:condition calcext:apply-style-name="Bad" calcext:value="=0" calcext:base-cell-address="deleted.E49"/>
          </calcext:conditional-format>
          <calcext:conditional-format calcext:target-range-address="deleted.E50:deleted.E50">
            <calcext:condition calcext:apply-style-name="Good" calcext:value="=&quot;Y&quot;" calcext:base-cell-address="deleted.E50"/>
            <calcext:condition calcext:apply-style-name="Bad" calcext:value="=&quot;N&quot;" calcext:base-cell-address="deleted.E50"/>
            <calcext:condition calcext:apply-style-name="Bad" calcext:value="=0" calcext:base-cell-address="deleted.E50"/>
          </calcext:conditional-format>
          <calcext:conditional-format calcext:target-range-address="deleted.D51:deleted.D68">
            <calcext:condition calcext:apply-style-name="Good" calcext:value="=&quot;Y&quot;" calcext:base-cell-address="deleted.D51"/>
            <calcext:condition calcext:apply-style-name="Bad" calcext:value="=&quot;N&quot;" calcext:base-cell-address="deleted.D51"/>
            <calcext:condition calcext:apply-style-name="Bad" calcext:value="=0" calcext:base-cell-address="deleted.D51"/>
          </calcext:conditional-format>
          <calcext:conditional-format calcext:target-range-address="deleted.C51:deleted.C68">
            <calcext:condition calcext:apply-style-name="Good" calcext:value="=&quot;Y&quot;" calcext:base-cell-address="deleted.C51"/>
            <calcext:condition calcext:apply-style-name="Bad" calcext:value="=&quot;N&quot;" calcext:base-cell-address="deleted.C51"/>
            <calcext:condition calcext:apply-style-name="Bad" calcext:value="=0" calcext:base-cell-address="deleted.C51"/>
          </calcext:conditional-format>
          <calcext:conditional-format calcext:target-range-address="deleted.B51:deleted.B68">
            <calcext:condition calcext:apply-style-name="Good" calcext:value="=&quot;Y&quot;" calcext:base-cell-address="deleted.B51"/>
            <calcext:condition calcext:apply-style-name="Bad" calcext:value="=&quot;N&quot;" calcext:base-cell-address="deleted.B51"/>
            <calcext:condition calcext:apply-style-name="Bad" calcext:value="=0" calcext:base-cell-address="deleted.B51"/>
          </calcext:conditional-format>
          <calcext:conditional-format calcext:target-range-address="deleted.E51:deleted.E51">
            <calcext:condition calcext:apply-style-name="Good" calcext:value="=&quot;Y&quot;" calcext:base-cell-address="deleted.E51"/>
            <calcext:condition calcext:apply-style-name="Bad" calcext:value="=&quot;N&quot;" calcext:base-cell-address="deleted.E51"/>
            <calcext:condition calcext:apply-style-name="Bad" calcext:value="=0" calcext:base-cell-address="deleted.E51"/>
          </calcext:conditional-format>
          <calcext:conditional-format calcext:target-range-address="deleted.E52:deleted.E52">
            <calcext:condition calcext:apply-style-name="Good" calcext:value="=&quot;Y&quot;" calcext:base-cell-address="deleted.E52"/>
            <calcext:condition calcext:apply-style-name="Bad" calcext:value="=&quot;N&quot;" calcext:base-cell-address="deleted.E52"/>
            <calcext:condition calcext:apply-style-name="Bad" calcext:value="=0" calcext:base-cell-address="deleted.E52"/>
          </calcext:conditional-format>
          <calcext:conditional-format calcext:target-range-address="deleted.E53:deleted.E53">
            <calcext:condition calcext:apply-style-name="Good" calcext:value="=&quot;Y&quot;" calcext:base-cell-address="deleted.E53"/>
            <calcext:condition calcext:apply-style-name="Bad" calcext:value="=&quot;N&quot;" calcext:base-cell-address="deleted.E53"/>
            <calcext:condition calcext:apply-style-name="Bad" calcext:value="=0" calcext:base-cell-address="deleted.E53"/>
          </calcext:conditional-format>
          <calcext:conditional-format calcext:target-range-address="deleted.E54:deleted.E54">
            <calcext:condition calcext:apply-style-name="Good" calcext:value="=&quot;Y&quot;" calcext:base-cell-address="deleted.E54"/>
            <calcext:condition calcext:apply-style-name="Bad" calcext:value="=&quot;N&quot;" calcext:base-cell-address="deleted.E54"/>
            <calcext:condition calcext:apply-style-name="Bad" calcext:value="=0" calcext:base-cell-address="deleted.E54"/>
          </calcext:conditional-format>
          <calcext:conditional-format calcext:target-range-address="deleted.E55:deleted.E55">
            <calcext:condition calcext:apply-style-name="Good" calcext:value="=&quot;Y&quot;" calcext:base-cell-address="deleted.E55"/>
            <calcext:condition calcext:apply-style-name="Bad" calcext:value="=&quot;N&quot;" calcext:base-cell-address="deleted.E55"/>
            <calcext:condition calcext:apply-style-name="Bad" calcext:value="=0" calcext:base-cell-address="deleted.E55"/>
          </calcext:conditional-format>
          <calcext:conditional-format calcext:target-range-address="deleted.E56:deleted.E56">
            <calcext:condition calcext:apply-style-name="Good" calcext:value="=&quot;Y&quot;" calcext:base-cell-address="deleted.E56"/>
            <calcext:condition calcext:apply-style-name="Bad" calcext:value="=&quot;N&quot;" calcext:base-cell-address="deleted.E56"/>
            <calcext:condition calcext:apply-style-name="Bad" calcext:value="=0" calcext:base-cell-address="deleted.E56"/>
          </calcext:conditional-format>
          <calcext:conditional-format calcext:target-range-address="deleted.E57:deleted.E57">
            <calcext:condition calcext:apply-style-name="Good" calcext:value="=&quot;Y&quot;" calcext:base-cell-address="deleted.E57"/>
            <calcext:condition calcext:apply-style-name="Bad" calcext:value="=&quot;N&quot;" calcext:base-cell-address="deleted.E57"/>
            <calcext:condition calcext:apply-style-name="Bad" calcext:value="=0" calcext:base-cell-address="deleted.E57"/>
          </calcext:conditional-format>
          <calcext:conditional-format calcext:target-range-address="deleted.E58:deleted.E58">
            <calcext:condition calcext:apply-style-name="Good" calcext:value="=&quot;Y&quot;" calcext:base-cell-address="deleted.E58"/>
            <calcext:condition calcext:apply-style-name="Bad" calcext:value="=&quot;N&quot;" calcext:base-cell-address="deleted.E58"/>
            <calcext:condition calcext:apply-style-name="Bad" calcext:value="=0" calcext:base-cell-address="deleted.E58"/>
          </calcext:conditional-format>
          <calcext:conditional-format calcext:target-range-address="deleted.E59:deleted.E59">
            <calcext:condition calcext:apply-style-name="Good" calcext:value="=&quot;Y&quot;" calcext:base-cell-address="deleted.E59"/>
            <calcext:condition calcext:apply-style-name="Bad" calcext:value="=&quot;N&quot;" calcext:base-cell-address="deleted.E59"/>
            <calcext:condition calcext:apply-style-name="Bad" calcext:value="=0" calcext:base-cell-address="deleted.E59"/>
          </calcext:conditional-format>
          <calcext:conditional-format calcext:target-range-address="deleted.E60:deleted.E60">
            <calcext:condition calcext:apply-style-name="Good" calcext:value="=&quot;Y&quot;" calcext:base-cell-address="deleted.E60"/>
            <calcext:condition calcext:apply-style-name="Bad" calcext:value="=&quot;N&quot;" calcext:base-cell-address="deleted.E60"/>
            <calcext:condition calcext:apply-style-name="Bad" calcext:value="=0" calcext:base-cell-address="deleted.E60"/>
          </calcext:conditional-format>
          <calcext:conditional-format calcext:target-range-address="deleted.E61:deleted.E61">
            <calcext:condition calcext:apply-style-name="Good" calcext:value="=&quot;Y&quot;" calcext:base-cell-address="deleted.E61"/>
            <calcext:condition calcext:apply-style-name="Bad" calcext:value="=&quot;N&quot;" calcext:base-cell-address="deleted.E61"/>
            <calcext:condition calcext:apply-style-name="Bad" calcext:value="=0" calcext:base-cell-address="deleted.E61"/>
          </calcext:conditional-format>
          <calcext:conditional-format calcext:target-range-address="deleted.E62:deleted.E62">
            <calcext:condition calcext:apply-style-name="Good" calcext:value="=&quot;Y&quot;" calcext:base-cell-address="deleted.E62"/>
            <calcext:condition calcext:apply-style-name="Bad" calcext:value="=&quot;N&quot;" calcext:base-cell-address="deleted.E62"/>
            <calcext:condition calcext:apply-style-name="Bad" calcext:value="=0" calcext:base-cell-address="deleted.E62"/>
          </calcext:conditional-format>
          <calcext:conditional-format calcext:target-range-address="deleted.E63:deleted.E63">
            <calcext:condition calcext:apply-style-name="Good" calcext:value="=&quot;Y&quot;" calcext:base-cell-address="deleted.E63"/>
            <calcext:condition calcext:apply-style-name="Bad" calcext:value="=&quot;N&quot;" calcext:base-cell-address="deleted.E63"/>
            <calcext:condition calcext:apply-style-name="Bad" calcext:value="=0" calcext:base-cell-address="deleted.E63"/>
          </calcext:conditional-format>
          <calcext:conditional-format calcext:target-range-address="deleted.E64:deleted.E64">
            <calcext:condition calcext:apply-style-name="Good" calcext:value="=&quot;Y&quot;" calcext:base-cell-address="deleted.E64"/>
            <calcext:condition calcext:apply-style-name="Bad" calcext:value="=&quot;N&quot;" calcext:base-cell-address="deleted.E64"/>
            <calcext:condition calcext:apply-style-name="Bad" calcext:value="=0" calcext:base-cell-address="deleted.E64"/>
          </calcext:conditional-format>
          <calcext:conditional-format calcext:target-range-address="deleted.E65:deleted.E65">
            <calcext:condition calcext:apply-style-name="Good" calcext:value="=&quot;Y&quot;" calcext:base-cell-address="deleted.E65"/>
            <calcext:condition calcext:apply-style-name="Bad" calcext:value="=&quot;N&quot;" calcext:base-cell-address="deleted.E65"/>
            <calcext:condition calcext:apply-style-name="Bad" calcext:value="=0" calcext:base-cell-address="deleted.E65"/>
          </calcext:conditional-format>
          <calcext:conditional-format calcext:target-range-address="deleted.E66:deleted.E66">
            <calcext:condition calcext:apply-style-name="Good" calcext:value="=&quot;Y&quot;" calcext:base-cell-address="deleted.E66"/>
            <calcext:condition calcext:apply-style-name="Bad" calcext:value="=&quot;N&quot;" calcext:base-cell-address="deleted.E66"/>
            <calcext:condition calcext:apply-style-name="Bad" calcext:value="=0" calcext:base-cell-address="deleted.E66"/>
          </calcext:conditional-format>
          <calcext:conditional-format calcext:target-range-address="deleted.E67:deleted.E67">
            <calcext:condition calcext:apply-style-name="Good" calcext:value="=&quot;Y&quot;" calcext:base-cell-address="deleted.E67"/>
            <calcext:condition calcext:apply-style-name="Bad" calcext:value="=&quot;N&quot;" calcext:base-cell-address="deleted.E67"/>
            <calcext:condition calcext:apply-style-name="Bad" calcext:value="=0" calcext:base-cell-address="deleted.E67"/>
          </calcext:conditional-format>
          <calcext:conditional-format calcext:target-range-address="deleted.E68:deleted.E68">
            <calcext:condition calcext:apply-style-name="Good" calcext:value="=&quot;Y&quot;" calcext:base-cell-address="deleted.E68"/>
            <calcext:condition calcext:apply-style-name="Bad" calcext:value="=&quot;N&quot;" calcext:base-cell-address="deleted.E68"/>
            <calcext:condition calcext:apply-style-name="Bad" calcext:value="=0" calcext:base-cell-address="deleted.E68"/>
          </calcext:conditional-format>
          <calcext:conditional-format calcext:target-range-address="deleted.D69:deleted.D70">
            <calcext:condition calcext:apply-style-name="Good" calcext:value="=&quot;Y&quot;" calcext:base-cell-address="deleted.D69"/>
            <calcext:condition calcext:apply-style-name="Bad" calcext:value="=&quot;N&quot;" calcext:base-cell-address="deleted.D69"/>
            <calcext:condition calcext:apply-style-name="Bad" calcext:value="=0" calcext:base-cell-address="deleted.D69"/>
          </calcext:conditional-format>
          <calcext:conditional-format calcext:target-range-address="deleted.C69:deleted.C70">
            <calcext:condition calcext:apply-style-name="Good" calcext:value="=&quot;Y&quot;" calcext:base-cell-address="deleted.C69"/>
            <calcext:condition calcext:apply-style-name="Bad" calcext:value="=&quot;N&quot;" calcext:base-cell-address="deleted.C69"/>
            <calcext:condition calcext:apply-style-name="Bad" calcext:value="=0" calcext:base-cell-address="deleted.C69"/>
          </calcext:conditional-format>
          <calcext:conditional-format calcext:target-range-address="deleted.B69:deleted.B70">
            <calcext:condition calcext:apply-style-name="Good" calcext:value="=&quot;Y&quot;" calcext:base-cell-address="deleted.B69"/>
            <calcext:condition calcext:apply-style-name="Bad" calcext:value="=&quot;N&quot;" calcext:base-cell-address="deleted.B69"/>
            <calcext:condition calcext:apply-style-name="Bad" calcext:value="=0" calcext:base-cell-address="deleted.B69"/>
          </calcext:conditional-format>
          <calcext:conditional-format calcext:target-range-address="deleted.E69:deleted.E69">
            <calcext:condition calcext:apply-style-name="Good" calcext:value="=&quot;Y&quot;" calcext:base-cell-address="deleted.E69"/>
            <calcext:condition calcext:apply-style-name="Bad" calcext:value="=&quot;N&quot;" calcext:base-cell-address="deleted.E69"/>
            <calcext:condition calcext:apply-style-name="Bad" calcext:value="=0" calcext:base-cell-address="deleted.E69"/>
          </calcext:conditional-format>
          <calcext:conditional-format calcext:target-range-address="deleted.E70:deleted.E70">
            <calcext:condition calcext:apply-style-name="Good" calcext:value="=&quot;Y&quot;" calcext:base-cell-address="deleted.E70"/>
            <calcext:condition calcext:apply-style-name="Bad" calcext:value="=&quot;N&quot;" calcext:base-cell-address="deleted.E70"/>
            <calcext:condition calcext:apply-style-name="Bad" calcext:value="=0" calcext:base-cell-address="deleted.E70"/>
          </calcext:conditional-format>
          <calcext:conditional-format calcext:target-range-address="deleted.D71:deleted.D74">
            <calcext:condition calcext:apply-style-name="Good" calcext:value="=&quot;Y&quot;" calcext:base-cell-address="deleted.D71"/>
            <calcext:condition calcext:apply-style-name="Bad" calcext:value="=&quot;N&quot;" calcext:base-cell-address="deleted.D71"/>
            <calcext:condition calcext:apply-style-name="Bad" calcext:value="=0" calcext:base-cell-address="deleted.D71"/>
          </calcext:conditional-format>
          <calcext:conditional-format calcext:target-range-address="deleted.C71:deleted.C74">
            <calcext:condition calcext:apply-style-name="Good" calcext:value="=&quot;Y&quot;" calcext:base-cell-address="deleted.C71"/>
            <calcext:condition calcext:apply-style-name="Bad" calcext:value="=&quot;N&quot;" calcext:base-cell-address="deleted.C71"/>
            <calcext:condition calcext:apply-style-name="Bad" calcext:value="=0" calcext:base-cell-address="deleted.C71"/>
          </calcext:conditional-format>
          <calcext:conditional-format calcext:target-range-address="deleted.B71:deleted.B74">
            <calcext:condition calcext:apply-style-name="Good" calcext:value="=&quot;Y&quot;" calcext:base-cell-address="deleted.B71"/>
            <calcext:condition calcext:apply-style-name="Bad" calcext:value="=&quot;N&quot;" calcext:base-cell-address="deleted.B71"/>
            <calcext:condition calcext:apply-style-name="Bad" calcext:value="=0" calcext:base-cell-address="deleted.B71"/>
          </calcext:conditional-format>
          <calcext:conditional-format calcext:target-range-address="deleted.E71:deleted.E71">
            <calcext:condition calcext:apply-style-name="Good" calcext:value="=&quot;Y&quot;" calcext:base-cell-address="deleted.E71"/>
            <calcext:condition calcext:apply-style-name="Bad" calcext:value="=&quot;N&quot;" calcext:base-cell-address="deleted.E71"/>
            <calcext:condition calcext:apply-style-name="Bad" calcext:value="=0" calcext:base-cell-address="deleted.E71"/>
          </calcext:conditional-format>
          <calcext:conditional-format calcext:target-range-address="deleted.E72:deleted.E72">
            <calcext:condition calcext:apply-style-name="Good" calcext:value="=&quot;Y&quot;" calcext:base-cell-address="deleted.E72"/>
            <calcext:condition calcext:apply-style-name="Bad" calcext:value="=&quot;N&quot;" calcext:base-cell-address="deleted.E72"/>
            <calcext:condition calcext:apply-style-name="Bad" calcext:value="=0" calcext:base-cell-address="deleted.E72"/>
          </calcext:conditional-format>
          <calcext:conditional-format calcext:target-range-address="deleted.E73:deleted.E73">
            <calcext:condition calcext:apply-style-name="Good" calcext:value="=&quot;Y&quot;" calcext:base-cell-address="deleted.E73"/>
            <calcext:condition calcext:apply-style-name="Bad" calcext:value="=&quot;N&quot;" calcext:base-cell-address="deleted.E73"/>
            <calcext:condition calcext:apply-style-name="Bad" calcext:value="=0" calcext:base-cell-address="deleted.E73"/>
          </calcext:conditional-format>
          <calcext:conditional-format calcext:target-range-address="deleted.E74:deleted.E74">
            <calcext:condition calcext:apply-style-name="Good" calcext:value="=&quot;Y&quot;" calcext:base-cell-address="deleted.E74"/>
            <calcext:condition calcext:apply-style-name="Bad" calcext:value="=&quot;N&quot;" calcext:base-cell-address="deleted.E74"/>
            <calcext:condition calcext:apply-style-name="Bad" calcext:value="=0" calcext:base-cell-address="deleted.E74"/>
          </calcext:conditional-format>
          <calcext:conditional-format calcext:target-range-address="deleted.D75:deleted.D76">
            <calcext:condition calcext:apply-style-name="Good" calcext:value="=&quot;Y&quot;" calcext:base-cell-address="deleted.D75"/>
            <calcext:condition calcext:apply-style-name="Bad" calcext:value="=&quot;N&quot;" calcext:base-cell-address="deleted.D75"/>
            <calcext:condition calcext:apply-style-name="Bad" calcext:value="=0" calcext:base-cell-address="deleted.D75"/>
          </calcext:conditional-format>
          <calcext:conditional-format calcext:target-range-address="deleted.C76:deleted.C76">
            <calcext:condition calcext:apply-style-name="Good" calcext:value="begins-with(&quot;Y&quot;)" calcext:base-cell-address="deleted.C76"/>
          </calcext:conditional-format>
          <calcext:conditional-format calcext:target-range-address="deleted.C75:deleted.C76">
            <calcext:condition calcext:apply-style-name="Good" calcext:value="=&quot;Y&quot;" calcext:base-cell-address="deleted.C75"/>
            <calcext:condition calcext:apply-style-name="Bad" calcext:value="=&quot;N&quot;" calcext:base-cell-address="deleted.C75"/>
            <calcext:condition calcext:apply-style-name="Bad" calcext:value="=0" calcext:base-cell-address="deleted.C75"/>
          </calcext:conditional-format>
          <calcext:conditional-format calcext:target-range-address="deleted.B76:deleted.B76">
            <calcext:condition calcext:apply-style-name="Good" calcext:value="begins-with(&quot;Y&quot;)" calcext:base-cell-address="deleted.B76"/>
          </calcext:conditional-format>
          <calcext:conditional-format calcext:target-range-address="deleted.B75:deleted.B76">
            <calcext:condition calcext:apply-style-name="Good" calcext:value="=&quot;Y&quot;" calcext:base-cell-address="deleted.B75"/>
            <calcext:condition calcext:apply-style-name="Bad" calcext:value="=&quot;N&quot;" calcext:base-cell-address="deleted.B75"/>
            <calcext:condition calcext:apply-style-name="Bad" calcext:value="=0" calcext:base-cell-address="deleted.B75"/>
          </calcext:conditional-format>
          <calcext:conditional-format calcext:target-range-address="deleted.D77:deleted.D80">
            <calcext:condition calcext:apply-style-name="Good" calcext:value="=&quot;Y&quot;" calcext:base-cell-address="deleted.D77"/>
            <calcext:condition calcext:apply-style-name="Bad" calcext:value="=&quot;N&quot;" calcext:base-cell-address="deleted.D77"/>
            <calcext:condition calcext:apply-style-name="Bad" calcext:value="=0" calcext:base-cell-address="deleted.D77"/>
          </calcext:conditional-format>
          <calcext:conditional-format calcext:target-range-address="deleted.C78:deleted.C80">
            <calcext:condition calcext:apply-style-name="Good" calcext:value="=&quot;Y&quot;" calcext:base-cell-address="deleted.C78"/>
            <calcext:condition calcext:apply-style-name="Bad" calcext:value="=&quot;N&quot;" calcext:base-cell-address="deleted.C78"/>
            <calcext:condition calcext:apply-style-name="Bad" calcext:value="=0" calcext:base-cell-address="deleted.C78"/>
          </calcext:conditional-format>
          <calcext:conditional-format calcext:target-range-address="deleted.B77:deleted.B80">
            <calcext:condition calcext:apply-style-name="Good" calcext:value="=&quot;Y&quot;" calcext:base-cell-address="deleted.B77"/>
            <calcext:condition calcext:apply-style-name="Bad" calcext:value="=&quot;N&quot;" calcext:base-cell-address="deleted.B77"/>
            <calcext:condition calcext:apply-style-name="Bad" calcext:value="=0" calcext:base-cell-address="deleted.B77"/>
          </calcext:conditional-format>
          <calcext:conditional-format calcext:target-range-address="deleted.C77:deleted.C77">
            <calcext:condition calcext:apply-style-name="Good" calcext:value="=&quot;Y&quot;" calcext:base-cell-address="deleted.C77"/>
            <calcext:condition calcext:apply-style-name="Bad" calcext:value="=&quot;N&quot;" calcext:base-cell-address="deleted.C77"/>
            <calcext:condition calcext:apply-style-name="Bad" calcext:value="=0" calcext:base-cell-address="deleted.C77"/>
          </calcext:conditional-format>
          <calcext:conditional-format calcext:target-range-address="deleted.E75:deleted.E75">
            <calcext:condition calcext:apply-style-name="Good" calcext:value="=&quot;Y&quot;" calcext:base-cell-address="deleted.E75"/>
            <calcext:condition calcext:apply-style-name="Bad" calcext:value="=&quot;N&quot;" calcext:base-cell-address="deleted.E75"/>
            <calcext:condition calcext:apply-style-name="Bad" calcext:value="=0" calcext:base-cell-address="deleted.E75"/>
          </calcext:conditional-format>
          <calcext:conditional-format calcext:target-range-address="deleted.E76:deleted.E76">
            <calcext:condition calcext:apply-style-name="Good" calcext:value="=&quot;Y&quot;" calcext:base-cell-address="deleted.E76"/>
            <calcext:condition calcext:apply-style-name="Bad" calcext:value="=&quot;N&quot;" calcext:base-cell-address="deleted.E76"/>
            <calcext:condition calcext:apply-style-name="Bad" calcext:value="=0" calcext:base-cell-address="deleted.E76"/>
          </calcext:conditional-format>
          <calcext:conditional-format calcext:target-range-address="deleted.E77:deleted.E77">
            <calcext:condition calcext:apply-style-name="Good" calcext:value="=&quot;Y&quot;" calcext:base-cell-address="deleted.E77"/>
            <calcext:condition calcext:apply-style-name="Bad" calcext:value="=&quot;N&quot;" calcext:base-cell-address="deleted.E77"/>
            <calcext:condition calcext:apply-style-name="Bad" calcext:value="=0" calcext:base-cell-address="deleted.E77"/>
          </calcext:conditional-format>
          <calcext:conditional-format calcext:target-range-address="deleted.E78:deleted.E78">
            <calcext:condition calcext:apply-style-name="Good" calcext:value="=&quot;Y&quot;" calcext:base-cell-address="deleted.E78"/>
            <calcext:condition calcext:apply-style-name="Bad" calcext:value="=&quot;N&quot;" calcext:base-cell-address="deleted.E78"/>
            <calcext:condition calcext:apply-style-name="Bad" calcext:value="=0" calcext:base-cell-address="deleted.E78"/>
          </calcext:conditional-format>
          <calcext:conditional-format calcext:target-range-address="deleted.E79:deleted.E79">
            <calcext:condition calcext:apply-style-name="Good" calcext:value="=&quot;Y&quot;" calcext:base-cell-address="deleted.E79"/>
            <calcext:condition calcext:apply-style-name="Bad" calcext:value="=&quot;N&quot;" calcext:base-cell-address="deleted.E79"/>
            <calcext:condition calcext:apply-style-name="Bad" calcext:value="=0" calcext:base-cell-address="deleted.E79"/>
          </calcext:conditional-format>
          <calcext:conditional-format calcext:target-range-address="deleted.E80:deleted.E80">
            <calcext:condition calcext:apply-style-name="Good" calcext:value="=&quot;Y&quot;" calcext:base-cell-address="deleted.E80"/>
            <calcext:condition calcext:apply-style-name="Bad" calcext:value="=&quot;N&quot;" calcext:base-cell-address="deleted.E80"/>
            <calcext:condition calcext:apply-style-name="Bad" calcext:value="=0" calcext:base-cell-address="deleted.E80"/>
          </calcext:conditional-format>
          <calcext:conditional-format calcext:target-range-address="deleted.D81:deleted.D83">
            <calcext:condition calcext:apply-style-name="Good" calcext:value="=&quot;Y&quot;" calcext:base-cell-address="deleted.D81"/>
            <calcext:condition calcext:apply-style-name="Bad" calcext:value="=&quot;N&quot;" calcext:base-cell-address="deleted.D81"/>
            <calcext:condition calcext:apply-style-name="Bad" calcext:value="=0" calcext:base-cell-address="deleted.D81"/>
          </calcext:conditional-format>
          <calcext:conditional-format calcext:target-range-address="deleted.C81:deleted.C83">
            <calcext:condition calcext:apply-style-name="Good" calcext:value="=&quot;Y&quot;" calcext:base-cell-address="deleted.C81"/>
            <calcext:condition calcext:apply-style-name="Bad" calcext:value="=&quot;N&quot;" calcext:base-cell-address="deleted.C81"/>
            <calcext:condition calcext:apply-style-name="Bad" calcext:value="=0" calcext:base-cell-address="deleted.C81"/>
          </calcext:conditional-format>
          <calcext:conditional-format calcext:target-range-address="deleted.B81:deleted.B83">
            <calcext:condition calcext:apply-style-name="Good" calcext:value="=&quot;Y&quot;" calcext:base-cell-address="deleted.B81"/>
            <calcext:condition calcext:apply-style-name="Bad" calcext:value="=&quot;N&quot;" calcext:base-cell-address="deleted.B81"/>
            <calcext:condition calcext:apply-style-name="Bad" calcext:value="=0" calcext:base-cell-address="deleted.B81"/>
          </calcext:conditional-format>
          <calcext:conditional-format calcext:target-range-address="deleted.E81:deleted.E81">
            <calcext:condition calcext:apply-style-name="Good" calcext:value="=&quot;Y&quot;" calcext:base-cell-address="deleted.E81"/>
            <calcext:condition calcext:apply-style-name="Bad" calcext:value="=&quot;N&quot;" calcext:base-cell-address="deleted.E81"/>
            <calcext:condition calcext:apply-style-name="Bad" calcext:value="=0" calcext:base-cell-address="deleted.E81"/>
          </calcext:conditional-format>
          <calcext:conditional-format calcext:target-range-address="deleted.E82:deleted.E82">
            <calcext:condition calcext:apply-style-name="Good" calcext:value="=&quot;Y&quot;" calcext:base-cell-address="deleted.E82"/>
            <calcext:condition calcext:apply-style-name="Bad" calcext:value="=&quot;N&quot;" calcext:base-cell-address="deleted.E82"/>
            <calcext:condition calcext:apply-style-name="Bad" calcext:value="=0" calcext:base-cell-address="deleted.E82"/>
          </calcext:conditional-format>
          <calcext:conditional-format calcext:target-range-address="deleted.E83:deleted.E83">
            <calcext:condition calcext:apply-style-name="Good" calcext:value="=&quot;Y&quot;" calcext:base-cell-address="deleted.E83"/>
            <calcext:condition calcext:apply-style-name="Bad" calcext:value="=&quot;N&quot;" calcext:base-cell-address="deleted.E83"/>
            <calcext:condition calcext:apply-style-name="Bad" calcext:value="=0" calcext:base-cell-address="deleted.E83"/>
          </calcext:conditional-format>
          <calcext:conditional-format calcext:target-range-address="deleted.D84:deleted.D86">
            <calcext:condition calcext:apply-style-name="Good" calcext:value="=&quot;Y&quot;" calcext:base-cell-address="deleted.D84"/>
            <calcext:condition calcext:apply-style-name="Bad" calcext:value="=&quot;N&quot;" calcext:base-cell-address="deleted.D84"/>
            <calcext:condition calcext:apply-style-name="Bad" calcext:value="=0" calcext:base-cell-address="deleted.D84"/>
          </calcext:conditional-format>
          <calcext:conditional-format calcext:target-range-address="deleted.C84:deleted.C86">
            <calcext:condition calcext:apply-style-name="Good" calcext:value="=&quot;Y&quot;" calcext:base-cell-address="deleted.C84"/>
            <calcext:condition calcext:apply-style-name="Bad" calcext:value="=&quot;N&quot;" calcext:base-cell-address="deleted.C84"/>
            <calcext:condition calcext:apply-style-name="Bad" calcext:value="=0" calcext:base-cell-address="deleted.C84"/>
          </calcext:conditional-format>
          <calcext:conditional-format calcext:target-range-address="deleted.B84:deleted.B86">
            <calcext:condition calcext:apply-style-name="Good" calcext:value="=&quot;Y&quot;" calcext:base-cell-address="deleted.B84"/>
            <calcext:condition calcext:apply-style-name="Bad" calcext:value="=&quot;N&quot;" calcext:base-cell-address="deleted.B84"/>
            <calcext:condition calcext:apply-style-name="Bad" calcext:value="=0" calcext:base-cell-address="deleted.B84"/>
          </calcext:conditional-format>
          <calcext:conditional-format calcext:target-range-address="deleted.E84:deleted.E84">
            <calcext:condition calcext:apply-style-name="Good" calcext:value="=&quot;Y&quot;" calcext:base-cell-address="deleted.E84"/>
            <calcext:condition calcext:apply-style-name="Bad" calcext:value="=&quot;N&quot;" calcext:base-cell-address="deleted.E84"/>
            <calcext:condition calcext:apply-style-name="Bad" calcext:value="=0" calcext:base-cell-address="deleted.E84"/>
          </calcext:conditional-format>
          <calcext:conditional-format calcext:target-range-address="deleted.E85:deleted.E85">
            <calcext:condition calcext:apply-style-name="Good" calcext:value="=&quot;Y&quot;" calcext:base-cell-address="deleted.E85"/>
            <calcext:condition calcext:apply-style-name="Bad" calcext:value="=&quot;N&quot;" calcext:base-cell-address="deleted.E85"/>
            <calcext:condition calcext:apply-style-name="Bad" calcext:value="=0" calcext:base-cell-address="deleted.E85"/>
          </calcext:conditional-format>
          <calcext:conditional-format calcext:target-range-address="deleted.E86:deleted.E86">
            <calcext:condition calcext:apply-style-name="Good" calcext:value="=&quot;Y&quot;" calcext:base-cell-address="deleted.E86"/>
            <calcext:condition calcext:apply-style-name="Bad" calcext:value="=&quot;N&quot;" calcext:base-cell-address="deleted.E86"/>
            <calcext:condition calcext:apply-style-name="Bad" calcext:value="=0" calcext:base-cell-address="deleted.E86"/>
          </calcext:conditional-format>
          <calcext:conditional-format calcext:target-range-address="deleted.D87:deleted.D98">
            <calcext:condition calcext:apply-style-name="Good" calcext:value="=&quot;Y&quot;" calcext:base-cell-address="deleted.D87"/>
            <calcext:condition calcext:apply-style-name="Bad" calcext:value="=&quot;N&quot;" calcext:base-cell-address="deleted.D87"/>
            <calcext:condition calcext:apply-style-name="Bad" calcext:value="=0" calcext:base-cell-address="deleted.D87"/>
          </calcext:conditional-format>
          <calcext:conditional-format calcext:target-range-address="deleted.C87:deleted.C98">
            <calcext:condition calcext:apply-style-name="Good" calcext:value="=&quot;Y&quot;" calcext:base-cell-address="deleted.C87"/>
            <calcext:condition calcext:apply-style-name="Bad" calcext:value="=&quot;N&quot;" calcext:base-cell-address="deleted.C87"/>
            <calcext:condition calcext:apply-style-name="Bad" calcext:value="=0" calcext:base-cell-address="deleted.C87"/>
          </calcext:conditional-format>
          <calcext:conditional-format calcext:target-range-address="deleted.B87:deleted.B98">
            <calcext:condition calcext:apply-style-name="Good" calcext:value="=&quot;Y&quot;" calcext:base-cell-address="deleted.B87"/>
            <calcext:condition calcext:apply-style-name="Bad" calcext:value="=&quot;N&quot;" calcext:base-cell-address="deleted.B87"/>
            <calcext:condition calcext:apply-style-name="Bad" calcext:value="=0" calcext:base-cell-address="deleted.B87"/>
          </calcext:conditional-format>
          <calcext:conditional-format calcext:target-range-address="deleted.E87:deleted.E87">
            <calcext:condition calcext:apply-style-name="Good" calcext:value="=&quot;Y&quot;" calcext:base-cell-address="deleted.E87"/>
            <calcext:condition calcext:apply-style-name="Bad" calcext:value="=&quot;N&quot;" calcext:base-cell-address="deleted.E87"/>
            <calcext:condition calcext:apply-style-name="Bad" calcext:value="=0" calcext:base-cell-address="deleted.E87"/>
          </calcext:conditional-format>
          <calcext:conditional-format calcext:target-range-address="deleted.E88:deleted.E88">
            <calcext:condition calcext:apply-style-name="Good" calcext:value="=&quot;Y&quot;" calcext:base-cell-address="deleted.E88"/>
            <calcext:condition calcext:apply-style-name="Bad" calcext:value="=&quot;N&quot;" calcext:base-cell-address="deleted.E88"/>
            <calcext:condition calcext:apply-style-name="Bad" calcext:value="=0" calcext:base-cell-address="deleted.E88"/>
          </calcext:conditional-format>
          <calcext:conditional-format calcext:target-range-address="deleted.E89:deleted.E89">
            <calcext:condition calcext:apply-style-name="Good" calcext:value="=&quot;Y&quot;" calcext:base-cell-address="deleted.E89"/>
            <calcext:condition calcext:apply-style-name="Bad" calcext:value="=&quot;N&quot;" calcext:base-cell-address="deleted.E89"/>
            <calcext:condition calcext:apply-style-name="Bad" calcext:value="=0" calcext:base-cell-address="deleted.E89"/>
          </calcext:conditional-format>
          <calcext:conditional-format calcext:target-range-address="deleted.E90:deleted.E90">
            <calcext:condition calcext:apply-style-name="Good" calcext:value="=&quot;Y&quot;" calcext:base-cell-address="deleted.E90"/>
            <calcext:condition calcext:apply-style-name="Bad" calcext:value="=&quot;N&quot;" calcext:base-cell-address="deleted.E90"/>
            <calcext:condition calcext:apply-style-name="Bad" calcext:value="=0" calcext:base-cell-address="deleted.E90"/>
          </calcext:conditional-format>
          <calcext:conditional-format calcext:target-range-address="deleted.E91:deleted.E91">
            <calcext:condition calcext:apply-style-name="Good" calcext:value="=&quot;Y&quot;" calcext:base-cell-address="deleted.E91"/>
            <calcext:condition calcext:apply-style-name="Bad" calcext:value="=&quot;N&quot;" calcext:base-cell-address="deleted.E91"/>
            <calcext:condition calcext:apply-style-name="Bad" calcext:value="=0" calcext:base-cell-address="deleted.E91"/>
          </calcext:conditional-format>
          <calcext:conditional-format calcext:target-range-address="deleted.E92:deleted.E92">
            <calcext:condition calcext:apply-style-name="Good" calcext:value="=&quot;Y&quot;" calcext:base-cell-address="deleted.E92"/>
            <calcext:condition calcext:apply-style-name="Bad" calcext:value="=&quot;N&quot;" calcext:base-cell-address="deleted.E92"/>
            <calcext:condition calcext:apply-style-name="Bad" calcext:value="=0" calcext:base-cell-address="deleted.E92"/>
          </calcext:conditional-format>
          <calcext:conditional-format calcext:target-range-address="deleted.E93:deleted.E93">
            <calcext:condition calcext:apply-style-name="Good" calcext:value="=&quot;Y&quot;" calcext:base-cell-address="deleted.E93"/>
            <calcext:condition calcext:apply-style-name="Bad" calcext:value="=&quot;N&quot;" calcext:base-cell-address="deleted.E93"/>
            <calcext:condition calcext:apply-style-name="Bad" calcext:value="=0" calcext:base-cell-address="deleted.E93"/>
          </calcext:conditional-format>
          <calcext:conditional-format calcext:target-range-address="deleted.E94:deleted.E94">
            <calcext:condition calcext:apply-style-name="Good" calcext:value="=&quot;Y&quot;" calcext:base-cell-address="deleted.E94"/>
            <calcext:condition calcext:apply-style-name="Bad" calcext:value="=&quot;N&quot;" calcext:base-cell-address="deleted.E94"/>
            <calcext:condition calcext:apply-style-name="Bad" calcext:value="=0" calcext:base-cell-address="deleted.E94"/>
          </calcext:conditional-format>
          <calcext:conditional-format calcext:target-range-address="deleted.E95:deleted.E95">
            <calcext:condition calcext:apply-style-name="Good" calcext:value="=&quot;Y&quot;" calcext:base-cell-address="deleted.E95"/>
            <calcext:condition calcext:apply-style-name="Bad" calcext:value="=&quot;N&quot;" calcext:base-cell-address="deleted.E95"/>
            <calcext:condition calcext:apply-style-name="Bad" calcext:value="=0" calcext:base-cell-address="deleted.E95"/>
          </calcext:conditional-format>
          <calcext:conditional-format calcext:target-range-address="deleted.E96:deleted.E96">
            <calcext:condition calcext:apply-style-name="Good" calcext:value="=&quot;Y&quot;" calcext:base-cell-address="deleted.E96"/>
            <calcext:condition calcext:apply-style-name="Bad" calcext:value="=&quot;N&quot;" calcext:base-cell-address="deleted.E96"/>
            <calcext:condition calcext:apply-style-name="Bad" calcext:value="=0" calcext:base-cell-address="deleted.E96"/>
          </calcext:conditional-format>
          <calcext:conditional-format calcext:target-range-address="deleted.E97:deleted.E97">
            <calcext:condition calcext:apply-style-name="Good" calcext:value="=&quot;Y&quot;" calcext:base-cell-address="deleted.E97"/>
            <calcext:condition calcext:apply-style-name="Bad" calcext:value="=&quot;N&quot;" calcext:base-cell-address="deleted.E97"/>
            <calcext:condition calcext:apply-style-name="Bad" calcext:value="=0" calcext:base-cell-address="deleted.E97"/>
          </calcext:conditional-format>
          <calcext:conditional-format calcext:target-range-address="deleted.E98:deleted.E98">
            <calcext:condition calcext:apply-style-name="Good" calcext:value="=&quot;Y&quot;" calcext:base-cell-address="deleted.E98"/>
            <calcext:condition calcext:apply-style-name="Bad" calcext:value="=&quot;N&quot;" calcext:base-cell-address="deleted.E98"/>
            <calcext:condition calcext:apply-style-name="Bad" calcext:value="=0" calcext:base-cell-address="deleted.E98"/>
          </calcext:conditional-format>
          <calcext:conditional-format calcext:target-range-address="deleted.D99:deleted.D99">
            <calcext:condition calcext:apply-style-name="Good" calcext:value="=&quot;Y&quot;" calcext:base-cell-address="deleted.D99"/>
            <calcext:condition calcext:apply-style-name="Bad" calcext:value="=&quot;N&quot;" calcext:base-cell-address="deleted.D99"/>
            <calcext:condition calcext:apply-style-name="Bad" calcext:value="=0" calcext:base-cell-address="deleted.D99"/>
          </calcext:conditional-format>
          <calcext:conditional-format calcext:target-range-address="deleted.C99:deleted.C99">
            <calcext:condition calcext:apply-style-name="Good" calcext:value="=&quot;Y&quot;" calcext:base-cell-address="deleted.C99"/>
            <calcext:condition calcext:apply-style-name="Bad" calcext:value="=&quot;N&quot;" calcext:base-cell-address="deleted.C99"/>
            <calcext:condition calcext:apply-style-name="Bad" calcext:value="=0" calcext:base-cell-address="deleted.C99"/>
          </calcext:conditional-format>
          <calcext:conditional-format calcext:target-range-address="deleted.B99:deleted.B99">
            <calcext:condition calcext:apply-style-name="Good" calcext:value="=&quot;Y&quot;" calcext:base-cell-address="deleted.B99"/>
            <calcext:condition calcext:apply-style-name="Bad" calcext:value="=&quot;N&quot;" calcext:base-cell-address="deleted.B99"/>
            <calcext:condition calcext:apply-style-name="Bad" calcext:value="=0" calcext:base-cell-address="deleted.B99"/>
          </calcext:conditional-format>
          <calcext:conditional-format calcext:target-range-address="deleted.E99:deleted.E99">
            <calcext:condition calcext:apply-style-name="Good" calcext:value="=&quot;Y&quot;" calcext:base-cell-address="deleted.E99"/>
            <calcext:condition calcext:apply-style-name="Bad" calcext:value="=&quot;N&quot;" calcext:base-cell-address="deleted.E99"/>
            <calcext:condition calcext:apply-style-name="Bad" calcext:value="=0" calcext:base-cell-address="deleted.E99"/>
          </calcext:conditional-format>
          <calcext:conditional-format calcext:target-range-address="deleted.D100:deleted.D106">
            <calcext:condition calcext:apply-style-name="Good" calcext:value="=&quot;Y&quot;" calcext:base-cell-address="deleted.D100"/>
            <calcext:condition calcext:apply-style-name="Bad" calcext:value="=&quot;N&quot;" calcext:base-cell-address="deleted.D100"/>
            <calcext:condition calcext:apply-style-name="Bad" calcext:value="=0" calcext:base-cell-address="deleted.D100"/>
          </calcext:conditional-format>
          <calcext:conditional-format calcext:target-range-address="deleted.C100:deleted.C106">
            <calcext:condition calcext:apply-style-name="Good" calcext:value="=&quot;Y&quot;" calcext:base-cell-address="deleted.C100"/>
            <calcext:condition calcext:apply-style-name="Bad" calcext:value="=&quot;N&quot;" calcext:base-cell-address="deleted.C100"/>
            <calcext:condition calcext:apply-style-name="Bad" calcext:value="=0" calcext:base-cell-address="deleted.C100"/>
          </calcext:conditional-format>
          <calcext:conditional-format calcext:target-range-address="deleted.B100:deleted.B106">
            <calcext:condition calcext:apply-style-name="Good" calcext:value="=&quot;Y&quot;" calcext:base-cell-address="deleted.B100"/>
            <calcext:condition calcext:apply-style-name="Bad" calcext:value="=&quot;N&quot;" calcext:base-cell-address="deleted.B100"/>
            <calcext:condition calcext:apply-style-name="Bad" calcext:value="=0" calcext:base-cell-address="deleted.B100"/>
          </calcext:conditional-format>
          <calcext:conditional-format calcext:target-range-address="deleted.E100:deleted.E100">
            <calcext:condition calcext:apply-style-name="Good" calcext:value="=&quot;Y&quot;" calcext:base-cell-address="deleted.E100"/>
            <calcext:condition calcext:apply-style-name="Bad" calcext:value="=&quot;N&quot;" calcext:base-cell-address="deleted.E100"/>
            <calcext:condition calcext:apply-style-name="Bad" calcext:value="=0" calcext:base-cell-address="deleted.E100"/>
          </calcext:conditional-format>
          <calcext:conditional-format calcext:target-range-address="deleted.E101:deleted.E101">
            <calcext:condition calcext:apply-style-name="Good" calcext:value="=&quot;Y&quot;" calcext:base-cell-address="deleted.E101"/>
            <calcext:condition calcext:apply-style-name="Bad" calcext:value="=&quot;N&quot;" calcext:base-cell-address="deleted.E101"/>
            <calcext:condition calcext:apply-style-name="Bad" calcext:value="=0" calcext:base-cell-address="deleted.E101"/>
          </calcext:conditional-format>
          <calcext:conditional-format calcext:target-range-address="deleted.E102:deleted.E102">
            <calcext:condition calcext:apply-style-name="Good" calcext:value="=&quot;Y&quot;" calcext:base-cell-address="deleted.E102"/>
            <calcext:condition calcext:apply-style-name="Bad" calcext:value="=&quot;N&quot;" calcext:base-cell-address="deleted.E102"/>
            <calcext:condition calcext:apply-style-name="Bad" calcext:value="=0" calcext:base-cell-address="deleted.E102"/>
          </calcext:conditional-format>
          <calcext:conditional-format calcext:target-range-address="deleted.E103:deleted.E103">
            <calcext:condition calcext:apply-style-name="Good" calcext:value="=&quot;Y&quot;" calcext:base-cell-address="deleted.E103"/>
            <calcext:condition calcext:apply-style-name="Bad" calcext:value="=&quot;N&quot;" calcext:base-cell-address="deleted.E103"/>
            <calcext:condition calcext:apply-style-name="Bad" calcext:value="=0" calcext:base-cell-address="deleted.E103"/>
          </calcext:conditional-format>
          <calcext:conditional-format calcext:target-range-address="deleted.E104:deleted.E104">
            <calcext:condition calcext:apply-style-name="Good" calcext:value="=&quot;Y&quot;" calcext:base-cell-address="deleted.E104"/>
            <calcext:condition calcext:apply-style-name="Bad" calcext:value="=&quot;N&quot;" calcext:base-cell-address="deleted.E104"/>
            <calcext:condition calcext:apply-style-name="Bad" calcext:value="=0" calcext:base-cell-address="deleted.E104"/>
          </calcext:conditional-format>
          <calcext:conditional-format calcext:target-range-address="deleted.E105:deleted.E105">
            <calcext:condition calcext:apply-style-name="Good" calcext:value="=&quot;Y&quot;" calcext:base-cell-address="deleted.E105"/>
            <calcext:condition calcext:apply-style-name="Bad" calcext:value="=&quot;N&quot;" calcext:base-cell-address="deleted.E105"/>
            <calcext:condition calcext:apply-style-name="Bad" calcext:value="=0" calcext:base-cell-address="deleted.E105"/>
          </calcext:conditional-format>
          <calcext:conditional-format calcext:target-range-address="deleted.E106:deleted.E106">
            <calcext:condition calcext:apply-style-name="Good" calcext:value="=&quot;Y&quot;" calcext:base-cell-address="deleted.E106"/>
            <calcext:condition calcext:apply-style-name="Bad" calcext:value="=&quot;N&quot;" calcext:base-cell-address="deleted.E106"/>
            <calcext:condition calcext:apply-style-name="Bad" calcext:value="=0" calcext:base-cell-address="deleted.E106"/>
          </calcext:conditional-format>
          <calcext:conditional-format calcext:target-range-address="deleted.D107:deleted.D108">
            <calcext:condition calcext:apply-style-name="Good" calcext:value="=&quot;Y&quot;" calcext:base-cell-address="deleted.D107"/>
            <calcext:condition calcext:apply-style-name="Bad" calcext:value="=&quot;N&quot;" calcext:base-cell-address="deleted.D107"/>
            <calcext:condition calcext:apply-style-name="Bad" calcext:value="=0" calcext:base-cell-address="deleted.D107"/>
          </calcext:conditional-format>
          <calcext:conditional-format calcext:target-range-address="deleted.C107:deleted.C108">
            <calcext:condition calcext:apply-style-name="Good" calcext:value="=&quot;Y&quot;" calcext:base-cell-address="deleted.C107"/>
            <calcext:condition calcext:apply-style-name="Bad" calcext:value="=&quot;N&quot;" calcext:base-cell-address="deleted.C107"/>
            <calcext:condition calcext:apply-style-name="Bad" calcext:value="=0" calcext:base-cell-address="deleted.C107"/>
          </calcext:conditional-format>
          <calcext:conditional-format calcext:target-range-address="deleted.B107:deleted.B108">
            <calcext:condition calcext:apply-style-name="Good" calcext:value="=&quot;Y&quot;" calcext:base-cell-address="deleted.B107"/>
            <calcext:condition calcext:apply-style-name="Bad" calcext:value="=&quot;N&quot;" calcext:base-cell-address="deleted.B107"/>
            <calcext:condition calcext:apply-style-name="Bad" calcext:value="=0" calcext:base-cell-address="deleted.B107"/>
          </calcext:conditional-format>
          <calcext:conditional-format calcext:target-range-address="deleted.E107:deleted.E107">
            <calcext:condition calcext:apply-style-name="Good" calcext:value="=&quot;Y&quot;" calcext:base-cell-address="deleted.E107"/>
            <calcext:condition calcext:apply-style-name="Bad" calcext:value="=&quot;N&quot;" calcext:base-cell-address="deleted.E107"/>
            <calcext:condition calcext:apply-style-name="Bad" calcext:value="=0" calcext:base-cell-address="deleted.E107"/>
          </calcext:conditional-format>
          <calcext:conditional-format calcext:target-range-address="deleted.E108:deleted.E108">
            <calcext:condition calcext:apply-style-name="Good" calcext:value="=&quot;Y&quot;" calcext:base-cell-address="deleted.E108"/>
            <calcext:condition calcext:apply-style-name="Bad" calcext:value="=&quot;N&quot;" calcext:base-cell-address="deleted.E108"/>
            <calcext:condition calcext:apply-style-name="Bad" calcext:value="=0" calcext:base-cell-address="deleted.E108"/>
          </calcext:conditional-format>
          <calcext:conditional-format calcext:target-range-address="deleted.D109:deleted.D110">
            <calcext:condition calcext:apply-style-name="Good" calcext:value="=&quot;Y&quot;" calcext:base-cell-address="deleted.D109"/>
            <calcext:condition calcext:apply-style-name="Bad" calcext:value="=&quot;N&quot;" calcext:base-cell-address="deleted.D109"/>
            <calcext:condition calcext:apply-style-name="Bad" calcext:value="=0" calcext:base-cell-address="deleted.D109"/>
          </calcext:conditional-format>
          <calcext:conditional-format calcext:target-range-address="deleted.C109:deleted.C110">
            <calcext:condition calcext:apply-style-name="Good" calcext:value="=&quot;Y&quot;" calcext:base-cell-address="deleted.C109"/>
            <calcext:condition calcext:apply-style-name="Bad" calcext:value="=&quot;N&quot;" calcext:base-cell-address="deleted.C109"/>
            <calcext:condition calcext:apply-style-name="Bad" calcext:value="=0" calcext:base-cell-address="deleted.C109"/>
          </calcext:conditional-format>
          <calcext:conditional-format calcext:target-range-address="deleted.B109:deleted.B110">
            <calcext:condition calcext:apply-style-name="Good" calcext:value="=&quot;Y&quot;" calcext:base-cell-address="deleted.B109"/>
            <calcext:condition calcext:apply-style-name="Bad" calcext:value="=&quot;N&quot;" calcext:base-cell-address="deleted.B109"/>
            <calcext:condition calcext:apply-style-name="Bad" calcext:value="=0" calcext:base-cell-address="deleted.B109"/>
          </calcext:conditional-format>
          <calcext:conditional-format calcext:target-range-address="deleted.E109:deleted.E109">
            <calcext:condition calcext:apply-style-name="Good" calcext:value="=&quot;Y&quot;" calcext:base-cell-address="deleted.E109"/>
            <calcext:condition calcext:apply-style-name="Bad" calcext:value="=&quot;N&quot;" calcext:base-cell-address="deleted.E109"/>
            <calcext:condition calcext:apply-style-name="Bad" calcext:value="=0" calcext:base-cell-address="deleted.E109"/>
          </calcext:conditional-format>
          <calcext:conditional-format calcext:target-range-address="deleted.E110:deleted.E110">
            <calcext:condition calcext:apply-style-name="Good" calcext:value="=&quot;Y&quot;" calcext:base-cell-address="deleted.E110"/>
            <calcext:condition calcext:apply-style-name="Bad" calcext:value="=&quot;N&quot;" calcext:base-cell-address="deleted.E110"/>
            <calcext:condition calcext:apply-style-name="Bad" calcext:value="=0" calcext:base-cell-address="deleted.E110"/>
          </calcext:conditional-format>
          <calcext:conditional-format calcext:target-range-address="deleted.D111:deleted.D111">
            <calcext:condition calcext:apply-style-name="Good" calcext:value="=&quot;Y&quot;" calcext:base-cell-address="deleted.D111"/>
            <calcext:condition calcext:apply-style-name="Bad" calcext:value="=&quot;N&quot;" calcext:base-cell-address="deleted.D111"/>
            <calcext:condition calcext:apply-style-name="Bad" calcext:value="=0" calcext:base-cell-address="deleted.D111"/>
          </calcext:conditional-format>
          <calcext:conditional-format calcext:target-range-address="deleted.C111:deleted.C111">
            <calcext:condition calcext:apply-style-name="Good" calcext:value="=&quot;Y&quot;" calcext:base-cell-address="deleted.C111"/>
            <calcext:condition calcext:apply-style-name="Bad" calcext:value="=&quot;N&quot;" calcext:base-cell-address="deleted.C111"/>
            <calcext:condition calcext:apply-style-name="Bad" calcext:value="=0" calcext:base-cell-address="deleted.C111"/>
          </calcext:conditional-format>
          <calcext:conditional-format calcext:target-range-address="deleted.B111:deleted.B111">
            <calcext:condition calcext:apply-style-name="Good" calcext:value="=&quot;Y&quot;" calcext:base-cell-address="deleted.B111"/>
            <calcext:condition calcext:apply-style-name="Bad" calcext:value="=&quot;N&quot;" calcext:base-cell-address="deleted.B111"/>
            <calcext:condition calcext:apply-style-name="Bad" calcext:value="=0" calcext:base-cell-address="deleted.B111"/>
          </calcext:conditional-format>
          <calcext:conditional-format calcext:target-range-address="deleted.E111:deleted.E111">
            <calcext:condition calcext:apply-style-name="Good" calcext:value="=&quot;Y&quot;" calcext:base-cell-address="deleted.E111"/>
            <calcext:condition calcext:apply-style-name="Bad" calcext:value="=&quot;N&quot;" calcext:base-cell-address="deleted.E111"/>
            <calcext:condition calcext:apply-style-name="Bad" calcext:value="=0" calcext:base-cell-address="deleted.E111"/>
          </calcext:conditional-format>
          <calcext:conditional-format calcext:target-range-address="deleted.D112:deleted.D113">
            <calcext:condition calcext:apply-style-name="Good" calcext:value="=&quot;Y&quot;" calcext:base-cell-address="deleted.D112"/>
            <calcext:condition calcext:apply-style-name="Bad" calcext:value="=&quot;N&quot;" calcext:base-cell-address="deleted.D112"/>
            <calcext:condition calcext:apply-style-name="Bad" calcext:value="=0" calcext:base-cell-address="deleted.D112"/>
          </calcext:conditional-format>
          <calcext:conditional-format calcext:target-range-address="deleted.C112:deleted.C113">
            <calcext:condition calcext:apply-style-name="Good" calcext:value="=&quot;Y&quot;" calcext:base-cell-address="deleted.C112"/>
            <calcext:condition calcext:apply-style-name="Bad" calcext:value="=&quot;N&quot;" calcext:base-cell-address="deleted.C112"/>
            <calcext:condition calcext:apply-style-name="Bad" calcext:value="=0" calcext:base-cell-address="deleted.C112"/>
          </calcext:conditional-format>
          <calcext:conditional-format calcext:target-range-address="deleted.B112:deleted.B113">
            <calcext:condition calcext:apply-style-name="Good" calcext:value="=&quot;Y&quot;" calcext:base-cell-address="deleted.B112"/>
            <calcext:condition calcext:apply-style-name="Bad" calcext:value="=&quot;N&quot;" calcext:base-cell-address="deleted.B112"/>
            <calcext:condition calcext:apply-style-name="Bad" calcext:value="=0" calcext:base-cell-address="deleted.B112"/>
          </calcext:conditional-format>
          <calcext:conditional-format calcext:target-range-address="deleted.E112:deleted.E112">
            <calcext:condition calcext:apply-style-name="Good" calcext:value="=&quot;Y&quot;" calcext:base-cell-address="deleted.E112"/>
            <calcext:condition calcext:apply-style-name="Bad" calcext:value="=&quot;N&quot;" calcext:base-cell-address="deleted.E112"/>
            <calcext:condition calcext:apply-style-name="Bad" calcext:value="=0" calcext:base-cell-address="deleted.E112"/>
          </calcext:conditional-format>
          <calcext:conditional-format calcext:target-range-address="deleted.E113:deleted.E113">
            <calcext:condition calcext:apply-style-name="Good" calcext:value="=&quot;Y&quot;" calcext:base-cell-address="deleted.E113"/>
            <calcext:condition calcext:apply-style-name="Bad" calcext:value="=&quot;N&quot;" calcext:base-cell-address="deleted.E113"/>
            <calcext:condition calcext:apply-style-name="Bad" calcext:value="=0" calcext:base-cell-address="deleted.E113"/>
          </calcext:conditional-format>
          <calcext:conditional-format calcext:target-range-address="deleted.D114:deleted.D115">
            <calcext:condition calcext:apply-style-name="Good" calcext:value="=&quot;Y&quot;" calcext:base-cell-address="deleted.D114"/>
            <calcext:condition calcext:apply-style-name="Bad" calcext:value="=&quot;N&quot;" calcext:base-cell-address="deleted.D114"/>
            <calcext:condition calcext:apply-style-name="Bad" calcext:value="=0" calcext:base-cell-address="deleted.D114"/>
          </calcext:conditional-format>
          <calcext:conditional-format calcext:target-range-address="deleted.C114:deleted.C115">
            <calcext:condition calcext:apply-style-name="Good" calcext:value="=&quot;Y&quot;" calcext:base-cell-address="deleted.C114"/>
            <calcext:condition calcext:apply-style-name="Bad" calcext:value="=&quot;N&quot;" calcext:base-cell-address="deleted.C114"/>
            <calcext:condition calcext:apply-style-name="Bad" calcext:value="=0" calcext:base-cell-address="deleted.C114"/>
          </calcext:conditional-format>
          <calcext:conditional-format calcext:target-range-address="deleted.B114:deleted.B115">
            <calcext:condition calcext:apply-style-name="Good" calcext:value="=&quot;Y&quot;" calcext:base-cell-address="deleted.B114"/>
            <calcext:condition calcext:apply-style-name="Bad" calcext:value="=&quot;N&quot;" calcext:base-cell-address="deleted.B114"/>
            <calcext:condition calcext:apply-style-name="Bad" calcext:value="=0" calcext:base-cell-address="deleted.B114"/>
          </calcext:conditional-format>
          <calcext:conditional-format calcext:target-range-address="deleted.E114:deleted.E114">
            <calcext:condition calcext:apply-style-name="Good" calcext:value="=&quot;Y&quot;" calcext:base-cell-address="deleted.E114"/>
            <calcext:condition calcext:apply-style-name="Bad" calcext:value="=&quot;N&quot;" calcext:base-cell-address="deleted.E114"/>
            <calcext:condition calcext:apply-style-name="Bad" calcext:value="=0" calcext:base-cell-address="deleted.E114"/>
          </calcext:conditional-format>
          <calcext:conditional-format calcext:target-range-address="deleted.E115:deleted.E115">
            <calcext:condition calcext:apply-style-name="Good" calcext:value="=&quot;Y&quot;" calcext:base-cell-address="deleted.E115"/>
            <calcext:condition calcext:apply-style-name="Bad" calcext:value="=&quot;N&quot;" calcext:base-cell-address="deleted.E115"/>
            <calcext:condition calcext:apply-style-name="Bad" calcext:value="=0" calcext:base-cell-address="deleted.E115"/>
          </calcext:conditional-format>
          <calcext:conditional-format calcext:target-range-address="deleted.D116:deleted.D139">
            <calcext:condition calcext:apply-style-name="Good" calcext:value="=&quot;Y&quot;" calcext:base-cell-address="deleted.D116"/>
            <calcext:condition calcext:apply-style-name="Bad" calcext:value="=&quot;N&quot;" calcext:base-cell-address="deleted.D116"/>
            <calcext:condition calcext:apply-style-name="Bad" calcext:value="=0" calcext:base-cell-address="deleted.D116"/>
          </calcext:conditional-format>
          <calcext:conditional-format calcext:target-range-address="deleted.C116:deleted.C139">
            <calcext:condition calcext:apply-style-name="Good" calcext:value="=&quot;Y&quot;" calcext:base-cell-address="deleted.C116"/>
            <calcext:condition calcext:apply-style-name="Bad" calcext:value="=&quot;N&quot;" calcext:base-cell-address="deleted.C116"/>
            <calcext:condition calcext:apply-style-name="Bad" calcext:value="=0" calcext:base-cell-address="deleted.C116"/>
          </calcext:conditional-format>
          <calcext:conditional-format calcext:target-range-address="deleted.B116:deleted.B139">
            <calcext:condition calcext:apply-style-name="Good" calcext:value="=&quot;Y&quot;" calcext:base-cell-address="deleted.B116"/>
            <calcext:condition calcext:apply-style-name="Bad" calcext:value="=&quot;N&quot;" calcext:base-cell-address="deleted.B116"/>
            <calcext:condition calcext:apply-style-name="Bad" calcext:value="=0" calcext:base-cell-address="deleted.B116"/>
          </calcext:conditional-format>
          <calcext:conditional-format calcext:target-range-address="deleted.E116:deleted.E116">
            <calcext:condition calcext:apply-style-name="Good" calcext:value="=&quot;Y&quot;" calcext:base-cell-address="deleted.E116"/>
            <calcext:condition calcext:apply-style-name="Bad" calcext:value="=&quot;N&quot;" calcext:base-cell-address="deleted.E116"/>
            <calcext:condition calcext:apply-style-name="Bad" calcext:value="=0" calcext:base-cell-address="deleted.E116"/>
          </calcext:conditional-format>
          <calcext:conditional-format calcext:target-range-address="deleted.E117:deleted.E117">
            <calcext:condition calcext:apply-style-name="Good" calcext:value="=&quot;Y&quot;" calcext:base-cell-address="deleted.E117"/>
            <calcext:condition calcext:apply-style-name="Bad" calcext:value="=&quot;N&quot;" calcext:base-cell-address="deleted.E117"/>
            <calcext:condition calcext:apply-style-name="Bad" calcext:value="=0" calcext:base-cell-address="deleted.E117"/>
          </calcext:conditional-format>
          <calcext:conditional-format calcext:target-range-address="deleted.E118:deleted.E118">
            <calcext:condition calcext:apply-style-name="Good" calcext:value="=&quot;Y&quot;" calcext:base-cell-address="deleted.E118"/>
            <calcext:condition calcext:apply-style-name="Bad" calcext:value="=&quot;N&quot;" calcext:base-cell-address="deleted.E118"/>
            <calcext:condition calcext:apply-style-name="Bad" calcext:value="=0" calcext:base-cell-address="deleted.E118"/>
          </calcext:conditional-format>
          <calcext:conditional-format calcext:target-range-address="deleted.E119:deleted.E119">
            <calcext:condition calcext:apply-style-name="Good" calcext:value="=&quot;Y&quot;" calcext:base-cell-address="deleted.E119"/>
            <calcext:condition calcext:apply-style-name="Bad" calcext:value="=&quot;N&quot;" calcext:base-cell-address="deleted.E119"/>
            <calcext:condition calcext:apply-style-name="Bad" calcext:value="=0" calcext:base-cell-address="deleted.E119"/>
          </calcext:conditional-format>
          <calcext:conditional-format calcext:target-range-address="deleted.E120:deleted.E120">
            <calcext:condition calcext:apply-style-name="Good" calcext:value="=&quot;Y&quot;" calcext:base-cell-address="deleted.E120"/>
            <calcext:condition calcext:apply-style-name="Bad" calcext:value="=&quot;N&quot;" calcext:base-cell-address="deleted.E120"/>
            <calcext:condition calcext:apply-style-name="Bad" calcext:value="=0" calcext:base-cell-address="deleted.E120"/>
          </calcext:conditional-format>
          <calcext:conditional-format calcext:target-range-address="deleted.E121:deleted.E121">
            <calcext:condition calcext:apply-style-name="Good" calcext:value="=&quot;Y&quot;" calcext:base-cell-address="deleted.E121"/>
            <calcext:condition calcext:apply-style-name="Bad" calcext:value="=&quot;N&quot;" calcext:base-cell-address="deleted.E121"/>
            <calcext:condition calcext:apply-style-name="Bad" calcext:value="=0" calcext:base-cell-address="deleted.E121"/>
          </calcext:conditional-format>
          <calcext:conditional-format calcext:target-range-address="deleted.E122:deleted.E122">
            <calcext:condition calcext:apply-style-name="Good" calcext:value="=&quot;Y&quot;" calcext:base-cell-address="deleted.E122"/>
            <calcext:condition calcext:apply-style-name="Bad" calcext:value="=&quot;N&quot;" calcext:base-cell-address="deleted.E122"/>
            <calcext:condition calcext:apply-style-name="Bad" calcext:value="=0" calcext:base-cell-address="deleted.E122"/>
          </calcext:conditional-format>
          <calcext:conditional-format calcext:target-range-address="deleted.E123:deleted.E123">
            <calcext:condition calcext:apply-style-name="Good" calcext:value="=&quot;Y&quot;" calcext:base-cell-address="deleted.E123"/>
            <calcext:condition calcext:apply-style-name="Bad" calcext:value="=&quot;N&quot;" calcext:base-cell-address="deleted.E123"/>
            <calcext:condition calcext:apply-style-name="Bad" calcext:value="=0" calcext:base-cell-address="deleted.E123"/>
          </calcext:conditional-format>
          <calcext:conditional-format calcext:target-range-address="deleted.E124:deleted.E124">
            <calcext:condition calcext:apply-style-name="Good" calcext:value="=&quot;Y&quot;" calcext:base-cell-address="deleted.E124"/>
            <calcext:condition calcext:apply-style-name="Bad" calcext:value="=&quot;N&quot;" calcext:base-cell-address="deleted.E124"/>
            <calcext:condition calcext:apply-style-name="Bad" calcext:value="=0" calcext:base-cell-address="deleted.E124"/>
          </calcext:conditional-format>
          <calcext:conditional-format calcext:target-range-address="deleted.E125:deleted.E125">
            <calcext:condition calcext:apply-style-name="Good" calcext:value="=&quot;Y&quot;" calcext:base-cell-address="deleted.E125"/>
            <calcext:condition calcext:apply-style-name="Bad" calcext:value="=&quot;N&quot;" calcext:base-cell-address="deleted.E125"/>
            <calcext:condition calcext:apply-style-name="Bad" calcext:value="=0" calcext:base-cell-address="deleted.E125"/>
          </calcext:conditional-format>
          <calcext:conditional-format calcext:target-range-address="deleted.E126:deleted.E126">
            <calcext:condition calcext:apply-style-name="Good" calcext:value="=&quot;Y&quot;" calcext:base-cell-address="deleted.E126"/>
            <calcext:condition calcext:apply-style-name="Bad" calcext:value="=&quot;N&quot;" calcext:base-cell-address="deleted.E126"/>
            <calcext:condition calcext:apply-style-name="Bad" calcext:value="=0" calcext:base-cell-address="deleted.E126"/>
          </calcext:conditional-format>
          <calcext:conditional-format calcext:target-range-address="deleted.E127:deleted.E127">
            <calcext:condition calcext:apply-style-name="Good" calcext:value="=&quot;Y&quot;" calcext:base-cell-address="deleted.E127"/>
            <calcext:condition calcext:apply-style-name="Bad" calcext:value="=&quot;N&quot;" calcext:base-cell-address="deleted.E127"/>
            <calcext:condition calcext:apply-style-name="Bad" calcext:value="=0" calcext:base-cell-address="deleted.E127"/>
          </calcext:conditional-format>
          <calcext:conditional-format calcext:target-range-address="deleted.E128:deleted.E128">
            <calcext:condition calcext:apply-style-name="Good" calcext:value="=&quot;Y&quot;" calcext:base-cell-address="deleted.E128"/>
            <calcext:condition calcext:apply-style-name="Bad" calcext:value="=&quot;N&quot;" calcext:base-cell-address="deleted.E128"/>
            <calcext:condition calcext:apply-style-name="Bad" calcext:value="=0" calcext:base-cell-address="deleted.E128"/>
          </calcext:conditional-format>
          <calcext:conditional-format calcext:target-range-address="deleted.E129:deleted.E129">
            <calcext:condition calcext:apply-style-name="Good" calcext:value="=&quot;Y&quot;" calcext:base-cell-address="deleted.E129"/>
            <calcext:condition calcext:apply-style-name="Bad" calcext:value="=&quot;N&quot;" calcext:base-cell-address="deleted.E129"/>
            <calcext:condition calcext:apply-style-name="Bad" calcext:value="=0" calcext:base-cell-address="deleted.E129"/>
          </calcext:conditional-format>
          <calcext:conditional-format calcext:target-range-address="deleted.E130:deleted.E130">
            <calcext:condition calcext:apply-style-name="Good" calcext:value="=&quot;Y&quot;" calcext:base-cell-address="deleted.E130"/>
            <calcext:condition calcext:apply-style-name="Bad" calcext:value="=&quot;N&quot;" calcext:base-cell-address="deleted.E130"/>
            <calcext:condition calcext:apply-style-name="Bad" calcext:value="=0" calcext:base-cell-address="deleted.E130"/>
          </calcext:conditional-format>
          <calcext:conditional-format calcext:target-range-address="deleted.E131:deleted.E131">
            <calcext:condition calcext:apply-style-name="Good" calcext:value="=&quot;Y&quot;" calcext:base-cell-address="deleted.E131"/>
            <calcext:condition calcext:apply-style-name="Bad" calcext:value="=&quot;N&quot;" calcext:base-cell-address="deleted.E131"/>
            <calcext:condition calcext:apply-style-name="Bad" calcext:value="=0" calcext:base-cell-address="deleted.E131"/>
          </calcext:conditional-format>
          <calcext:conditional-format calcext:target-range-address="deleted.E132:deleted.E132">
            <calcext:condition calcext:apply-style-name="Good" calcext:value="=&quot;Y&quot;" calcext:base-cell-address="deleted.E132"/>
            <calcext:condition calcext:apply-style-name="Bad" calcext:value="=&quot;N&quot;" calcext:base-cell-address="deleted.E132"/>
            <calcext:condition calcext:apply-style-name="Bad" calcext:value="=0" calcext:base-cell-address="deleted.E132"/>
          </calcext:conditional-format>
          <calcext:conditional-format calcext:target-range-address="deleted.E133:deleted.E133">
            <calcext:condition calcext:apply-style-name="Good" calcext:value="=&quot;Y&quot;" calcext:base-cell-address="deleted.E133"/>
            <calcext:condition calcext:apply-style-name="Bad" calcext:value="=&quot;N&quot;" calcext:base-cell-address="deleted.E133"/>
            <calcext:condition calcext:apply-style-name="Bad" calcext:value="=0" calcext:base-cell-address="deleted.E133"/>
          </calcext:conditional-format>
          <calcext:conditional-format calcext:target-range-address="deleted.E134:deleted.E134">
            <calcext:condition calcext:apply-style-name="Good" calcext:value="=&quot;Y&quot;" calcext:base-cell-address="deleted.E134"/>
            <calcext:condition calcext:apply-style-name="Bad" calcext:value="=&quot;N&quot;" calcext:base-cell-address="deleted.E134"/>
            <calcext:condition calcext:apply-style-name="Bad" calcext:value="=0" calcext:base-cell-address="deleted.E134"/>
          </calcext:conditional-format>
          <calcext:conditional-format calcext:target-range-address="deleted.E135:deleted.E135">
            <calcext:condition calcext:apply-style-name="Good" calcext:value="=&quot;Y&quot;" calcext:base-cell-address="deleted.E135"/>
            <calcext:condition calcext:apply-style-name="Bad" calcext:value="=&quot;N&quot;" calcext:base-cell-address="deleted.E135"/>
            <calcext:condition calcext:apply-style-name="Bad" calcext:value="=0" calcext:base-cell-address="deleted.E135"/>
          </calcext:conditional-format>
          <calcext:conditional-format calcext:target-range-address="deleted.E136:deleted.E136">
            <calcext:condition calcext:apply-style-name="Good" calcext:value="=&quot;Y&quot;" calcext:base-cell-address="deleted.E136"/>
            <calcext:condition calcext:apply-style-name="Bad" calcext:value="=&quot;N&quot;" calcext:base-cell-address="deleted.E136"/>
            <calcext:condition calcext:apply-style-name="Bad" calcext:value="=0" calcext:base-cell-address="deleted.E136"/>
          </calcext:conditional-format>
          <calcext:conditional-format calcext:target-range-address="deleted.E137:deleted.E137">
            <calcext:condition calcext:apply-style-name="Good" calcext:value="=&quot;Y&quot;" calcext:base-cell-address="deleted.E137"/>
            <calcext:condition calcext:apply-style-name="Bad" calcext:value="=&quot;N&quot;" calcext:base-cell-address="deleted.E137"/>
            <calcext:condition calcext:apply-style-name="Bad" calcext:value="=0" calcext:base-cell-address="deleted.E137"/>
          </calcext:conditional-format>
          <calcext:conditional-format calcext:target-range-address="deleted.E138:deleted.E138">
            <calcext:condition calcext:apply-style-name="Good" calcext:value="=&quot;Y&quot;" calcext:base-cell-address="deleted.E138"/>
            <calcext:condition calcext:apply-style-name="Bad" calcext:value="=&quot;N&quot;" calcext:base-cell-address="deleted.E138"/>
            <calcext:condition calcext:apply-style-name="Bad" calcext:value="=0" calcext:base-cell-address="deleted.E138"/>
          </calcext:conditional-format>
          <calcext:conditional-format calcext:target-range-address="deleted.E139:deleted.E139">
            <calcext:condition calcext:apply-style-name="Good" calcext:value="=&quot;Y&quot;" calcext:base-cell-address="deleted.E139"/>
            <calcext:condition calcext:apply-style-name="Bad" calcext:value="=&quot;N&quot;" calcext:base-cell-address="deleted.E139"/>
            <calcext:condition calcext:apply-style-name="Bad" calcext:value="=0" calcext:base-cell-address="deleted.E139"/>
          </calcext:conditional-format>
          <calcext:conditional-format calcext:target-range-address="deleted.D140:deleted.D140">
            <calcext:condition calcext:apply-style-name="Good" calcext:value="=&quot;Y&quot;" calcext:base-cell-address="deleted.D140"/>
            <calcext:condition calcext:apply-style-name="Bad" calcext:value="=&quot;N&quot;" calcext:base-cell-address="deleted.D140"/>
            <calcext:condition calcext:apply-style-name="Bad" calcext:value="=0" calcext:base-cell-address="deleted.D140"/>
          </calcext:conditional-format>
          <calcext:conditional-format calcext:target-range-address="deleted.C140:deleted.C140">
            <calcext:condition calcext:apply-style-name="Good" calcext:value="=&quot;Y&quot;" calcext:base-cell-address="deleted.C140"/>
            <calcext:condition calcext:apply-style-name="Bad" calcext:value="=&quot;N&quot;" calcext:base-cell-address="deleted.C140"/>
            <calcext:condition calcext:apply-style-name="Bad" calcext:value="=0" calcext:base-cell-address="deleted.C140"/>
          </calcext:conditional-format>
          <calcext:conditional-format calcext:target-range-address="deleted.B140:deleted.B140">
            <calcext:condition calcext:apply-style-name="Good" calcext:value="=&quot;Y&quot;" calcext:base-cell-address="deleted.B140"/>
            <calcext:condition calcext:apply-style-name="Bad" calcext:value="=&quot;N&quot;" calcext:base-cell-address="deleted.B140"/>
            <calcext:condition calcext:apply-style-name="Bad" calcext:value="=0" calcext:base-cell-address="deleted.B140"/>
          </calcext:conditional-format>
          <calcext:conditional-format calcext:target-range-address="deleted.E140:deleted.E140">
            <calcext:condition calcext:apply-style-name="Good" calcext:value="=&quot;Y&quot;" calcext:base-cell-address="deleted.E140"/>
            <calcext:condition calcext:apply-style-name="Bad" calcext:value="=&quot;N&quot;" calcext:base-cell-address="deleted.E140"/>
            <calcext:condition calcext:apply-style-name="Bad" calcext:value="=0" calcext:base-cell-address="deleted.E140"/>
          </calcext:conditional-format>
          <calcext:conditional-format calcext:target-range-address="deleted.D141:deleted.D141">
            <calcext:condition calcext:apply-style-name="Good" calcext:value="=&quot;Y&quot;" calcext:base-cell-address="deleted.D141"/>
            <calcext:condition calcext:apply-style-name="Bad" calcext:value="=&quot;N&quot;" calcext:base-cell-address="deleted.D141"/>
            <calcext:condition calcext:apply-style-name="Bad" calcext:value="=0" calcext:base-cell-address="deleted.D141"/>
          </calcext:conditional-format>
          <calcext:conditional-format calcext:target-range-address="deleted.C141:deleted.C141">
            <calcext:condition calcext:apply-style-name="Good" calcext:value="=&quot;Y&quot;" calcext:base-cell-address="deleted.C141"/>
            <calcext:condition calcext:apply-style-name="Bad" calcext:value="=&quot;N&quot;" calcext:base-cell-address="deleted.C141"/>
            <calcext:condition calcext:apply-style-name="Bad" calcext:value="=0" calcext:base-cell-address="deleted.C141"/>
          </calcext:conditional-format>
          <calcext:conditional-format calcext:target-range-address="deleted.B141:deleted.B141">
            <calcext:condition calcext:apply-style-name="Good" calcext:value="=&quot;Y&quot;" calcext:base-cell-address="deleted.B141"/>
            <calcext:condition calcext:apply-style-name="Bad" calcext:value="=&quot;N&quot;" calcext:base-cell-address="deleted.B141"/>
            <calcext:condition calcext:apply-style-name="Bad" calcext:value="=0" calcext:base-cell-address="deleted.B141"/>
          </calcext:conditional-format>
          <calcext:conditional-format calcext:target-range-address="deleted.E141:deleted.E141">
            <calcext:condition calcext:apply-style-name="Good" calcext:value="=&quot;Y&quot;" calcext:base-cell-address="deleted.E141"/>
            <calcext:condition calcext:apply-style-name="Bad" calcext:value="=&quot;N&quot;" calcext:base-cell-address="deleted.E141"/>
            <calcext:condition calcext:apply-style-name="Bad" calcext:value="=0" calcext:base-cell-address="deleted.E141"/>
          </calcext:conditional-format>
          <calcext:conditional-format calcext:target-range-address="deleted.D142:deleted.D144">
            <calcext:condition calcext:apply-style-name="Good" calcext:value="=&quot;Y&quot;" calcext:base-cell-address="deleted.D142"/>
            <calcext:condition calcext:apply-style-name="Bad" calcext:value="=&quot;N&quot;" calcext:base-cell-address="deleted.D142"/>
            <calcext:condition calcext:apply-style-name="Bad" calcext:value="=0" calcext:base-cell-address="deleted.D142"/>
          </calcext:conditional-format>
          <calcext:conditional-format calcext:target-range-address="deleted.C142:deleted.C144">
            <calcext:condition calcext:apply-style-name="Good" calcext:value="=&quot;Y&quot;" calcext:base-cell-address="deleted.C142"/>
            <calcext:condition calcext:apply-style-name="Bad" calcext:value="=&quot;N&quot;" calcext:base-cell-address="deleted.C142"/>
            <calcext:condition calcext:apply-style-name="Bad" calcext:value="=0" calcext:base-cell-address="deleted.C142"/>
          </calcext:conditional-format>
          <calcext:conditional-format calcext:target-range-address="deleted.B142:deleted.B144">
            <calcext:condition calcext:apply-style-name="Good" calcext:value="=&quot;Y&quot;" calcext:base-cell-address="deleted.B142"/>
            <calcext:condition calcext:apply-style-name="Bad" calcext:value="=&quot;N&quot;" calcext:base-cell-address="deleted.B142"/>
            <calcext:condition calcext:apply-style-name="Bad" calcext:value="=0" calcext:base-cell-address="deleted.B142"/>
          </calcext:conditional-format>
          <calcext:conditional-format calcext:target-range-address="deleted.E142:deleted.E142">
            <calcext:condition calcext:apply-style-name="Good" calcext:value="=&quot;Y&quot;" calcext:base-cell-address="deleted.E142"/>
            <calcext:condition calcext:apply-style-name="Bad" calcext:value="=&quot;N&quot;" calcext:base-cell-address="deleted.E142"/>
            <calcext:condition calcext:apply-style-name="Bad" calcext:value="=0" calcext:base-cell-address="deleted.E142"/>
          </calcext:conditional-format>
          <calcext:conditional-format calcext:target-range-address="deleted.E143:deleted.E143">
            <calcext:condition calcext:apply-style-name="Good" calcext:value="=&quot;Y&quot;" calcext:base-cell-address="deleted.E143"/>
            <calcext:condition calcext:apply-style-name="Bad" calcext:value="=&quot;N&quot;" calcext:base-cell-address="deleted.E143"/>
            <calcext:condition calcext:apply-style-name="Bad" calcext:value="=0" calcext:base-cell-address="deleted.E143"/>
          </calcext:conditional-format>
          <calcext:conditional-format calcext:target-range-address="deleted.E144:deleted.E144">
            <calcext:condition calcext:apply-style-name="Good" calcext:value="=&quot;Y&quot;" calcext:base-cell-address="deleted.E144"/>
            <calcext:condition calcext:apply-style-name="Bad" calcext:value="=&quot;N&quot;" calcext:base-cell-address="deleted.E144"/>
            <calcext:condition calcext:apply-style-name="Bad" calcext:value="=0" calcext:base-cell-address="deleted.E144"/>
          </calcext:conditional-format>
          <calcext:conditional-format calcext:target-range-address="deleted.D145:deleted.D145">
            <calcext:condition calcext:apply-style-name="Good" calcext:value="=&quot;Y&quot;" calcext:base-cell-address="deleted.D145"/>
            <calcext:condition calcext:apply-style-name="Bad" calcext:value="=&quot;N&quot;" calcext:base-cell-address="deleted.D145"/>
            <calcext:condition calcext:apply-style-name="Bad" calcext:value="=0" calcext:base-cell-address="deleted.D145"/>
          </calcext:conditional-format>
          <calcext:conditional-format calcext:target-range-address="deleted.C145:deleted.C145">
            <calcext:condition calcext:apply-style-name="Good" calcext:value="=&quot;Y&quot;" calcext:base-cell-address="deleted.C145"/>
            <calcext:condition calcext:apply-style-name="Bad" calcext:value="=&quot;N&quot;" calcext:base-cell-address="deleted.C145"/>
            <calcext:condition calcext:apply-style-name="Bad" calcext:value="=0" calcext:base-cell-address="deleted.C145"/>
          </calcext:conditional-format>
          <calcext:conditional-format calcext:target-range-address="deleted.B145:deleted.B145">
            <calcext:condition calcext:apply-style-name="Good" calcext:value="=&quot;Y&quot;" calcext:base-cell-address="deleted.B145"/>
            <calcext:condition calcext:apply-style-name="Bad" calcext:value="=&quot;N&quot;" calcext:base-cell-address="deleted.B145"/>
            <calcext:condition calcext:apply-style-name="Bad" calcext:value="=0" calcext:base-cell-address="deleted.B145"/>
          </calcext:conditional-format>
          <calcext:conditional-format calcext:target-range-address="deleted.E145:deleted.E145">
            <calcext:condition calcext:apply-style-name="Good" calcext:value="=&quot;Y&quot;" calcext:base-cell-address="deleted.E145"/>
            <calcext:condition calcext:apply-style-name="Bad" calcext:value="=&quot;N&quot;" calcext:base-cell-address="deleted.E145"/>
            <calcext:condition calcext:apply-style-name="Bad" calcext:value="=0" calcext:base-cell-address="deleted.E145"/>
          </calcext:conditional-format>
          <calcext:conditional-format calcext:target-range-address="deleted.D146:deleted.D146">
            <calcext:condition calcext:apply-style-name="Good" calcext:value="=&quot;Y&quot;" calcext:base-cell-address="deleted.D146"/>
            <calcext:condition calcext:apply-style-name="Bad" calcext:value="=&quot;N&quot;" calcext:base-cell-address="deleted.D146"/>
            <calcext:condition calcext:apply-style-name="Bad" calcext:value="=0" calcext:base-cell-address="deleted.D146"/>
          </calcext:conditional-format>
          <calcext:conditional-format calcext:target-range-address="deleted.C146:deleted.C146">
            <calcext:condition calcext:apply-style-name="Good" calcext:value="=&quot;Y&quot;" calcext:base-cell-address="deleted.C146"/>
            <calcext:condition calcext:apply-style-name="Bad" calcext:value="=&quot;N&quot;" calcext:base-cell-address="deleted.C146"/>
            <calcext:condition calcext:apply-style-name="Bad" calcext:value="=0" calcext:base-cell-address="deleted.C146"/>
          </calcext:conditional-format>
          <calcext:conditional-format calcext:target-range-address="deleted.B146:deleted.B146">
            <calcext:condition calcext:apply-style-name="Good" calcext:value="=&quot;Y&quot;" calcext:base-cell-address="deleted.B146"/>
            <calcext:condition calcext:apply-style-name="Bad" calcext:value="=&quot;N&quot;" calcext:base-cell-address="deleted.B146"/>
            <calcext:condition calcext:apply-style-name="Bad" calcext:value="=0" calcext:base-cell-address="deleted.B146"/>
          </calcext:conditional-format>
          <calcext:conditional-format calcext:target-range-address="deleted.E146:deleted.E146">
            <calcext:condition calcext:apply-style-name="Good" calcext:value="=&quot;Y&quot;" calcext:base-cell-address="deleted.E146"/>
            <calcext:condition calcext:apply-style-name="Bad" calcext:value="=&quot;N&quot;" calcext:base-cell-address="deleted.E146"/>
            <calcext:condition calcext:apply-style-name="Bad" calcext:value="=0" calcext:base-cell-address="deleted.E146"/>
          </calcext:conditional-format>
          <calcext:conditional-format calcext:target-range-address="deleted.D147:deleted.D147">
            <calcext:condition calcext:apply-style-name="Good" calcext:value="=&quot;Y&quot;" calcext:base-cell-address="deleted.D147"/>
            <calcext:condition calcext:apply-style-name="Bad" calcext:value="=&quot;N&quot;" calcext:base-cell-address="deleted.D147"/>
            <calcext:condition calcext:apply-style-name="Bad" calcext:value="=0" calcext:base-cell-address="deleted.D147"/>
          </calcext:conditional-format>
          <calcext:conditional-format calcext:target-range-address="deleted.C147:deleted.C147">
            <calcext:condition calcext:apply-style-name="Good" calcext:value="=&quot;Y&quot;" calcext:base-cell-address="deleted.C147"/>
            <calcext:condition calcext:apply-style-name="Bad" calcext:value="=&quot;N&quot;" calcext:base-cell-address="deleted.C147"/>
            <calcext:condition calcext:apply-style-name="Bad" calcext:value="=0" calcext:base-cell-address="deleted.C147"/>
          </calcext:conditional-format>
          <calcext:conditional-format calcext:target-range-address="deleted.B147:deleted.B147">
            <calcext:condition calcext:apply-style-name="Good" calcext:value="=&quot;Y&quot;" calcext:base-cell-address="deleted.B147"/>
            <calcext:condition calcext:apply-style-name="Bad" calcext:value="=&quot;N&quot;" calcext:base-cell-address="deleted.B147"/>
            <calcext:condition calcext:apply-style-name="Bad" calcext:value="=0" calcext:base-cell-address="deleted.B147"/>
          </calcext:conditional-format>
          <calcext:conditional-format calcext:target-range-address="deleted.E147:deleted.E147">
            <calcext:condition calcext:apply-style-name="Good" calcext:value="=&quot;Y&quot;" calcext:base-cell-address="deleted.E147"/>
            <calcext:condition calcext:apply-style-name="Bad" calcext:value="=&quot;N&quot;" calcext:base-cell-address="deleted.E147"/>
            <calcext:condition calcext:apply-style-name="Bad" calcext:value="=0" calcext:base-cell-address="deleted.E147"/>
          </calcext:conditional-format>
          <calcext:conditional-format calcext:target-range-address="deleted.D148:deleted.D148">
            <calcext:condition calcext:apply-style-name="Good" calcext:value="=&quot;Y&quot;" calcext:base-cell-address="deleted.D148"/>
            <calcext:condition calcext:apply-style-name="Bad" calcext:value="=&quot;N&quot;" calcext:base-cell-address="deleted.D148"/>
            <calcext:condition calcext:apply-style-name="Bad" calcext:value="=0" calcext:base-cell-address="deleted.D148"/>
          </calcext:conditional-format>
          <calcext:conditional-format calcext:target-range-address="deleted.C148:deleted.C148">
            <calcext:condition calcext:apply-style-name="Good" calcext:value="=&quot;Y&quot;" calcext:base-cell-address="deleted.C148"/>
            <calcext:condition calcext:apply-style-name="Bad" calcext:value="=&quot;N&quot;" calcext:base-cell-address="deleted.C148"/>
            <calcext:condition calcext:apply-style-name="Bad" calcext:value="=0" calcext:base-cell-address="deleted.C148"/>
          </calcext:conditional-format>
          <calcext:conditional-format calcext:target-range-address="deleted.B148:deleted.B148">
            <calcext:condition calcext:apply-style-name="Good" calcext:value="=&quot;Y&quot;" calcext:base-cell-address="deleted.B148"/>
            <calcext:condition calcext:apply-style-name="Bad" calcext:value="=&quot;N&quot;" calcext:base-cell-address="deleted.B148"/>
            <calcext:condition calcext:apply-style-name="Bad" calcext:value="=0" calcext:base-cell-address="deleted.B148"/>
          </calcext:conditional-format>
          <calcext:conditional-format calcext:target-range-address="deleted.E148:deleted.E148">
            <calcext:condition calcext:apply-style-name="Good" calcext:value="=&quot;Y&quot;" calcext:base-cell-address="deleted.E148"/>
            <calcext:condition calcext:apply-style-name="Bad" calcext:value="=&quot;N&quot;" calcext:base-cell-address="deleted.E148"/>
            <calcext:condition calcext:apply-style-name="Bad" calcext:value="=0" calcext:base-cell-address="deleted.E148"/>
          </calcext:conditional-format>
          <calcext:conditional-format calcext:target-range-address="deleted.D149:deleted.D149">
            <calcext:condition calcext:apply-style-name="Good" calcext:value="=&quot;Y&quot;" calcext:base-cell-address="deleted.D149"/>
            <calcext:condition calcext:apply-style-name="Bad" calcext:value="=&quot;N&quot;" calcext:base-cell-address="deleted.D149"/>
            <calcext:condition calcext:apply-style-name="Bad" calcext:value="=0" calcext:base-cell-address="deleted.D149"/>
          </calcext:conditional-format>
          <calcext:conditional-format calcext:target-range-address="deleted.C149:deleted.C149">
            <calcext:condition calcext:apply-style-name="Good" calcext:value="=&quot;Y&quot;" calcext:base-cell-address="deleted.C149"/>
            <calcext:condition calcext:apply-style-name="Bad" calcext:value="=&quot;N&quot;" calcext:base-cell-address="deleted.C149"/>
            <calcext:condition calcext:apply-style-name="Bad" calcext:value="=0" calcext:base-cell-address="deleted.C149"/>
          </calcext:conditional-format>
          <calcext:conditional-format calcext:target-range-address="deleted.B149:deleted.B149">
            <calcext:condition calcext:apply-style-name="Good" calcext:value="=&quot;Y&quot;" calcext:base-cell-address="deleted.B149"/>
            <calcext:condition calcext:apply-style-name="Bad" calcext:value="=&quot;N&quot;" calcext:base-cell-address="deleted.B149"/>
            <calcext:condition calcext:apply-style-name="Bad" calcext:value="=0" calcext:base-cell-address="deleted.B149"/>
          </calcext:conditional-format>
          <calcext:conditional-format calcext:target-range-address="deleted.E149:deleted.E149">
            <calcext:condition calcext:apply-style-name="Good" calcext:value="=&quot;Y&quot;" calcext:base-cell-address="deleted.E149"/>
            <calcext:condition calcext:apply-style-name="Bad" calcext:value="=&quot;N&quot;" calcext:base-cell-address="deleted.E149"/>
            <calcext:condition calcext:apply-style-name="Bad" calcext:value="=0" calcext:base-cell-address="deleted.E149"/>
          </calcext:conditional-format>
          <calcext:conditional-format calcext:target-range-address="deleted.D150:deleted.D150">
            <calcext:condition calcext:apply-style-name="Good" calcext:value="=&quot;Y&quot;" calcext:base-cell-address="deleted.D150"/>
            <calcext:condition calcext:apply-style-name="Bad" calcext:value="=&quot;N&quot;" calcext:base-cell-address="deleted.D150"/>
            <calcext:condition calcext:apply-style-name="Bad" calcext:value="=0" calcext:base-cell-address="deleted.D150"/>
          </calcext:conditional-format>
          <calcext:conditional-format calcext:target-range-address="deleted.C150:deleted.C150">
            <calcext:condition calcext:apply-style-name="Good" calcext:value="=&quot;Y&quot;" calcext:base-cell-address="deleted.C150"/>
            <calcext:condition calcext:apply-style-name="Bad" calcext:value="=&quot;N&quot;" calcext:base-cell-address="deleted.C150"/>
            <calcext:condition calcext:apply-style-name="Bad" calcext:value="=0" calcext:base-cell-address="deleted.C150"/>
          </calcext:conditional-format>
          <calcext:conditional-format calcext:target-range-address="deleted.B150:deleted.B150">
            <calcext:condition calcext:apply-style-name="Good" calcext:value="=&quot;Y&quot;" calcext:base-cell-address="deleted.B150"/>
            <calcext:condition calcext:apply-style-name="Bad" calcext:value="=&quot;N&quot;" calcext:base-cell-address="deleted.B150"/>
            <calcext:condition calcext:apply-style-name="Bad" calcext:value="=0" calcext:base-cell-address="deleted.B150"/>
          </calcext:conditional-format>
          <calcext:conditional-format calcext:target-range-address="deleted.E150:deleted.E150">
            <calcext:condition calcext:apply-style-name="Good" calcext:value="=&quot;Y&quot;" calcext:base-cell-address="deleted.E150"/>
            <calcext:condition calcext:apply-style-name="Bad" calcext:value="=&quot;N&quot;" calcext:base-cell-address="deleted.E150"/>
            <calcext:condition calcext:apply-style-name="Bad" calcext:value="=0" calcext:base-cell-address="deleted.E150"/>
          </calcext:conditional-format>
          <calcext:conditional-format calcext:target-range-address="deleted.D151:deleted.D157">
            <calcext:condition calcext:apply-style-name="Good" calcext:value="=&quot;Y&quot;" calcext:base-cell-address="deleted.D151"/>
            <calcext:condition calcext:apply-style-name="Bad" calcext:value="=&quot;N&quot;" calcext:base-cell-address="deleted.D151"/>
            <calcext:condition calcext:apply-style-name="Bad" calcext:value="=0" calcext:base-cell-address="deleted.D151"/>
          </calcext:conditional-format>
          <calcext:conditional-format calcext:target-range-address="deleted.C151:deleted.C157">
            <calcext:condition calcext:apply-style-name="Good" calcext:value="=&quot;Y&quot;" calcext:base-cell-address="deleted.C151"/>
            <calcext:condition calcext:apply-style-name="Bad" calcext:value="=&quot;N&quot;" calcext:base-cell-address="deleted.C151"/>
            <calcext:condition calcext:apply-style-name="Bad" calcext:value="=0" calcext:base-cell-address="deleted.C151"/>
          </calcext:conditional-format>
          <calcext:conditional-format calcext:target-range-address="deleted.B151:deleted.B157">
            <calcext:condition calcext:apply-style-name="Good" calcext:value="=&quot;Y&quot;" calcext:base-cell-address="deleted.B151"/>
            <calcext:condition calcext:apply-style-name="Bad" calcext:value="=&quot;N&quot;" calcext:base-cell-address="deleted.B151"/>
            <calcext:condition calcext:apply-style-name="Bad" calcext:value="=0" calcext:base-cell-address="deleted.B151"/>
          </calcext:conditional-format>
          <calcext:conditional-format calcext:target-range-address="deleted.E151:deleted.E151">
            <calcext:condition calcext:apply-style-name="Good" calcext:value="=&quot;Y&quot;" calcext:base-cell-address="deleted.E151"/>
            <calcext:condition calcext:apply-style-name="Bad" calcext:value="=&quot;N&quot;" calcext:base-cell-address="deleted.E151"/>
            <calcext:condition calcext:apply-style-name="Bad" calcext:value="=0" calcext:base-cell-address="deleted.E151"/>
          </calcext:conditional-format>
          <calcext:conditional-format calcext:target-range-address="deleted.E152:deleted.E152">
            <calcext:condition calcext:apply-style-name="Good" calcext:value="=&quot;Y&quot;" calcext:base-cell-address="deleted.E152"/>
            <calcext:condition calcext:apply-style-name="Bad" calcext:value="=&quot;N&quot;" calcext:base-cell-address="deleted.E152"/>
            <calcext:condition calcext:apply-style-name="Bad" calcext:value="=0" calcext:base-cell-address="deleted.E152"/>
          </calcext:conditional-format>
          <calcext:conditional-format calcext:target-range-address="deleted.E153:deleted.E153">
            <calcext:condition calcext:apply-style-name="Good" calcext:value="=&quot;Y&quot;" calcext:base-cell-address="deleted.E153"/>
            <calcext:condition calcext:apply-style-name="Bad" calcext:value="=&quot;N&quot;" calcext:base-cell-address="deleted.E153"/>
            <calcext:condition calcext:apply-style-name="Bad" calcext:value="=0" calcext:base-cell-address="deleted.E153"/>
          </calcext:conditional-format>
          <calcext:conditional-format calcext:target-range-address="deleted.E154:deleted.E154">
            <calcext:condition calcext:apply-style-name="Good" calcext:value="=&quot;Y&quot;" calcext:base-cell-address="deleted.E154"/>
            <calcext:condition calcext:apply-style-name="Bad" calcext:value="=&quot;N&quot;" calcext:base-cell-address="deleted.E154"/>
            <calcext:condition calcext:apply-style-name="Bad" calcext:value="=0" calcext:base-cell-address="deleted.E154"/>
          </calcext:conditional-format>
          <calcext:conditional-format calcext:target-range-address="deleted.E155:deleted.E155">
            <calcext:condition calcext:apply-style-name="Good" calcext:value="=&quot;Y&quot;" calcext:base-cell-address="deleted.E155"/>
            <calcext:condition calcext:apply-style-name="Bad" calcext:value="=&quot;N&quot;" calcext:base-cell-address="deleted.E155"/>
            <calcext:condition calcext:apply-style-name="Bad" calcext:value="=0" calcext:base-cell-address="deleted.E155"/>
          </calcext:conditional-format>
          <calcext:conditional-format calcext:target-range-address="deleted.E156:deleted.E156">
            <calcext:condition calcext:apply-style-name="Good" calcext:value="=&quot;Y&quot;" calcext:base-cell-address="deleted.E156"/>
            <calcext:condition calcext:apply-style-name="Bad" calcext:value="=&quot;N&quot;" calcext:base-cell-address="deleted.E156"/>
            <calcext:condition calcext:apply-style-name="Bad" calcext:value="=0" calcext:base-cell-address="deleted.E156"/>
          </calcext:conditional-format>
          <calcext:conditional-format calcext:target-range-address="deleted.E157:deleted.E157">
            <calcext:condition calcext:apply-style-name="Good" calcext:value="=&quot;Y&quot;" calcext:base-cell-address="deleted.E157"/>
            <calcext:condition calcext:apply-style-name="Bad" calcext:value="=&quot;N&quot;" calcext:base-cell-address="deleted.E157"/>
            <calcext:condition calcext:apply-style-name="Bad" calcext:value="=0" calcext:base-cell-address="deleted.E157"/>
          </calcext:conditional-format>
          <calcext:conditional-format calcext:target-range-address="deleted.D158:deleted.D158">
            <calcext:condition calcext:apply-style-name="Good" calcext:value="=&quot;Y&quot;" calcext:base-cell-address="deleted.D158"/>
            <calcext:condition calcext:apply-style-name="Bad" calcext:value="=&quot;N&quot;" calcext:base-cell-address="deleted.D158"/>
            <calcext:condition calcext:apply-style-name="Bad" calcext:value="=0" calcext:base-cell-address="deleted.D158"/>
          </calcext:conditional-format>
          <calcext:conditional-format calcext:target-range-address="deleted.C158:deleted.C158">
            <calcext:condition calcext:apply-style-name="Good" calcext:value="=&quot;Y&quot;" calcext:base-cell-address="deleted.C158"/>
            <calcext:condition calcext:apply-style-name="Bad" calcext:value="=&quot;N&quot;" calcext:base-cell-address="deleted.C158"/>
            <calcext:condition calcext:apply-style-name="Bad" calcext:value="=0" calcext:base-cell-address="deleted.C158"/>
          </calcext:conditional-format>
          <calcext:conditional-format calcext:target-range-address="deleted.B158:deleted.B158">
            <calcext:condition calcext:apply-style-name="Good" calcext:value="=&quot;Y&quot;" calcext:base-cell-address="deleted.B158"/>
            <calcext:condition calcext:apply-style-name="Bad" calcext:value="=&quot;N&quot;" calcext:base-cell-address="deleted.B158"/>
            <calcext:condition calcext:apply-style-name="Bad" calcext:value="=0" calcext:base-cell-address="deleted.B158"/>
          </calcext:conditional-format>
          <calcext:conditional-format calcext:target-range-address="deleted.E158:deleted.E158">
            <calcext:condition calcext:apply-style-name="Good" calcext:value="=&quot;Y&quot;" calcext:base-cell-address="deleted.E158"/>
            <calcext:condition calcext:apply-style-name="Bad" calcext:value="=&quot;N&quot;" calcext:base-cell-address="deleted.E158"/>
            <calcext:condition calcext:apply-style-name="Bad" calcext:value="=0" calcext:base-cell-address="deleted.E158"/>
          </calcext:conditional-format>
          <calcext:conditional-format calcext:target-range-address="deleted.D159:deleted.D159">
            <calcext:condition calcext:apply-style-name="Good" calcext:value="=&quot;Y&quot;" calcext:base-cell-address="deleted.D159"/>
            <calcext:condition calcext:apply-style-name="Bad" calcext:value="=&quot;N&quot;" calcext:base-cell-address="deleted.D159"/>
            <calcext:condition calcext:apply-style-name="Bad" calcext:value="=0" calcext:base-cell-address="deleted.D159"/>
          </calcext:conditional-format>
          <calcext:conditional-format calcext:target-range-address="deleted.C159:deleted.C159">
            <calcext:condition calcext:apply-style-name="Good" calcext:value="=&quot;Y&quot;" calcext:base-cell-address="deleted.C159"/>
            <calcext:condition calcext:apply-style-name="Bad" calcext:value="=&quot;N&quot;" calcext:base-cell-address="deleted.C159"/>
            <calcext:condition calcext:apply-style-name="Bad" calcext:value="=0" calcext:base-cell-address="deleted.C159"/>
          </calcext:conditional-format>
          <calcext:conditional-format calcext:target-range-address="deleted.B159:deleted.B159">
            <calcext:condition calcext:apply-style-name="Good" calcext:value="=&quot;Y&quot;" calcext:base-cell-address="deleted.B159"/>
            <calcext:condition calcext:apply-style-name="Bad" calcext:value="=&quot;N&quot;" calcext:base-cell-address="deleted.B159"/>
            <calcext:condition calcext:apply-style-name="Bad" calcext:value="=0" calcext:base-cell-address="deleted.B159"/>
          </calcext:conditional-format>
          <calcext:conditional-format calcext:target-range-address="deleted.E159:deleted.E159">
            <calcext:condition calcext:apply-style-name="Good" calcext:value="=&quot;Y&quot;" calcext:base-cell-address="deleted.E159"/>
            <calcext:condition calcext:apply-style-name="Bad" calcext:value="=&quot;N&quot;" calcext:base-cell-address="deleted.E159"/>
            <calcext:condition calcext:apply-style-name="Bad" calcext:value="=0" calcext:base-cell-address="deleted.E159"/>
          </calcext:conditional-format>
          <calcext:conditional-format calcext:target-range-address="deleted.D160:deleted.D163">
            <calcext:condition calcext:apply-style-name="Good" calcext:value="=&quot;Y&quot;" calcext:base-cell-address="deleted.D160"/>
            <calcext:condition calcext:apply-style-name="Bad" calcext:value="=&quot;N&quot;" calcext:base-cell-address="deleted.D160"/>
            <calcext:condition calcext:apply-style-name="Bad" calcext:value="=0" calcext:base-cell-address="deleted.D160"/>
          </calcext:conditional-format>
          <calcext:conditional-format calcext:target-range-address="deleted.C160:deleted.C163">
            <calcext:condition calcext:apply-style-name="Good" calcext:value="=&quot;Y&quot;" calcext:base-cell-address="deleted.C160"/>
            <calcext:condition calcext:apply-style-name="Bad" calcext:value="=&quot;N&quot;" calcext:base-cell-address="deleted.C160"/>
            <calcext:condition calcext:apply-style-name="Bad" calcext:value="=0" calcext:base-cell-address="deleted.C160"/>
          </calcext:conditional-format>
          <calcext:conditional-format calcext:target-range-address="deleted.B160:deleted.B163">
            <calcext:condition calcext:apply-style-name="Good" calcext:value="=&quot;Y&quot;" calcext:base-cell-address="deleted.B160"/>
            <calcext:condition calcext:apply-style-name="Bad" calcext:value="=&quot;N&quot;" calcext:base-cell-address="deleted.B160"/>
            <calcext:condition calcext:apply-style-name="Bad" calcext:value="=0" calcext:base-cell-address="deleted.B160"/>
          </calcext:conditional-format>
          <calcext:conditional-format calcext:target-range-address="deleted.E160:deleted.E160">
            <calcext:condition calcext:apply-style-name="Good" calcext:value="=&quot;Y&quot;" calcext:base-cell-address="deleted.E160"/>
            <calcext:condition calcext:apply-style-name="Bad" calcext:value="=&quot;N&quot;" calcext:base-cell-address="deleted.E160"/>
            <calcext:condition calcext:apply-style-name="Bad" calcext:value="=0" calcext:base-cell-address="deleted.E160"/>
          </calcext:conditional-format>
          <calcext:conditional-format calcext:target-range-address="deleted.E161:deleted.E161">
            <calcext:condition calcext:apply-style-name="Good" calcext:value="=&quot;Y&quot;" calcext:base-cell-address="deleted.E161"/>
            <calcext:condition calcext:apply-style-name="Bad" calcext:value="=&quot;N&quot;" calcext:base-cell-address="deleted.E161"/>
            <calcext:condition calcext:apply-style-name="Bad" calcext:value="=0" calcext:base-cell-address="deleted.E161"/>
          </calcext:conditional-format>
          <calcext:conditional-format calcext:target-range-address="deleted.E162:deleted.E162">
            <calcext:condition calcext:apply-style-name="Good" calcext:value="=&quot;Y&quot;" calcext:base-cell-address="deleted.E162"/>
            <calcext:condition calcext:apply-style-name="Bad" calcext:value="=&quot;N&quot;" calcext:base-cell-address="deleted.E162"/>
            <calcext:condition calcext:apply-style-name="Bad" calcext:value="=0" calcext:base-cell-address="deleted.E162"/>
          </calcext:conditional-format>
          <calcext:conditional-format calcext:target-range-address="deleted.E163:deleted.E163">
            <calcext:condition calcext:apply-style-name="Good" calcext:value="=&quot;Y&quot;" calcext:base-cell-address="deleted.E163"/>
            <calcext:condition calcext:apply-style-name="Bad" calcext:value="=&quot;N&quot;" calcext:base-cell-address="deleted.E163"/>
            <calcext:condition calcext:apply-style-name="Bad" calcext:value="=0" calcext:base-cell-address="deleted.E163"/>
          </calcext:conditional-format>
          <calcext:conditional-format calcext:target-range-address="deleted.D164:deleted.D166">
            <calcext:condition calcext:apply-style-name="Good" calcext:value="=&quot;Y&quot;" calcext:base-cell-address="deleted.D164"/>
            <calcext:condition calcext:apply-style-name="Bad" calcext:value="=&quot;N&quot;" calcext:base-cell-address="deleted.D164"/>
            <calcext:condition calcext:apply-style-name="Bad" calcext:value="=0" calcext:base-cell-address="deleted.D164"/>
          </calcext:conditional-format>
          <calcext:conditional-format calcext:target-range-address="deleted.C164:deleted.C166">
            <calcext:condition calcext:apply-style-name="Good" calcext:value="=&quot;Y&quot;" calcext:base-cell-address="deleted.C164"/>
            <calcext:condition calcext:apply-style-name="Bad" calcext:value="=&quot;N&quot;" calcext:base-cell-address="deleted.C164"/>
            <calcext:condition calcext:apply-style-name="Bad" calcext:value="=0" calcext:base-cell-address="deleted.C164"/>
          </calcext:conditional-format>
          <calcext:conditional-format calcext:target-range-address="deleted.B164:deleted.B166">
            <calcext:condition calcext:apply-style-name="Good" calcext:value="=&quot;Y&quot;" calcext:base-cell-address="deleted.B164"/>
            <calcext:condition calcext:apply-style-name="Bad" calcext:value="=&quot;N&quot;" calcext:base-cell-address="deleted.B164"/>
            <calcext:condition calcext:apply-style-name="Bad" calcext:value="=0" calcext:base-cell-address="deleted.B164"/>
          </calcext:conditional-format>
          <calcext:conditional-format calcext:target-range-address="deleted.E164:deleted.E164">
            <calcext:condition calcext:apply-style-name="Good" calcext:value="=&quot;Y&quot;" calcext:base-cell-address="deleted.E164"/>
            <calcext:condition calcext:apply-style-name="Bad" calcext:value="=&quot;N&quot;" calcext:base-cell-address="deleted.E164"/>
            <calcext:condition calcext:apply-style-name="Bad" calcext:value="=0" calcext:base-cell-address="deleted.E164"/>
          </calcext:conditional-format>
          <calcext:conditional-format calcext:target-range-address="deleted.E165:deleted.E165">
            <calcext:condition calcext:apply-style-name="Good" calcext:value="=&quot;Y&quot;" calcext:base-cell-address="deleted.E165"/>
            <calcext:condition calcext:apply-style-name="Bad" calcext:value="=&quot;N&quot;" calcext:base-cell-address="deleted.E165"/>
            <calcext:condition calcext:apply-style-name="Bad" calcext:value="=0" calcext:base-cell-address="deleted.E165"/>
          </calcext:conditional-format>
          <calcext:conditional-format calcext:target-range-address="deleted.E166:deleted.E166">
            <calcext:condition calcext:apply-style-name="Good" calcext:value="=&quot;Y&quot;" calcext:base-cell-address="deleted.E166"/>
            <calcext:condition calcext:apply-style-name="Bad" calcext:value="=&quot;N&quot;" calcext:base-cell-address="deleted.E166"/>
            <calcext:condition calcext:apply-style-name="Bad" calcext:value="=0" calcext:base-cell-address="deleted.E166"/>
          </calcext:conditional-format>
          <calcext:conditional-format calcext:target-range-address="deleted.D167:deleted.D167">
            <calcext:condition calcext:apply-style-name="Good" calcext:value="=&quot;Y&quot;" calcext:base-cell-address="deleted.D167"/>
            <calcext:condition calcext:apply-style-name="Bad" calcext:value="=&quot;N&quot;" calcext:base-cell-address="deleted.D167"/>
            <calcext:condition calcext:apply-style-name="Bad" calcext:value="=0" calcext:base-cell-address="deleted.D167"/>
          </calcext:conditional-format>
          <calcext:conditional-format calcext:target-range-address="deleted.C167:deleted.C167">
            <calcext:condition calcext:apply-style-name="Good" calcext:value="=&quot;Y&quot;" calcext:base-cell-address="deleted.C167"/>
            <calcext:condition calcext:apply-style-name="Bad" calcext:value="=&quot;N&quot;" calcext:base-cell-address="deleted.C167"/>
            <calcext:condition calcext:apply-style-name="Bad" calcext:value="=0" calcext:base-cell-address="deleted.C167"/>
          </calcext:conditional-format>
          <calcext:conditional-format calcext:target-range-address="deleted.B167:deleted.B167">
            <calcext:condition calcext:apply-style-name="Good" calcext:value="=&quot;Y&quot;" calcext:base-cell-address="deleted.B167"/>
            <calcext:condition calcext:apply-style-name="Bad" calcext:value="=&quot;N&quot;" calcext:base-cell-address="deleted.B167"/>
            <calcext:condition calcext:apply-style-name="Bad" calcext:value="=0" calcext:base-cell-address="deleted.B167"/>
          </calcext:conditional-format>
          <calcext:conditional-format calcext:target-range-address="deleted.E167:deleted.E167">
            <calcext:condition calcext:apply-style-name="Good" calcext:value="=&quot;Y&quot;" calcext:base-cell-address="deleted.E167"/>
            <calcext:condition calcext:apply-style-name="Bad" calcext:value="=&quot;N&quot;" calcext:base-cell-address="deleted.E167"/>
            <calcext:condition calcext:apply-style-name="Bad" calcext:value="=0" calcext:base-cell-address="deleted.E167"/>
          </calcext:conditional-format>
          <calcext:conditional-format calcext:target-range-address="deleted.D168:deleted.D168">
            <calcext:condition calcext:apply-style-name="Good" calcext:value="=&quot;Y&quot;" calcext:base-cell-address="deleted.D168"/>
            <calcext:condition calcext:apply-style-name="Bad" calcext:value="=&quot;N&quot;" calcext:base-cell-address="deleted.D168"/>
            <calcext:condition calcext:apply-style-name="Bad" calcext:value="=0" calcext:base-cell-address="deleted.D168"/>
          </calcext:conditional-format>
          <calcext:conditional-format calcext:target-range-address="deleted.C168:deleted.C168">
            <calcext:condition calcext:apply-style-name="Good" calcext:value="=&quot;Y&quot;" calcext:base-cell-address="deleted.C168"/>
            <calcext:condition calcext:apply-style-name="Bad" calcext:value="=&quot;N&quot;" calcext:base-cell-address="deleted.C168"/>
            <calcext:condition calcext:apply-style-name="Bad" calcext:value="=0" calcext:base-cell-address="deleted.C168"/>
          </calcext:conditional-format>
          <calcext:conditional-format calcext:target-range-address="deleted.B168:deleted.B168">
            <calcext:condition calcext:apply-style-name="Good" calcext:value="=&quot;Y&quot;" calcext:base-cell-address="deleted.B168"/>
            <calcext:condition calcext:apply-style-name="Bad" calcext:value="=&quot;N&quot;" calcext:base-cell-address="deleted.B168"/>
            <calcext:condition calcext:apply-style-name="Bad" calcext:value="=0" calcext:base-cell-address="deleted.B168"/>
          </calcext:conditional-format>
          <calcext:conditional-format calcext:target-range-address="deleted.E168:deleted.E168">
            <calcext:condition calcext:apply-style-name="Good" calcext:value="=&quot;Y&quot;" calcext:base-cell-address="deleted.E168"/>
            <calcext:condition calcext:apply-style-name="Bad" calcext:value="=&quot;N&quot;" calcext:base-cell-address="deleted.E168"/>
            <calcext:condition calcext:apply-style-name="Bad" calcext:value="=0" calcext:base-cell-address="deleted.E168"/>
          </calcext:conditional-format>
          <calcext:conditional-format calcext:target-range-address="deleted.D169:deleted.D170">
            <calcext:condition calcext:apply-style-name="Good" calcext:value="=&quot;Y&quot;" calcext:base-cell-address="deleted.D169"/>
            <calcext:condition calcext:apply-style-name="Bad" calcext:value="=&quot;N&quot;" calcext:base-cell-address="deleted.D169"/>
            <calcext:condition calcext:apply-style-name="Bad" calcext:value="=0" calcext:base-cell-address="deleted.D169"/>
          </calcext:conditional-format>
          <calcext:conditional-format calcext:target-range-address="deleted.C169:deleted.C170">
            <calcext:condition calcext:apply-style-name="Good" calcext:value="=&quot;Y&quot;" calcext:base-cell-address="deleted.C169"/>
            <calcext:condition calcext:apply-style-name="Bad" calcext:value="=&quot;N&quot;" calcext:base-cell-address="deleted.C169"/>
            <calcext:condition calcext:apply-style-name="Bad" calcext:value="=0" calcext:base-cell-address="deleted.C169"/>
          </calcext:conditional-format>
          <calcext:conditional-format calcext:target-range-address="deleted.B169:deleted.B170">
            <calcext:condition calcext:apply-style-name="Good" calcext:value="=&quot;Y&quot;" calcext:base-cell-address="deleted.B169"/>
            <calcext:condition calcext:apply-style-name="Bad" calcext:value="=&quot;N&quot;" calcext:base-cell-address="deleted.B169"/>
            <calcext:condition calcext:apply-style-name="Bad" calcext:value="=0" calcext:base-cell-address="deleted.B169"/>
          </calcext:conditional-format>
          <calcext:conditional-format calcext:target-range-address="deleted.E169:deleted.E169">
            <calcext:condition calcext:apply-style-name="Good" calcext:value="=&quot;Y&quot;" calcext:base-cell-address="deleted.E169"/>
            <calcext:condition calcext:apply-style-name="Bad" calcext:value="=&quot;N&quot;" calcext:base-cell-address="deleted.E169"/>
            <calcext:condition calcext:apply-style-name="Bad" calcext:value="=0" calcext:base-cell-address="deleted.E169"/>
          </calcext:conditional-format>
          <calcext:conditional-format calcext:target-range-address="deleted.E170:deleted.E170">
            <calcext:condition calcext:apply-style-name="Good" calcext:value="=&quot;Y&quot;" calcext:base-cell-address="deleted.E170"/>
            <calcext:condition calcext:apply-style-name="Bad" calcext:value="=&quot;N&quot;" calcext:base-cell-address="deleted.E170"/>
            <calcext:condition calcext:apply-style-name="Bad" calcext:value="=0" calcext:base-cell-address="deleted.E170"/>
          </calcext:conditional-format>
          <calcext:conditional-format calcext:target-range-address="deleted.D171:deleted.D175">
            <calcext:condition calcext:apply-style-name="Good" calcext:value="=&quot;Y&quot;" calcext:base-cell-address="deleted.D171"/>
            <calcext:condition calcext:apply-style-name="Bad" calcext:value="=&quot;N&quot;" calcext:base-cell-address="deleted.D171"/>
            <calcext:condition calcext:apply-style-name="Bad" calcext:value="=0" calcext:base-cell-address="deleted.D171"/>
          </calcext:conditional-format>
          <calcext:conditional-format calcext:target-range-address="deleted.C171:deleted.C175">
            <calcext:condition calcext:apply-style-name="Good" calcext:value="=&quot;Y&quot;" calcext:base-cell-address="deleted.C171"/>
            <calcext:condition calcext:apply-style-name="Bad" calcext:value="=&quot;N&quot;" calcext:base-cell-address="deleted.C171"/>
            <calcext:condition calcext:apply-style-name="Bad" calcext:value="=0" calcext:base-cell-address="deleted.C171"/>
          </calcext:conditional-format>
          <calcext:conditional-format calcext:target-range-address="deleted.B171:deleted.B175">
            <calcext:condition calcext:apply-style-name="Good" calcext:value="=&quot;Y&quot;" calcext:base-cell-address="deleted.B171"/>
            <calcext:condition calcext:apply-style-name="Bad" calcext:value="=&quot;N&quot;" calcext:base-cell-address="deleted.B171"/>
            <calcext:condition calcext:apply-style-name="Bad" calcext:value="=0" calcext:base-cell-address="deleted.B171"/>
          </calcext:conditional-format>
          <calcext:conditional-format calcext:target-range-address="deleted.E171:deleted.E171">
            <calcext:condition calcext:apply-style-name="Good" calcext:value="=&quot;Y&quot;" calcext:base-cell-address="deleted.E171"/>
            <calcext:condition calcext:apply-style-name="Bad" calcext:value="=&quot;N&quot;" calcext:base-cell-address="deleted.E171"/>
            <calcext:condition calcext:apply-style-name="Bad" calcext:value="=0" calcext:base-cell-address="deleted.E171"/>
          </calcext:conditional-format>
          <calcext:conditional-format calcext:target-range-address="deleted.E172:deleted.E172">
            <calcext:condition calcext:apply-style-name="Good" calcext:value="=&quot;Y&quot;" calcext:base-cell-address="deleted.E172"/>
            <calcext:condition calcext:apply-style-name="Bad" calcext:value="=&quot;N&quot;" calcext:base-cell-address="deleted.E172"/>
            <calcext:condition calcext:apply-style-name="Bad" calcext:value="=0" calcext:base-cell-address="deleted.E172"/>
          </calcext:conditional-format>
          <calcext:conditional-format calcext:target-range-address="deleted.E173:deleted.E173">
            <calcext:condition calcext:apply-style-name="Good" calcext:value="=&quot;Y&quot;" calcext:base-cell-address="deleted.E173"/>
            <calcext:condition calcext:apply-style-name="Bad" calcext:value="=&quot;N&quot;" calcext:base-cell-address="deleted.E173"/>
            <calcext:condition calcext:apply-style-name="Bad" calcext:value="=0" calcext:base-cell-address="deleted.E173"/>
          </calcext:conditional-format>
          <calcext:conditional-format calcext:target-range-address="deleted.E174:deleted.E174">
            <calcext:condition calcext:apply-style-name="Good" calcext:value="=&quot;Y&quot;" calcext:base-cell-address="deleted.E174"/>
            <calcext:condition calcext:apply-style-name="Bad" calcext:value="=&quot;N&quot;" calcext:base-cell-address="deleted.E174"/>
            <calcext:condition calcext:apply-style-name="Bad" calcext:value="=0" calcext:base-cell-address="deleted.E174"/>
          </calcext:conditional-format>
          <calcext:conditional-format calcext:target-range-address="deleted.E175:deleted.E175">
            <calcext:condition calcext:apply-style-name="Good" calcext:value="=&quot;Y&quot;" calcext:base-cell-address="deleted.E175"/>
            <calcext:condition calcext:apply-style-name="Bad" calcext:value="=&quot;N&quot;" calcext:base-cell-address="deleted.E175"/>
            <calcext:condition calcext:apply-style-name="Bad" calcext:value="=0" calcext:base-cell-address="deleted.E175"/>
          </calcext:conditional-format>
          <calcext:conditional-format calcext:target-range-address="deleted.D176:deleted.D177">
            <calcext:condition calcext:apply-style-name="Good" calcext:value="=&quot;Y&quot;" calcext:base-cell-address="deleted.D176"/>
            <calcext:condition calcext:apply-style-name="Bad" calcext:value="=&quot;N&quot;" calcext:base-cell-address="deleted.D176"/>
            <calcext:condition calcext:apply-style-name="Bad" calcext:value="=0" calcext:base-cell-address="deleted.D176"/>
          </calcext:conditional-format>
          <calcext:conditional-format calcext:target-range-address="deleted.C176:deleted.C177">
            <calcext:condition calcext:apply-style-name="Good" calcext:value="=&quot;Y&quot;" calcext:base-cell-address="deleted.C176"/>
            <calcext:condition calcext:apply-style-name="Bad" calcext:value="=&quot;N&quot;" calcext:base-cell-address="deleted.C176"/>
            <calcext:condition calcext:apply-style-name="Bad" calcext:value="=0" calcext:base-cell-address="deleted.C176"/>
          </calcext:conditional-format>
          <calcext:conditional-format calcext:target-range-address="deleted.B176:deleted.B177">
            <calcext:condition calcext:apply-style-name="Good" calcext:value="=&quot;Y&quot;" calcext:base-cell-address="deleted.B176"/>
            <calcext:condition calcext:apply-style-name="Bad" calcext:value="=&quot;N&quot;" calcext:base-cell-address="deleted.B176"/>
            <calcext:condition calcext:apply-style-name="Bad" calcext:value="=0" calcext:base-cell-address="deleted.B176"/>
          </calcext:conditional-format>
          <calcext:conditional-format calcext:target-range-address="deleted.E176:deleted.E176">
            <calcext:condition calcext:apply-style-name="Good" calcext:value="=&quot;Y&quot;" calcext:base-cell-address="deleted.E176"/>
            <calcext:condition calcext:apply-style-name="Bad" calcext:value="=&quot;N&quot;" calcext:base-cell-address="deleted.E176"/>
            <calcext:condition calcext:apply-style-name="Bad" calcext:value="=0" calcext:base-cell-address="deleted.E176"/>
          </calcext:conditional-format>
          <calcext:conditional-format calcext:target-range-address="deleted.E177:deleted.E177">
            <calcext:condition calcext:apply-style-name="Good" calcext:value="=&quot;Y&quot;" calcext:base-cell-address="deleted.E177"/>
            <calcext:condition calcext:apply-style-name="Bad" calcext:value="=&quot;N&quot;" calcext:base-cell-address="deleted.E177"/>
            <calcext:condition calcext:apply-style-name="Bad" calcext:value="=0" calcext:base-cell-address="deleted.E177"/>
          </calcext:conditional-format>
          <calcext:conditional-format calcext:target-range-address="deleted.D178:deleted.D181">
            <calcext:condition calcext:apply-style-name="Good" calcext:value="=&quot;Y&quot;" calcext:base-cell-address="deleted.D178"/>
            <calcext:condition calcext:apply-style-name="Bad" calcext:value="=&quot;N&quot;" calcext:base-cell-address="deleted.D178"/>
            <calcext:condition calcext:apply-style-name="Bad" calcext:value="=0" calcext:base-cell-address="deleted.D178"/>
          </calcext:conditional-format>
          <calcext:conditional-format calcext:target-range-address="deleted.C178:deleted.C181">
            <calcext:condition calcext:apply-style-name="Good" calcext:value="=&quot;Y&quot;" calcext:base-cell-address="deleted.C178"/>
            <calcext:condition calcext:apply-style-name="Bad" calcext:value="=&quot;N&quot;" calcext:base-cell-address="deleted.C178"/>
            <calcext:condition calcext:apply-style-name="Bad" calcext:value="=0" calcext:base-cell-address="deleted.C178"/>
          </calcext:conditional-format>
          <calcext:conditional-format calcext:target-range-address="deleted.B178:deleted.B181">
            <calcext:condition calcext:apply-style-name="Good" calcext:value="=&quot;Y&quot;" calcext:base-cell-address="deleted.B178"/>
            <calcext:condition calcext:apply-style-name="Bad" calcext:value="=&quot;N&quot;" calcext:base-cell-address="deleted.B178"/>
            <calcext:condition calcext:apply-style-name="Bad" calcext:value="=0" calcext:base-cell-address="deleted.B178"/>
          </calcext:conditional-format>
          <calcext:conditional-format calcext:target-range-address="deleted.E178:deleted.E178">
            <calcext:condition calcext:apply-style-name="Good" calcext:value="=&quot;Y&quot;" calcext:base-cell-address="deleted.E178"/>
            <calcext:condition calcext:apply-style-name="Bad" calcext:value="=&quot;N&quot;" calcext:base-cell-address="deleted.E178"/>
            <calcext:condition calcext:apply-style-name="Bad" calcext:value="=0" calcext:base-cell-address="deleted.E178"/>
          </calcext:conditional-format>
          <calcext:conditional-format calcext:target-range-address="deleted.E179:deleted.E179">
            <calcext:condition calcext:apply-style-name="Good" calcext:value="=&quot;Y&quot;" calcext:base-cell-address="deleted.E179"/>
            <calcext:condition calcext:apply-style-name="Bad" calcext:value="=&quot;N&quot;" calcext:base-cell-address="deleted.E179"/>
            <calcext:condition calcext:apply-style-name="Bad" calcext:value="=0" calcext:base-cell-address="deleted.E179"/>
          </calcext:conditional-format>
          <calcext:conditional-format calcext:target-range-address="deleted.E180:deleted.E180">
            <calcext:condition calcext:apply-style-name="Good" calcext:value="=&quot;Y&quot;" calcext:base-cell-address="deleted.E180"/>
            <calcext:condition calcext:apply-style-name="Bad" calcext:value="=&quot;N&quot;" calcext:base-cell-address="deleted.E180"/>
            <calcext:condition calcext:apply-style-name="Bad" calcext:value="=0" calcext:base-cell-address="deleted.E180"/>
          </calcext:conditional-format>
          <calcext:conditional-format calcext:target-range-address="deleted.E181:deleted.E181">
            <calcext:condition calcext:apply-style-name="Good" calcext:value="=&quot;Y&quot;" calcext:base-cell-address="deleted.E181"/>
            <calcext:condition calcext:apply-style-name="Bad" calcext:value="=&quot;N&quot;" calcext:base-cell-address="deleted.E181"/>
            <calcext:condition calcext:apply-style-name="Bad" calcext:value="=0" calcext:base-cell-address="deleted.E181"/>
          </calcext:conditional-format>
          <calcext:conditional-format calcext:target-range-address="deleted.D182:deleted.D198">
            <calcext:condition calcext:apply-style-name="Good" calcext:value="=&quot;Y&quot;" calcext:base-cell-address="deleted.D182"/>
            <calcext:condition calcext:apply-style-name="Bad" calcext:value="=&quot;N&quot;" calcext:base-cell-address="deleted.D182"/>
            <calcext:condition calcext:apply-style-name="Bad" calcext:value="=0" calcext:base-cell-address="deleted.D182"/>
          </calcext:conditional-format>
          <calcext:conditional-format calcext:target-range-address="deleted.C182:deleted.C198">
            <calcext:condition calcext:apply-style-name="Good" calcext:value="=&quot;Y&quot;" calcext:base-cell-address="deleted.C182"/>
            <calcext:condition calcext:apply-style-name="Bad" calcext:value="=&quot;N&quot;" calcext:base-cell-address="deleted.C182"/>
            <calcext:condition calcext:apply-style-name="Bad" calcext:value="=0" calcext:base-cell-address="deleted.C182"/>
          </calcext:conditional-format>
          <calcext:conditional-format calcext:target-range-address="deleted.B182:deleted.B198">
            <calcext:condition calcext:apply-style-name="Good" calcext:value="=&quot;Y&quot;" calcext:base-cell-address="deleted.B182"/>
            <calcext:condition calcext:apply-style-name="Bad" calcext:value="=&quot;N&quot;" calcext:base-cell-address="deleted.B182"/>
            <calcext:condition calcext:apply-style-name="Bad" calcext:value="=0" calcext:base-cell-address="deleted.B182"/>
          </calcext:conditional-format>
          <calcext:conditional-format calcext:target-range-address="deleted.E182:deleted.E182">
            <calcext:condition calcext:apply-style-name="Good" calcext:value="=&quot;Y&quot;" calcext:base-cell-address="deleted.E182"/>
            <calcext:condition calcext:apply-style-name="Bad" calcext:value="=&quot;N&quot;" calcext:base-cell-address="deleted.E182"/>
            <calcext:condition calcext:apply-style-name="Bad" calcext:value="=0" calcext:base-cell-address="deleted.E182"/>
          </calcext:conditional-format>
          <calcext:conditional-format calcext:target-range-address="deleted.E183:deleted.E183">
            <calcext:condition calcext:apply-style-name="Good" calcext:value="=&quot;Y&quot;" calcext:base-cell-address="deleted.E183"/>
            <calcext:condition calcext:apply-style-name="Bad" calcext:value="=&quot;N&quot;" calcext:base-cell-address="deleted.E183"/>
            <calcext:condition calcext:apply-style-name="Bad" calcext:value="=0" calcext:base-cell-address="deleted.E183"/>
          </calcext:conditional-format>
          <calcext:conditional-format calcext:target-range-address="deleted.E184:deleted.E184">
            <calcext:condition calcext:apply-style-name="Good" calcext:value="=&quot;Y&quot;" calcext:base-cell-address="deleted.E184"/>
            <calcext:condition calcext:apply-style-name="Bad" calcext:value="=&quot;N&quot;" calcext:base-cell-address="deleted.E184"/>
            <calcext:condition calcext:apply-style-name="Bad" calcext:value="=0" calcext:base-cell-address="deleted.E184"/>
          </calcext:conditional-format>
          <calcext:conditional-format calcext:target-range-address="deleted.E185:deleted.E185">
            <calcext:condition calcext:apply-style-name="Good" calcext:value="=&quot;Y&quot;" calcext:base-cell-address="deleted.E185"/>
            <calcext:condition calcext:apply-style-name="Bad" calcext:value="=&quot;N&quot;" calcext:base-cell-address="deleted.E185"/>
            <calcext:condition calcext:apply-style-name="Bad" calcext:value="=0" calcext:base-cell-address="deleted.E185"/>
          </calcext:conditional-format>
          <calcext:conditional-format calcext:target-range-address="deleted.E186:deleted.E186">
            <calcext:condition calcext:apply-style-name="Good" calcext:value="=&quot;Y&quot;" calcext:base-cell-address="deleted.E186"/>
            <calcext:condition calcext:apply-style-name="Bad" calcext:value="=&quot;N&quot;" calcext:base-cell-address="deleted.E186"/>
            <calcext:condition calcext:apply-style-name="Bad" calcext:value="=0" calcext:base-cell-address="deleted.E186"/>
          </calcext:conditional-format>
          <calcext:conditional-format calcext:target-range-address="deleted.E187:deleted.E187">
            <calcext:condition calcext:apply-style-name="Good" calcext:value="=&quot;Y&quot;" calcext:base-cell-address="deleted.E187"/>
            <calcext:condition calcext:apply-style-name="Bad" calcext:value="=&quot;N&quot;" calcext:base-cell-address="deleted.E187"/>
            <calcext:condition calcext:apply-style-name="Bad" calcext:value="=0" calcext:base-cell-address="deleted.E187"/>
          </calcext:conditional-format>
          <calcext:conditional-format calcext:target-range-address="deleted.E188:deleted.E188">
            <calcext:condition calcext:apply-style-name="Good" calcext:value="=&quot;Y&quot;" calcext:base-cell-address="deleted.E188"/>
            <calcext:condition calcext:apply-style-name="Bad" calcext:value="=&quot;N&quot;" calcext:base-cell-address="deleted.E188"/>
            <calcext:condition calcext:apply-style-name="Bad" calcext:value="=0" calcext:base-cell-address="deleted.E188"/>
          </calcext:conditional-format>
          <calcext:conditional-format calcext:target-range-address="deleted.E189:deleted.E189">
            <calcext:condition calcext:apply-style-name="Good" calcext:value="=&quot;Y&quot;" calcext:base-cell-address="deleted.E189"/>
            <calcext:condition calcext:apply-style-name="Bad" calcext:value="=&quot;N&quot;" calcext:base-cell-address="deleted.E189"/>
            <calcext:condition calcext:apply-style-name="Bad" calcext:value="=0" calcext:base-cell-address="deleted.E189"/>
          </calcext:conditional-format>
          <calcext:conditional-format calcext:target-range-address="deleted.E190:deleted.E190">
            <calcext:condition calcext:apply-style-name="Good" calcext:value="=&quot;Y&quot;" calcext:base-cell-address="deleted.E190"/>
            <calcext:condition calcext:apply-style-name="Bad" calcext:value="=&quot;N&quot;" calcext:base-cell-address="deleted.E190"/>
            <calcext:condition calcext:apply-style-name="Bad" calcext:value="=0" calcext:base-cell-address="deleted.E190"/>
          </calcext:conditional-format>
          <calcext:conditional-format calcext:target-range-address="deleted.E191:deleted.E191">
            <calcext:condition calcext:apply-style-name="Good" calcext:value="=&quot;Y&quot;" calcext:base-cell-address="deleted.E191"/>
            <calcext:condition calcext:apply-style-name="Bad" calcext:value="=&quot;N&quot;" calcext:base-cell-address="deleted.E191"/>
            <calcext:condition calcext:apply-style-name="Bad" calcext:value="=0" calcext:base-cell-address="deleted.E191"/>
          </calcext:conditional-format>
          <calcext:conditional-format calcext:target-range-address="deleted.E192:deleted.E192">
            <calcext:condition calcext:apply-style-name="Good" calcext:value="=&quot;Y&quot;" calcext:base-cell-address="deleted.E192"/>
            <calcext:condition calcext:apply-style-name="Bad" calcext:value="=&quot;N&quot;" calcext:base-cell-address="deleted.E192"/>
            <calcext:condition calcext:apply-style-name="Bad" calcext:value="=0" calcext:base-cell-address="deleted.E192"/>
          </calcext:conditional-format>
          <calcext:conditional-format calcext:target-range-address="deleted.E193:deleted.E193">
            <calcext:condition calcext:apply-style-name="Good" calcext:value="=&quot;Y&quot;" calcext:base-cell-address="deleted.E193"/>
            <calcext:condition calcext:apply-style-name="Bad" calcext:value="=&quot;N&quot;" calcext:base-cell-address="deleted.E193"/>
            <calcext:condition calcext:apply-style-name="Bad" calcext:value="=0" calcext:base-cell-address="deleted.E193"/>
          </calcext:conditional-format>
          <calcext:conditional-format calcext:target-range-address="deleted.E194:deleted.E194">
            <calcext:condition calcext:apply-style-name="Good" calcext:value="=&quot;Y&quot;" calcext:base-cell-address="deleted.E194"/>
            <calcext:condition calcext:apply-style-name="Bad" calcext:value="=&quot;N&quot;" calcext:base-cell-address="deleted.E194"/>
            <calcext:condition calcext:apply-style-name="Bad" calcext:value="=0" calcext:base-cell-address="deleted.E194"/>
          </calcext:conditional-format>
          <calcext:conditional-format calcext:target-range-address="deleted.E195:deleted.E195">
            <calcext:condition calcext:apply-style-name="Good" calcext:value="=&quot;Y&quot;" calcext:base-cell-address="deleted.E195"/>
            <calcext:condition calcext:apply-style-name="Bad" calcext:value="=&quot;N&quot;" calcext:base-cell-address="deleted.E195"/>
            <calcext:condition calcext:apply-style-name="Bad" calcext:value="=0" calcext:base-cell-address="deleted.E195"/>
          </calcext:conditional-format>
          <calcext:conditional-format calcext:target-range-address="deleted.E196:deleted.E196">
            <calcext:condition calcext:apply-style-name="Good" calcext:value="=&quot;Y&quot;" calcext:base-cell-address="deleted.E196"/>
            <calcext:condition calcext:apply-style-name="Bad" calcext:value="=&quot;N&quot;" calcext:base-cell-address="deleted.E196"/>
            <calcext:condition calcext:apply-style-name="Bad" calcext:value="=0" calcext:base-cell-address="deleted.E196"/>
          </calcext:conditional-format>
          <calcext:conditional-format calcext:target-range-address="deleted.E197:deleted.E197">
            <calcext:condition calcext:apply-style-name="Good" calcext:value="=&quot;Y&quot;" calcext:base-cell-address="deleted.E197"/>
            <calcext:condition calcext:apply-style-name="Bad" calcext:value="=&quot;N&quot;" calcext:base-cell-address="deleted.E197"/>
            <calcext:condition calcext:apply-style-name="Bad" calcext:value="=0" calcext:base-cell-address="deleted.E197"/>
          </calcext:conditional-format>
          <calcext:conditional-format calcext:target-range-address="deleted.E198:deleted.E198">
            <calcext:condition calcext:apply-style-name="Good" calcext:value="=&quot;Y&quot;" calcext:base-cell-address="deleted.E198"/>
            <calcext:condition calcext:apply-style-name="Bad" calcext:value="=&quot;N&quot;" calcext:base-cell-address="deleted.E198"/>
            <calcext:condition calcext:apply-style-name="Bad" calcext:value="=0" calcext:base-cell-address="deleted.E198"/>
          </calcext:conditional-format>
          <calcext:conditional-format calcext:target-range-address="deleted.D199:deleted.D199">
            <calcext:condition calcext:apply-style-name="Good" calcext:value="=&quot;Y&quot;" calcext:base-cell-address="deleted.D199"/>
            <calcext:condition calcext:apply-style-name="Bad" calcext:value="=&quot;N&quot;" calcext:base-cell-address="deleted.D199"/>
            <calcext:condition calcext:apply-style-name="Bad" calcext:value="=0" calcext:base-cell-address="deleted.D199"/>
          </calcext:conditional-format>
          <calcext:conditional-format calcext:target-range-address="deleted.C199:deleted.C199">
            <calcext:condition calcext:apply-style-name="Good" calcext:value="=&quot;Y&quot;" calcext:base-cell-address="deleted.C199"/>
            <calcext:condition calcext:apply-style-name="Bad" calcext:value="=&quot;N&quot;" calcext:base-cell-address="deleted.C199"/>
            <calcext:condition calcext:apply-style-name="Bad" calcext:value="=0" calcext:base-cell-address="deleted.C199"/>
          </calcext:conditional-format>
          <calcext:conditional-format calcext:target-range-address="deleted.B199:deleted.B199">
            <calcext:condition calcext:apply-style-name="Good" calcext:value="=&quot;Y&quot;" calcext:base-cell-address="deleted.B199"/>
            <calcext:condition calcext:apply-style-name="Bad" calcext:value="=&quot;N&quot;" calcext:base-cell-address="deleted.B199"/>
            <calcext:condition calcext:apply-style-name="Bad" calcext:value="=0" calcext:base-cell-address="deleted.B199"/>
          </calcext:conditional-format>
          <calcext:conditional-format calcext:target-range-address="deleted.E199:deleted.E199">
            <calcext:condition calcext:apply-style-name="Good" calcext:value="=&quot;Y&quot;" calcext:base-cell-address="deleted.E199"/>
            <calcext:condition calcext:apply-style-name="Bad" calcext:value="=&quot;N&quot;" calcext:base-cell-address="deleted.E199"/>
            <calcext:condition calcext:apply-style-name="Bad" calcext:value="=0" calcext:base-cell-address="deleted.E199"/>
          </calcext:conditional-format>
          <calcext:conditional-format calcext:target-range-address="deleted.D200:deleted.D200">
            <calcext:condition calcext:apply-style-name="Good" calcext:value="=&quot;Y&quot;" calcext:base-cell-address="deleted.D200"/>
            <calcext:condition calcext:apply-style-name="Bad" calcext:value="=&quot;N&quot;" calcext:base-cell-address="deleted.D200"/>
            <calcext:condition calcext:apply-style-name="Bad" calcext:value="=0" calcext:base-cell-address="deleted.D200"/>
          </calcext:conditional-format>
          <calcext:conditional-format calcext:target-range-address="deleted.C200:deleted.C200">
            <calcext:condition calcext:apply-style-name="Good" calcext:value="=&quot;Y&quot;" calcext:base-cell-address="deleted.C200"/>
            <calcext:condition calcext:apply-style-name="Bad" calcext:value="=&quot;N&quot;" calcext:base-cell-address="deleted.C200"/>
            <calcext:condition calcext:apply-style-name="Bad" calcext:value="=0" calcext:base-cell-address="deleted.C200"/>
          </calcext:conditional-format>
          <calcext:conditional-format calcext:target-range-address="deleted.B200:deleted.B200">
            <calcext:condition calcext:apply-style-name="Good" calcext:value="=&quot;Y&quot;" calcext:base-cell-address="deleted.B200"/>
            <calcext:condition calcext:apply-style-name="Bad" calcext:value="=&quot;N&quot;" calcext:base-cell-address="deleted.B200"/>
            <calcext:condition calcext:apply-style-name="Bad" calcext:value="=0" calcext:base-cell-address="deleted.B200"/>
          </calcext:conditional-format>
          <calcext:conditional-format calcext:target-range-address="deleted.E200:deleted.E200">
            <calcext:condition calcext:apply-style-name="Good" calcext:value="=&quot;Y&quot;" calcext:base-cell-address="deleted.E200"/>
            <calcext:condition calcext:apply-style-name="Bad" calcext:value="=&quot;N&quot;" calcext:base-cell-address="deleted.E200"/>
            <calcext:condition calcext:apply-style-name="Bad" calcext:value="=0" calcext:base-cell-address="deleted.E200"/>
          </calcext:conditional-format>
          <calcext:conditional-format calcext:target-range-address="deleted.D201:deleted.D201">
            <calcext:condition calcext:apply-style-name="Good" calcext:value="=&quot;Y&quot;" calcext:base-cell-address="deleted.D201"/>
            <calcext:condition calcext:apply-style-name="Bad" calcext:value="=&quot;N&quot;" calcext:base-cell-address="deleted.D201"/>
            <calcext:condition calcext:apply-style-name="Bad" calcext:value="=0" calcext:base-cell-address="deleted.D201"/>
          </calcext:conditional-format>
          <calcext:conditional-format calcext:target-range-address="deleted.C201:deleted.C201">
            <calcext:condition calcext:apply-style-name="Good" calcext:value="=&quot;Y&quot;" calcext:base-cell-address="deleted.C201"/>
            <calcext:condition calcext:apply-style-name="Bad" calcext:value="=&quot;N&quot;" calcext:base-cell-address="deleted.C201"/>
            <calcext:condition calcext:apply-style-name="Bad" calcext:value="=0" calcext:base-cell-address="deleted.C201"/>
          </calcext:conditional-format>
          <calcext:conditional-format calcext:target-range-address="deleted.B201:deleted.B201">
            <calcext:condition calcext:apply-style-name="Good" calcext:value="=&quot;Y&quot;" calcext:base-cell-address="deleted.B201"/>
            <calcext:condition calcext:apply-style-name="Bad" calcext:value="=&quot;N&quot;" calcext:base-cell-address="deleted.B201"/>
            <calcext:condition calcext:apply-style-name="Bad" calcext:value="=0" calcext:base-cell-address="deleted.B201"/>
          </calcext:conditional-format>
          <calcext:conditional-format calcext:target-range-address="deleted.E201:deleted.E201">
            <calcext:condition calcext:apply-style-name="Good" calcext:value="=&quot;Y&quot;" calcext:base-cell-address="deleted.E201"/>
            <calcext:condition calcext:apply-style-name="Bad" calcext:value="=&quot;N&quot;" calcext:base-cell-address="deleted.E201"/>
            <calcext:condition calcext:apply-style-name="Bad" calcext:value="=0" calcext:base-cell-address="deleted.E201"/>
          </calcext:conditional-format>
          <calcext:conditional-format calcext:target-range-address="deleted.D202:deleted.D202">
            <calcext:condition calcext:apply-style-name="Good" calcext:value="=&quot;Y&quot;" calcext:base-cell-address="deleted.D202"/>
            <calcext:condition calcext:apply-style-name="Bad" calcext:value="=&quot;N&quot;" calcext:base-cell-address="deleted.D202"/>
            <calcext:condition calcext:apply-style-name="Bad" calcext:value="=0" calcext:base-cell-address="deleted.D202"/>
          </calcext:conditional-format>
          <calcext:conditional-format calcext:target-range-address="deleted.C202:deleted.C202">
            <calcext:condition calcext:apply-style-name="Good" calcext:value="=&quot;Y&quot;" calcext:base-cell-address="deleted.C202"/>
            <calcext:condition calcext:apply-style-name="Bad" calcext:value="=&quot;N&quot;" calcext:base-cell-address="deleted.C202"/>
            <calcext:condition calcext:apply-style-name="Bad" calcext:value="=0" calcext:base-cell-address="deleted.C202"/>
          </calcext:conditional-format>
          <calcext:conditional-format calcext:target-range-address="deleted.B202:deleted.B202">
            <calcext:condition calcext:apply-style-name="Good" calcext:value="=&quot;Y&quot;" calcext:base-cell-address="deleted.B202"/>
            <calcext:condition calcext:apply-style-name="Bad" calcext:value="=&quot;N&quot;" calcext:base-cell-address="deleted.B202"/>
            <calcext:condition calcext:apply-style-name="Bad" calcext:value="=0" calcext:base-cell-address="deleted.B202"/>
          </calcext:conditional-format>
          <calcext:conditional-format calcext:target-range-address="deleted.E202:deleted.E202">
            <calcext:condition calcext:apply-style-name="Good" calcext:value="=&quot;Y&quot;" calcext:base-cell-address="deleted.E202"/>
            <calcext:condition calcext:apply-style-name="Bad" calcext:value="=&quot;N&quot;" calcext:base-cell-address="deleted.E202"/>
            <calcext:condition calcext:apply-style-name="Bad" calcext:value="=0" calcext:base-cell-address="deleted.E202"/>
          </calcext:conditional-format>
          <calcext:conditional-format calcext:target-range-address="deleted.D203:deleted.D203">
            <calcext:condition calcext:apply-style-name="Good" calcext:value="=&quot;Y&quot;" calcext:base-cell-address="deleted.D203"/>
            <calcext:condition calcext:apply-style-name="Bad" calcext:value="=&quot;N&quot;" calcext:base-cell-address="deleted.D203"/>
            <calcext:condition calcext:apply-style-name="Bad" calcext:value="=0" calcext:base-cell-address="deleted.D203"/>
          </calcext:conditional-format>
          <calcext:conditional-format calcext:target-range-address="deleted.C203:deleted.C203">
            <calcext:condition calcext:apply-style-name="Good" calcext:value="=&quot;Y&quot;" calcext:base-cell-address="deleted.C203"/>
            <calcext:condition calcext:apply-style-name="Bad" calcext:value="=&quot;N&quot;" calcext:base-cell-address="deleted.C203"/>
            <calcext:condition calcext:apply-style-name="Bad" calcext:value="=0" calcext:base-cell-address="deleted.C203"/>
          </calcext:conditional-format>
          <calcext:conditional-format calcext:target-range-address="deleted.B203:deleted.B203">
            <calcext:condition calcext:apply-style-name="Good" calcext:value="=&quot;Y&quot;" calcext:base-cell-address="deleted.B203"/>
            <calcext:condition calcext:apply-style-name="Bad" calcext:value="=&quot;N&quot;" calcext:base-cell-address="deleted.B203"/>
            <calcext:condition calcext:apply-style-name="Bad" calcext:value="=0" calcext:base-cell-address="deleted.B203"/>
          </calcext:conditional-format>
          <calcext:conditional-format calcext:target-range-address="deleted.E203:deleted.E203">
            <calcext:condition calcext:apply-style-name="Good" calcext:value="=&quot;Y&quot;" calcext:base-cell-address="deleted.E203"/>
            <calcext:condition calcext:apply-style-name="Bad" calcext:value="=&quot;N&quot;" calcext:base-cell-address="deleted.E203"/>
            <calcext:condition calcext:apply-style-name="Bad" calcext:value="=0" calcext:base-cell-address="deleted.E203"/>
          </calcext:conditional-format>
          <calcext:conditional-format calcext:target-range-address="deleted.D204:deleted.D205">
            <calcext:condition calcext:apply-style-name="Good" calcext:value="=&quot;Y&quot;" calcext:base-cell-address="deleted.D204"/>
            <calcext:condition calcext:apply-style-name="Bad" calcext:value="=&quot;N&quot;" calcext:base-cell-address="deleted.D204"/>
            <calcext:condition calcext:apply-style-name="Bad" calcext:value="=0" calcext:base-cell-address="deleted.D204"/>
          </calcext:conditional-format>
          <calcext:conditional-format calcext:target-range-address="deleted.C204:deleted.C205">
            <calcext:condition calcext:apply-style-name="Good" calcext:value="=&quot;Y&quot;" calcext:base-cell-address="deleted.C204"/>
            <calcext:condition calcext:apply-style-name="Bad" calcext:value="=&quot;N&quot;" calcext:base-cell-address="deleted.C204"/>
            <calcext:condition calcext:apply-style-name="Bad" calcext:value="=0" calcext:base-cell-address="deleted.C204"/>
          </calcext:conditional-format>
          <calcext:conditional-format calcext:target-range-address="deleted.B204:deleted.B205">
            <calcext:condition calcext:apply-style-name="Good" calcext:value="=&quot;Y&quot;" calcext:base-cell-address="deleted.B204"/>
            <calcext:condition calcext:apply-style-name="Bad" calcext:value="=&quot;N&quot;" calcext:base-cell-address="deleted.B204"/>
            <calcext:condition calcext:apply-style-name="Bad" calcext:value="=0" calcext:base-cell-address="deleted.B204"/>
          </calcext:conditional-format>
          <calcext:conditional-format calcext:target-range-address="deleted.E204:deleted.E204">
            <calcext:condition calcext:apply-style-name="Good" calcext:value="=&quot;Y&quot;" calcext:base-cell-address="deleted.E204"/>
            <calcext:condition calcext:apply-style-name="Bad" calcext:value="=&quot;N&quot;" calcext:base-cell-address="deleted.E204"/>
            <calcext:condition calcext:apply-style-name="Bad" calcext:value="=0" calcext:base-cell-address="deleted.E204"/>
          </calcext:conditional-format>
          <calcext:conditional-format calcext:target-range-address="deleted.E205:deleted.E205">
            <calcext:condition calcext:apply-style-name="Good" calcext:value="=&quot;Y&quot;" calcext:base-cell-address="deleted.E205"/>
            <calcext:condition calcext:apply-style-name="Bad" calcext:value="=&quot;N&quot;" calcext:base-cell-address="deleted.E205"/>
            <calcext:condition calcext:apply-style-name="Bad" calcext:value="=0" calcext:base-cell-address="deleted.E205"/>
          </calcext:conditional-format>
          <calcext:conditional-format calcext:target-range-address="deleted.D206:deleted.D207">
            <calcext:condition calcext:apply-style-name="Good" calcext:value="=&quot;Y&quot;" calcext:base-cell-address="deleted.D206"/>
            <calcext:condition calcext:apply-style-name="Bad" calcext:value="=&quot;N&quot;" calcext:base-cell-address="deleted.D206"/>
            <calcext:condition calcext:apply-style-name="Bad" calcext:value="=0" calcext:base-cell-address="deleted.D206"/>
          </calcext:conditional-format>
          <calcext:conditional-format calcext:target-range-address="deleted.C206:deleted.C207">
            <calcext:condition calcext:apply-style-name="Good" calcext:value="=&quot;Y&quot;" calcext:base-cell-address="deleted.C206"/>
            <calcext:condition calcext:apply-style-name="Bad" calcext:value="=&quot;N&quot;" calcext:base-cell-address="deleted.C206"/>
            <calcext:condition calcext:apply-style-name="Bad" calcext:value="=0" calcext:base-cell-address="deleted.C206"/>
          </calcext:conditional-format>
          <calcext:conditional-format calcext:target-range-address="deleted.B206:deleted.B207">
            <calcext:condition calcext:apply-style-name="Good" calcext:value="=&quot;Y&quot;" calcext:base-cell-address="deleted.B206"/>
            <calcext:condition calcext:apply-style-name="Bad" calcext:value="=&quot;N&quot;" calcext:base-cell-address="deleted.B206"/>
            <calcext:condition calcext:apply-style-name="Bad" calcext:value="=0" calcext:base-cell-address="deleted.B206"/>
          </calcext:conditional-format>
          <calcext:conditional-format calcext:target-range-address="deleted.E206:deleted.E206">
            <calcext:condition calcext:apply-style-name="Good" calcext:value="=&quot;Y&quot;" calcext:base-cell-address="deleted.E206"/>
            <calcext:condition calcext:apply-style-name="Bad" calcext:value="=&quot;N&quot;" calcext:base-cell-address="deleted.E206"/>
            <calcext:condition calcext:apply-style-name="Bad" calcext:value="=0" calcext:base-cell-address="deleted.E206"/>
          </calcext:conditional-format>
          <calcext:conditional-format calcext:target-range-address="deleted.E207:deleted.E207">
            <calcext:condition calcext:apply-style-name="Good" calcext:value="=&quot;Y&quot;" calcext:base-cell-address="deleted.E207"/>
            <calcext:condition calcext:apply-style-name="Bad" calcext:value="=&quot;N&quot;" calcext:base-cell-address="deleted.E207"/>
            <calcext:condition calcext:apply-style-name="Bad" calcext:value="=0" calcext:base-cell-address="deleted.E207"/>
          </calcext:conditional-format>
          <calcext:conditional-format calcext:target-range-address="deleted.D208:deleted.D208">
            <calcext:condition calcext:apply-style-name="Good" calcext:value="=&quot;Y&quot;" calcext:base-cell-address="deleted.D208"/>
            <calcext:condition calcext:apply-style-name="Bad" calcext:value="=&quot;N&quot;" calcext:base-cell-address="deleted.D208"/>
            <calcext:condition calcext:apply-style-name="Bad" calcext:value="=0" calcext:base-cell-address="deleted.D208"/>
          </calcext:conditional-format>
          <calcext:conditional-format calcext:target-range-address="deleted.C208:deleted.C208">
            <calcext:condition calcext:apply-style-name="Good" calcext:value="=&quot;Y&quot;" calcext:base-cell-address="deleted.C208"/>
            <calcext:condition calcext:apply-style-name="Bad" calcext:value="=&quot;N&quot;" calcext:base-cell-address="deleted.C208"/>
            <calcext:condition calcext:apply-style-name="Bad" calcext:value="=0" calcext:base-cell-address="deleted.C208"/>
          </calcext:conditional-format>
          <calcext:conditional-format calcext:target-range-address="deleted.B208:deleted.B208">
            <calcext:condition calcext:apply-style-name="Good" calcext:value="=&quot;Y&quot;" calcext:base-cell-address="deleted.B208"/>
            <calcext:condition calcext:apply-style-name="Bad" calcext:value="=&quot;N&quot;" calcext:base-cell-address="deleted.B208"/>
            <calcext:condition calcext:apply-style-name="Bad" calcext:value="=0" calcext:base-cell-address="deleted.B208"/>
          </calcext:conditional-format>
          <calcext:conditional-format calcext:target-range-address="deleted.E208:deleted.E208">
            <calcext:condition calcext:apply-style-name="Good" calcext:value="=&quot;Y&quot;" calcext:base-cell-address="deleted.E208"/>
            <calcext:condition calcext:apply-style-name="Bad" calcext:value="=&quot;N&quot;" calcext:base-cell-address="deleted.E208"/>
            <calcext:condition calcext:apply-style-name="Bad" calcext:value="=0" calcext:base-cell-address="deleted.E208"/>
          </calcext:conditional-format>
          <calcext:conditional-format calcext:target-range-address="deleted.D209:deleted.D212">
            <calcext:condition calcext:apply-style-name="Good" calcext:value="=&quot;Y&quot;" calcext:base-cell-address="deleted.D209"/>
            <calcext:condition calcext:apply-style-name="Bad" calcext:value="=&quot;N&quot;" calcext:base-cell-address="deleted.D209"/>
            <calcext:condition calcext:apply-style-name="Bad" calcext:value="=0" calcext:base-cell-address="deleted.D209"/>
          </calcext:conditional-format>
          <calcext:conditional-format calcext:target-range-address="deleted.C209:deleted.C212">
            <calcext:condition calcext:apply-style-name="Good" calcext:value="=&quot;Y&quot;" calcext:base-cell-address="deleted.C209"/>
            <calcext:condition calcext:apply-style-name="Bad" calcext:value="=&quot;N&quot;" calcext:base-cell-address="deleted.C209"/>
            <calcext:condition calcext:apply-style-name="Bad" calcext:value="=0" calcext:base-cell-address="deleted.C209"/>
          </calcext:conditional-format>
          <calcext:conditional-format calcext:target-range-address="deleted.B209:deleted.B212">
            <calcext:condition calcext:apply-style-name="Good" calcext:value="=&quot;Y&quot;" calcext:base-cell-address="deleted.B209"/>
            <calcext:condition calcext:apply-style-name="Bad" calcext:value="=&quot;N&quot;" calcext:base-cell-address="deleted.B209"/>
            <calcext:condition calcext:apply-style-name="Bad" calcext:value="=0" calcext:base-cell-address="deleted.B209"/>
          </calcext:conditional-format>
          <calcext:conditional-format calcext:target-range-address="deleted.E209:deleted.E209">
            <calcext:condition calcext:apply-style-name="Good" calcext:value="=&quot;Y&quot;" calcext:base-cell-address="deleted.E209"/>
            <calcext:condition calcext:apply-style-name="Bad" calcext:value="=&quot;N&quot;" calcext:base-cell-address="deleted.E209"/>
            <calcext:condition calcext:apply-style-name="Bad" calcext:value="=0" calcext:base-cell-address="deleted.E209"/>
          </calcext:conditional-format>
          <calcext:conditional-format calcext:target-range-address="deleted.E210:deleted.E210">
            <calcext:condition calcext:apply-style-name="Good" calcext:value="=&quot;Y&quot;" calcext:base-cell-address="deleted.E210"/>
            <calcext:condition calcext:apply-style-name="Bad" calcext:value="=&quot;N&quot;" calcext:base-cell-address="deleted.E210"/>
            <calcext:condition calcext:apply-style-name="Bad" calcext:value="=0" calcext:base-cell-address="deleted.E210"/>
          </calcext:conditional-format>
          <calcext:conditional-format calcext:target-range-address="deleted.E211:deleted.E211">
            <calcext:condition calcext:apply-style-name="Good" calcext:value="=&quot;Y&quot;" calcext:base-cell-address="deleted.E211"/>
            <calcext:condition calcext:apply-style-name="Bad" calcext:value="=&quot;N&quot;" calcext:base-cell-address="deleted.E211"/>
            <calcext:condition calcext:apply-style-name="Bad" calcext:value="=0" calcext:base-cell-address="deleted.E211"/>
          </calcext:conditional-format>
          <calcext:conditional-format calcext:target-range-address="deleted.E212:deleted.E212">
            <calcext:condition calcext:apply-style-name="Good" calcext:value="=&quot;Y&quot;" calcext:base-cell-address="deleted.E212"/>
            <calcext:condition calcext:apply-style-name="Bad" calcext:value="=&quot;N&quot;" calcext:base-cell-address="deleted.E212"/>
            <calcext:condition calcext:apply-style-name="Bad" calcext:value="=0" calcext:base-cell-address="deleted.E212"/>
          </calcext:conditional-format>
          <calcext:conditional-format calcext:target-range-address="deleted.D213:deleted.D222">
            <calcext:condition calcext:apply-style-name="Good" calcext:value="=&quot;Y&quot;" calcext:base-cell-address="deleted.D213"/>
            <calcext:condition calcext:apply-style-name="Bad" calcext:value="=&quot;N&quot;" calcext:base-cell-address="deleted.D213"/>
            <calcext:condition calcext:apply-style-name="Bad" calcext:value="=0" calcext:base-cell-address="deleted.D213"/>
          </calcext:conditional-format>
          <calcext:conditional-format calcext:target-range-address="deleted.C213:deleted.C222">
            <calcext:condition calcext:apply-style-name="Good" calcext:value="=&quot;Y&quot;" calcext:base-cell-address="deleted.C213"/>
            <calcext:condition calcext:apply-style-name="Bad" calcext:value="=&quot;N&quot;" calcext:base-cell-address="deleted.C213"/>
            <calcext:condition calcext:apply-style-name="Bad" calcext:value="=0" calcext:base-cell-address="deleted.C213"/>
          </calcext:conditional-format>
          <calcext:conditional-format calcext:target-range-address="deleted.B213:deleted.B222">
            <calcext:condition calcext:apply-style-name="Good" calcext:value="=&quot;Y&quot;" calcext:base-cell-address="deleted.B213"/>
            <calcext:condition calcext:apply-style-name="Bad" calcext:value="=&quot;N&quot;" calcext:base-cell-address="deleted.B213"/>
            <calcext:condition calcext:apply-style-name="Bad" calcext:value="=0" calcext:base-cell-address="deleted.B213"/>
          </calcext:conditional-format>
          <calcext:conditional-format calcext:target-range-address="deleted.E213:deleted.E213">
            <calcext:condition calcext:apply-style-name="Good" calcext:value="=&quot;Y&quot;" calcext:base-cell-address="deleted.E213"/>
            <calcext:condition calcext:apply-style-name="Bad" calcext:value="=&quot;N&quot;" calcext:base-cell-address="deleted.E213"/>
            <calcext:condition calcext:apply-style-name="Bad" calcext:value="=0" calcext:base-cell-address="deleted.E213"/>
          </calcext:conditional-format>
          <calcext:conditional-format calcext:target-range-address="deleted.E214:deleted.E214">
            <calcext:condition calcext:apply-style-name="Good" calcext:value="=&quot;Y&quot;" calcext:base-cell-address="deleted.E214"/>
            <calcext:condition calcext:apply-style-name="Bad" calcext:value="=&quot;N&quot;" calcext:base-cell-address="deleted.E214"/>
            <calcext:condition calcext:apply-style-name="Bad" calcext:value="=0" calcext:base-cell-address="deleted.E214"/>
          </calcext:conditional-format>
          <calcext:conditional-format calcext:target-range-address="deleted.E215:deleted.E215">
            <calcext:condition calcext:apply-style-name="Good" calcext:value="=&quot;Y&quot;" calcext:base-cell-address="deleted.E215"/>
            <calcext:condition calcext:apply-style-name="Bad" calcext:value="=&quot;N&quot;" calcext:base-cell-address="deleted.E215"/>
            <calcext:condition calcext:apply-style-name="Bad" calcext:value="=0" calcext:base-cell-address="deleted.E215"/>
          </calcext:conditional-format>
          <calcext:conditional-format calcext:target-range-address="deleted.E216:deleted.E216">
            <calcext:condition calcext:apply-style-name="Good" calcext:value="=&quot;Y&quot;" calcext:base-cell-address="deleted.E216"/>
            <calcext:condition calcext:apply-style-name="Bad" calcext:value="=&quot;N&quot;" calcext:base-cell-address="deleted.E216"/>
            <calcext:condition calcext:apply-style-name="Bad" calcext:value="=0" calcext:base-cell-address="deleted.E216"/>
          </calcext:conditional-format>
          <calcext:conditional-format calcext:target-range-address="deleted.E217:deleted.E217">
            <calcext:condition calcext:apply-style-name="Good" calcext:value="=&quot;Y&quot;" calcext:base-cell-address="deleted.E217"/>
            <calcext:condition calcext:apply-style-name="Bad" calcext:value="=&quot;N&quot;" calcext:base-cell-address="deleted.E217"/>
            <calcext:condition calcext:apply-style-name="Bad" calcext:value="=0" calcext:base-cell-address="deleted.E217"/>
          </calcext:conditional-format>
          <calcext:conditional-format calcext:target-range-address="deleted.E218:deleted.E218">
            <calcext:condition calcext:apply-style-name="Good" calcext:value="=&quot;Y&quot;" calcext:base-cell-address="deleted.E218"/>
            <calcext:condition calcext:apply-style-name="Bad" calcext:value="=&quot;N&quot;" calcext:base-cell-address="deleted.E218"/>
            <calcext:condition calcext:apply-style-name="Bad" calcext:value="=0" calcext:base-cell-address="deleted.E218"/>
          </calcext:conditional-format>
          <calcext:conditional-format calcext:target-range-address="deleted.E219:deleted.E219">
            <calcext:condition calcext:apply-style-name="Good" calcext:value="=&quot;Y&quot;" calcext:base-cell-address="deleted.E219"/>
            <calcext:condition calcext:apply-style-name="Bad" calcext:value="=&quot;N&quot;" calcext:base-cell-address="deleted.E219"/>
            <calcext:condition calcext:apply-style-name="Bad" calcext:value="=0" calcext:base-cell-address="deleted.E219"/>
          </calcext:conditional-format>
          <calcext:conditional-format calcext:target-range-address="deleted.E220:deleted.E220">
            <calcext:condition calcext:apply-style-name="Good" calcext:value="=&quot;Y&quot;" calcext:base-cell-address="deleted.E220"/>
            <calcext:condition calcext:apply-style-name="Bad" calcext:value="=&quot;N&quot;" calcext:base-cell-address="deleted.E220"/>
            <calcext:condition calcext:apply-style-name="Bad" calcext:value="=0" calcext:base-cell-address="deleted.E220"/>
          </calcext:conditional-format>
          <calcext:conditional-format calcext:target-range-address="deleted.E221:deleted.E221">
            <calcext:condition calcext:apply-style-name="Good" calcext:value="=&quot;Y&quot;" calcext:base-cell-address="deleted.E221"/>
            <calcext:condition calcext:apply-style-name="Bad" calcext:value="=&quot;N&quot;" calcext:base-cell-address="deleted.E221"/>
            <calcext:condition calcext:apply-style-name="Bad" calcext:value="=0" calcext:base-cell-address="deleted.E221"/>
          </calcext:conditional-format>
          <calcext:conditional-format calcext:target-range-address="deleted.E222:deleted.E222">
            <calcext:condition calcext:apply-style-name="Good" calcext:value="=&quot;Y&quot;" calcext:base-cell-address="deleted.E222"/>
            <calcext:condition calcext:apply-style-name="Bad" calcext:value="=&quot;N&quot;" calcext:base-cell-address="deleted.E222"/>
            <calcext:condition calcext:apply-style-name="Bad" calcext:value="=0" calcext:base-cell-address="deleted.E222"/>
          </calcext:conditional-format>
          <calcext:conditional-format calcext:target-range-address="deleted.D223:deleted.D224">
            <calcext:condition calcext:apply-style-name="Good" calcext:value="=&quot;Y&quot;" calcext:base-cell-address="deleted.D223"/>
            <calcext:condition calcext:apply-style-name="Bad" calcext:value="=&quot;N&quot;" calcext:base-cell-address="deleted.D223"/>
            <calcext:condition calcext:apply-style-name="Bad" calcext:value="=0" calcext:base-cell-address="deleted.D223"/>
          </calcext:conditional-format>
          <calcext:conditional-format calcext:target-range-address="deleted.C223:deleted.C224">
            <calcext:condition calcext:apply-style-name="Good" calcext:value="=&quot;Y&quot;" calcext:base-cell-address="deleted.C223"/>
            <calcext:condition calcext:apply-style-name="Bad" calcext:value="=&quot;N&quot;" calcext:base-cell-address="deleted.C223"/>
            <calcext:condition calcext:apply-style-name="Bad" calcext:value="=0" calcext:base-cell-address="deleted.C223"/>
          </calcext:conditional-format>
          <calcext:conditional-format calcext:target-range-address="deleted.B223:deleted.B224">
            <calcext:condition calcext:apply-style-name="Good" calcext:value="=&quot;Y&quot;" calcext:base-cell-address="deleted.B223"/>
            <calcext:condition calcext:apply-style-name="Bad" calcext:value="=&quot;N&quot;" calcext:base-cell-address="deleted.B223"/>
            <calcext:condition calcext:apply-style-name="Bad" calcext:value="=0" calcext:base-cell-address="deleted.B223"/>
          </calcext:conditional-format>
          <calcext:conditional-format calcext:target-range-address="deleted.E223:deleted.E223">
            <calcext:condition calcext:apply-style-name="Good" calcext:value="=&quot;Y&quot;" calcext:base-cell-address="deleted.E223"/>
            <calcext:condition calcext:apply-style-name="Bad" calcext:value="=&quot;N&quot;" calcext:base-cell-address="deleted.E223"/>
            <calcext:condition calcext:apply-style-name="Bad" calcext:value="=0" calcext:base-cell-address="deleted.E223"/>
          </calcext:conditional-format>
          <calcext:conditional-format calcext:target-range-address="deleted.E224:deleted.E224">
            <calcext:condition calcext:apply-style-name="Good" calcext:value="=&quot;Y&quot;" calcext:base-cell-address="deleted.E224"/>
            <calcext:condition calcext:apply-style-name="Bad" calcext:value="=&quot;N&quot;" calcext:base-cell-address="deleted.E224"/>
            <calcext:condition calcext:apply-style-name="Bad" calcext:value="=0" calcext:base-cell-address="deleted.E224"/>
          </calcext:conditional-format>
          <calcext:conditional-format calcext:target-range-address="deleted.D225:deleted.D228">
            <calcext:condition calcext:apply-style-name="Good" calcext:value="=&quot;Y&quot;" calcext:base-cell-address="deleted.D225"/>
            <calcext:condition calcext:apply-style-name="Bad" calcext:value="=&quot;N&quot;" calcext:base-cell-address="deleted.D225"/>
            <calcext:condition calcext:apply-style-name="Bad" calcext:value="=0" calcext:base-cell-address="deleted.D225"/>
          </calcext:conditional-format>
          <calcext:conditional-format calcext:target-range-address="deleted.C225:deleted.C228">
            <calcext:condition calcext:apply-style-name="Good" calcext:value="=&quot;Y&quot;" calcext:base-cell-address="deleted.C225"/>
            <calcext:condition calcext:apply-style-name="Bad" calcext:value="=&quot;N&quot;" calcext:base-cell-address="deleted.C225"/>
            <calcext:condition calcext:apply-style-name="Bad" calcext:value="=0" calcext:base-cell-address="deleted.C225"/>
          </calcext:conditional-format>
          <calcext:conditional-format calcext:target-range-address="deleted.B225:deleted.B228">
            <calcext:condition calcext:apply-style-name="Good" calcext:value="=&quot;Y&quot;" calcext:base-cell-address="deleted.B225"/>
            <calcext:condition calcext:apply-style-name="Bad" calcext:value="=&quot;N&quot;" calcext:base-cell-address="deleted.B225"/>
            <calcext:condition calcext:apply-style-name="Bad" calcext:value="=0" calcext:base-cell-address="deleted.B225"/>
          </calcext:conditional-format>
          <calcext:conditional-format calcext:target-range-address="deleted.E225:deleted.E225">
            <calcext:condition calcext:apply-style-name="Good" calcext:value="=&quot;Y&quot;" calcext:base-cell-address="deleted.E225"/>
            <calcext:condition calcext:apply-style-name="Bad" calcext:value="=&quot;N&quot;" calcext:base-cell-address="deleted.E225"/>
            <calcext:condition calcext:apply-style-name="Bad" calcext:value="=0" calcext:base-cell-address="deleted.E225"/>
          </calcext:conditional-format>
          <calcext:conditional-format calcext:target-range-address="deleted.E226:deleted.E226">
            <calcext:condition calcext:apply-style-name="Good" calcext:value="=&quot;Y&quot;" calcext:base-cell-address="deleted.E226"/>
            <calcext:condition calcext:apply-style-name="Bad" calcext:value="=&quot;N&quot;" calcext:base-cell-address="deleted.E226"/>
            <calcext:condition calcext:apply-style-name="Bad" calcext:value="=0" calcext:base-cell-address="deleted.E226"/>
          </calcext:conditional-format>
          <calcext:conditional-format calcext:target-range-address="deleted.E227:deleted.E227">
            <calcext:condition calcext:apply-style-name="Good" calcext:value="=&quot;Y&quot;" calcext:base-cell-address="deleted.E227"/>
            <calcext:condition calcext:apply-style-name="Bad" calcext:value="=&quot;N&quot;" calcext:base-cell-address="deleted.E227"/>
            <calcext:condition calcext:apply-style-name="Bad" calcext:value="=0" calcext:base-cell-address="deleted.E227"/>
          </calcext:conditional-format>
          <calcext:conditional-format calcext:target-range-address="deleted.E228:deleted.E228">
            <calcext:condition calcext:apply-style-name="Good" calcext:value="=&quot;Y&quot;" calcext:base-cell-address="deleted.E228"/>
            <calcext:condition calcext:apply-style-name="Bad" calcext:value="=&quot;N&quot;" calcext:base-cell-address="deleted.E228"/>
            <calcext:condition calcext:apply-style-name="Bad" calcext:value="=0" calcext:base-cell-address="deleted.E228"/>
          </calcext:conditional-format>
          <calcext:conditional-format calcext:target-range-address="deleted.D229:deleted.D230">
            <calcext:condition calcext:apply-style-name="Good" calcext:value="=&quot;Y&quot;" calcext:base-cell-address="deleted.D229"/>
            <calcext:condition calcext:apply-style-name="Bad" calcext:value="=&quot;N&quot;" calcext:base-cell-address="deleted.D229"/>
            <calcext:condition calcext:apply-style-name="Bad" calcext:value="=0" calcext:base-cell-address="deleted.D229"/>
          </calcext:conditional-format>
          <calcext:conditional-format calcext:target-range-address="deleted.C229:deleted.C230">
            <calcext:condition calcext:apply-style-name="Good" calcext:value="=&quot;Y&quot;" calcext:base-cell-address="deleted.C229"/>
            <calcext:condition calcext:apply-style-name="Bad" calcext:value="=&quot;N&quot;" calcext:base-cell-address="deleted.C229"/>
            <calcext:condition calcext:apply-style-name="Bad" calcext:value="=0" calcext:base-cell-address="deleted.C229"/>
          </calcext:conditional-format>
          <calcext:conditional-format calcext:target-range-address="deleted.B229:deleted.B230">
            <calcext:condition calcext:apply-style-name="Good" calcext:value="=&quot;Y&quot;" calcext:base-cell-address="deleted.B229"/>
            <calcext:condition calcext:apply-style-name="Bad" calcext:value="=&quot;N&quot;" calcext:base-cell-address="deleted.B229"/>
            <calcext:condition calcext:apply-style-name="Bad" calcext:value="=0" calcext:base-cell-address="deleted.B229"/>
          </calcext:conditional-format>
          <calcext:conditional-format calcext:target-range-address="deleted.E229:deleted.E229">
            <calcext:condition calcext:apply-style-name="Good" calcext:value="=&quot;Y&quot;" calcext:base-cell-address="deleted.E229"/>
            <calcext:condition calcext:apply-style-name="Bad" calcext:value="=&quot;N&quot;" calcext:base-cell-address="deleted.E229"/>
            <calcext:condition calcext:apply-style-name="Bad" calcext:value="=0" calcext:base-cell-address="deleted.E229"/>
          </calcext:conditional-format>
          <calcext:conditional-format calcext:target-range-address="deleted.E230:deleted.E230">
            <calcext:condition calcext:apply-style-name="Good" calcext:value="=&quot;Y&quot;" calcext:base-cell-address="deleted.E230"/>
            <calcext:condition calcext:apply-style-name="Bad" calcext:value="=&quot;N&quot;" calcext:base-cell-address="deleted.E230"/>
            <calcext:condition calcext:apply-style-name="Bad" calcext:value="=0" calcext:base-cell-address="deleted.E230"/>
          </calcext:conditional-format>
          <calcext:conditional-format calcext:target-range-address="deleted.D231:deleted.D231">
            <calcext:condition calcext:apply-style-name="Good" calcext:value="=&quot;Y&quot;" calcext:base-cell-address="deleted.D231"/>
            <calcext:condition calcext:apply-style-name="Bad" calcext:value="=&quot;N&quot;" calcext:base-cell-address="deleted.D231"/>
            <calcext:condition calcext:apply-style-name="Bad" calcext:value="=0" calcext:base-cell-address="deleted.D231"/>
          </calcext:conditional-format>
          <calcext:conditional-format calcext:target-range-address="deleted.C231:deleted.C231">
            <calcext:condition calcext:apply-style-name="Good" calcext:value="=&quot;Y&quot;" calcext:base-cell-address="deleted.C231"/>
            <calcext:condition calcext:apply-style-name="Bad" calcext:value="=&quot;N&quot;" calcext:base-cell-address="deleted.C231"/>
            <calcext:condition calcext:apply-style-name="Bad" calcext:value="=0" calcext:base-cell-address="deleted.C231"/>
          </calcext:conditional-format>
          <calcext:conditional-format calcext:target-range-address="deleted.B231:deleted.B231">
            <calcext:condition calcext:apply-style-name="Good" calcext:value="=&quot;Y&quot;" calcext:base-cell-address="deleted.B231"/>
            <calcext:condition calcext:apply-style-name="Bad" calcext:value="=&quot;N&quot;" calcext:base-cell-address="deleted.B231"/>
            <calcext:condition calcext:apply-style-name="Bad" calcext:value="=0" calcext:base-cell-address="deleted.B231"/>
          </calcext:conditional-format>
          <calcext:conditional-format calcext:target-range-address="deleted.E231:deleted.E231">
            <calcext:condition calcext:apply-style-name="Good" calcext:value="=&quot;Y&quot;" calcext:base-cell-address="deleted.E231"/>
            <calcext:condition calcext:apply-style-name="Bad" calcext:value="=&quot;N&quot;" calcext:base-cell-address="deleted.E231"/>
            <calcext:condition calcext:apply-style-name="Bad" calcext:value="=0" calcext:base-cell-address="deleted.E231"/>
          </calcext:conditional-format>
          <calcext:conditional-format calcext:target-range-address="deleted.D232:deleted.D232">
            <calcext:condition calcext:apply-style-name="Good" calcext:value="=&quot;Y&quot;" calcext:base-cell-address="deleted.D232"/>
            <calcext:condition calcext:apply-style-name="Bad" calcext:value="=&quot;N&quot;" calcext:base-cell-address="deleted.D232"/>
            <calcext:condition calcext:apply-style-name="Bad" calcext:value="=0" calcext:base-cell-address="deleted.D232"/>
          </calcext:conditional-format>
          <calcext:conditional-format calcext:target-range-address="deleted.C232:deleted.C232">
            <calcext:condition calcext:apply-style-name="Good" calcext:value="=&quot;Y&quot;" calcext:base-cell-address="deleted.C232"/>
            <calcext:condition calcext:apply-style-name="Bad" calcext:value="=&quot;N&quot;" calcext:base-cell-address="deleted.C232"/>
            <calcext:condition calcext:apply-style-name="Bad" calcext:value="=0" calcext:base-cell-address="deleted.C232"/>
          </calcext:conditional-format>
          <calcext:conditional-format calcext:target-range-address="deleted.B232:deleted.B232">
            <calcext:condition calcext:apply-style-name="Good" calcext:value="=&quot;Y&quot;" calcext:base-cell-address="deleted.B232"/>
            <calcext:condition calcext:apply-style-name="Bad" calcext:value="=&quot;N&quot;" calcext:base-cell-address="deleted.B232"/>
            <calcext:condition calcext:apply-style-name="Bad" calcext:value="=0" calcext:base-cell-address="deleted.B232"/>
          </calcext:conditional-format>
          <calcext:conditional-format calcext:target-range-address="deleted.E232:deleted.E232">
            <calcext:condition calcext:apply-style-name="Good" calcext:value="=&quot;Y&quot;" calcext:base-cell-address="deleted.E232"/>
            <calcext:condition calcext:apply-style-name="Bad" calcext:value="=&quot;N&quot;" calcext:base-cell-address="deleted.E232"/>
            <calcext:condition calcext:apply-style-name="Bad" calcext:value="=0" calcext:base-cell-address="deleted.E232"/>
          </calcext:conditional-format>
          <calcext:conditional-format calcext:target-range-address="deleted.D233:deleted.D236">
            <calcext:condition calcext:apply-style-name="Good" calcext:value="=&quot;Y&quot;" calcext:base-cell-address="deleted.D233"/>
            <calcext:condition calcext:apply-style-name="Bad" calcext:value="=&quot;N&quot;" calcext:base-cell-address="deleted.D233"/>
            <calcext:condition calcext:apply-style-name="Bad" calcext:value="=0" calcext:base-cell-address="deleted.D233"/>
          </calcext:conditional-format>
          <calcext:conditional-format calcext:target-range-address="deleted.C233:deleted.C236">
            <calcext:condition calcext:apply-style-name="Good" calcext:value="=&quot;Y&quot;" calcext:base-cell-address="deleted.C233"/>
            <calcext:condition calcext:apply-style-name="Bad" calcext:value="=&quot;N&quot;" calcext:base-cell-address="deleted.C233"/>
            <calcext:condition calcext:apply-style-name="Bad" calcext:value="=0" calcext:base-cell-address="deleted.C233"/>
          </calcext:conditional-format>
          <calcext:conditional-format calcext:target-range-address="deleted.B233:deleted.B236">
            <calcext:condition calcext:apply-style-name="Good" calcext:value="=&quot;Y&quot;" calcext:base-cell-address="deleted.B233"/>
            <calcext:condition calcext:apply-style-name="Bad" calcext:value="=&quot;N&quot;" calcext:base-cell-address="deleted.B233"/>
            <calcext:condition calcext:apply-style-name="Bad" calcext:value="=0" calcext:base-cell-address="deleted.B233"/>
          </calcext:conditional-format>
          <calcext:conditional-format calcext:target-range-address="deleted.E233:deleted.E233">
            <calcext:condition calcext:apply-style-name="Good" calcext:value="=&quot;Y&quot;" calcext:base-cell-address="deleted.E233"/>
            <calcext:condition calcext:apply-style-name="Bad" calcext:value="=&quot;N&quot;" calcext:base-cell-address="deleted.E233"/>
            <calcext:condition calcext:apply-style-name="Bad" calcext:value="=0" calcext:base-cell-address="deleted.E233"/>
          </calcext:conditional-format>
          <calcext:conditional-format calcext:target-range-address="deleted.E234:deleted.E234">
            <calcext:condition calcext:apply-style-name="Good" calcext:value="=&quot;Y&quot;" calcext:base-cell-address="deleted.E234"/>
            <calcext:condition calcext:apply-style-name="Bad" calcext:value="=&quot;N&quot;" calcext:base-cell-address="deleted.E234"/>
            <calcext:condition calcext:apply-style-name="Bad" calcext:value="=0" calcext:base-cell-address="deleted.E234"/>
          </calcext:conditional-format>
          <calcext:conditional-format calcext:target-range-address="deleted.E235:deleted.E235">
            <calcext:condition calcext:apply-style-name="Good" calcext:value="=&quot;Y&quot;" calcext:base-cell-address="deleted.E235"/>
            <calcext:condition calcext:apply-style-name="Bad" calcext:value="=&quot;N&quot;" calcext:base-cell-address="deleted.E235"/>
            <calcext:condition calcext:apply-style-name="Bad" calcext:value="=0" calcext:base-cell-address="deleted.E235"/>
          </calcext:conditional-format>
          <calcext:conditional-format calcext:target-range-address="deleted.E236:deleted.E236">
            <calcext:condition calcext:apply-style-name="Good" calcext:value="=&quot;Y&quot;" calcext:base-cell-address="deleted.E236"/>
            <calcext:condition calcext:apply-style-name="Bad" calcext:value="=&quot;N&quot;" calcext:base-cell-address="deleted.E236"/>
            <calcext:condition calcext:apply-style-name="Bad" calcext:value="=0" calcext:base-cell-address="deleted.E236"/>
          </calcext:conditional-format>
          <calcext:conditional-format calcext:target-range-address="deleted.D237:deleted.D240">
            <calcext:condition calcext:apply-style-name="Good" calcext:value="=&quot;Y&quot;" calcext:base-cell-address="deleted.D237"/>
            <calcext:condition calcext:apply-style-name="Bad" calcext:value="=&quot;N&quot;" calcext:base-cell-address="deleted.D237"/>
            <calcext:condition calcext:apply-style-name="Bad" calcext:value="=0" calcext:base-cell-address="deleted.D237"/>
          </calcext:conditional-format>
          <calcext:conditional-format calcext:target-range-address="deleted.C237:deleted.C240">
            <calcext:condition calcext:apply-style-name="Good" calcext:value="=&quot;Y&quot;" calcext:base-cell-address="deleted.C237"/>
            <calcext:condition calcext:apply-style-name="Bad" calcext:value="=&quot;N&quot;" calcext:base-cell-address="deleted.C237"/>
            <calcext:condition calcext:apply-style-name="Bad" calcext:value="=0" calcext:base-cell-address="deleted.C237"/>
          </calcext:conditional-format>
          <calcext:conditional-format calcext:target-range-address="deleted.B237:deleted.B240">
            <calcext:condition calcext:apply-style-name="Good" calcext:value="=&quot;Y&quot;" calcext:base-cell-address="deleted.B237"/>
            <calcext:condition calcext:apply-style-name="Bad" calcext:value="=&quot;N&quot;" calcext:base-cell-address="deleted.B237"/>
            <calcext:condition calcext:apply-style-name="Bad" calcext:value="=0" calcext:base-cell-address="deleted.B237"/>
          </calcext:conditional-format>
          <calcext:conditional-format calcext:target-range-address="deleted.E237:deleted.E237">
            <calcext:condition calcext:apply-style-name="Good" calcext:value="=&quot;Y&quot;" calcext:base-cell-address="deleted.E237"/>
            <calcext:condition calcext:apply-style-name="Bad" calcext:value="=&quot;N&quot;" calcext:base-cell-address="deleted.E237"/>
            <calcext:condition calcext:apply-style-name="Bad" calcext:value="=0" calcext:base-cell-address="deleted.E237"/>
          </calcext:conditional-format>
          <calcext:conditional-format calcext:target-range-address="deleted.E238:deleted.E238">
            <calcext:condition calcext:apply-style-name="Good" calcext:value="=&quot;Y&quot;" calcext:base-cell-address="deleted.E238"/>
            <calcext:condition calcext:apply-style-name="Bad" calcext:value="=&quot;N&quot;" calcext:base-cell-address="deleted.E238"/>
            <calcext:condition calcext:apply-style-name="Bad" calcext:value="=0" calcext:base-cell-address="deleted.E238"/>
          </calcext:conditional-format>
          <calcext:conditional-format calcext:target-range-address="deleted.E239:deleted.E239">
            <calcext:condition calcext:apply-style-name="Good" calcext:value="=&quot;Y&quot;" calcext:base-cell-address="deleted.E239"/>
            <calcext:condition calcext:apply-style-name="Bad" calcext:value="=&quot;N&quot;" calcext:base-cell-address="deleted.E239"/>
            <calcext:condition calcext:apply-style-name="Bad" calcext:value="=0" calcext:base-cell-address="deleted.E239"/>
          </calcext:conditional-format>
          <calcext:conditional-format calcext:target-range-address="deleted.E240:deleted.E240">
            <calcext:condition calcext:apply-style-name="Good" calcext:value="=&quot;Y&quot;" calcext:base-cell-address="deleted.E240"/>
            <calcext:condition calcext:apply-style-name="Bad" calcext:value="=&quot;N&quot;" calcext:base-cell-address="deleted.E240"/>
            <calcext:condition calcext:apply-style-name="Bad" calcext:value="=0" calcext:base-cell-address="deleted.E240"/>
          </calcext:conditional-format>
          <calcext:conditional-format calcext:target-range-address="deleted.D241:deleted.D242">
            <calcext:condition calcext:apply-style-name="Good" calcext:value="=&quot;Y&quot;" calcext:base-cell-address="deleted.D241"/>
            <calcext:condition calcext:apply-style-name="Bad" calcext:value="=&quot;N&quot;" calcext:base-cell-address="deleted.D241"/>
            <calcext:condition calcext:apply-style-name="Bad" calcext:value="=0" calcext:base-cell-address="deleted.D241"/>
          </calcext:conditional-format>
          <calcext:conditional-format calcext:target-range-address="deleted.C241:deleted.C242">
            <calcext:condition calcext:apply-style-name="Good" calcext:value="=&quot;Y&quot;" calcext:base-cell-address="deleted.C241"/>
            <calcext:condition calcext:apply-style-name="Bad" calcext:value="=&quot;N&quot;" calcext:base-cell-address="deleted.C241"/>
            <calcext:condition calcext:apply-style-name="Bad" calcext:value="=0" calcext:base-cell-address="deleted.C241"/>
          </calcext:conditional-format>
          <calcext:conditional-format calcext:target-range-address="deleted.B241:deleted.B242">
            <calcext:condition calcext:apply-style-name="Good" calcext:value="=&quot;Y&quot;" calcext:base-cell-address="deleted.B241"/>
            <calcext:condition calcext:apply-style-name="Bad" calcext:value="=&quot;N&quot;" calcext:base-cell-address="deleted.B241"/>
            <calcext:condition calcext:apply-style-name="Bad" calcext:value="=0" calcext:base-cell-address="deleted.B241"/>
          </calcext:conditional-format>
          <calcext:conditional-format calcext:target-range-address="deleted.E241:deleted.E241">
            <calcext:condition calcext:apply-style-name="Good" calcext:value="=&quot;Y&quot;" calcext:base-cell-address="deleted.E241"/>
            <calcext:condition calcext:apply-style-name="Bad" calcext:value="=&quot;N&quot;" calcext:base-cell-address="deleted.E241"/>
            <calcext:condition calcext:apply-style-name="Bad" calcext:value="=0" calcext:base-cell-address="deleted.E241"/>
          </calcext:conditional-format>
          <calcext:conditional-format calcext:target-range-address="deleted.E242:deleted.E242">
            <calcext:condition calcext:apply-style-name="Good" calcext:value="=&quot;Y&quot;" calcext:base-cell-address="deleted.E242"/>
            <calcext:condition calcext:apply-style-name="Bad" calcext:value="=&quot;N&quot;" calcext:base-cell-address="deleted.E242"/>
            <calcext:condition calcext:apply-style-name="Bad" calcext:value="=0" calcext:base-cell-address="deleted.E242"/>
          </calcext:conditional-format>
          <calcext:conditional-format calcext:target-range-address="deleted.D243:deleted.D243">
            <calcext:condition calcext:apply-style-name="Good" calcext:value="=&quot;Y&quot;" calcext:base-cell-address="deleted.D243"/>
            <calcext:condition calcext:apply-style-name="Bad" calcext:value="=&quot;N&quot;" calcext:base-cell-address="deleted.D243"/>
            <calcext:condition calcext:apply-style-name="Bad" calcext:value="=0" calcext:base-cell-address="deleted.D243"/>
          </calcext:conditional-format>
          <calcext:conditional-format calcext:target-range-address="deleted.C243:deleted.C243">
            <calcext:condition calcext:apply-style-name="Good" calcext:value="=&quot;Y&quot;" calcext:base-cell-address="deleted.C243"/>
            <calcext:condition calcext:apply-style-name="Bad" calcext:value="=&quot;N&quot;" calcext:base-cell-address="deleted.C243"/>
            <calcext:condition calcext:apply-style-name="Bad" calcext:value="=0" calcext:base-cell-address="deleted.C243"/>
          </calcext:conditional-format>
          <calcext:conditional-format calcext:target-range-address="deleted.B243:deleted.B243">
            <calcext:condition calcext:apply-style-name="Good" calcext:value="=&quot;Y&quot;" calcext:base-cell-address="deleted.B243"/>
            <calcext:condition calcext:apply-style-name="Bad" calcext:value="=&quot;N&quot;" calcext:base-cell-address="deleted.B243"/>
            <calcext:condition calcext:apply-style-name="Bad" calcext:value="=0" calcext:base-cell-address="deleted.B243"/>
          </calcext:conditional-format>
          <calcext:conditional-format calcext:target-range-address="deleted.E243:deleted.E243">
            <calcext:condition calcext:apply-style-name="Good" calcext:value="=&quot;Y&quot;" calcext:base-cell-address="deleted.E243"/>
            <calcext:condition calcext:apply-style-name="Bad" calcext:value="=&quot;N&quot;" calcext:base-cell-address="deleted.E243"/>
            <calcext:condition calcext:apply-style-name="Bad" calcext:value="=0" calcext:base-cell-address="deleted.E243"/>
          </calcext:conditional-format>
          <calcext:conditional-format calcext:target-range-address="deleted.D244:deleted.D244">
            <calcext:condition calcext:apply-style-name="Good" calcext:value="=&quot;Y&quot;" calcext:base-cell-address="deleted.D244"/>
            <calcext:condition calcext:apply-style-name="Bad" calcext:value="=&quot;N&quot;" calcext:base-cell-address="deleted.D244"/>
            <calcext:condition calcext:apply-style-name="Bad" calcext:value="=0" calcext:base-cell-address="deleted.D244"/>
          </calcext:conditional-format>
          <calcext:conditional-format calcext:target-range-address="deleted.C244:deleted.C244">
            <calcext:condition calcext:apply-style-name="Good" calcext:value="=&quot;Y&quot;" calcext:base-cell-address="deleted.C244"/>
            <calcext:condition calcext:apply-style-name="Bad" calcext:value="=&quot;N&quot;" calcext:base-cell-address="deleted.C244"/>
            <calcext:condition calcext:apply-style-name="Bad" calcext:value="=0" calcext:base-cell-address="deleted.C244"/>
          </calcext:conditional-format>
          <calcext:conditional-format calcext:target-range-address="deleted.B244:deleted.B244">
            <calcext:condition calcext:apply-style-name="Good" calcext:value="=&quot;Y&quot;" calcext:base-cell-address="deleted.B244"/>
            <calcext:condition calcext:apply-style-name="Bad" calcext:value="=&quot;N&quot;" calcext:base-cell-address="deleted.B244"/>
            <calcext:condition calcext:apply-style-name="Bad" calcext:value="=0" calcext:base-cell-address="deleted.B244"/>
          </calcext:conditional-format>
          <calcext:conditional-format calcext:target-range-address="deleted.E244:deleted.E244">
            <calcext:condition calcext:apply-style-name="Good" calcext:value="=&quot;Y&quot;" calcext:base-cell-address="deleted.E244"/>
            <calcext:condition calcext:apply-style-name="Bad" calcext:value="=&quot;N&quot;" calcext:base-cell-address="deleted.E244"/>
            <calcext:condition calcext:apply-style-name="Bad" calcext:value="=0" calcext:base-cell-address="deleted.E244"/>
          </calcext:conditional-format>
          <calcext:conditional-format calcext:target-range-address="deleted.D245:deleted.D248">
            <calcext:condition calcext:apply-style-name="Good" calcext:value="=&quot;Y&quot;" calcext:base-cell-address="deleted.D245"/>
            <calcext:condition calcext:apply-style-name="Bad" calcext:value="=&quot;N&quot;" calcext:base-cell-address="deleted.D245"/>
            <calcext:condition calcext:apply-style-name="Bad" calcext:value="=0" calcext:base-cell-address="deleted.D245"/>
          </calcext:conditional-format>
          <calcext:conditional-format calcext:target-range-address="deleted.C245:deleted.C248">
            <calcext:condition calcext:apply-style-name="Good" calcext:value="=&quot;Y&quot;" calcext:base-cell-address="deleted.C245"/>
            <calcext:condition calcext:apply-style-name="Bad" calcext:value="=&quot;N&quot;" calcext:base-cell-address="deleted.C245"/>
            <calcext:condition calcext:apply-style-name="Bad" calcext:value="=0" calcext:base-cell-address="deleted.C245"/>
          </calcext:conditional-format>
          <calcext:conditional-format calcext:target-range-address="deleted.B245:deleted.B248">
            <calcext:condition calcext:apply-style-name="Good" calcext:value="=&quot;Y&quot;" calcext:base-cell-address="deleted.B245"/>
            <calcext:condition calcext:apply-style-name="Bad" calcext:value="=&quot;N&quot;" calcext:base-cell-address="deleted.B245"/>
            <calcext:condition calcext:apply-style-name="Bad" calcext:value="=0" calcext:base-cell-address="deleted.B245"/>
          </calcext:conditional-format>
          <calcext:conditional-format calcext:target-range-address="deleted.E245:deleted.E245">
            <calcext:condition calcext:apply-style-name="Good" calcext:value="=&quot;Y&quot;" calcext:base-cell-address="deleted.E245"/>
            <calcext:condition calcext:apply-style-name="Bad" calcext:value="=&quot;N&quot;" calcext:base-cell-address="deleted.E245"/>
            <calcext:condition calcext:apply-style-name="Bad" calcext:value="=0" calcext:base-cell-address="deleted.E245"/>
          </calcext:conditional-format>
          <calcext:conditional-format calcext:target-range-address="deleted.E246:deleted.E246">
            <calcext:condition calcext:apply-style-name="Good" calcext:value="=&quot;Y&quot;" calcext:base-cell-address="deleted.E246"/>
            <calcext:condition calcext:apply-style-name="Bad" calcext:value="=&quot;N&quot;" calcext:base-cell-address="deleted.E246"/>
            <calcext:condition calcext:apply-style-name="Bad" calcext:value="=0" calcext:base-cell-address="deleted.E246"/>
          </calcext:conditional-format>
          <calcext:conditional-format calcext:target-range-address="deleted.E247:deleted.E247">
            <calcext:condition calcext:apply-style-name="Good" calcext:value="=&quot;Y&quot;" calcext:base-cell-address="deleted.E247"/>
            <calcext:condition calcext:apply-style-name="Bad" calcext:value="=&quot;N&quot;" calcext:base-cell-address="deleted.E247"/>
            <calcext:condition calcext:apply-style-name="Bad" calcext:value="=0" calcext:base-cell-address="deleted.E247"/>
          </calcext:conditional-format>
          <calcext:conditional-format calcext:target-range-address="deleted.E248:deleted.E248">
            <calcext:condition calcext:apply-style-name="Good" calcext:value="=&quot;Y&quot;" calcext:base-cell-address="deleted.E248"/>
            <calcext:condition calcext:apply-style-name="Bad" calcext:value="=&quot;N&quot;" calcext:base-cell-address="deleted.E248"/>
            <calcext:condition calcext:apply-style-name="Bad" calcext:value="=0" calcext:base-cell-address="deleted.E248"/>
          </calcext:conditional-format>
          <calcext:conditional-format calcext:target-range-address="deleted.D249:deleted.D249">
            <calcext:condition calcext:apply-style-name="Good" calcext:value="=&quot;Y&quot;" calcext:base-cell-address="deleted.D249"/>
            <calcext:condition calcext:apply-style-name="Bad" calcext:value="=&quot;N&quot;" calcext:base-cell-address="deleted.D249"/>
            <calcext:condition calcext:apply-style-name="Bad" calcext:value="=0" calcext:base-cell-address="deleted.D249"/>
          </calcext:conditional-format>
          <calcext:conditional-format calcext:target-range-address="deleted.C249:deleted.C249">
            <calcext:condition calcext:apply-style-name="Good" calcext:value="=&quot;Y&quot;" calcext:base-cell-address="deleted.C249"/>
            <calcext:condition calcext:apply-style-name="Bad" calcext:value="=&quot;N&quot;" calcext:base-cell-address="deleted.C249"/>
            <calcext:condition calcext:apply-style-name="Bad" calcext:value="=0" calcext:base-cell-address="deleted.C249"/>
          </calcext:conditional-format>
          <calcext:conditional-format calcext:target-range-address="deleted.B249:deleted.B249">
            <calcext:condition calcext:apply-style-name="Good" calcext:value="=&quot;Y&quot;" calcext:base-cell-address="deleted.B249"/>
            <calcext:condition calcext:apply-style-name="Bad" calcext:value="=&quot;N&quot;" calcext:base-cell-address="deleted.B249"/>
            <calcext:condition calcext:apply-style-name="Bad" calcext:value="=0" calcext:base-cell-address="deleted.B249"/>
          </calcext:conditional-format>
          <calcext:conditional-format calcext:target-range-address="deleted.E249:deleted.E249">
            <calcext:condition calcext:apply-style-name="Good" calcext:value="=&quot;Y&quot;" calcext:base-cell-address="deleted.E249"/>
            <calcext:condition calcext:apply-style-name="Bad" calcext:value="=&quot;N&quot;" calcext:base-cell-address="deleted.E249"/>
            <calcext:condition calcext:apply-style-name="Bad" calcext:value="=0" calcext:base-cell-address="deleted.E249"/>
          </calcext:conditional-format>
          <calcext:conditional-format calcext:target-range-address="deleted.D250:deleted.D251">
            <calcext:condition calcext:apply-style-name="Good" calcext:value="=&quot;Y&quot;" calcext:base-cell-address="deleted.D250"/>
            <calcext:condition calcext:apply-style-name="Bad" calcext:value="=&quot;N&quot;" calcext:base-cell-address="deleted.D250"/>
            <calcext:condition calcext:apply-style-name="Bad" calcext:value="=0" calcext:base-cell-address="deleted.D250"/>
          </calcext:conditional-format>
          <calcext:conditional-format calcext:target-range-address="deleted.C250:deleted.C251">
            <calcext:condition calcext:apply-style-name="Good" calcext:value="=&quot;Y&quot;" calcext:base-cell-address="deleted.C250"/>
            <calcext:condition calcext:apply-style-name="Bad" calcext:value="=&quot;N&quot;" calcext:base-cell-address="deleted.C250"/>
            <calcext:condition calcext:apply-style-name="Bad" calcext:value="=0" calcext:base-cell-address="deleted.C250"/>
          </calcext:conditional-format>
          <calcext:conditional-format calcext:target-range-address="deleted.B250:deleted.B251">
            <calcext:condition calcext:apply-style-name="Good" calcext:value="=&quot;Y&quot;" calcext:base-cell-address="deleted.B250"/>
            <calcext:condition calcext:apply-style-name="Bad" calcext:value="=&quot;N&quot;" calcext:base-cell-address="deleted.B250"/>
            <calcext:condition calcext:apply-style-name="Bad" calcext:value="=0" calcext:base-cell-address="deleted.B250"/>
          </calcext:conditional-format>
          <calcext:conditional-format calcext:target-range-address="deleted.E250:deleted.E250">
            <calcext:condition calcext:apply-style-name="Good" calcext:value="=&quot;Y&quot;" calcext:base-cell-address="deleted.E250"/>
            <calcext:condition calcext:apply-style-name="Bad" calcext:value="=&quot;N&quot;" calcext:base-cell-address="deleted.E250"/>
            <calcext:condition calcext:apply-style-name="Bad" calcext:value="=0" calcext:base-cell-address="deleted.E250"/>
          </calcext:conditional-format>
          <calcext:conditional-format calcext:target-range-address="deleted.E251:deleted.E251">
            <calcext:condition calcext:apply-style-name="Good" calcext:value="=&quot;Y&quot;" calcext:base-cell-address="deleted.E251"/>
            <calcext:condition calcext:apply-style-name="Bad" calcext:value="=&quot;N&quot;" calcext:base-cell-address="deleted.E251"/>
            <calcext:condition calcext:apply-style-name="Bad" calcext:value="=0" calcext:base-cell-address="deleted.E251"/>
          </calcext:conditional-format>
          <calcext:conditional-format calcext:target-range-address="deleted.D252:deleted.D253">
            <calcext:condition calcext:apply-style-name="Good" calcext:value="=&quot;Y&quot;" calcext:base-cell-address="deleted.D252"/>
            <calcext:condition calcext:apply-style-name="Bad" calcext:value="=&quot;N&quot;" calcext:base-cell-address="deleted.D252"/>
            <calcext:condition calcext:apply-style-name="Bad" calcext:value="=0" calcext:base-cell-address="deleted.D252"/>
          </calcext:conditional-format>
          <calcext:conditional-format calcext:target-range-address="deleted.C252:deleted.C253">
            <calcext:condition calcext:apply-style-name="Good" calcext:value="=&quot;Y&quot;" calcext:base-cell-address="deleted.C252"/>
            <calcext:condition calcext:apply-style-name="Bad" calcext:value="=&quot;N&quot;" calcext:base-cell-address="deleted.C252"/>
            <calcext:condition calcext:apply-style-name="Bad" calcext:value="=0" calcext:base-cell-address="deleted.C252"/>
          </calcext:conditional-format>
          <calcext:conditional-format calcext:target-range-address="deleted.B252:deleted.B253">
            <calcext:condition calcext:apply-style-name="Good" calcext:value="=&quot;Y&quot;" calcext:base-cell-address="deleted.B252"/>
            <calcext:condition calcext:apply-style-name="Bad" calcext:value="=&quot;N&quot;" calcext:base-cell-address="deleted.B252"/>
            <calcext:condition calcext:apply-style-name="Bad" calcext:value="=0" calcext:base-cell-address="deleted.B252"/>
          </calcext:conditional-format>
          <calcext:conditional-format calcext:target-range-address="deleted.E252:deleted.E252">
            <calcext:condition calcext:apply-style-name="Good" calcext:value="=&quot;Y&quot;" calcext:base-cell-address="deleted.E252"/>
            <calcext:condition calcext:apply-style-name="Bad" calcext:value="=&quot;N&quot;" calcext:base-cell-address="deleted.E252"/>
            <calcext:condition calcext:apply-style-name="Bad" calcext:value="=0" calcext:base-cell-address="deleted.E252"/>
          </calcext:conditional-format>
          <calcext:conditional-format calcext:target-range-address="deleted.E253:deleted.E253">
            <calcext:condition calcext:apply-style-name="Good" calcext:value="=&quot;Y&quot;" calcext:base-cell-address="deleted.E253"/>
            <calcext:condition calcext:apply-style-name="Bad" calcext:value="=&quot;N&quot;" calcext:base-cell-address="deleted.E253"/>
            <calcext:condition calcext:apply-style-name="Bad" calcext:value="=0" calcext:base-cell-address="deleted.E253"/>
          </calcext:conditional-format>
          <calcext:conditional-format calcext:target-range-address="deleted.D254:deleted.D254">
            <calcext:condition calcext:apply-style-name="Good" calcext:value="=&quot;Y&quot;" calcext:base-cell-address="deleted.D254"/>
            <calcext:condition calcext:apply-style-name="Bad" calcext:value="=&quot;N&quot;" calcext:base-cell-address="deleted.D254"/>
            <calcext:condition calcext:apply-style-name="Bad" calcext:value="=0" calcext:base-cell-address="deleted.D254"/>
          </calcext:conditional-format>
          <calcext:conditional-format calcext:target-range-address="deleted.C254:deleted.C254">
            <calcext:condition calcext:apply-style-name="Good" calcext:value="=&quot;Y&quot;" calcext:base-cell-address="deleted.C254"/>
            <calcext:condition calcext:apply-style-name="Bad" calcext:value="=&quot;N&quot;" calcext:base-cell-address="deleted.C254"/>
            <calcext:condition calcext:apply-style-name="Bad" calcext:value="=0" calcext:base-cell-address="deleted.C254"/>
          </calcext:conditional-format>
          <calcext:conditional-format calcext:target-range-address="deleted.B254:deleted.B254">
            <calcext:condition calcext:apply-style-name="Good" calcext:value="=&quot;Y&quot;" calcext:base-cell-address="deleted.B254"/>
            <calcext:condition calcext:apply-style-name="Bad" calcext:value="=&quot;N&quot;" calcext:base-cell-address="deleted.B254"/>
            <calcext:condition calcext:apply-style-name="Bad" calcext:value="=0" calcext:base-cell-address="deleted.B254"/>
          </calcext:conditional-format>
          <calcext:conditional-format calcext:target-range-address="deleted.E254:deleted.E254">
            <calcext:condition calcext:apply-style-name="Good" calcext:value="=&quot;Y&quot;" calcext:base-cell-address="deleted.E254"/>
            <calcext:condition calcext:apply-style-name="Bad" calcext:value="=&quot;N&quot;" calcext:base-cell-address="deleted.E254"/>
            <calcext:condition calcext:apply-style-name="Bad" calcext:value="=0" calcext:base-cell-address="deleted.E254"/>
          </calcext:conditional-format>
          <calcext:conditional-format calcext:target-range-address="deleted.D255:deleted.D259">
            <calcext:condition calcext:apply-style-name="Good" calcext:value="=&quot;Y&quot;" calcext:base-cell-address="deleted.D255"/>
            <calcext:condition calcext:apply-style-name="Bad" calcext:value="=&quot;N&quot;" calcext:base-cell-address="deleted.D255"/>
            <calcext:condition calcext:apply-style-name="Bad" calcext:value="=0" calcext:base-cell-address="deleted.D255"/>
          </calcext:conditional-format>
          <calcext:conditional-format calcext:target-range-address="deleted.C255:deleted.C259">
            <calcext:condition calcext:apply-style-name="Good" calcext:value="=&quot;Y&quot;" calcext:base-cell-address="deleted.C255"/>
            <calcext:condition calcext:apply-style-name="Bad" calcext:value="=&quot;N&quot;" calcext:base-cell-address="deleted.C255"/>
            <calcext:condition calcext:apply-style-name="Bad" calcext:value="=0" calcext:base-cell-address="deleted.C255"/>
          </calcext:conditional-format>
          <calcext:conditional-format calcext:target-range-address="deleted.B255:deleted.B259">
            <calcext:condition calcext:apply-style-name="Good" calcext:value="=&quot;Y&quot;" calcext:base-cell-address="deleted.B255"/>
            <calcext:condition calcext:apply-style-name="Bad" calcext:value="=&quot;N&quot;" calcext:base-cell-address="deleted.B255"/>
            <calcext:condition calcext:apply-style-name="Bad" calcext:value="=0" calcext:base-cell-address="deleted.B255"/>
          </calcext:conditional-format>
          <calcext:conditional-format calcext:target-range-address="deleted.E255:deleted.E255">
            <calcext:condition calcext:apply-style-name="Good" calcext:value="=&quot;Y&quot;" calcext:base-cell-address="deleted.E255"/>
            <calcext:condition calcext:apply-style-name="Bad" calcext:value="=&quot;N&quot;" calcext:base-cell-address="deleted.E255"/>
            <calcext:condition calcext:apply-style-name="Bad" calcext:value="=0" calcext:base-cell-address="deleted.E255"/>
          </calcext:conditional-format>
          <calcext:conditional-format calcext:target-range-address="deleted.E256:deleted.E256">
            <calcext:condition calcext:apply-style-name="Good" calcext:value="=&quot;Y&quot;" calcext:base-cell-address="deleted.E256"/>
            <calcext:condition calcext:apply-style-name="Bad" calcext:value="=&quot;N&quot;" calcext:base-cell-address="deleted.E256"/>
            <calcext:condition calcext:apply-style-name="Bad" calcext:value="=0" calcext:base-cell-address="deleted.E256"/>
          </calcext:conditional-format>
          <calcext:conditional-format calcext:target-range-address="deleted.E257:deleted.E257">
            <calcext:condition calcext:apply-style-name="Good" calcext:value="=&quot;Y&quot;" calcext:base-cell-address="deleted.E257"/>
            <calcext:condition calcext:apply-style-name="Bad" calcext:value="=&quot;N&quot;" calcext:base-cell-address="deleted.E257"/>
            <calcext:condition calcext:apply-style-name="Bad" calcext:value="=0" calcext:base-cell-address="deleted.E257"/>
          </calcext:conditional-format>
          <calcext:conditional-format calcext:target-range-address="deleted.E258:deleted.E258">
            <calcext:condition calcext:apply-style-name="Good" calcext:value="=&quot;Y&quot;" calcext:base-cell-address="deleted.E258"/>
            <calcext:condition calcext:apply-style-name="Bad" calcext:value="=&quot;N&quot;" calcext:base-cell-address="deleted.E258"/>
            <calcext:condition calcext:apply-style-name="Bad" calcext:value="=0" calcext:base-cell-address="deleted.E258"/>
          </calcext:conditional-format>
          <calcext:conditional-format calcext:target-range-address="deleted.E259:deleted.E259">
            <calcext:condition calcext:apply-style-name="Good" calcext:value="=&quot;Y&quot;" calcext:base-cell-address="deleted.E259"/>
            <calcext:condition calcext:apply-style-name="Bad" calcext:value="=&quot;N&quot;" calcext:base-cell-address="deleted.E259"/>
            <calcext:condition calcext:apply-style-name="Bad" calcext:value="=0" calcext:base-cell-address="deleted.E259"/>
          </calcext:conditional-format>
          <calcext:conditional-format calcext:target-range-address="deleted.D260:deleted.D260">
            <calcext:condition calcext:apply-style-name="Good" calcext:value="=&quot;Y&quot;" calcext:base-cell-address="deleted.D260"/>
            <calcext:condition calcext:apply-style-name="Bad" calcext:value="=&quot;N&quot;" calcext:base-cell-address="deleted.D260"/>
            <calcext:condition calcext:apply-style-name="Bad" calcext:value="=0" calcext:base-cell-address="deleted.D260"/>
          </calcext:conditional-format>
          <calcext:conditional-format calcext:target-range-address="deleted.C260:deleted.C260">
            <calcext:condition calcext:apply-style-name="Good" calcext:value="=&quot;Y&quot;" calcext:base-cell-address="deleted.C260"/>
            <calcext:condition calcext:apply-style-name="Bad" calcext:value="=&quot;N&quot;" calcext:base-cell-address="deleted.C260"/>
            <calcext:condition calcext:apply-style-name="Bad" calcext:value="=0" calcext:base-cell-address="deleted.C260"/>
          </calcext:conditional-format>
          <calcext:conditional-format calcext:target-range-address="deleted.B260:deleted.B260">
            <calcext:condition calcext:apply-style-name="Good" calcext:value="=&quot;Y&quot;" calcext:base-cell-address="deleted.B260"/>
            <calcext:condition calcext:apply-style-name="Bad" calcext:value="=&quot;N&quot;" calcext:base-cell-address="deleted.B260"/>
            <calcext:condition calcext:apply-style-name="Bad" calcext:value="=0" calcext:base-cell-address="deleted.B260"/>
          </calcext:conditional-format>
          <calcext:conditional-format calcext:target-range-address="deleted.E260:deleted.E260">
            <calcext:condition calcext:apply-style-name="Good" calcext:value="=&quot;Y&quot;" calcext:base-cell-address="deleted.E260"/>
            <calcext:condition calcext:apply-style-name="Bad" calcext:value="=&quot;N&quot;" calcext:base-cell-address="deleted.E260"/>
            <calcext:condition calcext:apply-style-name="Bad" calcext:value="=0" calcext:base-cell-address="deleted.E260"/>
          </calcext:conditional-format>
          <calcext:conditional-format calcext:target-range-address="deleted.D261:deleted.D261">
            <calcext:condition calcext:apply-style-name="Good" calcext:value="=&quot;Y&quot;" calcext:base-cell-address="deleted.D261"/>
            <calcext:condition calcext:apply-style-name="Bad" calcext:value="=&quot;N&quot;" calcext:base-cell-address="deleted.D261"/>
            <calcext:condition calcext:apply-style-name="Bad" calcext:value="=0" calcext:base-cell-address="deleted.D261"/>
          </calcext:conditional-format>
          <calcext:conditional-format calcext:target-range-address="deleted.C261:deleted.C261">
            <calcext:condition calcext:apply-style-name="Good" calcext:value="=&quot;Y&quot;" calcext:base-cell-address="deleted.C261"/>
            <calcext:condition calcext:apply-style-name="Bad" calcext:value="=&quot;N&quot;" calcext:base-cell-address="deleted.C261"/>
            <calcext:condition calcext:apply-style-name="Bad" calcext:value="=0" calcext:base-cell-address="deleted.C261"/>
          </calcext:conditional-format>
          <calcext:conditional-format calcext:target-range-address="deleted.B261:deleted.B261">
            <calcext:condition calcext:apply-style-name="Good" calcext:value="=&quot;Y&quot;" calcext:base-cell-address="deleted.B261"/>
            <calcext:condition calcext:apply-style-name="Bad" calcext:value="=&quot;N&quot;" calcext:base-cell-address="deleted.B261"/>
            <calcext:condition calcext:apply-style-name="Bad" calcext:value="=0" calcext:base-cell-address="deleted.B261"/>
          </calcext:conditional-format>
          <calcext:conditional-format calcext:target-range-address="deleted.E261:deleted.E261">
            <calcext:condition calcext:apply-style-name="Good" calcext:value="=&quot;Y&quot;" calcext:base-cell-address="deleted.E261"/>
            <calcext:condition calcext:apply-style-name="Bad" calcext:value="=&quot;N&quot;" calcext:base-cell-address="deleted.E261"/>
            <calcext:condition calcext:apply-style-name="Bad" calcext:value="=0" calcext:base-cell-address="deleted.E261"/>
          </calcext:conditional-format>
          <calcext:conditional-format calcext:target-range-address="deleted.D262:deleted.D262">
            <calcext:condition calcext:apply-style-name="Good" calcext:value="=&quot;Y&quot;" calcext:base-cell-address="deleted.D262"/>
            <calcext:condition calcext:apply-style-name="Bad" calcext:value="=&quot;N&quot;" calcext:base-cell-address="deleted.D262"/>
            <calcext:condition calcext:apply-style-name="Bad" calcext:value="=0" calcext:base-cell-address="deleted.D262"/>
          </calcext:conditional-format>
          <calcext:conditional-format calcext:target-range-address="deleted.C262:deleted.C262">
            <calcext:condition calcext:apply-style-name="Good" calcext:value="=&quot;Y&quot;" calcext:base-cell-address="deleted.C262"/>
            <calcext:condition calcext:apply-style-name="Bad" calcext:value="=&quot;N&quot;" calcext:base-cell-address="deleted.C262"/>
            <calcext:condition calcext:apply-style-name="Bad" calcext:value="=0" calcext:base-cell-address="deleted.C262"/>
          </calcext:conditional-format>
          <calcext:conditional-format calcext:target-range-address="deleted.B262:deleted.B262">
            <calcext:condition calcext:apply-style-name="Good" calcext:value="=&quot;Y&quot;" calcext:base-cell-address="deleted.B262"/>
            <calcext:condition calcext:apply-style-name="Bad" calcext:value="=&quot;N&quot;" calcext:base-cell-address="deleted.B262"/>
            <calcext:condition calcext:apply-style-name="Bad" calcext:value="=0" calcext:base-cell-address="deleted.B262"/>
          </calcext:conditional-format>
          <calcext:conditional-format calcext:target-range-address="deleted.E262:deleted.E262">
            <calcext:condition calcext:apply-style-name="Good" calcext:value="=&quot;Y&quot;" calcext:base-cell-address="deleted.E262"/>
            <calcext:condition calcext:apply-style-name="Bad" calcext:value="=&quot;N&quot;" calcext:base-cell-address="deleted.E262"/>
            <calcext:condition calcext:apply-style-name="Bad" calcext:value="=0" calcext:base-cell-address="deleted.E262"/>
          </calcext:conditional-format>
          <calcext:conditional-format calcext:target-range-address="deleted.D263:deleted.D265">
            <calcext:condition calcext:apply-style-name="Good" calcext:value="=&quot;Y&quot;" calcext:base-cell-address="deleted.D263"/>
            <calcext:condition calcext:apply-style-name="Bad" calcext:value="=&quot;N&quot;" calcext:base-cell-address="deleted.D263"/>
            <calcext:condition calcext:apply-style-name="Bad" calcext:value="=0" calcext:base-cell-address="deleted.D263"/>
          </calcext:conditional-format>
          <calcext:conditional-format calcext:target-range-address="deleted.C263:deleted.C265">
            <calcext:condition calcext:apply-style-name="Good" calcext:value="=&quot;Y&quot;" calcext:base-cell-address="deleted.C263"/>
            <calcext:condition calcext:apply-style-name="Bad" calcext:value="=&quot;N&quot;" calcext:base-cell-address="deleted.C263"/>
            <calcext:condition calcext:apply-style-name="Bad" calcext:value="=0" calcext:base-cell-address="deleted.C263"/>
          </calcext:conditional-format>
          <calcext:conditional-format calcext:target-range-address="deleted.B263:deleted.B265">
            <calcext:condition calcext:apply-style-name="Good" calcext:value="=&quot;Y&quot;" calcext:base-cell-address="deleted.B263"/>
            <calcext:condition calcext:apply-style-name="Bad" calcext:value="=&quot;N&quot;" calcext:base-cell-address="deleted.B263"/>
            <calcext:condition calcext:apply-style-name="Bad" calcext:value="=0" calcext:base-cell-address="deleted.B263"/>
          </calcext:conditional-format>
          <calcext:conditional-format calcext:target-range-address="deleted.E263:deleted.E263">
            <calcext:condition calcext:apply-style-name="Good" calcext:value="=&quot;Y&quot;" calcext:base-cell-address="deleted.E263"/>
            <calcext:condition calcext:apply-style-name="Bad" calcext:value="=&quot;N&quot;" calcext:base-cell-address="deleted.E263"/>
            <calcext:condition calcext:apply-style-name="Bad" calcext:value="=0" calcext:base-cell-address="deleted.E263"/>
          </calcext:conditional-format>
          <calcext:conditional-format calcext:target-range-address="deleted.E264:deleted.E264">
            <calcext:condition calcext:apply-style-name="Good" calcext:value="=&quot;Y&quot;" calcext:base-cell-address="deleted.E264"/>
            <calcext:condition calcext:apply-style-name="Bad" calcext:value="=&quot;N&quot;" calcext:base-cell-address="deleted.E264"/>
            <calcext:condition calcext:apply-style-name="Bad" calcext:value="=0" calcext:base-cell-address="deleted.E264"/>
          </calcext:conditional-format>
          <calcext:conditional-format calcext:target-range-address="deleted.E265:deleted.E265">
            <calcext:condition calcext:apply-style-name="Good" calcext:value="=&quot;Y&quot;" calcext:base-cell-address="deleted.E265"/>
            <calcext:condition calcext:apply-style-name="Bad" calcext:value="=&quot;N&quot;" calcext:base-cell-address="deleted.E265"/>
            <calcext:condition calcext:apply-style-name="Bad" calcext:value="=0" calcext:base-cell-address="deleted.E265"/>
          </calcext:conditional-format>
          <calcext:conditional-format calcext:target-range-address="deleted.D266:deleted.D266">
            <calcext:condition calcext:apply-style-name="Good" calcext:value="=&quot;Y&quot;" calcext:base-cell-address="deleted.D266"/>
            <calcext:condition calcext:apply-style-name="Bad" calcext:value="=&quot;N&quot;" calcext:base-cell-address="deleted.D266"/>
            <calcext:condition calcext:apply-style-name="Bad" calcext:value="=0" calcext:base-cell-address="deleted.D266"/>
          </calcext:conditional-format>
          <calcext:conditional-format calcext:target-range-address="deleted.C266:deleted.C266">
            <calcext:condition calcext:apply-style-name="Good" calcext:value="begins-with(&quot;Y&quot;)" calcext:base-cell-address="deleted.C266"/>
          </calcext:conditional-format>
          <calcext:conditional-format calcext:target-range-address="deleted.C266:deleted.C266">
            <calcext:condition calcext:apply-style-name="Good" calcext:value="=&quot;Y&quot;" calcext:base-cell-address="deleted.C266"/>
            <calcext:condition calcext:apply-style-name="Bad" calcext:value="=&quot;N&quot;" calcext:base-cell-address="deleted.C266"/>
            <calcext:condition calcext:apply-style-name="Bad" calcext:value="=0" calcext:base-cell-address="deleted.C266"/>
          </calcext:conditional-format>
          <calcext:conditional-format calcext:target-range-address="deleted.B266:deleted.B266">
            <calcext:condition calcext:apply-style-name="Good" calcext:value="begins-with(&quot;Y&quot;)" calcext:base-cell-address="deleted.B266"/>
          </calcext:conditional-format>
          <calcext:conditional-format calcext:target-range-address="deleted.B266:deleted.B266">
            <calcext:condition calcext:apply-style-name="Good" calcext:value="=&quot;Y&quot;" calcext:base-cell-address="deleted.B266"/>
            <calcext:condition calcext:apply-style-name="Bad" calcext:value="=&quot;N&quot;" calcext:base-cell-address="deleted.B266"/>
            <calcext:condition calcext:apply-style-name="Bad" calcext:value="=0" calcext:base-cell-address="deleted.B266"/>
          </calcext:conditional-format>
          <calcext:conditional-format calcext:target-range-address="deleted.E266:deleted.E266">
            <calcext:condition calcext:apply-style-name="Good" calcext:value="=&quot;Y&quot;" calcext:base-cell-address="deleted.E266"/>
            <calcext:condition calcext:apply-style-name="Bad" calcext:value="=&quot;N&quot;" calcext:base-cell-address="deleted.E266"/>
            <calcext:condition calcext:apply-style-name="Bad" calcext:value="=0" calcext:base-cell-address="deleted.E266"/>
          </calcext:conditional-format>
          <calcext:conditional-format calcext:target-range-address="deleted.D267:deleted.D269">
            <calcext:condition calcext:apply-style-name="Good" calcext:value="=&quot;Y&quot;" calcext:base-cell-address="deleted.D267"/>
            <calcext:condition calcext:apply-style-name="Bad" calcext:value="=&quot;N&quot;" calcext:base-cell-address="deleted.D267"/>
            <calcext:condition calcext:apply-style-name="Bad" calcext:value="=0" calcext:base-cell-address="deleted.D267"/>
          </calcext:conditional-format>
          <calcext:conditional-format calcext:target-range-address="deleted.C267:deleted.C269">
            <calcext:condition calcext:apply-style-name="Good" calcext:value="=&quot;Y&quot;" calcext:base-cell-address="deleted.C267"/>
            <calcext:condition calcext:apply-style-name="Bad" calcext:value="=&quot;N&quot;" calcext:base-cell-address="deleted.C267"/>
            <calcext:condition calcext:apply-style-name="Bad" calcext:value="=0" calcext:base-cell-address="deleted.C267"/>
          </calcext:conditional-format>
          <calcext:conditional-format calcext:target-range-address="deleted.B267:deleted.B269">
            <calcext:condition calcext:apply-style-name="Good" calcext:value="=&quot;Y&quot;" calcext:base-cell-address="deleted.B267"/>
            <calcext:condition calcext:apply-style-name="Bad" calcext:value="=&quot;N&quot;" calcext:base-cell-address="deleted.B267"/>
            <calcext:condition calcext:apply-style-name="Bad" calcext:value="=0" calcext:base-cell-address="deleted.B267"/>
          </calcext:conditional-format>
          <calcext:conditional-format calcext:target-range-address="deleted.E267:deleted.E267">
            <calcext:condition calcext:apply-style-name="Good" calcext:value="=&quot;Y&quot;" calcext:base-cell-address="deleted.E267"/>
            <calcext:condition calcext:apply-style-name="Bad" calcext:value="=&quot;N&quot;" calcext:base-cell-address="deleted.E267"/>
            <calcext:condition calcext:apply-style-name="Bad" calcext:value="=0" calcext:base-cell-address="deleted.E267"/>
          </calcext:conditional-format>
          <calcext:conditional-format calcext:target-range-address="deleted.E268:deleted.E268">
            <calcext:condition calcext:apply-style-name="Good" calcext:value="=&quot;Y&quot;" calcext:base-cell-address="deleted.E268"/>
            <calcext:condition calcext:apply-style-name="Bad" calcext:value="=&quot;N&quot;" calcext:base-cell-address="deleted.E268"/>
            <calcext:condition calcext:apply-style-name="Bad" calcext:value="=0" calcext:base-cell-address="deleted.E268"/>
          </calcext:conditional-format>
          <calcext:conditional-format calcext:target-range-address="deleted.E269:deleted.E269">
            <calcext:condition calcext:apply-style-name="Good" calcext:value="=&quot;Y&quot;" calcext:base-cell-address="deleted.E269"/>
            <calcext:condition calcext:apply-style-name="Bad" calcext:value="=&quot;N&quot;" calcext:base-cell-address="deleted.E269"/>
            <calcext:condition calcext:apply-style-name="Bad" calcext:value="=0" calcext:base-cell-address="deleted.E269"/>
          </calcext:conditional-format>
          <calcext:conditional-format calcext:target-range-address="deleted.D270:deleted.D272">
            <calcext:condition calcext:apply-style-name="Good" calcext:value="=&quot;Y&quot;" calcext:base-cell-address="deleted.D270"/>
            <calcext:condition calcext:apply-style-name="Bad" calcext:value="=&quot;N&quot;" calcext:base-cell-address="deleted.D270"/>
            <calcext:condition calcext:apply-style-name="Bad" calcext:value="=0" calcext:base-cell-address="deleted.D270"/>
          </calcext:conditional-format>
          <calcext:conditional-format calcext:target-range-address="deleted.C270:deleted.C272">
            <calcext:condition calcext:apply-style-name="Good" calcext:value="=&quot;Y&quot;" calcext:base-cell-address="deleted.C270"/>
            <calcext:condition calcext:apply-style-name="Bad" calcext:value="=&quot;N&quot;" calcext:base-cell-address="deleted.C270"/>
            <calcext:condition calcext:apply-style-name="Bad" calcext:value="=0" calcext:base-cell-address="deleted.C270"/>
          </calcext:conditional-format>
          <calcext:conditional-format calcext:target-range-address="deleted.B270:deleted.B272">
            <calcext:condition calcext:apply-style-name="Good" calcext:value="=&quot;Y&quot;" calcext:base-cell-address="deleted.B270"/>
            <calcext:condition calcext:apply-style-name="Bad" calcext:value="=&quot;N&quot;" calcext:base-cell-address="deleted.B270"/>
            <calcext:condition calcext:apply-style-name="Bad" calcext:value="=0" calcext:base-cell-address="deleted.B270"/>
          </calcext:conditional-format>
          <calcext:conditional-format calcext:target-range-address="deleted.E270:deleted.E270">
            <calcext:condition calcext:apply-style-name="Good" calcext:value="=&quot;Y&quot;" calcext:base-cell-address="deleted.E270"/>
            <calcext:condition calcext:apply-style-name="Bad" calcext:value="=&quot;N&quot;" calcext:base-cell-address="deleted.E270"/>
            <calcext:condition calcext:apply-style-name="Bad" calcext:value="=0" calcext:base-cell-address="deleted.E270"/>
          </calcext:conditional-format>
          <calcext:conditional-format calcext:target-range-address="deleted.E271:deleted.E271">
            <calcext:condition calcext:apply-style-name="Good" calcext:value="=&quot;Y&quot;" calcext:base-cell-address="deleted.E271"/>
            <calcext:condition calcext:apply-style-name="Bad" calcext:value="=&quot;N&quot;" calcext:base-cell-address="deleted.E271"/>
            <calcext:condition calcext:apply-style-name="Bad" calcext:value="=0" calcext:base-cell-address="deleted.E271"/>
          </calcext:conditional-format>
          <calcext:conditional-format calcext:target-range-address="deleted.E272:deleted.E272">
            <calcext:condition calcext:apply-style-name="Good" calcext:value="=&quot;Y&quot;" calcext:base-cell-address="deleted.E272"/>
            <calcext:condition calcext:apply-style-name="Bad" calcext:value="=&quot;N&quot;" calcext:base-cell-address="deleted.E272"/>
            <calcext:condition calcext:apply-style-name="Bad" calcext:value="=0" calcext:base-cell-address="deleted.E272"/>
          </calcext:conditional-format>
          <calcext:conditional-format calcext:target-range-address="deleted.D273:deleted.D274">
            <calcext:condition calcext:apply-style-name="Good" calcext:value="=&quot;Y&quot;" calcext:base-cell-address="deleted.D273"/>
            <calcext:condition calcext:apply-style-name="Bad" calcext:value="=&quot;N&quot;" calcext:base-cell-address="deleted.D273"/>
            <calcext:condition calcext:apply-style-name="Bad" calcext:value="=0" calcext:base-cell-address="deleted.D273"/>
          </calcext:conditional-format>
          <calcext:conditional-format calcext:target-range-address="deleted.C273:deleted.C274">
            <calcext:condition calcext:apply-style-name="Good" calcext:value="=&quot;Y&quot;" calcext:base-cell-address="deleted.C273"/>
            <calcext:condition calcext:apply-style-name="Bad" calcext:value="=&quot;N&quot;" calcext:base-cell-address="deleted.C273"/>
            <calcext:condition calcext:apply-style-name="Bad" calcext:value="=0" calcext:base-cell-address="deleted.C273"/>
          </calcext:conditional-format>
          <calcext:conditional-format calcext:target-range-address="deleted.B273:deleted.B274">
            <calcext:condition calcext:apply-style-name="Good" calcext:value="=&quot;Y&quot;" calcext:base-cell-address="deleted.B273"/>
            <calcext:condition calcext:apply-style-name="Bad" calcext:value="=&quot;N&quot;" calcext:base-cell-address="deleted.B273"/>
            <calcext:condition calcext:apply-style-name="Bad" calcext:value="=0" calcext:base-cell-address="deleted.B273"/>
          </calcext:conditional-format>
          <calcext:conditional-format calcext:target-range-address="deleted.E273:deleted.E273">
            <calcext:condition calcext:apply-style-name="Good" calcext:value="=&quot;Y&quot;" calcext:base-cell-address="deleted.E273"/>
            <calcext:condition calcext:apply-style-name="Bad" calcext:value="=&quot;N&quot;" calcext:base-cell-address="deleted.E273"/>
            <calcext:condition calcext:apply-style-name="Bad" calcext:value="=0" calcext:base-cell-address="deleted.E273"/>
          </calcext:conditional-format>
          <calcext:conditional-format calcext:target-range-address="deleted.E274:deleted.E274">
            <calcext:condition calcext:apply-style-name="Good" calcext:value="=&quot;Y&quot;" calcext:base-cell-address="deleted.E274"/>
            <calcext:condition calcext:apply-style-name="Bad" calcext:value="=&quot;N&quot;" calcext:base-cell-address="deleted.E274"/>
            <calcext:condition calcext:apply-style-name="Bad" calcext:value="=0" calcext:base-cell-address="deleted.E274"/>
          </calcext:conditional-format>
          <calcext:conditional-format calcext:target-range-address="deleted.D275:deleted.D275">
            <calcext:condition calcext:apply-style-name="Good" calcext:value="=&quot;Y&quot;" calcext:base-cell-address="deleted.D275"/>
            <calcext:condition calcext:apply-style-name="Bad" calcext:value="=&quot;N&quot;" calcext:base-cell-address="deleted.D275"/>
            <calcext:condition calcext:apply-style-name="Bad" calcext:value="=0" calcext:base-cell-address="deleted.D275"/>
          </calcext:conditional-format>
          <calcext:conditional-format calcext:target-range-address="deleted.C275:deleted.C275">
            <calcext:condition calcext:apply-style-name="Good" calcext:value="=&quot;Y&quot;" calcext:base-cell-address="deleted.C275"/>
            <calcext:condition calcext:apply-style-name="Bad" calcext:value="=&quot;N&quot;" calcext:base-cell-address="deleted.C275"/>
            <calcext:condition calcext:apply-style-name="Bad" calcext:value="=0" calcext:base-cell-address="deleted.C275"/>
          </calcext:conditional-format>
          <calcext:conditional-format calcext:target-range-address="deleted.B275:deleted.B275">
            <calcext:condition calcext:apply-style-name="Good" calcext:value="=&quot;Y&quot;" calcext:base-cell-address="deleted.B275"/>
            <calcext:condition calcext:apply-style-name="Bad" calcext:value="=&quot;N&quot;" calcext:base-cell-address="deleted.B275"/>
            <calcext:condition calcext:apply-style-name="Bad" calcext:value="=0" calcext:base-cell-address="deleted.B275"/>
          </calcext:conditional-format>
          <calcext:conditional-format calcext:target-range-address="deleted.E275:deleted.E275">
            <calcext:condition calcext:apply-style-name="Good" calcext:value="=&quot;Y&quot;" calcext:base-cell-address="deleted.E275"/>
            <calcext:condition calcext:apply-style-name="Bad" calcext:value="=&quot;N&quot;" calcext:base-cell-address="deleted.E275"/>
            <calcext:condition calcext:apply-style-name="Bad" calcext:value="=0" calcext:base-cell-address="deleted.E275"/>
          </calcext:conditional-format>
          <calcext:conditional-format calcext:target-range-address="deleted.D276:deleted.D276">
            <calcext:condition calcext:apply-style-name="Good" calcext:value="=&quot;Y&quot;" calcext:base-cell-address="deleted.D276"/>
            <calcext:condition calcext:apply-style-name="Bad" calcext:value="=&quot;N&quot;" calcext:base-cell-address="deleted.D276"/>
            <calcext:condition calcext:apply-style-name="Bad" calcext:value="=0" calcext:base-cell-address="deleted.D276"/>
          </calcext:conditional-format>
          <calcext:conditional-format calcext:target-range-address="deleted.C276:deleted.C276">
            <calcext:condition calcext:apply-style-name="Good" calcext:value="=&quot;Y&quot;" calcext:base-cell-address="deleted.C276"/>
            <calcext:condition calcext:apply-style-name="Bad" calcext:value="=&quot;N&quot;" calcext:base-cell-address="deleted.C276"/>
            <calcext:condition calcext:apply-style-name="Bad" calcext:value="=0" calcext:base-cell-address="deleted.C276"/>
          </calcext:conditional-format>
          <calcext:conditional-format calcext:target-range-address="deleted.B276:deleted.B276">
            <calcext:condition calcext:apply-style-name="Good" calcext:value="=&quot;Y&quot;" calcext:base-cell-address="deleted.B276"/>
            <calcext:condition calcext:apply-style-name="Bad" calcext:value="=&quot;N&quot;" calcext:base-cell-address="deleted.B276"/>
            <calcext:condition calcext:apply-style-name="Bad" calcext:value="=0" calcext:base-cell-address="deleted.B276"/>
          </calcext:conditional-format>
          <calcext:conditional-format calcext:target-range-address="deleted.E276:deleted.E276">
            <calcext:condition calcext:apply-style-name="Good" calcext:value="=&quot;Y&quot;" calcext:base-cell-address="deleted.E276"/>
            <calcext:condition calcext:apply-style-name="Bad" calcext:value="=&quot;N&quot;" calcext:base-cell-address="deleted.E276"/>
            <calcext:condition calcext:apply-style-name="Bad" calcext:value="=0" calcext:base-cell-address="deleted.E276"/>
          </calcext:conditional-format>
          <calcext:conditional-format calcext:target-range-address="deleted.D277:deleted.D277">
            <calcext:condition calcext:apply-style-name="Good" calcext:value="=&quot;Y&quot;" calcext:base-cell-address="deleted.D277"/>
            <calcext:condition calcext:apply-style-name="Bad" calcext:value="=&quot;N&quot;" calcext:base-cell-address="deleted.D277"/>
            <calcext:condition calcext:apply-style-name="Bad" calcext:value="=0" calcext:base-cell-address="deleted.D277"/>
          </calcext:conditional-format>
          <calcext:conditional-format calcext:target-range-address="deleted.C277:deleted.C277">
            <calcext:condition calcext:apply-style-name="Good" calcext:value="=&quot;Y&quot;" calcext:base-cell-address="deleted.C277"/>
            <calcext:condition calcext:apply-style-name="Bad" calcext:value="=&quot;N&quot;" calcext:base-cell-address="deleted.C277"/>
            <calcext:condition calcext:apply-style-name="Bad" calcext:value="=0" calcext:base-cell-address="deleted.C277"/>
          </calcext:conditional-format>
          <calcext:conditional-format calcext:target-range-address="deleted.B277:deleted.B277">
            <calcext:condition calcext:apply-style-name="Good" calcext:value="=&quot;Y&quot;" calcext:base-cell-address="deleted.B277"/>
            <calcext:condition calcext:apply-style-name="Bad" calcext:value="=&quot;N&quot;" calcext:base-cell-address="deleted.B277"/>
            <calcext:condition calcext:apply-style-name="Bad" calcext:value="=0" calcext:base-cell-address="deleted.B277"/>
          </calcext:conditional-format>
          <calcext:conditional-format calcext:target-range-address="deleted.E277:deleted.E277">
            <calcext:condition calcext:apply-style-name="Good" calcext:value="=&quot;Y&quot;" calcext:base-cell-address="deleted.E277"/>
            <calcext:condition calcext:apply-style-name="Bad" calcext:value="=&quot;N&quot;" calcext:base-cell-address="deleted.E277"/>
            <calcext:condition calcext:apply-style-name="Bad" calcext:value="=0" calcext:base-cell-address="deleted.E277"/>
          </calcext:conditional-format>
          <calcext:conditional-format calcext:target-range-address="deleted.D278:deleted.D278">
            <calcext:condition calcext:apply-style-name="Good" calcext:value="=&quot;Y&quot;" calcext:base-cell-address="deleted.D278"/>
            <calcext:condition calcext:apply-style-name="Bad" calcext:value="=&quot;N&quot;" calcext:base-cell-address="deleted.D278"/>
            <calcext:condition calcext:apply-style-name="Bad" calcext:value="=0" calcext:base-cell-address="deleted.D278"/>
          </calcext:conditional-format>
          <calcext:conditional-format calcext:target-range-address="deleted.C278:deleted.C278">
            <calcext:condition calcext:apply-style-name="Good" calcext:value="=&quot;Y&quot;" calcext:base-cell-address="deleted.C278"/>
            <calcext:condition calcext:apply-style-name="Bad" calcext:value="=&quot;N&quot;" calcext:base-cell-address="deleted.C278"/>
            <calcext:condition calcext:apply-style-name="Bad" calcext:value="=0" calcext:base-cell-address="deleted.C278"/>
          </calcext:conditional-format>
          <calcext:conditional-format calcext:target-range-address="deleted.B278:deleted.B278">
            <calcext:condition calcext:apply-style-name="Good" calcext:value="=&quot;Y&quot;" calcext:base-cell-address="deleted.B278"/>
            <calcext:condition calcext:apply-style-name="Bad" calcext:value="=&quot;N&quot;" calcext:base-cell-address="deleted.B278"/>
            <calcext:condition calcext:apply-style-name="Bad" calcext:value="=0" calcext:base-cell-address="deleted.B278"/>
          </calcext:conditional-format>
          <calcext:conditional-format calcext:target-range-address="deleted.E278:deleted.E278">
            <calcext:condition calcext:apply-style-name="Good" calcext:value="=&quot;Y&quot;" calcext:base-cell-address="deleted.E278"/>
            <calcext:condition calcext:apply-style-name="Bad" calcext:value="=&quot;N&quot;" calcext:base-cell-address="deleted.E278"/>
            <calcext:condition calcext:apply-style-name="Bad" calcext:value="=0" calcext:base-cell-address="deleted.E278"/>
          </calcext:conditional-format>
          <calcext:conditional-format calcext:target-range-address="deleted.D279:deleted.D279">
            <calcext:condition calcext:apply-style-name="Good" calcext:value="=&quot;Y&quot;" calcext:base-cell-address="deleted.D279"/>
            <calcext:condition calcext:apply-style-name="Bad" calcext:value="=&quot;N&quot;" calcext:base-cell-address="deleted.D279"/>
            <calcext:condition calcext:apply-style-name="Bad" calcext:value="=0" calcext:base-cell-address="deleted.D279"/>
          </calcext:conditional-format>
          <calcext:conditional-format calcext:target-range-address="deleted.C279:deleted.C279">
            <calcext:condition calcext:apply-style-name="Good" calcext:value="=&quot;Y&quot;" calcext:base-cell-address="deleted.C279"/>
            <calcext:condition calcext:apply-style-name="Bad" calcext:value="=&quot;N&quot;" calcext:base-cell-address="deleted.C279"/>
            <calcext:condition calcext:apply-style-name="Bad" calcext:value="=0" calcext:base-cell-address="deleted.C279"/>
          </calcext:conditional-format>
          <calcext:conditional-format calcext:target-range-address="deleted.B279:deleted.B279">
            <calcext:condition calcext:apply-style-name="Good" calcext:value="=&quot;Y&quot;" calcext:base-cell-address="deleted.B279"/>
            <calcext:condition calcext:apply-style-name="Bad" calcext:value="=&quot;N&quot;" calcext:base-cell-address="deleted.B279"/>
            <calcext:condition calcext:apply-style-name="Bad" calcext:value="=0" calcext:base-cell-address="deleted.B279"/>
          </calcext:conditional-format>
          <calcext:conditional-format calcext:target-range-address="deleted.E279:deleted.E279">
            <calcext:condition calcext:apply-style-name="Good" calcext:value="=&quot;Y&quot;" calcext:base-cell-address="deleted.E279"/>
            <calcext:condition calcext:apply-style-name="Bad" calcext:value="=&quot;N&quot;" calcext:base-cell-address="deleted.E279"/>
            <calcext:condition calcext:apply-style-name="Bad" calcext:value="=0" calcext:base-cell-address="deleted.E279"/>
          </calcext:conditional-format>
          <calcext:conditional-format calcext:target-range-address="deleted.D280:deleted.D280">
            <calcext:condition calcext:apply-style-name="Good" calcext:value="=&quot;Y&quot;" calcext:base-cell-address="deleted.D280"/>
            <calcext:condition calcext:apply-style-name="Bad" calcext:value="=&quot;N&quot;" calcext:base-cell-address="deleted.D280"/>
            <calcext:condition calcext:apply-style-name="Bad" calcext:value="=0" calcext:base-cell-address="deleted.D280"/>
          </calcext:conditional-format>
          <calcext:conditional-format calcext:target-range-address="deleted.C280:deleted.C280">
            <calcext:condition calcext:apply-style-name="Good" calcext:value="=&quot;Y&quot;" calcext:base-cell-address="deleted.C280"/>
            <calcext:condition calcext:apply-style-name="Bad" calcext:value="=&quot;N&quot;" calcext:base-cell-address="deleted.C280"/>
            <calcext:condition calcext:apply-style-name="Bad" calcext:value="=0" calcext:base-cell-address="deleted.C280"/>
          </calcext:conditional-format>
          <calcext:conditional-format calcext:target-range-address="deleted.B280:deleted.B280">
            <calcext:condition calcext:apply-style-name="Good" calcext:value="=&quot;Y&quot;" calcext:base-cell-address="deleted.B280"/>
            <calcext:condition calcext:apply-style-name="Bad" calcext:value="=&quot;N&quot;" calcext:base-cell-address="deleted.B280"/>
            <calcext:condition calcext:apply-style-name="Bad" calcext:value="=0" calcext:base-cell-address="deleted.B280"/>
          </calcext:conditional-format>
          <calcext:conditional-format calcext:target-range-address="deleted.E280:deleted.E280">
            <calcext:condition calcext:apply-style-name="Good" calcext:value="=&quot;Y&quot;" calcext:base-cell-address="deleted.E280"/>
            <calcext:condition calcext:apply-style-name="Bad" calcext:value="=&quot;N&quot;" calcext:base-cell-address="deleted.E280"/>
            <calcext:condition calcext:apply-style-name="Bad" calcext:value="=0" calcext:base-cell-address="deleted.E280"/>
          </calcext:conditional-format>
          <calcext:conditional-format calcext:target-range-address="deleted.D281:deleted.D281">
            <calcext:condition calcext:apply-style-name="Good" calcext:value="=&quot;Y&quot;" calcext:base-cell-address="deleted.D281"/>
            <calcext:condition calcext:apply-style-name="Bad" calcext:value="=&quot;N&quot;" calcext:base-cell-address="deleted.D281"/>
            <calcext:condition calcext:apply-style-name="Bad" calcext:value="=0" calcext:base-cell-address="deleted.D281"/>
          </calcext:conditional-format>
          <calcext:conditional-format calcext:target-range-address="deleted.C281:deleted.C281">
            <calcext:condition calcext:apply-style-name="Good" calcext:value="=&quot;Y&quot;" calcext:base-cell-address="deleted.C281"/>
            <calcext:condition calcext:apply-style-name="Bad" calcext:value="=&quot;N&quot;" calcext:base-cell-address="deleted.C281"/>
            <calcext:condition calcext:apply-style-name="Bad" calcext:value="=0" calcext:base-cell-address="deleted.C281"/>
          </calcext:conditional-format>
          <calcext:conditional-format calcext:target-range-address="deleted.B281:deleted.B281">
            <calcext:condition calcext:apply-style-name="Good" calcext:value="=&quot;Y&quot;" calcext:base-cell-address="deleted.B281"/>
            <calcext:condition calcext:apply-style-name="Bad" calcext:value="=&quot;N&quot;" calcext:base-cell-address="deleted.B281"/>
            <calcext:condition calcext:apply-style-name="Bad" calcext:value="=0" calcext:base-cell-address="deleted.B281"/>
          </calcext:conditional-format>
          <calcext:conditional-format calcext:target-range-address="deleted.E281:deleted.E281">
            <calcext:condition calcext:apply-style-name="Good" calcext:value="=&quot;Y&quot;" calcext:base-cell-address="deleted.E281"/>
            <calcext:condition calcext:apply-style-name="Bad" calcext:value="=&quot;N&quot;" calcext:base-cell-address="deleted.E281"/>
            <calcext:condition calcext:apply-style-name="Bad" calcext:value="=0" calcext:base-cell-address="deleted.E281"/>
          </calcext:conditional-format>
          <calcext:conditional-format calcext:target-range-address="deleted.D282:deleted.D282">
            <calcext:condition calcext:apply-style-name="Good" calcext:value="=&quot;Y&quot;" calcext:base-cell-address="deleted.D282"/>
            <calcext:condition calcext:apply-style-name="Bad" calcext:value="=&quot;N&quot;" calcext:base-cell-address="deleted.D282"/>
            <calcext:condition calcext:apply-style-name="Bad" calcext:value="=0" calcext:base-cell-address="deleted.D282"/>
          </calcext:conditional-format>
          <calcext:conditional-format calcext:target-range-address="deleted.C282:deleted.C282">
            <calcext:condition calcext:apply-style-name="Good" calcext:value="=&quot;Y&quot;" calcext:base-cell-address="deleted.C282"/>
            <calcext:condition calcext:apply-style-name="Bad" calcext:value="=&quot;N&quot;" calcext:base-cell-address="deleted.C282"/>
            <calcext:condition calcext:apply-style-name="Bad" calcext:value="=0" calcext:base-cell-address="deleted.C282"/>
          </calcext:conditional-format>
          <calcext:conditional-format calcext:target-range-address="deleted.B282:deleted.B282">
            <calcext:condition calcext:apply-style-name="Good" calcext:value="=&quot;Y&quot;" calcext:base-cell-address="deleted.B282"/>
            <calcext:condition calcext:apply-style-name="Bad" calcext:value="=&quot;N&quot;" calcext:base-cell-address="deleted.B282"/>
            <calcext:condition calcext:apply-style-name="Bad" calcext:value="=0" calcext:base-cell-address="deleted.B282"/>
          </calcext:conditional-format>
          <calcext:conditional-format calcext:target-range-address="deleted.E282:deleted.E282">
            <calcext:condition calcext:apply-style-name="Good" calcext:value="=&quot;Y&quot;" calcext:base-cell-address="deleted.E282"/>
            <calcext:condition calcext:apply-style-name="Bad" calcext:value="=&quot;N&quot;" calcext:base-cell-address="deleted.E282"/>
            <calcext:condition calcext:apply-style-name="Bad" calcext:value="=0" calcext:base-cell-address="deleted.E282"/>
          </calcext:conditional-format>
          <calcext:conditional-format calcext:target-range-address="deleted.D283:deleted.D283">
            <calcext:condition calcext:apply-style-name="Good" calcext:value="=&quot;Y&quot;" calcext:base-cell-address="deleted.D283"/>
            <calcext:condition calcext:apply-style-name="Bad" calcext:value="=&quot;N&quot;" calcext:base-cell-address="deleted.D283"/>
            <calcext:condition calcext:apply-style-name="Bad" calcext:value="=0" calcext:base-cell-address="deleted.D283"/>
          </calcext:conditional-format>
          <calcext:conditional-format calcext:target-range-address="deleted.C283:deleted.C283">
            <calcext:condition calcext:apply-style-name="Good" calcext:value="=&quot;Y&quot;" calcext:base-cell-address="deleted.C283"/>
            <calcext:condition calcext:apply-style-name="Bad" calcext:value="=&quot;N&quot;" calcext:base-cell-address="deleted.C283"/>
            <calcext:condition calcext:apply-style-name="Bad" calcext:value="=0" calcext:base-cell-address="deleted.C283"/>
          </calcext:conditional-format>
          <calcext:conditional-format calcext:target-range-address="deleted.B283:deleted.B283">
            <calcext:condition calcext:apply-style-name="Good" calcext:value="=&quot;Y&quot;" calcext:base-cell-address="deleted.B283"/>
            <calcext:condition calcext:apply-style-name="Bad" calcext:value="=&quot;N&quot;" calcext:base-cell-address="deleted.B283"/>
            <calcext:condition calcext:apply-style-name="Bad" calcext:value="=0" calcext:base-cell-address="deleted.B283"/>
          </calcext:conditional-format>
          <calcext:conditional-format calcext:target-range-address="deleted.E283:deleted.E283">
            <calcext:condition calcext:apply-style-name="Good" calcext:value="=&quot;Y&quot;" calcext:base-cell-address="deleted.E283"/>
            <calcext:condition calcext:apply-style-name="Bad" calcext:value="=&quot;N&quot;" calcext:base-cell-address="deleted.E283"/>
            <calcext:condition calcext:apply-style-name="Bad" calcext:value="=0" calcext:base-cell-address="deleted.E283"/>
          </calcext:conditional-format>
          <calcext:conditional-format calcext:target-range-address="deleted.D284:deleted.D288">
            <calcext:condition calcext:apply-style-name="Good" calcext:value="=&quot;Y&quot;" calcext:base-cell-address="deleted.D284"/>
            <calcext:condition calcext:apply-style-name="Bad" calcext:value="=&quot;N&quot;" calcext:base-cell-address="deleted.D284"/>
            <calcext:condition calcext:apply-style-name="Bad" calcext:value="=0" calcext:base-cell-address="deleted.D284"/>
          </calcext:conditional-format>
          <calcext:conditional-format calcext:target-range-address="deleted.C284:deleted.C288">
            <calcext:condition calcext:apply-style-name="Good" calcext:value="=&quot;Y&quot;" calcext:base-cell-address="deleted.C284"/>
            <calcext:condition calcext:apply-style-name="Bad" calcext:value="=&quot;N&quot;" calcext:base-cell-address="deleted.C284"/>
            <calcext:condition calcext:apply-style-name="Bad" calcext:value="=0" calcext:base-cell-address="deleted.C284"/>
          </calcext:conditional-format>
          <calcext:conditional-format calcext:target-range-address="deleted.B284:deleted.B288">
            <calcext:condition calcext:apply-style-name="Good" calcext:value="=&quot;Y&quot;" calcext:base-cell-address="deleted.B284"/>
            <calcext:condition calcext:apply-style-name="Bad" calcext:value="=&quot;N&quot;" calcext:base-cell-address="deleted.B284"/>
            <calcext:condition calcext:apply-style-name="Bad" calcext:value="=0" calcext:base-cell-address="deleted.B284"/>
          </calcext:conditional-format>
          <calcext:conditional-format calcext:target-range-address="deleted.E284:deleted.E284">
            <calcext:condition calcext:apply-style-name="Good" calcext:value="=&quot;Y&quot;" calcext:base-cell-address="deleted.E284"/>
            <calcext:condition calcext:apply-style-name="Bad" calcext:value="=&quot;N&quot;" calcext:base-cell-address="deleted.E284"/>
            <calcext:condition calcext:apply-style-name="Bad" calcext:value="=0" calcext:base-cell-address="deleted.E284"/>
          </calcext:conditional-format>
          <calcext:conditional-format calcext:target-range-address="deleted.E285:deleted.E285">
            <calcext:condition calcext:apply-style-name="Good" calcext:value="=&quot;Y&quot;" calcext:base-cell-address="deleted.E285"/>
            <calcext:condition calcext:apply-style-name="Bad" calcext:value="=&quot;N&quot;" calcext:base-cell-address="deleted.E285"/>
            <calcext:condition calcext:apply-style-name="Bad" calcext:value="=0" calcext:base-cell-address="deleted.E285"/>
          </calcext:conditional-format>
          <calcext:conditional-format calcext:target-range-address="deleted.E286:deleted.E286">
            <calcext:condition calcext:apply-style-name="Good" calcext:value="=&quot;Y&quot;" calcext:base-cell-address="deleted.E286"/>
            <calcext:condition calcext:apply-style-name="Bad" calcext:value="=&quot;N&quot;" calcext:base-cell-address="deleted.E286"/>
            <calcext:condition calcext:apply-style-name="Bad" calcext:value="=0" calcext:base-cell-address="deleted.E286"/>
          </calcext:conditional-format>
          <calcext:conditional-format calcext:target-range-address="deleted.E287:deleted.E287">
            <calcext:condition calcext:apply-style-name="Good" calcext:value="=&quot;Y&quot;" calcext:base-cell-address="deleted.E287"/>
            <calcext:condition calcext:apply-style-name="Bad" calcext:value="=&quot;N&quot;" calcext:base-cell-address="deleted.E287"/>
            <calcext:condition calcext:apply-style-name="Bad" calcext:value="=0" calcext:base-cell-address="deleted.E287"/>
          </calcext:conditional-format>
          <calcext:conditional-format calcext:target-range-address="deleted.E288:deleted.E288">
            <calcext:condition calcext:apply-style-name="Good" calcext:value="=&quot;Y&quot;" calcext:base-cell-address="deleted.E288"/>
            <calcext:condition calcext:apply-style-name="Bad" calcext:value="=&quot;N&quot;" calcext:base-cell-address="deleted.E288"/>
            <calcext:condition calcext:apply-style-name="Bad" calcext:value="=0" calcext:base-cell-address="deleted.E288"/>
          </calcext:conditional-format>
          <calcext:conditional-format calcext:target-range-address="deleted.D289:deleted.D289">
            <calcext:condition calcext:apply-style-name="Good" calcext:value="=&quot;Y&quot;" calcext:base-cell-address="deleted.D289"/>
            <calcext:condition calcext:apply-style-name="Bad" calcext:value="=&quot;N&quot;" calcext:base-cell-address="deleted.D289"/>
            <calcext:condition calcext:apply-style-name="Bad" calcext:value="=0" calcext:base-cell-address="deleted.D289"/>
          </calcext:conditional-format>
          <calcext:conditional-format calcext:target-range-address="deleted.C289:deleted.C289">
            <calcext:condition calcext:apply-style-name="Good" calcext:value="=&quot;Y&quot;" calcext:base-cell-address="deleted.C289"/>
            <calcext:condition calcext:apply-style-name="Bad" calcext:value="=&quot;N&quot;" calcext:base-cell-address="deleted.C289"/>
            <calcext:condition calcext:apply-style-name="Bad" calcext:value="=0" calcext:base-cell-address="deleted.C289"/>
          </calcext:conditional-format>
          <calcext:conditional-format calcext:target-range-address="deleted.B289:deleted.B289">
            <calcext:condition calcext:apply-style-name="Good" calcext:value="=&quot;Y&quot;" calcext:base-cell-address="deleted.B289"/>
            <calcext:condition calcext:apply-style-name="Bad" calcext:value="=&quot;N&quot;" calcext:base-cell-address="deleted.B289"/>
            <calcext:condition calcext:apply-style-name="Bad" calcext:value="=0" calcext:base-cell-address="deleted.B289"/>
          </calcext:conditional-format>
          <calcext:conditional-format calcext:target-range-address="deleted.E289:deleted.E289">
            <calcext:condition calcext:apply-style-name="Good" calcext:value="=&quot;Y&quot;" calcext:base-cell-address="deleted.E289"/>
            <calcext:condition calcext:apply-style-name="Bad" calcext:value="=&quot;N&quot;" calcext:base-cell-address="deleted.E289"/>
            <calcext:condition calcext:apply-style-name="Bad" calcext:value="=0" calcext:base-cell-address="deleted.E289"/>
          </calcext:conditional-format>
          <calcext:conditional-format calcext:target-range-address="deleted.D290:deleted.D291">
            <calcext:condition calcext:apply-style-name="Good" calcext:value="=&quot;Y&quot;" calcext:base-cell-address="deleted.D290"/>
            <calcext:condition calcext:apply-style-name="Bad" calcext:value="=&quot;N&quot;" calcext:base-cell-address="deleted.D290"/>
            <calcext:condition calcext:apply-style-name="Bad" calcext:value="=0" calcext:base-cell-address="deleted.D290"/>
          </calcext:conditional-format>
          <calcext:conditional-format calcext:target-range-address="deleted.C290:deleted.C291">
            <calcext:condition calcext:apply-style-name="Good" calcext:value="=&quot;Y&quot;" calcext:base-cell-address="deleted.C290"/>
            <calcext:condition calcext:apply-style-name="Bad" calcext:value="=&quot;N&quot;" calcext:base-cell-address="deleted.C290"/>
            <calcext:condition calcext:apply-style-name="Bad" calcext:value="=0" calcext:base-cell-address="deleted.C290"/>
          </calcext:conditional-format>
          <calcext:conditional-format calcext:target-range-address="deleted.B290:deleted.B291">
            <calcext:condition calcext:apply-style-name="Good" calcext:value="=&quot;Y&quot;" calcext:base-cell-address="deleted.B290"/>
            <calcext:condition calcext:apply-style-name="Bad" calcext:value="=&quot;N&quot;" calcext:base-cell-address="deleted.B290"/>
            <calcext:condition calcext:apply-style-name="Bad" calcext:value="=0" calcext:base-cell-address="deleted.B290"/>
          </calcext:conditional-format>
          <calcext:conditional-format calcext:target-range-address="deleted.E290:deleted.E290">
            <calcext:condition calcext:apply-style-name="Good" calcext:value="=&quot;Y&quot;" calcext:base-cell-address="deleted.E290"/>
            <calcext:condition calcext:apply-style-name="Bad" calcext:value="=&quot;N&quot;" calcext:base-cell-address="deleted.E290"/>
            <calcext:condition calcext:apply-style-name="Bad" calcext:value="=0" calcext:base-cell-address="deleted.E290"/>
          </calcext:conditional-format>
          <calcext:conditional-format calcext:target-range-address="deleted.E291:deleted.E291">
            <calcext:condition calcext:apply-style-name="Good" calcext:value="=&quot;Y&quot;" calcext:base-cell-address="deleted.E291"/>
            <calcext:condition calcext:apply-style-name="Bad" calcext:value="=&quot;N&quot;" calcext:base-cell-address="deleted.E291"/>
            <calcext:condition calcext:apply-style-name="Bad" calcext:value="=0" calcext:base-cell-address="deleted.E291"/>
          </calcext:conditional-format>
          <calcext:conditional-format calcext:target-range-address="deleted.D292:deleted.D293">
            <calcext:condition calcext:apply-style-name="Good" calcext:value="=&quot;Y&quot;" calcext:base-cell-address="deleted.D292"/>
            <calcext:condition calcext:apply-style-name="Bad" calcext:value="=&quot;N&quot;" calcext:base-cell-address="deleted.D292"/>
            <calcext:condition calcext:apply-style-name="Bad" calcext:value="=0" calcext:base-cell-address="deleted.D292"/>
          </calcext:conditional-format>
          <calcext:conditional-format calcext:target-range-address="deleted.C292:deleted.C293">
            <calcext:condition calcext:apply-style-name="Good" calcext:value="=&quot;Y&quot;" calcext:base-cell-address="deleted.C292"/>
            <calcext:condition calcext:apply-style-name="Bad" calcext:value="=&quot;N&quot;" calcext:base-cell-address="deleted.C292"/>
            <calcext:condition calcext:apply-style-name="Bad" calcext:value="=0" calcext:base-cell-address="deleted.C292"/>
          </calcext:conditional-format>
          <calcext:conditional-format calcext:target-range-address="deleted.B292:deleted.B293">
            <calcext:condition calcext:apply-style-name="Good" calcext:value="=&quot;Y&quot;" calcext:base-cell-address="deleted.B292"/>
            <calcext:condition calcext:apply-style-name="Bad" calcext:value="=&quot;N&quot;" calcext:base-cell-address="deleted.B292"/>
            <calcext:condition calcext:apply-style-name="Bad" calcext:value="=0" calcext:base-cell-address="deleted.B292"/>
          </calcext:conditional-format>
          <calcext:conditional-format calcext:target-range-address="deleted.E292:deleted.E292">
            <calcext:condition calcext:apply-style-name="Good" calcext:value="=&quot;Y&quot;" calcext:base-cell-address="deleted.E292"/>
            <calcext:condition calcext:apply-style-name="Bad" calcext:value="=&quot;N&quot;" calcext:base-cell-address="deleted.E292"/>
            <calcext:condition calcext:apply-style-name="Bad" calcext:value="=0" calcext:base-cell-address="deleted.E292"/>
          </calcext:conditional-format>
          <calcext:conditional-format calcext:target-range-address="deleted.E293:deleted.E293">
            <calcext:condition calcext:apply-style-name="Good" calcext:value="=&quot;Y&quot;" calcext:base-cell-address="deleted.E293"/>
            <calcext:condition calcext:apply-style-name="Bad" calcext:value="=&quot;N&quot;" calcext:base-cell-address="deleted.E293"/>
            <calcext:condition calcext:apply-style-name="Bad" calcext:value="=0" calcext:base-cell-address="deleted.E293"/>
          </calcext:conditional-format>
          <calcext:conditional-format calcext:target-range-address="deleted.D294:deleted.D295">
            <calcext:condition calcext:apply-style-name="Good" calcext:value="=&quot;Y&quot;" calcext:base-cell-address="deleted.D294"/>
            <calcext:condition calcext:apply-style-name="Bad" calcext:value="=&quot;N&quot;" calcext:base-cell-address="deleted.D294"/>
            <calcext:condition calcext:apply-style-name="Bad" calcext:value="=0" calcext:base-cell-address="deleted.D294"/>
          </calcext:conditional-format>
          <calcext:conditional-format calcext:target-range-address="deleted.C294:deleted.C295">
            <calcext:condition calcext:apply-style-name="Good" calcext:value="=&quot;Y&quot;" calcext:base-cell-address="deleted.C294"/>
            <calcext:condition calcext:apply-style-name="Bad" calcext:value="=&quot;N&quot;" calcext:base-cell-address="deleted.C294"/>
            <calcext:condition calcext:apply-style-name="Bad" calcext:value="=0" calcext:base-cell-address="deleted.C294"/>
          </calcext:conditional-format>
          <calcext:conditional-format calcext:target-range-address="deleted.B294:deleted.B295">
            <calcext:condition calcext:apply-style-name="Good" calcext:value="=&quot;Y&quot;" calcext:base-cell-address="deleted.B294"/>
            <calcext:condition calcext:apply-style-name="Bad" calcext:value="=&quot;N&quot;" calcext:base-cell-address="deleted.B294"/>
            <calcext:condition calcext:apply-style-name="Bad" calcext:value="=0" calcext:base-cell-address="deleted.B294"/>
          </calcext:conditional-format>
          <calcext:conditional-format calcext:target-range-address="deleted.E294:deleted.E294">
            <calcext:condition calcext:apply-style-name="Good" calcext:value="=&quot;Y&quot;" calcext:base-cell-address="deleted.E294"/>
            <calcext:condition calcext:apply-style-name="Bad" calcext:value="=&quot;N&quot;" calcext:base-cell-address="deleted.E294"/>
            <calcext:condition calcext:apply-style-name="Bad" calcext:value="=0" calcext:base-cell-address="deleted.E294"/>
          </calcext:conditional-format>
          <calcext:conditional-format calcext:target-range-address="deleted.E295:deleted.E295">
            <calcext:condition calcext:apply-style-name="Good" calcext:value="=&quot;Y&quot;" calcext:base-cell-address="deleted.E295"/>
            <calcext:condition calcext:apply-style-name="Bad" calcext:value="=&quot;N&quot;" calcext:base-cell-address="deleted.E295"/>
            <calcext:condition calcext:apply-style-name="Bad" calcext:value="=0" calcext:base-cell-address="deleted.E295"/>
          </calcext:conditional-format>
          <calcext:conditional-format calcext:target-range-address="deleted.D302:deleted.D303">
            <calcext:condition calcext:apply-style-name="Good" calcext:value="=&quot;Y&quot;" calcext:base-cell-address="deleted.D302"/>
            <calcext:condition calcext:apply-style-name="Bad" calcext:value="=&quot;N&quot;" calcext:base-cell-address="deleted.D302"/>
            <calcext:condition calcext:apply-style-name="Bad" calcext:value="=0" calcext:base-cell-address="deleted.D302"/>
          </calcext:conditional-format>
          <calcext:conditional-format calcext:target-range-address="deleted.C302:deleted.C303">
            <calcext:condition calcext:apply-style-name="Good" calcext:value="=&quot;Y&quot;" calcext:base-cell-address="deleted.C302"/>
            <calcext:condition calcext:apply-style-name="Bad" calcext:value="=&quot;N&quot;" calcext:base-cell-address="deleted.C302"/>
            <calcext:condition calcext:apply-style-name="Bad" calcext:value="=0" calcext:base-cell-address="deleted.C302"/>
          </calcext:conditional-format>
          <calcext:conditional-format calcext:target-range-address="deleted.B302:deleted.B303">
            <calcext:condition calcext:apply-style-name="Good" calcext:value="=&quot;Y&quot;" calcext:base-cell-address="deleted.B302"/>
            <calcext:condition calcext:apply-style-name="Bad" calcext:value="=&quot;N&quot;" calcext:base-cell-address="deleted.B302"/>
            <calcext:condition calcext:apply-style-name="Bad" calcext:value="=0" calcext:base-cell-address="deleted.B302"/>
          </calcext:conditional-format>
          <calcext:conditional-format calcext:target-range-address="deleted.E302:deleted.E302">
            <calcext:condition calcext:apply-style-name="Good" calcext:value="=&quot;Y&quot;" calcext:base-cell-address="deleted.E302"/>
            <calcext:condition calcext:apply-style-name="Bad" calcext:value="=&quot;N&quot;" calcext:base-cell-address="deleted.E302"/>
            <calcext:condition calcext:apply-style-name="Bad" calcext:value="=0" calcext:base-cell-address="deleted.E302"/>
          </calcext:conditional-format>
          <calcext:conditional-format calcext:target-range-address="deleted.E303:deleted.E303">
            <calcext:condition calcext:apply-style-name="Good" calcext:value="=&quot;Y&quot;" calcext:base-cell-address="deleted.E303"/>
            <calcext:condition calcext:apply-style-name="Bad" calcext:value="=&quot;N&quot;" calcext:base-cell-address="deleted.E303"/>
            <calcext:condition calcext:apply-style-name="Bad" calcext:value="=0" calcext:base-cell-address="deleted.E303"/>
          </calcext:conditional-format>
          <calcext:conditional-format calcext:target-range-address="deleted.D300:deleted.D301">
            <calcext:condition calcext:apply-style-name="Good" calcext:value="=&quot;Y&quot;" calcext:base-cell-address="deleted.D300"/>
            <calcext:condition calcext:apply-style-name="Bad" calcext:value="=&quot;N&quot;" calcext:base-cell-address="deleted.D300"/>
            <calcext:condition calcext:apply-style-name="Bad" calcext:value="=0" calcext:base-cell-address="deleted.D300"/>
          </calcext:conditional-format>
          <calcext:conditional-format calcext:target-range-address="deleted.C300:deleted.C301">
            <calcext:condition calcext:apply-style-name="Good" calcext:value="=&quot;Y&quot;" calcext:base-cell-address="deleted.C300"/>
            <calcext:condition calcext:apply-style-name="Bad" calcext:value="=&quot;N&quot;" calcext:base-cell-address="deleted.C300"/>
            <calcext:condition calcext:apply-style-name="Bad" calcext:value="=0" calcext:base-cell-address="deleted.C300"/>
          </calcext:conditional-format>
          <calcext:conditional-format calcext:target-range-address="deleted.B300:deleted.B301">
            <calcext:condition calcext:apply-style-name="Good" calcext:value="=&quot;Y&quot;" calcext:base-cell-address="deleted.B300"/>
            <calcext:condition calcext:apply-style-name="Bad" calcext:value="=&quot;N&quot;" calcext:base-cell-address="deleted.B300"/>
            <calcext:condition calcext:apply-style-name="Bad" calcext:value="=0" calcext:base-cell-address="deleted.B300"/>
          </calcext:conditional-format>
          <calcext:conditional-format calcext:target-range-address="deleted.E300:deleted.E300">
            <calcext:condition calcext:apply-style-name="Good" calcext:value="=&quot;Y&quot;" calcext:base-cell-address="deleted.E300"/>
            <calcext:condition calcext:apply-style-name="Bad" calcext:value="=&quot;N&quot;" calcext:base-cell-address="deleted.E300"/>
            <calcext:condition calcext:apply-style-name="Bad" calcext:value="=0" calcext:base-cell-address="deleted.E300"/>
          </calcext:conditional-format>
          <calcext:conditional-format calcext:target-range-address="deleted.E301:deleted.E301">
            <calcext:condition calcext:apply-style-name="Good" calcext:value="=&quot;Y&quot;" calcext:base-cell-address="deleted.E301"/>
            <calcext:condition calcext:apply-style-name="Bad" calcext:value="=&quot;N&quot;" calcext:base-cell-address="deleted.E301"/>
            <calcext:condition calcext:apply-style-name="Bad" calcext:value="=0" calcext:base-cell-address="deleted.E301"/>
          </calcext:conditional-format>
          <calcext:conditional-format calcext:target-range-address="deleted.D299:deleted.D299">
            <calcext:condition calcext:apply-style-name="Good" calcext:value="=&quot;Y&quot;" calcext:base-cell-address="deleted.D299"/>
            <calcext:condition calcext:apply-style-name="Bad" calcext:value="=&quot;N&quot;" calcext:base-cell-address="deleted.D299"/>
            <calcext:condition calcext:apply-style-name="Bad" calcext:value="=0" calcext:base-cell-address="deleted.D299"/>
          </calcext:conditional-format>
          <calcext:conditional-format calcext:target-range-address="deleted.C299:deleted.C299">
            <calcext:condition calcext:apply-style-name="Good" calcext:value="=&quot;Y&quot;" calcext:base-cell-address="deleted.C299"/>
            <calcext:condition calcext:apply-style-name="Bad" calcext:value="=&quot;N&quot;" calcext:base-cell-address="deleted.C299"/>
            <calcext:condition calcext:apply-style-name="Bad" calcext:value="=0" calcext:base-cell-address="deleted.C299"/>
          </calcext:conditional-format>
          <calcext:conditional-format calcext:target-range-address="deleted.B299:deleted.B299">
            <calcext:condition calcext:apply-style-name="Good" calcext:value="=&quot;Y&quot;" calcext:base-cell-address="deleted.B299"/>
            <calcext:condition calcext:apply-style-name="Bad" calcext:value="=&quot;N&quot;" calcext:base-cell-address="deleted.B299"/>
            <calcext:condition calcext:apply-style-name="Bad" calcext:value="=0" calcext:base-cell-address="deleted.B299"/>
          </calcext:conditional-format>
          <calcext:conditional-format calcext:target-range-address="deleted.E299:deleted.E299">
            <calcext:condition calcext:apply-style-name="Good" calcext:value="=&quot;Y&quot;" calcext:base-cell-address="deleted.E299"/>
            <calcext:condition calcext:apply-style-name="Bad" calcext:value="=&quot;N&quot;" calcext:base-cell-address="deleted.E299"/>
            <calcext:condition calcext:apply-style-name="Bad" calcext:value="=0" calcext:base-cell-address="deleted.E299"/>
          </calcext:conditional-format>
          <calcext:conditional-format calcext:target-range-address="deleted.D297:deleted.D298">
            <calcext:condition calcext:apply-style-name="Good" calcext:value="=&quot;Y&quot;" calcext:base-cell-address="deleted.D297"/>
            <calcext:condition calcext:apply-style-name="Bad" calcext:value="=&quot;N&quot;" calcext:base-cell-address="deleted.D297"/>
            <calcext:condition calcext:apply-style-name="Bad" calcext:value="=0" calcext:base-cell-address="deleted.D297"/>
          </calcext:conditional-format>
          <calcext:conditional-format calcext:target-range-address="deleted.C297:deleted.C298">
            <calcext:condition calcext:apply-style-name="Good" calcext:value="=&quot;Y&quot;" calcext:base-cell-address="deleted.C297"/>
            <calcext:condition calcext:apply-style-name="Bad" calcext:value="=&quot;N&quot;" calcext:base-cell-address="deleted.C297"/>
            <calcext:condition calcext:apply-style-name="Bad" calcext:value="=0" calcext:base-cell-address="deleted.C297"/>
          </calcext:conditional-format>
          <calcext:conditional-format calcext:target-range-address="deleted.B297:deleted.B298">
            <calcext:condition calcext:apply-style-name="Good" calcext:value="=&quot;Y&quot;" calcext:base-cell-address="deleted.B297"/>
            <calcext:condition calcext:apply-style-name="Bad" calcext:value="=&quot;N&quot;" calcext:base-cell-address="deleted.B297"/>
            <calcext:condition calcext:apply-style-name="Bad" calcext:value="=0" calcext:base-cell-address="deleted.B297"/>
          </calcext:conditional-format>
          <calcext:conditional-format calcext:target-range-address="deleted.E297:deleted.E297">
            <calcext:condition calcext:apply-style-name="Good" calcext:value="=&quot;Y&quot;" calcext:base-cell-address="deleted.E297"/>
            <calcext:condition calcext:apply-style-name="Bad" calcext:value="=&quot;N&quot;" calcext:base-cell-address="deleted.E297"/>
            <calcext:condition calcext:apply-style-name="Bad" calcext:value="=0" calcext:base-cell-address="deleted.E297"/>
          </calcext:conditional-format>
          <calcext:conditional-format calcext:target-range-address="deleted.E298:deleted.E298">
            <calcext:condition calcext:apply-style-name="Good" calcext:value="=&quot;Y&quot;" calcext:base-cell-address="deleted.E298"/>
            <calcext:condition calcext:apply-style-name="Bad" calcext:value="=&quot;N&quot;" calcext:base-cell-address="deleted.E298"/>
            <calcext:condition calcext:apply-style-name="Bad" calcext:value="=0" calcext:base-cell-address="deleted.E298"/>
          </calcext:conditional-format>
          <calcext:conditional-format calcext:target-range-address="deleted.D296:deleted.D296">
            <calcext:condition calcext:apply-style-name="Good" calcext:value="=&quot;Y&quot;" calcext:base-cell-address="deleted.D296"/>
            <calcext:condition calcext:apply-style-name="Bad" calcext:value="=&quot;N&quot;" calcext:base-cell-address="deleted.D296"/>
            <calcext:condition calcext:apply-style-name="Bad" calcext:value="=0" calcext:base-cell-address="deleted.D296"/>
          </calcext:conditional-format>
          <calcext:conditional-format calcext:target-range-address="deleted.C296:deleted.C296">
            <calcext:condition calcext:apply-style-name="Good" calcext:value="=&quot;Y&quot;" calcext:base-cell-address="deleted.C296"/>
            <calcext:condition calcext:apply-style-name="Bad" calcext:value="=&quot;N&quot;" calcext:base-cell-address="deleted.C296"/>
            <calcext:condition calcext:apply-style-name="Bad" calcext:value="=0" calcext:base-cell-address="deleted.C296"/>
          </calcext:conditional-format>
          <calcext:conditional-format calcext:target-range-address="deleted.B296:deleted.B296">
            <calcext:condition calcext:apply-style-name="Good" calcext:value="=&quot;Y&quot;" calcext:base-cell-address="deleted.B296"/>
            <calcext:condition calcext:apply-style-name="Bad" calcext:value="=&quot;N&quot;" calcext:base-cell-address="deleted.B296"/>
            <calcext:condition calcext:apply-style-name="Bad" calcext:value="=0" calcext:base-cell-address="deleted.B296"/>
          </calcext:conditional-format>
          <calcext:conditional-format calcext:target-range-address="deleted.E296:deleted.E296">
            <calcext:condition calcext:apply-style-name="Good" calcext:value="=&quot;Y&quot;" calcext:base-cell-address="deleted.E296"/>
            <calcext:condition calcext:apply-style-name="Bad" calcext:value="=&quot;N&quot;" calcext:base-cell-address="deleted.E296"/>
            <calcext:condition calcext:apply-style-name="Bad" calcext:value="=0" calcext:base-cell-address="deleted.E296"/>
          </calcext:conditional-format>
          <calcext:conditional-format calcext:target-range-address="deleted.D304:deleted.D304">
            <calcext:condition calcext:apply-style-name="Good" calcext:value="=&quot;Y&quot;" calcext:base-cell-address="deleted.D304"/>
            <calcext:condition calcext:apply-style-name="Bad" calcext:value="=&quot;N&quot;" calcext:base-cell-address="deleted.D304"/>
            <calcext:condition calcext:apply-style-name="Bad" calcext:value="=0" calcext:base-cell-address="deleted.D304"/>
          </calcext:conditional-format>
          <calcext:conditional-format calcext:target-range-address="deleted.C304:deleted.C304">
            <calcext:condition calcext:apply-style-name="Good" calcext:value="=&quot;Y&quot;" calcext:base-cell-address="deleted.C304"/>
            <calcext:condition calcext:apply-style-name="Bad" calcext:value="=&quot;N&quot;" calcext:base-cell-address="deleted.C304"/>
            <calcext:condition calcext:apply-style-name="Bad" calcext:value="=0" calcext:base-cell-address="deleted.C304"/>
          </calcext:conditional-format>
          <calcext:conditional-format calcext:target-range-address="deleted.B304:deleted.B304">
            <calcext:condition calcext:apply-style-name="Good" calcext:value="=&quot;Y&quot;" calcext:base-cell-address="deleted.B304"/>
            <calcext:condition calcext:apply-style-name="Bad" calcext:value="=&quot;N&quot;" calcext:base-cell-address="deleted.B304"/>
            <calcext:condition calcext:apply-style-name="Bad" calcext:value="=0" calcext:base-cell-address="deleted.B304"/>
          </calcext:conditional-format>
          <calcext:conditional-format calcext:target-range-address="deleted.E304:deleted.E304">
            <calcext:condition calcext:apply-style-name="Good" calcext:value="=&quot;Y&quot;" calcext:base-cell-address="deleted.E304"/>
            <calcext:condition calcext:apply-style-name="Bad" calcext:value="=&quot;N&quot;" calcext:base-cell-address="deleted.E304"/>
            <calcext:condition calcext:apply-style-name="Bad" calcext:value="=0" calcext:base-cell-address="deleted.E304"/>
          </calcext:conditional-format>
          <calcext:conditional-format calcext:target-range-address="deleted.D305:deleted.D305">
            <calcext:condition calcext:apply-style-name="Good" calcext:value="=&quot;Y&quot;" calcext:base-cell-address="deleted.D305"/>
            <calcext:condition calcext:apply-style-name="Bad" calcext:value="=&quot;N&quot;" calcext:base-cell-address="deleted.D305"/>
            <calcext:condition calcext:apply-style-name="Bad" calcext:value="=0" calcext:base-cell-address="deleted.D305"/>
          </calcext:conditional-format>
          <calcext:conditional-format calcext:target-range-address="deleted.C305:deleted.C305">
            <calcext:condition calcext:apply-style-name="Good" calcext:value="begins-with(&quot;Y&quot;)" calcext:base-cell-address="deleted.C305"/>
          </calcext:conditional-format>
          <calcext:conditional-format calcext:target-range-address="deleted.C305:deleted.C305">
            <calcext:condition calcext:apply-style-name="Good" calcext:value="=&quot;Y&quot;" calcext:base-cell-address="deleted.C305"/>
            <calcext:condition calcext:apply-style-name="Bad" calcext:value="=&quot;N&quot;" calcext:base-cell-address="deleted.C305"/>
            <calcext:condition calcext:apply-style-name="Bad" calcext:value="=0" calcext:base-cell-address="deleted.C305"/>
          </calcext:conditional-format>
          <calcext:conditional-format calcext:target-range-address="deleted.B305:deleted.B305">
            <calcext:condition calcext:apply-style-name="Good" calcext:value="begins-with(&quot;Y&quot;)" calcext:base-cell-address="deleted.B305"/>
          </calcext:conditional-format>
          <calcext:conditional-format calcext:target-range-address="deleted.B305:deleted.B305">
            <calcext:condition calcext:apply-style-name="Good" calcext:value="=&quot;Y&quot;" calcext:base-cell-address="deleted.B305"/>
            <calcext:condition calcext:apply-style-name="Bad" calcext:value="=&quot;N&quot;" calcext:base-cell-address="deleted.B305"/>
            <calcext:condition calcext:apply-style-name="Bad" calcext:value="=0" calcext:base-cell-address="deleted.B305"/>
          </calcext:conditional-format>
          <calcext:conditional-format calcext:target-range-address="deleted.E305:deleted.E305">
            <calcext:condition calcext:apply-style-name="Good" calcext:value="=&quot;Y&quot;" calcext:base-cell-address="deleted.E305"/>
            <calcext:condition calcext:apply-style-name="Bad" calcext:value="=&quot;N&quot;" calcext:base-cell-address="deleted.E305"/>
            <calcext:condition calcext:apply-style-name="Bad" calcext:value="=0" calcext:base-cell-address="deleted.E305"/>
          </calcext:conditional-format>
          <calcext:conditional-format calcext:target-range-address="deleted.D307:deleted.D307">
            <calcext:condition calcext:apply-style-name="Good" calcext:value="=&quot;Y&quot;" calcext:base-cell-address="deleted.D307"/>
            <calcext:condition calcext:apply-style-name="Bad" calcext:value="=&quot;N&quot;" calcext:base-cell-address="deleted.D307"/>
            <calcext:condition calcext:apply-style-name="Bad" calcext:value="=0" calcext:base-cell-address="deleted.D307"/>
          </calcext:conditional-format>
          <calcext:conditional-format calcext:target-range-address="deleted.C307:deleted.C307">
            <calcext:condition calcext:apply-style-name="Good" calcext:value="=&quot;Y&quot;" calcext:base-cell-address="deleted.C307"/>
            <calcext:condition calcext:apply-style-name="Bad" calcext:value="=&quot;N&quot;" calcext:base-cell-address="deleted.C307"/>
            <calcext:condition calcext:apply-style-name="Bad" calcext:value="=0" calcext:base-cell-address="deleted.C307"/>
          </calcext:conditional-format>
          <calcext:conditional-format calcext:target-range-address="deleted.B307:deleted.B307">
            <calcext:condition calcext:apply-style-name="Good" calcext:value="=&quot;Y&quot;" calcext:base-cell-address="deleted.B307"/>
            <calcext:condition calcext:apply-style-name="Bad" calcext:value="=&quot;N&quot;" calcext:base-cell-address="deleted.B307"/>
            <calcext:condition calcext:apply-style-name="Bad" calcext:value="=0" calcext:base-cell-address="deleted.B307"/>
          </calcext:conditional-format>
          <calcext:conditional-format calcext:target-range-address="deleted.E307:deleted.E307">
            <calcext:condition calcext:apply-style-name="Good" calcext:value="=&quot;Y&quot;" calcext:base-cell-address="deleted.E307"/>
            <calcext:condition calcext:apply-style-name="Bad" calcext:value="=&quot;N&quot;" calcext:base-cell-address="deleted.E307"/>
            <calcext:condition calcext:apply-style-name="Bad" calcext:value="=0" calcext:base-cell-address="deleted.E307"/>
          </calcext:conditional-format>
          <calcext:conditional-format calcext:target-range-address="deleted.D306:deleted.D306">
            <calcext:condition calcext:apply-style-name="Good" calcext:value="=&quot;Y&quot;" calcext:base-cell-address="deleted.D306"/>
            <calcext:condition calcext:apply-style-name="Bad" calcext:value="=&quot;N&quot;" calcext:base-cell-address="deleted.D306"/>
            <calcext:condition calcext:apply-style-name="Bad" calcext:value="=0" calcext:base-cell-address="deleted.D306"/>
          </calcext:conditional-format>
          <calcext:conditional-format calcext:target-range-address="deleted.C306:deleted.C306">
            <calcext:condition calcext:apply-style-name="Good" calcext:value="=&quot;Y&quot;" calcext:base-cell-address="deleted.C306"/>
            <calcext:condition calcext:apply-style-name="Bad" calcext:value="=&quot;N&quot;" calcext:base-cell-address="deleted.C306"/>
            <calcext:condition calcext:apply-style-name="Bad" calcext:value="=0" calcext:base-cell-address="deleted.C306"/>
          </calcext:conditional-format>
          <calcext:conditional-format calcext:target-range-address="deleted.B306:deleted.B306">
            <calcext:condition calcext:apply-style-name="Good" calcext:value="=&quot;Y&quot;" calcext:base-cell-address="deleted.B306"/>
            <calcext:condition calcext:apply-style-name="Bad" calcext:value="=&quot;N&quot;" calcext:base-cell-address="deleted.B306"/>
            <calcext:condition calcext:apply-style-name="Bad" calcext:value="=0" calcext:base-cell-address="deleted.B306"/>
          </calcext:conditional-format>
          <calcext:conditional-format calcext:target-range-address="deleted.E306:deleted.E306">
            <calcext:condition calcext:apply-style-name="Good" calcext:value="=&quot;Y&quot;" calcext:base-cell-address="deleted.E306"/>
            <calcext:condition calcext:apply-style-name="Bad" calcext:value="=&quot;N&quot;" calcext:base-cell-address="deleted.E306"/>
            <calcext:condition calcext:apply-style-name="Bad" calcext:value="=0" calcext:base-cell-address="deleted.E306"/>
          </calcext:conditional-format>
          <calcext:conditional-format calcext:target-range-address="deleted.D308:deleted.D313">
            <calcext:condition calcext:apply-style-name="Good" calcext:value="=&quot;Y&quot;" calcext:base-cell-address="deleted.D308"/>
            <calcext:condition calcext:apply-style-name="Bad" calcext:value="=&quot;N&quot;" calcext:base-cell-address="deleted.D308"/>
            <calcext:condition calcext:apply-style-name="Bad" calcext:value="=0" calcext:base-cell-address="deleted.D308"/>
          </calcext:conditional-format>
          <calcext:conditional-format calcext:target-range-address="deleted.C308:deleted.C313">
            <calcext:condition calcext:apply-style-name="Good" calcext:value="=&quot;Y&quot;" calcext:base-cell-address="deleted.C308"/>
            <calcext:condition calcext:apply-style-name="Bad" calcext:value="=&quot;N&quot;" calcext:base-cell-address="deleted.C308"/>
            <calcext:condition calcext:apply-style-name="Bad" calcext:value="=0" calcext:base-cell-address="deleted.C308"/>
          </calcext:conditional-format>
          <calcext:conditional-format calcext:target-range-address="deleted.B308:deleted.B313">
            <calcext:condition calcext:apply-style-name="Good" calcext:value="=&quot;Y&quot;" calcext:base-cell-address="deleted.B308"/>
            <calcext:condition calcext:apply-style-name="Bad" calcext:value="=&quot;N&quot;" calcext:base-cell-address="deleted.B308"/>
            <calcext:condition calcext:apply-style-name="Bad" calcext:value="=0" calcext:base-cell-address="deleted.B308"/>
          </calcext:conditional-format>
          <calcext:conditional-format calcext:target-range-address="deleted.E308:deleted.E308">
            <calcext:condition calcext:apply-style-name="Good" calcext:value="=&quot;Y&quot;" calcext:base-cell-address="deleted.E308"/>
            <calcext:condition calcext:apply-style-name="Bad" calcext:value="=&quot;N&quot;" calcext:base-cell-address="deleted.E308"/>
            <calcext:condition calcext:apply-style-name="Bad" calcext:value="=0" calcext:base-cell-address="deleted.E308"/>
          </calcext:conditional-format>
          <calcext:conditional-format calcext:target-range-address="deleted.E309:deleted.E309">
            <calcext:condition calcext:apply-style-name="Good" calcext:value="=&quot;Y&quot;" calcext:base-cell-address="deleted.E309"/>
            <calcext:condition calcext:apply-style-name="Bad" calcext:value="=&quot;N&quot;" calcext:base-cell-address="deleted.E309"/>
            <calcext:condition calcext:apply-style-name="Bad" calcext:value="=0" calcext:base-cell-address="deleted.E309"/>
          </calcext:conditional-format>
          <calcext:conditional-format calcext:target-range-address="deleted.E310:deleted.E310">
            <calcext:condition calcext:apply-style-name="Good" calcext:value="=&quot;Y&quot;" calcext:base-cell-address="deleted.E310"/>
            <calcext:condition calcext:apply-style-name="Bad" calcext:value="=&quot;N&quot;" calcext:base-cell-address="deleted.E310"/>
            <calcext:condition calcext:apply-style-name="Bad" calcext:value="=0" calcext:base-cell-address="deleted.E310"/>
          </calcext:conditional-format>
          <calcext:conditional-format calcext:target-range-address="deleted.E311:deleted.E311">
            <calcext:condition calcext:apply-style-name="Good" calcext:value="=&quot;Y&quot;" calcext:base-cell-address="deleted.E311"/>
            <calcext:condition calcext:apply-style-name="Bad" calcext:value="=&quot;N&quot;" calcext:base-cell-address="deleted.E311"/>
            <calcext:condition calcext:apply-style-name="Bad" calcext:value="=0" calcext:base-cell-address="deleted.E311"/>
          </calcext:conditional-format>
          <calcext:conditional-format calcext:target-range-address="deleted.E312:deleted.E312">
            <calcext:condition calcext:apply-style-name="Good" calcext:value="=&quot;Y&quot;" calcext:base-cell-address="deleted.E312"/>
            <calcext:condition calcext:apply-style-name="Bad" calcext:value="=&quot;N&quot;" calcext:base-cell-address="deleted.E312"/>
            <calcext:condition calcext:apply-style-name="Bad" calcext:value="=0" calcext:base-cell-address="deleted.E312"/>
          </calcext:conditional-format>
          <calcext:conditional-format calcext:target-range-address="deleted.E313:deleted.E313">
            <calcext:condition calcext:apply-style-name="Good" calcext:value="=&quot;Y&quot;" calcext:base-cell-address="deleted.E313"/>
            <calcext:condition calcext:apply-style-name="Bad" calcext:value="=&quot;N&quot;" calcext:base-cell-address="deleted.E313"/>
            <calcext:condition calcext:apply-style-name="Bad" calcext:value="=0" calcext:base-cell-address="deleted.E313"/>
          </calcext:conditional-format>
          <calcext:conditional-format calcext:target-range-address="deleted.B314:deleted.B314">
            <calcext:condition calcext:apply-style-name="Good" calcext:value="=&quot;Y&quot;" calcext:base-cell-address="deleted.B314"/>
            <calcext:condition calcext:apply-style-name="Bad" calcext:value="=&quot;N&quot;" calcext:base-cell-address="deleted.B314"/>
            <calcext:condition calcext:apply-style-name="Bad" calcext:value="=0" calcext:base-cell-address="deleted.B314"/>
          </calcext:conditional-format>
          <calcext:conditional-format calcext:target-range-address="deleted.C314:deleted.C314">
            <calcext:condition calcext:apply-style-name="Good" calcext:value="=&quot;Y&quot;" calcext:base-cell-address="deleted.C314"/>
            <calcext:condition calcext:apply-style-name="Bad" calcext:value="=&quot;N&quot;" calcext:base-cell-address="deleted.C314"/>
            <calcext:condition calcext:apply-style-name="Bad" calcext:value="=0" calcext:base-cell-address="deleted.C314"/>
          </calcext:conditional-format>
          <calcext:conditional-format calcext:target-range-address="deleted.D314:deleted.D314">
            <calcext:condition calcext:apply-style-name="Good" calcext:value="=&quot;Y&quot;" calcext:base-cell-address="deleted.D314"/>
            <calcext:condition calcext:apply-style-name="Bad" calcext:value="=&quot;N&quot;" calcext:base-cell-address="deleted.D314"/>
            <calcext:condition calcext:apply-style-name="Bad" calcext:value="=0" calcext:base-cell-address="deleted.D314"/>
          </calcext:conditional-format>
          <calcext:conditional-format calcext:target-range-address="deleted.E314:deleted.E314">
            <calcext:condition calcext:apply-style-name="Good" calcext:value="=&quot;Y&quot;" calcext:base-cell-address="deleted.E314"/>
            <calcext:condition calcext:apply-style-name="Bad" calcext:value="=&quot;N&quot;" calcext:base-cell-address="deleted.E314"/>
            <calcext:condition calcext:apply-style-name="Bad" calcext:value="=0" calcext:base-cell-address="deleted.E314"/>
          </calcext:conditional-format>
          <calcext:conditional-format calcext:target-range-address="deleted.D315:deleted.D315">
            <calcext:condition calcext:apply-style-name="Good" calcext:value="=&quot;Y&quot;" calcext:base-cell-address="deleted.D315"/>
            <calcext:condition calcext:apply-style-name="Bad" calcext:value="=&quot;N&quot;" calcext:base-cell-address="deleted.D315"/>
            <calcext:condition calcext:apply-style-name="Bad" calcext:value="=0" calcext:base-cell-address="deleted.D315"/>
          </calcext:conditional-format>
          <calcext:conditional-format calcext:target-range-address="deleted.C315:deleted.C315">
            <calcext:condition calcext:apply-style-name="Good" calcext:value="=&quot;Y&quot;" calcext:base-cell-address="deleted.C315"/>
            <calcext:condition calcext:apply-style-name="Bad" calcext:value="=&quot;N&quot;" calcext:base-cell-address="deleted.C315"/>
            <calcext:condition calcext:apply-style-name="Bad" calcext:value="=0" calcext:base-cell-address="deleted.C315"/>
          </calcext:conditional-format>
          <calcext:conditional-format calcext:target-range-address="deleted.B315:deleted.B315">
            <calcext:condition calcext:apply-style-name="Good" calcext:value="=&quot;Y&quot;" calcext:base-cell-address="deleted.B315"/>
            <calcext:condition calcext:apply-style-name="Bad" calcext:value="=&quot;N&quot;" calcext:base-cell-address="deleted.B315"/>
            <calcext:condition calcext:apply-style-name="Bad" calcext:value="=0" calcext:base-cell-address="deleted.B315"/>
          </calcext:conditional-format>
          <calcext:conditional-format calcext:target-range-address="deleted.E315:deleted.E315">
            <calcext:condition calcext:apply-style-name="Good" calcext:value="=&quot;Y&quot;" calcext:base-cell-address="deleted.E315"/>
            <calcext:condition calcext:apply-style-name="Bad" calcext:value="=&quot;N&quot;" calcext:base-cell-address="deleted.E315"/>
            <calcext:condition calcext:apply-style-name="Bad" calcext:value="=0" calcext:base-cell-address="deleted.E315"/>
          </calcext:conditional-format>
          <calcext:conditional-format calcext:target-range-address="deleted.D316:deleted.D316">
            <calcext:condition calcext:apply-style-name="Good" calcext:value="=&quot;Y&quot;" calcext:base-cell-address="deleted.D316"/>
            <calcext:condition calcext:apply-style-name="Bad" calcext:value="=&quot;N&quot;" calcext:base-cell-address="deleted.D316"/>
            <calcext:condition calcext:apply-style-name="Bad" calcext:value="=0" calcext:base-cell-address="deleted.D316"/>
          </calcext:conditional-format>
          <calcext:conditional-format calcext:target-range-address="deleted.C316:deleted.C316">
            <calcext:condition calcext:apply-style-name="Good" calcext:value="=&quot;Y&quot;" calcext:base-cell-address="deleted.C316"/>
            <calcext:condition calcext:apply-style-name="Bad" calcext:value="=&quot;N&quot;" calcext:base-cell-address="deleted.C316"/>
            <calcext:condition calcext:apply-style-name="Bad" calcext:value="=0" calcext:base-cell-address="deleted.C316"/>
          </calcext:conditional-format>
          <calcext:conditional-format calcext:target-range-address="deleted.B316:deleted.B316">
            <calcext:condition calcext:apply-style-name="Good" calcext:value="=&quot;Y&quot;" calcext:base-cell-address="deleted.B316"/>
            <calcext:condition calcext:apply-style-name="Bad" calcext:value="=&quot;N&quot;" calcext:base-cell-address="deleted.B316"/>
            <calcext:condition calcext:apply-style-name="Bad" calcext:value="=0" calcext:base-cell-address="deleted.B316"/>
          </calcext:conditional-format>
          <calcext:conditional-format calcext:target-range-address="deleted.E316:deleted.E316">
            <calcext:condition calcext:apply-style-name="Good" calcext:value="=&quot;Y&quot;" calcext:base-cell-address="deleted.E316"/>
            <calcext:condition calcext:apply-style-name="Bad" calcext:value="=&quot;N&quot;" calcext:base-cell-address="deleted.E316"/>
            <calcext:condition calcext:apply-style-name="Bad" calcext:value="=0" calcext:base-cell-address="deleted.E316"/>
          </calcext:conditional-format>
          <calcext:conditional-format calcext:target-range-address="deleted.D317:deleted.D317">
            <calcext:condition calcext:apply-style-name="Good" calcext:value="=&quot;Y&quot;" calcext:base-cell-address="deleted.D317"/>
            <calcext:condition calcext:apply-style-name="Bad" calcext:value="=&quot;N&quot;" calcext:base-cell-address="deleted.D317"/>
            <calcext:condition calcext:apply-style-name="Bad" calcext:value="=0" calcext:base-cell-address="deleted.D317"/>
          </calcext:conditional-format>
          <calcext:conditional-format calcext:target-range-address="deleted.C317:deleted.C317">
            <calcext:condition calcext:apply-style-name="Good" calcext:value="=&quot;Y&quot;" calcext:base-cell-address="deleted.C317"/>
            <calcext:condition calcext:apply-style-name="Bad" calcext:value="=&quot;N&quot;" calcext:base-cell-address="deleted.C317"/>
            <calcext:condition calcext:apply-style-name="Bad" calcext:value="=0" calcext:base-cell-address="deleted.C317"/>
          </calcext:conditional-format>
          <calcext:conditional-format calcext:target-range-address="deleted.B317:deleted.B317">
            <calcext:condition calcext:apply-style-name="Good" calcext:value="=&quot;Y&quot;" calcext:base-cell-address="deleted.B317"/>
            <calcext:condition calcext:apply-style-name="Bad" calcext:value="=&quot;N&quot;" calcext:base-cell-address="deleted.B317"/>
            <calcext:condition calcext:apply-style-name="Bad" calcext:value="=0" calcext:base-cell-address="deleted.B317"/>
          </calcext:conditional-format>
          <calcext:conditional-format calcext:target-range-address="deleted.E317:deleted.E317">
            <calcext:condition calcext:apply-style-name="Good" calcext:value="=&quot;Y&quot;" calcext:base-cell-address="deleted.E317"/>
            <calcext:condition calcext:apply-style-name="Bad" calcext:value="=&quot;N&quot;" calcext:base-cell-address="deleted.E317"/>
            <calcext:condition calcext:apply-style-name="Bad" calcext:value="=0" calcext:base-cell-address="deleted.E317"/>
          </calcext:conditional-format>
          <calcext:conditional-format calcext:target-range-address="deleted.C318:deleted.C318">
            <calcext:condition calcext:apply-style-name="Good" calcext:value="=&quot;Y&quot;" calcext:base-cell-address="deleted.C318"/>
            <calcext:condition calcext:apply-style-name="Bad" calcext:value="=&quot;N&quot;" calcext:base-cell-address="deleted.C318"/>
            <calcext:condition calcext:apply-style-name="Bad" calcext:value="=0" calcext:base-cell-address="deleted.C318"/>
          </calcext:conditional-format>
          <calcext:conditional-format calcext:target-range-address="deleted.B318:deleted.B318">
            <calcext:condition calcext:apply-style-name="Good" calcext:value="=&quot;Y&quot;" calcext:base-cell-address="deleted.B318"/>
            <calcext:condition calcext:apply-style-name="Bad" calcext:value="=&quot;N&quot;" calcext:base-cell-address="deleted.B318"/>
            <calcext:condition calcext:apply-style-name="Bad" calcext:value="=0" calcext:base-cell-address="deleted.B318"/>
          </calcext:conditional-format>
          <calcext:conditional-format calcext:target-range-address="deleted.D318:deleted.D318">
            <calcext:condition calcext:apply-style-name="Good" calcext:value="=&quot;Y&quot;" calcext:base-cell-address="deleted.D318"/>
            <calcext:condition calcext:apply-style-name="Bad" calcext:value="=&quot;N&quot;" calcext:base-cell-address="deleted.D318"/>
            <calcext:condition calcext:apply-style-name="Bad" calcext:value="=0" calcext:base-cell-address="deleted.D318"/>
          </calcext:conditional-format>
          <calcext:conditional-format calcext:target-range-address="deleted.E318:deleted.E318">
            <calcext:condition calcext:apply-style-name="Good" calcext:value="=&quot;Y&quot;" calcext:base-cell-address="deleted.E318"/>
            <calcext:condition calcext:apply-style-name="Bad" calcext:value="=&quot;N&quot;" calcext:base-cell-address="deleted.E318"/>
            <calcext:condition calcext:apply-style-name="Bad" calcext:value="=0" calcext:base-cell-address="deleted.E3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3:08:11.906890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6-07T23:41:10.834672583</dc:date>
    <meta:editing-duration>P12DT20H29M35S</meta:editing-duration>
    <meta:editing-cycles>967</meta:editing-cycles>
    <meta:document-statistic meta:table-count="2" meta:cell-count="8147" meta:object-count="0"/>
  </office:meta>
</office:document-meta>
</file>